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0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770.2pt" svg:height="535.21pt" svg:x="215.49pt" svg:y="893.57pt">
            <loext:p draw:notify-on-update-of-ranges="Sheet1.D1:Sheet1.D1 Sheet1.D2:Sheet1.D61 Sheet1.E1:Sheet1.E1 Sheet1.E2:Sheet1.E61 Sheet1.F1:Sheet1.F1 Sheet1.F2:Sheet1.F61 Sheet1.G1:Sheet1.G1 Sheet1.G2:Sheet1.G61 Sheet1.H1:Sheet1.H1 Sheet1.H2:Sheet1.H61 Sheet1.I1:Sheet1.I1 Sheet1.I2:Sheet1.I61 Sheet1.J1:Sheet1.J1 Sheet1.J2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Fading Sin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]" office:value-type="string" office:string-value="Fading Sine" calcext:value-type="string">
            <text:p>Fading Sine</text:p>
          </table:table-cell>
          <table:table-cell table:formula="of:=[.A631]" office:value-type="string" office:string-value="Exponent Regulated Sin" calcext:value-type="string">
            <text:p>Exponent Regulated Sin</text:p>
          </table:table-cell>
          <table:table-cell table:formula="of:=[.A1261]" office:value-type="string" office:string-value="Sigmoid" calcext:value-type="string">
            <text:p>Sigmoid</text:p>
          </table:table-cell>
          <table:table-cell table:formula="of:=[.A1891]" office:value-type="string" office:string-value="Bipolar Sigmoid" calcext:value-type="string">
            <text:p>Bipolar Sigmoid</text:p>
          </table:table-cell>
          <table:table-cell table:formula="of:=[.A2521]" office:value-type="string" office:string-value="Logarithm" calcext:value-type="string">
            <text:p>Logarithm</text:p>
          </table:table-cell>
          <table:table-cell table:formula="of:=[.A3151]" office:value-type="string" office:string-value="Hyperbolic Tangent" calcext:value-type="string">
            <text:p>Hyperbolic Tangent</text:p>
          </table:table-cell>
          <table:table-cell table:formula="of:=[.A3781]" office:value-type="string" office:string-value="Elliott Symmetric" calcext:value-type="string">
            <text:p>Elliott Symmetric</text:p>
          </table:table-cell>
          <table:table-cell table:number-columns-repeated="1014"/>
        </table:table-row>
        <table:table-row table:style-name="ro1">
          <table:table-cell office:value-type="float" office:value="0.265349889456472" calcext:value-type="float">
            <text:p>0.2653498895</text:p>
          </table:table-cell>
          <table:table-cell table:number-columns-repeated="2"/>
          <table:table-cell table:formula="of:=AVERAGE([.A2];[.A65];[.A128];[.A191];[.A254];[.A317];[.A380];[.A443];[.A506];[.A569])" office:value-type="float" office:value="0.1925781656905" calcext:value-type="float">
            <text:p>0.1925781657</text:p>
          </table:table-cell>
          <table:table-cell table:formula="of:=AVERAGE([.A632];[.A695];[.A758];[.A821];[.A884];[.A947];[.A1010];[.A1073];[.A1136];[.A1199])" office:value-type="float" office:value="0.25069981867172" calcext:value-type="float">
            <text:p>0.2506998187</text:p>
          </table:table-cell>
          <table:table-cell table:formula="of:=AVERAGE([.A1262];[.A1325];[.A1388];[.A1451];[.A1514];[.A1577];[.A1640];[.A1703];[.A1766];[.A1829])" office:value-type="float" office:value="0.00688693517954453" calcext:value-type="float">
            <text:p>0.0068869352</text:p>
          </table:table-cell>
          <table:table-cell table:formula="of:=AVERAGE([.A1892];[.A1955];[.A2018];[.A2081];[.A2144];[.A2207];[.A2270];[.A2333];[.A2396];[.A2459])" office:value-type="float" office:value="0.0947491448518417" calcext:value-type="float">
            <text:p>0.0947491449</text:p>
          </table:table-cell>
          <table:table-cell table:formula="of:=AVERAGE([.A2522];[.A2585];[.A2648];[.A2711];[.A2774];[.A2837];[.A2900];[.A2963];[.A3026];[.A3089])" office:value-type="float" office:value="0.338534525624262" calcext:value-type="float">
            <text:p>0.3385345256</text:p>
          </table:table-cell>
          <table:table-cell table:formula="of:=AVERAGE([.A3152];[.A3215];[.A3278];[.A3341];[.A3404];[.A3467];[.A3530];[.A3593];[.A3656];[.A3719])" office:value-type="float" office:value="0.0952245409706531" calcext:value-type="float">
            <text:p>0.095224541</text:p>
          </table:table-cell>
          <table:table-cell table:formula="of:=AVERAGE([.A3782];[.A3845];[.A3908];[.A3971];[.A4034];[.A4097];[.A4160];[.A4223];[.A4286];[.A4349])" office:value-type="float" office:value="0.0104093564867678" calcext:value-type="float">
            <text:p>0.0104093565</text:p>
          </table:table-cell>
          <table:table-cell table:number-columns-repeated="1014"/>
        </table:table-row>
        <table:table-row table:style-name="ro1">
          <table:table-cell office:value-type="float" office:value="0.138626110432198" calcext:value-type="float">
            <text:p>0.1386261104</text:p>
          </table:table-cell>
          <table:table-cell table:number-columns-repeated="2"/>
          <table:table-cell table:formula="of:=AVERAGE([.A3];[.A66];[.A129];[.A192];[.A255];[.A318];[.A381];[.A444];[.A507];[.A570])" office:value-type="float" office:value="0.117786990721885" calcext:value-type="float">
            <text:p>0.1177869907</text:p>
          </table:table-cell>
          <table:table-cell table:formula="of:=AVERAGE([.A633];[.A696];[.A759];[.A822];[.A885];[.A948];[.A1011];[.A1074];[.A1137];[.A1200])" office:value-type="float" office:value="0.198364300871037" calcext:value-type="float">
            <text:p>0.1983643009</text:p>
          </table:table-cell>
          <table:table-cell table:formula="of:=AVERAGE([.A1263];[.A1326];[.A1389];[.A1452];[.A1515];[.A1578];[.A1641];[.A1704];[.A1767];[.A1830])" office:value-type="float" office:value="0.00455842297500983" calcext:value-type="float">
            <text:p>0.004558423</text:p>
          </table:table-cell>
          <table:table-cell table:formula="of:=AVERAGE([.A1893];[.A1956];[.A2019];[.A2082];[.A2145];[.A2208];[.A2271];[.A2334];[.A2397];[.A2460])" office:value-type="float" office:value="0.0697427472992753" calcext:value-type="float">
            <text:p>0.0697427473</text:p>
          </table:table-cell>
          <table:table-cell table:formula="of:=AVERAGE([.A2523];[.A2586];[.A2649];[.A2712];[.A2775];[.A2838];[.A2901];[.A2964];[.A3027];[.A3090])" office:value-type="float" office:value="0.170458425241301" calcext:value-type="float">
            <text:p>0.1704584252</text:p>
          </table:table-cell>
          <table:table-cell table:formula="of:=AVERAGE([.A3153];[.A3216];[.A3279];[.A3342];[.A3405];[.A3468];[.A3531];[.A3594];[.A3657];[.A3720])" office:value-type="float" office:value="0.0729379291070656" calcext:value-type="float">
            <text:p>0.0729379291</text:p>
          </table:table-cell>
          <table:table-cell table:formula="of:=AVERAGE([.A3783];[.A3846];[.A3909];[.A3972];[.A4035];[.A4098];[.A4161];[.A4224];[.A4287];[.A4350])" office:value-type="float" office:value="0.00138415908410207" calcext:value-type="float">
            <text:p>0.0013841591</text:p>
          </table:table-cell>
          <table:table-cell table:number-columns-repeated="1014"/>
        </table:table-row>
        <table:table-row table:style-name="ro1">
          <table:table-cell office:value-type="float" office:value="0.107939934798811" calcext:value-type="float">
            <text:p>0.1079399348</text:p>
          </table:table-cell>
          <table:table-cell table:number-columns-repeated="2"/>
          <table:table-cell table:formula="of:=AVERAGE([.A4];[.A67];[.A130];[.A193];[.A256];[.A319];[.A382];[.A445];[.A508];[.A571])" office:value-type="float" office:value="0.0949220051620025" calcext:value-type="float">
            <text:p>0.0949220052</text:p>
          </table:table-cell>
          <table:table-cell table:formula="of:=AVERAGE([.A634];[.A697];[.A760];[.A823];[.A886];[.A949];[.A1012];[.A1075];[.A1138];[.A1201])" office:value-type="float" office:value="0.17918392711175" calcext:value-type="float">
            <text:p>0.1791839271</text:p>
          </table:table-cell>
          <table:table-cell table:formula="of:=AVERAGE([.A1264];[.A1327];[.A1390];[.A1453];[.A1516];[.A1579];[.A1642];[.A1705];[.A1768];[.A1831])" office:value-type="float" office:value="0.00378255939300861" calcext:value-type="float">
            <text:p>0.0037825594</text:p>
          </table:table-cell>
          <table:table-cell table:formula="of:=AVERAGE([.A1894];[.A1957];[.A2020];[.A2083];[.A2146];[.A2209];[.A2272];[.A2335];[.A2398];[.A2461])" office:value-type="float" office:value="0.0574374643595631" calcext:value-type="float">
            <text:p>0.0574374644</text:p>
          </table:table-cell>
          <table:table-cell table:formula="of:=AVERAGE([.A2524];[.A2587];[.A2650];[.A2713];[.A2776];[.A2839];[.A2902];[.A2965];[.A3028];[.A3091])" office:value-type="float" office:value="0.110260050910134" calcext:value-type="float">
            <text:p>0.1102600509</text:p>
          </table:table-cell>
          <table:table-cell table:formula="of:=AVERAGE([.A3154];[.A3217];[.A3280];[.A3343];[.A3406];[.A3469];[.A3532];[.A3595];[.A3658];[.A3721])" office:value-type="float" office:value="0.0573676982168804" calcext:value-type="float">
            <text:p>0.0573676982</text:p>
          </table:table-cell>
          <table:table-cell table:formula="of:=AVERAGE([.A3784];[.A3847];[.A3910];[.A3973];[.A4036];[.A4099];[.A4162];[.A4225];[.A4288];[.A4351])" office:value-type="float" office:value="0.0000694422411264326" calcext:value-type="float">
            <text:p>6.94422411264326E-05</text:p>
          </table:table-cell>
          <table:table-cell table:number-columns-repeated="1014"/>
        </table:table-row>
        <table:table-row table:style-name="ro1">
          <table:table-cell office:value-type="float" office:value="0.0944519688911365" calcext:value-type="float">
            <text:p>0.0944519689</text:p>
          </table:table-cell>
          <table:table-cell table:number-columns-repeated="2"/>
          <table:table-cell table:formula="of:=AVERAGE([.A5];[.A68];[.A131];[.A194];[.A257];[.A320];[.A383];[.A446];[.A509];[.A572])" office:value-type="float" office:value="0.0828087703498571" calcext:value-type="float">
            <text:p>0.0828087703</text:p>
          </table:table-cell>
          <table:table-cell table:formula="of:=AVERAGE([.A635];[.A698];[.A761];[.A824];[.A887];[.A950];[.A1013];[.A1076];[.A1139];[.A1202])" office:value-type="float" office:value="0.168017847890913" calcext:value-type="float">
            <text:p>0.1680178479</text:p>
          </table:table-cell>
          <table:table-cell table:formula="of:=AVERAGE([.A1265];[.A1328];[.A1391];[.A1454];[.A1517];[.A1580];[.A1643];[.A1706];[.A1769];[.A1832])" office:value-type="float" office:value="0.00339476494618713" calcext:value-type="float">
            <text:p>0.0033947649</text:p>
          </table:table-cell>
          <table:table-cell table:formula="of:=AVERAGE([.A1895];[.A1958];[.A2021];[.A2084];[.A2147];[.A2210];[.A2273];[.A2336];[.A2399];[.A2462])" office:value-type="float" office:value="0.0529358036998607" calcext:value-type="float">
            <text:p>0.0529358037</text:p>
          </table:table-cell>
          <table:table-cell table:formula="of:=AVERAGE([.A2525];[.A2588];[.A2651];[.A2714];[.A2777];[.A2840];[.A2903];[.A2966];[.A3029];[.A3092])" office:value-type="float" office:value="0.0794982638629215" calcext:value-type="float">
            <text:p>0.0794982639</text:p>
          </table:table-cell>
          <table:table-cell table:formula="of:=AVERAGE([.A3155];[.A3218];[.A3281];[.A3344];[.A3407];[.A3470];[.A3533];[.A3596];[.A3659];[.A3722])" office:value-type="float" office:value="0.0488880689888503" calcext:value-type="float">
            <text:p>0.048888069</text:p>
          </table:table-cell>
          <table:table-cell table:formula="of:=AVERAGE([.A3785];[.A3848];[.A3911];[.A3974];[.A4037];[.A4100];[.A4163];[.A4226];[.A4289];[.A4352])" office:value-type="float" office:value="0.00000904535064128578" calcext:value-type="float">
            <text:p>9.04535064128578E-06</text:p>
          </table:table-cell>
          <table:table-cell table:number-columns-repeated="1014"/>
        </table:table-row>
        <table:table-row table:style-name="ro1">
          <table:table-cell office:value-type="float" office:value="0.0841603809208511" calcext:value-type="float">
            <text:p>0.0841603809</text:p>
          </table:table-cell>
          <table:table-cell table:number-columns-repeated="2"/>
          <table:table-cell table:formula="of:=AVERAGE([.A6];[.A69];[.A132];[.A195];[.A258];[.A321];[.A384];[.A447];[.A510];[.A573])" office:value-type="float" office:value="0.0749215269385917" calcext:value-type="float">
            <text:p>0.0749215269</text:p>
          </table:table-cell>
          <table:table-cell table:formula="of:=AVERAGE([.A636];[.A699];[.A762];[.A825];[.A888];[.A951];[.A1014];[.A1077];[.A1140];[.A1203])" office:value-type="float" office:value="0.160228822147791" calcext:value-type="float">
            <text:p>0.1602288221</text:p>
          </table:table-cell>
          <table:table-cell table:formula="of:=AVERAGE([.A1266];[.A1329];[.A1392];[.A1455];[.A1518];[.A1581];[.A1644];[.A1707];[.A1770];[.A1833])" office:value-type="float" office:value="0.00318736237255204" calcext:value-type="float">
            <text:p>0.0031873624</text:p>
          </table:table-cell>
          <table:table-cell table:formula="of:=AVERAGE([.A1896];[.A1959];[.A2022];[.A2085];[.A2148];[.A2211];[.A2274];[.A2337];[.A2400];[.A2463])" office:value-type="float" office:value="0.0511131565102833" calcext:value-type="float">
            <text:p>0.0511131565</text:p>
          </table:table-cell>
          <table:table-cell table:formula="of:=AVERAGE([.A2526];[.A2589];[.A2652];[.A2715];[.A2778];[.A2841];[.A2904];[.A2967];[.A3030];[.A3093])" office:value-type="float" office:value="0.061788247877269" calcext:value-type="float">
            <text:p>0.0617882479</text:p>
          </table:table-cell>
          <table:table-cell table:formula="of:=AVERAGE([.A3156];[.A3219];[.A3282];[.A3345];[.A3408];[.A3471];[.A3534];[.A3597];[.A3660];[.A3723])" office:value-type="float" office:value="0.0389067969572007" calcext:value-type="float">
            <text:p>0.038906797</text:p>
          </table:table-cell>
          <table:table-cell table:formula="of:=AVERAGE([.A3786];[.A3849];[.A3912];[.A3975];[.A4038];[.A4101];[.A4164];[.A4227];[.A4290];[.A4353])" office:value-type="float" office:value="0.0000059784248354288" calcext:value-type="float">
            <text:p>5.9784248354288E-06</text:p>
          </table:table-cell>
          <table:table-cell table:number-columns-repeated="1014"/>
        </table:table-row>
        <table:table-row table:style-name="ro1">
          <table:table-cell office:value-type="float" office:value="0.0773159537453195" calcext:value-type="float">
            <text:p>0.0773159537</text:p>
          </table:table-cell>
          <table:table-cell table:number-columns-repeated="2"/>
          <table:table-cell table:formula="of:=AVERAGE([.A7];[.A70];[.A133];[.A196];[.A259];[.A322];[.A385];[.A448];[.A511];[.A574])" office:value-type="float" office:value="0.0694887032637831" calcext:value-type="float">
            <text:p>0.0694887033</text:p>
          </table:table-cell>
          <table:table-cell table:formula="of:=AVERAGE([.A637];[.A700];[.A763];[.A826];[.A889];[.A952];[.A1015];[.A1078];[.A1141];[.A1204])" office:value-type="float" office:value="0.154622765674084" calcext:value-type="float">
            <text:p>0.1546227657</text:p>
          </table:table-cell>
          <table:table-cell table:formula="of:=AVERAGE([.A1267];[.A1330];[.A1393];[.A1456];[.A1519];[.A1582];[.A1645];[.A1708];[.A1771];[.A1834])" office:value-type="float" office:value="0.00282530189980248" calcext:value-type="float">
            <text:p>0.0028253019</text:p>
          </table:table-cell>
          <table:table-cell table:formula="of:=AVERAGE([.A1897];[.A1960];[.A2023];[.A2086];[.A2149];[.A2212];[.A2275];[.A2338];[.A2401];[.A2464])" office:value-type="float" office:value="0.047626986692168" calcext:value-type="float">
            <text:p>0.0476269867</text:p>
          </table:table-cell>
          <table:table-cell table:formula="of:=AVERAGE([.A2527];[.A2590];[.A2653];[.A2716];[.A2779];[.A2842];[.A2905];[.A2968];[.A3031];[.A3094])" office:value-type="float" office:value="0.0506635342913387" calcext:value-type="float">
            <text:p>0.0506635343</text:p>
          </table:table-cell>
          <table:table-cell table:formula="of:=AVERAGE([.A3157];[.A3220];[.A3283];[.A3346];[.A3409];[.A3472];[.A3535];[.A3598];[.A3661];[.A3724])" office:value-type="float" office:value="0.033582733229869" calcext:value-type="float">
            <text:p>0.0335827332</text:p>
          </table:table-cell>
          <table:table-cell table:formula="of:=AVERAGE([.A3787];[.A3850];[.A3913];[.A3976];[.A4039];[.A4102];[.A4165];[.A4228];[.A4291];[.A4354])" office:value-type="float" office:value="0.00000457550966126438" calcext:value-type="float">
            <text:p>4.57550966126438E-06</text:p>
          </table:table-cell>
          <table:table-cell table:number-columns-repeated="1014"/>
        </table:table-row>
        <table:table-row table:style-name="ro1">
          <table:table-cell office:value-type="float" office:value="0.0726827683399903" calcext:value-type="float">
            <text:p>0.0726827683</text:p>
          </table:table-cell>
          <table:table-cell table:number-columns-repeated="2"/>
          <table:table-cell table:formula="of:=AVERAGE([.A8];[.A71];[.A134];[.A197];[.A260];[.A323];[.A386];[.A449];[.A512];[.A575])" office:value-type="float" office:value="0.0656349251720383" calcext:value-type="float">
            <text:p>0.0656349252</text:p>
          </table:table-cell>
          <table:table-cell table:formula="of:=AVERAGE([.A638];[.A701];[.A764];[.A827];[.A890];[.A953];[.A1016];[.A1079];[.A1142];[.A1205])" office:value-type="float" office:value="0.150414181801265" calcext:value-type="float">
            <text:p>0.1504141818</text:p>
          </table:table-cell>
          <table:table-cell table:formula="of:=AVERAGE([.A1268];[.A1331];[.A1394];[.A1457];[.A1520];[.A1583];[.A1646];[.A1709];[.A1772];[.A1835])" office:value-type="float" office:value="0.00269737152557806" calcext:value-type="float">
            <text:p>0.0026973715</text:p>
          </table:table-cell>
          <table:table-cell table:formula="of:=AVERAGE([.A1898];[.A1961];[.A2024];[.A2087];[.A2150];[.A2213];[.A2276];[.A2339];[.A2402];[.A2465])" office:value-type="float" office:value="0.0446300400608695" calcext:value-type="float">
            <text:p>0.0446300401</text:p>
          </table:table-cell>
          <table:table-cell table:formula="of:=AVERAGE([.A2528];[.A2591];[.A2654];[.A2717];[.A2780];[.A2843];[.A2906];[.A2969];[.A3032];[.A3095])" office:value-type="float" office:value="0.0430149495943473" calcext:value-type="float">
            <text:p>0.0430149496</text:p>
          </table:table-cell>
          <table:table-cell table:formula="of:=AVERAGE([.A3158];[.A3221];[.A3284];[.A3347];[.A3410];[.A3473];[.A3536];[.A3599];[.A3662];[.A3725])" office:value-type="float" office:value="0.0267445847422555" calcext:value-type="float">
            <text:p>0.0267445847</text:p>
          </table:table-cell>
          <table:table-cell table:formula="of:=AVERAGE([.A3788];[.A3851];[.A3914];[.A3977];[.A4040];[.A4103];[.A4166];[.A4229];[.A4292];[.A4355])" office:value-type="float" office:value="0.00000377020803240945" calcext:value-type="float">
            <text:p>3.77020803240945E-06</text:p>
          </table:table-cell>
          <table:table-cell table:number-columns-repeated="1014"/>
        </table:table-row>
        <table:table-row table:style-name="ro1">
          <table:table-cell office:value-type="float" office:value="0.0694588751656249" calcext:value-type="float">
            <text:p>0.0694588752</text:p>
          </table:table-cell>
          <table:table-cell table:number-columns-repeated="2"/>
          <table:table-cell table:formula="of:=AVERAGE([.A9];[.A72];[.A135];[.A198];[.A261];[.A324];[.A387];[.A450];[.A513];[.A576])" office:value-type="float" office:value="0.062852435760888" calcext:value-type="float">
            <text:p>0.0628524358</text:p>
          </table:table-cell>
          <table:table-cell table:formula="of:=AVERAGE([.A639];[.A702];[.A765];[.A828];[.A891];[.A954];[.A1017];[.A1080];[.A1143];[.A1206])" office:value-type="float" office:value="0.147108236099726" calcext:value-type="float">
            <text:p>0.1471082361</text:p>
          </table:table-cell>
          <table:table-cell table:formula="of:=AVERAGE([.A1269];[.A1332];[.A1395];[.A1458];[.A1521];[.A1584];[.A1647];[.A1710];[.A1773];[.A1836])" office:value-type="float" office:value="0.00253204274748226" calcext:value-type="float">
            <text:p>0.0025320427</text:p>
          </table:table-cell>
          <table:table-cell table:formula="of:=AVERAGE([.A1899];[.A1962];[.A2025];[.A2088];[.A2151];[.A2214];[.A2277];[.A2340];[.A2403];[.A2466])" office:value-type="float" office:value="0.0420395156752589" calcext:value-type="float">
            <text:p>0.0420395157</text:p>
          </table:table-cell>
          <table:table-cell table:formula="of:=AVERAGE([.A2529];[.A2592];[.A2655];[.A2718];[.A2781];[.A2844];[.A2907];[.A2970];[.A3033];[.A3096])" office:value-type="float" office:value="0.0374556781051487" calcext:value-type="float">
            <text:p>0.0374556781</text:p>
          </table:table-cell>
          <table:table-cell table:formula="of:=AVERAGE([.A3159];[.A3222];[.A3285];[.A3348];[.A3411];[.A3474];[.A3537];[.A3600];[.A3663];[.A3726])" office:value-type="float" office:value="0.0244472154353279" calcext:value-type="float">
            <text:p>0.0244472154</text:p>
          </table:table-cell>
          <table:table-cell table:formula="of:=AVERAGE([.A3789];[.A3852];[.A3915];[.A3978];[.A4041];[.A4104];[.A4167];[.A4230];[.A4293];[.A4356])" office:value-type="float" office:value="0.00000325569399825845" calcext:value-type="float">
            <text:p>3.25569399825845E-06</text:p>
          </table:table-cell>
          <table:table-cell table:number-columns-repeated="1014"/>
        </table:table-row>
        <table:table-row table:style-name="ro1">
          <table:table-cell office:value-type="float" office:value="0.0667984962696853" calcext:value-type="float">
            <text:p>0.0667984963</text:p>
          </table:table-cell>
          <table:table-cell table:number-columns-repeated="2"/>
          <table:table-cell table:formula="of:=AVERAGE([.A10];[.A73];[.A136];[.A199];[.A262];[.A325];[.A388];[.A451];[.A514];[.A577])" office:value-type="float" office:value="0.0607459424120384" calcext:value-type="float">
            <text:p>0.0607459424</text:p>
          </table:table-cell>
          <table:table-cell table:formula="of:=AVERAGE([.A640];[.A703];[.A766];[.A829];[.A892];[.A955];[.A1018];[.A1081];[.A1144];[.A1207])" office:value-type="float" office:value="0.144332630063861" calcext:value-type="float">
            <text:p>0.1443326301</text:p>
          </table:table-cell>
          <table:table-cell table:formula="of:=AVERAGE([.A1270];[.A1333];[.A1396];[.A1459];[.A1522];[.A1585];[.A1648];[.A1711];[.A1774];[.A1837])" office:value-type="float" office:value="0.00241060434171548" calcext:value-type="float">
            <text:p>0.0024106043</text:p>
          </table:table-cell>
          <table:table-cell table:formula="of:=AVERAGE([.A1900];[.A1963];[.A2026];[.A2089];[.A2152];[.A2215];[.A2278];[.A2341];[.A2404];[.A2467])" office:value-type="float" office:value="0.0371379662092732" calcext:value-type="float">
            <text:p>0.0371379662</text:p>
          </table:table-cell>
          <table:table-cell table:formula="of:=AVERAGE([.A2530];[.A2593];[.A2656];[.A2719];[.A2782];[.A2845];[.A2908];[.A2971];[.A3034];[.A3097])" office:value-type="float" office:value="0.0333248626281871" calcext:value-type="float">
            <text:p>0.0333248626</text:p>
          </table:table-cell>
          <table:table-cell table:formula="of:=AVERAGE([.A3160];[.A3223];[.A3286];[.A3349];[.A3412];[.A3475];[.A3538];[.A3601];[.A3664];[.A3727])" office:value-type="float" office:value="0.0228549416215511" calcext:value-type="float">
            <text:p>0.0228549416</text:p>
          </table:table-cell>
          <table:table-cell table:formula="of:=AVERAGE([.A3790];[.A3853];[.A3916];[.A3979];[.A4042];[.A4105];[.A4168];[.A4231];[.A4294];[.A4357])" office:value-type="float" office:value="0.0000028899373911442" calcext:value-type="float">
            <text:p>2.8899373911442E-06</text:p>
          </table:table-cell>
          <table:table-cell table:number-columns-repeated="1014"/>
        </table:table-row>
        <table:table-row table:style-name="ro1">
          <table:table-cell office:value-type="float" office:value="0.0646845368361102" calcext:value-type="float">
            <text:p>0.0646845368</text:p>
          </table:table-cell>
          <table:table-cell table:number-columns-repeated="2"/>
          <table:table-cell table:formula="of:=AVERAGE([.A11];[.A74];[.A137];[.A200];[.A263];[.A326];[.A389];[.A452];[.A515];[.A578])" office:value-type="float" office:value="0.0590981385175963" calcext:value-type="float">
            <text:p>0.0590981385</text:p>
          </table:table-cell>
          <table:table-cell table:formula="of:=AVERAGE([.A641];[.A704];[.A767];[.A830];[.A893];[.A956];[.A1019];[.A1082];[.A1145];[.A1208])" office:value-type="float" office:value="0.142008926497402" calcext:value-type="float">
            <text:p>0.1420089265</text:p>
          </table:table-cell>
          <table:table-cell table:formula="of:=AVERAGE([.A1271];[.A1334];[.A1397];[.A1460];[.A1523];[.A1586];[.A1649];[.A1712];[.A1775];[.A1838])" office:value-type="float" office:value="0.00252161789083107" calcext:value-type="float">
            <text:p>0.0025216179</text:p>
          </table:table-cell>
          <table:table-cell table:formula="of:=AVERAGE([.A1901];[.A1964];[.A2027];[.A2090];[.A2153];[.A2216];[.A2279];[.A2342];[.A2405];[.A2468])" office:value-type="float" office:value="0.0345337621130826" calcext:value-type="float">
            <text:p>0.0345337621</text:p>
          </table:table-cell>
          <table:table-cell table:formula="of:=AVERAGE([.A2531];[.A2594];[.A2657];[.A2720];[.A2783];[.A2846];[.A2909];[.A2972];[.A3035];[.A3098])" office:value-type="float" office:value="0.030051370885874" calcext:value-type="float">
            <text:p>0.0300513709</text:p>
          </table:table-cell>
          <table:table-cell table:formula="of:=AVERAGE([.A3161];[.A3224];[.A3287];[.A3350];[.A3413];[.A3476];[.A3539];[.A3602];[.A3665];[.A3728])" office:value-type="float" office:value="0.0200292206918178" calcext:value-type="float">
            <text:p>0.0200292207</text:p>
          </table:table-cell>
          <table:table-cell table:formula="of:=AVERAGE([.A3791];[.A3854];[.A3917];[.A3980];[.A4043];[.A4106];[.A4169];[.A4232];[.A4295];[.A4358])" office:value-type="float" office:value="0.00000261224250990844" calcext:value-type="float">
            <text:p>2.61224250990844E-06</text:p>
          </table:table-cell>
          <table:table-cell table:number-columns-repeated="1014"/>
        </table:table-row>
        <table:table-row table:style-name="ro1">
          <table:table-cell office:value-type="float" office:value="0.0629299233629942" calcext:value-type="float">
            <text:p>0.0629299234</text:p>
          </table:table-cell>
          <table:table-cell table:number-columns-repeated="2"/>
          <table:table-cell table:formula="of:=AVERAGE([.A12];[.A75];[.A138];[.A201];[.A264];[.A327];[.A390];[.A453];[.A516];[.A579])" office:value-type="float" office:value="0.0577338897007881" calcext:value-type="float">
            <text:p>0.0577338897</text:p>
          </table:table-cell>
          <table:table-cell table:formula="of:=AVERAGE([.A642];[.A705];[.A768];[.A831];[.A894];[.A957];[.A1020];[.A1083];[.A1146];[.A1209])" office:value-type="float" office:value="0.140000810186269" calcext:value-type="float">
            <text:p>0.1400008102</text:p>
          </table:table-cell>
          <table:table-cell table:formula="of:=AVERAGE([.A1272];[.A1335];[.A1398];[.A1461];[.A1524];[.A1587];[.A1650];[.A1713];[.A1776];[.A1839])" office:value-type="float" office:value="0.00227985049492838" calcext:value-type="float">
            <text:p>0.0022798505</text:p>
          </table:table-cell>
          <table:table-cell table:formula="of:=AVERAGE([.A1902];[.A1965];[.A2028];[.A2091];[.A2154];[.A2217];[.A2280];[.A2343];[.A2406];[.A2469])" office:value-type="float" office:value="0.0298204750593262" calcext:value-type="float">
            <text:p>0.0298204751</text:p>
          </table:table-cell>
          <table:table-cell table:formula="of:=AVERAGE([.A2532];[.A2595];[.A2658];[.A2721];[.A2784];[.A2847];[.A2910];[.A2973];[.A3036];[.A3099])" office:value-type="float" office:value="0.0274064636073577" calcext:value-type="float">
            <text:p>0.0274064636</text:p>
          </table:table-cell>
          <table:table-cell table:formula="of:=AVERAGE([.A3162];[.A3225];[.A3288];[.A3351];[.A3414];[.A3477];[.A3540];[.A3603];[.A3666];[.A3729])" office:value-type="float" office:value="0.018918555271174" calcext:value-type="float">
            <text:p>0.0189185553</text:p>
          </table:table-cell>
          <table:table-cell table:formula="of:=AVERAGE([.A3792];[.A3855];[.A3918];[.A3981];[.A4044];[.A4107];[.A4170];[.A4233];[.A4296];[.A4359])" office:value-type="float" office:value="0.00000239159087623503" calcext:value-type="float">
            <text:p>2.39159087623503E-06</text:p>
          </table:table-cell>
          <table:table-cell table:number-columns-repeated="1014"/>
        </table:table-row>
        <table:table-row table:style-name="ro1">
          <table:table-cell office:value-type="float" office:value="0.0615392655081006" calcext:value-type="float">
            <text:p>0.0615392655</text:p>
          </table:table-cell>
          <table:table-cell table:number-columns-repeated="2"/>
          <table:table-cell table:formula="of:=AVERAGE([.A13];[.A76];[.A139];[.A202];[.A265];[.A328];[.A391];[.A454];[.A517];[.A580])" office:value-type="float" office:value="0.0566061141049998" calcext:value-type="float">
            <text:p>0.0566061141</text:p>
          </table:table-cell>
          <table:table-cell table:formula="of:=AVERAGE([.A643];[.A706];[.A769];[.A832];[.A895];[.A958];[.A1021];[.A1084];[.A1147];[.A1210])" office:value-type="float" office:value="0.138273015296767" calcext:value-type="float">
            <text:p>0.1382730153</text:p>
          </table:table-cell>
          <table:table-cell table:formula="of:=AVERAGE([.A1273];[.A1336];[.A1399];[.A1462];[.A1525];[.A1588];[.A1651];[.A1714];[.A1777];[.A1840])" office:value-type="float" office:value="0.00247044077495687" calcext:value-type="float">
            <text:p>0.0024704408</text:p>
          </table:table-cell>
          <table:table-cell table:formula="of:=AVERAGE([.A1903];[.A1966];[.A2029];[.A2092];[.A2155];[.A2218];[.A2281];[.A2344];[.A2407];[.A2470])" office:value-type="float" office:value="0.0242899675449766" calcext:value-type="float">
            <text:p>0.0242899675</text:p>
          </table:table-cell>
          <table:table-cell table:formula="of:=AVERAGE([.A2533];[.A2596];[.A2659];[.A2722];[.A2785];[.A2848];[.A2911];[.A2974];[.A3037];[.A3100])" office:value-type="float" office:value="0.0252790975803975" calcext:value-type="float">
            <text:p>0.0252790976</text:p>
          </table:table-cell>
          <table:table-cell table:formula="of:=AVERAGE([.A3163];[.A3226];[.A3289];[.A3352];[.A3415];[.A3478];[.A3541];[.A3604];[.A3667];[.A3730])" office:value-type="float" office:value="0.0184738327128948" calcext:value-type="float">
            <text:p>0.0184738327</text:p>
          </table:table-cell>
          <table:table-cell table:formula="of:=AVERAGE([.A3793];[.A3856];[.A3919];[.A3982];[.A4045];[.A4108];[.A4171];[.A4234];[.A4297];[.A4360])" office:value-type="float" office:value="0.00000221845140859848" calcext:value-type="float">
            <text:p>2.21845140859848E-06</text:p>
          </table:table-cell>
          <table:table-cell table:number-columns-repeated="1014"/>
        </table:table-row>
        <table:table-row table:style-name="ro1">
          <table:table-cell office:value-type="float" office:value="0.0603420999185354" calcext:value-type="float">
            <text:p>0.0603420999</text:p>
          </table:table-cell>
          <table:table-cell table:number-columns-repeated="2"/>
          <table:table-cell table:formula="of:=AVERAGE([.A14];[.A77];[.A140];[.A203];[.A266];[.A329];[.A392];[.A455];[.A518];[.A581])" office:value-type="float" office:value="0.0556583369648352" calcext:value-type="float">
            <text:p>0.055658337</text:p>
          </table:table-cell>
          <table:table-cell table:formula="of:=AVERAGE([.A644];[.A707];[.A770];[.A833];[.A896];[.A959];[.A1022];[.A1085];[.A1148];[.A1211])" office:value-type="float" office:value="0.136735551874329" calcext:value-type="float">
            <text:p>0.1367355519</text:p>
          </table:table-cell>
          <table:table-cell table:formula="of:=AVERAGE([.A1274];[.A1337];[.A1400];[.A1463];[.A1526];[.A1589];[.A1652];[.A1715];[.A1778];[.A1841])" office:value-type="float" office:value="0.00241043842831569" calcext:value-type="float">
            <text:p>0.0024104384</text:p>
          </table:table-cell>
          <table:table-cell table:formula="of:=AVERAGE([.A1904];[.A1967];[.A2030];[.A2093];[.A2156];[.A2219];[.A2282];[.A2345];[.A2408];[.A2471])" office:value-type="float" office:value="0.0219536394789952" calcext:value-type="float">
            <text:p>0.0219536395</text:p>
          </table:table-cell>
          <table:table-cell table:formula="of:=AVERAGE([.A2534];[.A2597];[.A2660];[.A2723];[.A2786];[.A2849];[.A2912];[.A2975];[.A3038];[.A3101])" office:value-type="float" office:value="0.0234495475756774" calcext:value-type="float">
            <text:p>0.0234495476</text:p>
          </table:table-cell>
          <table:table-cell table:formula="of:=AVERAGE([.A3164];[.A3227];[.A3290];[.A3353];[.A3416];[.A3479];[.A3542];[.A3605];[.A3668];[.A3731])" office:value-type="float" office:value="0.0180282132178051" calcext:value-type="float">
            <text:p>0.0180282132</text:p>
          </table:table-cell>
          <table:table-cell table:formula="of:=AVERAGE([.A3794];[.A3857];[.A3920];[.A3983];[.A4046];[.A4109];[.A4172];[.A4235];[.A4298];[.A4361])" office:value-type="float" office:value="0.00000207305040262062" calcext:value-type="float">
            <text:p>2.07305040262062E-06</text:p>
          </table:table-cell>
          <table:table-cell table:number-columns-repeated="1014"/>
        </table:table-row>
        <table:table-row table:style-name="ro1">
          <table:table-cell office:value-type="float" office:value="0.0592546753355518" calcext:value-type="float">
            <text:p>0.0592546753</text:p>
          </table:table-cell>
          <table:table-cell table:number-columns-repeated="2"/>
          <table:table-cell table:formula="of:=AVERAGE([.A15];[.A78];[.A141];[.A204];[.A267];[.A330];[.A393];[.A456];[.A519];[.A582])" office:value-type="float" office:value="0.0548188970058965" calcext:value-type="float">
            <text:p>0.054818897</text:p>
          </table:table-cell>
          <table:table-cell table:formula="of:=AVERAGE([.A645];[.A708];[.A771];[.A834];[.A897];[.A960];[.A1023];[.A1086];[.A1149];[.A1212])" office:value-type="float" office:value="0.135388723480919" calcext:value-type="float">
            <text:p>0.1353887235</text:p>
          </table:table-cell>
          <table:table-cell table:formula="of:=AVERAGE([.A1275];[.A1338];[.A1401];[.A1464];[.A1527];[.A1590];[.A1653];[.A1716];[.A1779];[.A1842])" office:value-type="float" office:value="0.00244551808819706" calcext:value-type="float">
            <text:p>0.0024455181</text:p>
          </table:table-cell>
          <table:table-cell table:formula="of:=AVERAGE([.A1905];[.A1968];[.A2031];[.A2094];[.A2157];[.A2220];[.A2283];[.A2346];[.A2409];[.A2472])" office:value-type="float" office:value="0.0188211162544612" calcext:value-type="float">
            <text:p>0.0188211163</text:p>
          </table:table-cell>
          <table:table-cell table:formula="of:=AVERAGE([.A2535];[.A2598];[.A2661];[.A2724];[.A2787];[.A2850];[.A2913];[.A2976];[.A3039];[.A3102])" office:value-type="float" office:value="0.0219430801479968" calcext:value-type="float">
            <text:p>0.0219430801</text:p>
          </table:table-cell>
          <table:table-cell table:formula="of:=AVERAGE([.A3165];[.A3228];[.A3291];[.A3354];[.A3417];[.A3480];[.A3543];[.A3606];[.A3669];[.A3732])" office:value-type="float" office:value="0.0177544746985658" calcext:value-type="float">
            <text:p>0.0177544747</text:p>
          </table:table-cell>
          <table:table-cell table:formula="of:=AVERAGE([.A3795];[.A3858];[.A3921];[.A3984];[.A4047];[.A4110];[.A4173];[.A4236];[.A4299];[.A4362])" office:value-type="float" office:value="0.0000019477933510553" calcext:value-type="float">
            <text:p>1.9477933510553E-06</text:p>
          </table:table-cell>
          <table:table-cell table:number-columns-repeated="1014"/>
        </table:table-row>
        <table:table-row table:style-name="ro1">
          <table:table-cell office:value-type="float" office:value="0.0583687233518555" calcext:value-type="float">
            <text:p>0.0583687234</text:p>
          </table:table-cell>
          <table:table-cell table:number-columns-repeated="2"/>
          <table:table-cell table:formula="of:=AVERAGE([.A16];[.A79];[.A142];[.A205];[.A268];[.A331];[.A394];[.A457];[.A520];[.A583])" office:value-type="float" office:value="0.0540855580580216" calcext:value-type="float">
            <text:p>0.0540855581</text:p>
          </table:table-cell>
          <table:table-cell table:formula="of:=AVERAGE([.A646];[.A709];[.A772];[.A835];[.A898];[.A961];[.A1024];[.A1087];[.A1150];[.A1213])" office:value-type="float" office:value="0.134117608737119" calcext:value-type="float">
            <text:p>0.1341176087</text:p>
          </table:table-cell>
          <table:table-cell table:formula="of:=AVERAGE([.A1276];[.A1339];[.A1402];[.A1465];[.A1528];[.A1591];[.A1654];[.A1717];[.A1780];[.A1843])" office:value-type="float" office:value="0.00239797910769832" calcext:value-type="float">
            <text:p>0.0023979791</text:p>
          </table:table-cell>
          <table:table-cell table:formula="of:=AVERAGE([.A1906];[.A1969];[.A2032];[.A2095];[.A2158];[.A2221];[.A2284];[.A2347];[.A2410];[.A2473])" office:value-type="float" office:value="0.0162668727888329" calcext:value-type="float">
            <text:p>0.0162668728</text:p>
          </table:table-cell>
          <table:table-cell table:formula="of:=AVERAGE([.A2536];[.A2599];[.A2662];[.A2725];[.A2788];[.A2851];[.A2914];[.A2977];[.A3040];[.A3103])" office:value-type="float" office:value="0.020639301912331" calcext:value-type="float">
            <text:p>0.0206393019</text:p>
          </table:table-cell>
          <table:table-cell table:formula="of:=AVERAGE([.A3166];[.A3229];[.A3292];[.A3355];[.A3418];[.A3481];[.A3544];[.A3607];[.A3670];[.A3733])" office:value-type="float" office:value="0.0174837695656973" calcext:value-type="float">
            <text:p>0.0174837696</text:p>
          </table:table-cell>
          <table:table-cell table:formula="of:=AVERAGE([.A3796];[.A3859];[.A3922];[.A3985];[.A4048];[.A4111];[.A4174];[.A4237];[.A4300];[.A4363])" office:value-type="float" office:value="0.00000184242155343495" calcext:value-type="float">
            <text:p>1.84242155343495E-06</text:p>
          </table:table-cell>
          <table:table-cell table:number-columns-repeated="1014"/>
        </table:table-row>
        <table:table-row table:style-name="ro1">
          <table:table-cell office:value-type="float" office:value="0.0576045727787414" calcext:value-type="float">
            <text:p>0.0576045728</text:p>
          </table:table-cell>
          <table:table-cell table:number-columns-repeated="2"/>
          <table:table-cell table:formula="of:=AVERAGE([.A17];[.A80];[.A143];[.A206];[.A269];[.A332];[.A395];[.A458];[.A521];[.A584])" office:value-type="float" office:value="0.0534551268046245" calcext:value-type="float">
            <text:p>0.0534551268</text:p>
          </table:table-cell>
          <table:table-cell table:formula="of:=AVERAGE([.A647];[.A710];[.A773];[.A836];[.A899];[.A962];[.A1025];[.A1088];[.A1151];[.A1214])" office:value-type="float" office:value="0.132989944028506" calcext:value-type="float">
            <text:p>0.132989944</text:p>
          </table:table-cell>
          <table:table-cell table:formula="of:=AVERAGE([.A1277];[.A1340];[.A1403];[.A1466];[.A1529];[.A1592];[.A1655];[.A1718];[.A1781];[.A1844])" office:value-type="float" office:value="0.0023468262109314" calcext:value-type="float">
            <text:p>0.0023468262</text:p>
          </table:table-cell>
          <table:table-cell table:formula="of:=AVERAGE([.A1907];[.A1970];[.A2033];[.A2096];[.A2159];[.A2222];[.A2285];[.A2348];[.A2411];[.A2474])" office:value-type="float" office:value="0.0137342523341611" calcext:value-type="float">
            <text:p>0.0137342523</text:p>
          </table:table-cell>
          <table:table-cell table:formula="of:=AVERAGE([.A2537];[.A2600];[.A2663];[.A2726];[.A2789];[.A2852];[.A2915];[.A2978];[.A3041];[.A3104])" office:value-type="float" office:value="0.0195014767626808" calcext:value-type="float">
            <text:p>0.0195014768</text:p>
          </table:table-cell>
          <table:table-cell table:formula="of:=AVERAGE([.A3167];[.A3230];[.A3293];[.A3356];[.A3419];[.A3482];[.A3545];[.A3608];[.A3671];[.A3734])" office:value-type="float" office:value="0.0173412730960901" calcext:value-type="float">
            <text:p>0.0173412731</text:p>
          </table:table-cell>
          <table:table-cell table:formula="of:=AVERAGE([.A3797];[.A3860];[.A3923];[.A3986];[.A4049];[.A4112];[.A4175];[.A4238];[.A4301];[.A4364])" office:value-type="float" office:value="0.00000175126458478819" calcext:value-type="float">
            <text:p>1.75126458478819E-06</text:p>
          </table:table-cell>
          <table:table-cell table:number-columns-repeated="1014"/>
        </table:table-row>
        <table:table-row table:style-name="ro1">
          <table:table-cell office:value-type="float" office:value="0.0569543867450923" calcext:value-type="float">
            <text:p>0.0569543867</text:p>
          </table:table-cell>
          <table:table-cell table:number-columns-repeated="2"/>
          <table:table-cell table:formula="of:=AVERAGE([.A18];[.A81];[.A144];[.A207];[.A270];[.A333];[.A396];[.A459];[.A522];[.A585])" office:value-type="float" office:value="0.0529122131013764" calcext:value-type="float">
            <text:p>0.0529122131</text:p>
          </table:table-cell>
          <table:table-cell table:formula="of:=AVERAGE([.A648];[.A711];[.A774];[.A837];[.A900];[.A963];[.A1026];[.A1089];[.A1152];[.A1215])" office:value-type="float" office:value="0.131948290671324" calcext:value-type="float">
            <text:p>0.1319482907</text:p>
          </table:table-cell>
          <table:table-cell table:formula="of:=AVERAGE([.A1278];[.A1341];[.A1404];[.A1467];[.A1530];[.A1593];[.A1656];[.A1719];[.A1782];[.A1845])" office:value-type="float" office:value="0.00232621552339011" calcext:value-type="float">
            <text:p>0.0023262155</text:p>
          </table:table-cell>
          <table:table-cell table:formula="of:=AVERAGE([.A1908];[.A1971];[.A2034];[.A2097];[.A2160];[.A2223];[.A2286];[.A2349];[.A2412];[.A2475])" office:value-type="float" office:value="0.0125717168416594" calcext:value-type="float">
            <text:p>0.0125717168</text:p>
          </table:table-cell>
          <table:table-cell table:formula="of:=AVERAGE([.A2538];[.A2601];[.A2664];[.A2727];[.A2790];[.A2853];[.A2916];[.A2979];[.A3042];[.A3105])" office:value-type="float" office:value="0.0184924617229429" calcext:value-type="float">
            <text:p>0.0184924617</text:p>
          </table:table-cell>
          <table:table-cell table:formula="of:=AVERAGE([.A3168];[.A3231];[.A3294];[.A3357];[.A3420];[.A3483];[.A3546];[.A3609];[.A3672];[.A3735])" office:value-type="float" office:value="0.0171127389629524" calcext:value-type="float">
            <text:p>0.017112739</text:p>
          </table:table-cell>
          <table:table-cell table:formula="of:=AVERAGE([.A3798];[.A3861];[.A3924];[.A3987];[.A4050];[.A4113];[.A4176];[.A4239];[.A4302];[.A4365])" office:value-type="float" office:value="0.00000166619176865168" calcext:value-type="float">
            <text:p>1.66619176865168E-06</text:p>
          </table:table-cell>
          <table:table-cell table:number-columns-repeated="1014"/>
        </table:table-row>
        <table:table-row table:style-name="ro1">
          <table:table-cell office:value-type="float" office:value="0.0563892872851081" calcext:value-type="float">
            <text:p>0.0563892873</text:p>
          </table:table-cell>
          <table:table-cell table:number-columns-repeated="2"/>
          <table:table-cell table:formula="of:=AVERAGE([.A19];[.A82];[.A145];[.A208];[.A271];[.A334];[.A397];[.A460];[.A523];[.A586])" office:value-type="float" office:value="0.0524500618615625" calcext:value-type="float">
            <text:p>0.0524500619</text:p>
          </table:table-cell>
          <table:table-cell table:formula="of:=AVERAGE([.A649];[.A712];[.A775];[.A838];[.A901];[.A964];[.A1027];[.A1090];[.A1153];[.A1216])" office:value-type="float" office:value="0.13100829420776" calcext:value-type="float">
            <text:p>0.1310082942</text:p>
          </table:table-cell>
          <table:table-cell table:formula="of:=AVERAGE([.A1279];[.A1342];[.A1405];[.A1468];[.A1531];[.A1594];[.A1657];[.A1720];[.A1783];[.A1846])" office:value-type="float" office:value="0.00216718265707523" calcext:value-type="float">
            <text:p>0.0021671827</text:p>
          </table:table-cell>
          <table:table-cell table:formula="of:=AVERAGE([.A1909];[.A1972];[.A2035];[.A2098];[.A2161];[.A2224];[.A2287];[.A2350];[.A2413];[.A2476])" office:value-type="float" office:value="0.0121235300050276" calcext:value-type="float">
            <text:p>0.01212353</text:p>
          </table:table-cell>
          <table:table-cell table:formula="of:=AVERAGE([.A2539];[.A2602];[.A2665];[.A2728];[.A2791];[.A2854];[.A2917];[.A2980];[.A3043];[.A3106])" office:value-type="float" office:value="0.0175997043367951" calcext:value-type="float">
            <text:p>0.0175997043</text:p>
          </table:table-cell>
          <table:table-cell table:formula="of:=AVERAGE([.A3169];[.A3232];[.A3295];[.A3358];[.A3421];[.A3484];[.A3547];[.A3610];[.A3673];[.A3736])" office:value-type="float" office:value="0.0152809483690317" calcext:value-type="float">
            <text:p>0.0152809484</text:p>
          </table:table-cell>
          <table:table-cell table:formula="of:=AVERAGE([.A3799];[.A3862];[.A3925];[.A3988];[.A4051];[.A4114];[.A4177];[.A4240];[.A4303];[.A4366])" office:value-type="float" office:value="0.00000158741118235367" calcext:value-type="float">
            <text:p>1.58741118235367E-06</text:p>
          </table:table-cell>
          <table:table-cell table:number-columns-repeated="1014"/>
        </table:table-row>
        <table:table-row table:style-name="ro1">
          <table:table-cell office:value-type="float" office:value="0.0558912513791022" calcext:value-type="float">
            <text:p>0.0558912514</text:p>
          </table:table-cell>
          <table:table-cell table:number-columns-repeated="2"/>
          <table:table-cell table:formula="of:=AVERAGE([.A20];[.A83];[.A146];[.A209];[.A272];[.A335];[.A398];[.A461];[.A524];[.A587])" office:value-type="float" office:value="0.052036068175162" calcext:value-type="float">
            <text:p>0.0520360682</text:p>
          </table:table-cell>
          <table:table-cell table:formula="of:=AVERAGE([.A650];[.A713];[.A776];[.A839];[.A902];[.A965];[.A1028];[.A1091];[.A1154];[.A1217])" office:value-type="float" office:value="0.130141139124359" calcext:value-type="float">
            <text:p>0.1301411391</text:p>
          </table:table-cell>
          <table:table-cell table:formula="of:=AVERAGE([.A1280];[.A1343];[.A1406];[.A1469];[.A1532];[.A1595];[.A1658];[.A1721];[.A1784];[.A1847])" office:value-type="float" office:value="0.00193719515949675" calcext:value-type="float">
            <text:p>0.0019371952</text:p>
          </table:table-cell>
          <table:table-cell table:formula="of:=AVERAGE([.A1910];[.A1973];[.A2036];[.A2099];[.A2162];[.A2225];[.A2288];[.A2351];[.A2414];[.A2477])" office:value-type="float" office:value="0.010387938935954" calcext:value-type="float">
            <text:p>0.0103879389</text:p>
          </table:table-cell>
          <table:table-cell table:formula="of:=AVERAGE([.A2540];[.A2603];[.A2666];[.A2729];[.A2792];[.A2855];[.A2918];[.A2981];[.A3044];[.A3107])" office:value-type="float" office:value="0.0168111654341805" calcext:value-type="float">
            <text:p>0.0168111654</text:p>
          </table:table-cell>
          <table:table-cell table:formula="of:=AVERAGE([.A3170];[.A3233];[.A3296];[.A3359];[.A3422];[.A3485];[.A3548];[.A3611];[.A3674];[.A3737])" office:value-type="float" office:value="0.011303340111539" calcext:value-type="float">
            <text:p>0.0113033401</text:p>
          </table:table-cell>
          <table:table-cell table:formula="of:=AVERAGE([.A3800];[.A3863];[.A3926];[.A3989];[.A4052];[.A4115];[.A4178];[.A4241];[.A4304];[.A4367])" office:value-type="float" office:value="0.00000151814301766248" calcext:value-type="float">
            <text:p>1.51814301766248E-06</text:p>
          </table:table-cell>
          <table:table-cell table:number-columns-repeated="1014"/>
        </table:table-row>
        <table:table-row table:style-name="ro1">
          <table:table-cell office:value-type="float" office:value="0.055437768730535" calcext:value-type="float">
            <text:p>0.0554377687</text:p>
          </table:table-cell>
          <table:table-cell table:number-columns-repeated="2"/>
          <table:table-cell table:formula="of:=AVERAGE([.A21];[.A84];[.A147];[.A210];[.A273];[.A336];[.A399];[.A462];[.A525];[.A588])" office:value-type="float" office:value="0.051663579413868" calcext:value-type="float">
            <text:p>0.0516635794</text:p>
          </table:table-cell>
          <table:table-cell table:formula="of:=AVERAGE([.A651];[.A714];[.A777];[.A840];[.A903];[.A966];[.A1029];[.A1092];[.A1155];[.A1218])" office:value-type="float" office:value="0.129341296069087" calcext:value-type="float">
            <text:p>0.1293412961</text:p>
          </table:table-cell>
          <table:table-cell table:formula="of:=AVERAGE([.A1281];[.A1344];[.A1407];[.A1470];[.A1533];[.A1596];[.A1659];[.A1722];[.A1785];[.A1848])" office:value-type="float" office:value="0.00181811730656128" calcext:value-type="float">
            <text:p>0.0018181173</text:p>
          </table:table-cell>
          <table:table-cell table:formula="of:=AVERAGE([.A1911];[.A1974];[.A2037];[.A2100];[.A2163];[.A2226];[.A2289];[.A2352];[.A2415];[.A2478])" office:value-type="float" office:value="0.00968794724790968" calcext:value-type="float">
            <text:p>0.0096879472</text:p>
          </table:table-cell>
          <table:table-cell table:formula="of:=AVERAGE([.A2541];[.A2604];[.A2667];[.A2730];[.A2793];[.A2856];[.A2919];[.A2982];[.A3045];[.A3108])" office:value-type="float" office:value="0.0160669593528062" calcext:value-type="float">
            <text:p>0.0160669594</text:p>
          </table:table-cell>
          <table:table-cell table:formula="of:=AVERAGE([.A3171];[.A3234];[.A3297];[.A3360];[.A3423];[.A3486];[.A3549];[.A3612];[.A3675];[.A3738])" office:value-type="float" office:value="0.00966023785435183" calcext:value-type="float">
            <text:p>0.0096602379</text:p>
          </table:table-cell>
          <table:table-cell table:formula="of:=AVERAGE([.A3801];[.A3864];[.A3927];[.A3990];[.A4053];[.A4116];[.A4179];[.A4242];[.A4305];[.A4368])" office:value-type="float" office:value="0.00000145633114622242" calcext:value-type="float">
            <text:p>1.45633114622242E-06</text:p>
          </table:table-cell>
          <table:table-cell table:number-columns-repeated="1014"/>
        </table:table-row>
        <table:table-row table:style-name="ro1">
          <table:table-cell office:value-type="float" office:value="0.0550474369808738" calcext:value-type="float">
            <text:p>0.055047437</text:p>
          </table:table-cell>
          <table:table-cell table:number-columns-repeated="2"/>
          <table:table-cell table:formula="of:=AVERAGE([.A22];[.A85];[.A148];[.A211];[.A274];[.A337];[.A400];[.A463];[.A526];[.A589])" office:value-type="float" office:value="0.0513381678284011" calcext:value-type="float">
            <text:p>0.0513381678</text:p>
          </table:table-cell>
          <table:table-cell table:formula="of:=AVERAGE([.A652];[.A715];[.A778];[.A841];[.A904];[.A967];[.A1030];[.A1093];[.A1156];[.A1219])" office:value-type="float" office:value="0.128581846755078" calcext:value-type="float">
            <text:p>0.1285818468</text:p>
          </table:table-cell>
          <table:table-cell table:formula="of:=AVERAGE([.A1282];[.A1345];[.A1408];[.A1471];[.A1534];[.A1597];[.A1660];[.A1723];[.A1786];[.A1849])" office:value-type="float" office:value="0.00174482405826899" calcext:value-type="float">
            <text:p>0.0017448241</text:p>
          </table:table-cell>
          <table:table-cell table:formula="of:=AVERAGE([.A1912];[.A1975];[.A2038];[.A2101];[.A2164];[.A2227];[.A2290];[.A2353];[.A2416];[.A2479])" office:value-type="float" office:value="0.0087328878014079" calcext:value-type="float">
            <text:p>0.0087328878</text:p>
          </table:table-cell>
          <table:table-cell table:formula="of:=AVERAGE([.A2542];[.A2605];[.A2668];[.A2731];[.A2794];[.A2857];[.A2920];[.A2983];[.A3046];[.A3109])" office:value-type="float" office:value="0.0154120673849865" calcext:value-type="float">
            <text:p>0.0154120674</text:p>
          </table:table-cell>
          <table:table-cell table:formula="of:=AVERAGE([.A3172];[.A3235];[.A3298];[.A3361];[.A3424];[.A3487];[.A3550];[.A3613];[.A3676];[.A3739])" office:value-type="float" office:value="0.009243527394511" calcext:value-type="float">
            <text:p>0.0092435274</text:p>
          </table:table-cell>
          <table:table-cell table:formula="of:=AVERAGE([.A3802];[.A3865];[.A3928];[.A3991];[.A4054];[.A4117];[.A4180];[.A4243];[.A4306];[.A4369])" office:value-type="float" office:value="0.0000013998427675487" calcext:value-type="float">
            <text:p>1.3998427675487E-06</text:p>
          </table:table-cell>
          <table:table-cell table:number-columns-repeated="1014"/>
        </table:table-row>
        <table:table-row table:style-name="ro1">
          <table:table-cell office:value-type="float" office:value="0.0546915656813544" calcext:value-type="float">
            <text:p>0.0546915657</text:p>
          </table:table-cell>
          <table:table-cell table:number-columns-repeated="2"/>
          <table:table-cell table:formula="of:=AVERAGE([.A23];[.A86];[.A149];[.A212];[.A275];[.A338];[.A401];[.A464];[.A527];[.A590])" office:value-type="float" office:value="0.0510415752103689" calcext:value-type="float">
            <text:p>0.0510415752</text:p>
          </table:table-cell>
          <table:table-cell table:formula="of:=AVERAGE([.A653];[.A716];[.A779];[.A842];[.A905];[.A968];[.A1031];[.A1094];[.A1157];[.A1220])" office:value-type="float" office:value="0.127897465242732" calcext:value-type="float">
            <text:p>0.1278974652</text:p>
          </table:table-cell>
          <table:table-cell table:formula="of:=AVERAGE([.A1283];[.A1346];[.A1409];[.A1472];[.A1535];[.A1598];[.A1661];[.A1724];[.A1787];[.A1850])" office:value-type="float" office:value="0.00193847960938137" calcext:value-type="float">
            <text:p>0.0019384796</text:p>
          </table:table-cell>
          <table:table-cell table:formula="of:=AVERAGE([.A1913];[.A1976];[.A2039];[.A2102];[.A2165];[.A2228];[.A2291];[.A2354];[.A2417];[.A2480])" office:value-type="float" office:value="0.00814949576734579" calcext:value-type="float">
            <text:p>0.0081494958</text:p>
          </table:table-cell>
          <table:table-cell table:formula="of:=AVERAGE([.A2543];[.A2606];[.A2669];[.A2732];[.A2795];[.A2858];[.A2921];[.A2984];[.A3047];[.A3110])" office:value-type="float" office:value="0.0148099804414946" calcext:value-type="float">
            <text:p>0.0148099804</text:p>
          </table:table-cell>
          <table:table-cell table:formula="of:=AVERAGE([.A3173];[.A3236];[.A3299];[.A3362];[.A3425];[.A3488];[.A3551];[.A3614];[.A3677];[.A3740])" office:value-type="float" office:value="0.00901331713314138" calcext:value-type="float">
            <text:p>0.0090133171</text:p>
          </table:table-cell>
          <table:table-cell table:formula="of:=AVERAGE([.A3803];[.A3866];[.A3929];[.A3992];[.A4055];[.A4118];[.A4181];[.A4244];[.A4307];[.A4370])" office:value-type="float" office:value="0.0000013481778597528" calcext:value-type="float">
            <text:p>1.3481778597528E-06</text:p>
          </table:table-cell>
          <table:table-cell table:number-columns-repeated="1014"/>
        </table:table-row>
        <table:table-row table:style-name="ro1">
          <table:table-cell office:value-type="float" office:value="0.0544276538445408" calcext:value-type="float">
            <text:p>0.0544276538</text:p>
          </table:table-cell>
          <table:table-cell table:number-columns-repeated="2"/>
          <table:table-cell table:formula="of:=AVERAGE([.A24];[.A87];[.A150];[.A213];[.A276];[.A339];[.A402];[.A465];[.A528];[.A591])" office:value-type="float" office:value="0.0507855806514084" calcext:value-type="float">
            <text:p>0.0507855807</text:p>
          </table:table-cell>
          <table:table-cell table:formula="of:=AVERAGE([.A654];[.A717];[.A780];[.A843];[.A906];[.A969];[.A1032];[.A1095];[.A1158];[.A1221])" office:value-type="float" office:value="0.127237423238517" calcext:value-type="float">
            <text:p>0.1272374232</text:p>
          </table:table-cell>
          <table:table-cell table:formula="of:=AVERAGE([.A1284];[.A1347];[.A1410];[.A1473];[.A1536];[.A1599];[.A1662];[.A1725];[.A1788];[.A1851])" office:value-type="float" office:value="0.00190206099139611" calcext:value-type="float">
            <text:p>0.001902061</text:p>
          </table:table-cell>
          <table:table-cell table:formula="of:=AVERAGE([.A1914];[.A1977];[.A2040];[.A2103];[.A2166];[.A2229];[.A2292];[.A2355];[.A2418];[.A2481])" office:value-type="float" office:value="0.00783736570530724" calcext:value-type="float">
            <text:p>0.0078373657</text:p>
          </table:table-cell>
          <table:table-cell table:formula="of:=AVERAGE([.A2544];[.A2607];[.A2670];[.A2733];[.A2796];[.A2859];[.A2922];[.A2985];[.A3048];[.A3111])" office:value-type="float" office:value="0.0142670807243511" calcext:value-type="float">
            <text:p>0.0142670807</text:p>
          </table:table-cell>
          <table:table-cell table:formula="of:=AVERAGE([.A3174];[.A3237];[.A3300];[.A3363];[.A3426];[.A3489];[.A3552];[.A3615];[.A3678];[.A3741])" office:value-type="float" office:value="0.00888933737059153" calcext:value-type="float">
            <text:p>0.0088893374</text:p>
          </table:table-cell>
          <table:table-cell table:formula="of:=AVERAGE([.A3804];[.A3867];[.A3930];[.A3993];[.A4056];[.A4119];[.A4182];[.A4245];[.A4308];[.A4371])" office:value-type="float" office:value="0.00000129954807106546" calcext:value-type="float">
            <text:p>1.29954807106546E-06</text:p>
          </table:table-cell>
          <table:table-cell table:number-columns-repeated="1014"/>
        </table:table-row>
        <table:table-row table:style-name="ro1">
          <table:table-cell office:value-type="float" office:value="0.0541450156930859" calcext:value-type="float">
            <text:p>0.0541450157</text:p>
          </table:table-cell>
          <table:table-cell table:number-columns-repeated="2"/>
          <table:table-cell table:formula="of:=AVERAGE([.A25];[.A88];[.A151];[.A214];[.A277];[.A340];[.A403];[.A466];[.A529];[.A592])" office:value-type="float" office:value="0.0505531220325741" calcext:value-type="float">
            <text:p>0.050553122</text:p>
          </table:table-cell>
          <table:table-cell table:formula="of:=AVERAGE([.A655];[.A718];[.A781];[.A844];[.A907];[.A970];[.A1033];[.A1096];[.A1159];[.A1222])" office:value-type="float" office:value="0.126627118721883" calcext:value-type="float">
            <text:p>0.1266271187</text:p>
          </table:table-cell>
          <table:table-cell table:formula="of:=AVERAGE([.A1285];[.A1348];[.A1411];[.A1474];[.A1537];[.A1600];[.A1663];[.A1726];[.A1789];[.A1852])" office:value-type="float" office:value="0.00200359225993709" calcext:value-type="float">
            <text:p>0.0020035923</text:p>
          </table:table-cell>
          <table:table-cell table:formula="of:=AVERAGE([.A1915];[.A1978];[.A2041];[.A2104];[.A2167];[.A2230];[.A2293];[.A2356];[.A2419];[.A2482])" office:value-type="float" office:value="0.00751444037071436" calcext:value-type="float">
            <text:p>0.0075144404</text:p>
          </table:table-cell>
          <table:table-cell table:formula="of:=AVERAGE([.A2545];[.A2608];[.A2671];[.A2734];[.A2797];[.A2860];[.A2923];[.A2986];[.A3049];[.A3112])" office:value-type="float" office:value="0.0137709874386032" calcext:value-type="float">
            <text:p>0.0137709874</text:p>
          </table:table-cell>
          <table:table-cell table:formula="of:=AVERAGE([.A3175];[.A3238];[.A3301];[.A3364];[.A3427];[.A3490];[.A3553];[.A3616];[.A3679];[.A3742])" office:value-type="float" office:value="0.0088865603118443" calcext:value-type="float">
            <text:p>0.0088865603</text:p>
          </table:table-cell>
          <table:table-cell table:formula="of:=AVERAGE([.A3805];[.A3868];[.A3931];[.A3994];[.A4057];[.A4120];[.A4183];[.A4246];[.A4309];[.A4372])" office:value-type="float" office:value="0.0000012554635719505" calcext:value-type="float">
            <text:p>1.2554635719505E-06</text:p>
          </table:table-cell>
          <table:table-cell table:number-columns-repeated="1014"/>
        </table:table-row>
        <table:table-row table:style-name="ro1">
          <table:table-cell office:value-type="float" office:value="0.0539207809345286" calcext:value-type="float">
            <text:p>0.0539207809</text:p>
          </table:table-cell>
          <table:table-cell table:number-columns-repeated="2"/>
          <table:table-cell table:formula="of:=AVERAGE([.A26];[.A89];[.A152];[.A215];[.A278];[.A341];[.A404];[.A467];[.A530];[.A593])" office:value-type="float" office:value="0.0503462264506497" calcext:value-type="float">
            <text:p>0.0503462265</text:p>
          </table:table-cell>
          <table:table-cell table:formula="of:=AVERAGE([.A656];[.A719];[.A782];[.A845];[.A908];[.A971];[.A1034];[.A1097];[.A1160];[.A1223])" office:value-type="float" office:value="0.126047496914091" calcext:value-type="float">
            <text:p>0.1260474969</text:p>
          </table:table-cell>
          <table:table-cell table:formula="of:=AVERAGE([.A1286];[.A1349];[.A1412];[.A1475];[.A1538];[.A1601];[.A1664];[.A1727];[.A1790];[.A1853])" office:value-type="float" office:value="0.00205663412493129" calcext:value-type="float">
            <text:p>0.0020566341</text:p>
          </table:table-cell>
          <table:table-cell table:formula="of:=AVERAGE([.A1916];[.A1979];[.A2042];[.A2105];[.A2168];[.A2231];[.A2294];[.A2357];[.A2420];[.A2483])" office:value-type="float" office:value="0.00707666209448553" calcext:value-type="float">
            <text:p>0.0070766621</text:p>
          </table:table-cell>
          <table:table-cell table:formula="of:=AVERAGE([.A2546];[.A2609];[.A2672];[.A2735];[.A2798];[.A2861];[.A2924];[.A2987];[.A3050];[.A3113])" office:value-type="float" office:value="0.0133176186029687" calcext:value-type="float">
            <text:p>0.0133176186</text:p>
          </table:table-cell>
          <table:table-cell table:formula="of:=AVERAGE([.A3176];[.A3239];[.A3302];[.A3365];[.A3428];[.A3491];[.A3554];[.A3617];[.A3680];[.A3743])" office:value-type="float" office:value="0.00886518911925676" calcext:value-type="float">
            <text:p>0.0088651891</text:p>
          </table:table-cell>
          <table:table-cell table:formula="of:=AVERAGE([.A3806];[.A3869];[.A3932];[.A3995];[.A4058];[.A4121];[.A4184];[.A4247];[.A4310];[.A4373])" office:value-type="float" office:value="0.00000121488143805044" calcext:value-type="float">
            <text:p>1.21488143805044E-06</text:p>
          </table:table-cell>
          <table:table-cell table:number-columns-repeated="1014"/>
        </table:table-row>
        <table:table-row table:style-name="ro1">
          <table:table-cell office:value-type="float" office:value="0.0537790363401021" calcext:value-type="float">
            <text:p>0.0537790363</text:p>
          </table:table-cell>
          <table:table-cell table:number-columns-repeated="2"/>
          <table:table-cell table:formula="of:=AVERAGE([.A27];[.A90];[.A153];[.A216];[.A279];[.A342];[.A405];[.A468];[.A531];[.A594])" office:value-type="float" office:value="0.050174472190066" calcext:value-type="float">
            <text:p>0.0501744722</text:p>
          </table:table-cell>
          <table:table-cell table:formula="of:=AVERAGE([.A657];[.A720];[.A783];[.A846];[.A909];[.A972];[.A1035];[.A1098];[.A1161];[.A1224])" office:value-type="float" office:value="0.125518947087435" calcext:value-type="float">
            <text:p>0.1255189471</text:p>
          </table:table-cell>
          <table:table-cell table:formula="of:=AVERAGE([.A1287];[.A1350];[.A1413];[.A1476];[.A1539];[.A1602];[.A1665];[.A1728];[.A1791];[.A1854])" office:value-type="float" office:value="0.00208001494839058" calcext:value-type="float">
            <text:p>0.0020800149</text:p>
          </table:table-cell>
          <table:table-cell table:formula="of:=AVERAGE([.A1917];[.A1980];[.A2043];[.A2106];[.A2169];[.A2232];[.A2295];[.A2358];[.A2421];[.A2484])" office:value-type="float" office:value="0.00724546930256306" calcext:value-type="float">
            <text:p>0.0072454693</text:p>
          </table:table-cell>
          <table:table-cell table:formula="of:=AVERAGE([.A2547];[.A2610];[.A2673];[.A2736];[.A2799];[.A2862];[.A2925];[.A2988];[.A3051];[.A3114])" office:value-type="float" office:value="0.0128918787441713" calcext:value-type="float">
            <text:p>0.0128918787</text:p>
          </table:table-cell>
          <table:table-cell table:formula="of:=AVERAGE([.A3177];[.A3240];[.A3303];[.A3366];[.A3429];[.A3492];[.A3555];[.A3618];[.A3681];[.A3744])" office:value-type="float" office:value="0.00876449941887866" calcext:value-type="float">
            <text:p>0.0087644994</text:p>
          </table:table-cell>
          <table:table-cell table:formula="of:=AVERAGE([.A3807];[.A3870];[.A3933];[.A3996];[.A4059];[.A4122];[.A4185];[.A4248];[.A4311];[.A4374])" office:value-type="float" office:value="0.00000117607339755356" calcext:value-type="float">
            <text:p>1.17607339755356E-06</text:p>
          </table:table-cell>
          <table:table-cell table:number-columns-repeated="1014"/>
        </table:table-row>
        <table:table-row table:style-name="ro1">
          <table:table-cell office:value-type="float" office:value="0.0536073893353179" calcext:value-type="float">
            <text:p>0.0536073893</text:p>
          </table:table-cell>
          <table:table-cell table:number-columns-repeated="2"/>
          <table:table-cell table:formula="of:=AVERAGE([.A28];[.A91];[.A154];[.A217];[.A280];[.A343];[.A406];[.A469];[.A532];[.A595])" office:value-type="float" office:value="0.0500111272928983" calcext:value-type="float">
            <text:p>0.0500111273</text:p>
          </table:table-cell>
          <table:table-cell table:formula="of:=AVERAGE([.A658];[.A721];[.A784];[.A847];[.A910];[.A973];[.A1036];[.A1099];[.A1162];[.A1225])" office:value-type="float" office:value="0.125001871554176" calcext:value-type="float">
            <text:p>0.1250018716</text:p>
          </table:table-cell>
          <table:table-cell table:formula="of:=AVERAGE([.A1288];[.A1351];[.A1414];[.A1477];[.A1540];[.A1603];[.A1666];[.A1729];[.A1792];[.A1855])" office:value-type="float" office:value="0.00191261513464878" calcext:value-type="float">
            <text:p>0.0019126151</text:p>
          </table:table-cell>
          <table:table-cell table:formula="of:=AVERAGE([.A1918];[.A1981];[.A2044];[.A2107];[.A2170];[.A2233];[.A2296];[.A2359];[.A2422];[.A2485])" office:value-type="float" office:value="0.007354204614174" calcext:value-type="float">
            <text:p>0.0073542046</text:p>
          </table:table-cell>
          <table:table-cell table:formula="of:=AVERAGE([.A2548];[.A2611];[.A2674];[.A2737];[.A2800];[.A2863];[.A2926];[.A2989];[.A3052];[.A3115])" office:value-type="float" office:value="0.012497906184095" calcext:value-type="float">
            <text:p>0.0124979062</text:p>
          </table:table-cell>
          <table:table-cell table:formula="of:=AVERAGE([.A3178];[.A3241];[.A3304];[.A3367];[.A3430];[.A3493];[.A3556];[.A3619];[.A3682];[.A3745])" office:value-type="float" office:value="0.00873632212493083" calcext:value-type="float">
            <text:p>0.0087363221</text:p>
          </table:table-cell>
          <table:table-cell table:formula="of:=AVERAGE([.A3808];[.A3871];[.A3934];[.A3997];[.A4060];[.A4123];[.A4186];[.A4249];[.A4312];[.A4375])" office:value-type="float" office:value="0.00000114220348214478" calcext:value-type="float">
            <text:p>1.14220348214478E-06</text:p>
          </table:table-cell>
          <table:table-cell table:number-columns-repeated="1014"/>
        </table:table-row>
        <table:table-row table:style-name="ro1">
          <table:table-cell office:value-type="float" office:value="0.0534391886891998" calcext:value-type="float">
            <text:p>0.0534391887</text:p>
          </table:table-cell>
          <table:table-cell table:number-columns-repeated="2"/>
          <table:table-cell table:formula="of:=AVERAGE([.A29];[.A92];[.A155];[.A218];[.A281];[.A344];[.A407];[.A470];[.A533];[.A596])" office:value-type="float" office:value="0.0498562554540863" calcext:value-type="float">
            <text:p>0.0498562555</text:p>
          </table:table-cell>
          <table:table-cell table:formula="of:=AVERAGE([.A659];[.A722];[.A785];[.A848];[.A911];[.A974];[.A1037];[.A1100];[.A1163];[.A1226])" office:value-type="float" office:value="0.124508778111547" calcext:value-type="float">
            <text:p>0.1245087781</text:p>
          </table:table-cell>
          <table:table-cell table:formula="of:=AVERAGE([.A1289];[.A1352];[.A1415];[.A1478];[.A1541];[.A1604];[.A1667];[.A1730];[.A1793];[.A1856])" office:value-type="float" office:value="0.00185229997936987" calcext:value-type="float">
            <text:p>0.0018523</text:p>
          </table:table-cell>
          <table:table-cell table:formula="of:=AVERAGE([.A1919];[.A1982];[.A2045];[.A2108];[.A2171];[.A2234];[.A2297];[.A2360];[.A2423];[.A2486])" office:value-type="float" office:value="0.00661491675768199" calcext:value-type="float">
            <text:p>0.0066149168</text:p>
          </table:table-cell>
          <table:table-cell table:formula="of:=AVERAGE([.A2549];[.A2612];[.A2675];[.A2738];[.A2801];[.A2864];[.A2927];[.A2990];[.A3053];[.A3116])" office:value-type="float" office:value="0.0121277810570835" calcext:value-type="float">
            <text:p>0.0121277811</text:p>
          </table:table-cell>
          <table:table-cell table:formula="of:=AVERAGE([.A3179];[.A3242];[.A3305];[.A3368];[.A3431];[.A3494];[.A3557];[.A3620];[.A3683];[.A3746])" office:value-type="float" office:value="0.00866250221275234" calcext:value-type="float">
            <text:p>0.0086625022</text:p>
          </table:table-cell>
          <table:table-cell table:formula="of:=AVERAGE([.A3809];[.A3872];[.A3935];[.A3998];[.A4061];[.A4124];[.A4187];[.A4250];[.A4313];[.A4376])" office:value-type="float" office:value="0.00000111042332392364" calcext:value-type="float">
            <text:p>1.11042332392364E-06</text:p>
          </table:table-cell>
          <table:table-cell table:number-columns-repeated="1014"/>
        </table:table-row>
        <table:table-row table:style-name="ro1">
          <table:table-cell office:value-type="float" office:value="0.0532616449160349" calcext:value-type="float">
            <text:p>0.0532616449</text:p>
          </table:table-cell>
          <table:table-cell table:number-columns-repeated="2"/>
          <table:table-cell table:formula="of:=AVERAGE([.A30];[.A93];[.A156];[.A219];[.A282];[.A345];[.A408];[.A471];[.A534];[.A597])" office:value-type="float" office:value="0.0497053699218469" calcext:value-type="float">
            <text:p>0.0497053699</text:p>
          </table:table-cell>
          <table:table-cell table:formula="of:=AVERAGE([.A660];[.A723];[.A786];[.A849];[.A912];[.A975];[.A1038];[.A1101];[.A1164];[.A1227])" office:value-type="float" office:value="0.124058949229717" calcext:value-type="float">
            <text:p>0.1240589492</text:p>
          </table:table-cell>
          <table:table-cell table:formula="of:=AVERAGE([.A1290];[.A1353];[.A1416];[.A1479];[.A1542];[.A1605];[.A1668];[.A1731];[.A1794];[.A1857])" office:value-type="float" office:value="0.00184836825517157" calcext:value-type="float">
            <text:p>0.0018483683</text:p>
          </table:table-cell>
          <table:table-cell table:formula="of:=AVERAGE([.A1920];[.A1983];[.A2046];[.A2109];[.A2172];[.A2235];[.A2298];[.A2361];[.A2424];[.A2487])" office:value-type="float" office:value="0.006591125901412" calcext:value-type="float">
            <text:p>0.0065911259</text:p>
          </table:table-cell>
          <table:table-cell table:formula="of:=AVERAGE([.A2550];[.A2613];[.A2676];[.A2739];[.A2802];[.A2865];[.A2928];[.A2991];[.A3054];[.A3117])" office:value-type="float" office:value="0.0117825469057759" calcext:value-type="float">
            <text:p>0.0117825469</text:p>
          </table:table-cell>
          <table:table-cell table:formula="of:=AVERAGE([.A3180];[.A3243];[.A3306];[.A3369];[.A3432];[.A3495];[.A3558];[.A3621];[.A3684];[.A3747])" office:value-type="float" office:value="0.00861478494537945" calcext:value-type="float">
            <text:p>0.0086147849</text:p>
          </table:table-cell>
          <table:table-cell table:formula="of:=AVERAGE([.A3810];[.A3873];[.A3936];[.A3999];[.A4062];[.A4125];[.A4188];[.A4251];[.A4314];[.A4377])" office:value-type="float" office:value="0.00000107822415456402" calcext:value-type="float">
            <text:p>1.07822415456402E-06</text:p>
          </table:table-cell>
          <table:table-cell table:number-columns-repeated="1014"/>
        </table:table-row>
        <table:table-row table:style-name="ro1">
          <table:table-cell office:value-type="float" office:value="0.0530691868258652" calcext:value-type="float">
            <text:p>0.0530691868</text:p>
          </table:table-cell>
          <table:table-cell table:number-columns-repeated="2"/>
          <table:table-cell table:formula="of:=AVERAGE([.A31];[.A94];[.A157];[.A220];[.A283];[.A346];[.A409];[.A472];[.A535];[.A598])" office:value-type="float" office:value="0.0495633810317636" calcext:value-type="float">
            <text:p>0.049563381</text:p>
          </table:table-cell>
          <table:table-cell table:formula="of:=AVERAGE([.A661];[.A724];[.A787];[.A850];[.A913];[.A976];[.A1039];[.A1102];[.A1165];[.A1228])" office:value-type="float" office:value="0.123623142313019" calcext:value-type="float">
            <text:p>0.1236231423</text:p>
          </table:table-cell>
          <table:table-cell table:formula="of:=AVERAGE([.A1291];[.A1354];[.A1417];[.A1480];[.A1543];[.A1606];[.A1669];[.A1732];[.A1795];[.A1858])" office:value-type="float" office:value="0.00204298523685085" calcext:value-type="float">
            <text:p>0.0020429852</text:p>
          </table:table-cell>
          <table:table-cell table:formula="of:=AVERAGE([.A1921];[.A1984];[.A2047];[.A2110];[.A2173];[.A2236];[.A2299];[.A2362];[.A2425];[.A2488])" office:value-type="float" office:value="0.00651629023797575" calcext:value-type="float">
            <text:p>0.0065162902</text:p>
          </table:table-cell>
          <table:table-cell table:formula="of:=AVERAGE([.A2551];[.A2614];[.A2677];[.A2740];[.A2803];[.A2866];[.A2929];[.A2992];[.A3055];[.A3118])" office:value-type="float" office:value="0.011457990905824" calcext:value-type="float">
            <text:p>0.0114579909</text:p>
          </table:table-cell>
          <table:table-cell table:formula="of:=AVERAGE([.A3181];[.A3244];[.A3307];[.A3370];[.A3433];[.A3496];[.A3559];[.A3622];[.A3685];[.A3748])" office:value-type="float" office:value="0.00717522219659571" calcext:value-type="float">
            <text:p>0.0071752222</text:p>
          </table:table-cell>
          <table:table-cell table:formula="of:=AVERAGE([.A3811];[.A3874];[.A3937];[.A4000];[.A4063];[.A4126];[.A4189];[.A4252];[.A4315];[.A4378])" office:value-type="float" office:value="0.00000104918884992858" calcext:value-type="float">
            <text:p>1.04918884992858E-06</text:p>
          </table:table-cell>
          <table:table-cell table:number-columns-repeated="1014"/>
        </table:table-row>
        <table:table-row table:style-name="ro1">
          <table:table-cell office:value-type="float" office:value="0.0529184857188057" calcext:value-type="float">
            <text:p>0.0529184857</text:p>
          </table:table-cell>
          <table:table-cell table:number-columns-repeated="2"/>
          <table:table-cell table:formula="of:=AVERAGE([.A32];[.A95];[.A158];[.A221];[.A284];[.A347];[.A410];[.A473];[.A536];[.A599])" office:value-type="float" office:value="0.0494333941628977" calcext:value-type="float">
            <text:p>0.0494333942</text:p>
          </table:table-cell>
          <table:table-cell table:formula="of:=AVERAGE([.A662];[.A725];[.A788];[.A851];[.A914];[.A977];[.A1040];[.A1103];[.A1166];[.A1229])" office:value-type="float" office:value="0.123206096463175" calcext:value-type="float">
            <text:p>0.1232060965</text:p>
          </table:table-cell>
          <table:table-cell table:formula="of:=AVERAGE([.A1292];[.A1355];[.A1418];[.A1481];[.A1544];[.A1607];[.A1670];[.A1733];[.A1796];[.A1859])" office:value-type="float" office:value="0.00198506108950035" calcext:value-type="float">
            <text:p>0.0019850611</text:p>
          </table:table-cell>
          <table:table-cell table:formula="of:=AVERAGE([.A1922];[.A1985];[.A2048];[.A2111];[.A2174];[.A2237];[.A2300];[.A2363];[.A2426];[.A2489])" office:value-type="float" office:value="0.00640288958398057" calcext:value-type="float">
            <text:p>0.0064028896</text:p>
          </table:table-cell>
          <table:table-cell table:formula="of:=AVERAGE([.A2552];[.A2615];[.A2678];[.A2741];[.A2804];[.A2867];[.A2930];[.A2993];[.A3056];[.A3119])" office:value-type="float" office:value="0.0111535753165272" calcext:value-type="float">
            <text:p>0.0111535753</text:p>
          </table:table-cell>
          <table:table-cell table:formula="of:=AVERAGE([.A3182];[.A3245];[.A3308];[.A3371];[.A3434];[.A3497];[.A3560];[.A3623];[.A3686];[.A3749])" office:value-type="float" office:value="0.0050646850611063" calcext:value-type="float">
            <text:p>0.0050646851</text:p>
          </table:table-cell>
          <table:table-cell table:formula="of:=AVERAGE([.A3812];[.A3875];[.A3938];[.A4001];[.A4064];[.A4127];[.A4190];[.A4253];[.A4316];[.A4379])" office:value-type="float" office:value="0.0000010209036978977" calcext:value-type="float">
            <text:p>1.0209036978977E-06</text:p>
          </table:table-cell>
          <table:table-cell table:number-columns-repeated="1014"/>
        </table:table-row>
        <table:table-row table:style-name="ro1">
          <table:table-cell office:value-type="float" office:value="0.0527979487160196" calcext:value-type="float">
            <text:p>0.0527979487</text:p>
          </table:table-cell>
          <table:table-cell table:number-columns-repeated="2"/>
          <table:table-cell table:formula="of:=AVERAGE([.A33];[.A96];[.A159];[.A222];[.A285];[.A348];[.A411];[.A474];[.A537];[.A600])" office:value-type="float" office:value="0.0493153239404579" calcext:value-type="float">
            <text:p>0.0493153239</text:p>
          </table:table-cell>
          <table:table-cell table:formula="of:=AVERAGE([.A663];[.A726];[.A789];[.A852];[.A915];[.A978];[.A1041];[.A1104];[.A1167];[.A1230])" office:value-type="float" office:value="0.122815442624566" calcext:value-type="float">
            <text:p>0.1228154426</text:p>
          </table:table-cell>
          <table:table-cell table:formula="of:=AVERAGE([.A1293];[.A1356];[.A1419];[.A1482];[.A1545];[.A1608];[.A1671];[.A1734];[.A1797];[.A1860])" office:value-type="float" office:value="0.00197357766679363" calcext:value-type="float">
            <text:p>0.0019735777</text:p>
          </table:table-cell>
          <table:table-cell table:formula="of:=AVERAGE([.A1923];[.A1986];[.A2049];[.A2112];[.A2175];[.A2238];[.A2301];[.A2364];[.A2427];[.A2490])" office:value-type="float" office:value="0.00593549960694433" calcext:value-type="float">
            <text:p>0.0059354996</text:p>
          </table:table-cell>
          <table:table-cell table:formula="of:=AVERAGE([.A2553];[.A2616];[.A2679];[.A2742];[.A2805];[.A2868];[.A2931];[.A2994];[.A3057];[.A3120])" office:value-type="float" office:value="0.0108628631200798" calcext:value-type="float">
            <text:p>0.0108628631</text:p>
          </table:table-cell>
          <table:table-cell table:formula="of:=AVERAGE([.A3183];[.A3246];[.A3309];[.A3372];[.A3435];[.A3498];[.A3561];[.A3624];[.A3687];[.A3750])" office:value-type="float" office:value="0.00466544146994708" calcext:value-type="float">
            <text:p>0.0046654415</text:p>
          </table:table-cell>
          <table:table-cell table:formula="of:=AVERAGE([.A3813];[.A3876];[.A3939];[.A4002];[.A4065];[.A4128];[.A4191];[.A4254];[.A4317];[.A4380])" office:value-type="float" office:value="0.000000995205095928574" calcext:value-type="float">
            <text:p>9.95205095928574E-07</text:p>
          </table:table-cell>
          <table:table-cell table:number-columns-repeated="1014"/>
        </table:table-row>
        <table:table-row table:style-name="ro1">
          <table:table-cell office:value-type="float" office:value="0.0526790089531495" calcext:value-type="float">
            <text:p>0.052679009</text:p>
          </table:table-cell>
          <table:table-cell table:number-columns-repeated="2"/>
          <table:table-cell table:formula="of:=AVERAGE([.A34];[.A97];[.A160];[.A223];[.A286];[.A349];[.A412];[.A475];[.A538];[.A601])" office:value-type="float" office:value="0.0492072387836612" calcext:value-type="float">
            <text:p>0.0492072388</text:p>
          </table:table-cell>
          <table:table-cell table:formula="of:=AVERAGE([.A664];[.A727];[.A790];[.A853];[.A916];[.A979];[.A1042];[.A1105];[.A1168];[.A1231])" office:value-type="float" office:value="0.122433901124814" calcext:value-type="float">
            <text:p>0.1224339011</text:p>
          </table:table-cell>
          <table:table-cell table:formula="of:=AVERAGE([.A1294];[.A1357];[.A1420];[.A1483];[.A1546];[.A1609];[.A1672];[.A1735];[.A1798];[.A1861])" office:value-type="float" office:value="0.0019979006986495" calcext:value-type="float">
            <text:p>0.0019979007</text:p>
          </table:table-cell>
          <table:table-cell table:formula="of:=AVERAGE([.A1924];[.A1987];[.A2050];[.A2113];[.A2176];[.A2239];[.A2302];[.A2365];[.A2428];[.A2491])" office:value-type="float" office:value="0.00577773033529446" calcext:value-type="float">
            <text:p>0.0057777303</text:p>
          </table:table-cell>
          <table:table-cell table:formula="of:=AVERAGE([.A2554];[.A2617];[.A2680];[.A2743];[.A2806];[.A2869];[.A2932];[.A2995];[.A3058];[.A3121])" office:value-type="float" office:value="0.0105925812783212" calcext:value-type="float">
            <text:p>0.0105925813</text:p>
          </table:table-cell>
          <table:table-cell table:formula="of:=AVERAGE([.A3184];[.A3247];[.A3310];[.A3373];[.A3436];[.A3499];[.A3562];[.A3625];[.A3688];[.A3751])" office:value-type="float" office:value="0.0045584467859213" calcext:value-type="float">
            <text:p>0.0045584468</text:p>
          </table:table-cell>
          <table:table-cell table:formula="of:=AVERAGE([.A3814];[.A3877];[.A3940];[.A4003];[.A4066];[.A4129];[.A4192];[.A4255];[.A4318];[.A4381])" office:value-type="float" office:value="0.000000970231672059139" calcext:value-type="float">
            <text:p>9.70231672059139E-07</text:p>
          </table:table-cell>
          <table:table-cell table:number-columns-repeated="1014"/>
        </table:table-row>
        <table:table-row table:style-name="ro1">
          <table:table-cell office:value-type="float" office:value="0.0525656827495839" calcext:value-type="float">
            <text:p>0.0525656827</text:p>
          </table:table-cell>
          <table:table-cell table:number-columns-repeated="2"/>
          <table:table-cell table:formula="of:=AVERAGE([.A35];[.A98];[.A161];[.A224];[.A287];[.A350];[.A413];[.A476];[.A539];[.A602])" office:value-type="float" office:value="0.0491072970054483" calcext:value-type="float">
            <text:p>0.049107297</text:p>
          </table:table-cell>
          <table:table-cell table:formula="of:=AVERAGE([.A665];[.A728];[.A791];[.A854];[.A917];[.A980];[.A1043];[.A1106];[.A1169];[.A1232])" office:value-type="float" office:value="0.1220770025752" calcext:value-type="float">
            <text:p>0.1220770026</text:p>
          </table:table-cell>
          <table:table-cell table:formula="of:=AVERAGE([.A1295];[.A1358];[.A1421];[.A1484];[.A1547];[.A1610];[.A1673];[.A1736];[.A1799];[.A1862])" office:value-type="float" office:value="0.00193201225052649" calcext:value-type="float">
            <text:p>0.0019320123</text:p>
          </table:table-cell>
          <table:table-cell table:formula="of:=AVERAGE([.A1925];[.A1988];[.A2051];[.A2114];[.A2177];[.A2240];[.A2303];[.A2366];[.A2429];[.A2492])" office:value-type="float" office:value="0.00581702414683422" calcext:value-type="float">
            <text:p>0.0058170241</text:p>
          </table:table-cell>
          <table:table-cell table:formula="of:=AVERAGE([.A2555];[.A2618];[.A2681];[.A2744];[.A2807];[.A2870];[.A2933];[.A2996];[.A3059];[.A3122])" office:value-type="float" office:value="0.010335838425141" calcext:value-type="float">
            <text:p>0.0103358384</text:p>
          </table:table-cell>
          <table:table-cell table:formula="of:=AVERAGE([.A3185];[.A3248];[.A3311];[.A3374];[.A3437];[.A3500];[.A3563];[.A3626];[.A3689];[.A3752])" office:value-type="float" office:value="0.00455635044709019" calcext:value-type="float">
            <text:p>0.0045563504</text:p>
          </table:table-cell>
          <table:table-cell table:formula="of:=AVERAGE([.A3815];[.A3878];[.A3941];[.A4004];[.A4067];[.A4130];[.A4193];[.A4256];[.A4319];[.A4382])" office:value-type="float" office:value="0.000000946545666721721" calcext:value-type="float">
            <text:p>9.46545666721721E-07</text:p>
          </table:table-cell>
          <table:table-cell table:number-columns-repeated="1014"/>
        </table:table-row>
        <table:table-row table:style-name="ro1">
          <table:table-cell office:value-type="float" office:value="0.0524552794276014" calcext:value-type="float">
            <text:p>0.0524552794</text:p>
          </table:table-cell>
          <table:table-cell table:number-columns-repeated="2"/>
          <table:table-cell table:formula="of:=AVERAGE([.A36];[.A99];[.A162];[.A225];[.A288];[.A351];[.A414];[.A477];[.A540];[.A603])" office:value-type="float" office:value="0.0490120440058424" calcext:value-type="float">
            <text:p>0.049012044</text:p>
          </table:table-cell>
          <table:table-cell table:formula="of:=AVERAGE([.A666];[.A729];[.A792];[.A855];[.A918];[.A981];[.A1044];[.A1107];[.A1170];[.A1233])" office:value-type="float" office:value="0.12173657098321" calcext:value-type="float">
            <text:p>0.121736571</text:p>
          </table:table-cell>
          <table:table-cell table:formula="of:=AVERAGE([.A1296];[.A1359];[.A1422];[.A1485];[.A1548];[.A1611];[.A1674];[.A1737];[.A1800];[.A1863])" office:value-type="float" office:value="0.00220574707635525" calcext:value-type="float">
            <text:p>0.0022057471</text:p>
          </table:table-cell>
          <table:table-cell table:formula="of:=AVERAGE([.A1926];[.A1989];[.A2052];[.A2115];[.A2178];[.A2241];[.A2304];[.A2367];[.A2430];[.A2493])" office:value-type="float" office:value="0.00594400144820534" calcext:value-type="float">
            <text:p>0.0059440014</text:p>
          </table:table-cell>
          <table:table-cell table:formula="of:=AVERAGE([.A2556];[.A2619];[.A2682];[.A2745];[.A2808];[.A2871];[.A2934];[.A2997];[.A3060];[.A3123])" office:value-type="float" office:value="0.0100960932189136" calcext:value-type="float">
            <text:p>0.0100960932</text:p>
          </table:table-cell>
          <table:table-cell table:formula="of:=AVERAGE([.A3186];[.A3249];[.A3312];[.A3375];[.A3438];[.A3501];[.A3564];[.A3627];[.A3690];[.A3753])" office:value-type="float" office:value="0.00453108836074965" calcext:value-type="float">
            <text:p>0.0045310884</text:p>
          </table:table-cell>
          <table:table-cell table:formula="of:=AVERAGE([.A3816];[.A3879];[.A3942];[.A4005];[.A4068];[.A4131];[.A4194];[.A4257];[.A4320];[.A4383])" office:value-type="float" office:value="0.000000923143788529056" calcext:value-type="float">
            <text:p>9.23143788529056E-07</text:p>
          </table:table-cell>
          <table:table-cell table:number-columns-repeated="1014"/>
        </table:table-row>
        <table:table-row table:style-name="ro1">
          <table:table-cell office:value-type="float" office:value="0.0523564177289112" calcext:value-type="float">
            <text:p>0.0523564177</text:p>
          </table:table-cell>
          <table:table-cell table:number-columns-repeated="2"/>
          <table:table-cell table:formula="of:=AVERAGE([.A37];[.A100];[.A163];[.A226];[.A289];[.A352];[.A415];[.A478];[.A541];[.A604])" office:value-type="float" office:value="0.0489232645968944" calcext:value-type="float">
            <text:p>0.0489232646</text:p>
          </table:table-cell>
          <table:table-cell table:formula="of:=AVERAGE([.A667];[.A730];[.A793];[.A856];[.A919];[.A982];[.A1045];[.A1108];[.A1171];[.A1234])" office:value-type="float" office:value="0.121403542651839" calcext:value-type="float">
            <text:p>0.1214035427</text:p>
          </table:table-cell>
          <table:table-cell table:formula="of:=AVERAGE([.A1297];[.A1360];[.A1423];[.A1486];[.A1549];[.A1612];[.A1675];[.A1738];[.A1801];[.A1864])" office:value-type="float" office:value="0.00205163069730255" calcext:value-type="float">
            <text:p>0.0020516307</text:p>
          </table:table-cell>
          <table:table-cell table:formula="of:=AVERAGE([.A1927];[.A1990];[.A2053];[.A2116];[.A2179];[.A2242];[.A2305];[.A2368];[.A2431];[.A2494])" office:value-type="float" office:value="0.00555833376532679" calcext:value-type="float">
            <text:p>0.0055583338</text:p>
          </table:table-cell>
          <table:table-cell table:formula="of:=AVERAGE([.A2557];[.A2620];[.A2683];[.A2746];[.A2809];[.A2872];[.A2935];[.A2998];[.A3061];[.A3124])" office:value-type="float" office:value="0.00986837986079289" calcext:value-type="float">
            <text:p>0.0098683799</text:p>
          </table:table-cell>
          <table:table-cell table:formula="of:=AVERAGE([.A3187];[.A3250];[.A3313];[.A3376];[.A3439];[.A3502];[.A3565];[.A3628];[.A3691];[.A3754])" office:value-type="float" office:value="0.00453073128984371" calcext:value-type="float">
            <text:p>0.0045307313</text:p>
          </table:table-cell>
          <table:table-cell table:formula="of:=AVERAGE([.A3817];[.A3880];[.A3943];[.A4006];[.A4069];[.A4132];[.A4195];[.A4258];[.A4321];[.A4384])" office:value-type="float" office:value="0.000000900729069781712" calcext:value-type="float">
            <text:p>9.00729069781712E-07</text:p>
          </table:table-cell>
          <table:table-cell table:number-columns-repeated="1014"/>
        </table:table-row>
        <table:table-row table:style-name="ro1">
          <table:table-cell office:value-type="float" office:value="0.0522589876926981" calcext:value-type="float">
            <text:p>0.0522589877</text:p>
          </table:table-cell>
          <table:table-cell table:number-columns-repeated="2"/>
          <table:table-cell table:formula="of:=AVERAGE([.A38];[.A101];[.A164];[.A227];[.A290];[.A353];[.A416];[.A479];[.A542];[.A605])" office:value-type="float" office:value="0.048838882711076" calcext:value-type="float">
            <text:p>0.0488388827</text:p>
          </table:table-cell>
          <table:table-cell table:formula="of:=AVERAGE([.A668];[.A731];[.A794];[.A857];[.A920];[.A983];[.A1046];[.A1109];[.A1172];[.A1235])" office:value-type="float" office:value="0.121081396941425" calcext:value-type="float">
            <text:p>0.1210813969</text:p>
          </table:table-cell>
          <table:table-cell table:formula="of:=AVERAGE([.A1298];[.A1361];[.A1424];[.A1487];[.A1550];[.A1613];[.A1676];[.A1739];[.A1802];[.A1865])" office:value-type="float" office:value="0.0020675751421753" calcext:value-type="float">
            <text:p>0.0020675751</text:p>
          </table:table-cell>
          <table:table-cell table:formula="of:=AVERAGE([.A1928];[.A1991];[.A2054];[.A2117];[.A2180];[.A2243];[.A2306];[.A2369];[.A2432];[.A2495])" office:value-type="float" office:value="0.00574283285863608" calcext:value-type="float">
            <text:p>0.0057428329</text:p>
          </table:table-cell>
          <table:table-cell table:formula="of:=AVERAGE([.A2558];[.A2621];[.A2684];[.A2747];[.A2810];[.A2873];[.A2936];[.A2999];[.A3062];[.A3125])" office:value-type="float" office:value="0.00965202689936923" calcext:value-type="float">
            <text:p>0.0096520269</text:p>
          </table:table-cell>
          <table:table-cell table:formula="of:=AVERAGE([.A3188];[.A3251];[.A3314];[.A3377];[.A3440];[.A3503];[.A3566];[.A3629];[.A3692];[.A3755])" office:value-type="float" office:value="0.00448136930645461" calcext:value-type="float">
            <text:p>0.0044813693</text:p>
          </table:table-cell>
          <table:table-cell table:formula="of:=AVERAGE([.A3818];[.A3881];[.A3944];[.A4007];[.A4070];[.A4133];[.A4196];[.A4259];[.A4322];[.A4385])" office:value-type="float" office:value="0.000000880137024185053" calcext:value-type="float">
            <text:p>8.80137024185053E-07</text:p>
          </table:table-cell>
          <table:table-cell table:number-columns-repeated="1014"/>
        </table:table-row>
        <table:table-row table:style-name="ro1">
          <table:table-cell office:value-type="float" office:value="0.0521643476000209" calcext:value-type="float">
            <text:p>0.0521643476</text:p>
          </table:table-cell>
          <table:table-cell table:number-columns-repeated="2"/>
          <table:table-cell table:formula="of:=AVERAGE([.A39];[.A102];[.A165];[.A228];[.A291];[.A354];[.A417];[.A480];[.A543];[.A606])" office:value-type="float" office:value="0.0487590119795834" calcext:value-type="float">
            <text:p>0.048759012</text:p>
          </table:table-cell>
          <table:table-cell table:formula="of:=AVERAGE([.A669];[.A732];[.A795];[.A858];[.A921];[.A984];[.A1047];[.A1110];[.A1173];[.A1236])" office:value-type="float" office:value="0.120788012937434" calcext:value-type="float">
            <text:p>0.1207880129</text:p>
          </table:table-cell>
          <table:table-cell table:formula="of:=AVERAGE([.A1299];[.A1362];[.A1425];[.A1488];[.A1551];[.A1614];[.A1677];[.A1740];[.A1803];[.A1866])" office:value-type="float" office:value="0.00202572046892805" calcext:value-type="float">
            <text:p>0.0020257205</text:p>
          </table:table-cell>
          <table:table-cell table:formula="of:=AVERAGE([.A1929];[.A1992];[.A2055];[.A2118];[.A2181];[.A2244];[.A2307];[.A2370];[.A2433];[.A2496])" office:value-type="float" office:value="0.00549292593287123" calcext:value-type="float">
            <text:p>0.0054929259</text:p>
          </table:table-cell>
          <table:table-cell table:formula="of:=AVERAGE([.A2559];[.A2622];[.A2685];[.A2748];[.A2811];[.A2874];[.A2937];[.A3000];[.A3063];[.A3126])" office:value-type="float" office:value="0.00944701312803637" calcext:value-type="float">
            <text:p>0.0094470131</text:p>
          </table:table-cell>
          <table:table-cell table:formula="of:=AVERAGE([.A3189];[.A3252];[.A3315];[.A3378];[.A3441];[.A3504];[.A3567];[.A3630];[.A3693];[.A3756])" office:value-type="float" office:value="0.00445571494186626" calcext:value-type="float">
            <text:p>0.0044557149</text:p>
          </table:table-cell>
          <table:table-cell table:formula="of:=AVERAGE([.A3819];[.A3882];[.A3945];[.A4008];[.A4071];[.A4134];[.A4197];[.A4260];[.A4323];[.A4386])" office:value-type="float" office:value="0.000000859364782505238" calcext:value-type="float">
            <text:p>8.59364782505238E-07</text:p>
          </table:table-cell>
          <table:table-cell table:number-columns-repeated="1014"/>
        </table:table-row>
        <table:table-row table:style-name="ro1">
          <table:table-cell office:value-type="float" office:value="0.0520728790217605" calcext:value-type="float">
            <text:p>0.052072879</text:p>
          </table:table-cell>
          <table:table-cell table:number-columns-repeated="2"/>
          <table:table-cell table:formula="of:=AVERAGE([.A40];[.A103];[.A166];[.A229];[.A292];[.A355];[.A418];[.A481];[.A544];[.A607])" office:value-type="float" office:value="0.0486835480752498" calcext:value-type="float">
            <text:p>0.0486835481</text:p>
          </table:table-cell>
          <table:table-cell table:formula="of:=AVERAGE([.A670];[.A733];[.A796];[.A859];[.A922];[.A985];[.A1048];[.A1111];[.A1174];[.A1237])" office:value-type="float" office:value="0.120492063913831" calcext:value-type="float">
            <text:p>0.1204920639</text:p>
          </table:table-cell>
          <table:table-cell table:formula="of:=AVERAGE([.A1300];[.A1363];[.A1426];[.A1489];[.A1552];[.A1615];[.A1678];[.A1741];[.A1804];[.A1867])" office:value-type="float" office:value="0.0018723522519745" calcext:value-type="float">
            <text:p>0.0018723523</text:p>
          </table:table-cell>
          <table:table-cell table:formula="of:=AVERAGE([.A1930];[.A1993];[.A2056];[.A2119];[.A2182];[.A2245];[.A2308];[.A2371];[.A2434];[.A2497])" office:value-type="float" office:value="0.0055073654258971" calcext:value-type="float">
            <text:p>0.0055073654</text:p>
          </table:table-cell>
          <table:table-cell table:formula="of:=AVERAGE([.A2560];[.A2623];[.A2686];[.A2749];[.A2812];[.A2875];[.A2938];[.A3001];[.A3064];[.A3127])" office:value-type="float" office:value="0.009249480294956" calcext:value-type="float">
            <text:p>0.0092494803</text:p>
          </table:table-cell>
          <table:table-cell table:formula="of:=AVERAGE([.A3190];[.A3253];[.A3316];[.A3379];[.A3442];[.A3505];[.A3568];[.A3631];[.A3694];[.A3757])" office:value-type="float" office:value="0.00440887407271385" calcext:value-type="float">
            <text:p>0.0044088741</text:p>
          </table:table-cell>
          <table:table-cell table:formula="of:=AVERAGE([.A3820];[.A3883];[.A3946];[.A4009];[.A4072];[.A4135];[.A4198];[.A4261];[.A4324];[.A4387])" office:value-type="float" office:value="0.000000839254733698821" calcext:value-type="float">
            <text:p>8.39254733698821E-07</text:p>
          </table:table-cell>
          <table:table-cell table:number-columns-repeated="1014"/>
        </table:table-row>
        <table:table-row table:style-name="ro1">
          <table:table-cell office:value-type="float" office:value="0.051974189474294" calcext:value-type="float">
            <text:p>0.0519741895</text:p>
          </table:table-cell>
          <table:table-cell table:number-columns-repeated="2"/>
          <table:table-cell table:formula="of:=AVERAGE([.A41];[.A104];[.A167];[.A230];[.A293];[.A356];[.A419];[.A482];[.A545];[.A608])" office:value-type="float" office:value="0.0486116603582451" calcext:value-type="float">
            <text:p>0.0486116604</text:p>
          </table:table-cell>
          <table:table-cell table:formula="of:=AVERAGE([.A671];[.A734];[.A797];[.A860];[.A923];[.A986];[.A1049];[.A1112];[.A1175];[.A1238])" office:value-type="float" office:value="0.120187556453247" calcext:value-type="float">
            <text:p>0.1201875565</text:p>
          </table:table-cell>
          <table:table-cell table:formula="of:=AVERAGE([.A1301];[.A1364];[.A1427];[.A1490];[.A1553];[.A1616];[.A1679];[.A1742];[.A1805];[.A1868])" office:value-type="float" office:value="0.00186884035220208" calcext:value-type="float">
            <text:p>0.0018688404</text:p>
          </table:table-cell>
          <table:table-cell table:formula="of:=AVERAGE([.A1931];[.A1994];[.A2057];[.A2120];[.A2183];[.A2246];[.A2309];[.A2372];[.A2435];[.A2498])" office:value-type="float" office:value="0.00524331347714684" calcext:value-type="float">
            <text:p>0.0052433135</text:p>
          </table:table-cell>
          <table:table-cell table:formula="of:=AVERAGE([.A2561];[.A2624];[.A2687];[.A2750];[.A2813];[.A2876];[.A2939];[.A3002];[.A3065];[.A3128])" office:value-type="float" office:value="0.00906024253368629" calcext:value-type="float">
            <text:p>0.0090602425</text:p>
          </table:table-cell>
          <table:table-cell table:formula="of:=AVERAGE([.A3191];[.A3254];[.A3317];[.A3380];[.A3443];[.A3506];[.A3569];[.A3632];[.A3695];[.A3758])" office:value-type="float" office:value="0.0043808120070781" calcext:value-type="float">
            <text:p>0.004380812</text:p>
          </table:table-cell>
          <table:table-cell table:formula="of:=AVERAGE([.A3821];[.A3884];[.A3947];[.A4010];[.A4073];[.A4136];[.A4199];[.A4262];[.A4325];[.A4388])" office:value-type="float" office:value="0.000000820834400649996" calcext:value-type="float">
            <text:p>8.20834400649996E-07</text:p>
          </table:table-cell>
          <table:table-cell table:number-columns-repeated="1014"/>
        </table:table-row>
        <table:table-row table:style-name="ro1">
          <table:table-cell office:value-type="float" office:value="0.0518725204623456" calcext:value-type="float">
            <text:p>0.0518725205</text:p>
          </table:table-cell>
          <table:table-cell table:number-columns-repeated="2"/>
          <table:table-cell table:formula="of:=AVERAGE([.A42];[.A105];[.A168];[.A231];[.A294];[.A357];[.A420];[.A483];[.A546];[.A609])" office:value-type="float" office:value="0.0485434122683048" calcext:value-type="float">
            <text:p>0.0485434123</text:p>
          </table:table-cell>
          <table:table-cell table:formula="of:=AVERAGE([.A672];[.A735];[.A798];[.A861];[.A924];[.A987];[.A1050];[.A1113];[.A1176];[.A1239])" office:value-type="float" office:value="0.119894103442897" calcext:value-type="float">
            <text:p>0.1198941034</text:p>
          </table:table-cell>
          <table:table-cell table:formula="of:=AVERAGE([.A1302];[.A1365];[.A1428];[.A1491];[.A1554];[.A1617];[.A1680];[.A1743];[.A1806];[.A1869])" office:value-type="float" office:value="0.00180357430760071" calcext:value-type="float">
            <text:p>0.0018035743</text:p>
          </table:table-cell>
          <table:table-cell table:formula="of:=AVERAGE([.A1932];[.A1995];[.A2058];[.A2121];[.A2184];[.A2247];[.A2310];[.A2373];[.A2436];[.A2499])" office:value-type="float" office:value="0.00517492288506977" calcext:value-type="float">
            <text:p>0.0051749229</text:p>
          </table:table-cell>
          <table:table-cell table:formula="of:=AVERAGE([.A2562];[.A2625];[.A2688];[.A2751];[.A2814];[.A2877];[.A2940];[.A3003];[.A3066];[.A3129])" office:value-type="float" office:value="0.00888628028288291" calcext:value-type="float">
            <text:p>0.0088862803</text:p>
          </table:table-cell>
          <table:table-cell table:formula="of:=AVERAGE([.A3192];[.A3255];[.A3318];[.A3381];[.A3444];[.A3507];[.A3570];[.A3633];[.A3696];[.A3759])" office:value-type="float" office:value="0.00437588416490099" calcext:value-type="float">
            <text:p>0.0043758842</text:p>
          </table:table-cell>
          <table:table-cell table:formula="of:=AVERAGE([.A3822];[.A3885];[.A3948];[.A4011];[.A4074];[.A4137];[.A4200];[.A4263];[.A4326];[.A4389])" office:value-type="float" office:value="0.000000802016561631308" calcext:value-type="float">
            <text:p>0.000000802</text:p>
          </table:table-cell>
          <table:table-cell table:number-columns-repeated="1014"/>
        </table:table-row>
        <table:table-row table:style-name="ro1">
          <table:table-cell office:value-type="float" office:value="0.0517849765189184" calcext:value-type="float">
            <text:p>0.0517849765</text:p>
          </table:table-cell>
          <table:table-cell table:number-columns-repeated="2"/>
          <table:table-cell table:formula="of:=AVERAGE([.A43];[.A106];[.A169];[.A232];[.A295];[.A358];[.A421];[.A484];[.A547];[.A610])" office:value-type="float" office:value="0.0484805256992594" calcext:value-type="float">
            <text:p>0.0484805257</text:p>
          </table:table-cell>
          <table:table-cell table:formula="of:=AVERAGE([.A673];[.A736];[.A799];[.A862];[.A925];[.A988];[.A1051];[.A1114];[.A1177];[.A1240])" office:value-type="float" office:value="0.119622013981982" calcext:value-type="float">
            <text:p>0.119622014</text:p>
          </table:table-cell>
          <table:table-cell table:formula="of:=AVERAGE([.A1303];[.A1366];[.A1429];[.A1492];[.A1555];[.A1618];[.A1681];[.A1744];[.A1807];[.A1870])" office:value-type="float" office:value="0.00178886866863176" calcext:value-type="float">
            <text:p>0.0017888687</text:p>
          </table:table-cell>
          <table:table-cell table:formula="of:=AVERAGE([.A1933];[.A1996];[.A2059];[.A2122];[.A2185];[.A2248];[.A2311];[.A2374];[.A2437];[.A2500])" office:value-type="float" office:value="0.00519163502182975" calcext:value-type="float">
            <text:p>0.005191635</text:p>
          </table:table-cell>
          <table:table-cell table:formula="of:=AVERAGE([.A2563];[.A2626];[.A2689];[.A2752];[.A2815];[.A2878];[.A2941];[.A3004];[.A3067];[.A3130])" office:value-type="float" office:value="0.00871270058487736" calcext:value-type="float">
            <text:p>0.0087127006</text:p>
          </table:table-cell>
          <table:table-cell table:formula="of:=AVERAGE([.A3193];[.A3256];[.A3319];[.A3382];[.A3445];[.A3508];[.A3571];[.A3634];[.A3697];[.A3760])" office:value-type="float" office:value="0.00435540513966096" calcext:value-type="float">
            <text:p>0.0043554051</text:p>
          </table:table-cell>
          <table:table-cell table:formula="of:=AVERAGE([.A3823];[.A3886];[.A3949];[.A4012];[.A4075];[.A4138];[.A4201];[.A4264];[.A4327];[.A4390])" office:value-type="float" office:value="0.000000784343042722179" calcext:value-type="float">
            <text:p>7.84343042722179E-07</text:p>
          </table:table-cell>
          <table:table-cell table:number-columns-repeated="1014"/>
        </table:table-row>
        <table:table-row table:style-name="ro1">
          <table:table-cell office:value-type="float" office:value="0.0516973230233056" calcext:value-type="float">
            <text:p>0.051697323</text:p>
          </table:table-cell>
          <table:table-cell table:number-columns-repeated="2"/>
          <table:table-cell table:formula="of:=AVERAGE([.A44];[.A107];[.A170];[.A233];[.A296];[.A359];[.A422];[.A485];[.A548];[.A611])" office:value-type="float" office:value="0.048419932639547" calcext:value-type="float">
            <text:p>0.0484199326</text:p>
          </table:table-cell>
          <table:table-cell table:formula="of:=AVERAGE([.A674];[.A737];[.A800];[.A863];[.A926];[.A989];[.A1052];[.A1115];[.A1178];[.A1241])" office:value-type="float" office:value="0.11935433817839" calcext:value-type="float">
            <text:p>0.1193543382</text:p>
          </table:table-cell>
          <table:table-cell table:formula="of:=AVERAGE([.A1304];[.A1367];[.A1430];[.A1493];[.A1556];[.A1619];[.A1682];[.A1745];[.A1808];[.A1871])" office:value-type="float" office:value="0.00184230339848911" calcext:value-type="float">
            <text:p>0.0018423034</text:p>
          </table:table-cell>
          <table:table-cell table:formula="of:=AVERAGE([.A1934];[.A1997];[.A2060];[.A2123];[.A2186];[.A2249];[.A2312];[.A2375];[.A2438];[.A2501])" office:value-type="float" office:value="0.00538700597516631" calcext:value-type="float">
            <text:p>0.005387006</text:p>
          </table:table-cell>
          <table:table-cell table:formula="of:=AVERAGE([.A2564];[.A2627];[.A2690];[.A2753];[.A2816];[.A2879];[.A2942];[.A3005];[.A3068];[.A3131])" office:value-type="float" office:value="0.008548906008848" calcext:value-type="float">
            <text:p>0.008548906</text:p>
          </table:table-cell>
          <table:table-cell table:formula="of:=AVERAGE([.A3194];[.A3257];[.A3320];[.A3383];[.A3446];[.A3509];[.A3572];[.A3635];[.A3698];[.A3761])" office:value-type="float" office:value="0.00433088793922744" calcext:value-type="float">
            <text:p>0.0043308879</text:p>
          </table:table-cell>
          <table:table-cell table:formula="of:=AVERAGE([.A3824];[.A3887];[.A3950];[.A4013];[.A4076];[.A4139];[.A4202];[.A4265];[.A4328];[.A4391])" office:value-type="float" office:value="0.000000768435669289797" calcext:value-type="float">
            <text:p>7.68435669289797E-07</text:p>
          </table:table-cell>
          <table:table-cell table:number-columns-repeated="1014"/>
        </table:table-row>
        <table:table-row table:style-name="ro1">
          <table:table-cell office:value-type="float" office:value="0.0516088049335523" calcext:value-type="float">
            <text:p>0.0516088049</text:p>
          </table:table-cell>
          <table:table-cell table:number-columns-repeated="2"/>
          <table:table-cell table:formula="of:=AVERAGE([.A45];[.A108];[.A171];[.A234];[.A297];[.A360];[.A423];[.A486];[.A549];[.A612])" office:value-type="float" office:value="0.0483640897610637" calcext:value-type="float">
            <text:p>0.0483640898</text:p>
          </table:table-cell>
          <table:table-cell table:formula="of:=AVERAGE([.A675];[.A738];[.A801];[.A864];[.A927];[.A990];[.A1053];[.A1116];[.A1179];[.A1242])" office:value-type="float" office:value="0.119091832076889" calcext:value-type="float">
            <text:p>0.1190918321</text:p>
          </table:table-cell>
          <table:table-cell table:formula="of:=AVERAGE([.A1305];[.A1368];[.A1431];[.A1494];[.A1557];[.A1620];[.A1683];[.A1746];[.A1809];[.A1872])" office:value-type="float" office:value="0.00204016036498127" calcext:value-type="float">
            <text:p>0.0020401604</text:p>
          </table:table-cell>
          <table:table-cell table:formula="of:=AVERAGE([.A1935];[.A1998];[.A2061];[.A2124];[.A2187];[.A2250];[.A2313];[.A2376];[.A2439];[.A2502])" office:value-type="float" office:value="0.00519006083703772" calcext:value-type="float">
            <text:p>0.0051900608</text:p>
          </table:table-cell>
          <table:table-cell table:formula="of:=AVERAGE([.A2565];[.A2628];[.A2691];[.A2754];[.A2817];[.A2880];[.A2943];[.A3006];[.A3069];[.A3132])" office:value-type="float" office:value="0.00839034965692949" calcext:value-type="float">
            <text:p>0.0083903497</text:p>
          </table:table-cell>
          <table:table-cell table:formula="of:=AVERAGE([.A3195];[.A3258];[.A3321];[.A3384];[.A3447];[.A3510];[.A3573];[.A3636];[.A3699];[.A3762])" office:value-type="float" office:value="0.0042808183907569" calcext:value-type="float">
            <text:p>0.0042808184</text:p>
          </table:table-cell>
          <table:table-cell table:formula="of:=AVERAGE([.A3825];[.A3888];[.A3951];[.A4014];[.A4077];[.A4140];[.A4203];[.A4266];[.A4329];[.A4392])" office:value-type="float" office:value="0.000000752771856864819" calcext:value-type="float">
            <text:p>7.52771856864819E-07</text:p>
          </table:table-cell>
          <table:table-cell table:number-columns-repeated="1014"/>
        </table:table-row>
        <table:table-row table:style-name="ro1">
          <table:table-cell office:value-type="float" office:value="0.0515308164716573" calcext:value-type="float">
            <text:p>0.0515308165</text:p>
          </table:table-cell>
          <table:table-cell table:number-columns-repeated="2"/>
          <table:table-cell table:formula="of:=AVERAGE([.A46];[.A109];[.A172];[.A235];[.A298];[.A361];[.A424];[.A487];[.A550];[.A613])" office:value-type="float" office:value="0.0483113816696244" calcext:value-type="float">
            <text:p>0.0483113817</text:p>
          </table:table-cell>
          <table:table-cell table:formula="of:=AVERAGE([.A676];[.A739];[.A802];[.A865];[.A928];[.A991];[.A1054];[.A1117];[.A1180];[.A1243])" office:value-type="float" office:value="0.118838525843625" calcext:value-type="float">
            <text:p>0.1188385258</text:p>
          </table:table-cell>
          <table:table-cell table:formula="of:=AVERAGE([.A1306];[.A1369];[.A1432];[.A1495];[.A1558];[.A1621];[.A1684];[.A1747];[.A1810];[.A1873])" office:value-type="float" office:value="0.00219360582205016" calcext:value-type="float">
            <text:p>0.0021936058</text:p>
          </table:table-cell>
          <table:table-cell table:formula="of:=AVERAGE([.A1936];[.A1999];[.A2062];[.A2125];[.A2188];[.A2251];[.A2314];[.A2377];[.A2440];[.A2503])" office:value-type="float" office:value="0.00532742208632288" calcext:value-type="float">
            <text:p>0.0053274221</text:p>
          </table:table-cell>
          <table:table-cell table:formula="of:=AVERAGE([.A2566];[.A2629];[.A2692];[.A2755];[.A2818];[.A2881];[.A2944];[.A3007];[.A3070];[.A3133])" office:value-type="float" office:value="0.00823848546786955" calcext:value-type="float">
            <text:p>0.0082384855</text:p>
          </table:table-cell>
          <table:table-cell table:formula="of:=AVERAGE([.A3196];[.A3259];[.A3322];[.A3385];[.A3448];[.A3511];[.A3574];[.A3637];[.A3700];[.A3763])" office:value-type="float" office:value="0.00425554462469263" calcext:value-type="float">
            <text:p>0.0042555446</text:p>
          </table:table-cell>
          <table:table-cell table:formula="of:=AVERAGE([.A3826];[.A3889];[.A3952];[.A4015];[.A4078];[.A4141];[.A4204];[.A4267];[.A4330];[.A4393])" office:value-type="float" office:value="0.000000737542795895673" calcext:value-type="float">
            <text:p>7.37542795895673E-07</text:p>
          </table:table-cell>
          <table:table-cell table:number-columns-repeated="1014"/>
        </table:table-row>
        <table:table-row table:style-name="ro1">
          <table:table-cell office:value-type="float" office:value="0.051452020242783" calcext:value-type="float">
            <text:p>0.0514520202</text:p>
          </table:table-cell>
          <table:table-cell table:number-columns-repeated="2"/>
          <table:table-cell table:formula="of:=AVERAGE([.A47];[.A110];[.A173];[.A236];[.A299];[.A362];[.A425];[.A488];[.A551];[.A614])" office:value-type="float" office:value="0.0482603671621353" calcext:value-type="float">
            <text:p>0.0482603672</text:p>
          </table:table-cell>
          <table:table-cell table:formula="of:=AVERAGE([.A677];[.A740];[.A803];[.A866];[.A929];[.A992];[.A1055];[.A1118];[.A1181];[.A1244])" office:value-type="float" office:value="0.118593288859198" calcext:value-type="float">
            <text:p>0.1185932889</text:p>
          </table:table-cell>
          <table:table-cell table:formula="of:=AVERAGE([.A1307];[.A1370];[.A1433];[.A1496];[.A1559];[.A1622];[.A1685];[.A1748];[.A1811];[.A1874])" office:value-type="float" office:value="0.00225708166711256" calcext:value-type="float">
            <text:p>0.0022570817</text:p>
          </table:table-cell>
          <table:table-cell table:formula="of:=AVERAGE([.A1937];[.A2000];[.A2063];[.A2126];[.A2189];[.A2252];[.A2315];[.A2378];[.A2441];[.A2504])" office:value-type="float" office:value="0.0055730810172884" calcext:value-type="float">
            <text:p>0.005573081</text:p>
          </table:table-cell>
          <table:table-cell table:formula="of:=AVERAGE([.A2567];[.A2630];[.A2693];[.A2756];[.A2819];[.A2882];[.A2945];[.A3008];[.A3071];[.A3134])" office:value-type="float" office:value="0.00809474224206588" calcext:value-type="float">
            <text:p>0.0080947422</text:p>
          </table:table-cell>
          <table:table-cell table:formula="of:=AVERAGE([.A3197];[.A3260];[.A3323];[.A3386];[.A3449];[.A3512];[.A3575];[.A3638];[.A3701];[.A3764])" office:value-type="float" office:value="0.00415640449225333" calcext:value-type="float">
            <text:p>0.0041564045</text:p>
          </table:table-cell>
          <table:table-cell table:formula="of:=AVERAGE([.A3827];[.A3890];[.A3953];[.A4016];[.A4079];[.A4142];[.A4205];[.A4268];[.A4331];[.A4394])" office:value-type="float" office:value="0.00000072355377944394" calcext:value-type="float">
            <text:p>7.2355377944394E-07</text:p>
          </table:table-cell>
          <table:table-cell table:number-columns-repeated="1014"/>
        </table:table-row>
        <table:table-row table:style-name="ro1">
          <table:table-cell office:value-type="float" office:value="0.0513793786001239" calcext:value-type="float">
            <text:p>0.0513793786</text:p>
          </table:table-cell>
          <table:table-cell table:number-columns-repeated="2"/>
          <table:table-cell table:formula="of:=AVERAGE([.A48];[.A111];[.A174];[.A237];[.A300];[.A363];[.A426];[.A489];[.A552];[.A615])" office:value-type="float" office:value="0.048211876534045" calcext:value-type="float">
            <text:p>0.0482118765</text:p>
          </table:table-cell>
          <table:table-cell table:formula="of:=AVERAGE([.A678];[.A741];[.A804];[.A867];[.A930];[.A993];[.A1056];[.A1119];[.A1182];[.A1245])" office:value-type="float" office:value="0.118354420791385" calcext:value-type="float">
            <text:p>0.1183544208</text:p>
          </table:table-cell>
          <table:table-cell table:formula="of:=AVERAGE([.A1308];[.A1371];[.A1434];[.A1497];[.A1560];[.A1623];[.A1686];[.A1749];[.A1812];[.A1875])" office:value-type="float" office:value="0.00256733914029977" calcext:value-type="float">
            <text:p>0.0025673391</text:p>
          </table:table-cell>
          <table:table-cell table:formula="of:=AVERAGE([.A1938];[.A2001];[.A2064];[.A2127];[.A2190];[.A2253];[.A2316];[.A2379];[.A2442];[.A2505])" office:value-type="float" office:value="0.00545701994006695" calcext:value-type="float">
            <text:p>0.0054570199</text:p>
          </table:table-cell>
          <table:table-cell table:formula="of:=AVERAGE([.A2568];[.A2631];[.A2694];[.A2757];[.A2820];[.A2883];[.A2946];[.A3009];[.A3072];[.A3135])" office:value-type="float" office:value="0.00795425811346076" calcext:value-type="float">
            <text:p>0.0079542581</text:p>
          </table:table-cell>
          <table:table-cell table:formula="of:=AVERAGE([.A3198];[.A3261];[.A3324];[.A3387];[.A3450];[.A3513];[.A3576];[.A3639];[.A3702];[.A3765])" office:value-type="float" office:value="0.00415570472706017" calcext:value-type="float">
            <text:p>0.0041557047</text:p>
          </table:table-cell>
          <table:table-cell table:formula="of:=AVERAGE([.A3828];[.A3891];[.A3954];[.A4017];[.A4080];[.A4143];[.A4206];[.A4269];[.A4332];[.A4395])" office:value-type="float" office:value="0.000000710334093153977" calcext:value-type="float">
            <text:p>7.10334093153977E-07</text:p>
          </table:table-cell>
          <table:table-cell table:number-columns-repeated="1014"/>
        </table:table-row>
        <table:table-row table:style-name="ro1">
          <table:table-cell office:value-type="float" office:value="0.0513130501937781" calcext:value-type="float">
            <text:p>0.0513130502</text:p>
          </table:table-cell>
          <table:table-cell table:number-columns-repeated="2"/>
          <table:table-cell table:formula="of:=AVERAGE([.A49];[.A112];[.A175];[.A238];[.A301];[.A364];[.A427];[.A490];[.A553];[.A616])" office:value-type="float" office:value="0.0481661938567281" calcext:value-type="float">
            <text:p>0.0481661939</text:p>
          </table:table-cell>
          <table:table-cell table:formula="of:=AVERAGE([.A679];[.A742];[.A805];[.A868];[.A931];[.A994];[.A1057];[.A1120];[.A1183];[.A1246])" office:value-type="float" office:value="0.118128552606839" calcext:value-type="float">
            <text:p>0.1181285526</text:p>
          </table:table-cell>
          <table:table-cell table:formula="of:=AVERAGE([.A1309];[.A1372];[.A1435];[.A1498];[.A1561];[.A1624];[.A1687];[.A1750];[.A1813];[.A1876])" office:value-type="float" office:value="0.00259944018197244" calcext:value-type="float">
            <text:p>0.0025994402</text:p>
          </table:table-cell>
          <table:table-cell table:formula="of:=AVERAGE([.A1939];[.A2002];[.A2065];[.A2128];[.A2191];[.A2254];[.A2317];[.A2380];[.A2443];[.A2506])" office:value-type="float" office:value="0.005350844566866" calcext:value-type="float">
            <text:p>0.0053508446</text:p>
          </table:table-cell>
          <table:table-cell table:formula="of:=AVERAGE([.A2569];[.A2632];[.A2695];[.A2758];[.A2821];[.A2884];[.A2947];[.A3010];[.A3073];[.A3136])" office:value-type="float" office:value="0.00782058254193492" calcext:value-type="float">
            <text:p>0.0078205825</text:p>
          </table:table-cell>
          <table:table-cell table:formula="of:=AVERAGE([.A3199];[.A3262];[.A3325];[.A3388];[.A3451];[.A3514];[.A3577];[.A3640];[.A3703];[.A3766])" office:value-type="float" office:value="0.00410674905487539" calcext:value-type="float">
            <text:p>0.0041067491</text:p>
          </table:table-cell>
          <table:table-cell table:formula="of:=AVERAGE([.A3829];[.A3892];[.A3955];[.A4018];[.A4081];[.A4144];[.A4207];[.A4270];[.A4333];[.A4396])" office:value-type="float" office:value="0.00000069751000119837" calcext:value-type="float">
            <text:p>6.9751000119837E-07</text:p>
          </table:table-cell>
          <table:table-cell table:number-columns-repeated="1014"/>
        </table:table-row>
        <table:table-row table:style-name="ro1">
          <table:table-cell office:value-type="float" office:value="0.0512503542649352" calcext:value-type="float">
            <text:p>0.0512503543</text:p>
          </table:table-cell>
          <table:table-cell table:number-columns-repeated="2"/>
          <table:table-cell table:formula="of:=AVERAGE([.A50];[.A113];[.A176];[.A239];[.A302];[.A365];[.A428];[.A491];[.A554];[.A617])" office:value-type="float" office:value="0.0481234340177628" calcext:value-type="float">
            <text:p>0.048123434</text:p>
          </table:table-cell>
          <table:table-cell table:formula="of:=AVERAGE([.A680];[.A743];[.A806];[.A869];[.A932];[.A995];[.A1058];[.A1121];[.A1184];[.A1247])" office:value-type="float" office:value="0.117909788630136" calcext:value-type="float">
            <text:p>0.1179097886</text:p>
          </table:table-cell>
          <table:table-cell table:formula="of:=AVERAGE([.A1310];[.A1373];[.A1436];[.A1499];[.A1562];[.A1625];[.A1688];[.A1751];[.A1814];[.A1877])" office:value-type="float" office:value="0.00271846852956012" calcext:value-type="float">
            <text:p>0.0027184685</text:p>
          </table:table-cell>
          <table:table-cell table:formula="of:=AVERAGE([.A1940];[.A2003];[.A2066];[.A2129];[.A2192];[.A2255];[.A2318];[.A2381];[.A2444];[.A2507])" office:value-type="float" office:value="0.00539406440596274" calcext:value-type="float">
            <text:p>0.0053940644</text:p>
          </table:table-cell>
          <table:table-cell table:formula="of:=AVERAGE([.A2570];[.A2633];[.A2696];[.A2759];[.A2822];[.A2885];[.A2948];[.A3011];[.A3074];[.A3137])" office:value-type="float" office:value="0.00769253856888496" calcext:value-type="float">
            <text:p>0.0076925386</text:p>
          </table:table-cell>
          <table:table-cell table:formula="of:=AVERAGE([.A3200];[.A3263];[.A3326];[.A3389];[.A3452];[.A3515];[.A3578];[.A3641];[.A3704];[.A3767])" office:value-type="float" office:value="0.00405640804007403" calcext:value-type="float">
            <text:p>0.004056408</text:p>
          </table:table-cell>
          <table:table-cell table:formula="of:=AVERAGE([.A3830];[.A3893];[.A3956];[.A4019];[.A4082];[.A4145];[.A4208];[.A4271];[.A4334];[.A4397])" office:value-type="float" office:value="0.000000685146511840875" calcext:value-type="float">
            <text:p>6.85146511840875E-07</text:p>
          </table:table-cell>
          <table:table-cell table:number-columns-repeated="1014"/>
        </table:table-row>
        <table:table-row table:style-name="ro1">
          <table:table-cell office:value-type="float" office:value="0.0511852344755713" calcext:value-type="float">
            <text:p>0.0511852345</text:p>
          </table:table-cell>
          <table:table-cell table:number-columns-repeated="2"/>
          <table:table-cell table:formula="of:=AVERAGE([.A51];[.A114];[.A177];[.A240];[.A303];[.A366];[.A429];[.A492];[.A555];[.A618])" office:value-type="float" office:value="0.0480823068143498" calcext:value-type="float">
            <text:p>0.0480823068</text:p>
          </table:table-cell>
          <table:table-cell table:formula="of:=AVERAGE([.A681];[.A744];[.A807];[.A870];[.A933];[.A996];[.A1059];[.A1122];[.A1185];[.A1248])" office:value-type="float" office:value="0.117692295304269" calcext:value-type="float">
            <text:p>0.1176922953</text:p>
          </table:table-cell>
          <table:table-cell table:formula="of:=AVERAGE([.A1311];[.A1374];[.A1437];[.A1500];[.A1563];[.A1626];[.A1689];[.A1752];[.A1815];[.A1878])" office:value-type="float" office:value="0.00300532758767632" calcext:value-type="float">
            <text:p>0.0030053276</text:p>
          </table:table-cell>
          <table:table-cell table:formula="of:=AVERAGE([.A1941];[.A2004];[.A2067];[.A2130];[.A2193];[.A2256];[.A2319];[.A2382];[.A2445];[.A2508])" office:value-type="float" office:value="0.00526458169272588" calcext:value-type="float">
            <text:p>0.0052645817</text:p>
          </table:table-cell>
          <table:table-cell table:formula="of:=AVERAGE([.A2571];[.A2634];[.A2697];[.A2760];[.A2823];[.A2886];[.A2949];[.A3012];[.A3075];[.A3138])" office:value-type="float" office:value="0.00756913502264341" calcext:value-type="float">
            <text:p>0.007569135</text:p>
          </table:table-cell>
          <table:table-cell table:formula="of:=AVERAGE([.A3201];[.A3264];[.A3327];[.A3390];[.A3453];[.A3516];[.A3579];[.A3642];[.A3705];[.A3768])" office:value-type="float" office:value="0.00403177555398157" calcext:value-type="float">
            <text:p>0.0040317756</text:p>
          </table:table-cell>
          <table:table-cell table:formula="of:=AVERAGE([.A3831];[.A3894];[.A3957];[.A4020];[.A4083];[.A4146];[.A4209];[.A4272];[.A4335];[.A4398])" office:value-type="float" office:value="0.000000673246198844634" calcext:value-type="float">
            <text:p>6.73246198844634E-07</text:p>
          </table:table-cell>
          <table:table-cell table:number-columns-repeated="1014"/>
        </table:table-row>
        <table:table-row table:style-name="ro1">
          <table:table-cell office:value-type="float" office:value="0.0511273530854679" calcext:value-type="float">
            <text:p>0.0511273531</text:p>
          </table:table-cell>
          <table:table-cell table:number-columns-repeated="2"/>
          <table:table-cell table:formula="of:=AVERAGE([.A52];[.A115];[.A178];[.A241];[.A304];[.A367];[.A430];[.A493];[.A556];[.A619])" office:value-type="float" office:value="0.0480430728822573" calcext:value-type="float">
            <text:p>0.0480430729</text:p>
          </table:table-cell>
          <table:table-cell table:formula="of:=AVERAGE([.A682];[.A745];[.A808];[.A871];[.A934];[.A997];[.A1060];[.A1123];[.A1186];[.A1249])" office:value-type="float" office:value="0.117472000886272" calcext:value-type="float">
            <text:p>0.1174720009</text:p>
          </table:table-cell>
          <table:table-cell table:formula="of:=AVERAGE([.A1312];[.A1375];[.A1438];[.A1501];[.A1564];[.A1627];[.A1690];[.A1753];[.A1816];[.A1879])" office:value-type="float" office:value="0.00299128259144713" calcext:value-type="float">
            <text:p>0.0029912826</text:p>
          </table:table-cell>
          <table:table-cell table:formula="of:=AVERAGE([.A1942];[.A2005];[.A2068];[.A2131];[.A2194];[.A2257];[.A2320];[.A2383];[.A2446];[.A2509])" office:value-type="float" office:value="0.00530068150598088" calcext:value-type="float">
            <text:p>0.0053006815</text:p>
          </table:table-cell>
          <table:table-cell table:formula="of:=AVERAGE([.A2572];[.A2635];[.A2698];[.A2761];[.A2824];[.A2887];[.A2950];[.A3013];[.A3076];[.A3139])" office:value-type="float" office:value="0.00744877900887165" calcext:value-type="float">
            <text:p>0.007448779</text:p>
          </table:table-cell>
          <table:table-cell table:formula="of:=AVERAGE([.A3202];[.A3265];[.A3328];[.A3391];[.A3454];[.A3517];[.A3580];[.A3643];[.A3706];[.A3769])" office:value-type="float" office:value="0.00400667260463615" calcext:value-type="float">
            <text:p>0.0040066726</text:p>
          </table:table-cell>
          <table:table-cell table:formula="of:=AVERAGE([.A3832];[.A3895];[.A3958];[.A4021];[.A4084];[.A4147];[.A4210];[.A4273];[.A4336];[.A4399])" office:value-type="float" office:value="0.000000661582542043832" calcext:value-type="float">
            <text:p>6.61582542043832E-07</text:p>
          </table:table-cell>
          <table:table-cell table:number-columns-repeated="1014"/>
        </table:table-row>
        <table:table-row table:style-name="ro1">
          <table:table-cell office:value-type="float" office:value="0.0510749525950951" calcext:value-type="float">
            <text:p>0.0510749526</text:p>
          </table:table-cell>
          <table:table-cell table:number-columns-repeated="2"/>
          <table:table-cell table:formula="of:=AVERAGE([.A53];[.A116];[.A179];[.A242];[.A305];[.A368];[.A431];[.A494];[.A557];[.A620])" office:value-type="float" office:value="0.0480054999185735" calcext:value-type="float">
            <text:p>0.0480054999</text:p>
          </table:table-cell>
          <table:table-cell table:formula="of:=AVERAGE([.A683];[.A746];[.A809];[.A872];[.A935];[.A998];[.A1061];[.A1124];[.A1187];[.A1250])" office:value-type="float" office:value="0.117260731097271" calcext:value-type="float">
            <text:p>0.1172607311</text:p>
          </table:table-cell>
          <table:table-cell table:formula="of:=AVERAGE([.A1313];[.A1376];[.A1439];[.A1502];[.A1565];[.A1628];[.A1691];[.A1754];[.A1817];[.A1880])" office:value-type="float" office:value="0.00301424529812797" calcext:value-type="float">
            <text:p>0.0030142453</text:p>
          </table:table-cell>
          <table:table-cell table:formula="of:=AVERAGE([.A1943];[.A2006];[.A2069];[.A2132];[.A2195];[.A2258];[.A2321];[.A2384];[.A2447];[.A2510])" office:value-type="float" office:value="0.00532607526917261" calcext:value-type="float">
            <text:p>0.0053260753</text:p>
          </table:table-cell>
          <table:table-cell table:formula="of:=AVERAGE([.A2573];[.A2636];[.A2699];[.A2762];[.A2825];[.A2888];[.A2951];[.A3014];[.A3077];[.A3140])" office:value-type="float" office:value="0.00733324926883451" calcext:value-type="float">
            <text:p>0.0073332493</text:p>
          </table:table-cell>
          <table:table-cell table:formula="of:=AVERAGE([.A3203];[.A3266];[.A3329];[.A3392];[.A3455];[.A3518];[.A3581];[.A3644];[.A3707];[.A3770])" office:value-type="float" office:value="0.00398100050845083" calcext:value-type="float">
            <text:p>0.0039810005</text:p>
          </table:table-cell>
          <table:table-cell table:formula="of:=AVERAGE([.A3833];[.A3896];[.A3959];[.A4022];[.A4085];[.A4148];[.A4211];[.A4274];[.A4337];[.A4400])" office:value-type="float" office:value="0.000000650695545731833" calcext:value-type="float">
            <text:p>6.50695545731833E-07</text:p>
          </table:table-cell>
          <table:table-cell table:number-columns-repeated="1014"/>
        </table:table-row>
        <table:table-row table:style-name="ro1">
          <table:table-cell office:value-type="float" office:value="0.0510263155085411" calcext:value-type="float">
            <text:p>0.0510263155</text:p>
          </table:table-cell>
          <table:table-cell table:number-columns-repeated="2"/>
          <table:table-cell table:formula="of:=AVERAGE([.A54];[.A117];[.A180];[.A243];[.A306];[.A369];[.A432];[.A495];[.A558];[.A621])" office:value-type="float" office:value="0.0479699111180763" calcext:value-type="float">
            <text:p>0.0479699111</text:p>
          </table:table-cell>
          <table:table-cell table:formula="of:=AVERAGE([.A684];[.A747];[.A810];[.A873];[.A936];[.A999];[.A1062];[.A1125];[.A1188];[.A1251])" office:value-type="float" office:value="0.117050193196392" calcext:value-type="float">
            <text:p>0.1170501932</text:p>
          </table:table-cell>
          <table:table-cell table:formula="of:=AVERAGE([.A1314];[.A1377];[.A1440];[.A1503];[.A1566];[.A1629];[.A1692];[.A1755];[.A1818];[.A1881])" office:value-type="float" office:value="0.00301096869685789" calcext:value-type="float">
            <text:p>0.0030109687</text:p>
          </table:table-cell>
          <table:table-cell table:formula="of:=AVERAGE([.A1944];[.A2007];[.A2070];[.A2133];[.A2196];[.A2259];[.A2322];[.A2385];[.A2448];[.A2511])" office:value-type="float" office:value="0.00516676107794662" calcext:value-type="float">
            <text:p>0.0051667611</text:p>
          </table:table-cell>
          <table:table-cell table:formula="of:=AVERAGE([.A2574];[.A2637];[.A2700];[.A2763];[.A2826];[.A2889];[.A2952];[.A3015];[.A3078];[.A3141])" office:value-type="float" office:value="0.00722155170455966" calcext:value-type="float">
            <text:p>0.0072215517</text:p>
          </table:table-cell>
          <table:table-cell table:formula="of:=AVERAGE([.A3204];[.A3267];[.A3330];[.A3393];[.A3456];[.A3519];[.A3582];[.A3645];[.A3708];[.A3771])" office:value-type="float" office:value="0.00396231920578985" calcext:value-type="float">
            <text:p>0.0039623192</text:p>
          </table:table-cell>
          <table:table-cell table:formula="of:=AVERAGE([.A3834];[.A3897];[.A3960];[.A4023];[.A4086];[.A4149];[.A4212];[.A4275];[.A4338];[.A4401])" office:value-type="float" office:value="0.000000640235151076321" calcext:value-type="float">
            <text:p>6.40235151076321E-07</text:p>
          </table:table-cell>
          <table:table-cell table:number-columns-repeated="1014"/>
        </table:table-row>
        <table:table-row table:style-name="ro1">
          <table:table-cell office:value-type="float" office:value="0.0509770343688827" calcext:value-type="float">
            <text:p>0.0509770344</text:p>
          </table:table-cell>
          <table:table-cell table:number-columns-repeated="2"/>
          <table:table-cell table:formula="of:=AVERAGE([.A55];[.A118];[.A181];[.A244];[.A307];[.A370];[.A433];[.A496];[.A559];[.A622])" office:value-type="float" office:value="0.0479358794834904" calcext:value-type="float">
            <text:p>0.0479358795</text:p>
          </table:table-cell>
          <table:table-cell table:formula="of:=AVERAGE([.A685];[.A748];[.A811];[.A874];[.A937];[.A1000];[.A1063];[.A1126];[.A1189];[.A1252])" office:value-type="float" office:value="0.11684890075498" calcext:value-type="float">
            <text:p>0.1168489008</text:p>
          </table:table-cell>
          <table:table-cell table:formula="of:=AVERAGE([.A1315];[.A1378];[.A1441];[.A1504];[.A1567];[.A1630];[.A1693];[.A1756];[.A1819];[.A1882])" office:value-type="float" office:value="0.0032282913612272" calcext:value-type="float">
            <text:p>0.0032282914</text:p>
          </table:table-cell>
          <table:table-cell table:formula="of:=AVERAGE([.A1945];[.A2008];[.A2071];[.A2134];[.A2197];[.A2260];[.A2323];[.A2386];[.A2449];[.A2512])" office:value-type="float" office:value="0.00533268062215743" calcext:value-type="float">
            <text:p>0.0053326806</text:p>
          </table:table-cell>
          <table:table-cell table:formula="of:=AVERAGE([.A2575];[.A2638];[.A2701];[.A2764];[.A2827];[.A2890];[.A2953];[.A3016];[.A3079];[.A3142])" office:value-type="float" office:value="0.00711405549935533" calcext:value-type="float">
            <text:p>0.0071140555</text:p>
          </table:table-cell>
          <table:table-cell table:formula="of:=AVERAGE([.A3205];[.A3268];[.A3331];[.A3394];[.A3457];[.A3520];[.A3583];[.A3646];[.A3709];[.A3772])" office:value-type="float" office:value="0.00393273246687166" calcext:value-type="float">
            <text:p>0.0039327325</text:p>
          </table:table-cell>
          <table:table-cell table:formula="of:=AVERAGE([.A3835];[.A3898];[.A3961];[.A4024];[.A4087];[.A4150];[.A4213];[.A4276];[.A4339];[.A4402])" office:value-type="float" office:value="0.000000630595708620205" calcext:value-type="float">
            <text:p>6.30595708620205E-07</text:p>
          </table:table-cell>
          <table:table-cell table:number-columns-repeated="1014"/>
        </table:table-row>
        <table:table-row table:style-name="ro1">
          <table:table-cell office:value-type="float" office:value="0.0509295205568045" calcext:value-type="float">
            <text:p>0.0509295206</text:p>
          </table:table-cell>
          <table:table-cell table:number-columns-repeated="2"/>
          <table:table-cell table:formula="of:=AVERAGE([.A56];[.A119];[.A182];[.A245];[.A308];[.A371];[.A434];[.A497];[.A560];[.A623])" office:value-type="float" office:value="0.0479032374142364" calcext:value-type="float">
            <text:p>0.0479032374</text:p>
          </table:table-cell>
          <table:table-cell table:formula="of:=AVERAGE([.A686];[.A749];[.A812];[.A875];[.A938];[.A1001];[.A1064];[.A1127];[.A1190];[.A1253])" office:value-type="float" office:value="0.116653678671942" calcext:value-type="float">
            <text:p>0.1166536787</text:p>
          </table:table-cell>
          <table:table-cell table:formula="of:=AVERAGE([.A1316];[.A1379];[.A1442];[.A1505];[.A1568];[.A1631];[.A1694];[.A1757];[.A1820];[.A1883])" office:value-type="float" office:value="0.00343814477147578" calcext:value-type="float">
            <text:p>0.0034381448</text:p>
          </table:table-cell>
          <table:table-cell table:formula="of:=AVERAGE([.A1946];[.A2009];[.A2072];[.A2135];[.A2198];[.A2261];[.A2324];[.A2387];[.A2450];[.A2513])" office:value-type="float" office:value="0.00507927842626528" calcext:value-type="float">
            <text:p>0.0050792784</text:p>
          </table:table-cell>
          <table:table-cell table:formula="of:=AVERAGE([.A2576];[.A2639];[.A2702];[.A2765];[.A2828];[.A2891];[.A2954];[.A3017];[.A3080];[.A3143])" office:value-type="float" office:value="0.00700765465938684" calcext:value-type="float">
            <text:p>0.0070076547</text:p>
          </table:table-cell>
          <table:table-cell table:formula="of:=AVERAGE([.A3206];[.A3269];[.A3332];[.A3395];[.A3458];[.A3521];[.A3584];[.A3647];[.A3710];[.A3773])" office:value-type="float" office:value="0.00388222379200923" calcext:value-type="float">
            <text:p>0.0038822238</text:p>
          </table:table-cell>
          <table:table-cell table:formula="of:=AVERAGE([.A3836];[.A3899];[.A3962];[.A4025];[.A4088];[.A4151];[.A4214];[.A4277];[.A4340];[.A4403])" office:value-type="float" office:value="0.000000621079775155041" calcext:value-type="float">
            <text:p>6.21079775155041E-07</text:p>
          </table:table-cell>
          <table:table-cell table:number-columns-repeated="1014"/>
        </table:table-row>
        <table:table-row table:style-name="ro1">
          <table:table-cell office:value-type="float" office:value="0.0508839777439938" calcext:value-type="float">
            <text:p>0.0508839777</text:p>
          </table:table-cell>
          <table:table-cell table:number-columns-repeated="2"/>
          <table:table-cell table:formula="of:=AVERAGE([.A57];[.A120];[.A183];[.A246];[.A309];[.A372];[.A435];[.A498];[.A561];[.A624])" office:value-type="float" office:value="0.0478722512661242" calcext:value-type="float">
            <text:p>0.0478722513</text:p>
          </table:table-cell>
          <table:table-cell table:formula="of:=AVERAGE([.A687];[.A750];[.A813];[.A876];[.A939];[.A1002];[.A1065];[.A1128];[.A1191];[.A1254])" office:value-type="float" office:value="0.116468403463424" calcext:value-type="float">
            <text:p>0.1164684035</text:p>
          </table:table-cell>
          <table:table-cell table:formula="of:=AVERAGE([.A1317];[.A1380];[.A1443];[.A1506];[.A1569];[.A1632];[.A1695];[.A1758];[.A1821];[.A1884])" office:value-type="float" office:value="0.00360647515930629" calcext:value-type="float">
            <text:p>0.0036064752</text:p>
          </table:table-cell>
          <table:table-cell table:formula="of:=AVERAGE([.A1947];[.A2010];[.A2073];[.A2136];[.A2199];[.A2262];[.A2325];[.A2388];[.A2451];[.A2514])" office:value-type="float" office:value="0.00498862788050176" calcext:value-type="float">
            <text:p>0.0049886279</text:p>
          </table:table-cell>
          <table:table-cell table:formula="of:=AVERAGE([.A2577];[.A2640];[.A2703];[.A2766];[.A2829];[.A2892];[.A2955];[.A3018];[.A3081];[.A3144])" office:value-type="float" office:value="0.00690592634581172" calcext:value-type="float">
            <text:p>0.0069059263</text:p>
          </table:table-cell>
          <table:table-cell table:formula="of:=AVERAGE([.A3207];[.A3270];[.A3333];[.A3396];[.A3459];[.A3522];[.A3585];[.A3648];[.A3711];[.A3774])" office:value-type="float" office:value="0.003831572370775" calcext:value-type="float">
            <text:p>0.0038315724</text:p>
          </table:table-cell>
          <table:table-cell table:formula="of:=AVERAGE([.A3837];[.A3900];[.A3963];[.A4026];[.A4089];[.A4152];[.A4215];[.A4278];[.A4341];[.A4404])" office:value-type="float" office:value="0.000000611392188110505" calcext:value-type="float">
            <text:p>6.11392188110505E-07</text:p>
          </table:table-cell>
          <table:table-cell table:number-columns-repeated="1014"/>
        </table:table-row>
        <table:table-row table:style-name="ro1">
          <table:table-cell office:value-type="float" office:value="0.0508432206660684" calcext:value-type="float">
            <text:p>0.0508432207</text:p>
          </table:table-cell>
          <table:table-cell table:number-columns-repeated="2"/>
          <table:table-cell table:formula="of:=AVERAGE([.A58];[.A121];[.A184];[.A247];[.A310];[.A373];[.A436];[.A499];[.A562];[.A625])" office:value-type="float" office:value="0.0478424769716904" calcext:value-type="float">
            <text:p>0.047842477</text:p>
          </table:table-cell>
          <table:table-cell table:formula="of:=AVERAGE([.A688];[.A751];[.A814];[.A877];[.A940];[.A1003];[.A1066];[.A1129];[.A1192];[.A1255])" office:value-type="float" office:value="0.116286640850202" calcext:value-type="float">
            <text:p>0.1162866409</text:p>
          </table:table-cell>
          <table:table-cell table:formula="of:=AVERAGE([.A1318];[.A1381];[.A1444];[.A1507];[.A1570];[.A1633];[.A1696];[.A1759];[.A1822];[.A1885])" office:value-type="float" office:value="0.00354513124548364" calcext:value-type="float">
            <text:p>0.0035451312</text:p>
          </table:table-cell>
          <table:table-cell table:formula="of:=AVERAGE([.A1948];[.A2011];[.A2074];[.A2137];[.A2200];[.A2263];[.A2326];[.A2389];[.A2452];[.A2515])" office:value-type="float" office:value="0.00498960382080661" calcext:value-type="float">
            <text:p>0.0049896038</text:p>
          </table:table-cell>
          <table:table-cell table:formula="of:=AVERAGE([.A2578];[.A2641];[.A2704];[.A2767];[.A2830];[.A2893];[.A2956];[.A3019];[.A3082];[.A3145])" office:value-type="float" office:value="0.00680837467881848" calcext:value-type="float">
            <text:p>0.0068083747</text:p>
          </table:table-cell>
          <table:table-cell table:formula="of:=AVERAGE([.A3208];[.A3271];[.A3334];[.A3397];[.A3460];[.A3523];[.A3586];[.A3649];[.A3712];[.A3775])" office:value-type="float" office:value="0.00375752776702677" calcext:value-type="float">
            <text:p>0.0037575278</text:p>
          </table:table-cell>
          <table:table-cell table:formula="of:=AVERAGE([.A3838];[.A3901];[.A3964];[.A4027];[.A4090];[.A4153];[.A4216];[.A4279];[.A4342];[.A4405])" office:value-type="float" office:value="0.00000060122594920843" calcext:value-type="float">
            <text:p>6.0122594920843E-07</text:p>
          </table:table-cell>
          <table:table-cell table:number-columns-repeated="1014"/>
        </table:table-row>
        <table:table-row table:style-name="ro1">
          <table:table-cell office:value-type="float" office:value="0.0508054287286708" calcext:value-type="float">
            <text:p>0.0508054287</text:p>
          </table:table-cell>
          <table:table-cell table:number-columns-repeated="2"/>
          <table:table-cell table:formula="of:=AVERAGE([.A59];[.A122];[.A185];[.A248];[.A311];[.A374];[.A437];[.A500];[.A563];[.A626])" office:value-type="float" office:value="0.0478136405873598" calcext:value-type="float">
            <text:p>0.0478136406</text:p>
          </table:table-cell>
          <table:table-cell table:formula="of:=AVERAGE([.A689];[.A752];[.A815];[.A878];[.A941];[.A1004];[.A1067];[.A1130];[.A1193];[.A1256])" office:value-type="float" office:value="0.116116817068302" calcext:value-type="float">
            <text:p>0.1161168171</text:p>
          </table:table-cell>
          <table:table-cell table:formula="of:=AVERAGE([.A1319];[.A1382];[.A1445];[.A1508];[.A1571];[.A1634];[.A1697];[.A1760];[.A1823];[.A1886])" office:value-type="float" office:value="0.00355938010768198" calcext:value-type="float">
            <text:p>0.0035593801</text:p>
          </table:table-cell>
          <table:table-cell table:formula="of:=AVERAGE([.A1949];[.A2012];[.A2075];[.A2138];[.A2201];[.A2264];[.A2327];[.A2390];[.A2453];[.A2516])" office:value-type="float" office:value="0.00509414600973586" calcext:value-type="float">
            <text:p>0.005094146</text:p>
          </table:table-cell>
          <table:table-cell table:formula="of:=AVERAGE([.A2579];[.A2642];[.A2705];[.A2768];[.A2831];[.A2894];[.A2957];[.A3020];[.A3083];[.A3146])" office:value-type="float" office:value="0.00671042061847387" calcext:value-type="float">
            <text:p>0.0067104206</text:p>
          </table:table-cell>
          <table:table-cell table:formula="of:=AVERAGE([.A3209];[.A3272];[.A3335];[.A3398];[.A3461];[.A3524];[.A3587];[.A3650];[.A3713];[.A3776])" office:value-type="float" office:value="0.00375656668875557" calcext:value-type="float">
            <text:p>0.0037565667</text:p>
          </table:table-cell>
          <table:table-cell table:formula="of:=AVERAGE([.A3839];[.A3902];[.A3965];[.A4028];[.A4091];[.A4154];[.A4217];[.A4280];[.A4343];[.A4406])" office:value-type="float" office:value="0.000000591172488912104" calcext:value-type="float">
            <text:p>5.91172488912104E-07</text:p>
          </table:table-cell>
          <table:table-cell table:number-columns-repeated="1014"/>
        </table:table-row>
        <table:table-row table:style-name="ro1">
          <table:table-cell office:value-type="float" office:value="0.0507667475030057" calcext:value-type="float">
            <text:p>0.0507667475</text:p>
          </table:table-cell>
          <table:table-cell table:number-columns-repeated="2"/>
          <table:table-cell table:formula="of:=AVERAGE([.A60];[.A123];[.A186];[.A249];[.A312];[.A375];[.A438];[.A501];[.A564];[.A627])" office:value-type="float" office:value="0.047785182482771" calcext:value-type="float">
            <text:p>0.0477851825</text:p>
          </table:table-cell>
          <table:table-cell table:formula="of:=AVERAGE([.A690];[.A753];[.A816];[.A879];[.A942];[.A1005];[.A1068];[.A1131];[.A1194];[.A1257])" office:value-type="float" office:value="0.115950046490844" calcext:value-type="float">
            <text:p>0.1159500465</text:p>
          </table:table-cell>
          <table:table-cell table:formula="of:=AVERAGE([.A1320];[.A1383];[.A1446];[.A1509];[.A1572];[.A1635];[.A1698];[.A1761];[.A1824];[.A1887])" office:value-type="float" office:value="0.00367958818683272" calcext:value-type="float">
            <text:p>0.0036795882</text:p>
          </table:table-cell>
          <table:table-cell table:formula="of:=AVERAGE([.A1950];[.A2013];[.A2076];[.A2139];[.A2202];[.A2265];[.A2328];[.A2391];[.A2454];[.A2517])" office:value-type="float" office:value="0.00492671059343397" calcext:value-type="float">
            <text:p>0.0049267106</text:p>
          </table:table-cell>
          <table:table-cell table:formula="of:=AVERAGE([.A2580];[.A2643];[.A2706];[.A2769];[.A2832];[.A2895];[.A2958];[.A3021];[.A3084];[.A3147])" office:value-type="float" office:value="0.00661600236221856" calcext:value-type="float">
            <text:p>0.0066160024</text:p>
          </table:table-cell>
          <table:table-cell table:formula="of:=AVERAGE([.A3210];[.A3273];[.A3336];[.A3399];[.A3462];[.A3525];[.A3588];[.A3651];[.A3714];[.A3777])" office:value-type="float" office:value="0.00375627248982648" calcext:value-type="float">
            <text:p>0.0037562725</text:p>
          </table:table-cell>
          <table:table-cell table:formula="of:=AVERAGE([.A3840];[.A3903];[.A3966];[.A4029];[.A4092];[.A4155];[.A4218];[.A4281];[.A4344];[.A4407])" office:value-type="float" office:value="0.000000582533494071335" calcext:value-type="float">
            <text:p>5.82533494071335E-07</text:p>
          </table:table-cell>
          <table:table-cell table:number-columns-repeated="1014"/>
        </table:table-row>
        <table:table-row table:style-name="ro1">
          <table:table-cell office:value-type="float" office:value="0.0507294683720147" calcext:value-type="float">
            <text:p>0.0507294684</text:p>
          </table:table-cell>
          <table:table-cell table:number-columns-repeated="2"/>
          <table:table-cell table:formula="of:=AVERAGE([.A61];[.A124];[.A187];[.A250];[.A313];[.A376];[.A439];[.A502];[.A565];[.A628])" office:value-type="float" office:value="0.0477578458536813" calcext:value-type="float">
            <text:p>0.0477578459</text:p>
          </table:table-cell>
          <table:table-cell table:formula="of:=AVERAGE([.A691];[.A754];[.A817];[.A880];[.A943];[.A1006];[.A1069];[.A1132];[.A1195];[.A1258])" office:value-type="float" office:value="0.115784359847506" calcext:value-type="float">
            <text:p>0.1157843598</text:p>
          </table:table-cell>
          <table:table-cell table:formula="of:=AVERAGE([.A1321];[.A1384];[.A1447];[.A1510];[.A1573];[.A1636];[.A1699];[.A1762];[.A1825];[.A1888])" office:value-type="float" office:value="0.00381966962655128" calcext:value-type="float">
            <text:p>0.0038196696</text:p>
          </table:table-cell>
          <table:table-cell table:formula="of:=AVERAGE([.A1951];[.A2014];[.A2077];[.A2140];[.A2203];[.A2266];[.A2329];[.A2392];[.A2455];[.A2518])" office:value-type="float" office:value="0.00480163661122481" calcext:value-type="float">
            <text:p>0.0048016366</text:p>
          </table:table-cell>
          <table:table-cell table:formula="of:=AVERAGE([.A2581];[.A2644];[.A2707];[.A2770];[.A2833];[.A2896];[.A2959];[.A3022];[.A3085];[.A3148])" office:value-type="float" office:value="0.00652617182111854" calcext:value-type="float">
            <text:p>0.0065261718</text:p>
          </table:table-cell>
          <table:table-cell table:formula="of:=AVERAGE([.A3211];[.A3274];[.A3337];[.A3400];[.A3463];[.A3526];[.A3589];[.A3652];[.A3715];[.A3778])" office:value-type="float" office:value="0.00373140897589933" calcext:value-type="float">
            <text:p>0.003731409</text:p>
          </table:table-cell>
          <table:table-cell table:formula="of:=AVERAGE([.A3841];[.A3904];[.A3967];[.A4030];[.A4093];[.A4156];[.A4219];[.A4282];[.A4345];[.A4408])" office:value-type="float" office:value="0.00000057406491744022" calcext:value-type="float">
            <text:p>5.7406491744022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129" calcext:value-type="float">
            <text:p>21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150640012356343" calcext:value-type="float">
            <text:p>0.1506400124</text:p>
          </table:table-cell>
          <table:table-cell table:number-columns-repeated="1023"/>
        </table:table-row>
        <table:table-row table:style-name="ro1">
          <table:table-cell office:value-type="float" office:value="0.0876607993735865" calcext:value-type="float">
            <text:p>0.0876607994</text:p>
          </table:table-cell>
          <table:table-cell table:number-columns-repeated="1023"/>
        </table:table-row>
        <table:table-row table:style-name="ro1">
          <table:table-cell office:value-type="float" office:value="0.067663339847818" calcext:value-type="float">
            <text:p>0.0676633398</text:p>
          </table:table-cell>
          <table:table-cell table:number-columns-repeated="1023"/>
        </table:table-row>
        <table:table-row table:style-name="ro1">
          <table:table-cell office:value-type="float" office:value="0.0579443807608903" calcext:value-type="float">
            <text:p>0.0579443808</text:p>
          </table:table-cell>
          <table:table-cell table:number-columns-repeated="1023"/>
        </table:table-row>
        <table:table-row table:style-name="ro1">
          <table:table-cell office:value-type="float" office:value="0.0511028658169391" calcext:value-type="float">
            <text:p>0.0511028658</text:p>
          </table:table-cell>
          <table:table-cell table:number-columns-repeated="1023"/>
        </table:table-row>
        <table:table-row table:style-name="ro1">
          <table:table-cell office:value-type="float" office:value="0.0465678470197048" calcext:value-type="float">
            <text:p>0.046567847</text:p>
          </table:table-cell>
          <table:table-cell table:number-columns-repeated="1023"/>
        </table:table-row>
        <table:table-row table:style-name="ro1">
          <table:table-cell office:value-type="float" office:value="0.0434453237868795" calcext:value-type="float">
            <text:p>0.0434453238</text:p>
          </table:table-cell>
          <table:table-cell table:number-columns-repeated="1023"/>
        </table:table-row>
        <table:table-row table:style-name="ro1">
          <table:table-cell office:value-type="float" office:value="0.041103736502461" calcext:value-type="float">
            <text:p>0.0411037365</text:p>
          </table:table-cell>
          <table:table-cell table:number-columns-repeated="1023"/>
        </table:table-row>
        <table:table-row table:style-name="ro1">
          <table:table-cell office:value-type="float" office:value="0.0393194187194443" calcext:value-type="float">
            <text:p>0.0393194187</text:p>
          </table:table-cell>
          <table:table-cell table:number-columns-repeated="1023"/>
        </table:table-row>
        <table:table-row table:style-name="ro1">
          <table:table-cell office:value-type="float" office:value="0.0379658101114822" calcext:value-type="float">
            <text:p>0.0379658101</text:p>
          </table:table-cell>
          <table:table-cell table:number-columns-repeated="1023"/>
        </table:table-row>
        <table:table-row table:style-name="ro1">
          <table:table-cell office:value-type="float" office:value="0.0368085128871531" calcext:value-type="float">
            <text:p>0.0368085129</text:p>
          </table:table-cell>
          <table:table-cell table:number-columns-repeated="1023"/>
        </table:table-row>
        <table:table-row table:style-name="ro1">
          <table:table-cell office:value-type="float" office:value="0.0359837626818848" calcext:value-type="float">
            <text:p>0.0359837627</text:p>
          </table:table-cell>
          <table:table-cell table:number-columns-repeated="1023"/>
        </table:table-row>
        <table:table-row table:style-name="ro1">
          <table:table-cell office:value-type="float" office:value="0.0352728898375803" calcext:value-type="float">
            <text:p>0.0352728898</text:p>
          </table:table-cell>
          <table:table-cell table:number-columns-repeated="1023"/>
        </table:table-row>
        <table:table-row table:style-name="ro1">
          <table:table-cell office:value-type="float" office:value="0.0346611337130225" calcext:value-type="float">
            <text:p>0.0346611337</text:p>
          </table:table-cell>
          <table:table-cell table:number-columns-repeated="1023"/>
        </table:table-row>
        <table:table-row table:style-name="ro1">
          <table:table-cell office:value-type="float" office:value="0.0340670686634702" calcext:value-type="float">
            <text:p>0.0340670687</text:p>
          </table:table-cell>
          <table:table-cell table:number-columns-repeated="1023"/>
        </table:table-row>
        <table:table-row table:style-name="ro1">
          <table:table-cell office:value-type="float" office:value="0.0335549608603182" calcext:value-type="float">
            <text:p>0.0335549609</text:p>
          </table:table-cell>
          <table:table-cell table:number-columns-repeated="1023"/>
        </table:table-row>
        <table:table-row table:style-name="ro1">
          <table:table-cell office:value-type="float" office:value="0.0331250465173389" calcext:value-type="float">
            <text:p>0.0331250465</text:p>
          </table:table-cell>
          <table:table-cell table:number-columns-repeated="1023"/>
        </table:table-row>
        <table:table-row table:style-name="ro1">
          <table:table-cell office:value-type="float" office:value="0.0327574852292157" calcext:value-type="float">
            <text:p>0.0327574852</text:p>
          </table:table-cell>
          <table:table-cell table:number-columns-repeated="1023"/>
        </table:table-row>
        <table:table-row table:style-name="ro1">
          <table:table-cell office:value-type="float" office:value="0.0324467789538708" calcext:value-type="float">
            <text:p>0.032446779</text:p>
          </table:table-cell>
          <table:table-cell table:number-columns-repeated="1023"/>
        </table:table-row>
        <table:table-row table:style-name="ro1">
          <table:table-cell office:value-type="float" office:value="0.0321664970035498" calcext:value-type="float">
            <text:p>0.032166497</text:p>
          </table:table-cell>
          <table:table-cell table:number-columns-repeated="1023"/>
        </table:table-row>
        <table:table-row table:style-name="ro1">
          <table:table-cell office:value-type="float" office:value="0.0319154851802559" calcext:value-type="float">
            <text:p>0.0319154852</text:p>
          </table:table-cell>
          <table:table-cell table:number-columns-repeated="1023"/>
        </table:table-row>
        <table:table-row table:style-name="ro1">
          <table:table-cell office:value-type="float" office:value="0.0316933652838752" calcext:value-type="float">
            <text:p>0.0316933653</text:p>
          </table:table-cell>
          <table:table-cell table:number-columns-repeated="1023"/>
        </table:table-row>
        <table:table-row table:style-name="ro1">
          <table:table-cell office:value-type="float" office:value="0.03149302330367" calcext:value-type="float">
            <text:p>0.0314930233</text:p>
          </table:table-cell>
          <table:table-cell table:number-columns-repeated="1023"/>
        </table:table-row>
        <table:table-row table:style-name="ro1">
          <table:table-cell office:value-type="float" office:value="0.0313133583910197" calcext:value-type="float">
            <text:p>0.0313133584</text:p>
          </table:table-cell>
          <table:table-cell table:number-columns-repeated="1023"/>
        </table:table-row>
        <table:table-row table:style-name="ro1">
          <table:table-cell office:value-type="float" office:value="0.031163698228561" calcext:value-type="float">
            <text:p>0.0311636982</text:p>
          </table:table-cell>
          <table:table-cell table:number-columns-repeated="1023"/>
        </table:table-row>
        <table:table-row table:style-name="ro1">
          <table:table-cell office:value-type="float" office:value="0.0310562043696062" calcext:value-type="float">
            <text:p>0.0310562044</text:p>
          </table:table-cell>
          <table:table-cell table:number-columns-repeated="1023"/>
        </table:table-row>
        <table:table-row table:style-name="ro1">
          <table:table-cell office:value-type="float" office:value="0.0309538344384823" calcext:value-type="float">
            <text:p>0.0309538344</text:p>
          </table:table-cell>
          <table:table-cell table:number-columns-repeated="1023"/>
        </table:table-row>
        <table:table-row table:style-name="ro1">
          <table:table-cell office:value-type="float" office:value="0.0308599591535643" calcext:value-type="float">
            <text:p>0.0308599592</text:p>
          </table:table-cell>
          <table:table-cell table:number-columns-repeated="1023"/>
        </table:table-row>
        <table:table-row table:style-name="ro1">
          <table:table-cell office:value-type="float" office:value="0.030743859800701" calcext:value-type="float">
            <text:p>0.0307438598</text:p>
          </table:table-cell>
          <table:table-cell table:number-columns-repeated="1023"/>
        </table:table-row>
        <table:table-row table:style-name="ro1">
          <table:table-cell office:value-type="float" office:value="0.0306424974172199" calcext:value-type="float">
            <text:p>0.0306424974</text:p>
          </table:table-cell>
          <table:table-cell table:number-columns-repeated="1023"/>
        </table:table-row>
        <table:table-row table:style-name="ro1">
          <table:table-cell office:value-type="float" office:value="0.0305386731164046" calcext:value-type="float">
            <text:p>0.0305386731</text:p>
          </table:table-cell>
          <table:table-cell table:number-columns-repeated="1023"/>
        </table:table-row>
        <table:table-row table:style-name="ro1">
          <table:table-cell office:value-type="float" office:value="0.0304414515079418" calcext:value-type="float">
            <text:p>0.0304414515</text:p>
          </table:table-cell>
          <table:table-cell table:number-columns-repeated="1023"/>
        </table:table-row>
        <table:table-row table:style-name="ro1">
          <table:table-cell office:value-type="float" office:value="0.0303518369573085" calcext:value-type="float">
            <text:p>0.030351837</text:p>
          </table:table-cell>
          <table:table-cell table:number-columns-repeated="1023"/>
        </table:table-row>
        <table:table-row table:style-name="ro1">
          <table:table-cell office:value-type="float" office:value="0.0302728885579687" calcext:value-type="float">
            <text:p>0.0302728886</text:p>
          </table:table-cell>
          <table:table-cell table:number-columns-repeated="1023"/>
        </table:table-row>
        <table:table-row table:style-name="ro1">
          <table:table-cell office:value-type="float" office:value="0.0301999771950308" calcext:value-type="float">
            <text:p>0.0301999772</text:p>
          </table:table-cell>
          <table:table-cell table:number-columns-repeated="1023"/>
        </table:table-row>
        <table:table-row table:style-name="ro1">
          <table:table-cell office:value-type="float" office:value="0.0301336466957603" calcext:value-type="float">
            <text:p>0.0301336467</text:p>
          </table:table-cell>
          <table:table-cell table:number-columns-repeated="1023"/>
        </table:table-row>
        <table:table-row table:style-name="ro1">
          <table:table-cell office:value-type="float" office:value="0.0300682015071641" calcext:value-type="float">
            <text:p>0.0300682015</text:p>
          </table:table-cell>
          <table:table-cell table:number-columns-repeated="1023"/>
        </table:table-row>
        <table:table-row table:style-name="ro1">
          <table:table-cell office:value-type="float" office:value="0.0300065580437216" calcext:value-type="float">
            <text:p>0.030006558</text:p>
          </table:table-cell>
          <table:table-cell table:number-columns-repeated="1023"/>
        </table:table-row>
        <table:table-row table:style-name="ro1">
          <table:table-cell office:value-type="float" office:value="0.029951190525446" calcext:value-type="float">
            <text:p>0.0299511905</text:p>
          </table:table-cell>
          <table:table-cell table:number-columns-repeated="1023"/>
        </table:table-row>
        <table:table-row table:style-name="ro1">
          <table:table-cell office:value-type="float" office:value="0.0298992012759507" calcext:value-type="float">
            <text:p>0.0298992013</text:p>
          </table:table-cell>
          <table:table-cell table:number-columns-repeated="1023"/>
        </table:table-row>
        <table:table-row table:style-name="ro1">
          <table:table-cell office:value-type="float" office:value="0.0298505512413515" calcext:value-type="float">
            <text:p>0.0298505512</text:p>
          </table:table-cell>
          <table:table-cell table:number-columns-repeated="1023"/>
        </table:table-row>
        <table:table-row table:style-name="ro1">
          <table:table-cell office:value-type="float" office:value="0.0298049916046572" calcext:value-type="float">
            <text:p>0.0298049916</text:p>
          </table:table-cell>
          <table:table-cell table:number-columns-repeated="1023"/>
        </table:table-row>
        <table:table-row table:style-name="ro1">
          <table:table-cell office:value-type="float" office:value="0.0297609237434505" calcext:value-type="float">
            <text:p>0.0297609237</text:p>
          </table:table-cell>
          <table:table-cell table:number-columns-repeated="1023"/>
        </table:table-row>
        <table:table-row table:style-name="ro1">
          <table:table-cell office:value-type="float" office:value="0.0297188022106866" calcext:value-type="float">
            <text:p>0.0297188022</text:p>
          </table:table-cell>
          <table:table-cell table:number-columns-repeated="1023"/>
        </table:table-row>
        <table:table-row table:style-name="ro1">
          <table:table-cell office:value-type="float" office:value="0.0296773144771345" calcext:value-type="float">
            <text:p>0.0296773145</text:p>
          </table:table-cell>
          <table:table-cell table:number-columns-repeated="1023"/>
        </table:table-row>
        <table:table-row table:style-name="ro1">
          <table:table-cell office:value-type="float" office:value="0.0296383268970001" calcext:value-type="float">
            <text:p>0.0296383269</text:p>
          </table:table-cell>
          <table:table-cell table:number-columns-repeated="1023"/>
        </table:table-row>
        <table:table-row table:style-name="ro1">
          <table:table-cell office:value-type="float" office:value="0.0296024132322288" calcext:value-type="float">
            <text:p>0.0296024132</text:p>
          </table:table-cell>
          <table:table-cell table:number-columns-repeated="1023"/>
        </table:table-row>
        <table:table-row table:style-name="ro1">
          <table:table-cell office:value-type="float" office:value="0.0295686903424284" calcext:value-type="float">
            <text:p>0.0295686903</text:p>
          </table:table-cell>
          <table:table-cell table:number-columns-repeated="1023"/>
        </table:table-row>
        <table:table-row table:style-name="ro1">
          <table:table-cell office:value-type="float" office:value="0.0295347865651027" calcext:value-type="float">
            <text:p>0.0295347866</text:p>
          </table:table-cell>
          <table:table-cell table:number-columns-repeated="1023"/>
        </table:table-row>
        <table:table-row table:style-name="ro1">
          <table:table-cell office:value-type="float" office:value="0.0295029021474565" calcext:value-type="float">
            <text:p>0.0295029021</text:p>
          </table:table-cell>
          <table:table-cell table:number-columns-repeated="1023"/>
        </table:table-row>
        <table:table-row table:style-name="ro1">
          <table:table-cell office:value-type="float" office:value="0.0294733672363785" calcext:value-type="float">
            <text:p>0.0294733672</text:p>
          </table:table-cell>
          <table:table-cell table:number-columns-repeated="1023"/>
        </table:table-row>
        <table:table-row table:style-name="ro1">
          <table:table-cell office:value-type="float" office:value="0.0294446642085873" calcext:value-type="float">
            <text:p>0.0294446642</text:p>
          </table:table-cell>
          <table:table-cell table:number-columns-repeated="1023"/>
        </table:table-row>
        <table:table-row table:style-name="ro1">
          <table:table-cell office:value-type="float" office:value="0.0294179314477356" calcext:value-type="float">
            <text:p>0.0294179314</text:p>
          </table:table-cell>
          <table:table-cell table:number-columns-repeated="1023"/>
        </table:table-row>
        <table:table-row table:style-name="ro1">
          <table:table-cell office:value-type="float" office:value="0.0293910004610537" calcext:value-type="float">
            <text:p>0.0293910005</text:p>
          </table:table-cell>
          <table:table-cell table:number-columns-repeated="1023"/>
        </table:table-row>
        <table:table-row table:style-name="ro1">
          <table:table-cell office:value-type="float" office:value="0.0293654816240763" calcext:value-type="float">
            <text:p>0.0293654816</text:p>
          </table:table-cell>
          <table:table-cell table:number-columns-repeated="1023"/>
        </table:table-row>
        <table:table-row table:style-name="ro1">
          <table:table-cell office:value-type="float" office:value="0.0293409343023669" calcext:value-type="float">
            <text:p>0.0293409343</text:p>
          </table:table-cell>
          <table:table-cell table:number-columns-repeated="1023"/>
        </table:table-row>
        <table:table-row table:style-name="ro1">
          <table:table-cell office:value-type="float" office:value="0.029317638838027" calcext:value-type="float">
            <text:p>0.0293176388</text:p>
          </table:table-cell>
          <table:table-cell table:number-columns-repeated="1023"/>
        </table:table-row>
        <table:table-row table:style-name="ro1">
          <table:table-cell office:value-type="float" office:value="0.0292950850642662" calcext:value-type="float">
            <text:p>0.0292950851</text:p>
          </table:table-cell>
          <table:table-cell table:number-columns-repeated="1023"/>
        </table:table-row>
        <table:table-row table:style-name="ro1">
          <table:table-cell office:value-type="float" office:value="0.0292737416977501" calcext:value-type="float">
            <text:p>0.0292737417</text:p>
          </table:table-cell>
          <table:table-cell table:number-columns-repeated="1023"/>
        </table:table-row>
        <table:table-row table:style-name="ro1">
          <table:table-cell office:value-type="float" office:value="0.0292528544940396" calcext:value-type="float">
            <text:p>0.02925285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12" calcext:value-type="float">
            <text:p>23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140399453463519" calcext:value-type="float">
            <text:p>0.1403994535</text:p>
          </table:table-cell>
          <table:table-cell table:number-columns-repeated="1023"/>
        </table:table-row>
        <table:table-row table:style-name="ro1">
          <table:table-cell office:value-type="float" office:value="0.0854772055770984" calcext:value-type="float">
            <text:p>0.0854772056</text:p>
          </table:table-cell>
          <table:table-cell table:number-columns-repeated="1023"/>
        </table:table-row>
        <table:table-row table:style-name="ro1">
          <table:table-cell office:value-type="float" office:value="0.0675428565252463" calcext:value-type="float">
            <text:p>0.0675428565</text:p>
          </table:table-cell>
          <table:table-cell table:number-columns-repeated="1023"/>
        </table:table-row>
        <table:table-row table:style-name="ro1">
          <table:table-cell office:value-type="float" office:value="0.0576200163208762" calcext:value-type="float">
            <text:p>0.0576200163</text:p>
          </table:table-cell>
          <table:table-cell table:number-columns-repeated="1023"/>
        </table:table-row>
        <table:table-row table:style-name="ro1">
          <table:table-cell office:value-type="float" office:value="0.0513851355488589" calcext:value-type="float">
            <text:p>0.0513851355</text:p>
          </table:table-cell>
          <table:table-cell table:number-columns-repeated="1023"/>
        </table:table-row>
        <table:table-row table:style-name="ro1">
          <table:table-cell office:value-type="float" office:value="0.0472921588306125" calcext:value-type="float">
            <text:p>0.0472921588</text:p>
          </table:table-cell>
          <table:table-cell table:number-columns-repeated="1023"/>
        </table:table-row>
        <table:table-row table:style-name="ro1">
          <table:table-cell office:value-type="float" office:value="0.04431784169461" calcext:value-type="float">
            <text:p>0.0443178417</text:p>
          </table:table-cell>
          <table:table-cell table:number-columns-repeated="1023"/>
        </table:table-row>
        <table:table-row table:style-name="ro1">
          <table:table-cell office:value-type="float" office:value="0.0422232096420064" calcext:value-type="float">
            <text:p>0.0422232096</text:p>
          </table:table-cell>
          <table:table-cell table:number-columns-repeated="1023"/>
        </table:table-row>
        <table:table-row table:style-name="ro1">
          <table:table-cell office:value-type="float" office:value="0.0406299369553798" calcext:value-type="float">
            <text:p>0.040629937</text:p>
          </table:table-cell>
          <table:table-cell table:number-columns-repeated="1023"/>
        </table:table-row>
        <table:table-row table:style-name="ro1">
          <table:table-cell office:value-type="float" office:value="0.0393589681994085" calcext:value-type="float">
            <text:p>0.0393589682</text:p>
          </table:table-cell>
          <table:table-cell table:number-columns-repeated="1023"/>
        </table:table-row>
        <table:table-row table:style-name="ro1">
          <table:table-cell office:value-type="float" office:value="0.0383467086433299" calcext:value-type="float">
            <text:p>0.0383467086</text:p>
          </table:table-cell>
          <table:table-cell table:number-columns-repeated="1023"/>
        </table:table-row>
        <table:table-row table:style-name="ro1">
          <table:table-cell office:value-type="float" office:value="0.0375102871358146" calcext:value-type="float">
            <text:p>0.0375102871</text:p>
          </table:table-cell>
          <table:table-cell table:number-columns-repeated="1023"/>
        </table:table-row>
        <table:table-row table:style-name="ro1">
          <table:table-cell office:value-type="float" office:value="0.0368364941255274" calcext:value-type="float">
            <text:p>0.0368364941</text:p>
          </table:table-cell>
          <table:table-cell table:number-columns-repeated="1023"/>
        </table:table-row>
        <table:table-row table:style-name="ro1">
          <table:table-cell office:value-type="float" office:value="0.0362731796142138" calcext:value-type="float">
            <text:p>0.0362731796</text:p>
          </table:table-cell>
          <table:table-cell table:number-columns-repeated="1023"/>
        </table:table-row>
        <table:table-row table:style-name="ro1">
          <table:table-cell office:value-type="float" office:value="0.0357972314571632" calcext:value-type="float">
            <text:p>0.0357972315</text:p>
          </table:table-cell>
          <table:table-cell table:number-columns-repeated="1023"/>
        </table:table-row>
        <table:table-row table:style-name="ro1">
          <table:table-cell office:value-type="float" office:value="0.035391169042578" calcext:value-type="float">
            <text:p>0.035391169</text:p>
          </table:table-cell>
          <table:table-cell table:number-columns-repeated="1023"/>
        </table:table-row>
        <table:table-row table:style-name="ro1">
          <table:table-cell office:value-type="float" office:value="0.0350312197497011" calcext:value-type="float">
            <text:p>0.0350312197</text:p>
          </table:table-cell>
          <table:table-cell table:number-columns-repeated="1023"/>
        </table:table-row>
        <table:table-row table:style-name="ro1">
          <table:table-cell office:value-type="float" office:value="0.0347170519574082" calcext:value-type="float">
            <text:p>0.034717052</text:p>
          </table:table-cell>
          <table:table-cell table:number-columns-repeated="1023"/>
        </table:table-row>
        <table:table-row table:style-name="ro1">
          <table:table-cell office:value-type="float" office:value="0.034435866492807" calcext:value-type="float">
            <text:p>0.0344358665</text:p>
          </table:table-cell>
          <table:table-cell table:number-columns-repeated="1023"/>
        </table:table-row>
        <table:table-row table:style-name="ro1">
          <table:table-cell office:value-type="float" office:value="0.0341964553805191" calcext:value-type="float">
            <text:p>0.0341964554</text:p>
          </table:table-cell>
          <table:table-cell table:number-columns-repeated="1023"/>
        </table:table-row>
        <table:table-row table:style-name="ro1">
          <table:table-cell office:value-type="float" office:value="0.0339690580295719" calcext:value-type="float">
            <text:p>0.033969058</text:p>
          </table:table-cell>
          <table:table-cell table:number-columns-repeated="1023"/>
        </table:table-row>
        <table:table-row table:style-name="ro1">
          <table:table-cell office:value-type="float" office:value="0.0337669980012956" calcext:value-type="float">
            <text:p>0.033766998</text:p>
          </table:table-cell>
          <table:table-cell table:number-columns-repeated="1023"/>
        </table:table-row>
        <table:table-row table:style-name="ro1">
          <table:table-cell office:value-type="float" office:value="0.0335909808378652" calcext:value-type="float">
            <text:p>0.0335909808</text:p>
          </table:table-cell>
          <table:table-cell table:number-columns-repeated="1023"/>
        </table:table-row>
        <table:table-row table:style-name="ro1">
          <table:table-cell office:value-type="float" office:value="0.033432759146566" calcext:value-type="float">
            <text:p>0.0334327591</text:p>
          </table:table-cell>
          <table:table-cell table:number-columns-repeated="1023"/>
        </table:table-row>
        <table:table-row table:style-name="ro1">
          <table:table-cell office:value-type="float" office:value="0.0332871652113585" calcext:value-type="float">
            <text:p>0.0332871652</text:p>
          </table:table-cell>
          <table:table-cell table:number-columns-repeated="1023"/>
        </table:table-row>
        <table:table-row table:style-name="ro1">
          <table:table-cell office:value-type="float" office:value="0.0331808278194527" calcext:value-type="float">
            <text:p>0.0331808278</text:p>
          </table:table-cell>
          <table:table-cell table:number-columns-repeated="1023"/>
        </table:table-row>
        <table:table-row table:style-name="ro1">
          <table:table-cell office:value-type="float" office:value="0.0330805822087371" calcext:value-type="float">
            <text:p>0.0330805822</text:p>
          </table:table-cell>
          <table:table-cell table:number-columns-repeated="1023"/>
        </table:table-row>
        <table:table-row table:style-name="ro1">
          <table:table-cell office:value-type="float" office:value="0.0329630556902515" calcext:value-type="float">
            <text:p>0.0329630557</text:p>
          </table:table-cell>
          <table:table-cell table:number-columns-repeated="1023"/>
        </table:table-row>
        <table:table-row table:style-name="ro1">
          <table:table-cell office:value-type="float" office:value="0.0328604086746981" calcext:value-type="float">
            <text:p>0.0328604087</text:p>
          </table:table-cell>
          <table:table-cell table:number-columns-repeated="1023"/>
        </table:table-row>
        <table:table-row table:style-name="ro1">
          <table:table-cell office:value-type="float" office:value="0.0327618769689367" calcext:value-type="float">
            <text:p>0.032761877</text:p>
          </table:table-cell>
          <table:table-cell table:number-columns-repeated="1023"/>
        </table:table-row>
        <table:table-row table:style-name="ro1">
          <table:table-cell office:value-type="float" office:value="0.0326724627935374" calcext:value-type="float">
            <text:p>0.0326724628</text:p>
          </table:table-cell>
          <table:table-cell table:number-columns-repeated="1023"/>
        </table:table-row>
        <table:table-row table:style-name="ro1">
          <table:table-cell office:value-type="float" office:value="0.0325887707743981" calcext:value-type="float">
            <text:p>0.0325887708</text:p>
          </table:table-cell>
          <table:table-cell table:number-columns-repeated="1023"/>
        </table:table-row>
        <table:table-row table:style-name="ro1">
          <table:table-cell office:value-type="float" office:value="0.0325127655897644" calcext:value-type="float">
            <text:p>0.0325127656</text:p>
          </table:table-cell>
          <table:table-cell table:number-columns-repeated="1023"/>
        </table:table-row>
        <table:table-row table:style-name="ro1">
          <table:table-cell office:value-type="float" office:value="0.0324422690238293" calcext:value-type="float">
            <text:p>0.032442269</text:p>
          </table:table-cell>
          <table:table-cell table:number-columns-repeated="1023"/>
        </table:table-row>
        <table:table-row table:style-name="ro1">
          <table:table-cell office:value-type="float" office:value="0.0323818526767957" calcext:value-type="float">
            <text:p>0.0323818527</text:p>
          </table:table-cell>
          <table:table-cell table:number-columns-repeated="1023"/>
        </table:table-row>
        <table:table-row table:style-name="ro1">
          <table:table-cell office:value-type="float" office:value="0.0323192690206481" calcext:value-type="float">
            <text:p>0.032319269</text:p>
          </table:table-cell>
          <table:table-cell table:number-columns-repeated="1023"/>
        </table:table-row>
        <table:table-row table:style-name="ro1">
          <table:table-cell office:value-type="float" office:value="0.032263038338964" calcext:value-type="float">
            <text:p>0.0322630383</text:p>
          </table:table-cell>
          <table:table-cell table:number-columns-repeated="1023"/>
        </table:table-row>
        <table:table-row table:style-name="ro1">
          <table:table-cell office:value-type="float" office:value="0.0322105642030273" calcext:value-type="float">
            <text:p>0.0322105642</text:p>
          </table:table-cell>
          <table:table-cell table:number-columns-repeated="1023"/>
        </table:table-row>
        <table:table-row table:style-name="ro1">
          <table:table-cell office:value-type="float" office:value="0.0321616607337952" calcext:value-type="float">
            <text:p>0.0321616607</text:p>
          </table:table-cell>
          <table:table-cell table:number-columns-repeated="1023"/>
        </table:table-row>
        <table:table-row table:style-name="ro1">
          <table:table-cell office:value-type="float" office:value="0.032115554269083" calcext:value-type="float">
            <text:p>0.0321155543</text:p>
          </table:table-cell>
          <table:table-cell table:number-columns-repeated="1023"/>
        </table:table-row>
        <table:table-row table:style-name="ro1">
          <table:table-cell office:value-type="float" office:value="0.0320728930055133" calcext:value-type="float">
            <text:p>0.032072893</text:p>
          </table:table-cell>
          <table:table-cell table:number-columns-repeated="1023"/>
        </table:table-row>
        <table:table-row table:style-name="ro1">
          <table:table-cell office:value-type="float" office:value="0.0320322942928094" calcext:value-type="float">
            <text:p>0.0320322943</text:p>
          </table:table-cell>
          <table:table-cell table:number-columns-repeated="1023"/>
        </table:table-row>
        <table:table-row table:style-name="ro1">
          <table:table-cell office:value-type="float" office:value="0.0319936373167705" calcext:value-type="float">
            <text:p>0.0319936373</text:p>
          </table:table-cell>
          <table:table-cell table:number-columns-repeated="1023"/>
        </table:table-row>
        <table:table-row table:style-name="ro1">
          <table:table-cell office:value-type="float" office:value="0.0319587598120851" calcext:value-type="float">
            <text:p>0.0319587598</text:p>
          </table:table-cell>
          <table:table-cell table:number-columns-repeated="1023"/>
        </table:table-row>
        <table:table-row table:style-name="ro1">
          <table:table-cell office:value-type="float" office:value="0.031923639399843" calcext:value-type="float">
            <text:p>0.0319236394</text:p>
          </table:table-cell>
          <table:table-cell table:number-columns-repeated="1023"/>
        </table:table-row>
        <table:table-row table:style-name="ro1">
          <table:table-cell office:value-type="float" office:value="0.0318914043186128" calcext:value-type="float">
            <text:p>0.0318914043</text:p>
          </table:table-cell>
          <table:table-cell table:number-columns-repeated="1023"/>
        </table:table-row>
        <table:table-row table:style-name="ro1">
          <table:table-cell office:value-type="float" office:value="0.0318597567035699" calcext:value-type="float">
            <text:p>0.0318597567</text:p>
          </table:table-cell>
          <table:table-cell table:number-columns-repeated="1023"/>
        </table:table-row>
        <table:table-row table:style-name="ro1">
          <table:table-cell office:value-type="float" office:value="0.0318297906907654" calcext:value-type="float">
            <text:p>0.0318297907</text:p>
          </table:table-cell>
          <table:table-cell table:number-columns-repeated="1023"/>
        </table:table-row>
        <table:table-row table:style-name="ro1">
          <table:table-cell office:value-type="float" office:value="0.0318008333121564" calcext:value-type="float">
            <text:p>0.0318008333</text:p>
          </table:table-cell>
          <table:table-cell table:number-columns-repeated="1023"/>
        </table:table-row>
        <table:table-row table:style-name="ro1">
          <table:table-cell office:value-type="float" office:value="0.0317742084453213" calcext:value-type="float">
            <text:p>0.0317742084</text:p>
          </table:table-cell>
          <table:table-cell table:number-columns-repeated="1023"/>
        </table:table-row>
        <table:table-row table:style-name="ro1">
          <table:table-cell office:value-type="float" office:value="0.0317483770537919" calcext:value-type="float">
            <text:p>0.0317483771</text:p>
          </table:table-cell>
          <table:table-cell table:number-columns-repeated="1023"/>
        </table:table-row>
        <table:table-row table:style-name="ro1">
          <table:table-cell office:value-type="float" office:value="0.0317230491038542" calcext:value-type="float">
            <text:p>0.0317230491</text:p>
          </table:table-cell>
          <table:table-cell table:number-columns-repeated="1023"/>
        </table:table-row>
        <table:table-row table:style-name="ro1">
          <table:table-cell office:value-type="float" office:value="0.0316994209538133" calcext:value-type="float">
            <text:p>0.031699421</text:p>
          </table:table-cell>
          <table:table-cell table:number-columns-repeated="1023"/>
        </table:table-row>
        <table:table-row table:style-name="ro1">
          <table:table-cell office:value-type="float" office:value="0.0316782023139068" calcext:value-type="float">
            <text:p>0.0316782023</text:p>
          </table:table-cell>
          <table:table-cell table:number-columns-repeated="1023"/>
        </table:table-row>
        <table:table-row table:style-name="ro1">
          <table:table-cell office:value-type="float" office:value="0.0316566141977519" calcext:value-type="float">
            <text:p>0.0316566142</text:p>
          </table:table-cell>
          <table:table-cell table:number-columns-repeated="1023"/>
        </table:table-row>
        <table:table-row table:style-name="ro1">
          <table:table-cell office:value-type="float" office:value="0.031636140924629" calcext:value-type="float">
            <text:p>0.0316361409</text:p>
          </table:table-cell>
          <table:table-cell table:number-columns-repeated="1023"/>
        </table:table-row>
        <table:table-row table:style-name="ro1">
          <table:table-cell office:value-type="float" office:value="0.031616630274877" calcext:value-type="float">
            <text:p>0.0316166303</text:p>
          </table:table-cell>
          <table:table-cell table:number-columns-repeated="1023"/>
        </table:table-row>
        <table:table-row table:style-name="ro1">
          <table:table-cell office:value-type="float" office:value="0.0315979540075945" calcext:value-type="float">
            <text:p>0.031597954</text:p>
          </table:table-cell>
          <table:table-cell table:number-columns-repeated="1023"/>
        </table:table-row>
        <table:table-row table:style-name="ro1">
          <table:table-cell office:value-type="float" office:value="0.0315800279054846" calcext:value-type="float">
            <text:p>0.0315800279</text:p>
          </table:table-cell>
          <table:table-cell table:number-columns-repeated="1023"/>
        </table:table-row>
        <table:table-row table:style-name="ro1">
          <table:table-cell office:value-type="float" office:value="0.0315631385549698" calcext:value-type="float">
            <text:p>0.0315631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44" calcext:value-type="float">
            <text:p>23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185233567073987" calcext:value-type="float">
            <text:p>0.1852335671</text:p>
          </table:table-cell>
          <table:table-cell table:number-columns-repeated="1023"/>
        </table:table-row>
        <table:table-row table:style-name="ro1">
          <table:table-cell office:value-type="float" office:value="0.123538098983297" calcext:value-type="float">
            <text:p>0.123538099</text:p>
          </table:table-cell>
          <table:table-cell table:number-columns-repeated="1023"/>
        </table:table-row>
        <table:table-row table:style-name="ro1">
          <table:table-cell office:value-type="float" office:value="0.100779566359028" calcext:value-type="float">
            <text:p>0.1007795664</text:p>
          </table:table-cell>
          <table:table-cell table:number-columns-repeated="1023"/>
        </table:table-row>
        <table:table-row table:style-name="ro1">
          <table:table-cell office:value-type="float" office:value="0.0883887186124765" calcext:value-type="float">
            <text:p>0.0883887186</text:p>
          </table:table-cell>
          <table:table-cell table:number-columns-repeated="1023"/>
        </table:table-row>
        <table:table-row table:style-name="ro1">
          <table:table-cell office:value-type="float" office:value="0.0803331985523994" calcext:value-type="float">
            <text:p>0.0803331986</text:p>
          </table:table-cell>
          <table:table-cell table:number-columns-repeated="1023"/>
        </table:table-row>
        <table:table-row table:style-name="ro1">
          <table:table-cell office:value-type="float" office:value="0.0746204787414845" calcext:value-type="float">
            <text:p>0.0746204787</text:p>
          </table:table-cell>
          <table:table-cell table:number-columns-repeated="1023"/>
        </table:table-row>
        <table:table-row table:style-name="ro1">
          <table:table-cell office:value-type="float" office:value="0.0704304742506419" calcext:value-type="float">
            <text:p>0.0704304743</text:p>
          </table:table-cell>
          <table:table-cell table:number-columns-repeated="1023"/>
        </table:table-row>
        <table:table-row table:style-name="ro1">
          <table:table-cell office:value-type="float" office:value="0.0673040039918619" calcext:value-type="float">
            <text:p>0.067304004</text:p>
          </table:table-cell>
          <table:table-cell table:number-columns-repeated="1023"/>
        </table:table-row>
        <table:table-row table:style-name="ro1">
          <table:table-cell office:value-type="float" office:value="0.0650331785760857" calcext:value-type="float">
            <text:p>0.0650331786</text:p>
          </table:table-cell>
          <table:table-cell table:number-columns-repeated="1023"/>
        </table:table-row>
        <table:table-row table:style-name="ro1">
          <table:table-cell office:value-type="float" office:value="0.0632600727768738" calcext:value-type="float">
            <text:p>0.0632600728</text:p>
          </table:table-cell>
          <table:table-cell table:number-columns-repeated="1023"/>
        </table:table-row>
        <table:table-row table:style-name="ro1">
          <table:table-cell office:value-type="float" office:value="0.061859824196732" calcext:value-type="float">
            <text:p>0.0618598242</text:p>
          </table:table-cell>
          <table:table-cell table:number-columns-repeated="1023"/>
        </table:table-row>
        <table:table-row table:style-name="ro1">
          <table:table-cell office:value-type="float" office:value="0.0606778558421246" calcext:value-type="float">
            <text:p>0.0606778558</text:p>
          </table:table-cell>
          <table:table-cell table:number-columns-repeated="1023"/>
        </table:table-row>
        <table:table-row table:style-name="ro1">
          <table:table-cell office:value-type="float" office:value="0.0596775343824837" calcext:value-type="float">
            <text:p>0.0596775344</text:p>
          </table:table-cell>
          <table:table-cell table:number-columns-repeated="1023"/>
        </table:table-row>
        <table:table-row table:style-name="ro1">
          <table:table-cell office:value-type="float" office:value="0.0588279022155441" calcext:value-type="float">
            <text:p>0.0588279022</text:p>
          </table:table-cell>
          <table:table-cell table:number-columns-repeated="1023"/>
        </table:table-row>
        <table:table-row table:style-name="ro1">
          <table:table-cell office:value-type="float" office:value="0.0581125664251622" calcext:value-type="float">
            <text:p>0.0581125664</text:p>
          </table:table-cell>
          <table:table-cell table:number-columns-repeated="1023"/>
        </table:table-row>
        <table:table-row table:style-name="ro1">
          <table:table-cell office:value-type="float" office:value="0.0574913033150287" calcext:value-type="float">
            <text:p>0.0574913033</text:p>
          </table:table-cell>
          <table:table-cell table:number-columns-repeated="1023"/>
        </table:table-row>
        <table:table-row table:style-name="ro1">
          <table:table-cell office:value-type="float" office:value="0.0569672954911264" calcext:value-type="float">
            <text:p>0.0569672955</text:p>
          </table:table-cell>
          <table:table-cell table:number-columns-repeated="1023"/>
        </table:table-row>
        <table:table-row table:style-name="ro1">
          <table:table-cell office:value-type="float" office:value="0.0564957707328346" calcext:value-type="float">
            <text:p>0.0564957707</text:p>
          </table:table-cell>
          <table:table-cell table:number-columns-repeated="1023"/>
        </table:table-row>
        <table:table-row table:style-name="ro1">
          <table:table-cell office:value-type="float" office:value="0.0560810551235192" calcext:value-type="float">
            <text:p>0.0560810551</text:p>
          </table:table-cell>
          <table:table-cell table:number-columns-repeated="1023"/>
        </table:table-row>
        <table:table-row table:style-name="ro1">
          <table:table-cell office:value-type="float" office:value="0.0556807444053699" calcext:value-type="float">
            <text:p>0.0556807444</text:p>
          </table:table-cell>
          <table:table-cell table:number-columns-repeated="1023"/>
        </table:table-row>
        <table:table-row table:style-name="ro1">
          <table:table-cell office:value-type="float" office:value="0.0553588332245885" calcext:value-type="float">
            <text:p>0.0553588332</text:p>
          </table:table-cell>
          <table:table-cell table:number-columns-repeated="1023"/>
        </table:table-row>
        <table:table-row table:style-name="ro1">
          <table:table-cell office:value-type="float" office:value="0.0550680029663985" calcext:value-type="float">
            <text:p>0.055068003</text:p>
          </table:table-cell>
          <table:table-cell table:number-columns-repeated="1023"/>
        </table:table-row>
        <table:table-row table:style-name="ro1">
          <table:table-cell office:value-type="float" office:value="0.0548051057481438" calcext:value-type="float">
            <text:p>0.0548051057</text:p>
          </table:table-cell>
          <table:table-cell table:number-columns-repeated="1023"/>
        </table:table-row>
        <table:table-row table:style-name="ro1">
          <table:table-cell office:value-type="float" office:value="0.0545776015821542" calcext:value-type="float">
            <text:p>0.0545776016</text:p>
          </table:table-cell>
          <table:table-cell table:number-columns-repeated="1023"/>
        </table:table-row>
        <table:table-row table:style-name="ro1">
          <table:table-cell office:value-type="float" office:value="0.0543618980557725" calcext:value-type="float">
            <text:p>0.0543618981</text:p>
          </table:table-cell>
          <table:table-cell table:number-columns-repeated="1023"/>
        </table:table-row>
        <table:table-row table:style-name="ro1">
          <table:table-cell office:value-type="float" office:value="0.0541645163193073" calcext:value-type="float">
            <text:p>0.0541645163</text:p>
          </table:table-cell>
          <table:table-cell table:number-columns-repeated="1023"/>
        </table:table-row>
        <table:table-row table:style-name="ro1">
          <table:table-cell office:value-type="float" office:value="0.0539837486026648" calcext:value-type="float">
            <text:p>0.0539837486</text:p>
          </table:table-cell>
          <table:table-cell table:number-columns-repeated="1023"/>
        </table:table-row>
        <table:table-row table:style-name="ro1">
          <table:table-cell office:value-type="float" office:value="0.0538190397510738" calcext:value-type="float">
            <text:p>0.0538190398</text:p>
          </table:table-cell>
          <table:table-cell table:number-columns-repeated="1023"/>
        </table:table-row>
        <table:table-row table:style-name="ro1">
          <table:table-cell office:value-type="float" office:value="0.0536585677378058" calcext:value-type="float">
            <text:p>0.0536585677</text:p>
          </table:table-cell>
          <table:table-cell table:number-columns-repeated="1023"/>
        </table:table-row>
        <table:table-row table:style-name="ro1">
          <table:table-cell office:value-type="float" office:value="0.0535111494964038" calcext:value-type="float">
            <text:p>0.0535111495</text:p>
          </table:table-cell>
          <table:table-cell table:number-columns-repeated="1023"/>
        </table:table-row>
        <table:table-row table:style-name="ro1">
          <table:table-cell office:value-type="float" office:value="0.0533796533011136" calcext:value-type="float">
            <text:p>0.0533796533</text:p>
          </table:table-cell>
          <table:table-cell table:number-columns-repeated="1023"/>
        </table:table-row>
        <table:table-row table:style-name="ro1">
          <table:table-cell office:value-type="float" office:value="0.0532557322808721" calcext:value-type="float">
            <text:p>0.0532557323</text:p>
          </table:table-cell>
          <table:table-cell table:number-columns-repeated="1023"/>
        </table:table-row>
        <table:table-row table:style-name="ro1">
          <table:table-cell office:value-type="float" office:value="0.0531436219322706" calcext:value-type="float">
            <text:p>0.0531436219</text:p>
          </table:table-cell>
          <table:table-cell table:number-columns-repeated="1023"/>
        </table:table-row>
        <table:table-row table:style-name="ro1">
          <table:table-cell office:value-type="float" office:value="0.0530375452953483" calcext:value-type="float">
            <text:p>0.0530375453</text:p>
          </table:table-cell>
          <table:table-cell table:number-columns-repeated="1023"/>
        </table:table-row>
        <table:table-row table:style-name="ro1">
          <table:table-cell office:value-type="float" office:value="0.0529360980203653" calcext:value-type="float">
            <text:p>0.052936098</text:p>
          </table:table-cell>
          <table:table-cell table:number-columns-repeated="1023"/>
        </table:table-row>
        <table:table-row table:style-name="ro1">
          <table:table-cell office:value-type="float" office:value="0.052842581644987" calcext:value-type="float">
            <text:p>0.0528425816</text:p>
          </table:table-cell>
          <table:table-cell table:number-columns-repeated="1023"/>
        </table:table-row>
        <table:table-row table:style-name="ro1">
          <table:table-cell office:value-type="float" office:value="0.0527529065864617" calcext:value-type="float">
            <text:p>0.0527529066</text:p>
          </table:table-cell>
          <table:table-cell table:number-columns-repeated="1023"/>
        </table:table-row>
        <table:table-row table:style-name="ro1">
          <table:table-cell office:value-type="float" office:value="0.0526666534694488" calcext:value-type="float">
            <text:p>0.0526666535</text:p>
          </table:table-cell>
          <table:table-cell table:number-columns-repeated="1023"/>
        </table:table-row>
        <table:table-row table:style-name="ro1">
          <table:table-cell office:value-type="float" office:value="0.0525842217289017" calcext:value-type="float">
            <text:p>0.0525842217</text:p>
          </table:table-cell>
          <table:table-cell table:number-columns-repeated="1023"/>
        </table:table-row>
        <table:table-row table:style-name="ro1">
          <table:table-cell office:value-type="float" office:value="0.0525068276751632" calcext:value-type="float">
            <text:p>0.0525068277</text:p>
          </table:table-cell>
          <table:table-cell table:number-columns-repeated="1023"/>
        </table:table-row>
        <table:table-row table:style-name="ro1">
          <table:table-cell office:value-type="float" office:value="0.0524333152280363" calcext:value-type="float">
            <text:p>0.0524333152</text:p>
          </table:table-cell>
          <table:table-cell table:number-columns-repeated="1023"/>
        </table:table-row>
        <table:table-row table:style-name="ro1">
          <table:table-cell office:value-type="float" office:value="0.0523633359762617" calcext:value-type="float">
            <text:p>0.052363336</text:p>
          </table:table-cell>
          <table:table-cell table:number-columns-repeated="1023"/>
        </table:table-row>
        <table:table-row table:style-name="ro1">
          <table:table-cell office:value-type="float" office:value="0.0522968121996481" calcext:value-type="float">
            <text:p>0.0522968122</text:p>
          </table:table-cell>
          <table:table-cell table:number-columns-repeated="1023"/>
        </table:table-row>
        <table:table-row table:style-name="ro1">
          <table:table-cell office:value-type="float" office:value="0.0522318618581441" calcext:value-type="float">
            <text:p>0.0522318619</text:p>
          </table:table-cell>
          <table:table-cell table:number-columns-repeated="1023"/>
        </table:table-row>
        <table:table-row table:style-name="ro1">
          <table:table-cell office:value-type="float" office:value="0.0521707571953579" calcext:value-type="float">
            <text:p>0.0521707572</text:p>
          </table:table-cell>
          <table:table-cell table:number-columns-repeated="1023"/>
        </table:table-row>
        <table:table-row table:style-name="ro1">
          <table:table-cell office:value-type="float" office:value="0.0521136676545001" calcext:value-type="float">
            <text:p>0.0521136677</text:p>
          </table:table-cell>
          <table:table-cell table:number-columns-repeated="1023"/>
        </table:table-row>
        <table:table-row table:style-name="ro1">
          <table:table-cell office:value-type="float" office:value="0.052057793462401" calcext:value-type="float">
            <text:p>0.0520577935</text:p>
          </table:table-cell>
          <table:table-cell table:number-columns-repeated="1023"/>
        </table:table-row>
        <table:table-row table:style-name="ro1">
          <table:table-cell office:value-type="float" office:value="0.0520042823666041" calcext:value-type="float">
            <text:p>0.0520042824</text:p>
          </table:table-cell>
          <table:table-cell table:number-columns-repeated="1023"/>
        </table:table-row>
        <table:table-row table:style-name="ro1">
          <table:table-cell office:value-type="float" office:value="0.0519532966473885" calcext:value-type="float">
            <text:p>0.0519532966</text:p>
          </table:table-cell>
          <table:table-cell table:number-columns-repeated="1023"/>
        </table:table-row>
        <table:table-row table:style-name="ro1">
          <table:table-cell office:value-type="float" office:value="0.0519049112694089" calcext:value-type="float">
            <text:p>0.0519049113</text:p>
          </table:table-cell>
          <table:table-cell table:number-columns-repeated="1023"/>
        </table:table-row>
        <table:table-row table:style-name="ro1">
          <table:table-cell office:value-type="float" office:value="0.0518573411018603" calcext:value-type="float">
            <text:p>0.0518573411</text:p>
          </table:table-cell>
          <table:table-cell table:number-columns-repeated="1023"/>
        </table:table-row>
        <table:table-row table:style-name="ro1">
          <table:table-cell office:value-type="float" office:value="0.051814540232493" calcext:value-type="float">
            <text:p>0.0518145402</text:p>
          </table:table-cell>
          <table:table-cell table:number-columns-repeated="1023"/>
        </table:table-row>
        <table:table-row table:style-name="ro1">
          <table:table-cell office:value-type="float" office:value="0.0517729596957959" calcext:value-type="float">
            <text:p>0.0517729597</text:p>
          </table:table-cell>
          <table:table-cell table:number-columns-repeated="1023"/>
        </table:table-row>
        <table:table-row table:style-name="ro1">
          <table:table-cell office:value-type="float" office:value="0.0517329112086708" calcext:value-type="float">
            <text:p>0.0517329112</text:p>
          </table:table-cell>
          <table:table-cell table:number-columns-repeated="1023"/>
        </table:table-row>
        <table:table-row table:style-name="ro1">
          <table:table-cell office:value-type="float" office:value="0.051694819696237" calcext:value-type="float">
            <text:p>0.0516948197</text:p>
          </table:table-cell>
          <table:table-cell table:number-columns-repeated="1023"/>
        </table:table-row>
        <table:table-row table:style-name="ro1">
          <table:table-cell office:value-type="float" office:value="0.0516588222203349" calcext:value-type="float">
            <text:p>0.0516588222</text:p>
          </table:table-cell>
          <table:table-cell table:number-columns-repeated="1023"/>
        </table:table-row>
        <table:table-row table:style-name="ro1">
          <table:table-cell office:value-type="float" office:value="0.0516241890684289" calcext:value-type="float">
            <text:p>0.0516241891</text:p>
          </table:table-cell>
          <table:table-cell table:number-columns-repeated="1023"/>
        </table:table-row>
        <table:table-row table:style-name="ro1">
          <table:table-cell office:value-type="float" office:value="0.0515910710581076" calcext:value-type="float">
            <text:p>0.0515910711</text:p>
          </table:table-cell>
          <table:table-cell table:number-columns-repeated="1023"/>
        </table:table-row>
        <table:table-row table:style-name="ro1">
          <table:table-cell office:value-type="float" office:value="0.0515589450692473" calcext:value-type="float">
            <text:p>0.0515589451</text:p>
          </table:table-cell>
          <table:table-cell table:number-columns-repeated="1023"/>
        </table:table-row>
        <table:table-row table:style-name="ro1">
          <table:table-cell office:value-type="float" office:value="0.0515288214144508" calcext:value-type="float">
            <text:p>0.0515288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57" calcext:value-type="float">
            <text:p>23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16708005838149" calcext:value-type="float">
            <text:p>0.1670800584</text:p>
          </table:table-cell>
          <table:table-cell table:number-columns-repeated="1023"/>
        </table:table-row>
        <table:table-row table:style-name="ro1">
          <table:table-cell office:value-type="float" office:value="0.0977809232269965" calcext:value-type="float">
            <text:p>0.0977809232</text:p>
          </table:table-cell>
          <table:table-cell table:number-columns-repeated="1023"/>
        </table:table-row>
        <table:table-row table:style-name="ro1">
          <table:table-cell office:value-type="float" office:value="0.0771280343013017" calcext:value-type="float">
            <text:p>0.0771280343</text:p>
          </table:table-cell>
          <table:table-cell table:number-columns-repeated="1023"/>
        </table:table-row>
        <table:table-row table:style-name="ro1">
          <table:table-cell office:value-type="float" office:value="0.0660042064436374" calcext:value-type="float">
            <text:p>0.0660042064</text:p>
          </table:table-cell>
          <table:table-cell table:number-columns-repeated="1023"/>
        </table:table-row>
        <table:table-row table:style-name="ro1">
          <table:table-cell office:value-type="float" office:value="0.0587211943808481" calcext:value-type="float">
            <text:p>0.0587211944</text:p>
          </table:table-cell>
          <table:table-cell table:number-columns-repeated="1023"/>
        </table:table-row>
        <table:table-row table:style-name="ro1">
          <table:table-cell office:value-type="float" office:value="0.0535651113938744" calcext:value-type="float">
            <text:p>0.0535651114</text:p>
          </table:table-cell>
          <table:table-cell table:number-columns-repeated="1023"/>
        </table:table-row>
        <table:table-row table:style-name="ro1">
          <table:table-cell office:value-type="float" office:value="0.0501895968712291" calcext:value-type="float">
            <text:p>0.0501895969</text:p>
          </table:table-cell>
          <table:table-cell table:number-columns-repeated="1023"/>
        </table:table-row>
        <table:table-row table:style-name="ro1">
          <table:table-cell office:value-type="float" office:value="0.0476433798355402" calcext:value-type="float">
            <text:p>0.0476433798</text:p>
          </table:table-cell>
          <table:table-cell table:number-columns-repeated="1023"/>
        </table:table-row>
        <table:table-row table:style-name="ro1">
          <table:table-cell office:value-type="float" office:value="0.0457708886279861" calcext:value-type="float">
            <text:p>0.0457708886</text:p>
          </table:table-cell>
          <table:table-cell table:number-columns-repeated="1023"/>
        </table:table-row>
        <table:table-row table:style-name="ro1">
          <table:table-cell office:value-type="float" office:value="0.0442685150136227" calcext:value-type="float">
            <text:p>0.044268515</text:p>
          </table:table-cell>
          <table:table-cell table:number-columns-repeated="1023"/>
        </table:table-row>
        <table:table-row table:style-name="ro1">
          <table:table-cell office:value-type="float" office:value="0.0430957831690834" calcext:value-type="float">
            <text:p>0.0430957832</text:p>
          </table:table-cell>
          <table:table-cell table:number-columns-repeated="1023"/>
        </table:table-row>
        <table:table-row table:style-name="ro1">
          <table:table-cell office:value-type="float" office:value="0.0421277040250929" calcext:value-type="float">
            <text:p>0.042127704</text:p>
          </table:table-cell>
          <table:table-cell table:number-columns-repeated="1023"/>
        </table:table-row>
        <table:table-row table:style-name="ro1">
          <table:table-cell office:value-type="float" office:value="0.0413274936750064" calcext:value-type="float">
            <text:p>0.0413274937</text:p>
          </table:table-cell>
          <table:table-cell table:number-columns-repeated="1023"/>
        </table:table-row>
        <table:table-row table:style-name="ro1">
          <table:table-cell office:value-type="float" office:value="0.0406296153523857" calcext:value-type="float">
            <text:p>0.0406296154</text:p>
          </table:table-cell>
          <table:table-cell table:number-columns-repeated="1023"/>
        </table:table-row>
        <table:table-row table:style-name="ro1">
          <table:table-cell office:value-type="float" office:value="0.040035802560269" calcext:value-type="float">
            <text:p>0.0400358026</text:p>
          </table:table-cell>
          <table:table-cell table:number-columns-repeated="1023"/>
        </table:table-row>
        <table:table-row table:style-name="ro1">
          <table:table-cell office:value-type="float" office:value="0.0395614687276429" calcext:value-type="float">
            <text:p>0.0395614687</text:p>
          </table:table-cell>
          <table:table-cell table:number-columns-repeated="1023"/>
        </table:table-row>
        <table:table-row table:style-name="ro1">
          <table:table-cell office:value-type="float" office:value="0.0391427437126214" calcext:value-type="float">
            <text:p>0.0391427437</text:p>
          </table:table-cell>
          <table:table-cell table:number-columns-repeated="1023"/>
        </table:table-row>
        <table:table-row table:style-name="ro1">
          <table:table-cell office:value-type="float" office:value="0.038784873244273" calcext:value-type="float">
            <text:p>0.0387848732</text:p>
          </table:table-cell>
          <table:table-cell table:number-columns-repeated="1023"/>
        </table:table-row>
        <table:table-row table:style-name="ro1">
          <table:table-cell office:value-type="float" office:value="0.0384634508221212" calcext:value-type="float">
            <text:p>0.0384634508</text:p>
          </table:table-cell>
          <table:table-cell table:number-columns-repeated="1023"/>
        </table:table-row>
        <table:table-row table:style-name="ro1">
          <table:table-cell office:value-type="float" office:value="0.0381766164826729" calcext:value-type="float">
            <text:p>0.0381766165</text:p>
          </table:table-cell>
          <table:table-cell table:number-columns-repeated="1023"/>
        </table:table-row>
        <table:table-row table:style-name="ro1">
          <table:table-cell office:value-type="float" office:value="0.0379291318883115" calcext:value-type="float">
            <text:p>0.0379291319</text:p>
          </table:table-cell>
          <table:table-cell table:number-columns-repeated="1023"/>
        </table:table-row>
        <table:table-row table:style-name="ro1">
          <table:table-cell office:value-type="float" office:value="0.0377153489691121" calcext:value-type="float">
            <text:p>0.037715349</text:p>
          </table:table-cell>
          <table:table-cell table:number-columns-repeated="1023"/>
        </table:table-row>
        <table:table-row table:style-name="ro1">
          <table:table-cell office:value-type="float" office:value="0.0375126318157484" calcext:value-type="float">
            <text:p>0.0375126318</text:p>
          </table:table-cell>
          <table:table-cell table:number-columns-repeated="1023"/>
        </table:table-row>
        <table:table-row table:style-name="ro1">
          <table:table-cell office:value-type="float" office:value="0.0373230184337248" calcext:value-type="float">
            <text:p>0.0373230184</text:p>
          </table:table-cell>
          <table:table-cell table:number-columns-repeated="1023"/>
        </table:table-row>
        <table:table-row table:style-name="ro1">
          <table:table-cell office:value-type="float" office:value="0.037151728738202" calcext:value-type="float">
            <text:p>0.0371517287</text:p>
          </table:table-cell>
          <table:table-cell table:number-columns-repeated="1023"/>
        </table:table-row>
        <table:table-row table:style-name="ro1">
          <table:table-cell office:value-type="float" office:value="0.0370047460386909" calcext:value-type="float">
            <text:p>0.037004746</text:p>
          </table:table-cell>
          <table:table-cell table:number-columns-repeated="1023"/>
        </table:table-row>
        <table:table-row table:style-name="ro1">
          <table:table-cell office:value-type="float" office:value="0.036859971047446" calcext:value-type="float">
            <text:p>0.036859971</text:p>
          </table:table-cell>
          <table:table-cell table:number-columns-repeated="1023"/>
        </table:table-row>
        <table:table-row table:style-name="ro1">
          <table:table-cell office:value-type="float" office:value="0.0367334262739819" calcext:value-type="float">
            <text:p>0.0367334263</text:p>
          </table:table-cell>
          <table:table-cell table:number-columns-repeated="1023"/>
        </table:table-row>
        <table:table-row table:style-name="ro1">
          <table:table-cell office:value-type="float" office:value="0.0366131989985174" calcext:value-type="float">
            <text:p>0.036613199</text:p>
          </table:table-cell>
          <table:table-cell table:number-columns-repeated="1023"/>
        </table:table-row>
        <table:table-row table:style-name="ro1">
          <table:table-cell office:value-type="float" office:value="0.0365030408221675" calcext:value-type="float">
            <text:p>0.0365030408</text:p>
          </table:table-cell>
          <table:table-cell table:number-columns-repeated="1023"/>
        </table:table-row>
        <table:table-row table:style-name="ro1">
          <table:table-cell office:value-type="float" office:value="0.0364006046393909" calcext:value-type="float">
            <text:p>0.0364006046</text:p>
          </table:table-cell>
          <table:table-cell table:number-columns-repeated="1023"/>
        </table:table-row>
        <table:table-row table:style-name="ro1">
          <table:table-cell office:value-type="float" office:value="0.036310697360398" calcext:value-type="float">
            <text:p>0.0363106974</text:p>
          </table:table-cell>
          <table:table-cell table:number-columns-repeated="1023"/>
        </table:table-row>
        <table:table-row table:style-name="ro1">
          <table:table-cell office:value-type="float" office:value="0.0362245948754544" calcext:value-type="float">
            <text:p>0.0362245949</text:p>
          </table:table-cell>
          <table:table-cell table:number-columns-repeated="1023"/>
        </table:table-row>
        <table:table-row table:style-name="ro1">
          <table:table-cell office:value-type="float" office:value="0.0361468921161044" calcext:value-type="float">
            <text:p>0.0361468921</text:p>
          </table:table-cell>
          <table:table-cell table:number-columns-repeated="1023"/>
        </table:table-row>
        <table:table-row table:style-name="ro1">
          <table:table-cell office:value-type="float" office:value="0.0360717819408988" calcext:value-type="float">
            <text:p>0.0360717819</text:p>
          </table:table-cell>
          <table:table-cell table:number-columns-repeated="1023"/>
        </table:table-row>
        <table:table-row table:style-name="ro1">
          <table:table-cell office:value-type="float" office:value="0.0360046249691757" calcext:value-type="float">
            <text:p>0.036004625</text:p>
          </table:table-cell>
          <table:table-cell table:number-columns-repeated="1023"/>
        </table:table-row>
        <table:table-row table:style-name="ro1">
          <table:table-cell office:value-type="float" office:value="0.0359443178362632" calcext:value-type="float">
            <text:p>0.0359443178</text:p>
          </table:table-cell>
          <table:table-cell table:number-columns-repeated="1023"/>
        </table:table-row>
        <table:table-row table:style-name="ro1">
          <table:table-cell office:value-type="float" office:value="0.03588388582769" calcext:value-type="float">
            <text:p>0.0358838858</text:p>
          </table:table-cell>
          <table:table-cell table:number-columns-repeated="1023"/>
        </table:table-row>
        <table:table-row table:style-name="ro1">
          <table:table-cell office:value-type="float" office:value="0.0358275183141955" calcext:value-type="float">
            <text:p>0.0358275183</text:p>
          </table:table-cell>
          <table:table-cell table:number-columns-repeated="1023"/>
        </table:table-row>
        <table:table-row table:style-name="ro1">
          <table:table-cell office:value-type="float" office:value="0.035774262007098" calcext:value-type="float">
            <text:p>0.035774262</text:p>
          </table:table-cell>
          <table:table-cell table:number-columns-repeated="1023"/>
        </table:table-row>
        <table:table-row table:style-name="ro1">
          <table:table-cell office:value-type="float" office:value="0.0357266581611708" calcext:value-type="float">
            <text:p>0.0357266582</text:p>
          </table:table-cell>
          <table:table-cell table:number-columns-repeated="1023"/>
        </table:table-row>
        <table:table-row table:style-name="ro1">
          <table:table-cell office:value-type="float" office:value="0.0356821932275894" calcext:value-type="float">
            <text:p>0.0356821932</text:p>
          </table:table-cell>
          <table:table-cell table:number-columns-repeated="1023"/>
        </table:table-row>
        <table:table-row table:style-name="ro1">
          <table:table-cell office:value-type="float" office:value="0.0356386486566394" calcext:value-type="float">
            <text:p>0.0356386487</text:p>
          </table:table-cell>
          <table:table-cell table:number-columns-repeated="1023"/>
        </table:table-row>
        <table:table-row table:style-name="ro1">
          <table:table-cell office:value-type="float" office:value="0.0355980471040392" calcext:value-type="float">
            <text:p>0.0355980471</text:p>
          </table:table-cell>
          <table:table-cell table:number-columns-repeated="1023"/>
        </table:table-row>
        <table:table-row table:style-name="ro1">
          <table:table-cell office:value-type="float" office:value="0.0355585427096313" calcext:value-type="float">
            <text:p>0.0355585427</text:p>
          </table:table-cell>
          <table:table-cell table:number-columns-repeated="1023"/>
        </table:table-row>
        <table:table-row table:style-name="ro1">
          <table:table-cell office:value-type="float" office:value="0.0355221741494752" calcext:value-type="float">
            <text:p>0.0355221741</text:p>
          </table:table-cell>
          <table:table-cell table:number-columns-repeated="1023"/>
        </table:table-row>
        <table:table-row table:style-name="ro1">
          <table:table-cell office:value-type="float" office:value="0.0354876197642303" calcext:value-type="float">
            <text:p>0.0354876198</text:p>
          </table:table-cell>
          <table:table-cell table:number-columns-repeated="1023"/>
        </table:table-row>
        <table:table-row table:style-name="ro1">
          <table:table-cell office:value-type="float" office:value="0.0354544025983414" calcext:value-type="float">
            <text:p>0.0354544026</text:p>
          </table:table-cell>
          <table:table-cell table:number-columns-repeated="1023"/>
        </table:table-row>
        <table:table-row table:style-name="ro1">
          <table:table-cell office:value-type="float" office:value="0.0354231151799267" calcext:value-type="float">
            <text:p>0.0354231152</text:p>
          </table:table-cell>
          <table:table-cell table:number-columns-repeated="1023"/>
        </table:table-row>
        <table:table-row table:style-name="ro1">
          <table:table-cell office:value-type="float" office:value="0.0353942699898265" calcext:value-type="float">
            <text:p>0.03539427</text:p>
          </table:table-cell>
          <table:table-cell table:number-columns-repeated="1023"/>
        </table:table-row>
        <table:table-row table:style-name="ro1">
          <table:table-cell office:value-type="float" office:value="0.0353655691050514" calcext:value-type="float">
            <text:p>0.0353655691</text:p>
          </table:table-cell>
          <table:table-cell table:number-columns-repeated="1023"/>
        </table:table-row>
        <table:table-row table:style-name="ro1">
          <table:table-cell office:value-type="float" office:value="0.0353378310757228" calcext:value-type="float">
            <text:p>0.0353378311</text:p>
          </table:table-cell>
          <table:table-cell table:number-columns-repeated="1023"/>
        </table:table-row>
        <table:table-row table:style-name="ro1">
          <table:table-cell office:value-type="float" office:value="0.0353127693248476" calcext:value-type="float">
            <text:p>0.0353127693</text:p>
          </table:table-cell>
          <table:table-cell table:number-columns-repeated="1023"/>
        </table:table-row>
        <table:table-row table:style-name="ro1">
          <table:table-cell office:value-type="float" office:value="0.0352880978763972" calcext:value-type="float">
            <text:p>0.0352880979</text:p>
          </table:table-cell>
          <table:table-cell table:number-columns-repeated="1023"/>
        </table:table-row>
        <table:table-row table:style-name="ro1">
          <table:table-cell office:value-type="float" office:value="0.0352650069460675" calcext:value-type="float">
            <text:p>0.0352650069</text:p>
          </table:table-cell>
          <table:table-cell table:number-columns-repeated="1023"/>
        </table:table-row>
        <table:table-row table:style-name="ro1">
          <table:table-cell office:value-type="float" office:value="0.0352428461033901" calcext:value-type="float">
            <text:p>0.0352428461</text:p>
          </table:table-cell>
          <table:table-cell table:number-columns-repeated="1023"/>
        </table:table-row>
        <table:table-row table:style-name="ro1">
          <table:table-cell office:value-type="float" office:value="0.0352212079928088" calcext:value-type="float">
            <text:p>0.035221208</text:p>
          </table:table-cell>
          <table:table-cell table:number-columns-repeated="1023"/>
        </table:table-row>
        <table:table-row table:style-name="ro1">
          <table:table-cell office:value-type="float" office:value="0.0352023271471003" calcext:value-type="float">
            <text:p>0.0352023271</text:p>
          </table:table-cell>
          <table:table-cell table:number-columns-repeated="1023"/>
        </table:table-row>
        <table:table-row table:style-name="ro1">
          <table:table-cell office:value-type="float" office:value="0.0351827059540884" calcext:value-type="float">
            <text:p>0.035182706</text:p>
          </table:table-cell>
          <table:table-cell table:number-columns-repeated="1023"/>
        </table:table-row>
        <table:table-row table:style-name="ro1">
          <table:table-cell office:value-type="float" office:value="0.035164646756433" calcext:value-type="float">
            <text:p>0.03516464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299" calcext:value-type="float">
            <text:p>229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173931799570718" calcext:value-type="float">
            <text:p>0.1739317996</text:p>
          </table:table-cell>
          <table:table-cell table:number-columns-repeated="1023"/>
        </table:table-row>
        <table:table-row table:style-name="ro1">
          <table:table-cell office:value-type="float" office:value="0.100303645281442" calcext:value-type="float">
            <text:p>0.1003036453</text:p>
          </table:table-cell>
          <table:table-cell table:number-columns-repeated="1023"/>
        </table:table-row>
        <table:table-row table:style-name="ro1">
          <table:table-cell office:value-type="float" office:value="0.0784209546835079" calcext:value-type="float">
            <text:p>0.0784209547</text:p>
          </table:table-cell>
          <table:table-cell table:number-columns-repeated="1023"/>
        </table:table-row>
        <table:table-row table:style-name="ro1">
          <table:table-cell office:value-type="float" office:value="0.066838089697764" calcext:value-type="float">
            <text:p>0.0668380897</text:p>
          </table:table-cell>
          <table:table-cell table:number-columns-repeated="1023"/>
        </table:table-row>
        <table:table-row table:style-name="ro1">
          <table:table-cell office:value-type="float" office:value="0.0592027579239571" calcext:value-type="float">
            <text:p>0.0592027579</text:p>
          </table:table-cell>
          <table:table-cell table:number-columns-repeated="1023"/>
        </table:table-row>
        <table:table-row table:style-name="ro1">
          <table:table-cell office:value-type="float" office:value="0.0545690509590607" calcext:value-type="float">
            <text:p>0.054569051</text:p>
          </table:table-cell>
          <table:table-cell table:number-columns-repeated="1023"/>
        </table:table-row>
        <table:table-row table:style-name="ro1">
          <table:table-cell office:value-type="float" office:value="0.0514245730413353" calcext:value-type="float">
            <text:p>0.051424573</text:p>
          </table:table-cell>
          <table:table-cell table:number-columns-repeated="1023"/>
        </table:table-row>
        <table:table-row table:style-name="ro1">
          <table:table-cell office:value-type="float" office:value="0.0490226712554228" calcext:value-type="float">
            <text:p>0.0490226713</text:p>
          </table:table-cell>
          <table:table-cell table:number-columns-repeated="1023"/>
        </table:table-row>
        <table:table-row table:style-name="ro1">
          <table:table-cell office:value-type="float" office:value="0.0472403550508241" calcext:value-type="float">
            <text:p>0.0472403551</text:p>
          </table:table-cell>
          <table:table-cell table:number-columns-repeated="1023"/>
        </table:table-row>
        <table:table-row table:style-name="ro1">
          <table:table-cell office:value-type="float" office:value="0.0458524705383922" calcext:value-type="float">
            <text:p>0.0458524705</text:p>
          </table:table-cell>
          <table:table-cell table:number-columns-repeated="1023"/>
        </table:table-row>
        <table:table-row table:style-name="ro1">
          <table:table-cell office:value-type="float" office:value="0.0447476162437035" calcext:value-type="float">
            <text:p>0.0447476162</text:p>
          </table:table-cell>
          <table:table-cell table:number-columns-repeated="1023"/>
        </table:table-row>
        <table:table-row table:style-name="ro1">
          <table:table-cell office:value-type="float" office:value="0.0438552806196597" calcext:value-type="float">
            <text:p>0.0438552806</text:p>
          </table:table-cell>
          <table:table-cell table:number-columns-repeated="1023"/>
        </table:table-row>
        <table:table-row table:style-name="ro1">
          <table:table-cell office:value-type="float" office:value="0.0431243724093834" calcext:value-type="float">
            <text:p>0.0431243724</text:p>
          </table:table-cell>
          <table:table-cell table:number-columns-repeated="1023"/>
        </table:table-row>
        <table:table-row table:style-name="ro1">
          <table:table-cell office:value-type="float" office:value="0.0424458061139801" calcext:value-type="float">
            <text:p>0.0424458061</text:p>
          </table:table-cell>
          <table:table-cell table:number-columns-repeated="1023"/>
        </table:table-row>
        <table:table-row table:style-name="ro1">
          <table:table-cell office:value-type="float" office:value="0.0418736113657782" calcext:value-type="float">
            <text:p>0.0418736114</text:p>
          </table:table-cell>
          <table:table-cell table:number-columns-repeated="1023"/>
        </table:table-row>
        <table:table-row table:style-name="ro1">
          <table:table-cell office:value-type="float" office:value="0.0413953504056279" calcext:value-type="float">
            <text:p>0.0413953504</text:p>
          </table:table-cell>
          <table:table-cell table:number-columns-repeated="1023"/>
        </table:table-row>
        <table:table-row table:style-name="ro1">
          <table:table-cell office:value-type="float" office:value="0.0409703613704179" calcext:value-type="float">
            <text:p>0.0409703614</text:p>
          </table:table-cell>
          <table:table-cell table:number-columns-repeated="1023"/>
        </table:table-row>
        <table:table-row table:style-name="ro1">
          <table:table-cell office:value-type="float" office:value="0.0406062286583225" calcext:value-type="float">
            <text:p>0.0406062287</text:p>
          </table:table-cell>
          <table:table-cell table:number-columns-repeated="1023"/>
        </table:table-row>
        <table:table-row table:style-name="ro1">
          <table:table-cell office:value-type="float" office:value="0.0402964864605899" calcext:value-type="float">
            <text:p>0.0402964865</text:p>
          </table:table-cell>
          <table:table-cell table:number-columns-repeated="1023"/>
        </table:table-row>
        <table:table-row table:style-name="ro1">
          <table:table-cell office:value-type="float" office:value="0.0400180052737999" calcext:value-type="float">
            <text:p>0.0400180053</text:p>
          </table:table-cell>
          <table:table-cell table:number-columns-repeated="1023"/>
        </table:table-row>
        <table:table-row table:style-name="ro1">
          <table:table-cell office:value-type="float" office:value="0.0397704341431458" calcext:value-type="float">
            <text:p>0.0397704341</text:p>
          </table:table-cell>
          <table:table-cell table:number-columns-repeated="1023"/>
        </table:table-row>
        <table:table-row table:style-name="ro1">
          <table:table-cell office:value-type="float" office:value="0.0395403807317234" calcext:value-type="float">
            <text:p>0.0395403807</text:p>
          </table:table-cell>
          <table:table-cell table:number-columns-repeated="1023"/>
        </table:table-row>
        <table:table-row table:style-name="ro1">
          <table:table-cell office:value-type="float" office:value="0.039338930277508" calcext:value-type="float">
            <text:p>0.0393389303</text:p>
          </table:table-cell>
          <table:table-cell table:number-columns-repeated="1023"/>
        </table:table-row>
        <table:table-row table:style-name="ro1">
          <table:table-cell office:value-type="float" office:value="0.0391586461491333" calcext:value-type="float">
            <text:p>0.0391586461</text:p>
          </table:table-cell>
          <table:table-cell table:number-columns-repeated="1023"/>
        </table:table-row>
        <table:table-row table:style-name="ro1">
          <table:table-cell office:value-type="float" office:value="0.0389918362796348" calcext:value-type="float">
            <text:p>0.0389918363</text:p>
          </table:table-cell>
          <table:table-cell table:number-columns-repeated="1023"/>
        </table:table-row>
        <table:table-row table:style-name="ro1">
          <table:table-cell office:value-type="float" office:value="0.0388386316753672" calcext:value-type="float">
            <text:p>0.0388386317</text:p>
          </table:table-cell>
          <table:table-cell table:number-columns-repeated="1023"/>
        </table:table-row>
        <table:table-row table:style-name="ro1">
          <table:table-cell office:value-type="float" office:value="0.0386975040395479" calcext:value-type="float">
            <text:p>0.038697504</text:p>
          </table:table-cell>
          <table:table-cell table:number-columns-repeated="1023"/>
        </table:table-row>
        <table:table-row table:style-name="ro1">
          <table:table-cell office:value-type="float" office:value="0.0385661920189228" calcext:value-type="float">
            <text:p>0.038566192</text:p>
          </table:table-cell>
          <table:table-cell table:number-columns-repeated="1023"/>
        </table:table-row>
        <table:table-row table:style-name="ro1">
          <table:table-cell office:value-type="float" office:value="0.0384404129664154" calcext:value-type="float">
            <text:p>0.038440413</text:p>
          </table:table-cell>
          <table:table-cell table:number-columns-repeated="1023"/>
        </table:table-row>
        <table:table-row table:style-name="ro1">
          <table:table-cell office:value-type="float" office:value="0.0383342520650937" calcext:value-type="float">
            <text:p>0.0383342521</text:p>
          </table:table-cell>
          <table:table-cell table:number-columns-repeated="1023"/>
        </table:table-row>
        <table:table-row table:style-name="ro1">
          <table:table-cell office:value-type="float" office:value="0.0382290297004069" calcext:value-type="float">
            <text:p>0.0382290297</text:p>
          </table:table-cell>
          <table:table-cell table:number-columns-repeated="1023"/>
        </table:table-row>
        <table:table-row table:style-name="ro1">
          <table:table-cell office:value-type="float" office:value="0.0381316620212345" calcext:value-type="float">
            <text:p>0.038131662</text:p>
          </table:table-cell>
          <table:table-cell table:number-columns-repeated="1023"/>
        </table:table-row>
        <table:table-row table:style-name="ro1">
          <table:table-cell office:value-type="float" office:value="0.0380428482310407" calcext:value-type="float">
            <text:p>0.0380428482</text:p>
          </table:table-cell>
          <table:table-cell table:number-columns-repeated="1023"/>
        </table:table-row>
        <table:table-row table:style-name="ro1">
          <table:table-cell office:value-type="float" office:value="0.03795897086643" calcext:value-type="float">
            <text:p>0.0379589709</text:p>
          </table:table-cell>
          <table:table-cell table:number-columns-repeated="1023"/>
        </table:table-row>
        <table:table-row table:style-name="ro1">
          <table:table-cell office:value-type="float" office:value="0.0378825140779786" calcext:value-type="float">
            <text:p>0.0378825141</text:p>
          </table:table-cell>
          <table:table-cell table:number-columns-repeated="1023"/>
        </table:table-row>
        <table:table-row table:style-name="ro1">
          <table:table-cell office:value-type="float" office:value="0.0378081729008839" calcext:value-type="float">
            <text:p>0.0378081729</text:p>
          </table:table-cell>
          <table:table-cell table:number-columns-repeated="1023"/>
        </table:table-row>
        <table:table-row table:style-name="ro1">
          <table:table-cell office:value-type="float" office:value="0.0377389680327412" calcext:value-type="float">
            <text:p>0.037738968</text:p>
          </table:table-cell>
          <table:table-cell table:number-columns-repeated="1023"/>
        </table:table-row>
        <table:table-row table:style-name="ro1">
          <table:table-cell office:value-type="float" office:value="0.0376745488439752" calcext:value-type="float">
            <text:p>0.0376745488</text:p>
          </table:table-cell>
          <table:table-cell table:number-columns-repeated="1023"/>
        </table:table-row>
        <table:table-row table:style-name="ro1">
          <table:table-cell office:value-type="float" office:value="0.0376141635800143" calcext:value-type="float">
            <text:p>0.0376141636</text:p>
          </table:table-cell>
          <table:table-cell table:number-columns-repeated="1023"/>
        </table:table-row>
        <table:table-row table:style-name="ro1">
          <table:table-cell office:value-type="float" office:value="0.0375586685617237" calcext:value-type="float">
            <text:p>0.0375586686</text:p>
          </table:table-cell>
          <table:table-cell table:number-columns-repeated="1023"/>
        </table:table-row>
        <table:table-row table:style-name="ro1">
          <table:table-cell office:value-type="float" office:value="0.0375047036422968" calcext:value-type="float">
            <text:p>0.0375047036</text:p>
          </table:table-cell>
          <table:table-cell table:number-columns-repeated="1023"/>
        </table:table-row>
        <table:table-row table:style-name="ro1">
          <table:table-cell office:value-type="float" office:value="0.0374545673619095" calcext:value-type="float">
            <text:p>0.0374545674</text:p>
          </table:table-cell>
          <table:table-cell table:number-columns-repeated="1023"/>
        </table:table-row>
        <table:table-row table:style-name="ro1">
          <table:table-cell office:value-type="float" office:value="0.0374067734809875" calcext:value-type="float">
            <text:p>0.0374067735</text:p>
          </table:table-cell>
          <table:table-cell table:number-columns-repeated="1023"/>
        </table:table-row>
        <table:table-row table:style-name="ro1">
          <table:table-cell office:value-type="float" office:value="0.0373609218594466" calcext:value-type="float">
            <text:p>0.0373609219</text:p>
          </table:table-cell>
          <table:table-cell table:number-columns-repeated="1023"/>
        </table:table-row>
        <table:table-row table:style-name="ro1">
          <table:table-cell office:value-type="float" office:value="0.0373187618759707" calcext:value-type="float">
            <text:p>0.0373187619</text:p>
          </table:table-cell>
          <table:table-cell table:number-columns-repeated="1023"/>
        </table:table-row>
        <table:table-row table:style-name="ro1">
          <table:table-cell office:value-type="float" office:value="0.0372783734696405" calcext:value-type="float">
            <text:p>0.0372783735</text:p>
          </table:table-cell>
          <table:table-cell table:number-columns-repeated="1023"/>
        </table:table-row>
        <table:table-row table:style-name="ro1">
          <table:table-cell office:value-type="float" office:value="0.0372399815331707" calcext:value-type="float">
            <text:p>0.0372399815</text:p>
          </table:table-cell>
          <table:table-cell table:number-columns-repeated="1023"/>
        </table:table-row>
        <table:table-row table:style-name="ro1">
          <table:table-cell office:value-type="float" office:value="0.0372032868135178" calcext:value-type="float">
            <text:p>0.0372032868</text:p>
          </table:table-cell>
          <table:table-cell table:number-columns-repeated="1023"/>
        </table:table-row>
        <table:table-row table:style-name="ro1">
          <table:table-cell office:value-type="float" office:value="0.037168279555689" calcext:value-type="float">
            <text:p>0.0371682796</text:p>
          </table:table-cell>
          <table:table-cell table:number-columns-repeated="1023"/>
        </table:table-row>
        <table:table-row table:style-name="ro1">
          <table:table-cell office:value-type="float" office:value="0.0371353868644699" calcext:value-type="float">
            <text:p>0.0371353869</text:p>
          </table:table-cell>
          <table:table-cell table:number-columns-repeated="1023"/>
        </table:table-row>
        <table:table-row table:style-name="ro1">
          <table:table-cell office:value-type="float" office:value="0.0371033516478522" calcext:value-type="float">
            <text:p>0.0371033516</text:p>
          </table:table-cell>
          <table:table-cell table:number-columns-repeated="1023"/>
        </table:table-row>
        <table:table-row table:style-name="ro1">
          <table:table-cell office:value-type="float" office:value="0.0370738148873932" calcext:value-type="float">
            <text:p>0.0370738149</text:p>
          </table:table-cell>
          <table:table-cell table:number-columns-repeated="1023"/>
        </table:table-row>
        <table:table-row table:style-name="ro1">
          <table:table-cell office:value-type="float" office:value="0.0370442460333107" calcext:value-type="float">
            <text:p>0.037044246</text:p>
          </table:table-cell>
          <table:table-cell table:number-columns-repeated="1023"/>
        </table:table-row>
        <table:table-row table:style-name="ro1">
          <table:table-cell office:value-type="float" office:value="0.0370187167719694" calcext:value-type="float">
            <text:p>0.0370187168</text:p>
          </table:table-cell>
          <table:table-cell table:number-columns-repeated="1023"/>
        </table:table-row>
        <table:table-row table:style-name="ro1">
          <table:table-cell office:value-type="float" office:value="0.0369960207544855" calcext:value-type="float">
            <text:p>0.0369960208</text:p>
          </table:table-cell>
          <table:table-cell table:number-columns-repeated="1023"/>
        </table:table-row>
        <table:table-row table:style-name="ro1">
          <table:table-cell office:value-type="float" office:value="0.0369734771904939" calcext:value-type="float">
            <text:p>0.0369734772</text:p>
          </table:table-cell>
          <table:table-cell table:number-columns-repeated="1023"/>
        </table:table-row>
        <table:table-row table:style-name="ro1">
          <table:table-cell office:value-type="float" office:value="0.0369489833464595" calcext:value-type="float">
            <text:p>0.0369489833</text:p>
          </table:table-cell>
          <table:table-cell table:number-columns-repeated="1023"/>
        </table:table-row>
        <table:table-row table:style-name="ro1">
          <table:table-cell office:value-type="float" office:value="0.036925432300698" calcext:value-type="float">
            <text:p>0.0369254323</text:p>
          </table:table-cell>
          <table:table-cell table:number-columns-repeated="1023"/>
        </table:table-row>
        <table:table-row table:style-name="ro1">
          <table:table-cell office:value-type="float" office:value="0.0369027946323441" calcext:value-type="float">
            <text:p>0.0369027946</text:p>
          </table:table-cell>
          <table:table-cell table:number-columns-repeated="1023"/>
        </table:table-row>
        <table:table-row table:style-name="ro1">
          <table:table-cell office:value-type="float" office:value="0.0368810056624763" calcext:value-type="float">
            <text:p>0.0368810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47" calcext:value-type="float">
            <text:p>23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137451541530061" calcext:value-type="float">
            <text:p>0.1374515415</text:p>
          </table:table-cell>
          <table:table-cell table:number-columns-repeated="1023"/>
        </table:table-row>
        <table:table-row table:style-name="ro1">
          <table:table-cell office:value-type="float" office:value="0.0840054916843308" calcext:value-type="float">
            <text:p>0.0840054917</text:p>
          </table:table-cell>
          <table:table-cell table:number-columns-repeated="1023"/>
        </table:table-row>
        <table:table-row table:style-name="ro1">
          <table:table-cell office:value-type="float" office:value="0.0667592727927127" calcext:value-type="float">
            <text:p>0.0667592728</text:p>
          </table:table-cell>
          <table:table-cell table:number-columns-repeated="1023"/>
        </table:table-row>
        <table:table-row table:style-name="ro1">
          <table:table-cell office:value-type="float" office:value="0.05692418639914" calcext:value-type="float">
            <text:p>0.0569241864</text:p>
          </table:table-cell>
          <table:table-cell table:number-columns-repeated="1023"/>
        </table:table-row>
        <table:table-row table:style-name="ro1">
          <table:table-cell office:value-type="float" office:value="0.0513147822782118" calcext:value-type="float">
            <text:p>0.0513147823</text:p>
          </table:table-cell>
          <table:table-cell table:number-columns-repeated="1023"/>
        </table:table-row>
        <table:table-row table:style-name="ro1">
          <table:table-cell office:value-type="float" office:value="0.0474506396166146" calcext:value-type="float">
            <text:p>0.0474506396</text:p>
          </table:table-cell>
          <table:table-cell table:number-columns-repeated="1023"/>
        </table:table-row>
        <table:table-row table:style-name="ro1">
          <table:table-cell office:value-type="float" office:value="0.0446432217853591" calcext:value-type="float">
            <text:p>0.0446432218</text:p>
          </table:table-cell>
          <table:table-cell table:number-columns-repeated="1023"/>
        </table:table-row>
        <table:table-row table:style-name="ro1">
          <table:table-cell office:value-type="float" office:value="0.0426262623857465" calcext:value-type="float">
            <text:p>0.0426262624</text:p>
          </table:table-cell>
          <table:table-cell table:number-columns-repeated="1023"/>
        </table:table-row>
        <table:table-row table:style-name="ro1">
          <table:table-cell office:value-type="float" office:value="0.0410986646112407" calcext:value-type="float">
            <text:p>0.0410986646</text:p>
          </table:table-cell>
          <table:table-cell table:number-columns-repeated="1023"/>
        </table:table-row>
        <table:table-row table:style-name="ro1">
          <table:table-cell office:value-type="float" office:value="0.0398707458794987" calcext:value-type="float">
            <text:p>0.0398707459</text:p>
          </table:table-cell>
          <table:table-cell table:number-columns-repeated="1023"/>
        </table:table-row>
        <table:table-row table:style-name="ro1">
          <table:table-cell office:value-type="float" office:value="0.0389164175091988" calcext:value-type="float">
            <text:p>0.0389164175</text:p>
          </table:table-cell>
          <table:table-cell table:number-columns-repeated="1023"/>
        </table:table-row>
        <table:table-row table:style-name="ro1">
          <table:table-cell office:value-type="float" office:value="0.0381450804713539" calcext:value-type="float">
            <text:p>0.0381450805</text:p>
          </table:table-cell>
          <table:table-cell table:number-columns-repeated="1023"/>
        </table:table-row>
        <table:table-row table:style-name="ro1">
          <table:table-cell office:value-type="float" office:value="0.0375164897338734" calcext:value-type="float">
            <text:p>0.0375164897</text:p>
          </table:table-cell>
          <table:table-cell table:number-columns-repeated="1023"/>
        </table:table-row>
        <table:table-row table:style-name="ro1">
          <table:table-cell office:value-type="float" office:value="0.0369916828681293" calcext:value-type="float">
            <text:p>0.0369916829</text:p>
          </table:table-cell>
          <table:table-cell table:number-columns-repeated="1023"/>
        </table:table-row>
        <table:table-row table:style-name="ro1">
          <table:table-cell office:value-type="float" office:value="0.0365652944903889" calcext:value-type="float">
            <text:p>0.0365652945</text:p>
          </table:table-cell>
          <table:table-cell table:number-columns-repeated="1023"/>
        </table:table-row>
        <table:table-row table:style-name="ro1">
          <table:table-cell office:value-type="float" office:value="0.0361883801869537" calcext:value-type="float">
            <text:p>0.0361883802</text:p>
          </table:table-cell>
          <table:table-cell table:number-columns-repeated="1023"/>
        </table:table-row>
        <table:table-row table:style-name="ro1">
          <table:table-cell office:value-type="float" office:value="0.0358689559979533" calcext:value-type="float">
            <text:p>0.035868956</text:p>
          </table:table-cell>
          <table:table-cell table:number-columns-repeated="1023"/>
        </table:table-row>
        <table:table-row table:style-name="ro1">
          <table:table-cell office:value-type="float" office:value="0.0355853258522661" calcext:value-type="float">
            <text:p>0.0355853259</text:p>
          </table:table-cell>
          <table:table-cell table:number-columns-repeated="1023"/>
        </table:table-row>
        <table:table-row table:style-name="ro1">
          <table:table-cell office:value-type="float" office:value="0.0353331175175404" calcext:value-type="float">
            <text:p>0.0353331175</text:p>
          </table:table-cell>
          <table:table-cell table:number-columns-repeated="1023"/>
        </table:table-row>
        <table:table-row table:style-name="ro1">
          <table:table-cell office:value-type="float" office:value="0.035107052004305" calcext:value-type="float">
            <text:p>0.035107052</text:p>
          </table:table-cell>
          <table:table-cell table:number-columns-repeated="1023"/>
        </table:table-row>
        <table:table-row table:style-name="ro1">
          <table:table-cell office:value-type="float" office:value="0.0349110362784065" calcext:value-type="float">
            <text:p>0.0349110363</text:p>
          </table:table-cell>
          <table:table-cell table:number-columns-repeated="1023"/>
        </table:table-row>
        <table:table-row table:style-name="ro1">
          <table:table-cell office:value-type="float" office:value="0.0347358785222027" calcext:value-type="float">
            <text:p>0.0347358785</text:p>
          </table:table-cell>
          <table:table-cell table:number-columns-repeated="1023"/>
        </table:table-row>
        <table:table-row table:style-name="ro1">
          <table:table-cell office:value-type="float" office:value="0.0345794314446277" calcext:value-type="float">
            <text:p>0.0345794314</text:p>
          </table:table-cell>
          <table:table-cell table:number-columns-repeated="1023"/>
        </table:table-row>
        <table:table-row table:style-name="ro1">
          <table:table-cell office:value-type="float" office:value="0.0344287269347602" calcext:value-type="float">
            <text:p>0.0344287269</text:p>
          </table:table-cell>
          <table:table-cell table:number-columns-repeated="1023"/>
        </table:table-row>
        <table:table-row table:style-name="ro1">
          <table:table-cell office:value-type="float" office:value="0.0342961815972281" calcext:value-type="float">
            <text:p>0.0342961816</text:p>
          </table:table-cell>
          <table:table-cell table:number-columns-repeated="1023"/>
        </table:table-row>
        <table:table-row table:style-name="ro1">
          <table:table-cell office:value-type="float" office:value="0.0341751016637769" calcext:value-type="float">
            <text:p>0.0341751017</text:p>
          </table:table-cell>
          <table:table-cell table:number-columns-repeated="1023"/>
        </table:table-row>
        <table:table-row table:style-name="ro1">
          <table:table-cell office:value-type="float" office:value="0.034062616356071" calcext:value-type="float">
            <text:p>0.0340626164</text:p>
          </table:table-cell>
          <table:table-cell table:number-columns-repeated="1023"/>
        </table:table-row>
        <table:table-row table:style-name="ro1">
          <table:table-cell office:value-type="float" office:value="0.0339630207312146" calcext:value-type="float">
            <text:p>0.0339630207</text:p>
          </table:table-cell>
          <table:table-cell table:number-columns-repeated="1023"/>
        </table:table-row>
        <table:table-row table:style-name="ro1">
          <table:table-cell office:value-type="float" office:value="0.0338682957201026" calcext:value-type="float">
            <text:p>0.0338682957</text:p>
          </table:table-cell>
          <table:table-cell table:number-columns-repeated="1023"/>
        </table:table-row>
        <table:table-row table:style-name="ro1">
          <table:table-cell office:value-type="float" office:value="0.0337823693803841" calcext:value-type="float">
            <text:p>0.0337823694</text:p>
          </table:table-cell>
          <table:table-cell table:number-columns-repeated="1023"/>
        </table:table-row>
        <table:table-row table:style-name="ro1">
          <table:table-cell office:value-type="float" office:value="0.0337030707864181" calcext:value-type="float">
            <text:p>0.0337030708</text:p>
          </table:table-cell>
          <table:table-cell table:number-columns-repeated="1023"/>
        </table:table-row>
        <table:table-row table:style-name="ro1">
          <table:table-cell office:value-type="float" office:value="0.0336302381851069" calcext:value-type="float">
            <text:p>0.0336302382</text:p>
          </table:table-cell>
          <table:table-cell table:number-columns-repeated="1023"/>
        </table:table-row>
        <table:table-row table:style-name="ro1">
          <table:table-cell office:value-type="float" office:value="0.0335629532044908" calcext:value-type="float">
            <text:p>0.0335629532</text:p>
          </table:table-cell>
          <table:table-cell table:number-columns-repeated="1023"/>
        </table:table-row>
        <table:table-row table:style-name="ro1">
          <table:table-cell office:value-type="float" office:value="0.0334982854470825" calcext:value-type="float">
            <text:p>0.0334982854</text:p>
          </table:table-cell>
          <table:table-cell table:number-columns-repeated="1023"/>
        </table:table-row>
        <table:table-row table:style-name="ro1">
          <table:table-cell office:value-type="float" office:value="0.0334381149908429" calcext:value-type="float">
            <text:p>0.033438115</text:p>
          </table:table-cell>
          <table:table-cell table:number-columns-repeated="1023"/>
        </table:table-row>
        <table:table-row table:style-name="ro1">
          <table:table-cell office:value-type="float" office:value="0.0333824051893357" calcext:value-type="float">
            <text:p>0.0333824052</text:p>
          </table:table-cell>
          <table:table-cell table:number-columns-repeated="1023"/>
        </table:table-row>
        <table:table-row table:style-name="ro1">
          <table:table-cell office:value-type="float" office:value="0.0333307543467273" calcext:value-type="float">
            <text:p>0.0333307543</text:p>
          </table:table-cell>
          <table:table-cell table:number-columns-repeated="1023"/>
        </table:table-row>
        <table:table-row table:style-name="ro1">
          <table:table-cell office:value-type="float" office:value="0.0332817925964958" calcext:value-type="float">
            <text:p>0.0332817926</text:p>
          </table:table-cell>
          <table:table-cell table:number-columns-repeated="1023"/>
        </table:table-row>
        <table:table-row table:style-name="ro1">
          <table:table-cell office:value-type="float" office:value="0.0332364951655817" calcext:value-type="float">
            <text:p>0.0332364952</text:p>
          </table:table-cell>
          <table:table-cell table:number-columns-repeated="1023"/>
        </table:table-row>
        <table:table-row table:style-name="ro1">
          <table:table-cell office:value-type="float" office:value="0.0331925193556985" calcext:value-type="float">
            <text:p>0.0331925194</text:p>
          </table:table-cell>
          <table:table-cell table:number-columns-repeated="1023"/>
        </table:table-row>
        <table:table-row table:style-name="ro1">
          <table:table-cell office:value-type="float" office:value="0.0331512685353593" calcext:value-type="float">
            <text:p>0.0331512685</text:p>
          </table:table-cell>
          <table:table-cell table:number-columns-repeated="1023"/>
        </table:table-row>
        <table:table-row table:style-name="ro1">
          <table:table-cell office:value-type="float" office:value="0.0331130390500266" calcext:value-type="float">
            <text:p>0.0331130391</text:p>
          </table:table-cell>
          <table:table-cell table:number-columns-repeated="1023"/>
        </table:table-row>
        <table:table-row table:style-name="ro1">
          <table:table-cell office:value-type="float" office:value="0.0330767979836279" calcext:value-type="float">
            <text:p>0.033076798</text:p>
          </table:table-cell>
          <table:table-cell table:number-columns-repeated="1023"/>
        </table:table-row>
        <table:table-row table:style-name="ro1">
          <table:table-cell office:value-type="float" office:value="0.0330443910732929" calcext:value-type="float">
            <text:p>0.0330443911</text:p>
          </table:table-cell>
          <table:table-cell table:number-columns-repeated="1023"/>
        </table:table-row>
        <table:table-row table:style-name="ro1">
          <table:table-cell office:value-type="float" office:value="0.0330171128988306" calcext:value-type="float">
            <text:p>0.0330171129</text:p>
          </table:table-cell>
          <table:table-cell table:number-columns-repeated="1023"/>
        </table:table-row>
        <table:table-row table:style-name="ro1">
          <table:table-cell office:value-type="float" office:value="0.0329866738756493" calcext:value-type="float">
            <text:p>0.0329866739</text:p>
          </table:table-cell>
          <table:table-cell table:number-columns-repeated="1023"/>
        </table:table-row>
        <table:table-row table:style-name="ro1">
          <table:table-cell office:value-type="float" office:value="0.0329583898202913" calcext:value-type="float">
            <text:p>0.0329583898</text:p>
          </table:table-cell>
          <table:table-cell table:number-columns-repeated="1023"/>
        </table:table-row>
        <table:table-row table:style-name="ro1">
          <table:table-cell office:value-type="float" office:value="0.0329304319670286" calcext:value-type="float">
            <text:p>0.032930432</text:p>
          </table:table-cell>
          <table:table-cell table:number-columns-repeated="1023"/>
        </table:table-row>
        <table:table-row table:style-name="ro1">
          <table:table-cell office:value-type="float" office:value="0.0329068530775993" calcext:value-type="float">
            <text:p>0.0329068531</text:p>
          </table:table-cell>
          <table:table-cell table:number-columns-repeated="1023"/>
        </table:table-row>
        <table:table-row table:style-name="ro1">
          <table:table-cell office:value-type="float" office:value="0.0328871259618293" calcext:value-type="float">
            <text:p>0.032887126</text:p>
          </table:table-cell>
          <table:table-cell table:number-columns-repeated="1023"/>
        </table:table-row>
        <table:table-row table:style-name="ro1">
          <table:table-cell office:value-type="float" office:value="0.0328669489626044" calcext:value-type="float">
            <text:p>0.032866949</text:p>
          </table:table-cell>
          <table:table-cell table:number-columns-repeated="1023"/>
        </table:table-row>
        <table:table-row table:style-name="ro1">
          <table:table-cell office:value-type="float" office:value="0.0328435486674725" calcext:value-type="float">
            <text:p>0.0328435487</text:p>
          </table:table-cell>
          <table:table-cell table:number-columns-repeated="1023"/>
        </table:table-row>
        <table:table-row table:style-name="ro1">
          <table:table-cell office:value-type="float" office:value="0.0328203245253852" calcext:value-type="float">
            <text:p>0.0328203245</text:p>
          </table:table-cell>
          <table:table-cell table:number-columns-repeated="1023"/>
        </table:table-row>
        <table:table-row table:style-name="ro1">
          <table:table-cell office:value-type="float" office:value="0.0327988738378734" calcext:value-type="float">
            <text:p>0.0327988738</text:p>
          </table:table-cell>
          <table:table-cell table:number-columns-repeated="1023"/>
        </table:table-row>
        <table:table-row table:style-name="ro1">
          <table:table-cell office:value-type="float" office:value="0.03277798584171" calcext:value-type="float">
            <text:p>0.0327779858</text:p>
          </table:table-cell>
          <table:table-cell table:number-columns-repeated="1023"/>
        </table:table-row>
        <table:table-row table:style-name="ro1">
          <table:table-cell office:value-type="float" office:value="0.0327623704406294" calcext:value-type="float">
            <text:p>0.0327623704</text:p>
          </table:table-cell>
          <table:table-cell table:number-columns-repeated="1023"/>
        </table:table-row>
        <table:table-row table:style-name="ro1">
          <table:table-cell office:value-type="float" office:value="0.0327486550579816" calcext:value-type="float">
            <text:p>0.0327486551</text:p>
          </table:table-cell>
          <table:table-cell table:number-columns-repeated="1023"/>
        </table:table-row>
        <table:table-row table:style-name="ro1">
          <table:table-cell office:value-type="float" office:value="0.0327369901752476" calcext:value-type="float">
            <text:p>0.0327369902</text:p>
          </table:table-cell>
          <table:table-cell table:number-columns-repeated="1023"/>
        </table:table-row>
        <table:table-row table:style-name="ro1">
          <table:table-cell office:value-type="float" office:value="0.0327236649740285" calcext:value-type="float">
            <text:p>0.032723665</text:p>
          </table:table-cell>
          <table:table-cell table:number-columns-repeated="1023"/>
        </table:table-row>
        <table:table-row table:style-name="ro1">
          <table:table-cell office:value-type="float" office:value="0.0327077842473465" calcext:value-type="float">
            <text:p>0.03270778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19" calcext:value-type="float">
            <text:p>23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254593602679833" calcext:value-type="float">
            <text:p>0.2545936027</text:p>
          </table:table-cell>
          <table:table-cell table:number-columns-repeated="1023"/>
        </table:table-row>
        <table:table-row table:style-name="ro1">
          <table:table-cell office:value-type="float" office:value="0.150962012065198" calcext:value-type="float">
            <text:p>0.1509620121</text:p>
          </table:table-cell>
          <table:table-cell table:number-columns-repeated="1023"/>
        </table:table-row>
        <table:table-row table:style-name="ro1">
          <table:table-cell office:value-type="float" office:value="0.121003471712744" calcext:value-type="float">
            <text:p>0.1210034717</text:p>
          </table:table-cell>
          <table:table-cell table:number-columns-repeated="1023"/>
        </table:table-row>
        <table:table-row table:style-name="ro1">
          <table:table-cell office:value-type="float" office:value="0.105303338304433" calcext:value-type="float">
            <text:p>0.1053033383</text:p>
          </table:table-cell>
          <table:table-cell table:number-columns-repeated="1023"/>
        </table:table-row>
        <table:table-row table:style-name="ro1">
          <table:table-cell office:value-type="float" office:value="0.0953936843857325" calcext:value-type="float">
            <text:p>0.0953936844</text:p>
          </table:table-cell>
          <table:table-cell table:number-columns-repeated="1023"/>
        </table:table-row>
        <table:table-row table:style-name="ro1">
          <table:table-cell office:value-type="float" office:value="0.0876115996074676" calcext:value-type="float">
            <text:p>0.0876115996</text:p>
          </table:table-cell>
          <table:table-cell table:number-columns-repeated="1023"/>
        </table:table-row>
        <table:table-row table:style-name="ro1">
          <table:table-cell office:value-type="float" office:value="0.0818672772806122" calcext:value-type="float">
            <text:p>0.0818672773</text:p>
          </table:table-cell>
          <table:table-cell table:number-columns-repeated="1023"/>
        </table:table-row>
        <table:table-row table:style-name="ro1">
          <table:table-cell office:value-type="float" office:value="0.078079945515134" calcext:value-type="float">
            <text:p>0.0780799455</text:p>
          </table:table-cell>
          <table:table-cell table:number-columns-repeated="1023"/>
        </table:table-row>
        <table:table-row table:style-name="ro1">
          <table:table-cell office:value-type="float" office:value="0.0751614441764133" calcext:value-type="float">
            <text:p>0.0751614442</text:p>
          </table:table-cell>
          <table:table-cell table:number-columns-repeated="1023"/>
        </table:table-row>
        <table:table-row table:style-name="ro1">
          <table:table-cell office:value-type="float" office:value="0.0730125386409447" calcext:value-type="float">
            <text:p>0.0730125386</text:p>
          </table:table-cell>
          <table:table-cell table:number-columns-repeated="1023"/>
        </table:table-row>
        <table:table-row table:style-name="ro1">
          <table:table-cell office:value-type="float" office:value="0.0709799948616074" calcext:value-type="float">
            <text:p>0.0709799949</text:p>
          </table:table-cell>
          <table:table-cell table:number-columns-repeated="1023"/>
        </table:table-row>
        <table:table-row table:style-name="ro1">
          <table:table-cell office:value-type="float" office:value="0.0691106653065334" calcext:value-type="float">
            <text:p>0.0691106653</text:p>
          </table:table-cell>
          <table:table-cell table:number-columns-repeated="1023"/>
        </table:table-row>
        <table:table-row table:style-name="ro1">
          <table:table-cell office:value-type="float" office:value="0.0676611749507425" calcext:value-type="float">
            <text:p>0.067661175</text:p>
          </table:table-cell>
          <table:table-cell table:number-columns-repeated="1023"/>
        </table:table-row>
        <table:table-row table:style-name="ro1">
          <table:table-cell office:value-type="float" office:value="0.0662537964084995" calcext:value-type="float">
            <text:p>0.0662537964</text:p>
          </table:table-cell>
          <table:table-cell table:number-columns-repeated="1023"/>
        </table:table-row>
        <table:table-row table:style-name="ro1">
          <table:table-cell office:value-type="float" office:value="0.0648118765790147" calcext:value-type="float">
            <text:p>0.0648118766</text:p>
          </table:table-cell>
          <table:table-cell table:number-columns-repeated="1023"/>
        </table:table-row>
        <table:table-row table:style-name="ro1">
          <table:table-cell office:value-type="float" office:value="0.0636377391311982" calcext:value-type="float">
            <text:p>0.0636377391</text:p>
          </table:table-cell>
          <table:table-cell table:number-columns-repeated="1023"/>
        </table:table-row>
        <table:table-row table:style-name="ro1">
          <table:table-cell office:value-type="float" office:value="0.0626431248420911" calcext:value-type="float">
            <text:p>0.0626431248</text:p>
          </table:table-cell>
          <table:table-cell table:number-columns-repeated="1023"/>
        </table:table-row>
        <table:table-row table:style-name="ro1">
          <table:table-cell office:value-type="float" office:value="0.0618336700340495" calcext:value-type="float">
            <text:p>0.06183367</text:p>
          </table:table-cell>
          <table:table-cell table:number-columns-repeated="1023"/>
        </table:table-row>
        <table:table-row table:style-name="ro1">
          <table:table-cell office:value-type="float" office:value="0.0611043832321653" calcext:value-type="float">
            <text:p>0.0611043832</text:p>
          </table:table-cell>
          <table:table-cell table:number-columns-repeated="1023"/>
        </table:table-row>
        <table:table-row table:style-name="ro1">
          <table:table-cell office:value-type="float" office:value="0.0604467711752405" calcext:value-type="float">
            <text:p>0.0604467712</text:p>
          </table:table-cell>
          <table:table-cell table:number-columns-repeated="1023"/>
        </table:table-row>
        <table:table-row table:style-name="ro1">
          <table:table-cell office:value-type="float" office:value="0.0599017316742422" calcext:value-type="float">
            <text:p>0.0599017317</text:p>
          </table:table-cell>
          <table:table-cell table:number-columns-repeated="1023"/>
        </table:table-row>
        <table:table-row table:style-name="ro1">
          <table:table-cell office:value-type="float" office:value="0.0593831466336234" calcext:value-type="float">
            <text:p>0.0593831466</text:p>
          </table:table-cell>
          <table:table-cell table:number-columns-repeated="1023"/>
        </table:table-row>
        <table:table-row table:style-name="ro1">
          <table:table-cell office:value-type="float" office:value="0.0589280201777108" calcext:value-type="float">
            <text:p>0.0589280202</text:p>
          </table:table-cell>
          <table:table-cell table:number-columns-repeated="1023"/>
        </table:table-row>
        <table:table-row table:style-name="ro1">
          <table:table-cell office:value-type="float" office:value="0.0585758380033519" calcext:value-type="float">
            <text:p>0.058575838</text:p>
          </table:table-cell>
          <table:table-cell table:number-columns-repeated="1023"/>
        </table:table-row>
        <table:table-row table:style-name="ro1">
          <table:table-cell office:value-type="float" office:value="0.058250917134008" calcext:value-type="float">
            <text:p>0.0582509171</text:p>
          </table:table-cell>
          <table:table-cell table:number-columns-repeated="1023"/>
        </table:table-row>
        <table:table-row table:style-name="ro1">
          <table:table-cell office:value-type="float" office:value="0.0579680258021069" calcext:value-type="float">
            <text:p>0.0579680258</text:p>
          </table:table-cell>
          <table:table-cell table:number-columns-repeated="1023"/>
        </table:table-row>
        <table:table-row table:style-name="ro1">
          <table:table-cell office:value-type="float" office:value="0.0577377380345208" calcext:value-type="float">
            <text:p>0.057737738</text:p>
          </table:table-cell>
          <table:table-cell table:number-columns-repeated="1023"/>
        </table:table-row>
        <table:table-row table:style-name="ro1">
          <table:table-cell office:value-type="float" office:value="0.0575070680552638" calcext:value-type="float">
            <text:p>0.0575070681</text:p>
          </table:table-cell>
          <table:table-cell table:number-columns-repeated="1023"/>
        </table:table-row>
        <table:table-row table:style-name="ro1">
          <table:table-cell office:value-type="float" office:value="0.0572808331194798" calcext:value-type="float">
            <text:p>0.0572808331</text:p>
          </table:table-cell>
          <table:table-cell table:number-columns-repeated="1023"/>
        </table:table-row>
        <table:table-row table:style-name="ro1">
          <table:table-cell office:value-type="float" office:value="0.0570572035391533" calcext:value-type="float">
            <text:p>0.0570572035</text:p>
          </table:table-cell>
          <table:table-cell table:number-columns-repeated="1023"/>
        </table:table-row>
        <table:table-row table:style-name="ro1">
          <table:table-cell office:value-type="float" office:value="0.0568515150264167" calcext:value-type="float">
            <text:p>0.056851515</text:p>
          </table:table-cell>
          <table:table-cell table:number-columns-repeated="1023"/>
        </table:table-row>
        <table:table-row table:style-name="ro1">
          <table:table-cell office:value-type="float" office:value="0.0566640570471852" calcext:value-type="float">
            <text:p>0.056664057</text:p>
          </table:table-cell>
          <table:table-cell table:number-columns-repeated="1023"/>
        </table:table-row>
        <table:table-row table:style-name="ro1">
          <table:table-cell office:value-type="float" office:value="0.0565051009999604" calcext:value-type="float">
            <text:p>0.056505101</text:p>
          </table:table-cell>
          <table:table-cell table:number-columns-repeated="1023"/>
        </table:table-row>
        <table:table-row table:style-name="ro1">
          <table:table-cell office:value-type="float" office:value="0.0563695279489587" calcext:value-type="float">
            <text:p>0.0563695279</text:p>
          </table:table-cell>
          <table:table-cell table:number-columns-repeated="1023"/>
        </table:table-row>
        <table:table-row table:style-name="ro1">
          <table:table-cell office:value-type="float" office:value="0.0562303789523261" calcext:value-type="float">
            <text:p>0.056230379</text:p>
          </table:table-cell>
          <table:table-cell table:number-columns-repeated="1023"/>
        </table:table-row>
        <table:table-row table:style-name="ro1">
          <table:table-cell office:value-type="float" office:value="0.0560929493356629" calcext:value-type="float">
            <text:p>0.0560929493</text:p>
          </table:table-cell>
          <table:table-cell table:number-columns-repeated="1023"/>
        </table:table-row>
        <table:table-row table:style-name="ro1">
          <table:table-cell office:value-type="float" office:value="0.0559621743906342" calcext:value-type="float">
            <text:p>0.0559621744</text:p>
          </table:table-cell>
          <table:table-cell table:number-columns-repeated="1023"/>
        </table:table-row>
        <table:table-row table:style-name="ro1">
          <table:table-cell office:value-type="float" office:value="0.0558410575848137" calcext:value-type="float">
            <text:p>0.0558410576</text:p>
          </table:table-cell>
          <table:table-cell table:number-columns-repeated="1023"/>
        </table:table-row>
        <table:table-row table:style-name="ro1">
          <table:table-cell office:value-type="float" office:value="0.0557239802027713" calcext:value-type="float">
            <text:p>0.0557239802</text:p>
          </table:table-cell>
          <table:table-cell table:number-columns-repeated="1023"/>
        </table:table-row>
        <table:table-row table:style-name="ro1">
          <table:table-cell office:value-type="float" office:value="0.0556219496363975" calcext:value-type="float">
            <text:p>0.0556219496</text:p>
          </table:table-cell>
          <table:table-cell table:number-columns-repeated="1023"/>
        </table:table-row>
        <table:table-row table:style-name="ro1">
          <table:table-cell office:value-type="float" office:value="0.0555264061947964" calcext:value-type="float">
            <text:p>0.0555264062</text:p>
          </table:table-cell>
          <table:table-cell table:number-columns-repeated="1023"/>
        </table:table-row>
        <table:table-row table:style-name="ro1">
          <table:table-cell office:value-type="float" office:value="0.0554329248601982" calcext:value-type="float">
            <text:p>0.0554329249</text:p>
          </table:table-cell>
          <table:table-cell table:number-columns-repeated="1023"/>
        </table:table-row>
        <table:table-row table:style-name="ro1">
          <table:table-cell office:value-type="float" office:value="0.0553458720384332" calcext:value-type="float">
            <text:p>0.055345872</text:p>
          </table:table-cell>
          <table:table-cell table:number-columns-repeated="1023"/>
        </table:table-row>
        <table:table-row table:style-name="ro1">
          <table:table-cell office:value-type="float" office:value="0.0552646040655792" calcext:value-type="float">
            <text:p>0.0552646041</text:p>
          </table:table-cell>
          <table:table-cell table:number-columns-repeated="1023"/>
        </table:table-row>
        <table:table-row table:style-name="ro1">
          <table:table-cell office:value-type="float" office:value="0.055187475501563" calcext:value-type="float">
            <text:p>0.0551874755</text:p>
          </table:table-cell>
          <table:table-cell table:number-columns-repeated="1023"/>
        </table:table-row>
        <table:table-row table:style-name="ro1">
          <table:table-cell office:value-type="float" office:value="0.0551147200586345" calcext:value-type="float">
            <text:p>0.0551147201</text:p>
          </table:table-cell>
          <table:table-cell table:number-columns-repeated="1023"/>
        </table:table-row>
        <table:table-row table:style-name="ro1">
          <table:table-cell office:value-type="float" office:value="0.0550449681166908" calcext:value-type="float">
            <text:p>0.0550449681</text:p>
          </table:table-cell>
          <table:table-cell table:number-columns-repeated="1023"/>
        </table:table-row>
        <table:table-row table:style-name="ro1">
          <table:table-cell office:value-type="float" office:value="0.0549809308898114" calcext:value-type="float">
            <text:p>0.0549809309</text:p>
          </table:table-cell>
          <table:table-cell table:number-columns-repeated="1023"/>
        </table:table-row>
        <table:table-row table:style-name="ro1">
          <table:table-cell office:value-type="float" office:value="0.0549208690038489" calcext:value-type="float">
            <text:p>0.054920869</text:p>
          </table:table-cell>
          <table:table-cell table:number-columns-repeated="1023"/>
        </table:table-row>
        <table:table-row table:style-name="ro1">
          <table:table-cell office:value-type="float" office:value="0.0548633742115873" calcext:value-type="float">
            <text:p>0.0548633742</text:p>
          </table:table-cell>
          <table:table-cell table:number-columns-repeated="1023"/>
        </table:table-row>
        <table:table-row table:style-name="ro1">
          <table:table-cell office:value-type="float" office:value="0.0548079758517635" calcext:value-type="float">
            <text:p>0.0548079759</text:p>
          </table:table-cell>
          <table:table-cell table:number-columns-repeated="1023"/>
        </table:table-row>
        <table:table-row table:style-name="ro1">
          <table:table-cell office:value-type="float" office:value="0.054756852300204" calcext:value-type="float">
            <text:p>0.0547568523</text:p>
          </table:table-cell>
          <table:table-cell table:number-columns-repeated="1023"/>
        </table:table-row>
        <table:table-row table:style-name="ro1">
          <table:table-cell office:value-type="float" office:value="0.0547071429172159" calcext:value-type="float">
            <text:p>0.0547071429</text:p>
          </table:table-cell>
          <table:table-cell table:number-columns-repeated="1023"/>
        </table:table-row>
        <table:table-row table:style-name="ro1">
          <table:table-cell office:value-type="float" office:value="0.0546586368240962" calcext:value-type="float">
            <text:p>0.0546586368</text:p>
          </table:table-cell>
          <table:table-cell table:number-columns-repeated="1023"/>
        </table:table-row>
        <table:table-row table:style-name="ro1">
          <table:table-cell office:value-type="float" office:value="0.0546123660023054" calcext:value-type="float">
            <text:p>0.054612366</text:p>
          </table:table-cell>
          <table:table-cell table:number-columns-repeated="1023"/>
        </table:table-row>
        <table:table-row table:style-name="ro1">
          <table:table-cell office:value-type="float" office:value="0.0545669126733409" calcext:value-type="float">
            <text:p>0.0545669127</text:p>
          </table:table-cell>
          <table:table-cell table:number-columns-repeated="1023"/>
        </table:table-row>
        <table:table-row table:style-name="ro1">
          <table:table-cell office:value-type="float" office:value="0.0545237180539233" calcext:value-type="float">
            <text:p>0.0545237181</text:p>
          </table:table-cell>
          <table:table-cell table:number-columns-repeated="1023"/>
        </table:table-row>
        <table:table-row table:style-name="ro1">
          <table:table-cell office:value-type="float" office:value="0.0544833958749873" calcext:value-type="float">
            <text:p>0.0544833959</text:p>
          </table:table-cell>
          <table:table-cell table:number-columns-repeated="1023"/>
        </table:table-row>
        <table:table-row table:style-name="ro1">
          <table:table-cell office:value-type="float" office:value="0.054444721347735" calcext:value-type="float">
            <text:p>0.0544447213</text:p>
          </table:table-cell>
          <table:table-cell table:number-columns-repeated="1023"/>
        </table:table-row>
        <table:table-row table:style-name="ro1">
          <table:table-cell office:value-type="float" office:value="0.0544068720655083" calcext:value-type="float">
            <text:p>0.05440687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108" calcext:value-type="float">
            <text:p>21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153044695172853" calcext:value-type="float">
            <text:p>0.1530446952</text:p>
          </table:table-cell>
          <table:table-cell table:number-columns-repeated="1023"/>
        </table:table-row>
        <table:table-row table:style-name="ro1">
          <table:table-cell office:value-type="float" office:value="0.0910669252343285" calcext:value-type="float">
            <text:p>0.0910669252</text:p>
          </table:table-cell>
          <table:table-cell table:number-columns-repeated="1023"/>
        </table:table-row>
        <table:table-row table:style-name="ro1">
          <table:table-cell office:value-type="float" office:value="0.0713948690237446" calcext:value-type="float">
            <text:p>0.071394869</text:p>
          </table:table-cell>
          <table:table-cell table:number-columns-repeated="1023"/>
        </table:table-row>
        <table:table-row table:style-name="ro1">
          <table:table-cell office:value-type="float" office:value="0.0603852394350006" calcext:value-type="float">
            <text:p>0.0603852394</text:p>
          </table:table-cell>
          <table:table-cell table:number-columns-repeated="1023"/>
        </table:table-row>
        <table:table-row table:style-name="ro1">
          <table:table-cell office:value-type="float" office:value="0.0536589853905976" calcext:value-type="float">
            <text:p>0.0536589854</text:p>
          </table:table-cell>
          <table:table-cell table:number-columns-repeated="1023"/>
        </table:table-row>
        <table:table-row table:style-name="ro1">
          <table:table-cell office:value-type="float" office:value="0.048947814456264" calcext:value-type="float">
            <text:p>0.0489478145</text:p>
          </table:table-cell>
          <table:table-cell table:number-columns-repeated="1023"/>
        </table:table-row>
        <table:table-row table:style-name="ro1">
          <table:table-cell office:value-type="float" office:value="0.0456239815512469" calcext:value-type="float">
            <text:p>0.0456239816</text:p>
          </table:table-cell>
          <table:table-cell table:number-columns-repeated="1023"/>
        </table:table-row>
        <table:table-row table:style-name="ro1">
          <table:table-cell office:value-type="float" office:value="0.0432759313298813" calcext:value-type="float">
            <text:p>0.0432759313</text:p>
          </table:table-cell>
          <table:table-cell table:number-columns-repeated="1023"/>
        </table:table-row>
        <table:table-row table:style-name="ro1">
          <table:table-cell office:value-type="float" office:value="0.0415322978436279" calcext:value-type="float">
            <text:p>0.0415322978</text:p>
          </table:table-cell>
          <table:table-cell table:number-columns-repeated="1023"/>
        </table:table-row>
        <table:table-row table:style-name="ro1">
          <table:table-cell office:value-type="float" office:value="0.0402694163594674" calcext:value-type="float">
            <text:p>0.0402694164</text:p>
          </table:table-cell>
          <table:table-cell table:number-columns-repeated="1023"/>
        </table:table-row>
        <table:table-row table:style-name="ro1">
          <table:table-cell office:value-type="float" office:value="0.039292756905885" calcext:value-type="float">
            <text:p>0.0392927569</text:p>
          </table:table-cell>
          <table:table-cell table:number-columns-repeated="1023"/>
        </table:table-row>
        <table:table-row table:style-name="ro1">
          <table:table-cell office:value-type="float" office:value="0.0385149995437662" calcext:value-type="float">
            <text:p>0.0385149995</text:p>
          </table:table-cell>
          <table:table-cell table:number-columns-repeated="1023"/>
        </table:table-row>
        <table:table-row table:style-name="ro1">
          <table:table-cell office:value-type="float" office:value="0.0377567487724896" calcext:value-type="float">
            <text:p>0.0377567488</text:p>
          </table:table-cell>
          <table:table-cell table:number-columns-repeated="1023"/>
        </table:table-row>
        <table:table-row table:style-name="ro1">
          <table:table-cell office:value-type="float" office:value="0.0371114976003018" calcext:value-type="float">
            <text:p>0.0371114976</text:p>
          </table:table-cell>
          <table:table-cell table:number-columns-repeated="1023"/>
        </table:table-row>
        <table:table-row table:style-name="ro1">
          <table:table-cell office:value-type="float" office:value="0.0365954813748597" calcext:value-type="float">
            <text:p>0.0365954814</text:p>
          </table:table-cell>
          <table:table-cell table:number-columns-repeated="1023"/>
        </table:table-row>
        <table:table-row table:style-name="ro1">
          <table:table-cell office:value-type="float" office:value="0.036143865414476" calcext:value-type="float">
            <text:p>0.0361438654</text:p>
          </table:table-cell>
          <table:table-cell table:number-columns-repeated="1023"/>
        </table:table-row>
        <table:table-row table:style-name="ro1">
          <table:table-cell office:value-type="float" office:value="0.0357718602449539" calcext:value-type="float">
            <text:p>0.0357718602</text:p>
          </table:table-cell>
          <table:table-cell table:number-columns-repeated="1023"/>
        </table:table-row>
        <table:table-row table:style-name="ro1">
          <table:table-cell office:value-type="float" office:value="0.0354388426297652" calcext:value-type="float">
            <text:p>0.0354388426</text:p>
          </table:table-cell>
          <table:table-cell table:number-columns-repeated="1023"/>
        </table:table-row>
        <table:table-row table:style-name="ro1">
          <table:table-cell office:value-type="float" office:value="0.0351400434700185" calcext:value-type="float">
            <text:p>0.0351400435</text:p>
          </table:table-cell>
          <table:table-cell table:number-columns-repeated="1023"/>
        </table:table-row>
        <table:table-row table:style-name="ro1">
          <table:table-cell office:value-type="float" office:value="0.0348817891585656" calcext:value-type="float">
            <text:p>0.0348817892</text:p>
          </table:table-cell>
          <table:table-cell table:number-columns-repeated="1023"/>
        </table:table-row>
        <table:table-row table:style-name="ro1">
          <table:table-cell office:value-type="float" office:value="0.0346449874289998" calcext:value-type="float">
            <text:p>0.0346449874</text:p>
          </table:table-cell>
          <table:table-cell table:number-columns-repeated="1023"/>
        </table:table-row>
        <table:table-row table:style-name="ro1">
          <table:table-cell office:value-type="float" office:value="0.0344379595593206" calcext:value-type="float">
            <text:p>0.0344379596</text:p>
          </table:table-cell>
          <table:table-cell table:number-columns-repeated="1023"/>
        </table:table-row>
        <table:table-row table:style-name="ro1">
          <table:table-cell office:value-type="float" office:value="0.0342491963381732" calcext:value-type="float">
            <text:p>0.0342491963</text:p>
          </table:table-cell>
          <table:table-cell table:number-columns-repeated="1023"/>
        </table:table-row>
        <table:table-row table:style-name="ro1">
          <table:table-cell office:value-type="float" office:value="0.0340779752531964" calcext:value-type="float">
            <text:p>0.0340779753</text:p>
          </table:table-cell>
          <table:table-cell table:number-columns-repeated="1023"/>
        </table:table-row>
        <table:table-row table:style-name="ro1">
          <table:table-cell office:value-type="float" office:value="0.0339298705671118" calcext:value-type="float">
            <text:p>0.0339298706</text:p>
          </table:table-cell>
          <table:table-cell table:number-columns-repeated="1023"/>
        </table:table-row>
        <table:table-row table:style-name="ro1">
          <table:table-cell office:value-type="float" office:value="0.0337998944635276" calcext:value-type="float">
            <text:p>0.0337998945</text:p>
          </table:table-cell>
          <table:table-cell table:number-columns-repeated="1023"/>
        </table:table-row>
        <table:table-row table:style-name="ro1">
          <table:table-cell office:value-type="float" office:value="0.0336782163942406" calcext:value-type="float">
            <text:p>0.0336782164</text:p>
          </table:table-cell>
          <table:table-cell table:number-columns-repeated="1023"/>
        </table:table-row>
        <table:table-row table:style-name="ro1">
          <table:table-cell office:value-type="float" office:value="0.0335687659107746" calcext:value-type="float">
            <text:p>0.0335687659</text:p>
          </table:table-cell>
          <table:table-cell table:number-columns-repeated="1023"/>
        </table:table-row>
        <table:table-row table:style-name="ro1">
          <table:table-cell office:value-type="float" office:value="0.0334670332642535" calcext:value-type="float">
            <text:p>0.0334670333</text:p>
          </table:table-cell>
          <table:table-cell table:number-columns-repeated="1023"/>
        </table:table-row>
        <table:table-row table:style-name="ro1">
          <table:table-cell office:value-type="float" office:value="0.0333757844302033" calcext:value-type="float">
            <text:p>0.0333757844</text:p>
          </table:table-cell>
          <table:table-cell table:number-columns-repeated="1023"/>
        </table:table-row>
        <table:table-row table:style-name="ro1">
          <table:table-cell office:value-type="float" office:value="0.0332893553441003" calcext:value-type="float">
            <text:p>0.0332893553</text:p>
          </table:table-cell>
          <table:table-cell table:number-columns-repeated="1023"/>
        </table:table-row>
        <table:table-row table:style-name="ro1">
          <table:table-cell office:value-type="float" office:value="0.0332120535687196" calcext:value-type="float">
            <text:p>0.0332120536</text:p>
          </table:table-cell>
          <table:table-cell table:number-columns-repeated="1023"/>
        </table:table-row>
        <table:table-row table:style-name="ro1">
          <table:table-cell office:value-type="float" office:value="0.033140699507831" calcext:value-type="float">
            <text:p>0.0331406995</text:p>
          </table:table-cell>
          <table:table-cell table:number-columns-repeated="1023"/>
        </table:table-row>
        <table:table-row table:style-name="ro1">
          <table:table-cell office:value-type="float" office:value="0.0330713375760266" calcext:value-type="float">
            <text:p>0.0330713376</text:p>
          </table:table-cell>
          <table:table-cell table:number-columns-repeated="1023"/>
        </table:table-row>
        <table:table-row table:style-name="ro1">
          <table:table-cell office:value-type="float" office:value="0.0330064786770667" calcext:value-type="float">
            <text:p>0.0330064787</text:p>
          </table:table-cell>
          <table:table-cell table:number-columns-repeated="1023"/>
        </table:table-row>
        <table:table-row table:style-name="ro1">
          <table:table-cell office:value-type="float" office:value="0.0329471482391714" calcext:value-type="float">
            <text:p>0.0329471482</text:p>
          </table:table-cell>
          <table:table-cell table:number-columns-repeated="1023"/>
        </table:table-row>
        <table:table-row table:style-name="ro1">
          <table:table-cell office:value-type="float" office:value="0.0328935851219148" calcext:value-type="float">
            <text:p>0.0328935851</text:p>
          </table:table-cell>
          <table:table-cell table:number-columns-repeated="1023"/>
        </table:table-row>
        <table:table-row table:style-name="ro1">
          <table:table-cell office:value-type="float" office:value="0.0328409882991554" calcext:value-type="float">
            <text:p>0.0328409883</text:p>
          </table:table-cell>
          <table:table-cell table:number-columns-repeated="1023"/>
        </table:table-row>
        <table:table-row table:style-name="ro1">
          <table:table-cell office:value-type="float" office:value="0.0327937246146797" calcext:value-type="float">
            <text:p>0.0327937246</text:p>
          </table:table-cell>
          <table:table-cell table:number-columns-repeated="1023"/>
        </table:table-row>
        <table:table-row table:style-name="ro1">
          <table:table-cell office:value-type="float" office:value="0.0327476244233029" calcext:value-type="float">
            <text:p>0.0327476244</text:p>
          </table:table-cell>
          <table:table-cell table:number-columns-repeated="1023"/>
        </table:table-row>
        <table:table-row table:style-name="ro1">
          <table:table-cell office:value-type="float" office:value="0.0327051599046031" calcext:value-type="float">
            <text:p>0.0327051599</text:p>
          </table:table-cell>
          <table:table-cell table:number-columns-repeated="1023"/>
        </table:table-row>
        <table:table-row table:style-name="ro1">
          <table:table-cell office:value-type="float" office:value="0.0326639976339002" calcext:value-type="float">
            <text:p>0.0326639976</text:p>
          </table:table-cell>
          <table:table-cell table:number-columns-repeated="1023"/>
        </table:table-row>
        <table:table-row table:style-name="ro1">
          <table:table-cell office:value-type="float" office:value="0.0326272146767951" calcext:value-type="float">
            <text:p>0.0326272147</text:p>
          </table:table-cell>
          <table:table-cell table:number-columns-repeated="1023"/>
        </table:table-row>
        <table:table-row table:style-name="ro1">
          <table:table-cell office:value-type="float" office:value="0.0325932211865272" calcext:value-type="float">
            <text:p>0.0325932212</text:p>
          </table:table-cell>
          <table:table-cell table:number-columns-repeated="1023"/>
        </table:table-row>
        <table:table-row table:style-name="ro1">
          <table:table-cell office:value-type="float" office:value="0.0325600543311325" calcext:value-type="float">
            <text:p>0.0325600543</text:p>
          </table:table-cell>
          <table:table-cell table:number-columns-repeated="1023"/>
        </table:table-row>
        <table:table-row table:style-name="ro1">
          <table:table-cell office:value-type="float" office:value="0.0325275616395174" calcext:value-type="float">
            <text:p>0.0325275616</text:p>
          </table:table-cell>
          <table:table-cell table:number-columns-repeated="1023"/>
        </table:table-row>
        <table:table-row table:style-name="ro1">
          <table:table-cell office:value-type="float" office:value="0.0324973906423399" calcext:value-type="float">
            <text:p>0.0324973906</text:p>
          </table:table-cell>
          <table:table-cell table:number-columns-repeated="1023"/>
        </table:table-row>
        <table:table-row table:style-name="ro1">
          <table:table-cell office:value-type="float" office:value="0.0324674820581017" calcext:value-type="float">
            <text:p>0.0324674821</text:p>
          </table:table-cell>
          <table:table-cell table:number-columns-repeated="1023"/>
        </table:table-row>
        <table:table-row table:style-name="ro1">
          <table:table-cell office:value-type="float" office:value="0.0324454504529786" calcext:value-type="float">
            <text:p>0.0324454505</text:p>
          </table:table-cell>
          <table:table-cell table:number-columns-repeated="1023"/>
        </table:table-row>
        <table:table-row table:style-name="ro1">
          <table:table-cell office:value-type="float" office:value="0.0324180542175681" calcext:value-type="float">
            <text:p>0.0324180542</text:p>
          </table:table-cell>
          <table:table-cell table:number-columns-repeated="1023"/>
        </table:table-row>
        <table:table-row table:style-name="ro1">
          <table:table-cell office:value-type="float" office:value="0.0323925882266161" calcext:value-type="float">
            <text:p>0.0323925882</text:p>
          </table:table-cell>
          <table:table-cell table:number-columns-repeated="1023"/>
        </table:table-row>
        <table:table-row table:style-name="ro1">
          <table:table-cell office:value-type="float" office:value="0.0323676502900568" calcext:value-type="float">
            <text:p>0.0323676503</text:p>
          </table:table-cell>
          <table:table-cell table:number-columns-repeated="1023"/>
        </table:table-row>
        <table:table-row table:style-name="ro1">
          <table:table-cell office:value-type="float" office:value="0.0323441318476224" calcext:value-type="float">
            <text:p>0.0323441318</text:p>
          </table:table-cell>
          <table:table-cell table:number-columns-repeated="1023"/>
        </table:table-row>
        <table:table-row table:style-name="ro1">
          <table:table-cell office:value-type="float" office:value="0.0323223396728554" calcext:value-type="float">
            <text:p>0.0323223397</text:p>
          </table:table-cell>
          <table:table-cell table:number-columns-repeated="1023"/>
        </table:table-row>
        <table:table-row table:style-name="ro1">
          <table:table-cell office:value-type="float" office:value="0.032300096609042" calcext:value-type="float">
            <text:p>0.0323000966</text:p>
          </table:table-cell>
          <table:table-cell table:number-columns-repeated="1023"/>
        </table:table-row>
        <table:table-row table:style-name="ro1">
          <table:table-cell office:value-type="float" office:value="0.0322800108535086" calcext:value-type="float">
            <text:p>0.0322800109</text:p>
          </table:table-cell>
          <table:table-cell table:number-columns-repeated="1023"/>
        </table:table-row>
        <table:table-row table:style-name="ro1">
          <table:table-cell office:value-type="float" office:value="0.0322600195018639" calcext:value-type="float">
            <text:p>0.0322600195</text:p>
          </table:table-cell>
          <table:table-cell table:number-columns-repeated="1023"/>
        </table:table-row>
        <table:table-row table:style-name="ro1">
          <table:table-cell office:value-type="float" office:value="0.0322405833549117" calcext:value-type="float">
            <text:p>0.0322405834</text:p>
          </table:table-cell>
          <table:table-cell table:number-columns-repeated="1023"/>
        </table:table-row>
        <table:table-row table:style-name="ro1">
          <table:table-cell office:value-type="float" office:value="0.0322226079038341" calcext:value-type="float">
            <text:p>0.0322226079</text:p>
          </table:table-cell>
          <table:table-cell table:number-columns-repeated="1023"/>
        </table:table-row>
        <table:table-row table:style-name="ro1">
          <table:table-cell office:value-type="float" office:value="0.0322048218984208" calcext:value-type="float">
            <text:p>0.0322048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44" calcext:value-type="float">
            <text:p>23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298057037219721" calcext:value-type="float">
            <text:p>0.2980570372</text:p>
          </table:table-cell>
          <table:table-cell table:number-columns-repeated="1023"/>
        </table:table-row>
        <table:table-row table:style-name="ro1">
          <table:table-cell office:value-type="float" office:value="0.218448695360371" calcext:value-type="float">
            <text:p>0.2184486954</text:p>
          </table:table-cell>
          <table:table-cell table:number-columns-repeated="1023"/>
        </table:table-row>
        <table:table-row table:style-name="ro1">
          <table:table-cell office:value-type="float" office:value="0.190587751575111" calcext:value-type="float">
            <text:p>0.1905877516</text:p>
          </table:table-cell>
          <table:table-cell table:number-columns-repeated="1023"/>
        </table:table-row>
        <table:table-row table:style-name="ro1">
          <table:table-cell office:value-type="float" office:value="0.174227558633217" calcext:value-type="float">
            <text:p>0.1742275586</text:p>
          </table:table-cell>
          <table:table-cell table:number-columns-repeated="1023"/>
        </table:table-row>
        <table:table-row table:style-name="ro1">
          <table:table-cell office:value-type="float" office:value="0.163942284187521" calcext:value-type="float">
            <text:p>0.1639422842</text:p>
          </table:table-cell>
          <table:table-cell table:number-columns-repeated="1023"/>
        </table:table-row>
        <table:table-row table:style-name="ro1">
          <table:table-cell office:value-type="float" office:value="0.156946378267428" calcext:value-type="float">
            <text:p>0.1569463783</text:p>
          </table:table-cell>
          <table:table-cell table:number-columns-repeated="1023"/>
        </table:table-row>
        <table:table-row table:style-name="ro1">
          <table:table-cell office:value-type="float" office:value="0.151724193118479" calcext:value-type="float">
            <text:p>0.1517241931</text:p>
          </table:table-cell>
          <table:table-cell table:number-columns-repeated="1023"/>
        </table:table-row>
        <table:table-row table:style-name="ro1">
          <table:table-cell office:value-type="float" office:value="0.147786341985201" calcext:value-type="float">
            <text:p>0.147786342</text:p>
          </table:table-cell>
          <table:table-cell table:number-columns-repeated="1023"/>
        </table:table-row>
        <table:table-row table:style-name="ro1">
          <table:table-cell office:value-type="float" office:value="0.144874743289697" calcext:value-type="float">
            <text:p>0.1448747433</text:p>
          </table:table-cell>
          <table:table-cell table:number-columns-repeated="1023"/>
        </table:table-row>
        <table:table-row table:style-name="ro1">
          <table:table-cell office:value-type="float" office:value="0.142438310820163" calcext:value-type="float">
            <text:p>0.1424383108</text:p>
          </table:table-cell>
          <table:table-cell table:number-columns-repeated="1023"/>
        </table:table-row>
        <table:table-row table:style-name="ro1">
          <table:table-cell office:value-type="float" office:value="0.140361359228194" calcext:value-type="float">
            <text:p>0.1403613592</text:p>
          </table:table-cell>
          <table:table-cell table:number-columns-repeated="1023"/>
        </table:table-row>
        <table:table-row table:style-name="ro1">
          <table:table-cell office:value-type="float" office:value="0.138596239915667" calcext:value-type="float">
            <text:p>0.1385962399</text:p>
          </table:table-cell>
          <table:table-cell table:number-columns-repeated="1023"/>
        </table:table-row>
        <table:table-row table:style-name="ro1">
          <table:table-cell office:value-type="float" office:value="0.13706807184273" calcext:value-type="float">
            <text:p>0.1370680718</text:p>
          </table:table-cell>
          <table:table-cell table:number-columns-repeated="1023"/>
        </table:table-row>
        <table:table-row table:style-name="ro1">
          <table:table-cell office:value-type="float" office:value="0.135739680837336" calcext:value-type="float">
            <text:p>0.1357396808</text:p>
          </table:table-cell>
          <table:table-cell table:number-columns-repeated="1023"/>
        </table:table-row>
        <table:table-row table:style-name="ro1">
          <table:table-cell office:value-type="float" office:value="0.134627924312254" calcext:value-type="float">
            <text:p>0.1346279243</text:p>
          </table:table-cell>
          <table:table-cell table:number-columns-repeated="1023"/>
        </table:table-row>
        <table:table-row table:style-name="ro1">
          <table:table-cell office:value-type="float" office:value="0.13358245818368" calcext:value-type="float">
            <text:p>0.1335824582</text:p>
          </table:table-cell>
          <table:table-cell table:number-columns-repeated="1023"/>
        </table:table-row>
        <table:table-row table:style-name="ro1">
          <table:table-cell office:value-type="float" office:value="0.132647136342468" calcext:value-type="float">
            <text:p>0.1326471363</text:p>
          </table:table-cell>
          <table:table-cell table:number-columns-repeated="1023"/>
        </table:table-row>
        <table:table-row table:style-name="ro1">
          <table:table-cell office:value-type="float" office:value="0.131892082992382" calcext:value-type="float">
            <text:p>0.131892083</text:p>
          </table:table-cell>
          <table:table-cell table:number-columns-repeated="1023"/>
        </table:table-row>
        <table:table-row table:style-name="ro1">
          <table:table-cell office:value-type="float" office:value="0.131168248299886" calcext:value-type="float">
            <text:p>0.1311682483</text:p>
          </table:table-cell>
          <table:table-cell table:number-columns-repeated="1023"/>
        </table:table-row>
        <table:table-row table:style-name="ro1">
          <table:table-cell office:value-type="float" office:value="0.130524094524122" calcext:value-type="float">
            <text:p>0.1305240945</text:p>
          </table:table-cell>
          <table:table-cell table:number-columns-repeated="1023"/>
        </table:table-row>
        <table:table-row table:style-name="ro1">
          <table:table-cell office:value-type="float" office:value="0.129933543455615" calcext:value-type="float">
            <text:p>0.1299335435</text:p>
          </table:table-cell>
          <table:table-cell table:number-columns-repeated="1023"/>
        </table:table-row>
        <table:table-row table:style-name="ro1">
          <table:table-cell office:value-type="float" office:value="0.129383105754783" calcext:value-type="float">
            <text:p>0.1293831058</text:p>
          </table:table-cell>
          <table:table-cell table:number-columns-repeated="1023"/>
        </table:table-row>
        <table:table-row table:style-name="ro1">
          <table:table-cell office:value-type="float" office:value="0.128930832726096" calcext:value-type="float">
            <text:p>0.1289308327</text:p>
          </table:table-cell>
          <table:table-cell table:number-columns-repeated="1023"/>
        </table:table-row>
        <table:table-row table:style-name="ro1">
          <table:table-cell office:value-type="float" office:value="0.128498280738749" calcext:value-type="float">
            <text:p>0.1284982807</text:p>
          </table:table-cell>
          <table:table-cell table:number-columns-repeated="1023"/>
        </table:table-row>
        <table:table-row table:style-name="ro1">
          <table:table-cell office:value-type="float" office:value="0.128108187760092" calcext:value-type="float">
            <text:p>0.1281081878</text:p>
          </table:table-cell>
          <table:table-cell table:number-columns-repeated="1023"/>
        </table:table-row>
        <table:table-row table:style-name="ro1">
          <table:table-cell office:value-type="float" office:value="0.127777737408722" calcext:value-type="float">
            <text:p>0.1277777374</text:p>
          </table:table-cell>
          <table:table-cell table:number-columns-repeated="1023"/>
        </table:table-row>
        <table:table-row table:style-name="ro1">
          <table:table-cell office:value-type="float" office:value="0.127449672471954" calcext:value-type="float">
            <text:p>0.1274496725</text:p>
          </table:table-cell>
          <table:table-cell table:number-columns-repeated="1023"/>
        </table:table-row>
        <table:table-row table:style-name="ro1">
          <table:table-cell office:value-type="float" office:value="0.127142838266616" calcext:value-type="float">
            <text:p>0.1271428383</text:p>
          </table:table-cell>
          <table:table-cell table:number-columns-repeated="1023"/>
        </table:table-row>
        <table:table-row table:style-name="ro1">
          <table:table-cell office:value-type="float" office:value="0.126859444020461" calcext:value-type="float">
            <text:p>0.126859444</text:p>
          </table:table-cell>
          <table:table-cell table:number-columns-repeated="1023"/>
        </table:table-row>
        <table:table-row table:style-name="ro1">
          <table:table-cell office:value-type="float" office:value="0.126596449372209" calcext:value-type="float">
            <text:p>0.1265964494</text:p>
          </table:table-cell>
          <table:table-cell table:number-columns-repeated="1023"/>
        </table:table-row>
        <table:table-row table:style-name="ro1">
          <table:table-cell office:value-type="float" office:value="0.126351091202383" calcext:value-type="float">
            <text:p>0.1263510912</text:p>
          </table:table-cell>
          <table:table-cell table:number-columns-repeated="1023"/>
        </table:table-row>
        <table:table-row table:style-name="ro1">
          <table:table-cell office:value-type="float" office:value="0.126120627942703" calcext:value-type="float">
            <text:p>0.1261206279</text:p>
          </table:table-cell>
          <table:table-cell table:number-columns-repeated="1023"/>
        </table:table-row>
        <table:table-row table:style-name="ro1">
          <table:table-cell office:value-type="float" office:value="0.125908957585342" calcext:value-type="float">
            <text:p>0.1259089576</text:p>
          </table:table-cell>
          <table:table-cell table:number-columns-repeated="1023"/>
        </table:table-row>
        <table:table-row table:style-name="ro1">
          <table:table-cell office:value-type="float" office:value="0.125709570473151" calcext:value-type="float">
            <text:p>0.1257095705</text:p>
          </table:table-cell>
          <table:table-cell table:number-columns-repeated="1023"/>
        </table:table-row>
        <table:table-row table:style-name="ro1">
          <table:table-cell office:value-type="float" office:value="0.125517964099518" calcext:value-type="float">
            <text:p>0.1255179641</text:p>
          </table:table-cell>
          <table:table-cell table:number-columns-repeated="1023"/>
        </table:table-row>
        <table:table-row table:style-name="ro1">
          <table:table-cell office:value-type="float" office:value="0.125345430244408" calcext:value-type="float">
            <text:p>0.1253454302</text:p>
          </table:table-cell>
          <table:table-cell table:number-columns-repeated="1023"/>
        </table:table-row>
        <table:table-row table:style-name="ro1">
          <table:table-cell office:value-type="float" office:value="0.125175893257191" calcext:value-type="float">
            <text:p>0.1251758933</text:p>
          </table:table-cell>
          <table:table-cell table:number-columns-repeated="1023"/>
        </table:table-row>
        <table:table-row table:style-name="ro1">
          <table:table-cell office:value-type="float" office:value="0.125019723327485" calcext:value-type="float">
            <text:p>0.1250197233</text:p>
          </table:table-cell>
          <table:table-cell table:number-columns-repeated="1023"/>
        </table:table-row>
        <table:table-row table:style-name="ro1">
          <table:table-cell office:value-type="float" office:value="0.124869646865352" calcext:value-type="float">
            <text:p>0.1248696469</text:p>
          </table:table-cell>
          <table:table-cell table:number-columns-repeated="1023"/>
        </table:table-row>
        <table:table-row table:style-name="ro1">
          <table:table-cell office:value-type="float" office:value="0.124725806903739" calcext:value-type="float">
            <text:p>0.1247258069</text:p>
          </table:table-cell>
          <table:table-cell table:number-columns-repeated="1023"/>
        </table:table-row>
        <table:table-row table:style-name="ro1">
          <table:table-cell office:value-type="float" office:value="0.124590646307575" calcext:value-type="float">
            <text:p>0.1245906463</text:p>
          </table:table-cell>
          <table:table-cell table:number-columns-repeated="1023"/>
        </table:table-row>
        <table:table-row table:style-name="ro1">
          <table:table-cell office:value-type="float" office:value="0.124472936466323" calcext:value-type="float">
            <text:p>0.1244729365</text:p>
          </table:table-cell>
          <table:table-cell table:number-columns-repeated="1023"/>
        </table:table-row>
        <table:table-row table:style-name="ro1">
          <table:table-cell office:value-type="float" office:value="0.124355323275812" calcext:value-type="float">
            <text:p>0.1243553233</text:p>
          </table:table-cell>
          <table:table-cell table:number-columns-repeated="1023"/>
        </table:table-row>
        <table:table-row table:style-name="ro1">
          <table:table-cell office:value-type="float" office:value="0.124261483507284" calcext:value-type="float">
            <text:p>0.1242614835</text:p>
          </table:table-cell>
          <table:table-cell table:number-columns-repeated="1023"/>
        </table:table-row>
        <table:table-row table:style-name="ro1">
          <table:table-cell office:value-type="float" office:value="0.124169341835123" calcext:value-type="float">
            <text:p>0.1241693418</text:p>
          </table:table-cell>
          <table:table-cell table:number-columns-repeated="1023"/>
        </table:table-row>
        <table:table-row table:style-name="ro1">
          <table:table-cell office:value-type="float" office:value="0.12407874931554" calcext:value-type="float">
            <text:p>0.1240787493</text:p>
          </table:table-cell>
          <table:table-cell table:number-columns-repeated="1023"/>
        </table:table-row>
        <table:table-row table:style-name="ro1">
          <table:table-cell office:value-type="float" office:value="0.123991073465403" calcext:value-type="float">
            <text:p>0.1239910735</text:p>
          </table:table-cell>
          <table:table-cell table:number-columns-repeated="1023"/>
        </table:table-row>
        <table:table-row table:style-name="ro1">
          <table:table-cell office:value-type="float" office:value="0.123909590646904" calcext:value-type="float">
            <text:p>0.1239095906</text:p>
          </table:table-cell>
          <table:table-cell table:number-columns-repeated="1023"/>
        </table:table-row>
        <table:table-row table:style-name="ro1">
          <table:table-cell office:value-type="float" office:value="0.123830502118003" calcext:value-type="float">
            <text:p>0.1238305021</text:p>
          </table:table-cell>
          <table:table-cell table:number-columns-repeated="1023"/>
        </table:table-row>
        <table:table-row table:style-name="ro1">
          <table:table-cell office:value-type="float" office:value="0.123757600560459" calcext:value-type="float">
            <text:p>0.1237576006</text:p>
          </table:table-cell>
          <table:table-cell table:number-columns-repeated="1023"/>
        </table:table-row>
        <table:table-row table:style-name="ro1">
          <table:table-cell office:value-type="float" office:value="0.123687856551187" calcext:value-type="float">
            <text:p>0.1236878566</text:p>
          </table:table-cell>
          <table:table-cell table:number-columns-repeated="1023"/>
        </table:table-row>
        <table:table-row table:style-name="ro1">
          <table:table-cell office:value-type="float" office:value="0.123618095824856" calcext:value-type="float">
            <text:p>0.1236180958</text:p>
          </table:table-cell>
          <table:table-cell table:number-columns-repeated="1023"/>
        </table:table-row>
        <table:table-row table:style-name="ro1">
          <table:table-cell office:value-type="float" office:value="0.123553868926495" calcext:value-type="float">
            <text:p>0.1235538689</text:p>
          </table:table-cell>
          <table:table-cell table:number-columns-repeated="1023"/>
        </table:table-row>
        <table:table-row table:style-name="ro1">
          <table:table-cell office:value-type="float" office:value="0.123492981499198" calcext:value-type="float">
            <text:p>0.1234929815</text:p>
          </table:table-cell>
          <table:table-cell table:number-columns-repeated="1023"/>
        </table:table-row>
        <table:table-row table:style-name="ro1">
          <table:table-cell office:value-type="float" office:value="0.123434461913884" calcext:value-type="float">
            <text:p>0.1234344619</text:p>
          </table:table-cell>
          <table:table-cell table:number-columns-repeated="1023"/>
        </table:table-row>
        <table:table-row table:style-name="ro1">
          <table:table-cell office:value-type="float" office:value="0.123377020208554" calcext:value-type="float">
            <text:p>0.1233770202</text:p>
          </table:table-cell>
          <table:table-cell table:number-columns-repeated="1023"/>
        </table:table-row>
        <table:table-row table:style-name="ro1">
          <table:table-cell office:value-type="float" office:value="0.123320506916465" calcext:value-type="float">
            <text:p>0.1233205069</text:p>
          </table:table-cell>
          <table:table-cell table:number-columns-repeated="1023"/>
        </table:table-row>
        <table:table-row table:style-name="ro1">
          <table:table-cell office:value-type="float" office:value="0.123258138162014" calcext:value-type="float">
            <text:p>0.1232581382</text:p>
          </table:table-cell>
          <table:table-cell table:number-columns-repeated="1023"/>
        </table:table-row>
        <table:table-row table:style-name="ro1">
          <table:table-cell office:value-type="float" office:value="0.123195867840192" calcext:value-type="float">
            <text:p>0.1231958678</text:p>
          </table:table-cell>
          <table:table-cell table:number-columns-repeated="1023"/>
        </table:table-row>
        <table:table-row table:style-name="ro1">
          <table:table-cell office:value-type="float" office:value="0.123139045071153" calcext:value-type="float">
            <text:p>0.12313904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218" calcext:value-type="float">
            <text:p>22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269667495313642" calcext:value-type="float">
            <text:p>0.2696674953</text:p>
          </table:table-cell>
          <table:table-cell table:number-columns-repeated="1023"/>
        </table:table-row>
        <table:table-row table:style-name="ro1">
          <table:table-cell office:value-type="float" office:value="0.202285099285113" calcext:value-type="float">
            <text:p>0.2022850993</text:p>
          </table:table-cell>
          <table:table-cell table:number-columns-repeated="1023"/>
        </table:table-row>
        <table:table-row table:style-name="ro1">
          <table:table-cell office:value-type="float" office:value="0.1799150552816" calcext:value-type="float">
            <text:p>0.1799150553</text:p>
          </table:table-cell>
          <table:table-cell table:number-columns-repeated="1023"/>
        </table:table-row>
        <table:table-row table:style-name="ro1">
          <table:table-cell office:value-type="float" office:value="0.167879982814154" calcext:value-type="float">
            <text:p>0.1678799828</text:p>
          </table:table-cell>
          <table:table-cell table:number-columns-repeated="1023"/>
        </table:table-row>
        <table:table-row table:style-name="ro1">
          <table:table-cell office:value-type="float" office:value="0.158815145865913" calcext:value-type="float">
            <text:p>0.1588151459</text:p>
          </table:table-cell>
          <table:table-cell table:number-columns-repeated="1023"/>
        </table:table-row>
        <table:table-row table:style-name="ro1">
          <table:table-cell office:value-type="float" office:value="0.152469456441547" calcext:value-type="float">
            <text:p>0.1524694564</text:p>
          </table:table-cell>
          <table:table-cell table:number-columns-repeated="1023"/>
        </table:table-row>
        <table:table-row table:style-name="ro1">
          <table:table-cell office:value-type="float" office:value="0.147928842544472" calcext:value-type="float">
            <text:p>0.1479288425</text:p>
          </table:table-cell>
          <table:table-cell table:number-columns-repeated="1023"/>
        </table:table-row>
        <table:table-row table:style-name="ro1">
          <table:table-cell office:value-type="float" office:value="0.144352092619244" calcext:value-type="float">
            <text:p>0.1443520926</text:p>
          </table:table-cell>
          <table:table-cell table:number-columns-repeated="1023"/>
        </table:table-row>
        <table:table-row table:style-name="ro1">
          <table:table-cell office:value-type="float" office:value="0.14115598016933" calcext:value-type="float">
            <text:p>0.1411559802</text:p>
          </table:table-cell>
          <table:table-cell table:number-columns-repeated="1023"/>
        </table:table-row>
        <table:table-row table:style-name="ro1">
          <table:table-cell office:value-type="float" office:value="0.138682764489765" calcext:value-type="float">
            <text:p>0.1386827645</text:p>
          </table:table-cell>
          <table:table-cell table:number-columns-repeated="1023"/>
        </table:table-row>
        <table:table-row table:style-name="ro1">
          <table:table-cell office:value-type="float" office:value="0.136379107667223" calcext:value-type="float">
            <text:p>0.1363791077</text:p>
          </table:table-cell>
          <table:table-cell table:number-columns-repeated="1023"/>
        </table:table-row>
        <table:table-row table:style-name="ro1">
          <table:table-cell office:value-type="float" office:value="0.134419623935238" calcext:value-type="float">
            <text:p>0.1344196239</text:p>
          </table:table-cell>
          <table:table-cell table:number-columns-repeated="1023"/>
        </table:table-row>
        <table:table-row table:style-name="ro1">
          <table:table-cell office:value-type="float" office:value="0.132724920195088" calcext:value-type="float">
            <text:p>0.1327249202</text:p>
          </table:table-cell>
          <table:table-cell table:number-columns-repeated="1023"/>
        </table:table-row>
        <table:table-row table:style-name="ro1">
          <table:table-cell office:value-type="float" office:value="0.131239098525766" calcext:value-type="float">
            <text:p>0.1312390985</text:p>
          </table:table-cell>
          <table:table-cell table:number-columns-repeated="1023"/>
        </table:table-row>
        <table:table-row table:style-name="ro1">
          <table:table-cell office:value-type="float" office:value="0.12990035947437" calcext:value-type="float">
            <text:p>0.1299003595</text:p>
          </table:table-cell>
          <table:table-cell table:number-columns-repeated="1023"/>
        </table:table-row>
        <table:table-row table:style-name="ro1">
          <table:table-cell office:value-type="float" office:value="0.128723033226742" calcext:value-type="float">
            <text:p>0.1287230332</text:p>
          </table:table-cell>
          <table:table-cell table:number-columns-repeated="1023"/>
        </table:table-row>
        <table:table-row table:style-name="ro1">
          <table:table-cell office:value-type="float" office:value="0.127618088504998" calcext:value-type="float">
            <text:p>0.1276180885</text:p>
          </table:table-cell>
          <table:table-cell table:number-columns-repeated="1023"/>
        </table:table-row>
        <table:table-row table:style-name="ro1">
          <table:table-cell office:value-type="float" office:value="0.126724973675846" calcext:value-type="float">
            <text:p>0.1267249737</text:p>
          </table:table-cell>
          <table:table-cell table:number-columns-repeated="1023"/>
        </table:table-row>
        <table:table-row table:style-name="ro1">
          <table:table-cell office:value-type="float" office:value="0.125864347895286" calcext:value-type="float">
            <text:p>0.1258643479</text:p>
          </table:table-cell>
          <table:table-cell table:number-columns-repeated="1023"/>
        </table:table-row>
        <table:table-row table:style-name="ro1">
          <table:table-cell office:value-type="float" office:value="0.125104501641064" calcext:value-type="float">
            <text:p>0.1251045016</text:p>
          </table:table-cell>
          <table:table-cell table:number-columns-repeated="1023"/>
        </table:table-row>
        <table:table-row table:style-name="ro1">
          <table:table-cell office:value-type="float" office:value="0.124405709579125" calcext:value-type="float">
            <text:p>0.1244057096</text:p>
          </table:table-cell>
          <table:table-cell table:number-columns-repeated="1023"/>
        </table:table-row>
        <table:table-row table:style-name="ro1">
          <table:table-cell office:value-type="float" office:value="0.123737344664809" calcext:value-type="float">
            <text:p>0.1237373447</text:p>
          </table:table-cell>
          <table:table-cell table:number-columns-repeated="1023"/>
        </table:table-row>
        <table:table-row table:style-name="ro1">
          <table:table-cell office:value-type="float" office:value="0.123043482906974" calcext:value-type="float">
            <text:p>0.1230434829</text:p>
          </table:table-cell>
          <table:table-cell table:number-columns-repeated="1023"/>
        </table:table-row>
        <table:table-row table:style-name="ro1">
          <table:table-cell office:value-type="float" office:value="0.12247667942776" calcext:value-type="float">
            <text:p>0.1224766794</text:p>
          </table:table-cell>
          <table:table-cell table:number-columns-repeated="1023"/>
        </table:table-row>
        <table:table-row table:style-name="ro1">
          <table:table-cell office:value-type="float" office:value="0.121890946734492" calcext:value-type="float">
            <text:p>0.1218909467</text:p>
          </table:table-cell>
          <table:table-cell table:number-columns-repeated="1023"/>
        </table:table-row>
        <table:table-row table:style-name="ro1">
          <table:table-cell office:value-type="float" office:value="0.12131068133404" calcext:value-type="float">
            <text:p>0.1213106813</text:p>
          </table:table-cell>
          <table:table-cell table:number-columns-repeated="1023"/>
        </table:table-row>
        <table:table-row table:style-name="ro1">
          <table:table-cell office:value-type="float" office:value="0.120765357996322" calcext:value-type="float">
            <text:p>0.120765358</text:p>
          </table:table-cell>
          <table:table-cell table:number-columns-repeated="1023"/>
        </table:table-row>
        <table:table-row table:style-name="ro1">
          <table:table-cell office:value-type="float" office:value="0.12025573619615" calcext:value-type="float">
            <text:p>0.1202557362</text:p>
          </table:table-cell>
          <table:table-cell table:number-columns-repeated="1023"/>
        </table:table-row>
        <table:table-row table:style-name="ro1">
          <table:table-cell office:value-type="float" office:value="0.119819732547029" calcext:value-type="float">
            <text:p>0.1198197325</text:p>
          </table:table-cell>
          <table:table-cell table:number-columns-repeated="1023"/>
        </table:table-row>
        <table:table-row table:style-name="ro1">
          <table:table-cell office:value-type="float" office:value="0.119362441026209" calcext:value-type="float">
            <text:p>0.119362441</text:p>
          </table:table-cell>
          <table:table-cell table:number-columns-repeated="1023"/>
        </table:table-row>
        <table:table-row table:style-name="ro1">
          <table:table-cell office:value-type="float" office:value="0.118917578152848" calcext:value-type="float">
            <text:p>0.1189175782</text:p>
          </table:table-cell>
          <table:table-cell table:number-columns-repeated="1023"/>
        </table:table-row>
        <table:table-row table:style-name="ro1">
          <table:table-cell office:value-type="float" office:value="0.11855194938033" calcext:value-type="float">
            <text:p>0.1185519494</text:p>
          </table:table-cell>
          <table:table-cell table:number-columns-repeated="1023"/>
        </table:table-row>
        <table:table-row table:style-name="ro1">
          <table:table-cell office:value-type="float" office:value="0.118189807150961" calcext:value-type="float">
            <text:p>0.1181898072</text:p>
          </table:table-cell>
          <table:table-cell table:number-columns-repeated="1023"/>
        </table:table-row>
        <table:table-row table:style-name="ro1">
          <table:table-cell office:value-type="float" office:value="0.117765490207309" calcext:value-type="float">
            <text:p>0.1177654902</text:p>
          </table:table-cell>
          <table:table-cell table:number-columns-repeated="1023"/>
        </table:table-row>
        <table:table-row table:style-name="ro1">
          <table:table-cell office:value-type="float" office:value="0.117333317150624" calcext:value-type="float">
            <text:p>0.1173333172</text:p>
          </table:table-cell>
          <table:table-cell table:number-columns-repeated="1023"/>
        </table:table-row>
        <table:table-row table:style-name="ro1">
          <table:table-cell office:value-type="float" office:value="0.116941383397901" calcext:value-type="float">
            <text:p>0.1169413834</text:p>
          </table:table-cell>
          <table:table-cell table:number-columns-repeated="1023"/>
        </table:table-row>
        <table:table-row table:style-name="ro1">
          <table:table-cell office:value-type="float" office:value="0.116557225913445" calcext:value-type="float">
            <text:p>0.1165572259</text:p>
          </table:table-cell>
          <table:table-cell table:number-columns-repeated="1023"/>
        </table:table-row>
        <table:table-row table:style-name="ro1">
          <table:table-cell office:value-type="float" office:value="0.116200686231702" calcext:value-type="float">
            <text:p>0.1162006862</text:p>
          </table:table-cell>
          <table:table-cell table:number-columns-repeated="1023"/>
        </table:table-row>
        <table:table-row table:style-name="ro1">
          <table:table-cell office:value-type="float" office:value="0.115840082836703" calcext:value-type="float">
            <text:p>0.1158400828</text:p>
          </table:table-cell>
          <table:table-cell table:number-columns-repeated="1023"/>
        </table:table-row>
        <table:table-row table:style-name="ro1">
          <table:table-cell office:value-type="float" office:value="0.115487946908935" calcext:value-type="float">
            <text:p>0.1154879469</text:p>
          </table:table-cell>
          <table:table-cell table:number-columns-repeated="1023"/>
        </table:table-row>
        <table:table-row table:style-name="ro1">
          <table:table-cell office:value-type="float" office:value="0.115174911293901" calcext:value-type="float">
            <text:p>0.1151749113</text:p>
          </table:table-cell>
          <table:table-cell table:number-columns-repeated="1023"/>
        </table:table-row>
        <table:table-row table:style-name="ro1">
          <table:table-cell office:value-type="float" office:value="0.114912626982035" calcext:value-type="float">
            <text:p>0.114912627</text:p>
          </table:table-cell>
          <table:table-cell table:number-columns-repeated="1023"/>
        </table:table-row>
        <table:table-row table:style-name="ro1">
          <table:table-cell office:value-type="float" office:value="0.114590187061966" calcext:value-type="float">
            <text:p>0.1145901871</text:p>
          </table:table-cell>
          <table:table-cell table:number-columns-repeated="1023"/>
        </table:table-row>
        <table:table-row table:style-name="ro1">
          <table:table-cell office:value-type="float" office:value="0.11427952417028" calcext:value-type="float">
            <text:p>0.1142795242</text:p>
          </table:table-cell>
          <table:table-cell table:number-columns-repeated="1023"/>
        </table:table-row>
        <table:table-row table:style-name="ro1">
          <table:table-cell office:value-type="float" office:value="0.113991611002648" calcext:value-type="float">
            <text:p>0.113991611</text:p>
          </table:table-cell>
          <table:table-cell table:number-columns-repeated="1023"/>
        </table:table-row>
        <table:table-row table:style-name="ro1">
          <table:table-cell office:value-type="float" office:value="0.113730087120183" calcext:value-type="float">
            <text:p>0.1137300871</text:p>
          </table:table-cell>
          <table:table-cell table:number-columns-repeated="1023"/>
        </table:table-row>
        <table:table-row table:style-name="ro1">
          <table:table-cell office:value-type="float" office:value="0.113443599901949" calcext:value-type="float">
            <text:p>0.1134435999</text:p>
          </table:table-cell>
          <table:table-cell table:number-columns-repeated="1023"/>
        </table:table-row>
        <table:table-row table:style-name="ro1">
          <table:table-cell office:value-type="float" office:value="0.113171866693492" calcext:value-type="float">
            <text:p>0.1131718667</text:p>
          </table:table-cell>
          <table:table-cell table:number-columns-repeated="1023"/>
        </table:table-row>
        <table:table-row table:style-name="ro1">
          <table:table-cell office:value-type="float" office:value="0.112907428648922" calcext:value-type="float">
            <text:p>0.1129074286</text:p>
          </table:table-cell>
          <table:table-cell table:number-columns-repeated="1023"/>
        </table:table-row>
        <table:table-row table:style-name="ro1">
          <table:table-cell office:value-type="float" office:value="0.112649562326" calcext:value-type="float">
            <text:p>0.1126495623</text:p>
          </table:table-cell>
          <table:table-cell table:number-columns-repeated="1023"/>
        </table:table-row>
        <table:table-row table:style-name="ro1">
          <table:table-cell office:value-type="float" office:value="0.112409701098264" calcext:value-type="float">
            <text:p>0.1124097011</text:p>
          </table:table-cell>
          <table:table-cell table:number-columns-repeated="1023"/>
        </table:table-row>
        <table:table-row table:style-name="ro1">
          <table:table-cell office:value-type="float" office:value="0.112204799301049" calcext:value-type="float">
            <text:p>0.1122047993</text:p>
          </table:table-cell>
          <table:table-cell table:number-columns-repeated="1023"/>
        </table:table-row>
        <table:table-row table:style-name="ro1">
          <table:table-cell office:value-type="float" office:value="0.11197046383579" calcext:value-type="float">
            <text:p>0.1119704638</text:p>
          </table:table-cell>
          <table:table-cell table:number-columns-repeated="1023"/>
        </table:table-row>
        <table:table-row table:style-name="ro1">
          <table:table-cell office:value-type="float" office:value="0.111740479519107" calcext:value-type="float">
            <text:p>0.1117404795</text:p>
          </table:table-cell>
          <table:table-cell table:number-columns-repeated="1023"/>
        </table:table-row>
        <table:table-row table:style-name="ro1">
          <table:table-cell office:value-type="float" office:value="0.11151589029782" calcext:value-type="float">
            <text:p>0.1115158903</text:p>
          </table:table-cell>
          <table:table-cell table:number-columns-repeated="1023"/>
        </table:table-row>
        <table:table-row table:style-name="ro1">
          <table:table-cell office:value-type="float" office:value="0.111303310008368" calcext:value-type="float">
            <text:p>0.11130331</text:p>
          </table:table-cell>
          <table:table-cell table:number-columns-repeated="1023"/>
        </table:table-row>
        <table:table-row table:style-name="ro1">
          <table:table-cell office:value-type="float" office:value="0.111099931913483" calcext:value-type="float">
            <text:p>0.1110999319</text:p>
          </table:table-cell>
          <table:table-cell table:number-columns-repeated="1023"/>
        </table:table-row>
        <table:table-row table:style-name="ro1">
          <table:table-cell office:value-type="float" office:value="0.11089742766503" calcext:value-type="float">
            <text:p>0.1108974277</text:p>
          </table:table-cell>
          <table:table-cell table:number-columns-repeated="1023"/>
        </table:table-row>
        <table:table-row table:style-name="ro1">
          <table:table-cell office:value-type="float" office:value="0.110699183454166" calcext:value-type="float">
            <text:p>0.1106991835</text:p>
          </table:table-cell>
          <table:table-cell table:number-columns-repeated="1023"/>
        </table:table-row>
        <table:table-row table:style-name="ro1">
          <table:table-cell office:value-type="float" office:value="0.110510389697205" calcext:value-type="float">
            <text:p>0.1105103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56" calcext:value-type="float">
            <text:p>25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256334392163533" calcext:value-type="float">
            <text:p>0.2563343922</text:p>
          </table:table-cell>
          <table:table-cell table:number-columns-repeated="1023"/>
        </table:table-row>
        <table:table-row table:style-name="ro1">
          <table:table-cell office:value-type="float" office:value="0.20549022556705" calcext:value-type="float">
            <text:p>0.2054902256</text:p>
          </table:table-cell>
          <table:table-cell table:number-columns-repeated="1023"/>
        </table:table-row>
        <table:table-row table:style-name="ro1">
          <table:table-cell office:value-type="float" office:value="0.184683366857584" calcext:value-type="float">
            <text:p>0.1846833669</text:p>
          </table:table-cell>
          <table:table-cell table:number-columns-repeated="1023"/>
        </table:table-row>
        <table:table-row table:style-name="ro1">
          <table:table-cell office:value-type="float" office:value="0.174389356851723" calcext:value-type="float">
            <text:p>0.1743893569</text:p>
          </table:table-cell>
          <table:table-cell table:number-columns-repeated="1023"/>
        </table:table-row>
        <table:table-row table:style-name="ro1">
          <table:table-cell office:value-type="float" office:value="0.1654053214012" calcext:value-type="float">
            <text:p>0.1654053214</text:p>
          </table:table-cell>
          <table:table-cell table:number-columns-repeated="1023"/>
        </table:table-row>
        <table:table-row table:style-name="ro1">
          <table:table-cell office:value-type="float" office:value="0.158805240289895" calcext:value-type="float">
            <text:p>0.1588052403</text:p>
          </table:table-cell>
          <table:table-cell table:number-columns-repeated="1023"/>
        </table:table-row>
        <table:table-row table:style-name="ro1">
          <table:table-cell office:value-type="float" office:value="0.153984482970999" calcext:value-type="float">
            <text:p>0.153984483</text:p>
          </table:table-cell>
          <table:table-cell table:number-columns-repeated="1023"/>
        </table:table-row>
        <table:table-row table:style-name="ro1">
          <table:table-cell office:value-type="float" office:value="0.150185589402101" calcext:value-type="float">
            <text:p>0.1501855894</text:p>
          </table:table-cell>
          <table:table-cell table:number-columns-repeated="1023"/>
        </table:table-row>
        <table:table-row table:style-name="ro1">
          <table:table-cell office:value-type="float" office:value="0.147085825289851" calcext:value-type="float">
            <text:p>0.1470858253</text:p>
          </table:table-cell>
          <table:table-cell table:number-columns-repeated="1023"/>
        </table:table-row>
        <table:table-row table:style-name="ro1">
          <table:table-cell office:value-type="float" office:value="0.144488040968873" calcext:value-type="float">
            <text:p>0.144488041</text:p>
          </table:table-cell>
          <table:table-cell table:number-columns-repeated="1023"/>
        </table:table-row>
        <table:table-row table:style-name="ro1">
          <table:table-cell office:value-type="float" office:value="0.142264759154849" calcext:value-type="float">
            <text:p>0.1422647592</text:p>
          </table:table-cell>
          <table:table-cell table:number-columns-repeated="1023"/>
        </table:table-row>
        <table:table-row table:style-name="ro1">
          <table:table-cell office:value-type="float" office:value="0.140380376205409" calcext:value-type="float">
            <text:p>0.1403803762</text:p>
          </table:table-cell>
          <table:table-cell table:number-columns-repeated="1023"/>
        </table:table-row>
        <table:table-row table:style-name="ro1">
          <table:table-cell office:value-type="float" office:value="0.138756557199937" calcext:value-type="float">
            <text:p>0.1387565572</text:p>
          </table:table-cell>
          <table:table-cell table:number-columns-repeated="1023"/>
        </table:table-row>
        <table:table-row table:style-name="ro1">
          <table:table-cell office:value-type="float" office:value="0.137244973840755" calcext:value-type="float">
            <text:p>0.1372449738</text:p>
          </table:table-cell>
          <table:table-cell table:number-columns-repeated="1023"/>
        </table:table-row>
        <table:table-row table:style-name="ro1">
          <table:table-cell office:value-type="float" office:value="0.135837355153608" calcext:value-type="float">
            <text:p>0.1358373552</text:p>
          </table:table-cell>
          <table:table-cell table:number-columns-repeated="1023"/>
        </table:table-row>
        <table:table-row table:style-name="ro1">
          <table:table-cell office:value-type="float" office:value="0.134512997142012" calcext:value-type="float">
            <text:p>0.1345129971</text:p>
          </table:table-cell>
          <table:table-cell table:number-columns-repeated="1023"/>
        </table:table-row>
        <table:table-row table:style-name="ro1">
          <table:table-cell office:value-type="float" office:value="0.133370384977934" calcext:value-type="float">
            <text:p>0.133370385</text:p>
          </table:table-cell>
          <table:table-cell table:number-columns-repeated="1023"/>
        </table:table-row>
        <table:table-row table:style-name="ro1">
          <table:table-cell office:value-type="float" office:value="0.132377882242785" calcext:value-type="float">
            <text:p>0.1323778822</text:p>
          </table:table-cell>
          <table:table-cell table:number-columns-repeated="1023"/>
        </table:table-row>
        <table:table-row table:style-name="ro1">
          <table:table-cell office:value-type="float" office:value="0.131432572346066" calcext:value-type="float">
            <text:p>0.1314325723</text:p>
          </table:table-cell>
          <table:table-cell table:number-columns-repeated="1023"/>
        </table:table-row>
        <table:table-row table:style-name="ro1">
          <table:table-cell office:value-type="float" office:value="0.130570057136183" calcext:value-type="float">
            <text:p>0.1305700571</text:p>
          </table:table-cell>
          <table:table-cell table:number-columns-repeated="1023"/>
        </table:table-row>
        <table:table-row table:style-name="ro1">
          <table:table-cell office:value-type="float" office:value="0.129758611684702" calcext:value-type="float">
            <text:p>0.1297586117</text:p>
          </table:table-cell>
          <table:table-cell table:number-columns-repeated="1023"/>
        </table:table-row>
        <table:table-row table:style-name="ro1">
          <table:table-cell office:value-type="float" office:value="0.129109301882424" calcext:value-type="float">
            <text:p>0.1291093019</text:p>
          </table:table-cell>
          <table:table-cell table:number-columns-repeated="1023"/>
        </table:table-row>
        <table:table-row table:style-name="ro1">
          <table:table-cell office:value-type="float" office:value="0.128442068668564" calcext:value-type="float">
            <text:p>0.1284420687</text:p>
          </table:table-cell>
          <table:table-cell table:number-columns-repeated="1023"/>
        </table:table-row>
        <table:table-row table:style-name="ro1">
          <table:table-cell office:value-type="float" office:value="0.127788699587031" calcext:value-type="float">
            <text:p>0.1277886996</text:p>
          </table:table-cell>
          <table:table-cell table:number-columns-repeated="1023"/>
        </table:table-row>
        <table:table-row table:style-name="ro1">
          <table:table-cell office:value-type="float" office:value="0.127178590127059" calcext:value-type="float">
            <text:p>0.1271785901</text:p>
          </table:table-cell>
          <table:table-cell table:number-columns-repeated="1023"/>
        </table:table-row>
        <table:table-row table:style-name="ro1">
          <table:table-cell office:value-type="float" office:value="0.126595412558912" calcext:value-type="float">
            <text:p>0.1265954126</text:p>
          </table:table-cell>
          <table:table-cell table:number-columns-repeated="1023"/>
        </table:table-row>
        <table:table-row table:style-name="ro1">
          <table:table-cell office:value-type="float" office:value="0.126087493649597" calcext:value-type="float">
            <text:p>0.1260874936</text:p>
          </table:table-cell>
          <table:table-cell table:number-columns-repeated="1023"/>
        </table:table-row>
        <table:table-row table:style-name="ro1">
          <table:table-cell office:value-type="float" office:value="0.12557822524877" calcext:value-type="float">
            <text:p>0.1255782252</text:p>
          </table:table-cell>
          <table:table-cell table:number-columns-repeated="1023"/>
        </table:table-row>
        <table:table-row table:style-name="ro1">
          <table:table-cell office:value-type="float" office:value="0.125124603959181" calcext:value-type="float">
            <text:p>0.125124604</text:p>
          </table:table-cell>
          <table:table-cell table:number-columns-repeated="1023"/>
        </table:table-row>
        <table:table-row table:style-name="ro1">
          <table:table-cell office:value-type="float" office:value="0.124687569489866" calcext:value-type="float">
            <text:p>0.1246875695</text:p>
          </table:table-cell>
          <table:table-cell table:number-columns-repeated="1023"/>
        </table:table-row>
        <table:table-row table:style-name="ro1">
          <table:table-cell office:value-type="float" office:value="0.124274044758068" calcext:value-type="float">
            <text:p>0.1242740448</text:p>
          </table:table-cell>
          <table:table-cell table:number-columns-repeated="1023"/>
        </table:table-row>
        <table:table-row table:style-name="ro1">
          <table:table-cell office:value-type="float" office:value="0.123864658202008" calcext:value-type="float">
            <text:p>0.1238646582</text:p>
          </table:table-cell>
          <table:table-cell table:number-columns-repeated="1023"/>
        </table:table-row>
        <table:table-row table:style-name="ro1">
          <table:table-cell office:value-type="float" office:value="0.123469709306157" calcext:value-type="float">
            <text:p>0.1234697093</text:p>
          </table:table-cell>
          <table:table-cell table:number-columns-repeated="1023"/>
        </table:table-row>
        <table:table-row table:style-name="ro1">
          <table:table-cell office:value-type="float" office:value="0.123075473366863" calcext:value-type="float">
            <text:p>0.1230754734</text:p>
          </table:table-cell>
          <table:table-cell table:number-columns-repeated="1023"/>
        </table:table-row>
        <table:table-row table:style-name="ro1">
          <table:table-cell office:value-type="float" office:value="0.1227053551021" calcext:value-type="float">
            <text:p>0.1227053551</text:p>
          </table:table-cell>
          <table:table-cell table:number-columns-repeated="1023"/>
        </table:table-row>
        <table:table-row table:style-name="ro1">
          <table:table-cell office:value-type="float" office:value="0.122406425102308" calcext:value-type="float">
            <text:p>0.1224064251</text:p>
          </table:table-cell>
          <table:table-cell table:number-columns-repeated="1023"/>
        </table:table-row>
        <table:table-row table:style-name="ro1">
          <table:table-cell office:value-type="float" office:value="0.122074822560304" calcext:value-type="float">
            <text:p>0.1220748226</text:p>
          </table:table-cell>
          <table:table-cell table:number-columns-repeated="1023"/>
        </table:table-row>
        <table:table-row table:style-name="ro1">
          <table:table-cell office:value-type="float" office:value="0.121741556240395" calcext:value-type="float">
            <text:p>0.1217415562</text:p>
          </table:table-cell>
          <table:table-cell table:number-columns-repeated="1023"/>
        </table:table-row>
        <table:table-row table:style-name="ro1">
          <table:table-cell office:value-type="float" office:value="0.121427117011562" calcext:value-type="float">
            <text:p>0.121427117</text:p>
          </table:table-cell>
          <table:table-cell table:number-columns-repeated="1023"/>
        </table:table-row>
        <table:table-row table:style-name="ro1">
          <table:table-cell office:value-type="float" office:value="0.121117482671445" calcext:value-type="float">
            <text:p>0.1211174827</text:p>
          </table:table-cell>
          <table:table-cell table:number-columns-repeated="1023"/>
        </table:table-row>
        <table:table-row table:style-name="ro1">
          <table:table-cell office:value-type="float" office:value="0.120822249027249" calcext:value-type="float">
            <text:p>0.120822249</text:p>
          </table:table-cell>
          <table:table-cell table:number-columns-repeated="1023"/>
        </table:table-row>
        <table:table-row table:style-name="ro1">
          <table:table-cell office:value-type="float" office:value="0.120575628357206" calcext:value-type="float">
            <text:p>0.1205756284</text:p>
          </table:table-cell>
          <table:table-cell table:number-columns-repeated="1023"/>
        </table:table-row>
        <table:table-row table:style-name="ro1">
          <table:table-cell office:value-type="float" office:value="0.120304337015117" calcext:value-type="float">
            <text:p>0.120304337</text:p>
          </table:table-cell>
          <table:table-cell table:number-columns-repeated="1023"/>
        </table:table-row>
        <table:table-row table:style-name="ro1">
          <table:table-cell office:value-type="float" office:value="0.120043926179354" calcext:value-type="float">
            <text:p>0.1200439262</text:p>
          </table:table-cell>
          <table:table-cell table:number-columns-repeated="1023"/>
        </table:table-row>
        <table:table-row table:style-name="ro1">
          <table:table-cell office:value-type="float" office:value="0.119782956360886" calcext:value-type="float">
            <text:p>0.1197829564</text:p>
          </table:table-cell>
          <table:table-cell table:number-columns-repeated="1023"/>
        </table:table-row>
        <table:table-row table:style-name="ro1">
          <table:table-cell office:value-type="float" office:value="0.119537514215815" calcext:value-type="float">
            <text:p>0.1195375142</text:p>
          </table:table-cell>
          <table:table-cell table:number-columns-repeated="1023"/>
        </table:table-row>
        <table:table-row table:style-name="ro1">
          <table:table-cell office:value-type="float" office:value="0.119287967590103" calcext:value-type="float">
            <text:p>0.1192879676</text:p>
          </table:table-cell>
          <table:table-cell table:number-columns-repeated="1023"/>
        </table:table-row>
        <table:table-row table:style-name="ro1">
          <table:table-cell office:value-type="float" office:value="0.119057476605516" calcext:value-type="float">
            <text:p>0.1190574766</text:p>
          </table:table-cell>
          <table:table-cell table:number-columns-repeated="1023"/>
        </table:table-row>
        <table:table-row table:style-name="ro1">
          <table:table-cell office:value-type="float" office:value="0.118828896479804" calcext:value-type="float">
            <text:p>0.1188288965</text:p>
          </table:table-cell>
          <table:table-cell table:number-columns-repeated="1023"/>
        </table:table-row>
        <table:table-row table:style-name="ro1">
          <table:table-cell office:value-type="float" office:value="0.118623806402584" calcext:value-type="float">
            <text:p>0.1186238064</text:p>
          </table:table-cell>
          <table:table-cell table:number-columns-repeated="1023"/>
        </table:table-row>
        <table:table-row table:style-name="ro1">
          <table:table-cell office:value-type="float" office:value="0.118409568498507" calcext:value-type="float">
            <text:p>0.1184095685</text:p>
          </table:table-cell>
          <table:table-cell table:number-columns-repeated="1023"/>
        </table:table-row>
        <table:table-row table:style-name="ro1">
          <table:table-cell office:value-type="float" office:value="0.118205333398342" calcext:value-type="float">
            <text:p>0.1182053334</text:p>
          </table:table-cell>
          <table:table-cell table:number-columns-repeated="1023"/>
        </table:table-row>
        <table:table-row table:style-name="ro1">
          <table:table-cell office:value-type="float" office:value="0.117995338798151" calcext:value-type="float">
            <text:p>0.1179953388</text:p>
          </table:table-cell>
          <table:table-cell table:number-columns-repeated="1023"/>
        </table:table-row>
        <table:table-row table:style-name="ro1">
          <table:table-cell office:value-type="float" office:value="0.117793678687327" calcext:value-type="float">
            <text:p>0.1177936787</text:p>
          </table:table-cell>
          <table:table-cell table:number-columns-repeated="1023"/>
        </table:table-row>
        <table:table-row table:style-name="ro1">
          <table:table-cell office:value-type="float" office:value="0.117599465903208" calcext:value-type="float">
            <text:p>0.1175994659</text:p>
          </table:table-cell>
          <table:table-cell table:number-columns-repeated="1023"/>
        </table:table-row>
        <table:table-row table:style-name="ro1">
          <table:table-cell office:value-type="float" office:value="0.117416680082397" calcext:value-type="float">
            <text:p>0.1174166801</text:p>
          </table:table-cell>
          <table:table-cell table:number-columns-repeated="1023"/>
        </table:table-row>
        <table:table-row table:style-name="ro1">
          <table:table-cell office:value-type="float" office:value="0.117239467282983" calcext:value-type="float">
            <text:p>0.1172394673</text:p>
          </table:table-cell>
          <table:table-cell table:number-columns-repeated="1023"/>
        </table:table-row>
        <table:table-row table:style-name="ro1">
          <table:table-cell office:value-type="float" office:value="0.11705899192725" calcext:value-type="float">
            <text:p>0.1170589919</text:p>
          </table:table-cell>
          <table:table-cell table:number-columns-repeated="1023"/>
        </table:table-row>
        <table:table-row table:style-name="ro1">
          <table:table-cell office:value-type="float" office:value="0.116890033030298" calcext:value-type="float">
            <text:p>0.116890033</text:p>
          </table:table-cell>
          <table:table-cell table:number-columns-repeated="1023"/>
        </table:table-row>
        <table:table-row table:style-name="ro1">
          <table:table-cell office:value-type="float" office:value="0.116721865948518" calcext:value-type="float">
            <text:p>0.11672186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00" calcext:value-type="float">
            <text:p>28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234926451551614" calcext:value-type="float">
            <text:p>0.2349264516</text:p>
          </table:table-cell>
          <table:table-cell table:number-columns-repeated="1023"/>
        </table:table-row>
        <table:table-row table:style-name="ro1">
          <table:table-cell office:value-type="float" office:value="0.186231653633583" calcext:value-type="float">
            <text:p>0.1862316536</text:p>
          </table:table-cell>
          <table:table-cell table:number-columns-repeated="1023"/>
        </table:table-row>
        <table:table-row table:style-name="ro1">
          <table:table-cell office:value-type="float" office:value="0.169839070062786" calcext:value-type="float">
            <text:p>0.1698390701</text:p>
          </table:table-cell>
          <table:table-cell table:number-columns-repeated="1023"/>
        </table:table-row>
        <table:table-row table:style-name="ro1">
          <table:table-cell office:value-type="float" office:value="0.159878314826371" calcext:value-type="float">
            <text:p>0.1598783148</text:p>
          </table:table-cell>
          <table:table-cell table:number-columns-repeated="1023"/>
        </table:table-row>
        <table:table-row table:style-name="ro1">
          <table:table-cell office:value-type="float" office:value="0.153420556374163" calcext:value-type="float">
            <text:p>0.1534205564</text:p>
          </table:table-cell>
          <table:table-cell table:number-columns-repeated="1023"/>
        </table:table-row>
        <table:table-row table:style-name="ro1">
          <table:table-cell office:value-type="float" office:value="0.149045013758734" calcext:value-type="float">
            <text:p>0.1490450138</text:p>
          </table:table-cell>
          <table:table-cell table:number-columns-repeated="1023"/>
        </table:table-row>
        <table:table-row table:style-name="ro1">
          <table:table-cell office:value-type="float" office:value="0.145697044820696" calcext:value-type="float">
            <text:p>0.1456970448</text:p>
          </table:table-cell>
          <table:table-cell table:number-columns-repeated="1023"/>
        </table:table-row>
        <table:table-row table:style-name="ro1">
          <table:table-cell office:value-type="float" office:value="0.143384971685743" calcext:value-type="float">
            <text:p>0.1433849717</text:p>
          </table:table-cell>
          <table:table-cell table:number-columns-repeated="1023"/>
        </table:table-row>
        <table:table-row table:style-name="ro1">
          <table:table-cell office:value-type="float" office:value="0.140924449052289" calcext:value-type="float">
            <text:p>0.1409244491</text:p>
          </table:table-cell>
          <table:table-cell table:number-columns-repeated="1023"/>
        </table:table-row>
        <table:table-row table:style-name="ro1">
          <table:table-cell office:value-type="float" office:value="0.138827707621747" calcext:value-type="float">
            <text:p>0.1388277076</text:p>
          </table:table-cell>
          <table:table-cell table:number-columns-repeated="1023"/>
        </table:table-row>
        <table:table-row table:style-name="ro1">
          <table:table-cell office:value-type="float" office:value="0.13698553738026" calcext:value-type="float">
            <text:p>0.1369855374</text:p>
          </table:table-cell>
          <table:table-cell table:number-columns-repeated="1023"/>
        </table:table-row>
        <table:table-row table:style-name="ro1">
          <table:table-cell office:value-type="float" office:value="0.135235886264671" calcext:value-type="float">
            <text:p>0.1352358863</text:p>
          </table:table-cell>
          <table:table-cell table:number-columns-repeated="1023"/>
        </table:table-row>
        <table:table-row table:style-name="ro1">
          <table:table-cell office:value-type="float" office:value="0.133689957375466" calcext:value-type="float">
            <text:p>0.1336899574</text:p>
          </table:table-cell>
          <table:table-cell table:number-columns-repeated="1023"/>
        </table:table-row>
        <table:table-row table:style-name="ro1">
          <table:table-cell office:value-type="float" office:value="0.132403245282737" calcext:value-type="float">
            <text:p>0.1324032453</text:p>
          </table:table-cell>
          <table:table-cell table:number-columns-repeated="1023"/>
        </table:table-row>
        <table:table-row table:style-name="ro1">
          <table:table-cell office:value-type="float" office:value="0.131241207741835" calcext:value-type="float">
            <text:p>0.1312412077</text:p>
          </table:table-cell>
          <table:table-cell table:number-columns-repeated="1023"/>
        </table:table-row>
        <table:table-row table:style-name="ro1">
          <table:table-cell office:value-type="float" office:value="0.130236928439571" calcext:value-type="float">
            <text:p>0.1302369284</text:p>
          </table:table-cell>
          <table:table-cell table:number-columns-repeated="1023"/>
        </table:table-row>
        <table:table-row table:style-name="ro1">
          <table:table-cell office:value-type="float" office:value="0.129388713270219" calcext:value-type="float">
            <text:p>0.1293887133</text:p>
          </table:table-cell>
          <table:table-cell table:number-columns-repeated="1023"/>
        </table:table-row>
        <table:table-row table:style-name="ro1">
          <table:table-cell office:value-type="float" office:value="0.128527322984744" calcext:value-type="float">
            <text:p>0.128527323</text:p>
          </table:table-cell>
          <table:table-cell table:number-columns-repeated="1023"/>
        </table:table-row>
        <table:table-row table:style-name="ro1">
          <table:table-cell office:value-type="float" office:value="0.127719261512761" calcext:value-type="float">
            <text:p>0.1277192615</text:p>
          </table:table-cell>
          <table:table-cell table:number-columns-repeated="1023"/>
        </table:table-row>
        <table:table-row table:style-name="ro1">
          <table:table-cell office:value-type="float" office:value="0.126958608461011" calcext:value-type="float">
            <text:p>0.1269586085</text:p>
          </table:table-cell>
          <table:table-cell table:number-columns-repeated="1023"/>
        </table:table-row>
        <table:table-row table:style-name="ro1">
          <table:table-cell office:value-type="float" office:value="0.12623520162042" calcext:value-type="float">
            <text:p>0.1262352016</text:p>
          </table:table-cell>
          <table:table-cell table:number-columns-repeated="1023"/>
        </table:table-row>
        <table:table-row table:style-name="ro1">
          <table:table-cell office:value-type="float" office:value="0.125575898232" calcext:value-type="float">
            <text:p>0.1255758982</text:p>
          </table:table-cell>
          <table:table-cell table:number-columns-repeated="1023"/>
        </table:table-row>
        <table:table-row table:style-name="ro1">
          <table:table-cell office:value-type="float" office:value="0.124959023232508" calcext:value-type="float">
            <text:p>0.1249590232</text:p>
          </table:table-cell>
          <table:table-cell table:number-columns-repeated="1023"/>
        </table:table-row>
        <table:table-row table:style-name="ro1">
          <table:table-cell office:value-type="float" office:value="0.124390302930523" calcext:value-type="float">
            <text:p>0.1243903029</text:p>
          </table:table-cell>
          <table:table-cell table:number-columns-repeated="1023"/>
        </table:table-row>
        <table:table-row table:style-name="ro1">
          <table:table-cell office:value-type="float" office:value="0.123850238709772" calcext:value-type="float">
            <text:p>0.1238502387</text:p>
          </table:table-cell>
          <table:table-cell table:number-columns-repeated="1023"/>
        </table:table-row>
        <table:table-row table:style-name="ro1">
          <table:table-cell office:value-type="float" office:value="0.123365716674274" calcext:value-type="float">
            <text:p>0.1233657167</text:p>
          </table:table-cell>
          <table:table-cell table:number-columns-repeated="1023"/>
        </table:table-row>
        <table:table-row table:style-name="ro1">
          <table:table-cell office:value-type="float" office:value="0.122935868416817" calcext:value-type="float">
            <text:p>0.1229358684</text:p>
          </table:table-cell>
          <table:table-cell table:number-columns-repeated="1023"/>
        </table:table-row>
        <table:table-row table:style-name="ro1">
          <table:table-cell office:value-type="float" office:value="0.122444157152132" calcext:value-type="float">
            <text:p>0.1224441572</text:p>
          </table:table-cell>
          <table:table-cell table:number-columns-repeated="1023"/>
        </table:table-row>
        <table:table-row table:style-name="ro1">
          <table:table-cell office:value-type="float" office:value="0.121989209784321" calcext:value-type="float">
            <text:p>0.1219892098</text:p>
          </table:table-cell>
          <table:table-cell table:number-columns-repeated="1023"/>
        </table:table-row>
        <table:table-row table:style-name="ro1">
          <table:table-cell office:value-type="float" office:value="0.121555143055994" calcext:value-type="float">
            <text:p>0.1215551431</text:p>
          </table:table-cell>
          <table:table-cell table:number-columns-repeated="1023"/>
        </table:table-row>
        <table:table-row table:style-name="ro1">
          <table:table-cell office:value-type="float" office:value="0.121150663444405" calcext:value-type="float">
            <text:p>0.1211506634</text:p>
          </table:table-cell>
          <table:table-cell table:number-columns-repeated="1023"/>
        </table:table-row>
        <table:table-row table:style-name="ro1">
          <table:table-cell office:value-type="float" office:value="0.120788742182341" calcext:value-type="float">
            <text:p>0.1207887422</text:p>
          </table:table-cell>
          <table:table-cell table:number-columns-repeated="1023"/>
        </table:table-row>
        <table:table-row table:style-name="ro1">
          <table:table-cell office:value-type="float" office:value="0.120434308104166" calcext:value-type="float">
            <text:p>0.1204343081</text:p>
          </table:table-cell>
          <table:table-cell table:number-columns-repeated="1023"/>
        </table:table-row>
        <table:table-row table:style-name="ro1">
          <table:table-cell office:value-type="float" office:value="0.120099882199094" calcext:value-type="float">
            <text:p>0.1200998822</text:p>
          </table:table-cell>
          <table:table-cell table:number-columns-repeated="1023"/>
        </table:table-row>
        <table:table-row table:style-name="ro1">
          <table:table-cell office:value-type="float" office:value="0.11975619552378" calcext:value-type="float">
            <text:p>0.1197561955</text:p>
          </table:table-cell>
          <table:table-cell table:number-columns-repeated="1023"/>
        </table:table-row>
        <table:table-row table:style-name="ro1">
          <table:table-cell office:value-type="float" office:value="0.119474441405451" calcext:value-type="float">
            <text:p>0.1194744414</text:p>
          </table:table-cell>
          <table:table-cell table:number-columns-repeated="1023"/>
        </table:table-row>
        <table:table-row table:style-name="ro1">
          <table:table-cell office:value-type="float" office:value="0.119169982531145" calcext:value-type="float">
            <text:p>0.1191699825</text:p>
          </table:table-cell>
          <table:table-cell table:number-columns-repeated="1023"/>
        </table:table-row>
        <table:table-row table:style-name="ro1">
          <table:table-cell office:value-type="float" office:value="0.118865945089983" calcext:value-type="float">
            <text:p>0.1188659451</text:p>
          </table:table-cell>
          <table:table-cell table:number-columns-repeated="1023"/>
        </table:table-row>
        <table:table-row table:style-name="ro1">
          <table:table-cell office:value-type="float" office:value="0.118563856506713" calcext:value-type="float">
            <text:p>0.1185638565</text:p>
          </table:table-cell>
          <table:table-cell table:number-columns-repeated="1023"/>
        </table:table-row>
        <table:table-row table:style-name="ro1">
          <table:table-cell office:value-type="float" office:value="0.11826086064125" calcext:value-type="float">
            <text:p>0.1182608606</text:p>
          </table:table-cell>
          <table:table-cell table:number-columns-repeated="1023"/>
        </table:table-row>
        <table:table-row table:style-name="ro1">
          <table:table-cell office:value-type="float" office:value="0.117979039969486" calcext:value-type="float">
            <text:p>0.11797904</text:p>
          </table:table-cell>
          <table:table-cell table:number-columns-repeated="1023"/>
        </table:table-row>
        <table:table-row table:style-name="ro1">
          <table:table-cell office:value-type="float" office:value="0.1177102494918" calcext:value-type="float">
            <text:p>0.1177102495</text:p>
          </table:table-cell>
          <table:table-cell table:number-columns-repeated="1023"/>
        </table:table-row>
        <table:table-row table:style-name="ro1">
          <table:table-cell office:value-type="float" office:value="0.117495143624901" calcext:value-type="float">
            <text:p>0.1174951436</text:p>
          </table:table-cell>
          <table:table-cell table:number-columns-repeated="1023"/>
        </table:table-row>
        <table:table-row table:style-name="ro1">
          <table:table-cell office:value-type="float" office:value="0.117254678182091" calcext:value-type="float">
            <text:p>0.1172546782</text:p>
          </table:table-cell>
          <table:table-cell table:number-columns-repeated="1023"/>
        </table:table-row>
        <table:table-row table:style-name="ro1">
          <table:table-cell office:value-type="float" office:value="0.117020951861051" calcext:value-type="float">
            <text:p>0.1170209519</text:p>
          </table:table-cell>
          <table:table-cell table:number-columns-repeated="1023"/>
        </table:table-row>
        <table:table-row table:style-name="ro1">
          <table:table-cell office:value-type="float" office:value="0.116791404810078" calcext:value-type="float">
            <text:p>0.1167914048</text:p>
          </table:table-cell>
          <table:table-cell table:number-columns-repeated="1023"/>
        </table:table-row>
        <table:table-row table:style-name="ro1">
          <table:table-cell office:value-type="float" office:value="0.116599748288186" calcext:value-type="float">
            <text:p>0.1165997483</text:p>
          </table:table-cell>
          <table:table-cell table:number-columns-repeated="1023"/>
        </table:table-row>
        <table:table-row table:style-name="ro1">
          <table:table-cell office:value-type="float" office:value="0.116388832159722" calcext:value-type="float">
            <text:p>0.1163888322</text:p>
          </table:table-cell>
          <table:table-cell table:number-columns-repeated="1023"/>
        </table:table-row>
        <table:table-row table:style-name="ro1">
          <table:table-cell office:value-type="float" office:value="0.116206382500992" calcext:value-type="float">
            <text:p>0.1162063825</text:p>
          </table:table-cell>
          <table:table-cell table:number-columns-repeated="1023"/>
        </table:table-row>
        <table:table-row table:style-name="ro1">
          <table:table-cell office:value-type="float" office:value="0.116011386910965" calcext:value-type="float">
            <text:p>0.1160113869</text:p>
          </table:table-cell>
          <table:table-cell table:number-columns-repeated="1023"/>
        </table:table-row>
        <table:table-row table:style-name="ro1">
          <table:table-cell office:value-type="float" office:value="0.115814812421882" calcext:value-type="float">
            <text:p>0.1158148124</text:p>
          </table:table-cell>
          <table:table-cell table:number-columns-repeated="1023"/>
        </table:table-row>
        <table:table-row table:style-name="ro1">
          <table:table-cell office:value-type="float" office:value="0.115628798983764" calcext:value-type="float">
            <text:p>0.115628799</text:p>
          </table:table-cell>
          <table:table-cell table:number-columns-repeated="1023"/>
        </table:table-row>
        <table:table-row table:style-name="ro1">
          <table:table-cell office:value-type="float" office:value="0.115443247855071" calcext:value-type="float">
            <text:p>0.1154432479</text:p>
          </table:table-cell>
          <table:table-cell table:number-columns-repeated="1023"/>
        </table:table-row>
        <table:table-row table:style-name="ro1">
          <table:table-cell office:value-type="float" office:value="0.115256216645327" calcext:value-type="float">
            <text:p>0.1152562166</text:p>
          </table:table-cell>
          <table:table-cell table:number-columns-repeated="1023"/>
        </table:table-row>
        <table:table-row table:style-name="ro1">
          <table:table-cell office:value-type="float" office:value="0.115089035394644" calcext:value-type="float">
            <text:p>0.1150890354</text:p>
          </table:table-cell>
          <table:table-cell table:number-columns-repeated="1023"/>
        </table:table-row>
        <table:table-row table:style-name="ro1">
          <table:table-cell office:value-type="float" office:value="0.114921478196855" calcext:value-type="float">
            <text:p>0.1149214782</text:p>
          </table:table-cell>
          <table:table-cell table:number-columns-repeated="1023"/>
        </table:table-row>
        <table:table-row table:style-name="ro1">
          <table:table-cell office:value-type="float" office:value="0.114776150136009" calcext:value-type="float">
            <text:p>0.1147761501</text:p>
          </table:table-cell>
          <table:table-cell table:number-columns-repeated="1023"/>
        </table:table-row>
        <table:table-row table:style-name="ro1">
          <table:table-cell office:value-type="float" office:value="0.114623127011109" calcext:value-type="float">
            <text:p>0.114623127</text:p>
          </table:table-cell>
          <table:table-cell table:number-columns-repeated="1023"/>
        </table:table-row>
        <table:table-row table:style-name="ro1">
          <table:table-cell office:value-type="float" office:value="0.114481322500496" calcext:value-type="float">
            <text:p>0.1144813225</text:p>
          </table:table-cell>
          <table:table-cell table:number-columns-repeated="1023"/>
        </table:table-row>
        <table:table-row table:style-name="ro1">
          <table:table-cell office:value-type="float" office:value="0.114325772489951" calcext:value-type="float">
            <text:p>0.11432577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39" calcext:value-type="float">
            <text:p>283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263631835646428" calcext:value-type="float">
            <text:p>0.2636318356</text:p>
          </table:table-cell>
          <table:table-cell table:number-columns-repeated="1023"/>
        </table:table-row>
        <table:table-row table:style-name="ro1">
          <table:table-cell office:value-type="float" office:value="0.207033905263902" calcext:value-type="float">
            <text:p>0.2070339053</text:p>
          </table:table-cell>
          <table:table-cell table:number-columns-repeated="1023"/>
        </table:table-row>
        <table:table-row table:style-name="ro1">
          <table:table-cell office:value-type="float" office:value="0.186510820759633" calcext:value-type="float">
            <text:p>0.1865108208</text:p>
          </table:table-cell>
          <table:table-cell table:number-columns-repeated="1023"/>
        </table:table-row>
        <table:table-row table:style-name="ro1">
          <table:table-cell office:value-type="float" office:value="0.174741660274544" calcext:value-type="float">
            <text:p>0.1747416603</text:p>
          </table:table-cell>
          <table:table-cell table:number-columns-repeated="1023"/>
        </table:table-row>
        <table:table-row table:style-name="ro1">
          <table:table-cell office:value-type="float" office:value="0.167043129730238" calcext:value-type="float">
            <text:p>0.1670431297</text:p>
          </table:table-cell>
          <table:table-cell table:number-columns-repeated="1023"/>
        </table:table-row>
        <table:table-row table:style-name="ro1">
          <table:table-cell office:value-type="float" office:value="0.161259794467203" calcext:value-type="float">
            <text:p>0.1612597945</text:p>
          </table:table-cell>
          <table:table-cell table:number-columns-repeated="1023"/>
        </table:table-row>
        <table:table-row table:style-name="ro1">
          <table:table-cell office:value-type="float" office:value="0.156675269754164" calcext:value-type="float">
            <text:p>0.1566752698</text:p>
          </table:table-cell>
          <table:table-cell table:number-columns-repeated="1023"/>
        </table:table-row>
        <table:table-row table:style-name="ro1">
          <table:table-cell office:value-type="float" office:value="0.153111526299792" calcext:value-type="float">
            <text:p>0.1531115263</text:p>
          </table:table-cell>
          <table:table-cell table:number-columns-repeated="1023"/>
        </table:table-row>
        <table:table-row table:style-name="ro1">
          <table:table-cell office:value-type="float" office:value="0.150374221575489" calcext:value-type="float">
            <text:p>0.1503742216</text:p>
          </table:table-cell>
          <table:table-cell table:number-columns-repeated="1023"/>
        </table:table-row>
        <table:table-row table:style-name="ro1">
          <table:table-cell office:value-type="float" office:value="0.148006969408731" calcext:value-type="float">
            <text:p>0.1480069694</text:p>
          </table:table-cell>
          <table:table-cell table:number-columns-repeated="1023"/>
        </table:table-row>
        <table:table-row table:style-name="ro1">
          <table:table-cell office:value-type="float" office:value="0.145971041292232" calcext:value-type="float">
            <text:p>0.1459710413</text:p>
          </table:table-cell>
          <table:table-cell table:number-columns-repeated="1023"/>
        </table:table-row>
        <table:table-row table:style-name="ro1">
          <table:table-cell office:value-type="float" office:value="0.144333564759347" calcext:value-type="float">
            <text:p>0.1443335648</text:p>
          </table:table-cell>
          <table:table-cell table:number-columns-repeated="1023"/>
        </table:table-row>
        <table:table-row table:style-name="ro1">
          <table:table-cell office:value-type="float" office:value="0.142678483133481" calcext:value-type="float">
            <text:p>0.1426784831</text:p>
          </table:table-cell>
          <table:table-cell table:number-columns-repeated="1023"/>
        </table:table-row>
        <table:table-row table:style-name="ro1">
          <table:table-cell office:value-type="float" office:value="0.141323975157583" calcext:value-type="float">
            <text:p>0.1413239752</text:p>
          </table:table-cell>
          <table:table-cell table:number-columns-repeated="1023"/>
        </table:table-row>
        <table:table-row table:style-name="ro1">
          <table:table-cell office:value-type="float" office:value="0.139738446761973" calcext:value-type="float">
            <text:p>0.1397384468</text:p>
          </table:table-cell>
          <table:table-cell table:number-columns-repeated="1023"/>
        </table:table-row>
        <table:table-row table:style-name="ro1">
          <table:table-cell office:value-type="float" office:value="0.138400473002087" calcext:value-type="float">
            <text:p>0.138400473</text:p>
          </table:table-cell>
          <table:table-cell table:number-columns-repeated="1023"/>
        </table:table-row>
        <table:table-row table:style-name="ro1">
          <table:table-cell office:value-type="float" office:value="0.137177867609736" calcext:value-type="float">
            <text:p>0.1371778676</text:p>
          </table:table-cell>
          <table:table-cell table:number-columns-repeated="1023"/>
        </table:table-row>
        <table:table-row table:style-name="ro1">
          <table:table-cell office:value-type="float" office:value="0.136031113835748" calcext:value-type="float">
            <text:p>0.1360311138</text:p>
          </table:table-cell>
          <table:table-cell table:number-columns-repeated="1023"/>
        </table:table-row>
        <table:table-row table:style-name="ro1">
          <table:table-cell office:value-type="float" office:value="0.13504141148479" calcext:value-type="float">
            <text:p>0.1350414115</text:p>
          </table:table-cell>
          <table:table-cell table:number-columns-repeated="1023"/>
        </table:table-row>
        <table:table-row table:style-name="ro1">
          <table:table-cell office:value-type="float" office:value="0.134080134956903" calcext:value-type="float">
            <text:p>0.134080135</text:p>
          </table:table-cell>
          <table:table-cell table:number-columns-repeated="1023"/>
        </table:table-row>
        <table:table-row table:style-name="ro1">
          <table:table-cell office:value-type="float" office:value="0.133142048613814" calcext:value-type="float">
            <text:p>0.1331420486</text:p>
          </table:table-cell>
          <table:table-cell table:number-columns-repeated="1023"/>
        </table:table-row>
        <table:table-row table:style-name="ro1">
          <table:table-cell office:value-type="float" office:value="0.132283493533573" calcext:value-type="float">
            <text:p>0.1322834935</text:p>
          </table:table-cell>
          <table:table-cell table:number-columns-repeated="1023"/>
        </table:table-row>
        <table:table-row table:style-name="ro1">
          <table:table-cell office:value-type="float" office:value="0.131492578202353" calcext:value-type="float">
            <text:p>0.1314925782</text:p>
          </table:table-cell>
          <table:table-cell table:number-columns-repeated="1023"/>
        </table:table-row>
        <table:table-row table:style-name="ro1">
          <table:table-cell office:value-type="float" office:value="0.130797167845422" calcext:value-type="float">
            <text:p>0.1307971678</text:p>
          </table:table-cell>
          <table:table-cell table:number-columns-repeated="1023"/>
        </table:table-row>
        <table:table-row table:style-name="ro1">
          <table:table-cell office:value-type="float" office:value="0.130099141226392" calcext:value-type="float">
            <text:p>0.1300991412</text:p>
          </table:table-cell>
          <table:table-cell table:number-columns-repeated="1023"/>
        </table:table-row>
        <table:table-row table:style-name="ro1">
          <table:table-cell office:value-type="float" office:value="0.129484675917051" calcext:value-type="float">
            <text:p>0.1294846759</text:p>
          </table:table-cell>
          <table:table-cell table:number-columns-repeated="1023"/>
        </table:table-row>
        <table:table-row table:style-name="ro1">
          <table:table-cell office:value-type="float" office:value="0.1289239157452" calcext:value-type="float">
            <text:p>0.1289239157</text:p>
          </table:table-cell>
          <table:table-cell table:number-columns-repeated="1023"/>
        </table:table-row>
        <table:table-row table:style-name="ro1">
          <table:table-cell office:value-type="float" office:value="0.128407179659964" calcext:value-type="float">
            <text:p>0.1284071797</text:p>
          </table:table-cell>
          <table:table-cell table:number-columns-repeated="1023"/>
        </table:table-row>
        <table:table-row table:style-name="ro1">
          <table:table-cell office:value-type="float" office:value="0.12788079162534" calcext:value-type="float">
            <text:p>0.1278807916</text:p>
          </table:table-cell>
          <table:table-cell table:number-columns-repeated="1023"/>
        </table:table-row>
        <table:table-row table:style-name="ro1">
          <table:table-cell office:value-type="float" office:value="0.127376619262128" calcext:value-type="float">
            <text:p>0.1273766193</text:p>
          </table:table-cell>
          <table:table-cell table:number-columns-repeated="1023"/>
        </table:table-row>
        <table:table-row table:style-name="ro1">
          <table:table-cell office:value-type="float" office:value="0.126914569506934" calcext:value-type="float">
            <text:p>0.1269145695</text:p>
          </table:table-cell>
          <table:table-cell table:number-columns-repeated="1023"/>
        </table:table-row>
        <table:table-row table:style-name="ro1">
          <table:table-cell office:value-type="float" office:value="0.12649926103668" calcext:value-type="float">
            <text:p>0.126499261</text:p>
          </table:table-cell>
          <table:table-cell table:number-columns-repeated="1023"/>
        </table:table-row>
        <table:table-row table:style-name="ro1">
          <table:table-cell office:value-type="float" office:value="0.126052754513873" calcext:value-type="float">
            <text:p>0.1260527545</text:p>
          </table:table-cell>
          <table:table-cell table:number-columns-repeated="1023"/>
        </table:table-row>
        <table:table-row table:style-name="ro1">
          <table:table-cell office:value-type="float" office:value="0.125594254179519" calcext:value-type="float">
            <text:p>0.1255942542</text:p>
          </table:table-cell>
          <table:table-cell table:number-columns-repeated="1023"/>
        </table:table-row>
        <table:table-row table:style-name="ro1">
          <table:table-cell office:value-type="float" office:value="0.125282990743777" calcext:value-type="float">
            <text:p>0.1252829907</text:p>
          </table:table-cell>
          <table:table-cell table:number-columns-repeated="1023"/>
        </table:table-row>
        <table:table-row table:style-name="ro1">
          <table:table-cell office:value-type="float" office:value="0.124891911484771" calcext:value-type="float">
            <text:p>0.1248919115</text:p>
          </table:table-cell>
          <table:table-cell table:number-columns-repeated="1023"/>
        </table:table-row>
        <table:table-row table:style-name="ro1">
          <table:table-cell office:value-type="float" office:value="0.124606294111614" calcext:value-type="float">
            <text:p>0.1246062941</text:p>
          </table:table-cell>
          <table:table-cell table:number-columns-repeated="1023"/>
        </table:table-row>
        <table:table-row table:style-name="ro1">
          <table:table-cell office:value-type="float" office:value="0.124345329394268" calcext:value-type="float">
            <text:p>0.1243453294</text:p>
          </table:table-cell>
          <table:table-cell table:number-columns-repeated="1023"/>
        </table:table-row>
        <table:table-row table:style-name="ro1">
          <table:table-cell office:value-type="float" office:value="0.124019419161638" calcext:value-type="float">
            <text:p>0.1240194192</text:p>
          </table:table-cell>
          <table:table-cell table:number-columns-repeated="1023"/>
        </table:table-row>
        <table:table-row table:style-name="ro1">
          <table:table-cell office:value-type="float" office:value="0.12366985704471" calcext:value-type="float">
            <text:p>0.123669857</text:p>
          </table:table-cell>
          <table:table-cell table:number-columns-repeated="1023"/>
        </table:table-row>
        <table:table-row table:style-name="ro1">
          <table:table-cell office:value-type="float" office:value="0.12333432513107" calcext:value-type="float">
            <text:p>0.1233343251</text:p>
          </table:table-cell>
          <table:table-cell table:number-columns-repeated="1023"/>
        </table:table-row>
        <table:table-row table:style-name="ro1">
          <table:table-cell office:value-type="float" office:value="0.123000230405397" calcext:value-type="float">
            <text:p>0.1230002304</text:p>
          </table:table-cell>
          <table:table-cell table:number-columns-repeated="1023"/>
        </table:table-row>
        <table:table-row table:style-name="ro1">
          <table:table-cell office:value-type="float" office:value="0.122701990340403" calcext:value-type="float">
            <text:p>0.1227019903</text:p>
          </table:table-cell>
          <table:table-cell table:number-columns-repeated="1023"/>
        </table:table-row>
        <table:table-row table:style-name="ro1">
          <table:table-cell office:value-type="float" office:value="0.12238809810674" calcext:value-type="float">
            <text:p>0.1223880981</text:p>
          </table:table-cell>
          <table:table-cell table:number-columns-repeated="1023"/>
        </table:table-row>
        <table:table-row table:style-name="ro1">
          <table:table-cell office:value-type="float" office:value="0.122082162303987" calcext:value-type="float">
            <text:p>0.1220821623</text:p>
          </table:table-cell>
          <table:table-cell table:number-columns-repeated="1023"/>
        </table:table-row>
        <table:table-row table:style-name="ro1">
          <table:table-cell office:value-type="float" office:value="0.121777375798616" calcext:value-type="float">
            <text:p>0.1217773758</text:p>
          </table:table-cell>
          <table:table-cell table:number-columns-repeated="1023"/>
        </table:table-row>
        <table:table-row table:style-name="ro1">
          <table:table-cell office:value-type="float" office:value="0.121498088895573" calcext:value-type="float">
            <text:p>0.1214980889</text:p>
          </table:table-cell>
          <table:table-cell table:number-columns-repeated="1023"/>
        </table:table-row>
        <table:table-row table:style-name="ro1">
          <table:table-cell office:value-type="float" office:value="0.121230833976843" calcext:value-type="float">
            <text:p>0.121230834</text:p>
          </table:table-cell>
          <table:table-cell table:number-columns-repeated="1023"/>
        </table:table-row>
        <table:table-row table:style-name="ro1">
          <table:table-cell office:value-type="float" office:value="0.121020273081793" calcext:value-type="float">
            <text:p>0.1210202731</text:p>
          </table:table-cell>
          <table:table-cell table:number-columns-repeated="1023"/>
        </table:table-row>
        <table:table-row table:style-name="ro1">
          <table:table-cell office:value-type="float" office:value="0.120810025995552" calcext:value-type="float">
            <text:p>0.120810026</text:p>
          </table:table-cell>
          <table:table-cell table:number-columns-repeated="1023"/>
        </table:table-row>
        <table:table-row table:style-name="ro1">
          <table:table-cell office:value-type="float" office:value="0.120578151946259" calcext:value-type="float">
            <text:p>0.1205781519</text:p>
          </table:table-cell>
          <table:table-cell table:number-columns-repeated="1023"/>
        </table:table-row>
        <table:table-row table:style-name="ro1">
          <table:table-cell office:value-type="float" office:value="0.120334573284744" calcext:value-type="float">
            <text:p>0.1203345733</text:p>
          </table:table-cell>
          <table:table-cell table:number-columns-repeated="1023"/>
        </table:table-row>
        <table:table-row table:style-name="ro1">
          <table:table-cell office:value-type="float" office:value="0.120103954641381" calcext:value-type="float">
            <text:p>0.1201039546</text:p>
          </table:table-cell>
          <table:table-cell table:number-columns-repeated="1023"/>
        </table:table-row>
        <table:table-row table:style-name="ro1">
          <table:table-cell office:value-type="float" office:value="0.119880594691888" calcext:value-type="float">
            <text:p>0.1198805947</text:p>
          </table:table-cell>
          <table:table-cell table:number-columns-repeated="1023"/>
        </table:table-row>
        <table:table-row table:style-name="ro1">
          <table:table-cell office:value-type="float" office:value="0.119662406482465" calcext:value-type="float">
            <text:p>0.1196624065</text:p>
          </table:table-cell>
          <table:table-cell table:number-columns-repeated="1023"/>
        </table:table-row>
        <table:table-row table:style-name="ro1">
          <table:table-cell office:value-type="float" office:value="0.119475582429222" calcext:value-type="float">
            <text:p>0.1194755824</text:p>
          </table:table-cell>
          <table:table-cell table:number-columns-repeated="1023"/>
        </table:table-row>
        <table:table-row table:style-name="ro1">
          <table:table-cell office:value-type="float" office:value="0.119280889885605" calcext:value-type="float">
            <text:p>0.1192808899</text:p>
          </table:table-cell>
          <table:table-cell table:number-columns-repeated="1023"/>
        </table:table-row>
        <table:table-row table:style-name="ro1">
          <table:table-cell office:value-type="float" office:value="0.119079522232604" calcext:value-type="float">
            <text:p>0.1190795222</text:p>
          </table:table-cell>
          <table:table-cell table:number-columns-repeated="1023"/>
        </table:table-row>
        <table:table-row table:style-name="ro1">
          <table:table-cell office:value-type="float" office:value="0.118882078907365" calcext:value-type="float">
            <text:p>0.1188820789</text:p>
          </table:table-cell>
          <table:table-cell table:number-columns-repeated="1023"/>
        </table:table-row>
        <table:table-row table:style-name="ro1">
          <table:table-cell office:value-type="float" office:value="0.118717605740497" calcext:value-type="float">
            <text:p>0.1187176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39" calcext:value-type="float">
            <text:p>273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25697772553872" calcext:value-type="float">
            <text:p>0.2569777255</text:p>
          </table:table-cell>
          <table:table-cell table:number-columns-repeated="1023"/>
        </table:table-row>
        <table:table-row table:style-name="ro1">
          <table:table-cell office:value-type="float" office:value="0.203502361158569" calcext:value-type="float">
            <text:p>0.2035023612</text:p>
          </table:table-cell>
          <table:table-cell table:number-columns-repeated="1023"/>
        </table:table-row>
        <table:table-row table:style-name="ro1">
          <table:table-cell office:value-type="float" office:value="0.183531766108007" calcext:value-type="float">
            <text:p>0.1835317661</text:p>
          </table:table-cell>
          <table:table-cell table:number-columns-repeated="1023"/>
        </table:table-row>
        <table:table-row table:style-name="ro1">
          <table:table-cell office:value-type="float" office:value="0.171149878677395" calcext:value-type="float">
            <text:p>0.1711498787</text:p>
          </table:table-cell>
          <table:table-cell table:number-columns-repeated="1023"/>
        </table:table-row>
        <table:table-row table:style-name="ro1">
          <table:table-cell office:value-type="float" office:value="0.162698298996004" calcext:value-type="float">
            <text:p>0.162698299</text:p>
          </table:table-cell>
          <table:table-cell table:number-columns-repeated="1023"/>
        </table:table-row>
        <table:table-row table:style-name="ro1">
          <table:table-cell office:value-type="float" office:value="0.156659515017189" calcext:value-type="float">
            <text:p>0.156659515</text:p>
          </table:table-cell>
          <table:table-cell table:number-columns-repeated="1023"/>
        </table:table-row>
        <table:table-row table:style-name="ro1">
          <table:table-cell office:value-type="float" office:value="0.152259634339902" calcext:value-type="float">
            <text:p>0.1522596343</text:p>
          </table:table-cell>
          <table:table-cell table:number-columns-repeated="1023"/>
        </table:table-row>
        <table:table-row table:style-name="ro1">
          <table:table-cell office:value-type="float" office:value="0.148553786973279" calcext:value-type="float">
            <text:p>0.148553787</text:p>
          </table:table-cell>
          <table:table-cell table:number-columns-repeated="1023"/>
        </table:table-row>
        <table:table-row table:style-name="ro1">
          <table:table-cell office:value-type="float" office:value="0.145462058544048" calcext:value-type="float">
            <text:p>0.1454620585</text:p>
          </table:table-cell>
          <table:table-cell table:number-columns-repeated="1023"/>
        </table:table-row>
        <table:table-row table:style-name="ro1">
          <table:table-cell office:value-type="float" office:value="0.14295596560503" calcext:value-type="float">
            <text:p>0.1429559656</text:p>
          </table:table-cell>
          <table:table-cell table:number-columns-repeated="1023"/>
        </table:table-row>
        <table:table-row table:style-name="ro1">
          <table:table-cell office:value-type="float" office:value="0.140747551478751" calcext:value-type="float">
            <text:p>0.1407475515</text:p>
          </table:table-cell>
          <table:table-cell table:number-columns-repeated="1023"/>
        </table:table-row>
        <table:table-row table:style-name="ro1">
          <table:table-cell office:value-type="float" office:value="0.138868928086995" calcext:value-type="float">
            <text:p>0.1388689281</text:p>
          </table:table-cell>
          <table:table-cell table:number-columns-repeated="1023"/>
        </table:table-row>
        <table:table-row table:style-name="ro1">
          <table:table-cell office:value-type="float" office:value="0.137371315816969" calcext:value-type="float">
            <text:p>0.1373713158</text:p>
          </table:table-cell>
          <table:table-cell table:number-columns-repeated="1023"/>
        </table:table-row>
        <table:table-row table:style-name="ro1">
          <table:table-cell office:value-type="float" office:value="0.136056769560077" calcext:value-type="float">
            <text:p>0.1360567696</text:p>
          </table:table-cell>
          <table:table-cell table:number-columns-repeated="1023"/>
        </table:table-row>
        <table:table-row table:style-name="ro1">
          <table:table-cell office:value-type="float" office:value="0.134823841121842" calcext:value-type="float">
            <text:p>0.1348238411</text:p>
          </table:table-cell>
          <table:table-cell table:number-columns-repeated="1023"/>
        </table:table-row>
        <table:table-row table:style-name="ro1">
          <table:table-cell office:value-type="float" office:value="0.133813232108031" calcext:value-type="float">
            <text:p>0.1338132321</text:p>
          </table:table-cell>
          <table:table-cell table:number-columns-repeated="1023"/>
        </table:table-row>
        <table:table-row table:style-name="ro1">
          <table:table-cell office:value-type="float" office:value="0.132741056133687" calcext:value-type="float">
            <text:p>0.1327410561</text:p>
          </table:table-cell>
          <table:table-cell table:number-columns-repeated="1023"/>
        </table:table-row>
        <table:table-row table:style-name="ro1">
          <table:table-cell office:value-type="float" office:value="0.131767359167695" calcext:value-type="float">
            <text:p>0.1317673592</text:p>
          </table:table-cell>
          <table:table-cell table:number-columns-repeated="1023"/>
        </table:table-row>
        <table:table-row table:style-name="ro1">
          <table:table-cell office:value-type="float" office:value="0.130850490362007" calcext:value-type="float">
            <text:p>0.1308504904</text:p>
          </table:table-cell>
          <table:table-cell table:number-columns-repeated="1023"/>
        </table:table-row>
        <table:table-row table:style-name="ro1">
          <table:table-cell office:value-type="float" office:value="0.130018972011867" calcext:value-type="float">
            <text:p>0.130018972</text:p>
          </table:table-cell>
          <table:table-cell table:number-columns-repeated="1023"/>
        </table:table-row>
        <table:table-row table:style-name="ro1">
          <table:table-cell office:value-type="float" office:value="0.129284382119961" calcext:value-type="float">
            <text:p>0.1292843821</text:p>
          </table:table-cell>
          <table:table-cell table:number-columns-repeated="1023"/>
        </table:table-row>
        <table:table-row table:style-name="ro1">
          <table:table-cell office:value-type="float" office:value="0.128593581232149" calcext:value-type="float">
            <text:p>0.1285935812</text:p>
          </table:table-cell>
          <table:table-cell table:number-columns-repeated="1023"/>
        </table:table-row>
        <table:table-row table:style-name="ro1">
          <table:table-cell office:value-type="float" office:value="0.127926766245957" calcext:value-type="float">
            <text:p>0.1279267662</text:p>
          </table:table-cell>
          <table:table-cell table:number-columns-repeated="1023"/>
        </table:table-row>
        <table:table-row table:style-name="ro1">
          <table:table-cell office:value-type="float" office:value="0.12730042414177" calcext:value-type="float">
            <text:p>0.1273004241</text:p>
          </table:table-cell>
          <table:table-cell table:number-columns-repeated="1023"/>
        </table:table-row>
        <table:table-row table:style-name="ro1">
          <table:table-cell office:value-type="float" office:value="0.126700548848659" calcext:value-type="float">
            <text:p>0.1267005488</text:p>
          </table:table-cell>
          <table:table-cell table:number-columns-repeated="1023"/>
        </table:table-row>
        <table:table-row table:style-name="ro1">
          <table:table-cell office:value-type="float" office:value="0.126141666082134" calcext:value-type="float">
            <text:p>0.1261416661</text:p>
          </table:table-cell>
          <table:table-cell table:number-columns-repeated="1023"/>
        </table:table-row>
        <table:table-row table:style-name="ro1">
          <table:table-cell office:value-type="float" office:value="0.12552428879921" calcext:value-type="float">
            <text:p>0.1255242888</text:p>
          </table:table-cell>
          <table:table-cell table:number-columns-repeated="1023"/>
        </table:table-row>
        <table:table-row table:style-name="ro1">
          <table:table-cell office:value-type="float" office:value="0.124945954248596" calcext:value-type="float">
            <text:p>0.1249459542</text:p>
          </table:table-cell>
          <table:table-cell table:number-columns-repeated="1023"/>
        </table:table-row>
        <table:table-row table:style-name="ro1">
          <table:table-cell office:value-type="float" office:value="0.124440402799106" calcext:value-type="float">
            <text:p>0.1244404028</text:p>
          </table:table-cell>
          <table:table-cell table:number-columns-repeated="1023"/>
        </table:table-row>
        <table:table-row table:style-name="ro1">
          <table:table-cell office:value-type="float" office:value="0.123958895929234" calcext:value-type="float">
            <text:p>0.1239588959</text:p>
          </table:table-cell>
          <table:table-cell table:number-columns-repeated="1023"/>
        </table:table-row>
        <table:table-row table:style-name="ro1">
          <table:table-cell office:value-type="float" office:value="0.123508719001206" calcext:value-type="float">
            <text:p>0.123508719</text:p>
          </table:table-cell>
          <table:table-cell table:number-columns-repeated="1023"/>
        </table:table-row>
        <table:table-row table:style-name="ro1">
          <table:table-cell office:value-type="float" office:value="0.123096079164286" calcext:value-type="float">
            <text:p>0.1230960792</text:p>
          </table:table-cell>
          <table:table-cell table:number-columns-repeated="1023"/>
        </table:table-row>
        <table:table-row table:style-name="ro1">
          <table:table-cell office:value-type="float" office:value="0.122713905609871" calcext:value-type="float">
            <text:p>0.1227139056</text:p>
          </table:table-cell>
          <table:table-cell table:number-columns-repeated="1023"/>
        </table:table-row>
        <table:table-row table:style-name="ro1">
          <table:table-cell office:value-type="float" office:value="0.122394246027747" calcext:value-type="float">
            <text:p>0.122394246</text:p>
          </table:table-cell>
          <table:table-cell table:number-columns-repeated="1023"/>
        </table:table-row>
        <table:table-row table:style-name="ro1">
          <table:table-cell office:value-type="float" office:value="0.122017477486486" calcext:value-type="float">
            <text:p>0.1220174775</text:p>
          </table:table-cell>
          <table:table-cell table:number-columns-repeated="1023"/>
        </table:table-row>
        <table:table-row table:style-name="ro1">
          <table:table-cell office:value-type="float" office:value="0.121652824481803" calcext:value-type="float">
            <text:p>0.1216528245</text:p>
          </table:table-cell>
          <table:table-cell table:number-columns-repeated="1023"/>
        </table:table-row>
        <table:table-row table:style-name="ro1">
          <table:table-cell office:value-type="float" office:value="0.12132532022326" calcext:value-type="float">
            <text:p>0.1213253202</text:p>
          </table:table-cell>
          <table:table-cell table:number-columns-repeated="1023"/>
        </table:table-row>
        <table:table-row table:style-name="ro1">
          <table:table-cell office:value-type="float" office:value="0.121003387896011" calcext:value-type="float">
            <text:p>0.1210033879</text:p>
          </table:table-cell>
          <table:table-cell table:number-columns-repeated="1023"/>
        </table:table-row>
        <table:table-row table:style-name="ro1">
          <table:table-cell office:value-type="float" office:value="0.1206879246138" calcext:value-type="float">
            <text:p>0.1206879246</text:p>
          </table:table-cell>
          <table:table-cell table:number-columns-repeated="1023"/>
        </table:table-row>
        <table:table-row table:style-name="ro1">
          <table:table-cell office:value-type="float" office:value="0.120385852806298" calcext:value-type="float">
            <text:p>0.1203858528</text:p>
          </table:table-cell>
          <table:table-cell table:number-columns-repeated="1023"/>
        </table:table-row>
        <table:table-row table:style-name="ro1">
          <table:table-cell office:value-type="float" office:value="0.120099726372025" calcext:value-type="float">
            <text:p>0.1200997264</text:p>
          </table:table-cell>
          <table:table-cell table:number-columns-repeated="1023"/>
        </table:table-row>
        <table:table-row table:style-name="ro1">
          <table:table-cell office:value-type="float" office:value="0.119819974055589" calcext:value-type="float">
            <text:p>0.1198199741</text:p>
          </table:table-cell>
          <table:table-cell table:number-columns-repeated="1023"/>
        </table:table-row>
        <table:table-row table:style-name="ro1">
          <table:table-cell office:value-type="float" office:value="0.119549958413579" calcext:value-type="float">
            <text:p>0.1195499584</text:p>
          </table:table-cell>
          <table:table-cell table:number-columns-repeated="1023"/>
        </table:table-row>
        <table:table-row table:style-name="ro1">
          <table:table-cell office:value-type="float" office:value="0.119293922285707" calcext:value-type="float">
            <text:p>0.1192939223</text:p>
          </table:table-cell>
          <table:table-cell table:number-columns-repeated="1023"/>
        </table:table-row>
        <table:table-row table:style-name="ro1">
          <table:table-cell office:value-type="float" office:value="0.119040235753812" calcext:value-type="float">
            <text:p>0.1190402358</text:p>
          </table:table-cell>
          <table:table-cell table:number-columns-repeated="1023"/>
        </table:table-row>
        <table:table-row table:style-name="ro1">
          <table:table-cell office:value-type="float" office:value="0.118802084373345" calcext:value-type="float">
            <text:p>0.1188020844</text:p>
          </table:table-cell>
          <table:table-cell table:number-columns-repeated="1023"/>
        </table:table-row>
        <table:table-row table:style-name="ro1">
          <table:table-cell office:value-type="float" office:value="0.118568014367702" calcext:value-type="float">
            <text:p>0.1185680144</text:p>
          </table:table-cell>
          <table:table-cell table:number-columns-repeated="1023"/>
        </table:table-row>
        <table:table-row table:style-name="ro1">
          <table:table-cell office:value-type="float" office:value="0.118339705428372" calcext:value-type="float">
            <text:p>0.1183397054</text:p>
          </table:table-cell>
          <table:table-cell table:number-columns-repeated="1023"/>
        </table:table-row>
        <table:table-row table:style-name="ro1">
          <table:table-cell office:value-type="float" office:value="0.118121799907263" calcext:value-type="float">
            <text:p>0.1181217999</text:p>
          </table:table-cell>
          <table:table-cell table:number-columns-repeated="1023"/>
        </table:table-row>
        <table:table-row table:style-name="ro1">
          <table:table-cell office:value-type="float" office:value="0.117905345033376" calcext:value-type="float">
            <text:p>0.117905345</text:p>
          </table:table-cell>
          <table:table-cell table:number-columns-repeated="1023"/>
        </table:table-row>
        <table:table-row table:style-name="ro1">
          <table:table-cell office:value-type="float" office:value="0.117649411175924" calcext:value-type="float">
            <text:p>0.1176494112</text:p>
          </table:table-cell>
          <table:table-cell table:number-columns-repeated="1023"/>
        </table:table-row>
        <table:table-row table:style-name="ro1">
          <table:table-cell office:value-type="float" office:value="0.11743252833912" calcext:value-type="float">
            <text:p>0.1174325283</text:p>
          </table:table-cell>
          <table:table-cell table:number-columns-repeated="1023"/>
        </table:table-row>
        <table:table-row table:style-name="ro1">
          <table:table-cell office:value-type="float" office:value="0.117225632754396" calcext:value-type="float">
            <text:p>0.1172256328</text:p>
          </table:table-cell>
          <table:table-cell table:number-columns-repeated="1023"/>
        </table:table-row>
        <table:table-row table:style-name="ro1">
          <table:table-cell office:value-type="float" office:value="0.117025564259651" calcext:value-type="float">
            <text:p>0.1170255643</text:p>
          </table:table-cell>
          <table:table-cell table:number-columns-repeated="1023"/>
        </table:table-row>
        <table:table-row table:style-name="ro1">
          <table:table-cell office:value-type="float" office:value="0.116837990023752" calcext:value-type="float">
            <text:p>0.11683799</text:p>
          </table:table-cell>
          <table:table-cell table:number-columns-repeated="1023"/>
        </table:table-row>
        <table:table-row table:style-name="ro1">
          <table:table-cell office:value-type="float" office:value="0.116651986146315" calcext:value-type="float">
            <text:p>0.1166519861</text:p>
          </table:table-cell>
          <table:table-cell table:number-columns-repeated="1023"/>
        </table:table-row>
        <table:table-row table:style-name="ro1">
          <table:table-cell office:value-type="float" office:value="0.116476340192654" calcext:value-type="float">
            <text:p>0.1164763402</text:p>
          </table:table-cell>
          <table:table-cell table:number-columns-repeated="1023"/>
        </table:table-row>
        <table:table-row table:style-name="ro1">
          <table:table-cell office:value-type="float" office:value="0.116300313708593" calcext:value-type="float">
            <text:p>0.1163003137</text:p>
          </table:table-cell>
          <table:table-cell table:number-columns-repeated="1023"/>
        </table:table-row>
        <table:table-row table:style-name="ro1">
          <table:table-cell office:value-type="float" office:value="0.116130491834616" calcext:value-type="float">
            <text:p>0.1161304918</text:p>
          </table:table-cell>
          <table:table-cell table:number-columns-repeated="1023"/>
        </table:table-row>
        <table:table-row table:style-name="ro1">
          <table:table-cell office:value-type="float" office:value="0.115988004900381" calcext:value-type="float">
            <text:p>0.115988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12" calcext:value-type="float">
            <text:p>28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220900611860652" calcext:value-type="float">
            <text:p>0.2209006119</text:p>
          </table:table-cell>
          <table:table-cell table:number-columns-repeated="1023"/>
        </table:table-row>
        <table:table-row table:style-name="ro1">
          <table:table-cell office:value-type="float" office:value="0.184630390943299" calcext:value-type="float">
            <text:p>0.1846303909</text:p>
          </table:table-cell>
          <table:table-cell table:number-columns-repeated="1023"/>
        </table:table-row>
        <table:table-row table:style-name="ro1">
          <table:table-cell office:value-type="float" office:value="0.170630372654292" calcext:value-type="float">
            <text:p>0.1706303727</text:p>
          </table:table-cell>
          <table:table-cell table:number-columns-repeated="1023"/>
        </table:table-row>
        <table:table-row table:style-name="ro1">
          <table:table-cell office:value-type="float" office:value="0.162239169311966" calcext:value-type="float">
            <text:p>0.1622391693</text:p>
          </table:table-cell>
          <table:table-cell table:number-columns-repeated="1023"/>
        </table:table-row>
        <table:table-row table:style-name="ro1">
          <table:table-cell office:value-type="float" office:value="0.156340730793456" calcext:value-type="float">
            <text:p>0.1563407308</text:p>
          </table:table-cell>
          <table:table-cell table:number-columns-repeated="1023"/>
        </table:table-row>
        <table:table-row table:style-name="ro1">
          <table:table-cell office:value-type="float" office:value="0.152256089244024" calcext:value-type="float">
            <text:p>0.1522560892</text:p>
          </table:table-cell>
          <table:table-cell table:number-columns-repeated="1023"/>
        </table:table-row>
        <table:table-row table:style-name="ro1">
          <table:table-cell office:value-type="float" office:value="0.149083608024661" calcext:value-type="float">
            <text:p>0.149083608</text:p>
          </table:table-cell>
          <table:table-cell table:number-columns-repeated="1023"/>
        </table:table-row>
        <table:table-row table:style-name="ro1">
          <table:table-cell office:value-type="float" office:value="0.146264382905419" calcext:value-type="float">
            <text:p>0.1462643829</text:p>
          </table:table-cell>
          <table:table-cell table:number-columns-repeated="1023"/>
        </table:table-row>
        <table:table-row table:style-name="ro1">
          <table:table-cell office:value-type="float" office:value="0.143818123724889" calcext:value-type="float">
            <text:p>0.1438181237</text:p>
          </table:table-cell>
          <table:table-cell table:number-columns-repeated="1023"/>
        </table:table-row>
        <table:table-row table:style-name="ro1">
          <table:table-cell office:value-type="float" office:value="0.141686754476011" calcext:value-type="float">
            <text:p>0.1416867545</text:p>
          </table:table-cell>
          <table:table-cell table:number-columns-repeated="1023"/>
        </table:table-row>
        <table:table-row table:style-name="ro1">
          <table:table-cell office:value-type="float" office:value="0.140159589497513" calcext:value-type="float">
            <text:p>0.1401595895</text:p>
          </table:table-cell>
          <table:table-cell table:number-columns-repeated="1023"/>
        </table:table-row>
        <table:table-row table:style-name="ro1">
          <table:table-cell office:value-type="float" office:value="0.138658140627038" calcext:value-type="float">
            <text:p>0.1386581406</text:p>
          </table:table-cell>
          <table:table-cell table:number-columns-repeated="1023"/>
        </table:table-row>
        <table:table-row table:style-name="ro1">
          <table:table-cell office:value-type="float" office:value="0.137350279690032" calcext:value-type="float">
            <text:p>0.1373502797</text:p>
          </table:table-cell>
          <table:table-cell table:number-columns-repeated="1023"/>
        </table:table-row>
        <table:table-row table:style-name="ro1">
          <table:table-cell office:value-type="float" office:value="0.136158859796386" calcext:value-type="float">
            <text:p>0.1361588598</text:p>
          </table:table-cell>
          <table:table-cell table:number-columns-repeated="1023"/>
        </table:table-row>
        <table:table-row table:style-name="ro1">
          <table:table-cell office:value-type="float" office:value="0.135020870206516" calcext:value-type="float">
            <text:p>0.1350208702</text:p>
          </table:table-cell>
          <table:table-cell table:number-columns-repeated="1023"/>
        </table:table-row>
        <table:table-row table:style-name="ro1">
          <table:table-cell office:value-type="float" office:value="0.134073845529413" calcext:value-type="float">
            <text:p>0.1340738455</text:p>
          </table:table-cell>
          <table:table-cell table:number-columns-repeated="1023"/>
        </table:table-row>
        <table:table-row table:style-name="ro1">
          <table:table-cell office:value-type="float" office:value="0.133091188958977" calcext:value-type="float">
            <text:p>0.133091189</text:p>
          </table:table-cell>
          <table:table-cell table:number-columns-repeated="1023"/>
        </table:table-row>
        <table:table-row table:style-name="ro1">
          <table:table-cell office:value-type="float" office:value="0.132226176405869" calcext:value-type="float">
            <text:p>0.1322261764</text:p>
          </table:table-cell>
          <table:table-cell table:number-columns-repeated="1023"/>
        </table:table-row>
        <table:table-row table:style-name="ro1">
          <table:table-cell office:value-type="float" office:value="0.131421771323417" calcext:value-type="float">
            <text:p>0.1314217713</text:p>
          </table:table-cell>
          <table:table-cell table:number-columns-repeated="1023"/>
        </table:table-row>
        <table:table-row table:style-name="ro1">
          <table:table-cell office:value-type="float" office:value="0.130665717157983" calcext:value-type="float">
            <text:p>0.1306657172</text:p>
          </table:table-cell>
          <table:table-cell table:number-columns-repeated="1023"/>
        </table:table-row>
        <table:table-row table:style-name="ro1">
          <table:table-cell office:value-type="float" office:value="0.129951400761238" calcext:value-type="float">
            <text:p>0.1299514008</text:p>
          </table:table-cell>
          <table:table-cell table:number-columns-repeated="1023"/>
        </table:table-row>
        <table:table-row table:style-name="ro1">
          <table:table-cell office:value-type="float" office:value="0.129316449122232" calcext:value-type="float">
            <text:p>0.1293164491</text:p>
          </table:table-cell>
          <table:table-cell table:number-columns-repeated="1023"/>
        </table:table-row>
        <table:table-row table:style-name="ro1">
          <table:table-cell office:value-type="float" office:value="0.128711946374778" calcext:value-type="float">
            <text:p>0.1287119464</text:p>
          </table:table-cell>
          <table:table-cell table:number-columns-repeated="1023"/>
        </table:table-row>
        <table:table-row table:style-name="ro1">
          <table:table-cell office:value-type="float" office:value="0.128144840145267" calcext:value-type="float">
            <text:p>0.1281448401</text:p>
          </table:table-cell>
          <table:table-cell table:number-columns-repeated="1023"/>
        </table:table-row>
        <table:table-row table:style-name="ro1">
          <table:table-cell office:value-type="float" office:value="0.127614760703856" calcext:value-type="float">
            <text:p>0.1276147607</text:p>
          </table:table-cell>
          <table:table-cell table:number-columns-repeated="1023"/>
        </table:table-row>
        <table:table-row table:style-name="ro1">
          <table:table-cell office:value-type="float" office:value="0.127199908245171" calcext:value-type="float">
            <text:p>0.1271999082</text:p>
          </table:table-cell>
          <table:table-cell table:number-columns-repeated="1023"/>
        </table:table-row>
        <table:table-row table:style-name="ro1">
          <table:table-cell office:value-type="float" office:value="0.126730743810687" calcext:value-type="float">
            <text:p>0.1267307438</text:p>
          </table:table-cell>
          <table:table-cell table:number-columns-repeated="1023"/>
        </table:table-row>
        <table:table-row table:style-name="ro1">
          <table:table-cell office:value-type="float" office:value="0.126322546783795" calcext:value-type="float">
            <text:p>0.1263225468</text:p>
          </table:table-cell>
          <table:table-cell table:number-columns-repeated="1023"/>
        </table:table-row>
        <table:table-row table:style-name="ro1">
          <table:table-cell office:value-type="float" office:value="0.125968396156089" calcext:value-type="float">
            <text:p>0.1259683962</text:p>
          </table:table-cell>
          <table:table-cell table:number-columns-repeated="1023"/>
        </table:table-row>
        <table:table-row table:style-name="ro1">
          <table:table-cell office:value-type="float" office:value="0.125615547804464" calcext:value-type="float">
            <text:p>0.1256155478</text:p>
          </table:table-cell>
          <table:table-cell table:number-columns-repeated="1023"/>
        </table:table-row>
        <table:table-row table:style-name="ro1">
          <table:table-cell office:value-type="float" office:value="0.125272940525605" calcext:value-type="float">
            <text:p>0.1252729405</text:p>
          </table:table-cell>
          <table:table-cell table:number-columns-repeated="1023"/>
        </table:table-row>
        <table:table-row table:style-name="ro1">
          <table:table-cell office:value-type="float" office:value="0.124932888069526" calcext:value-type="float">
            <text:p>0.1249328881</text:p>
          </table:table-cell>
          <table:table-cell table:number-columns-repeated="1023"/>
        </table:table-row>
        <table:table-row table:style-name="ro1">
          <table:table-cell office:value-type="float" office:value="0.124602809562257" calcext:value-type="float">
            <text:p>0.1246028096</text:p>
          </table:table-cell>
          <table:table-cell table:number-columns-repeated="1023"/>
        </table:table-row>
        <table:table-row table:style-name="ro1">
          <table:table-cell office:value-type="float" office:value="0.124295304298046" calcext:value-type="float">
            <text:p>0.1242953043</text:p>
          </table:table-cell>
          <table:table-cell table:number-columns-repeated="1023"/>
        </table:table-row>
        <table:table-row table:style-name="ro1">
          <table:table-cell office:value-type="float" office:value="0.124000400659905" calcext:value-type="float">
            <text:p>0.1240004007</text:p>
          </table:table-cell>
          <table:table-cell table:number-columns-repeated="1023"/>
        </table:table-row>
        <table:table-row table:style-name="ro1">
          <table:table-cell office:value-type="float" office:value="0.123700231137153" calcext:value-type="float">
            <text:p>0.1237002311</text:p>
          </table:table-cell>
          <table:table-cell table:number-columns-repeated="1023"/>
        </table:table-row>
        <table:table-row table:style-name="ro1">
          <table:table-cell office:value-type="float" office:value="0.123414627322577" calcext:value-type="float">
            <text:p>0.1234146273</text:p>
          </table:table-cell>
          <table:table-cell table:number-columns-repeated="1023"/>
        </table:table-row>
        <table:table-row table:style-name="ro1">
          <table:table-cell office:value-type="float" office:value="0.123154403882846" calcext:value-type="float">
            <text:p>0.1231544039</text:p>
          </table:table-cell>
          <table:table-cell table:number-columns-repeated="1023"/>
        </table:table-row>
        <table:table-row table:style-name="ro1">
          <table:table-cell office:value-type="float" office:value="0.122887468671815" calcext:value-type="float">
            <text:p>0.1228874687</text:p>
          </table:table-cell>
          <table:table-cell table:number-columns-repeated="1023"/>
        </table:table-row>
        <table:table-row table:style-name="ro1">
          <table:table-cell office:value-type="float" office:value="0.122638999420119" calcext:value-type="float">
            <text:p>0.1226389994</text:p>
          </table:table-cell>
          <table:table-cell table:number-columns-repeated="1023"/>
        </table:table-row>
        <table:table-row table:style-name="ro1">
          <table:table-cell office:value-type="float" office:value="0.122376621953914" calcext:value-type="float">
            <text:p>0.122376622</text:p>
          </table:table-cell>
          <table:table-cell table:number-columns-repeated="1023"/>
        </table:table-row>
        <table:table-row table:style-name="ro1">
          <table:table-cell office:value-type="float" office:value="0.122147478278491" calcext:value-type="float">
            <text:p>0.1221474783</text:p>
          </table:table-cell>
          <table:table-cell table:number-columns-repeated="1023"/>
        </table:table-row>
        <table:table-row table:style-name="ro1">
          <table:table-cell office:value-type="float" office:value="0.121919368747454" calcext:value-type="float">
            <text:p>0.1219193687</text:p>
          </table:table-cell>
          <table:table-cell table:number-columns-repeated="1023"/>
        </table:table-row>
        <table:table-row table:style-name="ro1">
          <table:table-cell office:value-type="float" office:value="0.121703648096956" calcext:value-type="float">
            <text:p>0.1217036481</text:p>
          </table:table-cell>
          <table:table-cell table:number-columns-repeated="1023"/>
        </table:table-row>
        <table:table-row table:style-name="ro1">
          <table:table-cell office:value-type="float" office:value="0.121483788666312" calcext:value-type="float">
            <text:p>0.1214837887</text:p>
          </table:table-cell>
          <table:table-cell table:number-columns-repeated="1023"/>
        </table:table-row>
        <table:table-row table:style-name="ro1">
          <table:table-cell office:value-type="float" office:value="0.121291016103377" calcext:value-type="float">
            <text:p>0.1212910161</text:p>
          </table:table-cell>
          <table:table-cell table:number-columns-repeated="1023"/>
        </table:table-row>
        <table:table-row table:style-name="ro1">
          <table:table-cell office:value-type="float" office:value="0.12108854968948" calcext:value-type="float">
            <text:p>0.1210885497</text:p>
          </table:table-cell>
          <table:table-cell table:number-columns-repeated="1023"/>
        </table:table-row>
        <table:table-row table:style-name="ro1">
          <table:table-cell office:value-type="float" office:value="0.120902272010893" calcext:value-type="float">
            <text:p>0.120902272</text:p>
          </table:table-cell>
          <table:table-cell table:number-columns-repeated="1023"/>
        </table:table-row>
        <table:table-row table:style-name="ro1">
          <table:table-cell office:value-type="float" office:value="0.120709774091208" calcext:value-type="float">
            <text:p>0.1207097741</text:p>
          </table:table-cell>
          <table:table-cell table:number-columns-repeated="1023"/>
        </table:table-row>
        <table:table-row table:style-name="ro1">
          <table:table-cell office:value-type="float" office:value="0.120525519184576" calcext:value-type="float">
            <text:p>0.1205255192</text:p>
          </table:table-cell>
          <table:table-cell table:number-columns-repeated="1023"/>
        </table:table-row>
        <table:table-row table:style-name="ro1">
          <table:table-cell office:value-type="float" office:value="0.120347493149791" calcext:value-type="float">
            <text:p>0.1203474931</text:p>
          </table:table-cell>
          <table:table-cell table:number-columns-repeated="1023"/>
        </table:table-row>
        <table:table-row table:style-name="ro1">
          <table:table-cell office:value-type="float" office:value="0.12016071294895" calcext:value-type="float">
            <text:p>0.1201607129</text:p>
          </table:table-cell>
          <table:table-cell table:number-columns-repeated="1023"/>
        </table:table-row>
        <table:table-row table:style-name="ro1">
          <table:table-cell office:value-type="float" office:value="0.119983912448756" calcext:value-type="float">
            <text:p>0.1199839124</text:p>
          </table:table-cell>
          <table:table-cell table:number-columns-repeated="1023"/>
        </table:table-row>
        <table:table-row table:style-name="ro1">
          <table:table-cell office:value-type="float" office:value="0.119819444539063" calcext:value-type="float">
            <text:p>0.1198194445</text:p>
          </table:table-cell>
          <table:table-cell table:number-columns-repeated="1023"/>
        </table:table-row>
        <table:table-row table:style-name="ro1">
          <table:table-cell office:value-type="float" office:value="0.119640880399572" calcext:value-type="float">
            <text:p>0.1196408804</text:p>
          </table:table-cell>
          <table:table-cell table:number-columns-repeated="1023"/>
        </table:table-row>
        <table:table-row table:style-name="ro1">
          <table:table-cell office:value-type="float" office:value="0.119483639002931" calcext:value-type="float">
            <text:p>0.119483639</text:p>
          </table:table-cell>
          <table:table-cell table:number-columns-repeated="1023"/>
        </table:table-row>
        <table:table-row table:style-name="ro1">
          <table:table-cell office:value-type="float" office:value="0.119325527907333" calcext:value-type="float">
            <text:p>0.1193255279</text:p>
          </table:table-cell>
          <table:table-cell table:number-columns-repeated="1023"/>
        </table:table-row>
        <table:table-row table:style-name="ro1">
          <table:table-cell office:value-type="float" office:value="0.119190434247405" calcext:value-type="float">
            <text:p>0.1191904342</text:p>
          </table:table-cell>
          <table:table-cell table:number-columns-repeated="1023"/>
        </table:table-row>
        <table:table-row table:style-name="ro1">
          <table:table-cell office:value-type="float" office:value="0.119022656799215" calcext:value-type="float">
            <text:p>0.1190226568</text:p>
          </table:table-cell>
          <table:table-cell table:number-columns-repeated="1023"/>
        </table:table-row>
        <table:table-row table:style-name="ro1">
          <table:table-cell office:value-type="float" office:value="0.118858345434071" calcext:value-type="float">
            <text:p>0.11885834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82" calcext:value-type="float">
            <text:p>25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299538120753867" calcext:value-type="float">
            <text:p>0.2995381208</text:p>
          </table:table-cell>
          <table:table-cell table:number-columns-repeated="1023"/>
        </table:table-row>
        <table:table-row table:style-name="ro1">
          <table:table-cell office:value-type="float" office:value="0.226236926906079" calcext:value-type="float">
            <text:p>0.2262369269</text:p>
          </table:table-cell>
          <table:table-cell table:number-columns-repeated="1023"/>
        </table:table-row>
        <table:table-row table:style-name="ro1">
          <table:table-cell office:value-type="float" office:value="0.197028344066103" calcext:value-type="float">
            <text:p>0.1970283441</text:p>
          </table:table-cell>
          <table:table-cell table:number-columns-repeated="1023"/>
        </table:table-row>
        <table:table-row table:style-name="ro1">
          <table:table-cell office:value-type="float" office:value="0.181175215288148" calcext:value-type="float">
            <text:p>0.1811752153</text:p>
          </table:table-cell>
          <table:table-cell table:number-columns-repeated="1023"/>
        </table:table-row>
        <table:table-row table:style-name="ro1">
          <table:table-cell office:value-type="float" office:value="0.170576520596846" calcext:value-type="float">
            <text:p>0.1705765206</text:p>
          </table:table-cell>
          <table:table-cell table:number-columns-repeated="1023"/>
        </table:table-row>
        <table:table-row table:style-name="ro1">
          <table:table-cell office:value-type="float" office:value="0.162899129787068" calcext:value-type="float">
            <text:p>0.1628991298</text:p>
          </table:table-cell>
          <table:table-cell table:number-columns-repeated="1023"/>
        </table:table-row>
        <table:table-row table:style-name="ro1">
          <table:table-cell office:value-type="float" office:value="0.157133074216321" calcext:value-type="float">
            <text:p>0.1571330742</text:p>
          </table:table-cell>
          <table:table-cell table:number-columns-repeated="1023"/>
        </table:table-row>
        <table:table-row table:style-name="ro1">
          <table:table-cell office:value-type="float" office:value="0.152887558526665" calcext:value-type="float">
            <text:p>0.1528875585</text:p>
          </table:table-cell>
          <table:table-cell table:number-columns-repeated="1023"/>
        </table:table-row>
        <table:table-row table:style-name="ro1">
          <table:table-cell office:value-type="float" office:value="0.149533487404228" calcext:value-type="float">
            <text:p>0.1495334874</text:p>
          </table:table-cell>
          <table:table-cell table:number-columns-repeated="1023"/>
        </table:table-row>
        <table:table-row table:style-name="ro1">
          <table:table-cell office:value-type="float" office:value="0.146850822781603" calcext:value-type="float">
            <text:p>0.1468508228</text:p>
          </table:table-cell>
          <table:table-cell table:number-columns-repeated="1023"/>
        </table:table-row>
        <table:table-row table:style-name="ro1">
          <table:table-cell office:value-type="float" office:value="0.144501692366153" calcext:value-type="float">
            <text:p>0.1445016924</text:p>
          </table:table-cell>
          <table:table-cell table:number-columns-repeated="1023"/>
        </table:table-row>
        <table:table-row table:style-name="ro1">
          <table:table-cell office:value-type="float" office:value="0.142705634731431" calcext:value-type="float">
            <text:p>0.1427056347</text:p>
          </table:table-cell>
          <table:table-cell table:number-columns-repeated="1023"/>
        </table:table-row>
        <table:table-row table:style-name="ro1">
          <table:table-cell office:value-type="float" office:value="0.141084400953759" calcext:value-type="float">
            <text:p>0.141084401</text:p>
          </table:table-cell>
          <table:table-cell table:number-columns-repeated="1023"/>
        </table:table-row>
        <table:table-row table:style-name="ro1">
          <table:table-cell office:value-type="float" office:value="0.139636914083556" calcext:value-type="float">
            <text:p>0.1396369141</text:p>
          </table:table-cell>
          <table:table-cell table:number-columns-repeated="1023"/>
        </table:table-row>
        <table:table-row table:style-name="ro1">
          <table:table-cell office:value-type="float" office:value="0.138239033153944" calcext:value-type="float">
            <text:p>0.1382390332</text:p>
          </table:table-cell>
          <table:table-cell table:number-columns-repeated="1023"/>
        </table:table-row>
        <table:table-row table:style-name="ro1">
          <table:table-cell office:value-type="float" office:value="0.136949269730472" calcext:value-type="float">
            <text:p>0.1369492697</text:p>
          </table:table-cell>
          <table:table-cell table:number-columns-repeated="1023"/>
        </table:table-row>
        <table:table-row table:style-name="ro1">
          <table:table-cell office:value-type="float" office:value="0.135777386942894" calcext:value-type="float">
            <text:p>0.1357773869</text:p>
          </table:table-cell>
          <table:table-cell table:number-columns-repeated="1023"/>
        </table:table-row>
        <table:table-row table:style-name="ro1">
          <table:table-cell office:value-type="float" office:value="0.134704343700003" calcext:value-type="float">
            <text:p>0.1347043437</text:p>
          </table:table-cell>
          <table:table-cell table:number-columns-repeated="1023"/>
        </table:table-row>
        <table:table-row table:style-name="ro1">
          <table:table-cell office:value-type="float" office:value="0.133733836244034" calcext:value-type="float">
            <text:p>0.1337338362</text:p>
          </table:table-cell>
          <table:table-cell table:number-columns-repeated="1023"/>
        </table:table-row>
        <table:table-row table:style-name="ro1">
          <table:table-cell office:value-type="float" office:value="0.132808111714045" calcext:value-type="float">
            <text:p>0.1328081117</text:p>
          </table:table-cell>
          <table:table-cell table:number-columns-repeated="1023"/>
        </table:table-row>
        <table:table-row table:style-name="ro1">
          <table:table-cell office:value-type="float" office:value="0.131936110110348" calcext:value-type="float">
            <text:p>0.1319361101</text:p>
          </table:table-cell>
          <table:table-cell table:number-columns-repeated="1023"/>
        </table:table-row>
        <table:table-row table:style-name="ro1">
          <table:table-cell office:value-type="float" office:value="0.131137465212685" calcext:value-type="float">
            <text:p>0.1311374652</text:p>
          </table:table-cell>
          <table:table-cell table:number-columns-repeated="1023"/>
        </table:table-row>
        <table:table-row table:style-name="ro1">
          <table:table-cell office:value-type="float" office:value="0.130396022734056" calcext:value-type="float">
            <text:p>0.1303960227</text:p>
          </table:table-cell>
          <table:table-cell table:number-columns-repeated="1023"/>
        </table:table-row>
        <table:table-row table:style-name="ro1">
          <table:table-cell office:value-type="float" office:value="0.129670605264674" calcext:value-type="float">
            <text:p>0.1296706053</text:p>
          </table:table-cell>
          <table:table-cell table:number-columns-repeated="1023"/>
        </table:table-row>
        <table:table-row table:style-name="ro1">
          <table:table-cell office:value-type="float" office:value="0.129014414566306" calcext:value-type="float">
            <text:p>0.1290144146</text:p>
          </table:table-cell>
          <table:table-cell table:number-columns-repeated="1023"/>
        </table:table-row>
        <table:table-row table:style-name="ro1">
          <table:table-cell office:value-type="float" office:value="0.12838897096901" calcext:value-type="float">
            <text:p>0.128388971</text:p>
          </table:table-cell>
          <table:table-cell table:number-columns-repeated="1023"/>
        </table:table-row>
        <table:table-row table:style-name="ro1">
          <table:table-cell office:value-type="float" office:value="0.12781076933286" calcext:value-type="float">
            <text:p>0.1278107693</text:p>
          </table:table-cell>
          <table:table-cell table:number-columns-repeated="1023"/>
        </table:table-row>
        <table:table-row table:style-name="ro1">
          <table:table-cell office:value-type="float" office:value="0.12728291032226" calcext:value-type="float">
            <text:p>0.1272829103</text:p>
          </table:table-cell>
          <table:table-cell table:number-columns-repeated="1023"/>
        </table:table-row>
        <table:table-row table:style-name="ro1">
          <table:table-cell office:value-type="float" office:value="0.126821881265731" calcext:value-type="float">
            <text:p>0.1268218813</text:p>
          </table:table-cell>
          <table:table-cell table:number-columns-repeated="1023"/>
        </table:table-row>
        <table:table-row table:style-name="ro1">
          <table:table-cell office:value-type="float" office:value="0.126367856057513" calcext:value-type="float">
            <text:p>0.1263678561</text:p>
          </table:table-cell>
          <table:table-cell table:number-columns-repeated="1023"/>
        </table:table-row>
        <table:table-row table:style-name="ro1">
          <table:table-cell office:value-type="float" office:value="0.125870893035948" calcext:value-type="float">
            <text:p>0.125870893</text:p>
          </table:table-cell>
          <table:table-cell table:number-columns-repeated="1023"/>
        </table:table-row>
        <table:table-row table:style-name="ro1">
          <table:table-cell office:value-type="float" office:value="0.125449874275561" calcext:value-type="float">
            <text:p>0.1254498743</text:p>
          </table:table-cell>
          <table:table-cell table:number-columns-repeated="1023"/>
        </table:table-row>
        <table:table-row table:style-name="ro1">
          <table:table-cell office:value-type="float" office:value="0.125031901632877" calcext:value-type="float">
            <text:p>0.1250319016</text:p>
          </table:table-cell>
          <table:table-cell table:number-columns-repeated="1023"/>
        </table:table-row>
        <table:table-row table:style-name="ro1">
          <table:table-cell office:value-type="float" office:value="0.124643580090675" calcext:value-type="float">
            <text:p>0.1246435801</text:p>
          </table:table-cell>
          <table:table-cell table:number-columns-repeated="1023"/>
        </table:table-row>
        <table:table-row table:style-name="ro1">
          <table:table-cell office:value-type="float" office:value="0.124280249891348" calcext:value-type="float">
            <text:p>0.1242802499</text:p>
          </table:table-cell>
          <table:table-cell table:number-columns-repeated="1023"/>
        </table:table-row>
        <table:table-row table:style-name="ro1">
          <table:table-cell office:value-type="float" office:value="0.123902713287593" calcext:value-type="float">
            <text:p>0.1239027133</text:p>
          </table:table-cell>
          <table:table-cell table:number-columns-repeated="1023"/>
        </table:table-row>
        <table:table-row table:style-name="ro1">
          <table:table-cell office:value-type="float" office:value="0.123532595725681" calcext:value-type="float">
            <text:p>0.1235325957</text:p>
          </table:table-cell>
          <table:table-cell table:number-columns-repeated="1023"/>
        </table:table-row>
        <table:table-row table:style-name="ro1">
          <table:table-cell office:value-type="float" office:value="0.123175771815251" calcext:value-type="float">
            <text:p>0.1231757718</text:p>
          </table:table-cell>
          <table:table-cell table:number-columns-repeated="1023"/>
        </table:table-row>
        <table:table-row table:style-name="ro1">
          <table:table-cell office:value-type="float" office:value="0.12287620728092" calcext:value-type="float">
            <text:p>0.1228762073</text:p>
          </table:table-cell>
          <table:table-cell table:number-columns-repeated="1023"/>
        </table:table-row>
        <table:table-row table:style-name="ro1">
          <table:table-cell office:value-type="float" office:value="0.122539856550213" calcext:value-type="float">
            <text:p>0.1225398566</text:p>
          </table:table-cell>
          <table:table-cell table:number-columns-repeated="1023"/>
        </table:table-row>
        <table:table-row table:style-name="ro1">
          <table:table-cell office:value-type="float" office:value="0.122221247430303" calcext:value-type="float">
            <text:p>0.1222212474</text:p>
          </table:table-cell>
          <table:table-cell table:number-columns-repeated="1023"/>
        </table:table-row>
        <table:table-row table:style-name="ro1">
          <table:table-cell office:value-type="float" office:value="0.121905809477622" calcext:value-type="float">
            <text:p>0.1219058095</text:p>
          </table:table-cell>
          <table:table-cell table:number-columns-repeated="1023"/>
        </table:table-row>
        <table:table-row table:style-name="ro1">
          <table:table-cell office:value-type="float" office:value="0.121606756499632" calcext:value-type="float">
            <text:p>0.1216067565</text:p>
          </table:table-cell>
          <table:table-cell table:number-columns-repeated="1023"/>
        </table:table-row>
        <table:table-row table:style-name="ro1">
          <table:table-cell office:value-type="float" office:value="0.121318448303814" calcext:value-type="float">
            <text:p>0.1213184483</text:p>
          </table:table-cell>
          <table:table-cell table:number-columns-repeated="1023"/>
        </table:table-row>
        <table:table-row table:style-name="ro1">
          <table:table-cell office:value-type="float" office:value="0.121062371762474" calcext:value-type="float">
            <text:p>0.1210623718</text:p>
          </table:table-cell>
          <table:table-cell table:number-columns-repeated="1023"/>
        </table:table-row>
        <table:table-row table:style-name="ro1">
          <table:table-cell office:value-type="float" office:value="0.120783767123826" calcext:value-type="float">
            <text:p>0.1207837671</text:p>
          </table:table-cell>
          <table:table-cell table:number-columns-repeated="1023"/>
        </table:table-row>
        <table:table-row table:style-name="ro1">
          <table:table-cell office:value-type="float" office:value="0.120510703432802" calcext:value-type="float">
            <text:p>0.1205107034</text:p>
          </table:table-cell>
          <table:table-cell table:number-columns-repeated="1023"/>
        </table:table-row>
        <table:table-row table:style-name="ro1">
          <table:table-cell office:value-type="float" office:value="0.120245568880413" calcext:value-type="float">
            <text:p>0.1202455689</text:p>
          </table:table-cell>
          <table:table-cell table:number-columns-repeated="1023"/>
        </table:table-row>
        <table:table-row table:style-name="ro1">
          <table:table-cell office:value-type="float" office:value="0.119981857325993" calcext:value-type="float">
            <text:p>0.1199818573</text:p>
          </table:table-cell>
          <table:table-cell table:number-columns-repeated="1023"/>
        </table:table-row>
        <table:table-row table:style-name="ro1">
          <table:table-cell office:value-type="float" office:value="0.119727870793859" calcext:value-type="float">
            <text:p>0.1197278708</text:p>
          </table:table-cell>
          <table:table-cell table:number-columns-repeated="1023"/>
        </table:table-row>
        <table:table-row table:style-name="ro1">
          <table:table-cell office:value-type="float" office:value="0.119474017842239" calcext:value-type="float">
            <text:p>0.1194740178</text:p>
          </table:table-cell>
          <table:table-cell table:number-columns-repeated="1023"/>
        </table:table-row>
        <table:table-row table:style-name="ro1">
          <table:table-cell office:value-type="float" office:value="0.11923273949128" calcext:value-type="float">
            <text:p>0.1192327395</text:p>
          </table:table-cell>
          <table:table-cell table:number-columns-repeated="1023"/>
        </table:table-row>
        <table:table-row table:style-name="ro1">
          <table:table-cell office:value-type="float" office:value="0.118996688028221" calcext:value-type="float">
            <text:p>0.118996688</text:p>
          </table:table-cell>
          <table:table-cell table:number-columns-repeated="1023"/>
        </table:table-row>
        <table:table-row table:style-name="ro1">
          <table:table-cell office:value-type="float" office:value="0.118769598979056" calcext:value-type="float">
            <text:p>0.118769599</text:p>
          </table:table-cell>
          <table:table-cell table:number-columns-repeated="1023"/>
        </table:table-row>
        <table:table-row table:style-name="ro1">
          <table:table-cell office:value-type="float" office:value="0.118550845269102" calcext:value-type="float">
            <text:p>0.1185508453</text:p>
          </table:table-cell>
          <table:table-cell table:number-columns-repeated="1023"/>
        </table:table-row>
        <table:table-row table:style-name="ro1">
          <table:table-cell office:value-type="float" office:value="0.11834056061389" calcext:value-type="float">
            <text:p>0.1183405606</text:p>
          </table:table-cell>
          <table:table-cell table:number-columns-repeated="1023"/>
        </table:table-row>
        <table:table-row table:style-name="ro1">
          <table:table-cell office:value-type="float" office:value="0.118135461591773" calcext:value-type="float">
            <text:p>0.1181354616</text:p>
          </table:table-cell>
          <table:table-cell table:number-columns-repeated="1023"/>
        </table:table-row>
        <table:table-row table:style-name="ro1">
          <table:table-cell office:value-type="float" office:value="0.117949289018786" calcext:value-type="float">
            <text:p>0.117949289</text:p>
          </table:table-cell>
          <table:table-cell table:number-columns-repeated="1023"/>
        </table:table-row>
        <table:table-row table:style-name="ro1">
          <table:table-cell office:value-type="float" office:value="0.117763948282471" calcext:value-type="float">
            <text:p>0.1177639483</text:p>
          </table:table-cell>
          <table:table-cell table:number-columns-repeated="1023"/>
        </table:table-row>
        <table:table-row table:style-name="ro1">
          <table:table-cell office:value-type="float" office:value="0.117584515871109" calcext:value-type="float">
            <text:p>0.11758451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16" calcext:value-type="float">
            <text:p>28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238910146315968" calcext:value-type="float">
            <text:p>0.2389101463</text:p>
          </table:table-cell>
          <table:table-cell table:number-columns-repeated="1023"/>
        </table:table-row>
        <table:table-row table:style-name="ro1">
          <table:table-cell office:value-type="float" office:value="0.192265148711754" calcext:value-type="float">
            <text:p>0.1922651487</text:p>
          </table:table-cell>
          <table:table-cell table:number-columns-repeated="1023"/>
        </table:table-row>
        <table:table-row table:style-name="ro1">
          <table:table-cell office:value-type="float" office:value="0.175436192877514" calcext:value-type="float">
            <text:p>0.1754361929</text:p>
          </table:table-cell>
          <table:table-cell table:number-columns-repeated="1023"/>
        </table:table-row>
        <table:table-row table:style-name="ro1">
          <table:table-cell office:value-type="float" office:value="0.164995447189678" calcext:value-type="float">
            <text:p>0.1649954472</text:p>
          </table:table-cell>
          <table:table-cell table:number-columns-repeated="1023"/>
        </table:table-row>
        <table:table-row table:style-name="ro1">
          <table:table-cell office:value-type="float" office:value="0.15775017178454" calcext:value-type="float">
            <text:p>0.1577501718</text:p>
          </table:table-cell>
          <table:table-cell table:number-columns-repeated="1023"/>
        </table:table-row>
        <table:table-row table:style-name="ro1">
          <table:table-cell office:value-type="float" office:value="0.152504550487663" calcext:value-type="float">
            <text:p>0.1525045505</text:p>
          </table:table-cell>
          <table:table-cell table:number-columns-repeated="1023"/>
        </table:table-row>
        <table:table-row table:style-name="ro1">
          <table:table-cell office:value-type="float" office:value="0.14893997937741" calcext:value-type="float">
            <text:p>0.1489399794</text:p>
          </table:table-cell>
          <table:table-cell table:number-columns-repeated="1023"/>
        </table:table-row>
        <table:table-row table:style-name="ro1">
          <table:table-cell office:value-type="float" office:value="0.145991168190942" calcext:value-type="float">
            <text:p>0.1459911682</text:p>
          </table:table-cell>
          <table:table-cell table:number-columns-repeated="1023"/>
        </table:table-row>
        <table:table-row table:style-name="ro1">
          <table:table-cell office:value-type="float" office:value="0.143706693612143" calcext:value-type="float">
            <text:p>0.1437066936</text:p>
          </table:table-cell>
          <table:table-cell table:number-columns-repeated="1023"/>
        </table:table-row>
        <table:table-row table:style-name="ro1">
          <table:table-cell office:value-type="float" office:value="0.141546642793772" calcext:value-type="float">
            <text:p>0.1415466428</text:p>
          </table:table-cell>
          <table:table-cell table:number-columns-repeated="1023"/>
        </table:table-row>
        <table:table-row table:style-name="ro1">
          <table:table-cell office:value-type="float" office:value="0.139689839985753" calcext:value-type="float">
            <text:p>0.13968984</text:p>
          </table:table-cell>
          <table:table-cell table:number-columns-repeated="1023"/>
        </table:table-row>
        <table:table-row table:style-name="ro1">
          <table:table-cell office:value-type="float" office:value="0.138061757298045" calcext:value-type="float">
            <text:p>0.1380617573</text:p>
          </table:table-cell>
          <table:table-cell table:number-columns-repeated="1023"/>
        </table:table-row>
        <table:table-row table:style-name="ro1">
          <table:table-cell office:value-type="float" office:value="0.136510626999007" calcext:value-type="float">
            <text:p>0.136510627</text:p>
          </table:table-cell>
          <table:table-cell table:number-columns-repeated="1023"/>
        </table:table-row>
        <table:table-row table:style-name="ro1">
          <table:table-cell office:value-type="float" office:value="0.135090657517853" calcext:value-type="float">
            <text:p>0.1350906575</text:p>
          </table:table-cell>
          <table:table-cell table:number-columns-repeated="1023"/>
        </table:table-row>
        <table:table-row table:style-name="ro1">
          <table:table-cell office:value-type="float" office:value="0.133860807564126" calcext:value-type="float">
            <text:p>0.1338608076</text:p>
          </table:table-cell>
          <table:table-cell table:number-columns-repeated="1023"/>
        </table:table-row>
        <table:table-row table:style-name="ro1">
          <table:table-cell office:value-type="float" office:value="0.132664003600724" calcext:value-type="float">
            <text:p>0.1326640036</text:p>
          </table:table-cell>
          <table:table-cell table:number-columns-repeated="1023"/>
        </table:table-row>
        <table:table-row table:style-name="ro1">
          <table:table-cell office:value-type="float" office:value="0.131626306383914" calcext:value-type="float">
            <text:p>0.1316263064</text:p>
          </table:table-cell>
          <table:table-cell table:number-columns-repeated="1023"/>
        </table:table-row>
        <table:table-row table:style-name="ro1">
          <table:table-cell office:value-type="float" office:value="0.130675149550252" calcext:value-type="float">
            <text:p>0.1306751496</text:p>
          </table:table-cell>
          <table:table-cell table:number-columns-repeated="1023"/>
        </table:table-row>
        <table:table-row table:style-name="ro1">
          <table:table-cell office:value-type="float" office:value="0.129788835910385" calcext:value-type="float">
            <text:p>0.1297888359</text:p>
          </table:table-cell>
          <table:table-cell table:number-columns-repeated="1023"/>
        </table:table-row>
        <table:table-row table:style-name="ro1">
          <table:table-cell office:value-type="float" office:value="0.128986488148599" calcext:value-type="float">
            <text:p>0.1289864881</text:p>
          </table:table-cell>
          <table:table-cell table:number-columns-repeated="1023"/>
        </table:table-row>
        <table:table-row table:style-name="ro1">
          <table:table-cell office:value-type="float" office:value="0.12821360691739" calcext:value-type="float">
            <text:p>0.1282136069</text:p>
          </table:table-cell>
          <table:table-cell table:number-columns-repeated="1023"/>
        </table:table-row>
        <table:table-row table:style-name="ro1">
          <table:table-cell office:value-type="float" office:value="0.127546967557282" calcext:value-type="float">
            <text:p>0.1275469676</text:p>
          </table:table-cell>
          <table:table-cell table:number-columns-repeated="1023"/>
        </table:table-row>
        <table:table-row table:style-name="ro1">
          <table:table-cell office:value-type="float" office:value="0.126925433016487" calcext:value-type="float">
            <text:p>0.126925433</text:p>
          </table:table-cell>
          <table:table-cell table:number-columns-repeated="1023"/>
        </table:table-row>
        <table:table-row table:style-name="ro1">
          <table:table-cell office:value-type="float" office:value="0.126357277864233" calcext:value-type="float">
            <text:p>0.1263572779</text:p>
          </table:table-cell>
          <table:table-cell table:number-columns-repeated="1023"/>
        </table:table-row>
        <table:table-row table:style-name="ro1">
          <table:table-cell office:value-type="float" office:value="0.125745477491869" calcext:value-type="float">
            <text:p>0.1257454775</text:p>
          </table:table-cell>
          <table:table-cell table:number-columns-repeated="1023"/>
        </table:table-row>
        <table:table-row table:style-name="ro1">
          <table:table-cell office:value-type="float" office:value="0.12525750411332" calcext:value-type="float">
            <text:p>0.1252575041</text:p>
          </table:table-cell>
          <table:table-cell table:number-columns-repeated="1023"/>
        </table:table-row>
        <table:table-row table:style-name="ro1">
          <table:table-cell office:value-type="float" office:value="0.12469486849389" calcext:value-type="float">
            <text:p>0.1246948685</text:p>
          </table:table-cell>
          <table:table-cell table:number-columns-repeated="1023"/>
        </table:table-row>
        <table:table-row table:style-name="ro1">
          <table:table-cell office:value-type="float" office:value="0.124183671534999" calcext:value-type="float">
            <text:p>0.1241836715</text:p>
          </table:table-cell>
          <table:table-cell table:number-columns-repeated="1023"/>
        </table:table-row>
        <table:table-row table:style-name="ro1">
          <table:table-cell office:value-type="float" office:value="0.123684823805244" calcext:value-type="float">
            <text:p>0.1236848238</text:p>
          </table:table-cell>
          <table:table-cell table:number-columns-repeated="1023"/>
        </table:table-row>
        <table:table-row table:style-name="ro1">
          <table:table-cell office:value-type="float" office:value="0.123213137199583" calcext:value-type="float">
            <text:p>0.1232131372</text:p>
          </table:table-cell>
          <table:table-cell table:number-columns-repeated="1023"/>
        </table:table-row>
        <table:table-row table:style-name="ro1">
          <table:table-cell office:value-type="float" office:value="0.122771615584414" calcext:value-type="float">
            <text:p>0.1227716156</text:p>
          </table:table-cell>
          <table:table-cell table:number-columns-repeated="1023"/>
        </table:table-row>
        <table:table-row table:style-name="ro1">
          <table:table-cell office:value-type="float" office:value="0.12234713659532" calcext:value-type="float">
            <text:p>0.1223471366</text:p>
          </table:table-cell>
          <table:table-cell table:number-columns-repeated="1023"/>
        </table:table-row>
        <table:table-row table:style-name="ro1">
          <table:table-cell office:value-type="float" office:value="0.121948656099944" calcext:value-type="float">
            <text:p>0.1219486561</text:p>
          </table:table-cell>
          <table:table-cell table:number-columns-repeated="1023"/>
        </table:table-row>
        <table:table-row table:style-name="ro1">
          <table:table-cell office:value-type="float" office:value="0.121566083761268" calcext:value-type="float">
            <text:p>0.1215660838</text:p>
          </table:table-cell>
          <table:table-cell table:number-columns-repeated="1023"/>
        </table:table-row>
        <table:table-row table:style-name="ro1">
          <table:table-cell office:value-type="float" office:value="0.12121257966241" calcext:value-type="float">
            <text:p>0.1212125797</text:p>
          </table:table-cell>
          <table:table-cell table:number-columns-repeated="1023"/>
        </table:table-row>
        <table:table-row table:style-name="ro1">
          <table:table-cell office:value-type="float" office:value="0.120875303312368" calcext:value-type="float">
            <text:p>0.1208753033</text:p>
          </table:table-cell>
          <table:table-cell table:number-columns-repeated="1023"/>
        </table:table-row>
        <table:table-row table:style-name="ro1">
          <table:table-cell office:value-type="float" office:value="0.120533950633023" calcext:value-type="float">
            <text:p>0.1205339506</text:p>
          </table:table-cell>
          <table:table-cell table:number-columns-repeated="1023"/>
        </table:table-row>
        <table:table-row table:style-name="ro1">
          <table:table-cell office:value-type="float" office:value="0.120206412423091" calcext:value-type="float">
            <text:p>0.1202064124</text:p>
          </table:table-cell>
          <table:table-cell table:number-columns-repeated="1023"/>
        </table:table-row>
        <table:table-row table:style-name="ro1">
          <table:table-cell office:value-type="float" office:value="0.119900156436372" calcext:value-type="float">
            <text:p>0.1199001564</text:p>
          </table:table-cell>
          <table:table-cell table:number-columns-repeated="1023"/>
        </table:table-row>
        <table:table-row table:style-name="ro1">
          <table:table-cell office:value-type="float" office:value="0.119595992470559" calcext:value-type="float">
            <text:p>0.1195959925</text:p>
          </table:table-cell>
          <table:table-cell table:number-columns-repeated="1023"/>
        </table:table-row>
        <table:table-row table:style-name="ro1">
          <table:table-cell office:value-type="float" office:value="0.119298208882504" calcext:value-type="float">
            <text:p>0.1192982089</text:p>
          </table:table-cell>
          <table:table-cell table:number-columns-repeated="1023"/>
        </table:table-row>
        <table:table-row table:style-name="ro1">
          <table:table-cell office:value-type="float" office:value="0.119017327710006" calcext:value-type="float">
            <text:p>0.1190173277</text:p>
          </table:table-cell>
          <table:table-cell table:number-columns-repeated="1023"/>
        </table:table-row>
        <table:table-row table:style-name="ro1">
          <table:table-cell office:value-type="float" office:value="0.118733303664121" calcext:value-type="float">
            <text:p>0.1187333037</text:p>
          </table:table-cell>
          <table:table-cell table:number-columns-repeated="1023"/>
        </table:table-row>
        <table:table-row table:style-name="ro1">
          <table:table-cell office:value-type="float" office:value="0.118466278435553" calcext:value-type="float">
            <text:p>0.1184662784</text:p>
          </table:table-cell>
          <table:table-cell table:number-columns-repeated="1023"/>
        </table:table-row>
        <table:table-row table:style-name="ro1">
          <table:table-cell office:value-type="float" office:value="0.118197666864153" calcext:value-type="float">
            <text:p>0.1181976669</text:p>
          </table:table-cell>
          <table:table-cell table:number-columns-repeated="1023"/>
        </table:table-row>
        <table:table-row table:style-name="ro1">
          <table:table-cell office:value-type="float" office:value="0.117933813345082" calcext:value-type="float">
            <text:p>0.1179338133</text:p>
          </table:table-cell>
          <table:table-cell table:number-columns-repeated="1023"/>
        </table:table-row>
        <table:table-row table:style-name="ro1">
          <table:table-cell office:value-type="float" office:value="0.117677923529087" calcext:value-type="float">
            <text:p>0.1176779235</text:p>
          </table:table-cell>
          <table:table-cell table:number-columns-repeated="1023"/>
        </table:table-row>
        <table:table-row table:style-name="ro1">
          <table:table-cell office:value-type="float" office:value="0.11742942008183" calcext:value-type="float">
            <text:p>0.1174294201</text:p>
          </table:table-cell>
          <table:table-cell table:number-columns-repeated="1023"/>
        </table:table-row>
        <table:table-row table:style-name="ro1">
          <table:table-cell office:value-type="float" office:value="0.117180926875532" calcext:value-type="float">
            <text:p>0.1171809269</text:p>
          </table:table-cell>
          <table:table-cell table:number-columns-repeated="1023"/>
        </table:table-row>
        <table:table-row table:style-name="ro1">
          <table:table-cell office:value-type="float" office:value="0.116944464264678" calcext:value-type="float">
            <text:p>0.1169444643</text:p>
          </table:table-cell>
          <table:table-cell table:number-columns-repeated="1023"/>
        </table:table-row>
        <table:table-row table:style-name="ro1">
          <table:table-cell office:value-type="float" office:value="0.116712826637641" calcext:value-type="float">
            <text:p>0.1167128266</text:p>
          </table:table-cell>
          <table:table-cell table:number-columns-repeated="1023"/>
        </table:table-row>
        <table:table-row table:style-name="ro1">
          <table:table-cell office:value-type="float" office:value="0.116489639920343" calcext:value-type="float">
            <text:p>0.1164896399</text:p>
          </table:table-cell>
          <table:table-cell table:number-columns-repeated="1023"/>
        </table:table-row>
        <table:table-row table:style-name="ro1">
          <table:table-cell office:value-type="float" office:value="0.116269480283456" calcext:value-type="float">
            <text:p>0.1162694803</text:p>
          </table:table-cell>
          <table:table-cell table:number-columns-repeated="1023"/>
        </table:table-row>
        <table:table-row table:style-name="ro1">
          <table:table-cell office:value-type="float" office:value="0.116053651016596" calcext:value-type="float">
            <text:p>0.116053651</text:p>
          </table:table-cell>
          <table:table-cell table:number-columns-repeated="1023"/>
        </table:table-row>
        <table:table-row table:style-name="ro1">
          <table:table-cell office:value-type="float" office:value="0.115849146912394" calcext:value-type="float">
            <text:p>0.1158491469</text:p>
          </table:table-cell>
          <table:table-cell table:number-columns-repeated="1023"/>
        </table:table-row>
        <table:table-row table:style-name="ro1">
          <table:table-cell office:value-type="float" office:value="0.115653043327157" calcext:value-type="float">
            <text:p>0.1156530433</text:p>
          </table:table-cell>
          <table:table-cell table:number-columns-repeated="1023"/>
        </table:table-row>
        <table:table-row table:style-name="ro1">
          <table:table-cell office:value-type="float" office:value="0.115454222902214" calcext:value-type="float">
            <text:p>0.1154542229</text:p>
          </table:table-cell>
          <table:table-cell table:number-columns-repeated="1023"/>
        </table:table-row>
        <table:table-row table:style-name="ro1">
          <table:table-cell office:value-type="float" office:value="0.115262428331643" calcext:value-type="float">
            <text:p>0.1152624283</text:p>
          </table:table-cell>
          <table:table-cell table:number-columns-repeated="1023"/>
        </table:table-row>
        <table:table-row table:style-name="ro1">
          <table:table-cell office:value-type="float" office:value="0.115095260542163" calcext:value-type="float">
            <text:p>0.1150952605</text:p>
          </table:table-cell>
          <table:table-cell table:number-columns-repeated="1023"/>
        </table:table-row>
        <table:table-row table:style-name="ro1">
          <table:table-cell office:value-type="float" office:value="0.114909733395852" calcext:value-type="float">
            <text:p>0.1149097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41" calcext:value-type="float">
            <text:p>28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23399214028629" calcext:value-type="float">
            <text:p>0.2339921403</text:p>
          </table:table-cell>
          <table:table-cell table:number-columns-repeated="1023"/>
        </table:table-row>
        <table:table-row table:style-name="ro1">
          <table:table-cell office:value-type="float" office:value="0.192133961538509" calcext:value-type="float">
            <text:p>0.1921339615</text:p>
          </table:table-cell>
          <table:table-cell table:number-columns-repeated="1023"/>
        </table:table-row>
        <table:table-row table:style-name="ro1">
          <table:table-cell office:value-type="float" office:value="0.175413615718509" calcext:value-type="float">
            <text:p>0.1754136157</text:p>
          </table:table-cell>
          <table:table-cell table:number-columns-repeated="1023"/>
        </table:table-row>
        <table:table-row table:style-name="ro1">
          <table:table-cell office:value-type="float" office:value="0.165463279708346" calcext:value-type="float">
            <text:p>0.1654632797</text:p>
          </table:table-cell>
          <table:table-cell table:number-columns-repeated="1023"/>
        </table:table-row>
        <table:table-row table:style-name="ro1">
          <table:table-cell office:value-type="float" office:value="0.158852948407502" calcext:value-type="float">
            <text:p>0.1588529484</text:p>
          </table:table-cell>
          <table:table-cell table:number-columns-repeated="1023"/>
        </table:table-row>
        <table:table-row table:style-name="ro1">
          <table:table-cell office:value-type="float" office:value="0.15403367779012" calcext:value-type="float">
            <text:p>0.1540336778</text:p>
          </table:table-cell>
          <table:table-cell table:number-columns-repeated="1023"/>
        </table:table-row>
        <table:table-row table:style-name="ro1">
          <table:table-cell office:value-type="float" office:value="0.150142965796048" calcext:value-type="float">
            <text:p>0.1501429658</text:p>
          </table:table-cell>
          <table:table-cell table:number-columns-repeated="1023"/>
        </table:table-row>
        <table:table-row table:style-name="ro1">
          <table:table-cell office:value-type="float" office:value="0.146975486000733" calcext:value-type="float">
            <text:p>0.146975486</text:p>
          </table:table-cell>
          <table:table-cell table:number-columns-repeated="1023"/>
        </table:table-row>
        <table:table-row table:style-name="ro1">
          <table:table-cell office:value-type="float" office:value="0.144424130126625" calcext:value-type="float">
            <text:p>0.1444241301</text:p>
          </table:table-cell>
          <table:table-cell table:number-columns-repeated="1023"/>
        </table:table-row>
        <table:table-row table:style-name="ro1">
          <table:table-cell office:value-type="float" office:value="0.142225600416188" calcext:value-type="float">
            <text:p>0.1422256004</text:p>
          </table:table-cell>
          <table:table-cell table:number-columns-repeated="1023"/>
        </table:table-row>
        <table:table-row table:style-name="ro1">
          <table:table-cell office:value-type="float" office:value="0.140402723465705" calcext:value-type="float">
            <text:p>0.1404027235</text:p>
          </table:table-cell>
          <table:table-cell table:number-columns-repeated="1023"/>
        </table:table-row>
        <table:table-row table:style-name="ro1">
          <table:table-cell office:value-type="float" office:value="0.138762064152417" calcext:value-type="float">
            <text:p>0.1387620642</text:p>
          </table:table-cell>
          <table:table-cell table:number-columns-repeated="1023"/>
        </table:table-row>
        <table:table-row table:style-name="ro1">
          <table:table-cell office:value-type="float" office:value="0.137288955308743" calcext:value-type="float">
            <text:p>0.1372889553</text:p>
          </table:table-cell>
          <table:table-cell table:number-columns-repeated="1023"/>
        </table:table-row>
        <table:table-row table:style-name="ro1">
          <table:table-cell office:value-type="float" office:value="0.13609064231285" calcext:value-type="float">
            <text:p>0.1360906423</text:p>
          </table:table-cell>
          <table:table-cell table:number-columns-repeated="1023"/>
        </table:table-row>
        <table:table-row table:style-name="ro1">
          <table:table-cell office:value-type="float" office:value="0.134927265024531" calcext:value-type="float">
            <text:p>0.134927265</text:p>
          </table:table-cell>
          <table:table-cell table:number-columns-repeated="1023"/>
        </table:table-row>
        <table:table-row table:style-name="ro1">
          <table:table-cell office:value-type="float" office:value="0.133882522875105" calcext:value-type="float">
            <text:p>0.1338825229</text:p>
          </table:table-cell>
          <table:table-cell table:number-columns-repeated="1023"/>
        </table:table-row>
        <table:table-row table:style-name="ro1">
          <table:table-cell office:value-type="float" office:value="0.132935352776156" calcext:value-type="float">
            <text:p>0.1329353528</text:p>
          </table:table-cell>
          <table:table-cell table:number-columns-repeated="1023"/>
        </table:table-row>
        <table:table-row table:style-name="ro1">
          <table:table-cell office:value-type="float" office:value="0.132108634906844" calcext:value-type="float">
            <text:p>0.1321086349</text:p>
          </table:table-cell>
          <table:table-cell table:number-columns-repeated="1023"/>
        </table:table-row>
        <table:table-row table:style-name="ro1">
          <table:table-cell office:value-type="float" office:value="0.13133236528156" calcext:value-type="float">
            <text:p>0.1313323653</text:p>
          </table:table-cell>
          <table:table-cell table:number-columns-repeated="1023"/>
        </table:table-row>
        <table:table-row table:style-name="ro1">
          <table:table-cell office:value-type="float" office:value="0.13065127523418" calcext:value-type="float">
            <text:p>0.1306512752</text:p>
          </table:table-cell>
          <table:table-cell table:number-columns-repeated="1023"/>
        </table:table-row>
        <table:table-row table:style-name="ro1">
          <table:table-cell office:value-type="float" office:value="0.129971031883165" calcext:value-type="float">
            <text:p>0.1299710319</text:p>
          </table:table-cell>
          <table:table-cell table:number-columns-repeated="1023"/>
        </table:table-row>
        <table:table-row table:style-name="ro1">
          <table:table-cell office:value-type="float" office:value="0.129343773299312" calcext:value-type="float">
            <text:p>0.1293437733</text:p>
          </table:table-cell>
          <table:table-cell table:number-columns-repeated="1023"/>
        </table:table-row>
        <table:table-row table:style-name="ro1">
          <table:table-cell office:value-type="float" office:value="0.128767005142349" calcext:value-type="float">
            <text:p>0.1287670051</text:p>
          </table:table-cell>
          <table:table-cell table:number-columns-repeated="1023"/>
        </table:table-row>
        <table:table-row table:style-name="ro1">
          <table:table-cell office:value-type="float" office:value="0.128224599419802" calcext:value-type="float">
            <text:p>0.1282245994</text:p>
          </table:table-cell>
          <table:table-cell table:number-columns-repeated="1023"/>
        </table:table-row>
        <table:table-row table:style-name="ro1">
          <table:table-cell office:value-type="float" office:value="0.127767896666032" calcext:value-type="float">
            <text:p>0.1277678967</text:p>
          </table:table-cell>
          <table:table-cell table:number-columns-repeated="1023"/>
        </table:table-row>
        <table:table-row table:style-name="ro1">
          <table:table-cell office:value-type="float" office:value="0.12730199179457" calcext:value-type="float">
            <text:p>0.1273019918</text:p>
          </table:table-cell>
          <table:table-cell table:number-columns-repeated="1023"/>
        </table:table-row>
        <table:table-row table:style-name="ro1">
          <table:table-cell office:value-type="float" office:value="0.126845803024198" calcext:value-type="float">
            <text:p>0.126845803</text:p>
          </table:table-cell>
          <table:table-cell table:number-columns-repeated="1023"/>
        </table:table-row>
        <table:table-row table:style-name="ro1">
          <table:table-cell office:value-type="float" office:value="0.12641641906423" calcext:value-type="float">
            <text:p>0.1264164191</text:p>
          </table:table-cell>
          <table:table-cell table:number-columns-repeated="1023"/>
        </table:table-row>
        <table:table-row table:style-name="ro1">
          <table:table-cell office:value-type="float" office:value="0.126001823890909" calcext:value-type="float">
            <text:p>0.1260018239</text:p>
          </table:table-cell>
          <table:table-cell table:number-columns-repeated="1023"/>
        </table:table-row>
        <table:table-row table:style-name="ro1">
          <table:table-cell office:value-type="float" office:value="0.12560216465464" calcext:value-type="float">
            <text:p>0.1256021647</text:p>
          </table:table-cell>
          <table:table-cell table:number-columns-repeated="1023"/>
        </table:table-row>
        <table:table-row table:style-name="ro1">
          <table:table-cell office:value-type="float" office:value="0.125242372793981" calcext:value-type="float">
            <text:p>0.1252423728</text:p>
          </table:table-cell>
          <table:table-cell table:number-columns-repeated="1023"/>
        </table:table-row>
        <table:table-row table:style-name="ro1">
          <table:table-cell office:value-type="float" office:value="0.12489245492244" calcext:value-type="float">
            <text:p>0.1248924549</text:p>
          </table:table-cell>
          <table:table-cell table:number-columns-repeated="1023"/>
        </table:table-row>
        <table:table-row table:style-name="ro1">
          <table:table-cell office:value-type="float" office:value="0.124560936488973" calcext:value-type="float">
            <text:p>0.1245609365</text:p>
          </table:table-cell>
          <table:table-cell table:number-columns-repeated="1023"/>
        </table:table-row>
        <table:table-row table:style-name="ro1">
          <table:table-cell office:value-type="float" office:value="0.124329857573093" calcext:value-type="float">
            <text:p>0.1243298576</text:p>
          </table:table-cell>
          <table:table-cell table:number-columns-repeated="1023"/>
        </table:table-row>
        <table:table-row table:style-name="ro1">
          <table:table-cell office:value-type="float" office:value="0.124088224958602" calcext:value-type="float">
            <text:p>0.124088225</text:p>
          </table:table-cell>
          <table:table-cell table:number-columns-repeated="1023"/>
        </table:table-row>
        <table:table-row table:style-name="ro1">
          <table:table-cell office:value-type="float" office:value="0.123836552038683" calcext:value-type="float">
            <text:p>0.123836552</text:p>
          </table:table-cell>
          <table:table-cell table:number-columns-repeated="1023"/>
        </table:table-row>
        <table:table-row table:style-name="ro1">
          <table:table-cell office:value-type="float" office:value="0.123555159271779" calcext:value-type="float">
            <text:p>0.1235551593</text:p>
          </table:table-cell>
          <table:table-cell table:number-columns-repeated="1023"/>
        </table:table-row>
        <table:table-row table:style-name="ro1">
          <table:table-cell office:value-type="float" office:value="0.123355635278653" calcext:value-type="float">
            <text:p>0.1233556353</text:p>
          </table:table-cell>
          <table:table-cell table:number-columns-repeated="1023"/>
        </table:table-row>
        <table:table-row table:style-name="ro1">
          <table:table-cell office:value-type="float" office:value="0.123132475086891" calcext:value-type="float">
            <text:p>0.1231324751</text:p>
          </table:table-cell>
          <table:table-cell table:number-columns-repeated="1023"/>
        </table:table-row>
        <table:table-row table:style-name="ro1">
          <table:table-cell office:value-type="float" office:value="0.12291125246674" calcext:value-type="float">
            <text:p>0.1229112525</text:p>
          </table:table-cell>
          <table:table-cell table:number-columns-repeated="1023"/>
        </table:table-row>
        <table:table-row table:style-name="ro1">
          <table:table-cell office:value-type="float" office:value="0.122678427203706" calcext:value-type="float">
            <text:p>0.1226784272</text:p>
          </table:table-cell>
          <table:table-cell table:number-columns-repeated="1023"/>
        </table:table-row>
        <table:table-row table:style-name="ro1">
          <table:table-cell office:value-type="float" office:value="0.122464661283807" calcext:value-type="float">
            <text:p>0.1224646613</text:p>
          </table:table-cell>
          <table:table-cell table:number-columns-repeated="1023"/>
        </table:table-row>
        <table:table-row table:style-name="ro1">
          <table:table-cell office:value-type="float" office:value="0.122251103479882" calcext:value-type="float">
            <text:p>0.1222511035</text:p>
          </table:table-cell>
          <table:table-cell table:number-columns-repeated="1023"/>
        </table:table-row>
        <table:table-row table:style-name="ro1">
          <table:table-cell office:value-type="float" office:value="0.12204360091577" calcext:value-type="float">
            <text:p>0.1220436009</text:p>
          </table:table-cell>
          <table:table-cell table:number-columns-repeated="1023"/>
        </table:table-row>
        <table:table-row table:style-name="ro1">
          <table:table-cell office:value-type="float" office:value="0.121858742025924" calcext:value-type="float">
            <text:p>0.121858742</text:p>
          </table:table-cell>
          <table:table-cell table:number-columns-repeated="1023"/>
        </table:table-row>
        <table:table-row table:style-name="ro1">
          <table:table-cell office:value-type="float" office:value="0.121666410336196" calcext:value-type="float">
            <text:p>0.1216664103</text:p>
          </table:table-cell>
          <table:table-cell table:number-columns-repeated="1023"/>
        </table:table-row>
        <table:table-row table:style-name="ro1">
          <table:table-cell office:value-type="float" office:value="0.121463936034707" calcext:value-type="float">
            <text:p>0.121463936</text:p>
          </table:table-cell>
          <table:table-cell table:number-columns-repeated="1023"/>
        </table:table-row>
        <table:table-row table:style-name="ro1">
          <table:table-cell office:value-type="float" office:value="0.121286155749495" calcext:value-type="float">
            <text:p>0.1212861557</text:p>
          </table:table-cell>
          <table:table-cell table:number-columns-repeated="1023"/>
        </table:table-row>
        <table:table-row table:style-name="ro1">
          <table:table-cell office:value-type="float" office:value="0.12111143220285" calcext:value-type="float">
            <text:p>0.1211114322</text:p>
          </table:table-cell>
          <table:table-cell table:number-columns-repeated="1023"/>
        </table:table-row>
        <table:table-row table:style-name="ro1">
          <table:table-cell office:value-type="float" office:value="0.120906920830811" calcext:value-type="float">
            <text:p>0.1209069208</text:p>
          </table:table-cell>
          <table:table-cell table:number-columns-repeated="1023"/>
        </table:table-row>
        <table:table-row table:style-name="ro1">
          <table:table-cell office:value-type="float" office:value="0.120706395285369" calcext:value-type="float">
            <text:p>0.1207063953</text:p>
          </table:table-cell>
          <table:table-cell table:number-columns-repeated="1023"/>
        </table:table-row>
        <table:table-row table:style-name="ro1">
          <table:table-cell office:value-type="float" office:value="0.120509442850938" calcext:value-type="float">
            <text:p>0.1205094429</text:p>
          </table:table-cell>
          <table:table-cell table:number-columns-repeated="1023"/>
        </table:table-row>
        <table:table-row table:style-name="ro1">
          <table:table-cell office:value-type="float" office:value="0.120305935383688" calcext:value-type="float">
            <text:p>0.1203059354</text:p>
          </table:table-cell>
          <table:table-cell table:number-columns-repeated="1023"/>
        </table:table-row>
        <table:table-row table:style-name="ro1">
          <table:table-cell office:value-type="float" office:value="0.120109495916496" calcext:value-type="float">
            <text:p>0.1201094959</text:p>
          </table:table-cell>
          <table:table-cell table:number-columns-repeated="1023"/>
        </table:table-row>
        <table:table-row table:style-name="ro1">
          <table:table-cell office:value-type="float" office:value="0.119913844903732" calcext:value-type="float">
            <text:p>0.1199138449</text:p>
          </table:table-cell>
          <table:table-cell table:number-columns-repeated="1023"/>
        </table:table-row>
        <table:table-row table:style-name="ro1">
          <table:table-cell office:value-type="float" office:value="0.119733140334459" calcext:value-type="float">
            <text:p>0.1197331403</text:p>
          </table:table-cell>
          <table:table-cell table:number-columns-repeated="1023"/>
        </table:table-row>
        <table:table-row table:style-name="ro1">
          <table:table-cell office:value-type="float" office:value="0.119547367923624" calcext:value-type="float">
            <text:p>0.1195473679</text:p>
          </table:table-cell>
          <table:table-cell table:number-columns-repeated="1023"/>
        </table:table-row>
        <table:table-row table:style-name="ro1">
          <table:table-cell office:value-type="float" office:value="0.119424997126151" calcext:value-type="float">
            <text:p>0.1194249971</text:p>
          </table:table-cell>
          <table:table-cell table:number-columns-repeated="1023"/>
        </table:table-row>
        <table:table-row table:style-name="ro1">
          <table:table-cell office:value-type="float" office:value="0.119302478391226" calcext:value-type="float">
            <text:p>0.1193024784</text:p>
          </table:table-cell>
          <table:table-cell table:number-columns-repeated="1023"/>
        </table:table-row>
        <table:table-row table:style-name="ro1">
          <table:table-cell office:value-type="float" office:value="0.119139945537917" calcext:value-type="float">
            <text:p>0.11913994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13" calcext:value-type="float">
            <text:p>26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232119267286485" calcext:value-type="float">
            <text:p>0.2321192673</text:p>
          </table:table-cell>
          <table:table-cell table:number-columns-repeated="1023"/>
        </table:table-row>
        <table:table-row table:style-name="ro1">
          <table:table-cell office:value-type="float" office:value="0.183833335702514" calcext:value-type="float">
            <text:p>0.1838333357</text:p>
          </table:table-cell>
          <table:table-cell table:number-columns-repeated="1023"/>
        </table:table-row>
        <table:table-row table:style-name="ro1">
          <table:table-cell office:value-type="float" office:value="0.168850666731474" calcext:value-type="float">
            <text:p>0.1688506667</text:p>
          </table:table-cell>
          <table:table-cell table:number-columns-repeated="1023"/>
        </table:table-row>
        <table:table-row table:style-name="ro1">
          <table:table-cell office:value-type="float" office:value="0.158266173966806" calcext:value-type="float">
            <text:p>0.158266174</text:p>
          </table:table-cell>
          <table:table-cell table:number-columns-repeated="1023"/>
        </table:table-row>
        <table:table-row table:style-name="ro1">
          <table:table-cell office:value-type="float" office:value="0.151385397528053" calcext:value-type="float">
            <text:p>0.1513853975</text:p>
          </table:table-cell>
          <table:table-cell table:number-columns-repeated="1023"/>
        </table:table-row>
        <table:table-row table:style-name="ro1">
          <table:table-cell office:value-type="float" office:value="0.146295189457392" calcext:value-type="float">
            <text:p>0.1462951895</text:p>
          </table:table-cell>
          <table:table-cell table:number-columns-repeated="1023"/>
        </table:table-row>
        <table:table-row table:style-name="ro1">
          <table:table-cell office:value-type="float" office:value="0.142296916167977" calcext:value-type="float">
            <text:p>0.1422969162</text:p>
          </table:table-cell>
          <table:table-cell table:number-columns-repeated="1023"/>
        </table:table-row>
        <table:table-row table:style-name="ro1">
          <table:table-cell office:value-type="float" office:value="0.139375798393337" calcext:value-type="float">
            <text:p>0.1393757984</text:p>
          </table:table-cell>
          <table:table-cell table:number-columns-repeated="1023"/>
        </table:table-row>
        <table:table-row table:style-name="ro1">
          <table:table-cell office:value-type="float" office:value="0.136841331139719" calcext:value-type="float">
            <text:p>0.1368413311</text:p>
          </table:table-cell>
          <table:table-cell table:number-columns-repeated="1023"/>
        </table:table-row>
        <table:table-row table:style-name="ro1">
          <table:table-cell office:value-type="float" office:value="0.134817996412296" calcext:value-type="float">
            <text:p>0.1348179964</text:p>
          </table:table-cell>
          <table:table-cell table:number-columns-repeated="1023"/>
        </table:table-row>
        <table:table-row table:style-name="ro1">
          <table:table-cell office:value-type="float" office:value="0.132906259574247" calcext:value-type="float">
            <text:p>0.1329062596</text:p>
          </table:table-cell>
          <table:table-cell table:number-columns-repeated="1023"/>
        </table:table-row>
        <table:table-row table:style-name="ro1">
          <table:table-cell office:value-type="float" office:value="0.131304176907081" calcext:value-type="float">
            <text:p>0.1313041769</text:p>
          </table:table-cell>
          <table:table-cell table:number-columns-repeated="1023"/>
        </table:table-row>
        <table:table-row table:style-name="ro1">
          <table:table-cell office:value-type="float" office:value="0.129900022070804" calcext:value-type="float">
            <text:p>0.1299000221</text:p>
          </table:table-cell>
          <table:table-cell table:number-columns-repeated="1023"/>
        </table:table-row>
        <table:table-row table:style-name="ro1">
          <table:table-cell office:value-type="float" office:value="0.128642098731628" calcext:value-type="float">
            <text:p>0.1286420987</text:p>
          </table:table-cell>
          <table:table-cell table:number-columns-repeated="1023"/>
        </table:table-row>
        <table:table-row table:style-name="ro1">
          <table:table-cell office:value-type="float" office:value="0.127586901168446" calcext:value-type="float">
            <text:p>0.1275869012</text:p>
          </table:table-cell>
          <table:table-cell table:number-columns-repeated="1023"/>
        </table:table-row>
        <table:table-row table:style-name="ro1">
          <table:table-cell office:value-type="float" office:value="0.126643134630898" calcext:value-type="float">
            <text:p>0.1266431346</text:p>
          </table:table-cell>
          <table:table-cell table:number-columns-repeated="1023"/>
        </table:table-row>
        <table:table-row table:style-name="ro1">
          <table:table-cell office:value-type="float" office:value="0.125756561154727" calcext:value-type="float">
            <text:p>0.1257565612</text:p>
          </table:table-cell>
          <table:table-cell table:number-columns-repeated="1023"/>
        </table:table-row>
        <table:table-row table:style-name="ro1">
          <table:table-cell office:value-type="float" office:value="0.124939985607818" calcext:value-type="float">
            <text:p>0.1249399856</text:p>
          </table:table-cell>
          <table:table-cell table:number-columns-repeated="1023"/>
        </table:table-row>
        <table:table-row table:style-name="ro1">
          <table:table-cell office:value-type="float" office:value="0.124226498883282" calcext:value-type="float">
            <text:p>0.1242264989</text:p>
          </table:table-cell>
          <table:table-cell table:number-columns-repeated="1023"/>
        </table:table-row>
        <table:table-row table:style-name="ro1">
          <table:table-cell office:value-type="float" office:value="0.123569094229039" calcext:value-type="float">
            <text:p>0.1235690942</text:p>
          </table:table-cell>
          <table:table-cell table:number-columns-repeated="1023"/>
        </table:table-row>
        <table:table-row table:style-name="ro1">
          <table:table-cell office:value-type="float" office:value="0.122920364260613" calcext:value-type="float">
            <text:p>0.1229203643</text:p>
          </table:table-cell>
          <table:table-cell table:number-columns-repeated="1023"/>
        </table:table-row>
        <table:table-row table:style-name="ro1">
          <table:table-cell office:value-type="float" office:value="0.122330377690854" calcext:value-type="float">
            <text:p>0.1223303777</text:p>
          </table:table-cell>
          <table:table-cell table:number-columns-repeated="1023"/>
        </table:table-row>
        <table:table-row table:style-name="ro1">
          <table:table-cell office:value-type="float" office:value="0.121709905861148" calcext:value-type="float">
            <text:p>0.1217099059</text:p>
          </table:table-cell>
          <table:table-cell table:number-columns-repeated="1023"/>
        </table:table-row>
        <table:table-row table:style-name="ro1">
          <table:table-cell office:value-type="float" office:value="0.12112059059235" calcext:value-type="float">
            <text:p>0.1211205906</text:p>
          </table:table-cell>
          <table:table-cell table:number-columns-repeated="1023"/>
        </table:table-row>
        <table:table-row table:style-name="ro1">
          <table:table-cell office:value-type="float" office:value="0.12061295406647" calcext:value-type="float">
            <text:p>0.1206129541</text:p>
          </table:table-cell>
          <table:table-cell table:number-columns-repeated="1023"/>
        </table:table-row>
        <table:table-row table:style-name="ro1">
          <table:table-cell office:value-type="float" office:value="0.120142943185865" calcext:value-type="float">
            <text:p>0.1201429432</text:p>
          </table:table-cell>
          <table:table-cell table:number-columns-repeated="1023"/>
        </table:table-row>
        <table:table-row table:style-name="ro1">
          <table:table-cell office:value-type="float" office:value="0.119699606272983" calcext:value-type="float">
            <text:p>0.1196996063</text:p>
          </table:table-cell>
          <table:table-cell table:number-columns-repeated="1023"/>
        </table:table-row>
        <table:table-row table:style-name="ro1">
          <table:table-cell office:value-type="float" office:value="0.11925098090457" calcext:value-type="float">
            <text:p>0.1192509809</text:p>
          </table:table-cell>
          <table:table-cell table:number-columns-repeated="1023"/>
        </table:table-row>
        <table:table-row table:style-name="ro1">
          <table:table-cell office:value-type="float" office:value="0.118857826464223" calcext:value-type="float">
            <text:p>0.1188578265</text:p>
          </table:table-cell>
          <table:table-cell table:number-columns-repeated="1023"/>
        </table:table-row>
        <table:table-row table:style-name="ro1">
          <table:table-cell office:value-type="float" office:value="0.118492048650562" calcext:value-type="float">
            <text:p>0.1184920487</text:p>
          </table:table-cell>
          <table:table-cell table:number-columns-repeated="1023"/>
        </table:table-row>
        <table:table-row table:style-name="ro1">
          <table:table-cell office:value-type="float" office:value="0.118137567828336" calcext:value-type="float">
            <text:p>0.1181375678</text:p>
          </table:table-cell>
          <table:table-cell table:number-columns-repeated="1023"/>
        </table:table-row>
        <table:table-row table:style-name="ro1">
          <table:table-cell office:value-type="float" office:value="0.117731382417169" calcext:value-type="float">
            <text:p>0.1177313824</text:p>
          </table:table-cell>
          <table:table-cell table:number-columns-repeated="1023"/>
        </table:table-row>
        <table:table-row table:style-name="ro1">
          <table:table-cell office:value-type="float" office:value="0.117334222779059" calcext:value-type="float">
            <text:p>0.1173342228</text:p>
          </table:table-cell>
          <table:table-cell table:number-columns-repeated="1023"/>
        </table:table-row>
        <table:table-row table:style-name="ro1">
          <table:table-cell office:value-type="float" office:value="0.117005854048391" calcext:value-type="float">
            <text:p>0.117005854</text:p>
          </table:table-cell>
          <table:table-cell table:number-columns-repeated="1023"/>
        </table:table-row>
        <table:table-row table:style-name="ro1">
          <table:table-cell office:value-type="float" office:value="0.116688918653068" calcext:value-type="float">
            <text:p>0.1166889187</text:p>
          </table:table-cell>
          <table:table-cell table:number-columns-repeated="1023"/>
        </table:table-row>
        <table:table-row table:style-name="ro1">
          <table:table-cell office:value-type="float" office:value="0.116353640870356" calcext:value-type="float">
            <text:p>0.1163536409</text:p>
          </table:table-cell>
          <table:table-cell table:number-columns-repeated="1023"/>
        </table:table-row>
        <table:table-row table:style-name="ro1">
          <table:table-cell office:value-type="float" office:value="0.116043991121423" calcext:value-type="float">
            <text:p>0.1160439911</text:p>
          </table:table-cell>
          <table:table-cell table:number-columns-repeated="1023"/>
        </table:table-row>
        <table:table-row table:style-name="ro1">
          <table:table-cell office:value-type="float" office:value="0.115831001122139" calcext:value-type="float">
            <text:p>0.1158310011</text:p>
          </table:table-cell>
          <table:table-cell table:number-columns-repeated="1023"/>
        </table:table-row>
        <table:table-row table:style-name="ro1">
          <table:table-cell office:value-type="float" office:value="0.115585931531897" calcext:value-type="float">
            <text:p>0.1155859315</text:p>
          </table:table-cell>
          <table:table-cell table:number-columns-repeated="1023"/>
        </table:table-row>
        <table:table-row table:style-name="ro1">
          <table:table-cell office:value-type="float" office:value="0.1152674635522" calcext:value-type="float">
            <text:p>0.1152674636</text:p>
          </table:table-cell>
          <table:table-cell table:number-columns-repeated="1023"/>
        </table:table-row>
        <table:table-row table:style-name="ro1">
          <table:table-cell office:value-type="float" office:value="0.11495627716481" calcext:value-type="float">
            <text:p>0.1149562772</text:p>
          </table:table-cell>
          <table:table-cell table:number-columns-repeated="1023"/>
        </table:table-row>
        <table:table-row table:style-name="ro1">
          <table:table-cell office:value-type="float" office:value="0.11466615377787" calcext:value-type="float">
            <text:p>0.1146661538</text:p>
          </table:table-cell>
          <table:table-cell table:number-columns-repeated="1023"/>
        </table:table-row>
        <table:table-row table:style-name="ro1">
          <table:table-cell office:value-type="float" office:value="0.114391232936845" calcext:value-type="float">
            <text:p>0.1143912329</text:p>
          </table:table-cell>
          <table:table-cell table:number-columns-repeated="1023"/>
        </table:table-row>
        <table:table-row table:style-name="ro1">
          <table:table-cell office:value-type="float" office:value="0.114126196092627" calcext:value-type="float">
            <text:p>0.1141261961</text:p>
          </table:table-cell>
          <table:table-cell table:number-columns-repeated="1023"/>
        </table:table-row>
        <table:table-row table:style-name="ro1">
          <table:table-cell office:value-type="float" office:value="0.113864771835004" calcext:value-type="float">
            <text:p>0.1138647718</text:p>
          </table:table-cell>
          <table:table-cell table:number-columns-repeated="1023"/>
        </table:table-row>
        <table:table-row table:style-name="ro1">
          <table:table-cell office:value-type="float" office:value="0.11361941536546" calcext:value-type="float">
            <text:p>0.1136194154</text:p>
          </table:table-cell>
          <table:table-cell table:number-columns-repeated="1023"/>
        </table:table-row>
        <table:table-row table:style-name="ro1">
          <table:table-cell office:value-type="float" office:value="0.113405676184261" calcext:value-type="float">
            <text:p>0.1134056762</text:p>
          </table:table-cell>
          <table:table-cell table:number-columns-repeated="1023"/>
        </table:table-row>
        <table:table-row table:style-name="ro1">
          <table:table-cell office:value-type="float" office:value="0.113233394481815" calcext:value-type="float">
            <text:p>0.1132333945</text:p>
          </table:table-cell>
          <table:table-cell table:number-columns-repeated="1023"/>
        </table:table-row>
        <table:table-row table:style-name="ro1">
          <table:table-cell office:value-type="float" office:value="0.113029115187002" calcext:value-type="float">
            <text:p>0.1130291152</text:p>
          </table:table-cell>
          <table:table-cell table:number-columns-repeated="1023"/>
        </table:table-row>
        <table:table-row table:style-name="ro1">
          <table:table-cell office:value-type="float" office:value="0.112818051300292" calcext:value-type="float">
            <text:p>0.1128180513</text:p>
          </table:table-cell>
          <table:table-cell table:number-columns-repeated="1023"/>
        </table:table-row>
        <table:table-row table:style-name="ro1">
          <table:table-cell office:value-type="float" office:value="0.112617630806843" calcext:value-type="float">
            <text:p>0.1126176308</text:p>
          </table:table-cell>
          <table:table-cell table:number-columns-repeated="1023"/>
        </table:table-row>
        <table:table-row table:style-name="ro1">
          <table:table-cell office:value-type="float" office:value="0.112408742454185" calcext:value-type="float">
            <text:p>0.1124087425</text:p>
          </table:table-cell>
          <table:table-cell table:number-columns-repeated="1023"/>
        </table:table-row>
        <table:table-row table:style-name="ro1">
          <table:table-cell office:value-type="float" office:value="0.112207277935014" calcext:value-type="float">
            <text:p>0.1122072779</text:p>
          </table:table-cell>
          <table:table-cell table:number-columns-repeated="1023"/>
        </table:table-row>
        <table:table-row table:style-name="ro1">
          <table:table-cell office:value-type="float" office:value="0.112040283295289" calcext:value-type="float">
            <text:p>0.1120402833</text:p>
          </table:table-cell>
          <table:table-cell table:number-columns-repeated="1023"/>
        </table:table-row>
        <table:table-row table:style-name="ro1">
          <table:table-cell office:value-type="float" office:value="0.111877281132734" calcext:value-type="float">
            <text:p>0.1118772811</text:p>
          </table:table-cell>
          <table:table-cell table:number-columns-repeated="1023"/>
        </table:table-row>
        <table:table-row table:style-name="ro1">
          <table:table-cell office:value-type="float" office:value="0.111704614492646" calcext:value-type="float">
            <text:p>0.1117046145</text:p>
          </table:table-cell>
          <table:table-cell table:number-columns-repeated="1023"/>
        </table:table-row>
        <table:table-row table:style-name="ro1">
          <table:table-cell office:value-type="float" office:value="0.11153104876634" calcext:value-type="float">
            <text:p>0.1115310488</text:p>
          </table:table-cell>
          <table:table-cell table:number-columns-repeated="1023"/>
        </table:table-row>
        <table:table-row table:style-name="ro1">
          <table:table-cell office:value-type="float" office:value="0.111381639414452" calcext:value-type="float">
            <text:p>0.1113816394</text:p>
          </table:table-cell>
          <table:table-cell table:number-columns-repeated="1023"/>
        </table:table-row>
        <table:table-row table:style-name="ro1">
          <table:table-cell office:value-type="float" office:value="0.111233011166426" calcext:value-type="float">
            <text:p>0.1112330112</text:p>
          </table:table-cell>
          <table:table-cell table:number-columns-repeated="1023"/>
        </table:table-row>
        <table:table-row table:style-name="ro1">
          <table:table-cell office:value-type="float" office:value="0.111087419459556" calcext:value-type="float">
            <text:p>0.11108741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61" calcext:value-type="float">
            <text:p>266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00759827198879827" calcext:value-type="float">
            <text:p>0.007598272</text:p>
          </table:table-cell>
          <table:table-cell table:number-columns-repeated="1023"/>
        </table:table-row>
        <table:table-row table:style-name="ro1">
          <table:table-cell office:value-type="float" office:value="0.00655783296315545" calcext:value-type="float">
            <text:p>0.006557833</text:p>
          </table:table-cell>
          <table:table-cell table:number-columns-repeated="1023"/>
        </table:table-row>
        <table:table-row table:style-name="ro1">
          <table:table-cell office:value-type="float" office:value="0.00711891509329799" calcext:value-type="float">
            <text:p>0.0071189151</text:p>
          </table:table-cell>
          <table:table-cell table:number-columns-repeated="1023"/>
        </table:table-row>
        <table:table-row table:style-name="ro1">
          <table:table-cell office:value-type="float" office:value="0.00569111471281783" calcext:value-type="float">
            <text:p>0.0056911147</text:p>
          </table:table-cell>
          <table:table-cell table:number-columns-repeated="1023"/>
        </table:table-row>
        <table:table-row table:style-name="ro1">
          <table:table-cell office:value-type="float" office:value="0.00568925218221957" calcext:value-type="float">
            <text:p>0.0056892522</text:p>
          </table:table-cell>
          <table:table-cell table:number-columns-repeated="1023"/>
        </table:table-row>
        <table:table-row table:style-name="ro1">
          <table:table-cell office:value-type="float" office:value="0.00401243197061629" calcext:value-type="float">
            <text:p>0.004012432</text:p>
          </table:table-cell>
          <table:table-cell table:number-columns-repeated="1023"/>
        </table:table-row>
        <table:table-row table:style-name="ro1">
          <table:table-cell office:value-type="float" office:value="0.00421096244966743" calcext:value-type="float">
            <text:p>0.0042109624</text:p>
          </table:table-cell>
          <table:table-cell table:number-columns-repeated="1023"/>
        </table:table-row>
        <table:table-row table:style-name="ro1">
          <table:table-cell office:value-type="float" office:value="0.00414135086196081" calcext:value-type="float">
            <text:p>0.0041413509</text:p>
          </table:table-cell>
          <table:table-cell table:number-columns-repeated="1023"/>
        </table:table-row>
        <table:table-row table:style-name="ro1">
          <table:table-cell office:value-type="float" office:value="0.0034457555588162" calcext:value-type="float">
            <text:p>0.0034457556</text:p>
          </table:table-cell>
          <table:table-cell table:number-columns-repeated="1023"/>
        </table:table-row>
        <table:table-row table:style-name="ro1">
          <table:table-cell office:value-type="float" office:value="0.00320888128452795" calcext:value-type="float">
            <text:p>0.0032088813</text:p>
          </table:table-cell>
          <table:table-cell table:number-columns-repeated="1023"/>
        </table:table-row>
        <table:table-row table:style-name="ro1">
          <table:table-cell office:value-type="float" office:value="0.00406031333531203" calcext:value-type="float">
            <text:p>0.0040603133</text:p>
          </table:table-cell>
          <table:table-cell table:number-columns-repeated="1023"/>
        </table:table-row>
        <table:table-row table:style-name="ro1">
          <table:table-cell office:value-type="float" office:value="0.00355480600377065" calcext:value-type="float">
            <text:p>0.003554806</text:p>
          </table:table-cell>
          <table:table-cell table:number-columns-repeated="1023"/>
        </table:table-row>
        <table:table-row table:style-name="ro1">
          <table:table-cell office:value-type="float" office:value="0.00273832235846744" calcext:value-type="float">
            <text:p>0.0027383224</text:p>
          </table:table-cell>
          <table:table-cell table:number-columns-repeated="1023"/>
        </table:table-row>
        <table:table-row table:style-name="ro1">
          <table:table-cell office:value-type="float" office:value="0.00300162524895967" calcext:value-type="float">
            <text:p>0.0030016252</text:p>
          </table:table-cell>
          <table:table-cell table:number-columns-repeated="1023"/>
        </table:table-row>
        <table:table-row table:style-name="ro1">
          <table:table-cell office:value-type="float" office:value="0.00355312620009654" calcext:value-type="float">
            <text:p>0.0035531262</text:p>
          </table:table-cell>
          <table:table-cell table:number-columns-repeated="1023"/>
        </table:table-row>
        <table:table-row table:style-name="ro1">
          <table:table-cell office:value-type="float" office:value="0.00274694369635253" calcext:value-type="float">
            <text:p>0.0027469437</text:p>
          </table:table-cell>
          <table:table-cell table:number-columns-repeated="1023"/>
        </table:table-row>
        <table:table-row table:style-name="ro1">
          <table:table-cell office:value-type="float" office:value="0.00294812864498288" calcext:value-type="float">
            <text:p>0.0029481286</text:p>
          </table:table-cell>
          <table:table-cell table:number-columns-repeated="1023"/>
        </table:table-row>
        <table:table-row table:style-name="ro1">
          <table:table-cell office:value-type="float" office:value="0.00294827149251428" calcext:value-type="float">
            <text:p>0.0029482715</text:p>
          </table:table-cell>
          <table:table-cell table:number-columns-repeated="1023"/>
        </table:table-row>
        <table:table-row table:style-name="ro1">
          <table:table-cell office:value-type="float" office:value="0.00242979456910212" calcext:value-type="float">
            <text:p>0.0024297946</text:p>
          </table:table-cell>
          <table:table-cell table:number-columns-repeated="1023"/>
        </table:table-row>
        <table:table-row table:style-name="ro1">
          <table:table-cell office:value-type="float" office:value="0.00229575046122937" calcext:value-type="float">
            <text:p>0.0022957505</text:p>
          </table:table-cell>
          <table:table-cell table:number-columns-repeated="1023"/>
        </table:table-row>
        <table:table-row table:style-name="ro1">
          <table:table-cell office:value-type="float" office:value="0.00214354194506593" calcext:value-type="float">
            <text:p>0.0021435419</text:p>
          </table:table-cell>
          <table:table-cell table:number-columns-repeated="1023"/>
        </table:table-row>
        <table:table-row table:style-name="ro1">
          <table:table-cell office:value-type="float" office:value="0.00213656089118089" calcext:value-type="float">
            <text:p>0.0021365609</text:p>
          </table:table-cell>
          <table:table-cell table:number-columns-repeated="1023"/>
        </table:table-row>
        <table:table-row table:style-name="ro1">
          <table:table-cell office:value-type="float" office:value="0.00203398720224611" calcext:value-type="float">
            <text:p>0.0020339872</text:p>
          </table:table-cell>
          <table:table-cell table:number-columns-repeated="1023"/>
        </table:table-row>
        <table:table-row table:style-name="ro1">
          <table:table-cell office:value-type="float" office:value="0.00190636877071635" calcext:value-type="float">
            <text:p>0.0019063688</text:p>
          </table:table-cell>
          <table:table-cell table:number-columns-repeated="1023"/>
        </table:table-row>
        <table:table-row table:style-name="ro1">
          <table:table-cell office:value-type="float" office:value="0.00173768658431598" calcext:value-type="float">
            <text:p>0.0017376866</text:p>
          </table:table-cell>
          <table:table-cell table:number-columns-repeated="1023"/>
        </table:table-row>
        <table:table-row table:style-name="ro1">
          <table:table-cell office:value-type="float" office:value="0.00202954783070927" calcext:value-type="float">
            <text:p>0.0020295478</text:p>
          </table:table-cell>
          <table:table-cell table:number-columns-repeated="1023"/>
        </table:table-row>
        <table:table-row table:style-name="ro1">
          <table:table-cell office:value-type="float" office:value="0.0014780014089964" calcext:value-type="float">
            <text:p>0.0014780014</text:p>
          </table:table-cell>
          <table:table-cell table:number-columns-repeated="1023"/>
        </table:table-row>
        <table:table-row table:style-name="ro1">
          <table:table-cell office:value-type="float" office:value="0.00158261811526542" calcext:value-type="float">
            <text:p>0.0015826181</text:p>
          </table:table-cell>
          <table:table-cell table:number-columns-repeated="1023"/>
        </table:table-row>
        <table:table-row table:style-name="ro1">
          <table:table-cell office:value-type="float" office:value="0.00126228971326316" calcext:value-type="float">
            <text:p>0.0012622897</text:p>
          </table:table-cell>
          <table:table-cell table:number-columns-repeated="1023"/>
        </table:table-row>
        <table:table-row table:style-name="ro1">
          <table:table-cell office:value-type="float" office:value="0.00108705271551751" calcext:value-type="float">
            <text:p>0.0010870527</text:p>
          </table:table-cell>
          <table:table-cell table:number-columns-repeated="1023"/>
        </table:table-row>
        <table:table-row table:style-name="ro1">
          <table:table-cell office:value-type="float" office:value="0.00101334558764418" calcext:value-type="float">
            <text:p>0.0010133456</text:p>
          </table:table-cell>
          <table:table-cell table:number-columns-repeated="1023"/>
        </table:table-row>
        <table:table-row table:style-name="ro1">
          <table:table-cell office:value-type="float" office:value="0.00115377564933401" calcext:value-type="float">
            <text:p>0.0011537756</text:p>
          </table:table-cell>
          <table:table-cell table:number-columns-repeated="1023"/>
        </table:table-row>
        <table:table-row table:style-name="ro1">
          <table:table-cell office:value-type="float" office:value="0.00117087218835905" calcext:value-type="float">
            <text:p>0.0011708722</text:p>
          </table:table-cell>
          <table:table-cell table:number-columns-repeated="1023"/>
        </table:table-row>
        <table:table-row table:style-name="ro1">
          <table:table-cell office:value-type="float" office:value="0.00100324868807195" calcext:value-type="float">
            <text:p>0.0010032487</text:p>
          </table:table-cell>
          <table:table-cell table:number-columns-repeated="1023"/>
        </table:table-row>
        <table:table-row table:style-name="ro1">
          <table:table-cell office:value-type="float" office:value="0.00110257411261478" calcext:value-type="float">
            <text:p>0.0011025741</text:p>
          </table:table-cell>
          <table:table-cell table:number-columns-repeated="1023"/>
        </table:table-row>
        <table:table-row table:style-name="ro1">
          <table:table-cell office:value-type="float" office:value="0.00110903879554115" calcext:value-type="float">
            <text:p>0.0011090388</text:p>
          </table:table-cell>
          <table:table-cell table:number-columns-repeated="1023"/>
        </table:table-row>
        <table:table-row table:style-name="ro1">
          <table:table-cell office:value-type="float" office:value="0.00109178964467365" calcext:value-type="float">
            <text:p>0.001091789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82443591127408" calcext:value-type="float">
            <text:p>8.8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35200172191261" calcext:value-type="float">
            <text:p>8.3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51375787621672" calcext:value-type="float">
            <text:p>8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73219893021185" calcext:value-type="float">
            <text:p>8.7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11400490352179" calcext:value-type="float">
            <text:p>9.1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71767628849049" calcext:value-type="float">
            <text:p>9.7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76645796962961" calcext:value-type="float">
            <text:p>9.77E-04</text:p>
          </table:table-cell>
          <table:table-cell table:number-columns-repeated="1023"/>
        </table:table-row>
        <table:table-row table:style-name="ro1">
          <table:table-cell office:value-type="float" office:value="0.00109789315570236" calcext:value-type="float">
            <text:p>0.0010978932</text:p>
          </table:table-cell>
          <table:table-cell table:number-columns-repeated="1023"/>
        </table:table-row>
        <table:table-row table:style-name="ro1">
          <table:table-cell office:value-type="float" office:value="0.00128697982063078" calcext:value-type="float">
            <text:p>0.0012869798</text:p>
          </table:table-cell>
          <table:table-cell table:number-columns-repeated="1023"/>
        </table:table-row>
        <table:table-row table:style-name="ro1">
          <table:table-cell office:value-type="float" office:value="0.00126665621672485" calcext:value-type="float">
            <text:p>0.0012666562</text:p>
          </table:table-cell>
          <table:table-cell table:number-columns-repeated="1023"/>
        </table:table-row>
        <table:table-row table:style-name="ro1">
          <table:table-cell office:value-type="float" office:value="0.00126671588839911" calcext:value-type="float">
            <text:p>0.0012667159</text:p>
          </table:table-cell>
          <table:table-cell table:number-columns-repeated="1023"/>
        </table:table-row>
        <table:table-row table:style-name="ro1">
          <table:table-cell office:value-type="float" office:value="0.00119302103621303" calcext:value-type="float">
            <text:p>0.001193021</text:p>
          </table:table-cell>
          <table:table-cell table:number-columns-repeated="1023"/>
        </table:table-row>
        <table:table-row table:style-name="ro1">
          <table:table-cell office:value-type="float" office:value="0.00122949297781269" calcext:value-type="float">
            <text:p>0.001229493</text:p>
          </table:table-cell>
          <table:table-cell table:number-columns-repeated="1023"/>
        </table:table-row>
        <table:table-row table:style-name="ro1">
          <table:table-cell office:value-type="float" office:value="0.00105052440277228" calcext:value-type="float">
            <text:p>0.0010505244</text:p>
          </table:table-cell>
          <table:table-cell table:number-columns-repeated="1023"/>
        </table:table-row>
        <table:table-row table:style-name="ro1">
          <table:table-cell office:value-type="float" office:value="0.00101814631543196" calcext:value-type="float">
            <text:p>0.001018146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38530361338199" calcext:value-type="float">
            <text:p>9.3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89950243922976" calcext:value-type="float">
            <text:p>8.9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07253195608002" calcext:value-type="float">
            <text:p>9.0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67700983204534" calcext:value-type="float">
            <text:p>7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19490773009577" calcext:value-type="float">
            <text:p>9.1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27797906444128" calcext:value-type="float">
            <text:p>9.28E-04</text:p>
          </table:table-cell>
          <table:table-cell table:number-columns-repeated="1023"/>
        </table:table-row>
        <table:table-row table:style-name="ro1">
          <table:table-cell office:value-type="float" office:value="0.00100638553810482" calcext:value-type="float">
            <text:p>0.0010063855</text:p>
          </table:table-cell>
          <table:table-cell table:number-columns-repeated="1023"/>
        </table:table-row>
        <table:table-row table:style-name="ro1">
          <table:table-cell office:value-type="float" office:value="0.00190229251046403" calcext:value-type="float">
            <text:p>0.0019022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36" calcext:value-type="float">
            <text:p>263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00643877825809982" calcext:value-type="float">
            <text:p>0.0064387783</text:p>
          </table:table-cell>
          <table:table-cell table:number-columns-repeated="1023"/>
        </table:table-row>
        <table:table-row table:style-name="ro1">
          <table:table-cell office:value-type="float" office:value="0.00528801888373779" calcext:value-type="float">
            <text:p>0.0052880189</text:p>
          </table:table-cell>
          <table:table-cell table:number-columns-repeated="1023"/>
        </table:table-row>
        <table:table-row table:style-name="ro1">
          <table:table-cell office:value-type="float" office:value="0.00471683333066457" calcext:value-type="float">
            <text:p>0.0047168333</text:p>
          </table:table-cell>
          <table:table-cell table:number-columns-repeated="1023"/>
        </table:table-row>
        <table:table-row table:style-name="ro1">
          <table:table-cell office:value-type="float" office:value="0.00371714894975184" calcext:value-type="float">
            <text:p>0.0037171489</text:p>
          </table:table-cell>
          <table:table-cell table:number-columns-repeated="1023"/>
        </table:table-row>
        <table:table-row table:style-name="ro1">
          <table:table-cell office:value-type="float" office:value="0.00301108163880483" calcext:value-type="float">
            <text:p>0.0030110816</text:p>
          </table:table-cell>
          <table:table-cell table:number-columns-repeated="1023"/>
        </table:table-row>
        <table:table-row table:style-name="ro1">
          <table:table-cell office:value-type="float" office:value="0.00270632333708508" calcext:value-type="float">
            <text:p>0.0027063233</text:p>
          </table:table-cell>
          <table:table-cell table:number-columns-repeated="1023"/>
        </table:table-row>
        <table:table-row table:style-name="ro1">
          <table:table-cell office:value-type="float" office:value="0.00207466247806445" calcext:value-type="float">
            <text:p>0.0020746625</text:p>
          </table:table-cell>
          <table:table-cell table:number-columns-repeated="1023"/>
        </table:table-row>
        <table:table-row table:style-name="ro1">
          <table:table-cell office:value-type="float" office:value="0.00189394222510291" calcext:value-type="float">
            <text:p>0.0018939422</text:p>
          </table:table-cell>
          <table:table-cell table:number-columns-repeated="1023"/>
        </table:table-row>
        <table:table-row table:style-name="ro1">
          <table:table-cell office:value-type="float" office:value="0.00165692451674448" calcext:value-type="float">
            <text:p>0.0016569245</text:p>
          </table:table-cell>
          <table:table-cell table:number-columns-repeated="1023"/>
        </table:table-row>
        <table:table-row table:style-name="ro1">
          <table:table-cell office:value-type="float" office:value="0.00243060375306205" calcext:value-type="float">
            <text:p>0.0024306038</text:p>
          </table:table-cell>
          <table:table-cell table:number-columns-repeated="1023"/>
        </table:table-row>
        <table:table-row table:style-name="ro1">
          <table:table-cell office:value-type="float" office:value="0.00181191437806445" calcext:value-type="float">
            <text:p>0.0018119144</text:p>
          </table:table-cell>
          <table:table-cell table:number-columns-repeated="1023"/>
        </table:table-row>
        <table:table-row table:style-name="ro1">
          <table:table-cell office:value-type="float" office:value="0.00119441713148969" calcext:value-type="float">
            <text:p>0.0011944171</text:p>
          </table:table-cell>
          <table:table-cell table:number-columns-repeated="1023"/>
        </table:table-row>
        <table:table-row table:style-name="ro1">
          <table:table-cell office:value-type="float" office:value="0.00108279850044447" calcext:value-type="float">
            <text:p>0.001082798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68645873231614" calcext:value-type="float">
            <text:p>9.6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03705378926122" calcext:value-type="float">
            <text:p>9.0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68083600537361" calcext:value-type="float">
            <text:p>8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5039638959996" calcext:value-type="float">
            <text:p>8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53103635455404" calcext:value-type="float">
            <text:p>9.53E-04</text:p>
          </table:table-cell>
          <table:table-cell table:number-columns-repeated="1023"/>
        </table:table-row>
        <table:table-row table:style-name="ro1">
          <table:table-cell office:value-type="float" office:value="0.00108991107548532" calcext:value-type="float">
            <text:p>0.0010899111</text:p>
          </table:table-cell>
          <table:table-cell table:number-columns-repeated="1023"/>
        </table:table-row>
        <table:table-row table:style-name="ro1">
          <table:table-cell office:value-type="float" office:value="0.00117757866375937" calcext:value-type="float">
            <text:p>0.0011775787</text:p>
          </table:table-cell>
          <table:table-cell table:number-columns-repeated="1023"/>
        </table:table-row>
        <table:table-row table:style-name="ro1">
          <table:table-cell office:value-type="float" office:value="0.00146975513751575" calcext:value-type="float">
            <text:p>0.0014697551</text:p>
          </table:table-cell>
          <table:table-cell table:number-columns-repeated="1023"/>
        </table:table-row>
        <table:table-row table:style-name="ro1">
          <table:table-cell office:value-type="float" office:value="0.00147493463487282" calcext:value-type="float">
            <text:p>0.0014749346</text:p>
          </table:table-cell>
          <table:table-cell table:number-columns-repeated="1023"/>
        </table:table-row>
        <table:table-row table:style-name="ro1">
          <table:table-cell office:value-type="float" office:value="0.001109027986164" calcext:value-type="float">
            <text:p>0.001109028</text:p>
          </table:table-cell>
          <table:table-cell table:number-columns-repeated="1023"/>
        </table:table-row>
        <table:table-row table:style-name="ro1">
          <table:table-cell office:value-type="float" office:value="0.00144284651314428" calcext:value-type="float">
            <text:p>0.0014428465</text:p>
          </table:table-cell>
          <table:table-cell table:number-columns-repeated="1023"/>
        </table:table-row>
        <table:table-row table:style-name="ro1">
          <table:table-cell office:value-type="float" office:value="0.00161574452453198" calcext:value-type="float">
            <text:p>0.0016157445</text:p>
          </table:table-cell>
          <table:table-cell table:number-columns-repeated="1023"/>
        </table:table-row>
        <table:table-row table:style-name="ro1">
          <table:table-cell office:value-type="float" office:value="0.0021252233993153" calcext:value-type="float">
            <text:p>0.0021252234</text:p>
          </table:table-cell>
          <table:table-cell table:number-columns-repeated="1023"/>
        </table:table-row>
        <table:table-row table:style-name="ro1">
          <table:table-cell office:value-type="float" office:value="0.00184933911492223" calcext:value-type="float">
            <text:p>0.0018493391</text:p>
          </table:table-cell>
          <table:table-cell table:number-columns-repeated="1023"/>
        </table:table-row>
        <table:table-row table:style-name="ro1">
          <table:table-cell office:value-type="float" office:value="0.0017293263555533" calcext:value-type="float">
            <text:p>0.0017293264</text:p>
          </table:table-cell>
          <table:table-cell table:number-columns-repeated="1023"/>
        </table:table-row>
        <table:table-row table:style-name="ro1">
          <table:table-cell office:value-type="float" office:value="0.00196097347897568" calcext:value-type="float">
            <text:p>0.0019609735</text:p>
          </table:table-cell>
          <table:table-cell table:number-columns-repeated="1023"/>
        </table:table-row>
        <table:table-row table:style-name="ro1">
          <table:table-cell office:value-type="float" office:value="0.00181259543395273" calcext:value-type="float">
            <text:p>0.0018125954</text:p>
          </table:table-cell>
          <table:table-cell table:number-columns-repeated="1023"/>
        </table:table-row>
        <table:table-row table:style-name="ro1">
          <table:table-cell office:value-type="float" office:value="0.00161120782971258" calcext:value-type="float">
            <text:p>0.0016112078</text:p>
          </table:table-cell>
          <table:table-cell table:number-columns-repeated="1023"/>
        </table:table-row>
        <table:table-row table:style-name="ro1">
          <table:table-cell office:value-type="float" office:value="0.00150138799613298" calcext:value-type="float">
            <text:p>0.001501388</text:p>
          </table:table-cell>
          <table:table-cell table:number-columns-repeated="1023"/>
        </table:table-row>
        <table:table-row table:style-name="ro1">
          <table:table-cell office:value-type="float" office:value="0.00158114864916695" calcext:value-type="float">
            <text:p>0.0015811486</text:p>
          </table:table-cell>
          <table:table-cell table:number-columns-repeated="1023"/>
        </table:table-row>
        <table:table-row table:style-name="ro1">
          <table:table-cell office:value-type="float" office:value="0.00179189995113264" calcext:value-type="float">
            <text:p>0.0017919</text:p>
          </table:table-cell>
          <table:table-cell table:number-columns-repeated="1023"/>
        </table:table-row>
        <table:table-row table:style-name="ro1">
          <table:table-cell office:value-type="float" office:value="0.00188974043353043" calcext:value-type="float">
            <text:p>0.0018897404</text:p>
          </table:table-cell>
          <table:table-cell table:number-columns-repeated="1023"/>
        </table:table-row>
        <table:table-row table:style-name="ro1">
          <table:table-cell office:value-type="float" office:value="0.00218506635246296" calcext:value-type="float">
            <text:p>0.0021850664</text:p>
          </table:table-cell>
          <table:table-cell table:number-columns-repeated="1023"/>
        </table:table-row>
        <table:table-row table:style-name="ro1">
          <table:table-cell office:value-type="float" office:value="0.00204137127208276" calcext:value-type="float">
            <text:p>0.0020413713</text:p>
          </table:table-cell>
          <table:table-cell table:number-columns-repeated="1023"/>
        </table:table-row>
        <table:table-row table:style-name="ro1">
          <table:table-cell office:value-type="float" office:value="0.00231581191251945" calcext:value-type="float">
            <text:p>0.0023158119</text:p>
          </table:table-cell>
          <table:table-cell table:number-columns-repeated="1023"/>
        </table:table-row>
        <table:table-row table:style-name="ro1">
          <table:table-cell office:value-type="float" office:value="0.00181692735033549" calcext:value-type="float">
            <text:p>0.0018169274</text:p>
          </table:table-cell>
          <table:table-cell table:number-columns-repeated="1023"/>
        </table:table-row>
        <table:table-row table:style-name="ro1">
          <table:table-cell office:value-type="float" office:value="0.00183025677825922" calcext:value-type="float">
            <text:p>0.0018302568</text:p>
          </table:table-cell>
          <table:table-cell table:number-columns-repeated="1023"/>
        </table:table-row>
        <table:table-row table:style-name="ro1">
          <table:table-cell office:value-type="float" office:value="0.00149498260641557" calcext:value-type="float">
            <text:p>0.0014949826</text:p>
          </table:table-cell>
          <table:table-cell table:number-columns-repeated="1023"/>
        </table:table-row>
        <table:table-row table:style-name="ro1">
          <table:table-cell office:value-type="float" office:value="0.00158341259547875" calcext:value-type="float">
            <text:p>0.0015834126</text:p>
          </table:table-cell>
          <table:table-cell table:number-columns-repeated="1023"/>
        </table:table-row>
        <table:table-row table:style-name="ro1">
          <table:table-cell office:value-type="float" office:value="0.00140545478885742" calcext:value-type="float">
            <text:p>0.0014054548</text:p>
          </table:table-cell>
          <table:table-cell table:number-columns-repeated="1023"/>
        </table:table-row>
        <table:table-row table:style-name="ro1">
          <table:table-cell office:value-type="float" office:value="0.00165008319708472" calcext:value-type="float">
            <text:p>0.0016500832</text:p>
          </table:table-cell>
          <table:table-cell table:number-columns-repeated="1023"/>
        </table:table-row>
        <table:table-row table:style-name="ro1">
          <table:table-cell office:value-type="float" office:value="0.00137980621276041" calcext:value-type="float">
            <text:p>0.0013798062</text:p>
          </table:table-cell>
          <table:table-cell table:number-columns-repeated="1023"/>
        </table:table-row>
        <table:table-row table:style-name="ro1">
          <table:table-cell office:value-type="float" office:value="0.00126724340685211" calcext:value-type="float">
            <text:p>0.0012672434</text:p>
          </table:table-cell>
          <table:table-cell table:number-columns-repeated="1023"/>
        </table:table-row>
        <table:table-row table:style-name="ro1">
          <table:table-cell office:value-type="float" office:value="0.00130075089699023" calcext:value-type="float">
            <text:p>0.0013007509</text:p>
          </table:table-cell>
          <table:table-cell table:number-columns-repeated="1023"/>
        </table:table-row>
        <table:table-row table:style-name="ro1">
          <table:table-cell office:value-type="float" office:value="0.00131512726296231" calcext:value-type="float">
            <text:p>0.0013151273</text:p>
          </table:table-cell>
          <table:table-cell table:number-columns-repeated="1023"/>
        </table:table-row>
        <table:table-row table:style-name="ro1">
          <table:table-cell office:value-type="float" office:value="0.00131728822455148" calcext:value-type="float">
            <text:p>0.0013172882</text:p>
          </table:table-cell>
          <table:table-cell table:number-columns-repeated="1023"/>
        </table:table-row>
        <table:table-row table:style-name="ro1">
          <table:table-cell office:value-type="float" office:value="0.001373636600513" calcext:value-type="float">
            <text:p>0.0013736366</text:p>
          </table:table-cell>
          <table:table-cell table:number-columns-repeated="1023"/>
        </table:table-row>
        <table:table-row table:style-name="ro1">
          <table:table-cell office:value-type="float" office:value="0.00120822605673609" calcext:value-type="float">
            <text:p>0.0012082261</text:p>
          </table:table-cell>
          <table:table-cell table:number-columns-repeated="1023"/>
        </table:table-row>
        <table:table-row table:style-name="ro1">
          <table:table-cell office:value-type="float" office:value="0.00124397952287908" calcext:value-type="float">
            <text:p>0.0012439795</text:p>
          </table:table-cell>
          <table:table-cell table:number-columns-repeated="1023"/>
        </table:table-row>
        <table:table-row table:style-name="ro1">
          <table:table-cell office:value-type="float" office:value="0.00139554704767861" calcext:value-type="float">
            <text:p>0.001395547</text:p>
          </table:table-cell>
          <table:table-cell table:number-columns-repeated="1023"/>
        </table:table-row>
        <table:table-row table:style-name="ro1">
          <table:table-cell office:value-type="float" office:value="0.0015838275409783" calcext:value-type="float">
            <text:p>0.0015838275</text:p>
          </table:table-cell>
          <table:table-cell table:number-columns-repeated="1023"/>
        </table:table-row>
        <table:table-row table:style-name="ro1">
          <table:table-cell office:value-type="float" office:value="0.00129454143248937" calcext:value-type="float">
            <text:p>0.0012945414</text:p>
          </table:table-cell>
          <table:table-cell table:number-columns-repeated="1023"/>
        </table:table-row>
        <table:table-row table:style-name="ro1">
          <table:table-cell office:value-type="float" office:value="0.00144198762262826" calcext:value-type="float">
            <text:p>0.0014419876</text:p>
          </table:table-cell>
          <table:table-cell table:number-columns-repeated="1023"/>
        </table:table-row>
        <table:table-row table:style-name="ro1">
          <table:table-cell office:value-type="float" office:value="0.00178590990789388" calcext:value-type="float">
            <text:p>0.0017859099</text:p>
          </table:table-cell>
          <table:table-cell table:number-columns-repeated="1023"/>
        </table:table-row>
        <table:table-row table:style-name="ro1">
          <table:table-cell office:value-type="float" office:value="0.0021632157657235" calcext:value-type="float">
            <text:p>0.0021632158</text:p>
          </table:table-cell>
          <table:table-cell table:number-columns-repeated="1023"/>
        </table:table-row>
        <table:table-row table:style-name="ro1">
          <table:table-cell office:value-type="float" office:value="0.00263929288834883" calcext:value-type="float">
            <text:p>0.0026392929</text:p>
          </table:table-cell>
          <table:table-cell table:number-columns-repeated="1023"/>
        </table:table-row>
        <table:table-row table:style-name="ro1">
          <table:table-cell office:value-type="float" office:value="0.00293257715451882" calcext:value-type="float">
            <text:p>0.00293257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34" calcext:value-type="float">
            <text:p>283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00687059470405874" calcext:value-type="float">
            <text:p>0.0068705947</text:p>
          </table:table-cell>
          <table:table-cell table:number-columns-repeated="1023"/>
        </table:table-row>
        <table:table-row table:style-name="ro1">
          <table:table-cell office:value-type="float" office:value="0.00283572775757484" calcext:value-type="float">
            <text:p>0.0028357278</text:p>
          </table:table-cell>
          <table:table-cell table:number-columns-repeated="1023"/>
        </table:table-row>
        <table:table-row table:style-name="ro1">
          <table:table-cell office:value-type="float" office:value="0.00178230473783028" calcext:value-type="float">
            <text:p>0.0017823047</text:p>
          </table:table-cell>
          <table:table-cell table:number-columns-repeated="1023"/>
        </table:table-row>
        <table:table-row table:style-name="ro1">
          <table:table-cell office:value-type="float" office:value="0.00160300432462755" calcext:value-type="float">
            <text:p>0.0016030043</text:p>
          </table:table-cell>
          <table:table-cell table:number-columns-repeated="1023"/>
        </table:table-row>
        <table:table-row table:style-name="ro1">
          <table:table-cell office:value-type="float" office:value="0.0014486601287388" calcext:value-type="float">
            <text:p>0.0014486601</text:p>
          </table:table-cell>
          <table:table-cell table:number-columns-repeated="1023"/>
        </table:table-row>
        <table:table-row table:style-name="ro1">
          <table:table-cell office:value-type="float" office:value="0.00131053281429619" calcext:value-type="float">
            <text:p>0.0013105328</text:p>
          </table:table-cell>
          <table:table-cell table:number-columns-repeated="1023"/>
        </table:table-row>
        <table:table-row table:style-name="ro1">
          <table:table-cell office:value-type="float" office:value="0.0011773179962048" calcext:value-type="float">
            <text:p>0.001177318</text:p>
          </table:table-cell>
          <table:table-cell table:number-columns-repeated="1023"/>
        </table:table-row>
        <table:table-row table:style-name="ro1">
          <table:table-cell office:value-type="float" office:value="0.00126123756215119" calcext:value-type="float">
            <text:p>0.0012612376</text:p>
          </table:table-cell>
          <table:table-cell table:number-columns-repeated="1023"/>
        </table:table-row>
        <table:table-row table:style-name="ro1">
          <table:table-cell office:value-type="float" office:value="0.00100613641748632" calcext:value-type="float">
            <text:p>0.001006136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71762348174388" calcext:value-type="float">
            <text:p>9.7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50488999610951" calcext:value-type="float">
            <text:p>9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16147562987397" calcext:value-type="float">
            <text:p>8.16E-04</text:p>
          </table:table-cell>
          <table:table-cell table:number-columns-repeated="1023"/>
        </table:table-row>
        <table:table-row table:style-name="ro1">
          <table:table-cell office:value-type="float" office:value="0.00116921994223155" calcext:value-type="float">
            <text:p>0.0011692199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39444768759403" calcext:value-type="float">
            <text:p>9.3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19809736540134" calcext:value-type="float">
            <text:p>8.2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16341822716123" calcext:value-type="float">
            <text:p>8.1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00081104147246" calcext:value-type="float">
            <text:p>6.0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35078398757026" calcext:value-type="float">
            <text:p>6.3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98330143607571" calcext:value-type="float">
            <text:p>5.9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93970361413407" calcext:value-type="float">
            <text:p>6.9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24473515717351" calcext:value-type="float">
            <text:p>7.24E-04</text:p>
          </table:table-cell>
          <table:table-cell table:number-columns-repeated="1023"/>
        </table:table-row>
        <table:table-row table:style-name="ro1">
          <table:table-cell office:value-type="float" office:value="0.001730324632509" calcext:value-type="float">
            <text:p>0.0017303246</text:p>
          </table:table-cell>
          <table:table-cell table:number-columns-repeated="1023"/>
        </table:table-row>
        <table:table-row table:style-name="ro1">
          <table:table-cell office:value-type="float" office:value="0.00160768418652494" calcext:value-type="float">
            <text:p>0.0016076842</text:p>
          </table:table-cell>
          <table:table-cell table:number-columns-repeated="1023"/>
        </table:table-row>
        <table:table-row table:style-name="ro1">
          <table:table-cell office:value-type="float" office:value="0.00182980100777747" calcext:value-type="float">
            <text:p>0.001829801</text:p>
          </table:table-cell>
          <table:table-cell table:number-columns-repeated="1023"/>
        </table:table-row>
        <table:table-row table:style-name="ro1">
          <table:table-cell office:value-type="float" office:value="0.00187445954478543" calcext:value-type="float">
            <text:p>0.0018744595</text:p>
          </table:table-cell>
          <table:table-cell table:number-columns-repeated="1023"/>
        </table:table-row>
        <table:table-row table:style-name="ro1">
          <table:table-cell office:value-type="float" office:value="0.00178392007455822" calcext:value-type="float">
            <text:p>0.0017839201</text:p>
          </table:table-cell>
          <table:table-cell table:number-columns-repeated="1023"/>
        </table:table-row>
        <table:table-row table:style-name="ro1">
          <table:table-cell office:value-type="float" office:value="0.0015600720360056" calcext:value-type="float">
            <text:p>0.001560072</text:p>
          </table:table-cell>
          <table:table-cell table:number-columns-repeated="1023"/>
        </table:table-row>
        <table:table-row table:style-name="ro1">
          <table:table-cell office:value-type="float" office:value="0.00180961395956975" calcext:value-type="float">
            <text:p>0.001809614</text:p>
          </table:table-cell>
          <table:table-cell table:number-columns-repeated="1023"/>
        </table:table-row>
        <table:table-row table:style-name="ro1">
          <table:table-cell office:value-type="float" office:value="0.00167038105344055" calcext:value-type="float">
            <text:p>0.0016703811</text:p>
          </table:table-cell>
          <table:table-cell table:number-columns-repeated="1023"/>
        </table:table-row>
        <table:table-row table:style-name="ro1">
          <table:table-cell office:value-type="float" office:value="0.00152749606837406" calcext:value-type="float">
            <text:p>0.0015274961</text:p>
          </table:table-cell>
          <table:table-cell table:number-columns-repeated="1023"/>
        </table:table-row>
        <table:table-row table:style-name="ro1">
          <table:table-cell office:value-type="float" office:value="0.00173514208370048" calcext:value-type="float">
            <text:p>0.0017351421</text:p>
          </table:table-cell>
          <table:table-cell table:number-columns-repeated="1023"/>
        </table:table-row>
        <table:table-row table:style-name="ro1">
          <table:table-cell office:value-type="float" office:value="0.0016876820898412" calcext:value-type="float">
            <text:p>0.0016876821</text:p>
          </table:table-cell>
          <table:table-cell table:number-columns-repeated="1023"/>
        </table:table-row>
        <table:table-row table:style-name="ro1">
          <table:table-cell office:value-type="float" office:value="0.00166562298604698" calcext:value-type="float">
            <text:p>0.001665623</text:p>
          </table:table-cell>
          <table:table-cell table:number-columns-repeated="1023"/>
        </table:table-row>
        <table:table-row table:style-name="ro1">
          <table:table-cell office:value-type="float" office:value="0.00186095107544625" calcext:value-type="float">
            <text:p>0.0018609511</text:p>
          </table:table-cell>
          <table:table-cell table:number-columns-repeated="1023"/>
        </table:table-row>
        <table:table-row table:style-name="ro1">
          <table:table-cell office:value-type="float" office:value="0.00151346737626755" calcext:value-type="float">
            <text:p>0.0015134674</text:p>
          </table:table-cell>
          <table:table-cell table:number-columns-repeated="1023"/>
        </table:table-row>
        <table:table-row table:style-name="ro1">
          <table:table-cell office:value-type="float" office:value="0.0011654902447384" calcext:value-type="float">
            <text:p>0.0011654902</text:p>
          </table:table-cell>
          <table:table-cell table:number-columns-repeated="1023"/>
        </table:table-row>
        <table:table-row table:style-name="ro1">
          <table:table-cell office:value-type="float" office:value="0.0012140698257223" calcext:value-type="float">
            <text:p>0.0012140698</text:p>
          </table:table-cell>
          <table:table-cell table:number-columns-repeated="1023"/>
        </table:table-row>
        <table:table-row table:style-name="ro1">
          <table:table-cell office:value-type="float" office:value="0.0010946300151266" calcext:value-type="float">
            <text:p>0.00109463</text:p>
          </table:table-cell>
          <table:table-cell table:number-columns-repeated="1023"/>
        </table:table-row>
        <table:table-row table:style-name="ro1">
          <table:table-cell office:value-type="float" office:value="0.00110085638094816" calcext:value-type="float">
            <text:p>0.0011008564</text:p>
          </table:table-cell>
          <table:table-cell table:number-columns-repeated="1023"/>
        </table:table-row>
        <table:table-row table:style-name="ro1">
          <table:table-cell office:value-type="float" office:value="0.00116331880174346" calcext:value-type="float">
            <text:p>0.0011633188</text:p>
          </table:table-cell>
          <table:table-cell table:number-columns-repeated="1023"/>
        </table:table-row>
        <table:table-row table:style-name="ro1">
          <table:table-cell office:value-type="float" office:value="0.00103258427163681" calcext:value-type="float">
            <text:p>0.001032584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56615557919025" calcext:value-type="float">
            <text:p>9.5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25589756118807" calcext:value-type="float">
            <text:p>8.26E-04</text:p>
          </table:table-cell>
          <table:table-cell table:number-columns-repeated="1023"/>
        </table:table-row>
        <table:table-row table:style-name="ro1">
          <table:table-cell office:value-type="float" office:value="0.00116613861113275" calcext:value-type="float">
            <text:p>0.0011661386</text:p>
          </table:table-cell>
          <table:table-cell table:number-columns-repeated="1023"/>
        </table:table-row>
        <table:table-row table:style-name="ro1">
          <table:table-cell office:value-type="float" office:value="0.00114784872129973" calcext:value-type="float">
            <text:p>0.001147848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45532143332352" calcext:value-type="float">
            <text:p>9.46E-04</text:p>
          </table:table-cell>
          <table:table-cell table:number-columns-repeated="1023"/>
        </table:table-row>
        <table:table-row table:style-name="ro1">
          <table:table-cell office:value-type="float" office:value="0.00100392773679577" calcext:value-type="float">
            <text:p>0.001003927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65802034584873" calcext:value-type="float">
            <text:p>7.6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44819600444924" calcext:value-type="float">
            <text:p>9.4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09705868924332" calcext:value-type="float">
            <text:p>9.1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81530474657498" calcext:value-type="float">
            <text:p>7.8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42996831444966" calcext:value-type="float">
            <text:p>8.4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52809447717756" calcext:value-type="float">
            <text:p>6.5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92555341002848" calcext:value-type="float">
            <text:p>5.9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85556046534128" calcext:value-type="float">
            <text:p>6.8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83542759862494" calcext:value-type="float">
            <text:p>7.8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51668363871203" calcext:value-type="float">
            <text:p>7.5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16737129422754" calcext:value-type="float">
            <text:p>7.1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43945231105206" calcext:value-type="float">
            <text:p>6.4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45776607274751" calcext:value-type="float">
            <text:p>6.46E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33" calcext:value-type="float">
            <text:p>28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00944583873302008" calcext:value-type="float">
            <text:p>0.0094458387</text:p>
          </table:table-cell>
          <table:table-cell table:number-columns-repeated="1023"/>
        </table:table-row>
        <table:table-row table:style-name="ro1">
          <table:table-cell office:value-type="float" office:value="0.00359172121838842" calcext:value-type="float">
            <text:p>0.0035917212</text:p>
          </table:table-cell>
          <table:table-cell table:number-columns-repeated="1023"/>
        </table:table-row>
        <table:table-row table:style-name="ro1">
          <table:table-cell office:value-type="float" office:value="0.00257677913109563" calcext:value-type="float">
            <text:p>0.0025767791</text:p>
          </table:table-cell>
          <table:table-cell table:number-columns-repeated="1023"/>
        </table:table-row>
        <table:table-row table:style-name="ro1">
          <table:table-cell office:value-type="float" office:value="0.0017001087558364" calcext:value-type="float">
            <text:p>0.0017001088</text:p>
          </table:table-cell>
          <table:table-cell table:number-columns-repeated="1023"/>
        </table:table-row>
        <table:table-row table:style-name="ro1">
          <table:table-cell office:value-type="float" office:value="0.00126461586355454" calcext:value-type="float">
            <text:p>0.0012646159</text:p>
          </table:table-cell>
          <table:table-cell table:number-columns-repeated="1023"/>
        </table:table-row>
        <table:table-row table:style-name="ro1">
          <table:table-cell office:value-type="float" office:value="0.0010682214578583" calcext:value-type="float">
            <text:p>0.0010682215</text:p>
          </table:table-cell>
          <table:table-cell table:number-columns-repeated="1023"/>
        </table:table-row>
        <table:table-row table:style-name="ro1">
          <table:table-cell office:value-type="float" office:value="0.00124500449797325" calcext:value-type="float">
            <text:p>0.001245004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6071410887037" calcext:value-type="float">
            <text:p>7.6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00268999816734" calcext:value-type="float">
            <text:p>7.0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88165488077066" calcext:value-type="float">
            <text:p>5.8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45802440435658" calcext:value-type="float">
            <text:p>5.4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4030326500326" calcext:value-type="float">
            <text:p>7.4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8268997601332" calcext:value-type="float">
            <text:p>4.8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07639000742001" calcext:value-type="float">
            <text:p>4.0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98627965952886" calcext:value-type="float">
            <text:p>3.9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44064724964971" calcext:value-type="float">
            <text:p>4.4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66734851066642" calcext:value-type="float">
            <text:p>3.6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93481628996536" calcext:value-type="float">
            <text:p>3.9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59181697271087" calcext:value-type="float">
            <text:p>3.5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1720435850371" calcext:value-type="float">
            <text:p>3.1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94070668033869" calcext:value-type="float">
            <text:p>2.9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5782826731649" calcext:value-type="float">
            <text:p>2.8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0934403156072" calcext:value-type="float">
            <text:p>2.7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53543525045985" calcext:value-type="float">
            <text:p>2.5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40052184096599" calcext:value-type="float">
            <text:p>2.4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33156975743452" calcext:value-type="float">
            <text:p>2.3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2213741705553" calcext:value-type="float">
            <text:p>2.2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42257015426621" calcext:value-type="float">
            <text:p>2.4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35682260731483" calcext:value-type="float">
            <text:p>2.3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36676224327269" calcext:value-type="float">
            <text:p>2.3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4712916220909" calcext:value-type="float">
            <text:p>2.2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1743410313887" calcext:value-type="float">
            <text:p>2.1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9320780895487" calcext:value-type="float">
            <text:p>2.7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13710464304613" calcext:value-type="float">
            <text:p>2.1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308288387997" calcext:value-type="float">
            <text:p>2.3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7584338542795" calcext:value-type="float">
            <text:p>3.2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0800305822476" calcext:value-type="float">
            <text:p>2.7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94795262839333" calcext:value-type="float">
            <text:p>2.9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3896764985505" calcext:value-type="float">
            <text:p>3.3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61889365238151" calcext:value-type="float">
            <text:p>3.6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71126234637464" calcext:value-type="float">
            <text:p>3.7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74489386092927" calcext:value-type="float">
            <text:p>5.7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56446640047044" calcext:value-type="float">
            <text:p>3.5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01482450629326" calcext:value-type="float">
            <text:p>4.0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04554398473586" calcext:value-type="float">
            <text:p>4.0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3136204783834" calcext:value-type="float">
            <text:p>8.3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3193828443149" calcext:value-type="float">
            <text:p>6.3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12757821381207" calcext:value-type="float">
            <text:p>9.1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66956432336542" calcext:value-type="float">
            <text:p>8.6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51357045747961" calcext:value-type="float">
            <text:p>8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90838501353362" calcext:value-type="float">
            <text:p>6.9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10087125703547" calcext:value-type="float">
            <text:p>9.10E-04</text:p>
          </table:table-cell>
          <table:table-cell table:number-columns-repeated="1023"/>
        </table:table-row>
        <table:table-row table:style-name="ro1">
          <table:table-cell office:value-type="float" office:value="0.00134635112888228" calcext:value-type="float">
            <text:p>0.0013463511</text:p>
          </table:table-cell>
          <table:table-cell table:number-columns-repeated="1023"/>
        </table:table-row>
        <table:table-row table:style-name="ro1">
          <table:table-cell office:value-type="float" office:value="0.0014564085787885" calcext:value-type="float">
            <text:p>0.0014564086</text:p>
          </table:table-cell>
          <table:table-cell table:number-columns-repeated="1023"/>
        </table:table-row>
        <table:table-row table:style-name="ro1">
          <table:table-cell office:value-type="float" office:value="0.0021250740048527" calcext:value-type="float">
            <text:p>0.002125074</text:p>
          </table:table-cell>
          <table:table-cell table:number-columns-repeated="1023"/>
        </table:table-row>
        <table:table-row table:style-name="ro1">
          <table:table-cell office:value-type="float" office:value="0.00193656224893744" calcext:value-type="float">
            <text:p>0.0019365622</text:p>
          </table:table-cell>
          <table:table-cell table:number-columns-repeated="1023"/>
        </table:table-row>
        <table:table-row table:style-name="ro1">
          <table:table-cell office:value-type="float" office:value="0.00204547265963547" calcext:value-type="float">
            <text:p>0.0020454727</text:p>
          </table:table-cell>
          <table:table-cell table:number-columns-repeated="1023"/>
        </table:table-row>
        <table:table-row table:style-name="ro1">
          <table:table-cell office:value-type="float" office:value="0.00215310027039438" calcext:value-type="float">
            <text:p>0.0021531003</text:p>
          </table:table-cell>
          <table:table-cell table:number-columns-repeated="1023"/>
        </table:table-row>
        <table:table-row table:style-name="ro1">
          <table:table-cell office:value-type="float" office:value="0.00180132933542015" calcext:value-type="float">
            <text:p>0.0018013293</text:p>
          </table:table-cell>
          <table:table-cell table:number-columns-repeated="1023"/>
        </table:table-row>
        <table:table-row table:style-name="ro1">
          <table:table-cell office:value-type="float" office:value="0.00161387696997252" calcext:value-type="float">
            <text:p>0.0016138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12" calcext:value-type="float">
            <text:p>29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00350829706746368" calcext:value-type="float">
            <text:p>0.0035082971</text:p>
          </table:table-cell>
          <table:table-cell table:number-columns-repeated="1023"/>
        </table:table-row>
        <table:table-row table:style-name="ro1">
          <table:table-cell office:value-type="float" office:value="0.00194950081575488" calcext:value-type="float">
            <text:p>0.0019495008</text:p>
          </table:table-cell>
          <table:table-cell table:number-columns-repeated="1023"/>
        </table:table-row>
        <table:table-row table:style-name="ro1">
          <table:table-cell office:value-type="float" office:value="0.00184135189310297" calcext:value-type="float">
            <text:p>0.0018413519</text:p>
          </table:table-cell>
          <table:table-cell table:number-columns-repeated="1023"/>
        </table:table-row>
        <table:table-row table:style-name="ro1">
          <table:table-cell office:value-type="float" office:value="0.00153702122471783" calcext:value-type="float">
            <text:p>0.0015370212</text:p>
          </table:table-cell>
          <table:table-cell table:number-columns-repeated="1023"/>
        </table:table-row>
        <table:table-row table:style-name="ro1">
          <table:table-cell office:value-type="float" office:value="0.00141089767197709" calcext:value-type="float">
            <text:p>0.0014108977</text:p>
          </table:table-cell>
          <table:table-cell table:number-columns-repeated="1023"/>
        </table:table-row>
        <table:table-row table:style-name="ro1">
          <table:table-cell office:value-type="float" office:value="0.00166728359928268" calcext:value-type="float">
            <text:p>0.001667283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73353181425753" calcext:value-type="float">
            <text:p>9.7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66105376951522" calcext:value-type="float">
            <text:p>9.6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98072479639362" calcext:value-type="float">
            <text:p>8.98E-04</text:p>
          </table:table-cell>
          <table:table-cell table:number-columns-repeated="1023"/>
        </table:table-row>
        <table:table-row table:style-name="ro1">
          <table:table-cell office:value-type="float" office:value="0.00252001066112456" calcext:value-type="float">
            <text:p>0.00252001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52356520467945" calcext:value-type="float">
            <text:p>6.5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19212209098618" calcext:value-type="float">
            <text:p>7.1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74654553746757" calcext:value-type="float">
            <text:p>7.7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09515724436028" calcext:value-type="float">
            <text:p>7.1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51490843363289" calcext:value-type="float">
            <text:p>6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17137124434878" calcext:value-type="float">
            <text:p>6.1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50880030782074" calcext:value-type="float">
            <text:p>5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44928267481413" calcext:value-type="float">
            <text:p>5.4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62770572789666" calcext:value-type="float">
            <text:p>6.6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67374326659892" calcext:value-type="float">
            <text:p>7.6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20266681240725" calcext:value-type="float">
            <text:p>7.2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78040526420937" calcext:value-type="float">
            <text:p>8.7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31299161848419" calcext:value-type="float">
            <text:p>8.31E-04</text:p>
          </table:table-cell>
          <table:table-cell table:number-columns-repeated="1023"/>
        </table:table-row>
        <table:table-row table:style-name="ro1">
          <table:table-cell office:value-type="float" office:value="0.00131317488911083" calcext:value-type="float">
            <text:p>0.0013131749</text:p>
          </table:table-cell>
          <table:table-cell table:number-columns-repeated="1023"/>
        </table:table-row>
        <table:table-row table:style-name="ro1">
          <table:table-cell office:value-type="float" office:value="0.00138603812580395" calcext:value-type="float">
            <text:p>0.0013860381</text:p>
          </table:table-cell>
          <table:table-cell table:number-columns-repeated="1023"/>
        </table:table-row>
        <table:table-row table:style-name="ro1">
          <table:table-cell office:value-type="float" office:value="0.00130718896953895" calcext:value-type="float">
            <text:p>0.001307189</text:p>
          </table:table-cell>
          <table:table-cell table:number-columns-repeated="1023"/>
        </table:table-row>
        <table:table-row table:style-name="ro1">
          <table:table-cell office:value-type="float" office:value="0.00104735430485488" calcext:value-type="float">
            <text:p>0.001047354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32579724192678" calcext:value-type="float">
            <text:p>9.3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05422417063986" calcext:value-type="float">
            <text:p>9.0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33844788187777" calcext:value-type="float">
            <text:p>9.3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800589177945" calcext:value-type="float">
            <text:p>6.8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86732028764673" calcext:value-type="float">
            <text:p>5.8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26031150126445" calcext:value-type="float">
            <text:p>5.2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35688161587867" calcext:value-type="float">
            <text:p>5.3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35217937232894" calcext:value-type="float">
            <text:p>6.3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64698737951096" calcext:value-type="float">
            <text:p>4.6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0876891186615" calcext:value-type="float">
            <text:p>4.0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460546787677" calcext:value-type="float">
            <text:p>4.4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34677479014137" calcext:value-type="float">
            <text:p>4.3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34903331065987" calcext:value-type="float">
            <text:p>4.3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77669134301704" calcext:value-type="float">
            <text:p>3.7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13050400479803" calcext:value-type="float">
            <text:p>4.1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86477296167096" calcext:value-type="float">
            <text:p>3.8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1136183170905" calcext:value-type="float">
            <text:p>4.1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7191939262938" calcext:value-type="float">
            <text:p>3.7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14323888829895" calcext:value-type="float">
            <text:p>3.1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9357373446037" calcext:value-type="float">
            <text:p>3.2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35773423708993" calcext:value-type="float">
            <text:p>3.3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9999154526143" calcext:value-type="float">
            <text:p>3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5205273604926" calcext:value-type="float">
            <text:p>3.5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67524806988812" calcext:value-type="float">
            <text:p>3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0826330418708" calcext:value-type="float">
            <text:p>3.4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09599574115659" calcext:value-type="float">
            <text:p>3.1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2960221871895" calcext:value-type="float">
            <text:p>3.4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972695375217" calcext:value-type="float">
            <text:p>2.9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00440010405239" calcext:value-type="float">
            <text:p>3.0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9713851165574" calcext:value-type="float">
            <text:p>2.8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08454879855482" calcext:value-type="float">
            <text:p>3.0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9653297386848" calcext:value-type="float">
            <text:p>2.9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4127926944791" calcext:value-type="float">
            <text:p>3.24E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20" calcext:value-type="float">
            <text:p>29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00765217771494348" calcext:value-type="float">
            <text:p>0.0076521777</text:p>
          </table:table-cell>
          <table:table-cell table:number-columns-repeated="1023"/>
        </table:table-row>
        <table:table-row table:style-name="ro1">
          <table:table-cell office:value-type="float" office:value="0.00612360640028563" calcext:value-type="float">
            <text:p>0.0061236064</text:p>
          </table:table-cell>
          <table:table-cell table:number-columns-repeated="1023"/>
        </table:table-row>
        <table:table-row table:style-name="ro1">
          <table:table-cell office:value-type="float" office:value="0.00459686626993167" calcext:value-type="float">
            <text:p>0.0045968663</text:p>
          </table:table-cell>
          <table:table-cell table:number-columns-repeated="1023"/>
        </table:table-row>
        <table:table-row table:style-name="ro1">
          <table:table-cell office:value-type="float" office:value="0.00346445692495586" calcext:value-type="float">
            <text:p>0.0034644569</text:p>
          </table:table-cell>
          <table:table-cell table:number-columns-repeated="1023"/>
        </table:table-row>
        <table:table-row table:style-name="ro1">
          <table:table-cell office:value-type="float" office:value="0.00317210999121955" calcext:value-type="float">
            <text:p>0.00317211</text:p>
          </table:table-cell>
          <table:table-cell table:number-columns-repeated="1023"/>
        </table:table-row>
        <table:table-row table:style-name="ro1">
          <table:table-cell office:value-type="float" office:value="0.00263741296566089" calcext:value-type="float">
            <text:p>0.002637413</text:p>
          </table:table-cell>
          <table:table-cell table:number-columns-repeated="1023"/>
        </table:table-row>
        <table:table-row table:style-name="ro1">
          <table:table-cell office:value-type="float" office:value="0.00299822658257055" calcext:value-type="float">
            <text:p>0.0029982266</text:p>
          </table:table-cell>
          <table:table-cell table:number-columns-repeated="1023"/>
        </table:table-row>
        <table:table-row table:style-name="ro1">
          <table:table-cell office:value-type="float" office:value="0.00289568729812731" calcext:value-type="float">
            <text:p>0.0028956873</text:p>
          </table:table-cell>
          <table:table-cell table:number-columns-repeated="1023"/>
        </table:table-row>
        <table:table-row table:style-name="ro1">
          <table:table-cell office:value-type="float" office:value="0.00256229085676698" calcext:value-type="float">
            <text:p>0.0025622909</text:p>
          </table:table-cell>
          <table:table-cell table:number-columns-repeated="1023"/>
        </table:table-row>
        <table:table-row table:style-name="ro1">
          <table:table-cell office:value-type="float" office:value="0.00233476921036792" calcext:value-type="float">
            <text:p>0.0023347692</text:p>
          </table:table-cell>
          <table:table-cell table:number-columns-repeated="1023"/>
        </table:table-row>
        <table:table-row table:style-name="ro1">
          <table:table-cell office:value-type="float" office:value="0.00181085332983784" calcext:value-type="float">
            <text:p>0.0018108533</text:p>
          </table:table-cell>
          <table:table-cell table:number-columns-repeated="1023"/>
        </table:table-row>
        <table:table-row table:style-name="ro1">
          <table:table-cell office:value-type="float" office:value="0.00191163331480543" calcext:value-type="float">
            <text:p>0.0019116333</text:p>
          </table:table-cell>
          <table:table-cell table:number-columns-repeated="1023"/>
        </table:table-row>
        <table:table-row table:style-name="ro1">
          <table:table-cell office:value-type="float" office:value="0.00230334574409007" calcext:value-type="float">
            <text:p>0.0023033457</text:p>
          </table:table-cell>
          <table:table-cell table:number-columns-repeated="1023"/>
        </table:table-row>
        <table:table-row table:style-name="ro1">
          <table:table-cell office:value-type="float" office:value="0.00238666929324724" calcext:value-type="float">
            <text:p>0.0023866693</text:p>
          </table:table-cell>
          <table:table-cell table:number-columns-repeated="1023"/>
        </table:table-row>
        <table:table-row table:style-name="ro1">
          <table:table-cell office:value-type="float" office:value="0.00202942495304913" calcext:value-type="float">
            <text:p>0.002029425</text:p>
          </table:table-cell>
          <table:table-cell table:number-columns-repeated="1023"/>
        </table:table-row>
        <table:table-row table:style-name="ro1">
          <table:table-cell office:value-type="float" office:value="0.00160684031624317" calcext:value-type="float">
            <text:p>0.0016068403</text:p>
          </table:table-cell>
          <table:table-cell table:number-columns-repeated="1023"/>
        </table:table-row>
        <table:table-row table:style-name="ro1">
          <table:table-cell office:value-type="float" office:value="0.00185556730474701" calcext:value-type="float">
            <text:p>0.0018555673</text:p>
          </table:table-cell>
          <table:table-cell table:number-columns-repeated="1023"/>
        </table:table-row>
        <table:table-row table:style-name="ro1">
          <table:table-cell office:value-type="float" office:value="0.00177316898791731" calcext:value-type="float">
            <text:p>0.001773169</text:p>
          </table:table-cell>
          <table:table-cell table:number-columns-repeated="1023"/>
        </table:table-row>
        <table:table-row table:style-name="ro1">
          <table:table-cell office:value-type="float" office:value="0.00173657647134399" calcext:value-type="float">
            <text:p>0.0017365765</text:p>
          </table:table-cell>
          <table:table-cell table:number-columns-repeated="1023"/>
        </table:table-row>
        <table:table-row table:style-name="ro1">
          <table:table-cell office:value-type="float" office:value="0.00175508740433022" calcext:value-type="float">
            <text:p>0.0017550874</text:p>
          </table:table-cell>
          <table:table-cell table:number-columns-repeated="1023"/>
        </table:table-row>
        <table:table-row table:style-name="ro1">
          <table:table-cell office:value-type="float" office:value="0.00194325007216958" calcext:value-type="float">
            <text:p>0.0019432501</text:p>
          </table:table-cell>
          <table:table-cell table:number-columns-repeated="1023"/>
        </table:table-row>
        <table:table-row table:style-name="ro1">
          <table:table-cell office:value-type="float" office:value="0.00237248525945766" calcext:value-type="float">
            <text:p>0.0023724853</text:p>
          </table:table-cell>
          <table:table-cell table:number-columns-repeated="1023"/>
        </table:table-row>
        <table:table-row table:style-name="ro1">
          <table:table-cell office:value-type="float" office:value="0.00246513173645811" calcext:value-type="float">
            <text:p>0.0024651317</text:p>
          </table:table-cell>
          <table:table-cell table:number-columns-repeated="1023"/>
        </table:table-row>
        <table:table-row table:style-name="ro1">
          <table:table-cell office:value-type="float" office:value="0.0029128171951872" calcext:value-type="float">
            <text:p>0.0029128172</text:p>
          </table:table-cell>
          <table:table-cell table:number-columns-repeated="1023"/>
        </table:table-row>
        <table:table-row table:style-name="ro1">
          <table:table-cell office:value-type="float" office:value="0.00307409652363011" calcext:value-type="float">
            <text:p>0.0030740965</text:p>
          </table:table-cell>
          <table:table-cell table:number-columns-repeated="1023"/>
        </table:table-row>
        <table:table-row table:style-name="ro1">
          <table:table-cell office:value-type="float" office:value="0.00281731267381237" calcext:value-type="float">
            <text:p>0.0028173127</text:p>
          </table:table-cell>
          <table:table-cell table:number-columns-repeated="1023"/>
        </table:table-row>
        <table:table-row table:style-name="ro1">
          <table:table-cell office:value-type="float" office:value="0.00324160490267789" calcext:value-type="float">
            <text:p>0.0032416049</text:p>
          </table:table-cell>
          <table:table-cell table:number-columns-repeated="1023"/>
        </table:table-row>
        <table:table-row table:style-name="ro1">
          <table:table-cell office:value-type="float" office:value="0.00303530033967512" calcext:value-type="float">
            <text:p>0.0030353003</text:p>
          </table:table-cell>
          <table:table-cell table:number-columns-repeated="1023"/>
        </table:table-row>
        <table:table-row table:style-name="ro1">
          <table:table-cell office:value-type="float" office:value="0.00304217118469469" calcext:value-type="float">
            <text:p>0.0030421712</text:p>
          </table:table-cell>
          <table:table-cell table:number-columns-repeated="1023"/>
        </table:table-row>
        <table:table-row table:style-name="ro1">
          <table:table-cell office:value-type="float" office:value="0.00419909001948454" calcext:value-type="float">
            <text:p>0.00419909</text:p>
          </table:table-cell>
          <table:table-cell table:number-columns-repeated="1023"/>
        </table:table-row>
        <table:table-row table:style-name="ro1">
          <table:table-cell office:value-type="float" office:value="0.00452135650220364" calcext:value-type="float">
            <text:p>0.0045213565</text:p>
          </table:table-cell>
          <table:table-cell table:number-columns-repeated="1023"/>
        </table:table-row>
        <table:table-row table:style-name="ro1">
          <table:table-cell office:value-type="float" office:value="0.00461666576418632" calcext:value-type="float">
            <text:p>0.0046166658</text:p>
          </table:table-cell>
          <table:table-cell table:number-columns-repeated="1023"/>
        </table:table-row>
        <table:table-row table:style-name="ro1">
          <table:table-cell office:value-type="float" office:value="0.00509237907418624" calcext:value-type="float">
            <text:p>0.0050923791</text:p>
          </table:table-cell>
          <table:table-cell table:number-columns-repeated="1023"/>
        </table:table-row>
        <table:table-row table:style-name="ro1">
          <table:table-cell office:value-type="float" office:value="0.00517744424799456" calcext:value-type="float">
            <text:p>0.0051774442</text:p>
          </table:table-cell>
          <table:table-cell table:number-columns-repeated="1023"/>
        </table:table-row>
        <table:table-row table:style-name="ro1">
          <table:table-cell office:value-type="float" office:value="0.00710267457120941" calcext:value-type="float">
            <text:p>0.0071026746</text:p>
          </table:table-cell>
          <table:table-cell table:number-columns-repeated="1023"/>
        </table:table-row>
        <table:table-row table:style-name="ro1">
          <table:table-cell office:value-type="float" office:value="0.00533158018112884" calcext:value-type="float">
            <text:p>0.0053315802</text:p>
          </table:table-cell>
          <table:table-cell table:number-columns-repeated="1023"/>
        </table:table-row>
        <table:table-row table:style-name="ro1">
          <table:table-cell office:value-type="float" office:value="0.00611830736338124" calcext:value-type="float">
            <text:p>0.0061183074</text:p>
          </table:table-cell>
          <table:table-cell table:number-columns-repeated="1023"/>
        </table:table-row>
        <table:table-row table:style-name="ro1">
          <table:table-cell office:value-type="float" office:value="0.00672673380048587" calcext:value-type="float">
            <text:p>0.0067267338</text:p>
          </table:table-cell>
          <table:table-cell table:number-columns-repeated="1023"/>
        </table:table-row>
        <table:table-row table:style-name="ro1">
          <table:table-cell office:value-type="float" office:value="0.00627478698740392" calcext:value-type="float">
            <text:p>0.006274787</text:p>
          </table:table-cell>
          <table:table-cell table:number-columns-repeated="1023"/>
        </table:table-row>
        <table:table-row table:style-name="ro1">
          <table:table-cell office:value-type="float" office:value="0.00610566586875853" calcext:value-type="float">
            <text:p>0.0061056659</text:p>
          </table:table-cell>
          <table:table-cell table:number-columns-repeated="1023"/>
        </table:table-row>
        <table:table-row table:style-name="ro1">
          <table:table-cell office:value-type="float" office:value="0.00597620796890986" calcext:value-type="float">
            <text:p>0.005976208</text:p>
          </table:table-cell>
          <table:table-cell table:number-columns-repeated="1023"/>
        </table:table-row>
        <table:table-row table:style-name="ro1">
          <table:table-cell office:value-type="float" office:value="0.00557168174514667" calcext:value-type="float">
            <text:p>0.0055716817</text:p>
          </table:table-cell>
          <table:table-cell table:number-columns-repeated="1023"/>
        </table:table-row>
        <table:table-row table:style-name="ro1">
          <table:table-cell office:value-type="float" office:value="0.00589415310452578" calcext:value-type="float">
            <text:p>0.0058941531</text:p>
          </table:table-cell>
          <table:table-cell table:number-columns-repeated="1023"/>
        </table:table-row>
        <table:table-row table:style-name="ro1">
          <table:table-cell office:value-type="float" office:value="0.00685623702915189" calcext:value-type="float">
            <text:p>0.006856237</text:p>
          </table:table-cell>
          <table:table-cell table:number-columns-repeated="1023"/>
        </table:table-row>
        <table:table-row table:style-name="ro1">
          <table:table-cell office:value-type="float" office:value="0.00837574618634807" calcext:value-type="float">
            <text:p>0.0083757462</text:p>
          </table:table-cell>
          <table:table-cell table:number-columns-repeated="1023"/>
        </table:table-row>
        <table:table-row table:style-name="ro1">
          <table:table-cell office:value-type="float" office:value="0.00890565841211997" calcext:value-type="float">
            <text:p>0.0089056584</text:p>
          </table:table-cell>
          <table:table-cell table:number-columns-repeated="1023"/>
        </table:table-row>
        <table:table-row table:style-name="ro1">
          <table:table-cell office:value-type="float" office:value="0.0111418646289963" calcext:value-type="float">
            <text:p>0.0111418646</text:p>
          </table:table-cell>
          <table:table-cell table:number-columns-repeated="1023"/>
        </table:table-row>
        <table:table-row table:style-name="ro1">
          <table:table-cell office:value-type="float" office:value="0.0117837286036459" calcext:value-type="float">
            <text:p>0.0117837286</text:p>
          </table:table-cell>
          <table:table-cell table:number-columns-repeated="1023"/>
        </table:table-row>
        <table:table-row table:style-name="ro1">
          <table:table-cell office:value-type="float" office:value="0.0123278733062324" calcext:value-type="float">
            <text:p>0.0123278733</text:p>
          </table:table-cell>
          <table:table-cell table:number-columns-repeated="1023"/>
        </table:table-row>
        <table:table-row table:style-name="ro1">
          <table:table-cell office:value-type="float" office:value="0.0135194352158849" calcext:value-type="float">
            <text:p>0.0135194352</text:p>
          </table:table-cell>
          <table:table-cell table:number-columns-repeated="1023"/>
        </table:table-row>
        <table:table-row table:style-name="ro1">
          <table:table-cell office:value-type="float" office:value="0.0135360407111855" calcext:value-type="float">
            <text:p>0.0135360407</text:p>
          </table:table-cell>
          <table:table-cell table:number-columns-repeated="1023"/>
        </table:table-row>
        <table:table-row table:style-name="ro1">
          <table:table-cell office:value-type="float" office:value="0.014265483076444" calcext:value-type="float">
            <text:p>0.0142654831</text:p>
          </table:table-cell>
          <table:table-cell table:number-columns-repeated="1023"/>
        </table:table-row>
        <table:table-row table:style-name="ro1">
          <table:table-cell office:value-type="float" office:value="0.0128480509597375" calcext:value-type="float">
            <text:p>0.012848051</text:p>
          </table:table-cell>
          <table:table-cell table:number-columns-repeated="1023"/>
        </table:table-row>
        <table:table-row table:style-name="ro1">
          <table:table-cell office:value-type="float" office:value="0.0129165251820671" calcext:value-type="float">
            <text:p>0.0129165252</text:p>
          </table:table-cell>
          <table:table-cell table:number-columns-repeated="1023"/>
        </table:table-row>
        <table:table-row table:style-name="ro1">
          <table:table-cell office:value-type="float" office:value="0.0135880528434017" calcext:value-type="float">
            <text:p>0.0135880528</text:p>
          </table:table-cell>
          <table:table-cell table:number-columns-repeated="1023"/>
        </table:table-row>
        <table:table-row table:style-name="ro1">
          <table:table-cell office:value-type="float" office:value="0.0145263641158701" calcext:value-type="float">
            <text:p>0.0145263641</text:p>
          </table:table-cell>
          <table:table-cell table:number-columns-repeated="1023"/>
        </table:table-row>
        <table:table-row table:style-name="ro1">
          <table:table-cell office:value-type="float" office:value="0.0143247653403005" calcext:value-type="float">
            <text:p>0.0143247653</text:p>
          </table:table-cell>
          <table:table-cell table:number-columns-repeated="1023"/>
        </table:table-row>
        <table:table-row table:style-name="ro1">
          <table:table-cell office:value-type="float" office:value="0.014595344868172" calcext:value-type="float">
            <text:p>0.0145953449</text:p>
          </table:table-cell>
          <table:table-cell table:number-columns-repeated="1023"/>
        </table:table-row>
        <table:table-row table:style-name="ro1">
          <table:table-cell office:value-type="float" office:value="0.0152133589381749" calcext:value-type="float">
            <text:p>0.0152133589</text:p>
          </table:table-cell>
          <table:table-cell table:number-columns-repeated="1023"/>
        </table:table-row>
        <table:table-row table:style-name="ro1">
          <table:table-cell office:value-type="float" office:value="0.0164465475506463" calcext:value-type="float">
            <text:p>0.0164465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90" calcext:value-type="float">
            <text:p>269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0066684800386614" calcext:value-type="float">
            <text:p>0.00666848</text:p>
          </table:table-cell>
          <table:table-cell table:number-columns-repeated="1023"/>
        </table:table-row>
        <table:table-row table:style-name="ro1">
          <table:table-cell office:value-type="float" office:value="0.00546426714440872" calcext:value-type="float">
            <text:p>0.0054642671</text:p>
          </table:table-cell>
          <table:table-cell table:number-columns-repeated="1023"/>
        </table:table-row>
        <table:table-row table:style-name="ro1">
          <table:table-cell office:value-type="float" office:value="0.00425291351040654" calcext:value-type="float">
            <text:p>0.0042529135</text:p>
          </table:table-cell>
          <table:table-cell table:number-columns-repeated="1023"/>
        </table:table-row>
        <table:table-row table:style-name="ro1">
          <table:table-cell office:value-type="float" office:value="0.00471230743946765" calcext:value-type="float">
            <text:p>0.0047123074</text:p>
          </table:table-cell>
          <table:table-cell table:number-columns-repeated="1023"/>
        </table:table-row>
        <table:table-row table:style-name="ro1">
          <table:table-cell office:value-type="float" office:value="0.00350166961543573" calcext:value-type="float">
            <text:p>0.0035016696</text:p>
          </table:table-cell>
          <table:table-cell table:number-columns-repeated="1023"/>
        </table:table-row>
        <table:table-row table:style-name="ro1">
          <table:table-cell office:value-type="float" office:value="0.00357438110519799" calcext:value-type="float">
            <text:p>0.0035743811</text:p>
          </table:table-cell>
          <table:table-cell table:number-columns-repeated="1023"/>
        </table:table-row>
        <table:table-row table:style-name="ro1">
          <table:table-cell office:value-type="float" office:value="0.00412297215878005" calcext:value-type="float">
            <text:p>0.0041229722</text:p>
          </table:table-cell>
          <table:table-cell table:number-columns-repeated="1023"/>
        </table:table-row>
        <table:table-row table:style-name="ro1">
          <table:table-cell office:value-type="float" office:value="0.00434789722448292" calcext:value-type="float">
            <text:p>0.0043478972</text:p>
          </table:table-cell>
          <table:table-cell table:number-columns-repeated="1023"/>
        </table:table-row>
        <table:table-row table:style-name="ro1">
          <table:table-cell office:value-type="float" office:value="0.00414295468381696" calcext:value-type="float">
            <text:p>0.0041429547</text:p>
          </table:table-cell>
          <table:table-cell table:number-columns-repeated="1023"/>
        </table:table-row>
        <table:table-row table:style-name="ro1">
          <table:table-cell office:value-type="float" office:value="0.00322869234669004" calcext:value-type="float">
            <text:p>0.0032286923</text:p>
          </table:table-cell>
          <table:table-cell table:number-columns-repeated="1023"/>
        </table:table-row>
        <table:table-row table:style-name="ro1">
          <table:table-cell office:value-type="float" office:value="0.00340430579506066" calcext:value-type="float">
            <text:p>0.0034043058</text:p>
          </table:table-cell>
          <table:table-cell table:number-columns-repeated="1023"/>
        </table:table-row>
        <table:table-row table:style-name="ro1">
          <table:table-cell office:value-type="float" office:value="0.00390535778540605" calcext:value-type="float">
            <text:p>0.0039053578</text:p>
          </table:table-cell>
          <table:table-cell table:number-columns-repeated="1023"/>
        </table:table-row>
        <table:table-row table:style-name="ro1">
          <table:table-cell office:value-type="float" office:value="0.00471783825779173" calcext:value-type="float">
            <text:p>0.0047178383</text:p>
          </table:table-cell>
          <table:table-cell table:number-columns-repeated="1023"/>
        </table:table-row>
        <table:table-row table:style-name="ro1">
          <table:table-cell office:value-type="float" office:value="0.00475270086706358" calcext:value-type="float">
            <text:p>0.0047527009</text:p>
          </table:table-cell>
          <table:table-cell table:number-columns-repeated="1023"/>
        </table:table-row>
        <table:table-row table:style-name="ro1">
          <table:table-cell office:value-type="float" office:value="0.00409098791126997" calcext:value-type="float">
            <text:p>0.0040909879</text:p>
          </table:table-cell>
          <table:table-cell table:number-columns-repeated="1023"/>
        </table:table-row>
        <table:table-row table:style-name="ro1">
          <table:table-cell office:value-type="float" office:value="0.00354010621508021" calcext:value-type="float">
            <text:p>0.0035401062</text:p>
          </table:table-cell>
          <table:table-cell table:number-columns-repeated="1023"/>
        </table:table-row>
        <table:table-row table:style-name="ro1">
          <table:table-cell office:value-type="float" office:value="0.00340637202329834" calcext:value-type="float">
            <text:p>0.003406372</text:p>
          </table:table-cell>
          <table:table-cell table:number-columns-repeated="1023"/>
        </table:table-row>
        <table:table-row table:style-name="ro1">
          <table:table-cell office:value-type="float" office:value="0.00308394496503241" calcext:value-type="float">
            <text:p>0.003083945</text:p>
          </table:table-cell>
          <table:table-cell table:number-columns-repeated="1023"/>
        </table:table-row>
        <table:table-row table:style-name="ro1">
          <table:table-cell office:value-type="float" office:value="0.00344478705541449" calcext:value-type="float">
            <text:p>0.0034447871</text:p>
          </table:table-cell>
          <table:table-cell table:number-columns-repeated="1023"/>
        </table:table-row>
        <table:table-row table:style-name="ro1">
          <table:table-cell office:value-type="float" office:value="0.00321890533376491" calcext:value-type="float">
            <text:p>0.0032189053</text:p>
          </table:table-cell>
          <table:table-cell table:number-columns-repeated="1023"/>
        </table:table-row>
        <table:table-row table:style-name="ro1">
          <table:table-cell office:value-type="float" office:value="0.00329340155001386" calcext:value-type="float">
            <text:p>0.0032934016</text:p>
          </table:table-cell>
          <table:table-cell table:number-columns-repeated="1023"/>
        </table:table-row>
        <table:table-row table:style-name="ro1">
          <table:table-cell office:value-type="float" office:value="0.00362438461677769" calcext:value-type="float">
            <text:p>0.0036243846</text:p>
          </table:table-cell>
          <table:table-cell table:number-columns-repeated="1023"/>
        </table:table-row>
        <table:table-row table:style-name="ro1">
          <table:table-cell office:value-type="float" office:value="0.00344494580526385" calcext:value-type="float">
            <text:p>0.0034449458</text:p>
          </table:table-cell>
          <table:table-cell table:number-columns-repeated="1023"/>
        </table:table-row>
        <table:table-row table:style-name="ro1">
          <table:table-cell office:value-type="float" office:value="0.00279032167846265" calcext:value-type="float">
            <text:p>0.0027903217</text:p>
          </table:table-cell>
          <table:table-cell table:number-columns-repeated="1023"/>
        </table:table-row>
        <table:table-row table:style-name="ro1">
          <table:table-cell office:value-type="float" office:value="0.00278796338724474" calcext:value-type="float">
            <text:p>0.0027879634</text:p>
          </table:table-cell>
          <table:table-cell table:number-columns-repeated="1023"/>
        </table:table-row>
        <table:table-row table:style-name="ro1">
          <table:table-cell office:value-type="float" office:value="0.00296260456029569" calcext:value-type="float">
            <text:p>0.0029626046</text:p>
          </table:table-cell>
          <table:table-cell table:number-columns-repeated="1023"/>
        </table:table-row>
        <table:table-row table:style-name="ro1">
          <table:table-cell office:value-type="float" office:value="0.00279829506829171" calcext:value-type="float">
            <text:p>0.0027982951</text:p>
          </table:table-cell>
          <table:table-cell table:number-columns-repeated="1023"/>
        </table:table-row>
        <table:table-row table:style-name="ro1">
          <table:table-cell office:value-type="float" office:value="0.00255745063844372" calcext:value-type="float">
            <text:p>0.0025574506</text:p>
          </table:table-cell>
          <table:table-cell table:number-columns-repeated="1023"/>
        </table:table-row>
        <table:table-row table:style-name="ro1">
          <table:table-cell office:value-type="float" office:value="0.00250560312857335" calcext:value-type="float">
            <text:p>0.0025056031</text:p>
          </table:table-cell>
          <table:table-cell table:number-columns-repeated="1023"/>
        </table:table-row>
        <table:table-row table:style-name="ro1">
          <table:table-cell office:value-type="float" office:value="0.00231692955896279" calcext:value-type="float">
            <text:p>0.0023169296</text:p>
          </table:table-cell>
          <table:table-cell table:number-columns-repeated="1023"/>
        </table:table-row>
        <table:table-row table:style-name="ro1">
          <table:table-cell office:value-type="float" office:value="0.00227907846703243" calcext:value-type="float">
            <text:p>0.0022790785</text:p>
          </table:table-cell>
          <table:table-cell table:number-columns-repeated="1023"/>
        </table:table-row>
        <table:table-row table:style-name="ro1">
          <table:table-cell office:value-type="float" office:value="0.00215011836669071" calcext:value-type="float">
            <text:p>0.0021501184</text:p>
          </table:table-cell>
          <table:table-cell table:number-columns-repeated="1023"/>
        </table:table-row>
        <table:table-row table:style-name="ro1">
          <table:table-cell office:value-type="float" office:value="0.00227526803904139" calcext:value-type="float">
            <text:p>0.002275268</text:p>
          </table:table-cell>
          <table:table-cell table:number-columns-repeated="1023"/>
        </table:table-row>
        <table:table-row table:style-name="ro1">
          <table:table-cell office:value-type="float" office:value="0.00211651138867181" calcext:value-type="float">
            <text:p>0.0021165114</text:p>
          </table:table-cell>
          <table:table-cell table:number-columns-repeated="1023"/>
        </table:table-row>
        <table:table-row table:style-name="ro1">
          <table:table-cell office:value-type="float" office:value="0.00221126350860488" calcext:value-type="float">
            <text:p>0.0022112635</text:p>
          </table:table-cell>
          <table:table-cell table:number-columns-repeated="1023"/>
        </table:table-row>
        <table:table-row table:style-name="ro1">
          <table:table-cell office:value-type="float" office:value="0.00224188643130022" calcext:value-type="float">
            <text:p>0.0022418864</text:p>
          </table:table-cell>
          <table:table-cell table:number-columns-repeated="1023"/>
        </table:table-row>
        <table:table-row table:style-name="ro1">
          <table:table-cell office:value-type="float" office:value="0.0025188551477089" calcext:value-type="float">
            <text:p>0.0025188551</text:p>
          </table:table-cell>
          <table:table-cell table:number-columns-repeated="1023"/>
        </table:table-row>
        <table:table-row table:style-name="ro1">
          <table:table-cell office:value-type="float" office:value="0.00283959686739189" calcext:value-type="float">
            <text:p>0.0028395969</text:p>
          </table:table-cell>
          <table:table-cell table:number-columns-repeated="1023"/>
        </table:table-row>
        <table:table-row table:style-name="ro1">
          <table:table-cell office:value-type="float" office:value="0.00239243092486876" calcext:value-type="float">
            <text:p>0.0023924309</text:p>
          </table:table-cell>
          <table:table-cell table:number-columns-repeated="1023"/>
        </table:table-row>
        <table:table-row table:style-name="ro1">
          <table:table-cell office:value-type="float" office:value="0.0024909551576402" calcext:value-type="float">
            <text:p>0.0024909552</text:p>
          </table:table-cell>
          <table:table-cell table:number-columns-repeated="1023"/>
        </table:table-row>
        <table:table-row table:style-name="ro1">
          <table:table-cell office:value-type="float" office:value="0.00266122867436207" calcext:value-type="float">
            <text:p>0.0026612287</text:p>
          </table:table-cell>
          <table:table-cell table:number-columns-repeated="1023"/>
        </table:table-row>
        <table:table-row table:style-name="ro1">
          <table:table-cell office:value-type="float" office:value="0.00292875704680773" calcext:value-type="float">
            <text:p>0.002928757</text:p>
          </table:table-cell>
          <table:table-cell table:number-columns-repeated="1023"/>
        </table:table-row>
        <table:table-row table:style-name="ro1">
          <table:table-cell office:value-type="float" office:value="0.00327072763730335" calcext:value-type="float">
            <text:p>0.0032707276</text:p>
          </table:table-cell>
          <table:table-cell table:number-columns-repeated="1023"/>
        </table:table-row>
        <table:table-row table:style-name="ro1">
          <table:table-cell office:value-type="float" office:value="0.00407283115114419" calcext:value-type="float">
            <text:p>0.0040728312</text:p>
          </table:table-cell>
          <table:table-cell table:number-columns-repeated="1023"/>
        </table:table-row>
        <table:table-row table:style-name="ro1">
          <table:table-cell office:value-type="float" office:value="0.004331076017706" calcext:value-type="float">
            <text:p>0.004331076</text:p>
          </table:table-cell>
          <table:table-cell table:number-columns-repeated="1023"/>
        </table:table-row>
        <table:table-row table:style-name="ro1">
          <table:table-cell office:value-type="float" office:value="0.00448546724489051" calcext:value-type="float">
            <text:p>0.0044854672</text:p>
          </table:table-cell>
          <table:table-cell table:number-columns-repeated="1023"/>
        </table:table-row>
        <table:table-row table:style-name="ro1">
          <table:table-cell office:value-type="float" office:value="0.00564108669611643" calcext:value-type="float">
            <text:p>0.0056410867</text:p>
          </table:table-cell>
          <table:table-cell table:number-columns-repeated="1023"/>
        </table:table-row>
        <table:table-row table:style-name="ro1">
          <table:table-cell office:value-type="float" office:value="0.00519778906446829" calcext:value-type="float">
            <text:p>0.0051977891</text:p>
          </table:table-cell>
          <table:table-cell table:number-columns-repeated="1023"/>
        </table:table-row>
        <table:table-row table:style-name="ro1">
          <table:table-cell office:value-type="float" office:value="0.00555995710833108" calcext:value-type="float">
            <text:p>0.0055599571</text:p>
          </table:table-cell>
          <table:table-cell table:number-columns-repeated="1023"/>
        </table:table-row>
        <table:table-row table:style-name="ro1">
          <table:table-cell office:value-type="float" office:value="0.00701998670336453" calcext:value-type="float">
            <text:p>0.0070199867</text:p>
          </table:table-cell>
          <table:table-cell table:number-columns-repeated="1023"/>
        </table:table-row>
        <table:table-row table:style-name="ro1">
          <table:table-cell office:value-type="float" office:value="0.00755819862710325" calcext:value-type="float">
            <text:p>0.0075581986</text:p>
          </table:table-cell>
          <table:table-cell table:number-columns-repeated="1023"/>
        </table:table-row>
        <table:table-row table:style-name="ro1">
          <table:table-cell office:value-type="float" office:value="0.007292293180009" calcext:value-type="float">
            <text:p>0.0072922932</text:p>
          </table:table-cell>
          <table:table-cell table:number-columns-repeated="1023"/>
        </table:table-row>
        <table:table-row table:style-name="ro1">
          <table:table-cell office:value-type="float" office:value="0.00841938391395056" calcext:value-type="float">
            <text:p>0.0084193839</text:p>
          </table:table-cell>
          <table:table-cell table:number-columns-repeated="1023"/>
        </table:table-row>
        <table:table-row table:style-name="ro1">
          <table:table-cell office:value-type="float" office:value="0.0105887746152414" calcext:value-type="float">
            <text:p>0.0105887746</text:p>
          </table:table-cell>
          <table:table-cell table:number-columns-repeated="1023"/>
        </table:table-row>
        <table:table-row table:style-name="ro1">
          <table:table-cell office:value-type="float" office:value="0.0113793420053971" calcext:value-type="float">
            <text:p>0.011379342</text:p>
          </table:table-cell>
          <table:table-cell table:number-columns-repeated="1023"/>
        </table:table-row>
        <table:table-row table:style-name="ro1">
          <table:table-cell office:value-type="float" office:value="0.0120210793624902" calcext:value-type="float">
            <text:p>0.0120210794</text:p>
          </table:table-cell>
          <table:table-cell table:number-columns-repeated="1023"/>
        </table:table-row>
        <table:table-row table:style-name="ro1">
          <table:table-cell office:value-type="float" office:value="0.0110216387420317" calcext:value-type="float">
            <text:p>0.0110216387</text:p>
          </table:table-cell>
          <table:table-cell table:number-columns-repeated="1023"/>
        </table:table-row>
        <table:table-row table:style-name="ro1">
          <table:table-cell office:value-type="float" office:value="0.0101236501967536" calcext:value-type="float">
            <text:p>0.0101236502</text:p>
          </table:table-cell>
          <table:table-cell table:number-columns-repeated="1023"/>
        </table:table-row>
        <table:table-row table:style-name="ro1">
          <table:table-cell office:value-type="float" office:value="0.0106340876778738" calcext:value-type="float">
            <text:p>0.0106340877</text:p>
          </table:table-cell>
          <table:table-cell table:number-columns-repeated="1023"/>
        </table:table-row>
        <table:table-row table:style-name="ro1">
          <table:table-cell office:value-type="float" office:value="0.0097715058437073" calcext:value-type="float">
            <text:p>0.0097715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24" calcext:value-type="float">
            <text:p>24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00795895757555961" calcext:value-type="float">
            <text:p>0.0079589576</text:p>
          </table:table-cell>
          <table:table-cell table:number-columns-repeated="1023"/>
        </table:table-row>
        <table:table-row table:style-name="ro1">
          <table:table-cell office:value-type="float" office:value="0.00448172886458424" calcext:value-type="float">
            <text:p>0.0044817289</text:p>
          </table:table-cell>
          <table:table-cell table:number-columns-repeated="1023"/>
        </table:table-row>
        <table:table-row table:style-name="ro1">
          <table:table-cell office:value-type="float" office:value="0.00347325656131088" calcext:value-type="float">
            <text:p>0.0034732566</text:p>
          </table:table-cell>
          <table:table-cell table:number-columns-repeated="1023"/>
        </table:table-row>
        <table:table-row table:style-name="ro1">
          <table:table-cell office:value-type="float" office:value="0.00320346676375715" calcext:value-type="float">
            <text:p>0.0032034668</text:p>
          </table:table-cell>
          <table:table-cell table:number-columns-repeated="1023"/>
        </table:table-row>
        <table:table-row table:style-name="ro1">
          <table:table-cell office:value-type="float" office:value="0.00305405732554608" calcext:value-type="float">
            <text:p>0.0030540573</text:p>
          </table:table-cell>
          <table:table-cell table:number-columns-repeated="1023"/>
        </table:table-row>
        <table:table-row table:style-name="ro1">
          <table:table-cell office:value-type="float" office:value="0.00368299917638539" calcext:value-type="float">
            <text:p>0.0036829992</text:p>
          </table:table-cell>
          <table:table-cell table:number-columns-repeated="1023"/>
        </table:table-row>
        <table:table-row table:style-name="ro1">
          <table:table-cell office:value-type="float" office:value="0.00272223094635724" calcext:value-type="float">
            <text:p>0.0027222309</text:p>
          </table:table-cell>
          <table:table-cell table:number-columns-repeated="1023"/>
        </table:table-row>
        <table:table-row table:style-name="ro1">
          <table:table-cell office:value-type="float" office:value="0.00215202771178245" calcext:value-type="float">
            <text:p>0.0021520277</text:p>
          </table:table-cell>
          <table:table-cell table:number-columns-repeated="1023"/>
        </table:table-row>
        <table:table-row table:style-name="ro1">
          <table:table-cell office:value-type="float" office:value="0.00279904569069897" calcext:value-type="float">
            <text:p>0.0027990457</text:p>
          </table:table-cell>
          <table:table-cell table:number-columns-repeated="1023"/>
        </table:table-row>
        <table:table-row table:style-name="ro1">
          <table:table-cell office:value-type="float" office:value="0.00238929499368706" calcext:value-type="float">
            <text:p>0.002389295</text:p>
          </table:table-cell>
          <table:table-cell table:number-columns-repeated="1023"/>
        </table:table-row>
        <table:table-row table:style-name="ro1">
          <table:table-cell office:value-type="float" office:value="0.00228462522171709" calcext:value-type="float">
            <text:p>0.0022846252</text:p>
          </table:table-cell>
          <table:table-cell table:number-columns-repeated="1023"/>
        </table:table-row>
        <table:table-row table:style-name="ro1">
          <table:table-cell office:value-type="float" office:value="0.00192962999484507" calcext:value-type="float">
            <text:p>0.00192963</text:p>
          </table:table-cell>
          <table:table-cell table:number-columns-repeated="1023"/>
        </table:table-row>
        <table:table-row table:style-name="ro1">
          <table:table-cell office:value-type="float" office:value="0.00142364304075244" calcext:value-type="float">
            <text:p>0.001423643</text:p>
          </table:table-cell>
          <table:table-cell table:number-columns-repeated="1023"/>
        </table:table-row>
        <table:table-row table:style-name="ro1">
          <table:table-cell office:value-type="float" office:value="0.0015540828778591" calcext:value-type="float">
            <text:p>0.0015540829</text:p>
          </table:table-cell>
          <table:table-cell table:number-columns-repeated="1023"/>
        </table:table-row>
        <table:table-row table:style-name="ro1">
          <table:table-cell office:value-type="float" office:value="0.00158247475286422" calcext:value-type="float">
            <text:p>0.0015824748</text:p>
          </table:table-cell>
          <table:table-cell table:number-columns-repeated="1023"/>
        </table:table-row>
        <table:table-row table:style-name="ro1">
          <table:table-cell office:value-type="float" office:value="0.00210594301625495" calcext:value-type="float">
            <text:p>0.002105943</text:p>
          </table:table-cell>
          <table:table-cell table:number-columns-repeated="1023"/>
        </table:table-row>
        <table:table-row table:style-name="ro1">
          <table:table-cell office:value-type="float" office:value="0.00191216115659059" calcext:value-type="float">
            <text:p>0.0019121612</text:p>
          </table:table-cell>
          <table:table-cell table:number-columns-repeated="1023"/>
        </table:table-row>
        <table:table-row table:style-name="ro1">
          <table:table-cell office:value-type="float" office:value="0.00191867000046117" calcext:value-type="float">
            <text:p>0.00191867</text:p>
          </table:table-cell>
          <table:table-cell table:number-columns-repeated="1023"/>
        </table:table-row>
        <table:table-row table:style-name="ro1">
          <table:table-cell office:value-type="float" office:value="0.0017562356171562" calcext:value-type="float">
            <text:p>0.0017562356</text:p>
          </table:table-cell>
          <table:table-cell table:number-columns-repeated="1023"/>
        </table:table-row>
        <table:table-row table:style-name="ro1">
          <table:table-cell office:value-type="float" office:value="0.00183354899875969" calcext:value-type="float">
            <text:p>0.001833549</text:p>
          </table:table-cell>
          <table:table-cell table:number-columns-repeated="1023"/>
        </table:table-row>
        <table:table-row table:style-name="ro1">
          <table:table-cell office:value-type="float" office:value="0.00150565588714897" calcext:value-type="float">
            <text:p>0.0015056559</text:p>
          </table:table-cell>
          <table:table-cell table:number-columns-repeated="1023"/>
        </table:table-row>
        <table:table-row table:style-name="ro1">
          <table:table-cell office:value-type="float" office:value="0.00184354791484376" calcext:value-type="float">
            <text:p>0.0018435479</text:p>
          </table:table-cell>
          <table:table-cell table:number-columns-repeated="1023"/>
        </table:table-row>
        <table:table-row table:style-name="ro1">
          <table:table-cell office:value-type="float" office:value="0.00171622389042027" calcext:value-type="float">
            <text:p>0.0017162239</text:p>
          </table:table-cell>
          <table:table-cell table:number-columns-repeated="1023"/>
        </table:table-row>
        <table:table-row table:style-name="ro1">
          <table:table-cell office:value-type="float" office:value="0.00159818607529321" calcext:value-type="float">
            <text:p>0.0015981861</text:p>
          </table:table-cell>
          <table:table-cell table:number-columns-repeated="1023"/>
        </table:table-row>
        <table:table-row table:style-name="ro1">
          <table:table-cell office:value-type="float" office:value="0.00185312462761175" calcext:value-type="float">
            <text:p>0.0018531246</text:p>
          </table:table-cell>
          <table:table-cell table:number-columns-repeated="1023"/>
        </table:table-row>
        <table:table-row table:style-name="ro1">
          <table:table-cell office:value-type="float" office:value="0.00116636870361208" calcext:value-type="float">
            <text:p>0.0011663687</text:p>
          </table:table-cell>
          <table:table-cell table:number-columns-repeated="1023"/>
        </table:table-row>
        <table:table-row table:style-name="ro1">
          <table:table-cell office:value-type="float" office:value="0.00110647603887438" calcext:value-type="float">
            <text:p>0.00110647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8473446180698" calcext:value-type="float">
            <text:p>9.8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03494821126552" calcext:value-type="float">
            <text:p>9.03E-04</text:p>
          </table:table-cell>
          <table:table-cell table:number-columns-repeated="1023"/>
        </table:table-row>
        <table:table-row table:style-name="ro1">
          <table:table-cell office:value-type="float" office:value="0.00150143328193342" calcext:value-type="float">
            <text:p>0.0015014333</text:p>
          </table:table-cell>
          <table:table-cell table:number-columns-repeated="1023"/>
        </table:table-row>
        <table:table-row table:style-name="ro1">
          <table:table-cell office:value-type="float" office:value="0.001080856590892" calcext:value-type="float">
            <text:p>0.0010808566</text:p>
          </table:table-cell>
          <table:table-cell table:number-columns-repeated="1023"/>
        </table:table-row>
        <table:table-row table:style-name="ro1">
          <table:table-cell office:value-type="float" office:value="0.00142794822521876" calcext:value-type="float">
            <text:p>0.0014279482</text:p>
          </table:table-cell>
          <table:table-cell table:number-columns-repeated="1023"/>
        </table:table-row>
        <table:table-row table:style-name="ro1">
          <table:table-cell office:value-type="float" office:value="0.0012852257805156" calcext:value-type="float">
            <text:p>0.0012852258</text:p>
          </table:table-cell>
          <table:table-cell table:number-columns-repeated="1023"/>
        </table:table-row>
        <table:table-row table:style-name="ro1">
          <table:table-cell office:value-type="float" office:value="0.00132031086324001" calcext:value-type="float">
            <text:p>0.0013203109</text:p>
          </table:table-cell>
          <table:table-cell table:number-columns-repeated="1023"/>
        </table:table-row>
        <table:table-row table:style-name="ro1">
          <table:table-cell office:value-type="float" office:value="0.00187911156542943" calcext:value-type="float">
            <text:p>0.0018791116</text:p>
          </table:table-cell>
          <table:table-cell table:number-columns-repeated="1023"/>
        </table:table-row>
        <table:table-row table:style-name="ro1">
          <table:table-cell office:value-type="float" office:value="0.00184649039244032" calcext:value-type="float">
            <text:p>0.0018464904</text:p>
          </table:table-cell>
          <table:table-cell table:number-columns-repeated="1023"/>
        </table:table-row>
        <table:table-row table:style-name="ro1">
          <table:table-cell office:value-type="float" office:value="0.00149558190559602" calcext:value-type="float">
            <text:p>0.0014955819</text:p>
          </table:table-cell>
          <table:table-cell table:number-columns-repeated="1023"/>
        </table:table-row>
        <table:table-row table:style-name="ro1">
          <table:table-cell office:value-type="float" office:value="0.00116989839840431" calcext:value-type="float">
            <text:p>0.0011698984</text:p>
          </table:table-cell>
          <table:table-cell table:number-columns-repeated="1023"/>
        </table:table-row>
        <table:table-row table:style-name="ro1">
          <table:table-cell office:value-type="float" office:value="0.0010476914251837" calcext:value-type="float">
            <text:p>0.0010476914</text:p>
          </table:table-cell>
          <table:table-cell table:number-columns-repeated="1023"/>
        </table:table-row>
        <table:table-row table:style-name="ro1">
          <table:table-cell office:value-type="float" office:value="0.00102502179233875" calcext:value-type="float">
            <text:p>0.0010250218</text:p>
          </table:table-cell>
          <table:table-cell table:number-columns-repeated="1023"/>
        </table:table-row>
        <table:table-row table:style-name="ro1">
          <table:table-cell office:value-type="float" office:value="0.00122045911322842" calcext:value-type="float">
            <text:p>0.0012204591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21536360073222" calcext:value-type="float">
            <text:p>9.22E-04</text:p>
          </table:table-cell>
          <table:table-cell table:number-columns-repeated="1023"/>
        </table:table-row>
        <table:table-row table:style-name="ro1">
          <table:table-cell office:value-type="float" office:value="0.00123713976142804" calcext:value-type="float">
            <text:p>0.0012371398</text:p>
          </table:table-cell>
          <table:table-cell table:number-columns-repeated="1023"/>
        </table:table-row>
        <table:table-row table:style-name="ro1">
          <table:table-cell office:value-type="float" office:value="0.00120853871782232" calcext:value-type="float">
            <text:p>0.0012085387</text:p>
          </table:table-cell>
          <table:table-cell table:number-columns-repeated="1023"/>
        </table:table-row>
        <table:table-row table:style-name="ro1">
          <table:table-cell office:value-type="float" office:value="0.00120567713486587" calcext:value-type="float">
            <text:p>0.0012056771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67584157782436" calcext:value-type="float">
            <text:p>9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5883242708253" calcext:value-type="float">
            <text:p>9.5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0264688078896" calcext:value-type="float">
            <text:p>8.0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88688784206565" calcext:value-type="float">
            <text:p>7.8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76573568319661" calcext:value-type="float">
            <text:p>8.7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13652323774614" calcext:value-type="float">
            <text:p>7.1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11390849718438" calcext:value-type="float">
            <text:p>7.1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01334088108773" calcext:value-type="float">
            <text:p>8.0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35413896839821" calcext:value-type="float">
            <text:p>7.3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50853100266797" calcext:value-type="float">
            <text:p>7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83817164868645" calcext:value-type="float">
            <text:p>7.8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15020011708748" calcext:value-type="float">
            <text:p>8.1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98203283093508" calcext:value-type="float">
            <text:p>7.9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0169055803716" calcext:value-type="float">
            <text:p>8.0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01860755689259" calcext:value-type="float">
            <text:p>8.02E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66" calcext:value-type="float">
            <text:p>266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00532442164584179" calcext:value-type="float">
            <text:p>0.0053244216</text:p>
          </table:table-cell>
          <table:table-cell table:number-columns-repeated="1023"/>
        </table:table-row>
        <table:table-row table:style-name="ro1">
          <table:table-cell office:value-type="float" office:value="0.00307386283384557" calcext:value-type="float">
            <text:p>0.0030738628</text:p>
          </table:table-cell>
          <table:table-cell table:number-columns-repeated="1023"/>
        </table:table-row>
        <table:table-row table:style-name="ro1">
          <table:table-cell office:value-type="float" office:value="0.00169073223706113" calcext:value-type="float">
            <text:p>0.0016907322</text:p>
          </table:table-cell>
          <table:table-cell table:number-columns-repeated="1023"/>
        </table:table-row>
        <table:table-row table:style-name="ro1">
          <table:table-cell office:value-type="float" office:value="0.00112309308283854" calcext:value-type="float">
            <text:p>0.0011230931</text:p>
          </table:table-cell>
          <table:table-cell table:number-columns-repeated="1023"/>
        </table:table-row>
        <table:table-row table:style-name="ro1">
          <table:table-cell office:value-type="float" office:value="0.00119768974960885" calcext:value-type="float">
            <text:p>0.001197689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75428198607367" calcext:value-type="float">
            <text:p>7.7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36443930806514" calcext:value-type="float">
            <text:p>7.3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53321059228528" calcext:value-type="float">
            <text:p>6.5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09277655604898" calcext:value-type="float">
            <text:p>6.0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30284736685465" calcext:value-type="float">
            <text:p>5.3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99104296584433" calcext:value-type="float">
            <text:p>4.9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66765677376754" calcext:value-type="float">
            <text:p>4.6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12671243946699" calcext:value-type="float">
            <text:p>4.1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91212450994941" calcext:value-type="float">
            <text:p>3.9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13293188662511" calcext:value-type="float">
            <text:p>4.1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2675042527137" calcext:value-type="float">
            <text:p>3.4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50063394879489" calcext:value-type="float">
            <text:p>3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19869696782735" calcext:value-type="float">
            <text:p>3.2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98313528721223" calcext:value-type="float">
            <text:p>3.9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56781476456554" calcext:value-type="float">
            <text:p>3.5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1206320613613" calcext:value-type="float">
            <text:p>3.4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08620007367649" calcext:value-type="float">
            <text:p>3.0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75956729919043" calcext:value-type="float">
            <text:p>3.7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9247369142255" calcext:value-type="float">
            <text:p>4.9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55521569260378" calcext:value-type="float">
            <text:p>4.5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50200812399583" calcext:value-type="float">
            <text:p>7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07501115874536" calcext:value-type="float">
            <text:p>4.0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3279410187116" calcext:value-type="float">
            <text:p>4.3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77169583920069" calcext:value-type="float">
            <text:p>3.7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42330017930562" calcext:value-type="float">
            <text:p>4.4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55370685594249" calcext:value-type="float">
            <text:p>3.5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1347455030595" calcext:value-type="float">
            <text:p>3.2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13643513778563" calcext:value-type="float">
            <text:p>5.1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4300550019496" calcext:value-type="float">
            <text:p>3.2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1332148279491" calcext:value-type="float">
            <text:p>3.4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35694261213363" calcext:value-type="float">
            <text:p>4.3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08606647939517" calcext:value-type="float">
            <text:p>8.0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72999836041824" calcext:value-type="float">
            <text:p>3.7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3227653997465" calcext:value-type="float">
            <text:p>5.3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0154507054788" calcext:value-type="float">
            <text:p>3.4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0652803939666" calcext:value-type="float">
            <text:p>2.6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45041024389835" calcext:value-type="float">
            <text:p>2.4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59512011193" calcext:value-type="float">
            <text:p>3.4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52928822194541" calcext:value-type="float">
            <text:p>2.5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3287290477916" calcext:value-type="float">
            <text:p>2.2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0260454535703" calcext:value-type="float">
            <text:p>2.2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14076958691781" calcext:value-type="float">
            <text:p>2.1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3981254224423" calcext:value-type="float">
            <text:p>2.8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7433006437082" calcext:value-type="float">
            <text:p>2.2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33424224237816" calcext:value-type="float">
            <text:p>2.3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15784439118687" calcext:value-type="float">
            <text:p>4.1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8147321735295" calcext:value-type="float">
            <text:p>2.2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1653383961691" calcext:value-type="float">
            <text:p>2.1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3938560676201" calcext:value-type="float">
            <text:p>2.3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18806976930527" calcext:value-type="float">
            <text:p>2.1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1954839893169" calcext:value-type="float">
            <text:p>2.6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17452255825846" calcext:value-type="float">
            <text:p>2.1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0028665231709" calcext:value-type="float">
            <text:p>2.8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29229450062628" calcext:value-type="float">
            <text:p>2.2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9800489505359" calcext:value-type="float">
            <text:p>3.98E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40" calcext:value-type="float">
            <text:p>28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00740353406899841" calcext:value-type="float">
            <text:p>0.0074035341</text:p>
          </table:table-cell>
          <table:table-cell table:number-columns-repeated="1023"/>
        </table:table-row>
        <table:table-row table:style-name="ro1">
          <table:table-cell office:value-type="float" office:value="0.00621796286836275" calcext:value-type="float">
            <text:p>0.0062179629</text:p>
          </table:table-cell>
          <table:table-cell table:number-columns-repeated="1023"/>
        </table:table-row>
        <table:table-row table:style-name="ro1">
          <table:table-cell office:value-type="float" office:value="0.00577564116538445" calcext:value-type="float">
            <text:p>0.0057756412</text:p>
          </table:table-cell>
          <table:table-cell table:number-columns-repeated="1023"/>
        </table:table-row>
        <table:table-row table:style-name="ro1">
          <table:table-cell office:value-type="float" office:value="0.00719592728310063" calcext:value-type="float">
            <text:p>0.0071959273</text:p>
          </table:table-cell>
          <table:table-cell table:number-columns-repeated="1023"/>
        </table:table-row>
        <table:table-row table:style-name="ro1">
          <table:table-cell office:value-type="float" office:value="0.00812358955841541" calcext:value-type="float">
            <text:p>0.0081235896</text:p>
          </table:table-cell>
          <table:table-cell table:number-columns-repeated="1023"/>
        </table:table-row>
        <table:table-row table:style-name="ro1">
          <table:table-cell office:value-type="float" office:value="0.00681800437303466" calcext:value-type="float">
            <text:p>0.0068180044</text:p>
          </table:table-cell>
          <table:table-cell table:number-columns-repeated="1023"/>
        </table:table-row>
        <table:table-row table:style-name="ro1">
          <table:table-cell office:value-type="float" office:value="0.00671254103393058" calcext:value-type="float">
            <text:p>0.006712541</text:p>
          </table:table-cell>
          <table:table-cell table:number-columns-repeated="1023"/>
        </table:table-row>
        <table:table-row table:style-name="ro1">
          <table:table-cell office:value-type="float" office:value="0.00624814404616458" calcext:value-type="float">
            <text:p>0.006248144</text:p>
          </table:table-cell>
          <table:table-cell table:number-columns-repeated="1023"/>
        </table:table-row>
        <table:table-row table:style-name="ro1">
          <table:table-cell office:value-type="float" office:value="0.00628531655776392" calcext:value-type="float">
            <text:p>0.0062853166</text:p>
          </table:table-cell>
          <table:table-cell table:number-columns-repeated="1023"/>
        </table:table-row>
        <table:table-row table:style-name="ro1">
          <table:table-cell office:value-type="float" office:value="0.00701371408591421" calcext:value-type="float">
            <text:p>0.0070137141</text:p>
          </table:table-cell>
          <table:table-cell table:number-columns-repeated="1023"/>
        </table:table-row>
        <table:table-row table:style-name="ro1">
          <table:table-cell office:value-type="float" office:value="0.00677874063219279" calcext:value-type="float">
            <text:p>0.0067787406</text:p>
          </table:table-cell>
          <table:table-cell table:number-columns-repeated="1023"/>
        </table:table-row>
        <table:table-row table:style-name="ro1">
          <table:table-cell office:value-type="float" office:value="0.00946613480478574" calcext:value-type="float">
            <text:p>0.0094661348</text:p>
          </table:table-cell>
          <table:table-cell table:number-columns-repeated="1023"/>
        </table:table-row>
        <table:table-row table:style-name="ro1">
          <table:table-cell office:value-type="float" office:value="0.00899920066567246" calcext:value-type="float">
            <text:p>0.0089992007</text:p>
          </table:table-cell>
          <table:table-cell table:number-columns-repeated="1023"/>
        </table:table-row>
        <table:table-row table:style-name="ro1">
          <table:table-cell office:value-type="float" office:value="0.00934364477667707" calcext:value-type="float">
            <text:p>0.0093436448</text:p>
          </table:table-cell>
          <table:table-cell table:number-columns-repeated="1023"/>
        </table:table-row>
        <table:table-row table:style-name="ro1">
          <table:table-cell office:value-type="float" office:value="0.00953685014625837" calcext:value-type="float">
            <text:p>0.0095368501</text:p>
          </table:table-cell>
          <table:table-cell table:number-columns-repeated="1023"/>
        </table:table-row>
        <table:table-row table:style-name="ro1">
          <table:table-cell office:value-type="float" office:value="0.0103801265502027" calcext:value-type="float">
            <text:p>0.0103801266</text:p>
          </table:table-cell>
          <table:table-cell table:number-columns-repeated="1023"/>
        </table:table-row>
        <table:table-row table:style-name="ro1">
          <table:table-cell office:value-type="float" office:value="0.0104217703338069" calcext:value-type="float">
            <text:p>0.0104217703</text:p>
          </table:table-cell>
          <table:table-cell table:number-columns-repeated="1023"/>
        </table:table-row>
        <table:table-row table:style-name="ro1">
          <table:table-cell office:value-type="float" office:value="0.009101309497354" calcext:value-type="float">
            <text:p>0.0091013095</text:p>
          </table:table-cell>
          <table:table-cell table:number-columns-repeated="1023"/>
        </table:table-row>
        <table:table-row table:style-name="ro1">
          <table:table-cell office:value-type="float" office:value="0.00689605086407588" calcext:value-type="float">
            <text:p>0.0068960509</text:p>
          </table:table-cell>
          <table:table-cell table:number-columns-repeated="1023"/>
        </table:table-row>
        <table:table-row table:style-name="ro1">
          <table:table-cell office:value-type="float" office:value="0.00576497168073565" calcext:value-type="float">
            <text:p>0.0057649717</text:p>
          </table:table-cell>
          <table:table-cell table:number-columns-repeated="1023"/>
        </table:table-row>
        <table:table-row table:style-name="ro1">
          <table:table-cell office:value-type="float" office:value="0.00501261880517022" calcext:value-type="float">
            <text:p>0.0050126188</text:p>
          </table:table-cell>
          <table:table-cell table:number-columns-repeated="1023"/>
        </table:table-row>
        <table:table-row table:style-name="ro1">
          <table:table-cell office:value-type="float" office:value="0.00473011478365162" calcext:value-type="float">
            <text:p>0.0047301148</text:p>
          </table:table-cell>
          <table:table-cell table:number-columns-repeated="1023"/>
        </table:table-row>
        <table:table-row table:style-name="ro1">
          <table:table-cell office:value-type="float" office:value="0.00516541881196032" calcext:value-type="float">
            <text:p>0.0051654188</text:p>
          </table:table-cell>
          <table:table-cell table:number-columns-repeated="1023"/>
        </table:table-row>
        <table:table-row table:style-name="ro1">
          <table:table-cell office:value-type="float" office:value="0.00549638925321038" calcext:value-type="float">
            <text:p>0.0054963893</text:p>
          </table:table-cell>
          <table:table-cell table:number-columns-repeated="1023"/>
        </table:table-row>
        <table:table-row table:style-name="ro1">
          <table:table-cell office:value-type="float" office:value="0.00554165417803196" calcext:value-type="float">
            <text:p>0.0055416542</text:p>
          </table:table-cell>
          <table:table-cell table:number-columns-repeated="1023"/>
        </table:table-row>
        <table:table-row table:style-name="ro1">
          <table:table-cell office:value-type="float" office:value="0.00562462548392085" calcext:value-type="float">
            <text:p>0.0056246255</text:p>
          </table:table-cell>
          <table:table-cell table:number-columns-repeated="1023"/>
        </table:table-row>
        <table:table-row table:style-name="ro1">
          <table:table-cell office:value-type="float" office:value="0.00541529361428462" calcext:value-type="float">
            <text:p>0.0054152936</text:p>
          </table:table-cell>
          <table:table-cell table:number-columns-repeated="1023"/>
        </table:table-row>
        <table:table-row table:style-name="ro1">
          <table:table-cell office:value-type="float" office:value="0.00521632508189391" calcext:value-type="float">
            <text:p>0.0052163251</text:p>
          </table:table-cell>
          <table:table-cell table:number-columns-repeated="1023"/>
        </table:table-row>
        <table:table-row table:style-name="ro1">
          <table:table-cell office:value-type="float" office:value="0.00562049490992615" calcext:value-type="float">
            <text:p>0.0056204949</text:p>
          </table:table-cell>
          <table:table-cell table:number-columns-repeated="1023"/>
        </table:table-row>
        <table:table-row table:style-name="ro1">
          <table:table-cell office:value-type="float" office:value="0.00637240425983783" calcext:value-type="float">
            <text:p>0.0063724043</text:p>
          </table:table-cell>
          <table:table-cell table:number-columns-repeated="1023"/>
        </table:table-row>
        <table:table-row table:style-name="ro1">
          <table:table-cell office:value-type="float" office:value="0.00634948131420858" calcext:value-type="float">
            <text:p>0.0063494813</text:p>
          </table:table-cell>
          <table:table-cell table:number-columns-repeated="1023"/>
        </table:table-row>
        <table:table-row table:style-name="ro1">
          <table:table-cell office:value-type="float" office:value="0.00607268498959818" calcext:value-type="float">
            <text:p>0.006072685</text:p>
          </table:table-cell>
          <table:table-cell table:number-columns-repeated="1023"/>
        </table:table-row>
        <table:table-row table:style-name="ro1">
          <table:table-cell office:value-type="float" office:value="0.00558949482437828" calcext:value-type="float">
            <text:p>0.0055894948</text:p>
          </table:table-cell>
          <table:table-cell table:number-columns-repeated="1023"/>
        </table:table-row>
        <table:table-row table:style-name="ro1">
          <table:table-cell office:value-type="float" office:value="0.00497605711479567" calcext:value-type="float">
            <text:p>0.0049760571</text:p>
          </table:table-cell>
          <table:table-cell table:number-columns-repeated="1023"/>
        </table:table-row>
        <table:table-row table:style-name="ro1">
          <table:table-cell office:value-type="float" office:value="0.00515126027158392" calcext:value-type="float">
            <text:p>0.0051512603</text:p>
          </table:table-cell>
          <table:table-cell table:number-columns-repeated="1023"/>
        </table:table-row>
        <table:table-row table:style-name="ro1">
          <table:table-cell office:value-type="float" office:value="0.00540877723770637" calcext:value-type="float">
            <text:p>0.0054087772</text:p>
          </table:table-cell>
          <table:table-cell table:number-columns-repeated="1023"/>
        </table:table-row>
        <table:table-row table:style-name="ro1">
          <table:table-cell office:value-type="float" office:value="0.00470760039695996" calcext:value-type="float">
            <text:p>0.0047076004</text:p>
          </table:table-cell>
          <table:table-cell table:number-columns-repeated="1023"/>
        </table:table-row>
        <table:table-row table:style-name="ro1">
          <table:table-cell office:value-type="float" office:value="0.00411424032657611" calcext:value-type="float">
            <text:p>0.0041142403</text:p>
          </table:table-cell>
          <table:table-cell table:number-columns-repeated="1023"/>
        </table:table-row>
        <table:table-row table:style-name="ro1">
          <table:table-cell office:value-type="float" office:value="0.00394970760996983" calcext:value-type="float">
            <text:p>0.0039497076</text:p>
          </table:table-cell>
          <table:table-cell table:number-columns-repeated="1023"/>
        </table:table-row>
        <table:table-row table:style-name="ro1">
          <table:table-cell office:value-type="float" office:value="0.00408486213230003" calcext:value-type="float">
            <text:p>0.0040848621</text:p>
          </table:table-cell>
          <table:table-cell table:number-columns-repeated="1023"/>
        </table:table-row>
        <table:table-row table:style-name="ro1">
          <table:table-cell office:value-type="float" office:value="0.00376761237555436" calcext:value-type="float">
            <text:p>0.0037676124</text:p>
          </table:table-cell>
          <table:table-cell table:number-columns-repeated="1023"/>
        </table:table-row>
        <table:table-row table:style-name="ro1">
          <table:table-cell office:value-type="float" office:value="0.00378270207957741" calcext:value-type="float">
            <text:p>0.0037827021</text:p>
          </table:table-cell>
          <table:table-cell table:number-columns-repeated="1023"/>
        </table:table-row>
        <table:table-row table:style-name="ro1">
          <table:table-cell office:value-type="float" office:value="0.00372932617047523" calcext:value-type="float">
            <text:p>0.0037293262</text:p>
          </table:table-cell>
          <table:table-cell table:number-columns-repeated="1023"/>
        </table:table-row>
        <table:table-row table:style-name="ro1">
          <table:table-cell office:value-type="float" office:value="0.00340535604198096" calcext:value-type="float">
            <text:p>0.003405356</text:p>
          </table:table-cell>
          <table:table-cell table:number-columns-repeated="1023"/>
        </table:table-row>
        <table:table-row table:style-name="ro1">
          <table:table-cell office:value-type="float" office:value="0.00339824971023824" calcext:value-type="float">
            <text:p>0.0033982497</text:p>
          </table:table-cell>
          <table:table-cell table:number-columns-repeated="1023"/>
        </table:table-row>
        <table:table-row table:style-name="ro1">
          <table:table-cell office:value-type="float" office:value="0.00334640509431353" calcext:value-type="float">
            <text:p>0.0033464051</text:p>
          </table:table-cell>
          <table:table-cell table:number-columns-repeated="1023"/>
        </table:table-row>
        <table:table-row table:style-name="ro1">
          <table:table-cell office:value-type="float" office:value="0.00318490018372231" calcext:value-type="float">
            <text:p>0.0031849002</text:p>
          </table:table-cell>
          <table:table-cell table:number-columns-repeated="1023"/>
        </table:table-row>
        <table:table-row table:style-name="ro1">
          <table:table-cell office:value-type="float" office:value="0.00333007958556036" calcext:value-type="float">
            <text:p>0.0033300796</text:p>
          </table:table-cell>
          <table:table-cell table:number-columns-repeated="1023"/>
        </table:table-row>
        <table:table-row table:style-name="ro1">
          <table:table-cell office:value-type="float" office:value="0.00360864864232197" calcext:value-type="float">
            <text:p>0.0036086486</text:p>
          </table:table-cell>
          <table:table-cell table:number-columns-repeated="1023"/>
        </table:table-row>
        <table:table-row table:style-name="ro1">
          <table:table-cell office:value-type="float" office:value="0.00368761093590902" calcext:value-type="float">
            <text:p>0.0036876109</text:p>
          </table:table-cell>
          <table:table-cell table:number-columns-repeated="1023"/>
        </table:table-row>
        <table:table-row table:style-name="ro1">
          <table:table-cell office:value-type="float" office:value="0.00359050557078124" calcext:value-type="float">
            <text:p>0.0035905056</text:p>
          </table:table-cell>
          <table:table-cell table:number-columns-repeated="1023"/>
        </table:table-row>
        <table:table-row table:style-name="ro1">
          <table:table-cell office:value-type="float" office:value="0.00328910242749471" calcext:value-type="float">
            <text:p>0.0032891024</text:p>
          </table:table-cell>
          <table:table-cell table:number-columns-repeated="1023"/>
        </table:table-row>
        <table:table-row table:style-name="ro1">
          <table:table-cell office:value-type="float" office:value="0.00318154660743261" calcext:value-type="float">
            <text:p>0.0031815466</text:p>
          </table:table-cell>
          <table:table-cell table:number-columns-repeated="1023"/>
        </table:table-row>
        <table:table-row table:style-name="ro1">
          <table:table-cell office:value-type="float" office:value="0.00293711238479719" calcext:value-type="float">
            <text:p>0.0029371124</text:p>
          </table:table-cell>
          <table:table-cell table:number-columns-repeated="1023"/>
        </table:table-row>
        <table:table-row table:style-name="ro1">
          <table:table-cell office:value-type="float" office:value="0.00314224115552526" calcext:value-type="float">
            <text:p>0.0031422412</text:p>
          </table:table-cell>
          <table:table-cell table:number-columns-repeated="1023"/>
        </table:table-row>
        <table:table-row table:style-name="ro1">
          <table:table-cell office:value-type="float" office:value="0.00324130248490282" calcext:value-type="float">
            <text:p>0.0032413025</text:p>
          </table:table-cell>
          <table:table-cell table:number-columns-repeated="1023"/>
        </table:table-row>
        <table:table-row table:style-name="ro1">
          <table:table-cell office:value-type="float" office:value="0.00329018054939391" calcext:value-type="float">
            <text:p>0.0032901805</text:p>
          </table:table-cell>
          <table:table-cell table:number-columns-repeated="1023"/>
        </table:table-row>
        <table:table-row table:style-name="ro1">
          <table:table-cell office:value-type="float" office:value="0.00352726811172878" calcext:value-type="float">
            <text:p>0.0035272681</text:p>
          </table:table-cell>
          <table:table-cell table:number-columns-repeated="1023"/>
        </table:table-row>
        <table:table-row table:style-name="ro1">
          <table:table-cell office:value-type="float" office:value="0.00353002927733118" calcext:value-type="float">
            <text:p>0.0035300293</text:p>
          </table:table-cell>
          <table:table-cell table:number-columns-repeated="1023"/>
        </table:table-row>
        <table:table-row table:style-name="ro1">
          <table:table-cell office:value-type="float" office:value="0.00336012605124148" calcext:value-type="float">
            <text:p>0.00336012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23" calcext:value-type="float">
            <text:p>27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15873626225832" calcext:value-type="float">
            <text:p>0.1158736262</text:p>
          </table:table-cell>
          <table:table-cell table:number-columns-repeated="1023"/>
        </table:table-row>
        <table:table-row table:style-name="ro1">
          <table:table-cell office:value-type="float" office:value="0.0715755376692854" calcext:value-type="float">
            <text:p>0.0715755377</text:p>
          </table:table-cell>
          <table:table-cell table:number-columns-repeated="1023"/>
        </table:table-row>
        <table:table-row table:style-name="ro1">
          <table:table-cell office:value-type="float" office:value="0.0601620410871036" calcext:value-type="float">
            <text:p>0.0601620411</text:p>
          </table:table-cell>
          <table:table-cell table:number-columns-repeated="1023"/>
        </table:table-row>
        <table:table-row table:style-name="ro1">
          <table:table-cell office:value-type="float" office:value="0.0572433773938201" calcext:value-type="float">
            <text:p>0.0572433774</text:p>
          </table:table-cell>
          <table:table-cell table:number-columns-repeated="1023"/>
        </table:table-row>
        <table:table-row table:style-name="ro1">
          <table:table-cell office:value-type="float" office:value="0.0482517714614195" calcext:value-type="float">
            <text:p>0.0482517715</text:p>
          </table:table-cell>
          <table:table-cell table:number-columns-repeated="1023"/>
        </table:table-row>
        <table:table-row table:style-name="ro1">
          <table:table-cell office:value-type="float" office:value="0.0471030021966555" calcext:value-type="float">
            <text:p>0.0471030022</text:p>
          </table:table-cell>
          <table:table-cell table:number-columns-repeated="1023"/>
        </table:table-row>
        <table:table-row table:style-name="ro1">
          <table:table-cell office:value-type="float" office:value="0.0503443969982169" calcext:value-type="float">
            <text:p>0.050344397</text:p>
          </table:table-cell>
          <table:table-cell table:number-columns-repeated="1023"/>
        </table:table-row>
        <table:table-row table:style-name="ro1">
          <table:table-cell office:value-type="float" office:value="0.0406413032994226" calcext:value-type="float">
            <text:p>0.0406413033</text:p>
          </table:table-cell>
          <table:table-cell table:number-columns-repeated="1023"/>
        </table:table-row>
        <table:table-row table:style-name="ro1">
          <table:table-cell office:value-type="float" office:value="0.0365851320931583" calcext:value-type="float">
            <text:p>0.0365851321</text:p>
          </table:table-cell>
          <table:table-cell table:number-columns-repeated="1023"/>
        </table:table-row>
        <table:table-row table:style-name="ro1">
          <table:table-cell office:value-type="float" office:value="0.0321115053271537" calcext:value-type="float">
            <text:p>0.0321115053</text:p>
          </table:table-cell>
          <table:table-cell table:number-columns-repeated="1023"/>
        </table:table-row>
        <table:table-row table:style-name="ro1">
          <table:table-cell office:value-type="float" office:value="0.0265132630439097" calcext:value-type="float">
            <text:p>0.026513263</text:p>
          </table:table-cell>
          <table:table-cell table:number-columns-repeated="1023"/>
        </table:table-row>
        <table:table-row table:style-name="ro1">
          <table:table-cell office:value-type="float" office:value="0.0221137546807833" calcext:value-type="float">
            <text:p>0.0221137547</text:p>
          </table:table-cell>
          <table:table-cell table:number-columns-repeated="1023"/>
        </table:table-row>
        <table:table-row table:style-name="ro1">
          <table:table-cell office:value-type="float" office:value="0.0186878951413673" calcext:value-type="float">
            <text:p>0.0186878951</text:p>
          </table:table-cell>
          <table:table-cell table:number-columns-repeated="1023"/>
        </table:table-row>
        <table:table-row table:style-name="ro1">
          <table:table-cell office:value-type="float" office:value="0.0154461657376789" calcext:value-type="float">
            <text:p>0.0154461657</text:p>
          </table:table-cell>
          <table:table-cell table:number-columns-repeated="1023"/>
        </table:table-row>
        <table:table-row table:style-name="ro1">
          <table:table-cell office:value-type="float" office:value="0.0136401952985762" calcext:value-type="float">
            <text:p>0.0136401953</text:p>
          </table:table-cell>
          <table:table-cell table:number-columns-repeated="1023"/>
        </table:table-row>
        <table:table-row table:style-name="ro1">
          <table:table-cell office:value-type="float" office:value="0.011470572927187" calcext:value-type="float">
            <text:p>0.0114705729</text:p>
          </table:table-cell>
          <table:table-cell table:number-columns-repeated="1023"/>
        </table:table-row>
        <table:table-row table:style-name="ro1">
          <table:table-cell office:value-type="float" office:value="0.0123865436820629" calcext:value-type="float">
            <text:p>0.0123865437</text:p>
          </table:table-cell>
          <table:table-cell table:number-columns-repeated="1023"/>
        </table:table-row>
        <table:table-row table:style-name="ro1">
          <table:table-cell office:value-type="float" office:value="0.0115525129699598" calcext:value-type="float">
            <text:p>0.011552513</text:p>
          </table:table-cell>
          <table:table-cell table:number-columns-repeated="1023"/>
        </table:table-row>
        <table:table-row table:style-name="ro1">
          <table:table-cell office:value-type="float" office:value="0.0100251320178257" calcext:value-type="float">
            <text:p>0.010025132</text:p>
          </table:table-cell>
          <table:table-cell table:number-columns-repeated="1023"/>
        </table:table-row>
        <table:table-row table:style-name="ro1">
          <table:table-cell office:value-type="float" office:value="0.00868009890781028" calcext:value-type="float">
            <text:p>0.0086800989</text:p>
          </table:table-cell>
          <table:table-cell table:number-columns-repeated="1023"/>
        </table:table-row>
        <table:table-row table:style-name="ro1">
          <table:table-cell office:value-type="float" office:value="0.00824655709458377" calcext:value-type="float">
            <text:p>0.0082465571</text:p>
          </table:table-cell>
          <table:table-cell table:number-columns-repeated="1023"/>
        </table:table-row>
        <table:table-row table:style-name="ro1">
          <table:table-cell office:value-type="float" office:value="0.00765671258514066" calcext:value-type="float">
            <text:p>0.0076567126</text:p>
          </table:table-cell>
          <table:table-cell table:number-columns-repeated="1023"/>
        </table:table-row>
        <table:table-row table:style-name="ro1">
          <table:table-cell office:value-type="float" office:value="0.00714271627375615" calcext:value-type="float">
            <text:p>0.0071427163</text:p>
          </table:table-cell>
          <table:table-cell table:number-columns-repeated="1023"/>
        </table:table-row>
        <table:table-row table:style-name="ro1">
          <table:table-cell office:value-type="float" office:value="0.00727308623282709" calcext:value-type="float">
            <text:p>0.0072730862</text:p>
          </table:table-cell>
          <table:table-cell table:number-columns-repeated="1023"/>
        </table:table-row>
        <table:table-row table:style-name="ro1">
          <table:table-cell office:value-type="float" office:value="0.00643606047298319" calcext:value-type="float">
            <text:p>0.0064360605</text:p>
          </table:table-cell>
          <table:table-cell table:number-columns-repeated="1023"/>
        </table:table-row>
        <table:table-row table:style-name="ro1">
          <table:table-cell office:value-type="float" office:value="0.00697043761727612" calcext:value-type="float">
            <text:p>0.0069704376</text:p>
          </table:table-cell>
          <table:table-cell table:number-columns-repeated="1023"/>
        </table:table-row>
        <table:table-row table:style-name="ro1">
          <table:table-cell office:value-type="float" office:value="0.00758276923558052" calcext:value-type="float">
            <text:p>0.0075827692</text:p>
          </table:table-cell>
          <table:table-cell table:number-columns-repeated="1023"/>
        </table:table-row>
        <table:table-row table:style-name="ro1">
          <table:table-cell office:value-type="float" office:value="0.00677167133713847" calcext:value-type="float">
            <text:p>0.0067716713</text:p>
          </table:table-cell>
          <table:table-cell table:number-columns-repeated="1023"/>
        </table:table-row>
        <table:table-row table:style-name="ro1">
          <table:table-cell office:value-type="float" office:value="0.00729006898210165" calcext:value-type="float">
            <text:p>0.007290069</text:p>
          </table:table-cell>
          <table:table-cell table:number-columns-repeated="1023"/>
        </table:table-row>
        <table:table-row table:style-name="ro1">
          <table:table-cell office:value-type="float" office:value="0.00775837501430011" calcext:value-type="float">
            <text:p>0.007758375</text:p>
          </table:table-cell>
          <table:table-cell table:number-columns-repeated="1023"/>
        </table:table-row>
        <table:table-row table:style-name="ro1">
          <table:table-cell office:value-type="float" office:value="0.00725259892884578" calcext:value-type="float">
            <text:p>0.0072525989</text:p>
          </table:table-cell>
          <table:table-cell table:number-columns-repeated="1023"/>
        </table:table-row>
        <table:table-row table:style-name="ro1">
          <table:table-cell office:value-type="float" office:value="0.00825772383858981" calcext:value-type="float">
            <text:p>0.0082577238</text:p>
          </table:table-cell>
          <table:table-cell table:number-columns-repeated="1023"/>
        </table:table-row>
        <table:table-row table:style-name="ro1">
          <table:table-cell office:value-type="float" office:value="0.00624896412134524" calcext:value-type="float">
            <text:p>0.0062489641</text:p>
          </table:table-cell>
          <table:table-cell table:number-columns-repeated="1023"/>
        </table:table-row>
        <table:table-row table:style-name="ro1">
          <table:table-cell office:value-type="float" office:value="0.00679266853796406" calcext:value-type="float">
            <text:p>0.0067926685</text:p>
          </table:table-cell>
          <table:table-cell table:number-columns-repeated="1023"/>
        </table:table-row>
        <table:table-row table:style-name="ro1">
          <table:table-cell office:value-type="float" office:value="0.00730672341503251" calcext:value-type="float">
            <text:p>0.0073067234</text:p>
          </table:table-cell>
          <table:table-cell table:number-columns-repeated="1023"/>
        </table:table-row>
        <table:table-row table:style-name="ro1">
          <table:table-cell office:value-type="float" office:value="0.00552991670058187" calcext:value-type="float">
            <text:p>0.0055299167</text:p>
          </table:table-cell>
          <table:table-cell table:number-columns-repeated="1023"/>
        </table:table-row>
        <table:table-row table:style-name="ro1">
          <table:table-cell office:value-type="float" office:value="0.00695196755439974" calcext:value-type="float">
            <text:p>0.0069519676</text:p>
          </table:table-cell>
          <table:table-cell table:number-columns-repeated="1023"/>
        </table:table-row>
        <table:table-row table:style-name="ro1">
          <table:table-cell office:value-type="float" office:value="0.00690642214068054" calcext:value-type="float">
            <text:p>0.0069064221</text:p>
          </table:table-cell>
          <table:table-cell table:number-columns-repeated="1023"/>
        </table:table-row>
        <table:table-row table:style-name="ro1">
          <table:table-cell office:value-type="float" office:value="0.00686400709331791" calcext:value-type="float">
            <text:p>0.0068640071</text:p>
          </table:table-cell>
          <table:table-cell table:number-columns-repeated="1023"/>
        </table:table-row>
        <table:table-row table:style-name="ro1">
          <table:table-cell office:value-type="float" office:value="0.0061529816881898" calcext:value-type="float">
            <text:p>0.0061529817</text:p>
          </table:table-cell>
          <table:table-cell table:number-columns-repeated="1023"/>
        </table:table-row>
        <table:table-row table:style-name="ro1">
          <table:table-cell office:value-type="float" office:value="0.00628395031990683" calcext:value-type="float">
            <text:p>0.0062839503</text:p>
          </table:table-cell>
          <table:table-cell table:number-columns-repeated="1023"/>
        </table:table-row>
        <table:table-row table:style-name="ro1">
          <table:table-cell office:value-type="float" office:value="0.0060626092238626" calcext:value-type="float">
            <text:p>0.0060626092</text:p>
          </table:table-cell>
          <table:table-cell table:number-columns-repeated="1023"/>
        </table:table-row>
        <table:table-row table:style-name="ro1">
          <table:table-cell office:value-type="float" office:value="0.00690110082590315" calcext:value-type="float">
            <text:p>0.0069011008</text:p>
          </table:table-cell>
          <table:table-cell table:number-columns-repeated="1023"/>
        </table:table-row>
        <table:table-row table:style-name="ro1">
          <table:table-cell office:value-type="float" office:value="0.00659523165389502" calcext:value-type="float">
            <text:p>0.0065952317</text:p>
          </table:table-cell>
          <table:table-cell table:number-columns-repeated="1023"/>
        </table:table-row>
        <table:table-row table:style-name="ro1">
          <table:table-cell office:value-type="float" office:value="0.0080362528906708" calcext:value-type="float">
            <text:p>0.0080362529</text:p>
          </table:table-cell>
          <table:table-cell table:number-columns-repeated="1023"/>
        </table:table-row>
        <table:table-row table:style-name="ro1">
          <table:table-cell office:value-type="float" office:value="0.00905528350042856" calcext:value-type="float">
            <text:p>0.0090552835</text:p>
          </table:table-cell>
          <table:table-cell table:number-columns-repeated="1023"/>
        </table:table-row>
        <table:table-row table:style-name="ro1">
          <table:table-cell office:value-type="float" office:value="0.00845134422807303" calcext:value-type="float">
            <text:p>0.0084513442</text:p>
          </table:table-cell>
          <table:table-cell table:number-columns-repeated="1023"/>
        </table:table-row>
        <table:table-row table:style-name="ro1">
          <table:table-cell office:value-type="float" office:value="0.0085934539203804" calcext:value-type="float">
            <text:p>0.0085934539</text:p>
          </table:table-cell>
          <table:table-cell table:number-columns-repeated="1023"/>
        </table:table-row>
        <table:table-row table:style-name="ro1">
          <table:table-cell office:value-type="float" office:value="0.00878023137413368" calcext:value-type="float">
            <text:p>0.0087802314</text:p>
          </table:table-cell>
          <table:table-cell table:number-columns-repeated="1023"/>
        </table:table-row>
        <table:table-row table:style-name="ro1">
          <table:table-cell office:value-type="float" office:value="0.00781244324408408" calcext:value-type="float">
            <text:p>0.0078124432</text:p>
          </table:table-cell>
          <table:table-cell table:number-columns-repeated="1023"/>
        </table:table-row>
        <table:table-row table:style-name="ro1">
          <table:table-cell office:value-type="float" office:value="0.00952490579473338" calcext:value-type="float">
            <text:p>0.0095249058</text:p>
          </table:table-cell>
          <table:table-cell table:number-columns-repeated="1023"/>
        </table:table-row>
        <table:table-row table:style-name="ro1">
          <table:table-cell office:value-type="float" office:value="0.00787000572346986" calcext:value-type="float">
            <text:p>0.0078700057</text:p>
          </table:table-cell>
          <table:table-cell table:number-columns-repeated="1023"/>
        </table:table-row>
        <table:table-row table:style-name="ro1">
          <table:table-cell office:value-type="float" office:value="0.00734549811809631" calcext:value-type="float">
            <text:p>0.0073454981</text:p>
          </table:table-cell>
          <table:table-cell table:number-columns-repeated="1023"/>
        </table:table-row>
        <table:table-row table:style-name="ro1">
          <table:table-cell office:value-type="float" office:value="0.00773746216415112" calcext:value-type="float">
            <text:p>0.0077374622</text:p>
          </table:table-cell>
          <table:table-cell table:number-columns-repeated="1023"/>
        </table:table-row>
        <table:table-row table:style-name="ro1">
          <table:table-cell office:value-type="float" office:value="0.0068949489396317" calcext:value-type="float">
            <text:p>0.0068949489</text:p>
          </table:table-cell>
          <table:table-cell table:number-columns-repeated="1023"/>
        </table:table-row>
        <table:table-row table:style-name="ro1">
          <table:table-cell office:value-type="float" office:value="0.00639038811606118" calcext:value-type="float">
            <text:p>0.0063903881</text:p>
          </table:table-cell>
          <table:table-cell table:number-columns-repeated="1023"/>
        </table:table-row>
        <table:table-row table:style-name="ro1">
          <table:table-cell office:value-type="float" office:value="0.00668235841650183" calcext:value-type="float">
            <text:p>0.0066823584</text:p>
          </table:table-cell>
          <table:table-cell table:number-columns-repeated="1023"/>
        </table:table-row>
        <table:table-row table:style-name="ro1">
          <table:table-cell office:value-type="float" office:value="0.00624341933114006" calcext:value-type="float">
            <text:p>0.0062434193</text:p>
          </table:table-cell>
          <table:table-cell table:number-columns-repeated="1023"/>
        </table:table-row>
        <table:table-row table:style-name="ro1">
          <table:table-cell office:value-type="float" office:value="0.00722569162071667" calcext:value-type="float">
            <text:p>0.0072256916</text:p>
          </table:table-cell>
          <table:table-cell table:number-columns-repeated="1023"/>
        </table:table-row>
        <table:table-row table:style-name="ro1">
          <table:table-cell office:value-type="float" office:value="0.00712356514592798" calcext:value-type="float">
            <text:p>0.00712356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04" calcext:value-type="float">
            <text:p>27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0926863457005701" calcext:value-type="float">
            <text:p>0.0926863457</text:p>
          </table:table-cell>
          <table:table-cell table:number-columns-repeated="1023"/>
        </table:table-row>
        <table:table-row table:style-name="ro1">
          <table:table-cell office:value-type="float" office:value="0.064236551095968" calcext:value-type="float">
            <text:p>0.0642365511</text:p>
          </table:table-cell>
          <table:table-cell table:number-columns-repeated="1023"/>
        </table:table-row>
        <table:table-row table:style-name="ro1">
          <table:table-cell office:value-type="float" office:value="0.0582322621928137" calcext:value-type="float">
            <text:p>0.0582322622</text:p>
          </table:table-cell>
          <table:table-cell table:number-columns-repeated="1023"/>
        </table:table-row>
        <table:table-row table:style-name="ro1">
          <table:table-cell office:value-type="float" office:value="0.0620612585311348" calcext:value-type="float">
            <text:p>0.0620612585</text:p>
          </table:table-cell>
          <table:table-cell table:number-columns-repeated="1023"/>
        </table:table-row>
        <table:table-row table:style-name="ro1">
          <table:table-cell office:value-type="float" office:value="0.067224548874056" calcext:value-type="float">
            <text:p>0.0672245489</text:p>
          </table:table-cell>
          <table:table-cell table:number-columns-repeated="1023"/>
        </table:table-row>
        <table:table-row table:style-name="ro1">
          <table:table-cell office:value-type="float" office:value="0.0590505950141977" calcext:value-type="float">
            <text:p>0.059050595</text:p>
          </table:table-cell>
          <table:table-cell table:number-columns-repeated="1023"/>
        </table:table-row>
        <table:table-row table:style-name="ro1">
          <table:table-cell office:value-type="float" office:value="0.0481375206653235" calcext:value-type="float">
            <text:p>0.0481375207</text:p>
          </table:table-cell>
          <table:table-cell table:number-columns-repeated="1023"/>
        </table:table-row>
        <table:table-row table:style-name="ro1">
          <table:table-cell office:value-type="float" office:value="0.0412956271925351" calcext:value-type="float">
            <text:p>0.0412956272</text:p>
          </table:table-cell>
          <table:table-cell table:number-columns-repeated="1023"/>
        </table:table-row>
        <table:table-row table:style-name="ro1">
          <table:table-cell office:value-type="float" office:value="0.0337135980862054" calcext:value-type="float">
            <text:p>0.0337135981</text:p>
          </table:table-cell>
          <table:table-cell table:number-columns-repeated="1023"/>
        </table:table-row>
        <table:table-row table:style-name="ro1">
          <table:table-cell office:value-type="float" office:value="0.0345164706964818" calcext:value-type="float">
            <text:p>0.0345164707</text:p>
          </table:table-cell>
          <table:table-cell table:number-columns-repeated="1023"/>
        </table:table-row>
        <table:table-row table:style-name="ro1">
          <table:table-cell office:value-type="float" office:value="0.0292071021291097" calcext:value-type="float">
            <text:p>0.0292071021</text:p>
          </table:table-cell>
          <table:table-cell table:number-columns-repeated="1023"/>
        </table:table-row>
        <table:table-row table:style-name="ro1">
          <table:table-cell office:value-type="float" office:value="0.0204755320273381" calcext:value-type="float">
            <text:p>0.020475532</text:p>
          </table:table-cell>
          <table:table-cell table:number-columns-repeated="1023"/>
        </table:table-row>
        <table:table-row table:style-name="ro1">
          <table:table-cell office:value-type="float" office:value="0.016151388379652" calcext:value-type="float">
            <text:p>0.0161513884</text:p>
          </table:table-cell>
          <table:table-cell table:number-columns-repeated="1023"/>
        </table:table-row>
        <table:table-row table:style-name="ro1">
          <table:table-cell office:value-type="float" office:value="0.0139908817202868" calcext:value-type="float">
            <text:p>0.0139908817</text:p>
          </table:table-cell>
          <table:table-cell table:number-columns-repeated="1023"/>
        </table:table-row>
        <table:table-row table:style-name="ro1">
          <table:table-cell office:value-type="float" office:value="0.0136535034188258" calcext:value-type="float">
            <text:p>0.0136535034</text:p>
          </table:table-cell>
          <table:table-cell table:number-columns-repeated="1023"/>
        </table:table-row>
        <table:table-row table:style-name="ro1">
          <table:table-cell office:value-type="float" office:value="0.0120842887387913" calcext:value-type="float">
            <text:p>0.0120842887</text:p>
          </table:table-cell>
          <table:table-cell table:number-columns-repeated="1023"/>
        </table:table-row>
        <table:table-row table:style-name="ro1">
          <table:table-cell office:value-type="float" office:value="0.0115735236355346" calcext:value-type="float">
            <text:p>0.0115735236</text:p>
          </table:table-cell>
          <table:table-cell table:number-columns-repeated="1023"/>
        </table:table-row>
        <table:table-row table:style-name="ro1">
          <table:table-cell office:value-type="float" office:value="0.0109932575029058" calcext:value-type="float">
            <text:p>0.0109932575</text:p>
          </table:table-cell>
          <table:table-cell table:number-columns-repeated="1023"/>
        </table:table-row>
        <table:table-row table:style-name="ro1">
          <table:table-cell office:value-type="float" office:value="0.0102115459856768" calcext:value-type="float">
            <text:p>0.010211546</text:p>
          </table:table-cell>
          <table:table-cell table:number-columns-repeated="1023"/>
        </table:table-row>
        <table:table-row table:style-name="ro1">
          <table:table-cell office:value-type="float" office:value="0.00853841556278353" calcext:value-type="float">
            <text:p>0.0085384156</text:p>
          </table:table-cell>
          <table:table-cell table:number-columns-repeated="1023"/>
        </table:table-row>
        <table:table-row table:style-name="ro1">
          <table:table-cell office:value-type="float" office:value="0.00874255277144015" calcext:value-type="float">
            <text:p>0.0087425528</text:p>
          </table:table-cell>
          <table:table-cell table:number-columns-repeated="1023"/>
        </table:table-row>
        <table:table-row table:style-name="ro1">
          <table:table-cell office:value-type="float" office:value="0.00785999851932624" calcext:value-type="float">
            <text:p>0.0078599985</text:p>
          </table:table-cell>
          <table:table-cell table:number-columns-repeated="1023"/>
        </table:table-row>
        <table:table-row table:style-name="ro1">
          <table:table-cell office:value-type="float" office:value="0.0076927154624931" calcext:value-type="float">
            <text:p>0.0076927155</text:p>
          </table:table-cell>
          <table:table-cell table:number-columns-repeated="1023"/>
        </table:table-row>
        <table:table-row table:style-name="ro1">
          <table:table-cell office:value-type="float" office:value="0.00741852358400679" calcext:value-type="float">
            <text:p>0.0074185236</text:p>
          </table:table-cell>
          <table:table-cell table:number-columns-repeated="1023"/>
        </table:table-row>
        <table:table-row table:style-name="ro1">
          <table:table-cell office:value-type="float" office:value="0.00668659561341307" calcext:value-type="float">
            <text:p>0.0066865956</text:p>
          </table:table-cell>
          <table:table-cell table:number-columns-repeated="1023"/>
        </table:table-row>
        <table:table-row table:style-name="ro1">
          <table:table-cell office:value-type="float" office:value="0.00729391509736568" calcext:value-type="float">
            <text:p>0.0072939151</text:p>
          </table:table-cell>
          <table:table-cell table:number-columns-repeated="1023"/>
        </table:table-row>
        <table:table-row table:style-name="ro1">
          <table:table-cell office:value-type="float" office:value="0.00821409545367831" calcext:value-type="float">
            <text:p>0.0082140955</text:p>
          </table:table-cell>
          <table:table-cell table:number-columns-repeated="1023"/>
        </table:table-row>
        <table:table-row table:style-name="ro1">
          <table:table-cell office:value-type="float" office:value="0.00683161138410193" calcext:value-type="float">
            <text:p>0.0068316114</text:p>
          </table:table-cell>
          <table:table-cell table:number-columns-repeated="1023"/>
        </table:table-row>
        <table:table-row table:style-name="ro1">
          <table:table-cell office:value-type="float" office:value="0.00701486093885975" calcext:value-type="float">
            <text:p>0.0070148609</text:p>
          </table:table-cell>
          <table:table-cell table:number-columns-repeated="1023"/>
        </table:table-row>
        <table:table-row table:style-name="ro1">
          <table:table-cell office:value-type="float" office:value="0.00688084654041614" calcext:value-type="float">
            <text:p>0.0068808465</text:p>
          </table:table-cell>
          <table:table-cell table:number-columns-repeated="1023"/>
        </table:table-row>
        <table:table-row table:style-name="ro1">
          <table:table-cell office:value-type="float" office:value="0.00773255974322201" calcext:value-type="float">
            <text:p>0.0077325597</text:p>
          </table:table-cell>
          <table:table-cell table:number-columns-repeated="1023"/>
        </table:table-row>
        <table:table-row table:style-name="ro1">
          <table:table-cell office:value-type="float" office:value="0.00599585903435602" calcext:value-type="float">
            <text:p>0.005995859</text:p>
          </table:table-cell>
          <table:table-cell table:number-columns-repeated="1023"/>
        </table:table-row>
        <table:table-row table:style-name="ro1">
          <table:table-cell office:value-type="float" office:value="0.00549203000032596" calcext:value-type="float">
            <text:p>0.00549203</text:p>
          </table:table-cell>
          <table:table-cell table:number-columns-repeated="1023"/>
        </table:table-row>
        <table:table-row table:style-name="ro1">
          <table:table-cell office:value-type="float" office:value="0.00622263872911972" calcext:value-type="float">
            <text:p>0.0062226387</text:p>
          </table:table-cell>
          <table:table-cell table:number-columns-repeated="1023"/>
        </table:table-row>
        <table:table-row table:style-name="ro1">
          <table:table-cell office:value-type="float" office:value="0.00593710358556113" calcext:value-type="float">
            <text:p>0.0059371036</text:p>
          </table:table-cell>
          <table:table-cell table:number-columns-repeated="1023"/>
        </table:table-row>
        <table:table-row table:style-name="ro1">
          <table:table-cell office:value-type="float" office:value="0.00653122949232705" calcext:value-type="float">
            <text:p>0.0065312295</text:p>
          </table:table-cell>
          <table:table-cell table:number-columns-repeated="1023"/>
        </table:table-row>
        <table:table-row table:style-name="ro1">
          <table:table-cell office:value-type="float" office:value="0.00573140263794323" calcext:value-type="float">
            <text:p>0.0057314026</text:p>
          </table:table-cell>
          <table:table-cell table:number-columns-repeated="1023"/>
        </table:table-row>
        <table:table-row table:style-name="ro1">
          <table:table-cell office:value-type="float" office:value="0.00555747148528542" calcext:value-type="float">
            <text:p>0.0055574715</text:p>
          </table:table-cell>
          <table:table-cell table:number-columns-repeated="1023"/>
        </table:table-row>
        <table:table-row table:style-name="ro1">
          <table:table-cell office:value-type="float" office:value="0.00560291855266228" calcext:value-type="float">
            <text:p>0.0056029186</text:p>
          </table:table-cell>
          <table:table-cell table:number-columns-repeated="1023"/>
        </table:table-row>
        <table:table-row table:style-name="ro1">
          <table:table-cell office:value-type="float" office:value="0.00515974462335048" calcext:value-type="float">
            <text:p>0.0051597446</text:p>
          </table:table-cell>
          <table:table-cell table:number-columns-repeated="1023"/>
        </table:table-row>
        <table:table-row table:style-name="ro1">
          <table:table-cell office:value-type="float" office:value="0.00516345633294065" calcext:value-type="float">
            <text:p>0.0051634563</text:p>
          </table:table-cell>
          <table:table-cell table:number-columns-repeated="1023"/>
        </table:table-row>
        <table:table-row table:style-name="ro1">
          <table:table-cell office:value-type="float" office:value="0.00543151009937988" calcext:value-type="float">
            <text:p>0.0054315101</text:p>
          </table:table-cell>
          <table:table-cell table:number-columns-repeated="1023"/>
        </table:table-row>
        <table:table-row table:style-name="ro1">
          <table:table-cell office:value-type="float" office:value="0.00525553573760554" calcext:value-type="float">
            <text:p>0.0052555357</text:p>
          </table:table-cell>
          <table:table-cell table:number-columns-repeated="1023"/>
        </table:table-row>
        <table:table-row table:style-name="ro1">
          <table:table-cell office:value-type="float" office:value="0.00480418146682036" calcext:value-type="float">
            <text:p>0.0048041815</text:p>
          </table:table-cell>
          <table:table-cell table:number-columns-repeated="1023"/>
        </table:table-row>
        <table:table-row table:style-name="ro1">
          <table:table-cell office:value-type="float" office:value="0.00461775225625381" calcext:value-type="float">
            <text:p>0.0046177523</text:p>
          </table:table-cell>
          <table:table-cell table:number-columns-repeated="1023"/>
        </table:table-row>
        <table:table-row table:style-name="ro1">
          <table:table-cell office:value-type="float" office:value="0.00502662681335449" calcext:value-type="float">
            <text:p>0.0050266268</text:p>
          </table:table-cell>
          <table:table-cell table:number-columns-repeated="1023"/>
        </table:table-row>
        <table:table-row table:style-name="ro1">
          <table:table-cell office:value-type="float" office:value="0.00448402751538453" calcext:value-type="float">
            <text:p>0.0044840275</text:p>
          </table:table-cell>
          <table:table-cell table:number-columns-repeated="1023"/>
        </table:table-row>
        <table:table-row table:style-name="ro1">
          <table:table-cell office:value-type="float" office:value="0.0046650742558384" calcext:value-type="float">
            <text:p>0.0046650743</text:p>
          </table:table-cell>
          <table:table-cell table:number-columns-repeated="1023"/>
        </table:table-row>
        <table:table-row table:style-name="ro1">
          <table:table-cell office:value-type="float" office:value="0.00516368017639079" calcext:value-type="float">
            <text:p>0.0051636802</text:p>
          </table:table-cell>
          <table:table-cell table:number-columns-repeated="1023"/>
        </table:table-row>
        <table:table-row table:style-name="ro1">
          <table:table-cell office:value-type="float" office:value="0.00498267613298758" calcext:value-type="float">
            <text:p>0.0049826761</text:p>
          </table:table-cell>
          <table:table-cell table:number-columns-repeated="1023"/>
        </table:table-row>
        <table:table-row table:style-name="ro1">
          <table:table-cell office:value-type="float" office:value="0.00471238681524288" calcext:value-type="float">
            <text:p>0.0047123868</text:p>
          </table:table-cell>
          <table:table-cell table:number-columns-repeated="1023"/>
        </table:table-row>
        <table:table-row table:style-name="ro1">
          <table:table-cell office:value-type="float" office:value="0.00476379836452916" calcext:value-type="float">
            <text:p>0.0047637984</text:p>
          </table:table-cell>
          <table:table-cell table:number-columns-repeated="1023"/>
        </table:table-row>
        <table:table-row table:style-name="ro1">
          <table:table-cell office:value-type="float" office:value="0.00461219727542963" calcext:value-type="float">
            <text:p>0.0046121973</text:p>
          </table:table-cell>
          <table:table-cell table:number-columns-repeated="1023"/>
        </table:table-row>
        <table:table-row table:style-name="ro1">
          <table:table-cell office:value-type="float" office:value="0.00466472965476769" calcext:value-type="float">
            <text:p>0.0046647297</text:p>
          </table:table-cell>
          <table:table-cell table:number-columns-repeated="1023"/>
        </table:table-row>
        <table:table-row table:style-name="ro1">
          <table:table-cell office:value-type="float" office:value="0.00514451589441504" calcext:value-type="float">
            <text:p>0.0051445159</text:p>
          </table:table-cell>
          <table:table-cell table:number-columns-repeated="1023"/>
        </table:table-row>
        <table:table-row table:style-name="ro1">
          <table:table-cell office:value-type="float" office:value="0.00459817559164121" calcext:value-type="float">
            <text:p>0.0045981756</text:p>
          </table:table-cell>
          <table:table-cell table:number-columns-repeated="1023"/>
        </table:table-row>
        <table:table-row table:style-name="ro1">
          <table:table-cell office:value-type="float" office:value="0.00476551757150206" calcext:value-type="float">
            <text:p>0.0047655176</text:p>
          </table:table-cell>
          <table:table-cell table:number-columns-repeated="1023"/>
        </table:table-row>
        <table:table-row table:style-name="ro1">
          <table:table-cell office:value-type="float" office:value="0.00445031817765755" calcext:value-type="float">
            <text:p>0.0044503182</text:p>
          </table:table-cell>
          <table:table-cell table:number-columns-repeated="1023"/>
        </table:table-row>
        <table:table-row table:style-name="ro1">
          <table:table-cell office:value-type="float" office:value="0.00454097233213795" calcext:value-type="float">
            <text:p>0.0045409723</text:p>
          </table:table-cell>
          <table:table-cell table:number-columns-repeated="1023"/>
        </table:table-row>
        <table:table-row table:style-name="ro1">
          <table:table-cell office:value-type="float" office:value="0.00471071094602316" calcext:value-type="float">
            <text:p>0.0047107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57" calcext:value-type="float">
            <text:p>26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0952350969703705" calcext:value-type="float">
            <text:p>0.095235097</text:p>
          </table:table-cell>
          <table:table-cell table:number-columns-repeated="1023"/>
        </table:table-row>
        <table:table-row table:style-name="ro1">
          <table:table-cell office:value-type="float" office:value="0.0598463158417806" calcext:value-type="float">
            <text:p>0.0598463158</text:p>
          </table:table-cell>
          <table:table-cell table:number-columns-repeated="1023"/>
        </table:table-row>
        <table:table-row table:style-name="ro1">
          <table:table-cell office:value-type="float" office:value="0.0549133635985803" calcext:value-type="float">
            <text:p>0.0549133636</text:p>
          </table:table-cell>
          <table:table-cell table:number-columns-repeated="1023"/>
        </table:table-row>
        <table:table-row table:style-name="ro1">
          <table:table-cell office:value-type="float" office:value="0.0551564192474698" calcext:value-type="float">
            <text:p>0.0551564192</text:p>
          </table:table-cell>
          <table:table-cell table:number-columns-repeated="1023"/>
        </table:table-row>
        <table:table-row table:style-name="ro1">
          <table:table-cell office:value-type="float" office:value="0.0534499766757761" calcext:value-type="float">
            <text:p>0.0534499767</text:p>
          </table:table-cell>
          <table:table-cell table:number-columns-repeated="1023"/>
        </table:table-row>
        <table:table-row table:style-name="ro1">
          <table:table-cell office:value-type="float" office:value="0.0573349944484885" calcext:value-type="float">
            <text:p>0.0573349944</text:p>
          </table:table-cell>
          <table:table-cell table:number-columns-repeated="1023"/>
        </table:table-row>
        <table:table-row table:style-name="ro1">
          <table:table-cell office:value-type="float" office:value="0.0528435348660933" calcext:value-type="float">
            <text:p>0.0528435349</text:p>
          </table:table-cell>
          <table:table-cell table:number-columns-repeated="1023"/>
        </table:table-row>
        <table:table-row table:style-name="ro1">
          <table:table-cell office:value-type="float" office:value="0.0427303385503286" calcext:value-type="float">
            <text:p>0.0427303386</text:p>
          </table:table-cell>
          <table:table-cell table:number-columns-repeated="1023"/>
        </table:table-row>
        <table:table-row table:style-name="ro1">
          <table:table-cell office:value-type="float" office:value="0.0373948491126068" calcext:value-type="float">
            <text:p>0.0373948491</text:p>
          </table:table-cell>
          <table:table-cell table:number-columns-repeated="1023"/>
        </table:table-row>
        <table:table-row table:style-name="ro1">
          <table:table-cell office:value-type="float" office:value="0.0337920560069392" calcext:value-type="float">
            <text:p>0.033792056</text:p>
          </table:table-cell>
          <table:table-cell table:number-columns-repeated="1023"/>
        </table:table-row>
        <table:table-row table:style-name="ro1">
          <table:table-cell office:value-type="float" office:value="0.0254735948581542" calcext:value-type="float">
            <text:p>0.0254735949</text:p>
          </table:table-cell>
          <table:table-cell table:number-columns-repeated="1023"/>
        </table:table-row>
        <table:table-row table:style-name="ro1">
          <table:table-cell office:value-type="float" office:value="0.0207466965941122" calcext:value-type="float">
            <text:p>0.0207466966</text:p>
          </table:table-cell>
          <table:table-cell table:number-columns-repeated="1023"/>
        </table:table-row>
        <table:table-row table:style-name="ro1">
          <table:table-cell office:value-type="float" office:value="0.0197210420222227" calcext:value-type="float">
            <text:p>0.019721042</text:p>
          </table:table-cell>
          <table:table-cell table:number-columns-repeated="1023"/>
        </table:table-row>
        <table:table-row table:style-name="ro1">
          <table:table-cell office:value-type="float" office:value="0.016418383061735" calcext:value-type="float">
            <text:p>0.0164183831</text:p>
          </table:table-cell>
          <table:table-cell table:number-columns-repeated="1023"/>
        </table:table-row>
        <table:table-row table:style-name="ro1">
          <table:table-cell office:value-type="float" office:value="0.013811427686236" calcext:value-type="float">
            <text:p>0.0138114277</text:p>
          </table:table-cell>
          <table:table-cell table:number-columns-repeated="1023"/>
        </table:table-row>
        <table:table-row table:style-name="ro1">
          <table:table-cell office:value-type="float" office:value="0.0117316535721109" calcext:value-type="float">
            <text:p>0.0117316536</text:p>
          </table:table-cell>
          <table:table-cell table:number-columns-repeated="1023"/>
        </table:table-row>
        <table:table-row table:style-name="ro1">
          <table:table-cell office:value-type="float" office:value="0.0122325676809133" calcext:value-type="float">
            <text:p>0.0122325677</text:p>
          </table:table-cell>
          <table:table-cell table:number-columns-repeated="1023"/>
        </table:table-row>
        <table:table-row table:style-name="ro1">
          <table:table-cell office:value-type="float" office:value="0.0120451776461776" calcext:value-type="float">
            <text:p>0.0120451776</text:p>
          </table:table-cell>
          <table:table-cell table:number-columns-repeated="1023"/>
        </table:table-row>
        <table:table-row table:style-name="ro1">
          <table:table-cell office:value-type="float" office:value="0.0108261943606169" calcext:value-type="float">
            <text:p>0.0108261944</text:p>
          </table:table-cell>
          <table:table-cell table:number-columns-repeated="1023"/>
        </table:table-row>
        <table:table-row table:style-name="ro1">
          <table:table-cell office:value-type="float" office:value="0.0104102289855532" calcext:value-type="float">
            <text:p>0.010410229</text:p>
          </table:table-cell>
          <table:table-cell table:number-columns-repeated="1023"/>
        </table:table-row>
        <table:table-row table:style-name="ro1">
          <table:table-cell office:value-type="float" office:value="0.00848386202267114" calcext:value-type="float">
            <text:p>0.008483862</text:p>
          </table:table-cell>
          <table:table-cell table:number-columns-repeated="1023"/>
        </table:table-row>
        <table:table-row table:style-name="ro1">
          <table:table-cell office:value-type="float" office:value="0.00773509058497072" calcext:value-type="float">
            <text:p>0.0077350906</text:p>
          </table:table-cell>
          <table:table-cell table:number-columns-repeated="1023"/>
        </table:table-row>
        <table:table-row table:style-name="ro1">
          <table:table-cell office:value-type="float" office:value="0.00640613595902298" calcext:value-type="float">
            <text:p>0.006406136</text:p>
          </table:table-cell>
          <table:table-cell table:number-columns-repeated="1023"/>
        </table:table-row>
        <table:table-row table:style-name="ro1">
          <table:table-cell office:value-type="float" office:value="0.0063240342046797" calcext:value-type="float">
            <text:p>0.0063240342</text:p>
          </table:table-cell>
          <table:table-cell table:number-columns-repeated="1023"/>
        </table:table-row>
        <table:table-row table:style-name="ro1">
          <table:table-cell office:value-type="float" office:value="0.00654878449284031" calcext:value-type="float">
            <text:p>0.0065487845</text:p>
          </table:table-cell>
          <table:table-cell table:number-columns-repeated="1023"/>
        </table:table-row>
        <table:table-row table:style-name="ro1">
          <table:table-cell office:value-type="float" office:value="0.00648904170218537" calcext:value-type="float">
            <text:p>0.0064890417</text:p>
          </table:table-cell>
          <table:table-cell table:number-columns-repeated="1023"/>
        </table:table-row>
        <table:table-row table:style-name="ro1">
          <table:table-cell office:value-type="float" office:value="0.00696427182923891" calcext:value-type="float">
            <text:p>0.0069642718</text:p>
          </table:table-cell>
          <table:table-cell table:number-columns-repeated="1023"/>
        </table:table-row>
        <table:table-row table:style-name="ro1">
          <table:table-cell office:value-type="float" office:value="0.00566158106656638" calcext:value-type="float">
            <text:p>0.0056615811</text:p>
          </table:table-cell>
          <table:table-cell table:number-columns-repeated="1023"/>
        </table:table-row>
        <table:table-row table:style-name="ro1">
          <table:table-cell office:value-type="float" office:value="0.00598059885533475" calcext:value-type="float">
            <text:p>0.0059805989</text:p>
          </table:table-cell>
          <table:table-cell table:number-columns-repeated="1023"/>
        </table:table-row>
        <table:table-row table:style-name="ro1">
          <table:table-cell office:value-type="float" office:value="0.00561224868631982" calcext:value-type="float">
            <text:p>0.0056122487</text:p>
          </table:table-cell>
          <table:table-cell table:number-columns-repeated="1023"/>
        </table:table-row>
        <table:table-row table:style-name="ro1">
          <table:table-cell office:value-type="float" office:value="0.00598302162845315" calcext:value-type="float">
            <text:p>0.0059830216</text:p>
          </table:table-cell>
          <table:table-cell table:number-columns-repeated="1023"/>
        </table:table-row>
        <table:table-row table:style-name="ro1">
          <table:table-cell office:value-type="float" office:value="0.0054823144835083" calcext:value-type="float">
            <text:p>0.0054823145</text:p>
          </table:table-cell>
          <table:table-cell table:number-columns-repeated="1023"/>
        </table:table-row>
        <table:table-row table:style-name="ro1">
          <table:table-cell office:value-type="float" office:value="0.00523233371536052" calcext:value-type="float">
            <text:p>0.0052323337</text:p>
          </table:table-cell>
          <table:table-cell table:number-columns-repeated="1023"/>
        </table:table-row>
        <table:table-row table:style-name="ro1">
          <table:table-cell office:value-type="float" office:value="0.00519461481949446" calcext:value-type="float">
            <text:p>0.0051946148</text:p>
          </table:table-cell>
          <table:table-cell table:number-columns-repeated="1023"/>
        </table:table-row>
        <table:table-row table:style-name="ro1">
          <table:table-cell office:value-type="float" office:value="0.00520198598504713" calcext:value-type="float">
            <text:p>0.005201986</text:p>
          </table:table-cell>
          <table:table-cell table:number-columns-repeated="1023"/>
        </table:table-row>
        <table:table-row table:style-name="ro1">
          <table:table-cell office:value-type="float" office:value="0.00465195899100647" calcext:value-type="float">
            <text:p>0.004651959</text:p>
          </table:table-cell>
          <table:table-cell table:number-columns-repeated="1023"/>
        </table:table-row>
        <table:table-row table:style-name="ro1">
          <table:table-cell office:value-type="float" office:value="0.00480223126981909" calcext:value-type="float">
            <text:p>0.0048022313</text:p>
          </table:table-cell>
          <table:table-cell table:number-columns-repeated="1023"/>
        </table:table-row>
        <table:table-row table:style-name="ro1">
          <table:table-cell office:value-type="float" office:value="0.00501846381193659" calcext:value-type="float">
            <text:p>0.0050184638</text:p>
          </table:table-cell>
          <table:table-cell table:number-columns-repeated="1023"/>
        </table:table-row>
        <table:table-row table:style-name="ro1">
          <table:table-cell office:value-type="float" office:value="0.00529276967608616" calcext:value-type="float">
            <text:p>0.0052927697</text:p>
          </table:table-cell>
          <table:table-cell table:number-columns-repeated="1023"/>
        </table:table-row>
        <table:table-row table:style-name="ro1">
          <table:table-cell office:value-type="float" office:value="0.00414608572744436" calcext:value-type="float">
            <text:p>0.0041460857</text:p>
          </table:table-cell>
          <table:table-cell table:number-columns-repeated="1023"/>
        </table:table-row>
        <table:table-row table:style-name="ro1">
          <table:table-cell office:value-type="float" office:value="0.00394639476450896" calcext:value-type="float">
            <text:p>0.0039463948</text:p>
          </table:table-cell>
          <table:table-cell table:number-columns-repeated="1023"/>
        </table:table-row>
        <table:table-row table:style-name="ro1">
          <table:table-cell office:value-type="float" office:value="0.00396275226412357" calcext:value-type="float">
            <text:p>0.0039627523</text:p>
          </table:table-cell>
          <table:table-cell table:number-columns-repeated="1023"/>
        </table:table-row>
        <table:table-row table:style-name="ro1">
          <table:table-cell office:value-type="float" office:value="0.00427926997669078" calcext:value-type="float">
            <text:p>0.00427927</text:p>
          </table:table-cell>
          <table:table-cell table:number-columns-repeated="1023"/>
        </table:table-row>
        <table:table-row table:style-name="ro1">
          <table:table-cell office:value-type="float" office:value="0.00454984452555851" calcext:value-type="float">
            <text:p>0.0045498445</text:p>
          </table:table-cell>
          <table:table-cell table:number-columns-repeated="1023"/>
        </table:table-row>
        <table:table-row table:style-name="ro1">
          <table:table-cell office:value-type="float" office:value="0.00449412539698006" calcext:value-type="float">
            <text:p>0.0044941254</text:p>
          </table:table-cell>
          <table:table-cell table:number-columns-repeated="1023"/>
        </table:table-row>
        <table:table-row table:style-name="ro1">
          <table:table-cell office:value-type="float" office:value="0.00393420797708808" calcext:value-type="float">
            <text:p>0.003934208</text:p>
          </table:table-cell>
          <table:table-cell table:number-columns-repeated="1023"/>
        </table:table-row>
        <table:table-row table:style-name="ro1">
          <table:table-cell office:value-type="float" office:value="0.00404457321570502" calcext:value-type="float">
            <text:p>0.0040445732</text:p>
          </table:table-cell>
          <table:table-cell table:number-columns-repeated="1023"/>
        </table:table-row>
        <table:table-row table:style-name="ro1">
          <table:table-cell office:value-type="float" office:value="0.00379732465825184" calcext:value-type="float">
            <text:p>0.0037973247</text:p>
          </table:table-cell>
          <table:table-cell table:number-columns-repeated="1023"/>
        </table:table-row>
        <table:table-row table:style-name="ro1">
          <table:table-cell office:value-type="float" office:value="0.00439345400216604" calcext:value-type="float">
            <text:p>0.004393454</text:p>
          </table:table-cell>
          <table:table-cell table:number-columns-repeated="1023"/>
        </table:table-row>
        <table:table-row table:style-name="ro1">
          <table:table-cell office:value-type="float" office:value="0.00407019605933748" calcext:value-type="float">
            <text:p>0.0040701961</text:p>
          </table:table-cell>
          <table:table-cell table:number-columns-repeated="1023"/>
        </table:table-row>
        <table:table-row table:style-name="ro1">
          <table:table-cell office:value-type="float" office:value="0.00373897351459965" calcext:value-type="float">
            <text:p>0.0037389735</text:p>
          </table:table-cell>
          <table:table-cell table:number-columns-repeated="1023"/>
        </table:table-row>
        <table:table-row table:style-name="ro1">
          <table:table-cell office:value-type="float" office:value="0.00363342938111973" calcext:value-type="float">
            <text:p>0.0036334294</text:p>
          </table:table-cell>
          <table:table-cell table:number-columns-repeated="1023"/>
        </table:table-row>
        <table:table-row table:style-name="ro1">
          <table:table-cell office:value-type="float" office:value="0.00413554496253265" calcext:value-type="float">
            <text:p>0.004135545</text:p>
          </table:table-cell>
          <table:table-cell table:number-columns-repeated="1023"/>
        </table:table-row>
        <table:table-row table:style-name="ro1">
          <table:table-cell office:value-type="float" office:value="0.00406793151251134" calcext:value-type="float">
            <text:p>0.0040679315</text:p>
          </table:table-cell>
          <table:table-cell table:number-columns-repeated="1023"/>
        </table:table-row>
        <table:table-row table:style-name="ro1">
          <table:table-cell office:value-type="float" office:value="0.00377966949542495" calcext:value-type="float">
            <text:p>0.0037796695</text:p>
          </table:table-cell>
          <table:table-cell table:number-columns-repeated="1023"/>
        </table:table-row>
        <table:table-row table:style-name="ro1">
          <table:table-cell office:value-type="float" office:value="0.00408793512020939" calcext:value-type="float">
            <text:p>0.0040879351</text:p>
          </table:table-cell>
          <table:table-cell table:number-columns-repeated="1023"/>
        </table:table-row>
        <table:table-row table:style-name="ro1">
          <table:table-cell office:value-type="float" office:value="0.00413006527069424" calcext:value-type="float">
            <text:p>0.0041300653</text:p>
          </table:table-cell>
          <table:table-cell table:number-columns-repeated="1023"/>
        </table:table-row>
        <table:table-row table:style-name="ro1">
          <table:table-cell office:value-type="float" office:value="0.00407041398387209" calcext:value-type="float">
            <text:p>0.004070414</text:p>
          </table:table-cell>
          <table:table-cell table:number-columns-repeated="1023"/>
        </table:table-row>
        <table:table-row table:style-name="ro1">
          <table:table-cell office:value-type="float" office:value="0.00347675204429501" calcext:value-type="float">
            <text:p>0.003476752</text:p>
          </table:table-cell>
          <table:table-cell table:number-columns-repeated="1023"/>
        </table:table-row>
        <table:table-row table:style-name="ro1">
          <table:table-cell office:value-type="float" office:value="0.00325469970770496" calcext:value-type="float">
            <text:p>0.00325469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77" calcext:value-type="float">
            <text:p>267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0969656540293066" calcext:value-type="float">
            <text:p>0.096965654</text:p>
          </table:table-cell>
          <table:table-cell table:number-columns-repeated="1023"/>
        </table:table-row>
        <table:table-row table:style-name="ro1">
          <table:table-cell office:value-type="float" office:value="0.075721001759752" calcext:value-type="float">
            <text:p>0.0757210018</text:p>
          </table:table-cell>
          <table:table-cell table:number-columns-repeated="1023"/>
        </table:table-row>
        <table:table-row table:style-name="ro1">
          <table:table-cell office:value-type="float" office:value="0.0494036889616915" calcext:value-type="float">
            <text:p>0.049403689</text:p>
          </table:table-cell>
          <table:table-cell table:number-columns-repeated="1023"/>
        </table:table-row>
        <table:table-row table:style-name="ro1">
          <table:table-cell office:value-type="float" office:value="0.0426028318724974" calcext:value-type="float">
            <text:p>0.0426028319</text:p>
          </table:table-cell>
          <table:table-cell table:number-columns-repeated="1023"/>
        </table:table-row>
        <table:table-row table:style-name="ro1">
          <table:table-cell office:value-type="float" office:value="0.042829031618636" calcext:value-type="float">
            <text:p>0.0428290316</text:p>
          </table:table-cell>
          <table:table-cell table:number-columns-repeated="1023"/>
        </table:table-row>
        <table:table-row table:style-name="ro1">
          <table:table-cell office:value-type="float" office:value="0.0404046938861467" calcext:value-type="float">
            <text:p>0.0404046939</text:p>
          </table:table-cell>
          <table:table-cell table:number-columns-repeated="1023"/>
        </table:table-row>
        <table:table-row table:style-name="ro1">
          <table:table-cell office:value-type="float" office:value="0.0449563084131653" calcext:value-type="float">
            <text:p>0.0449563084</text:p>
          </table:table-cell>
          <table:table-cell table:number-columns-repeated="1023"/>
        </table:table-row>
        <table:table-row table:style-name="ro1">
          <table:table-cell office:value-type="float" office:value="0.0401187493838039" calcext:value-type="float">
            <text:p>0.0401187494</text:p>
          </table:table-cell>
          <table:table-cell table:number-columns-repeated="1023"/>
        </table:table-row>
        <table:table-row table:style-name="ro1">
          <table:table-cell office:value-type="float" office:value="0.0336107836453985" calcext:value-type="float">
            <text:p>0.0336107836</text:p>
          </table:table-cell>
          <table:table-cell table:number-columns-repeated="1023"/>
        </table:table-row>
        <table:table-row table:style-name="ro1">
          <table:table-cell office:value-type="float" office:value="0.0321533953293735" calcext:value-type="float">
            <text:p>0.0321533953</text:p>
          </table:table-cell>
          <table:table-cell table:number-columns-repeated="1023"/>
        </table:table-row>
        <table:table-row table:style-name="ro1">
          <table:table-cell office:value-type="float" office:value="0.0272934675552801" calcext:value-type="float">
            <text:p>0.0272934676</text:p>
          </table:table-cell>
          <table:table-cell table:number-columns-repeated="1023"/>
        </table:table-row>
        <table:table-row table:style-name="ro1">
          <table:table-cell office:value-type="float" office:value="0.0202494248572938" calcext:value-type="float">
            <text:p>0.0202494249</text:p>
          </table:table-cell>
          <table:table-cell table:number-columns-repeated="1023"/>
        </table:table-row>
        <table:table-row table:style-name="ro1">
          <table:table-cell office:value-type="float" office:value="0.0230410675541469" calcext:value-type="float">
            <text:p>0.0230410676</text:p>
          </table:table-cell>
          <table:table-cell table:number-columns-repeated="1023"/>
        </table:table-row>
        <table:table-row table:style-name="ro1">
          <table:table-cell office:value-type="float" office:value="0.0167233607756866" calcext:value-type="float">
            <text:p>0.0167233608</text:p>
          </table:table-cell>
          <table:table-cell table:number-columns-repeated="1023"/>
        </table:table-row>
        <table:table-row table:style-name="ro1">
          <table:table-cell office:value-type="float" office:value="0.0146900499133398" calcext:value-type="float">
            <text:p>0.0146900499</text:p>
          </table:table-cell>
          <table:table-cell table:number-columns-repeated="1023"/>
        </table:table-row>
        <table:table-row table:style-name="ro1">
          <table:table-cell office:value-type="float" office:value="0.0136486329092257" calcext:value-type="float">
            <text:p>0.0136486329</text:p>
          </table:table-cell>
          <table:table-cell table:number-columns-repeated="1023"/>
        </table:table-row>
        <table:table-row table:style-name="ro1">
          <table:table-cell office:value-type="float" office:value="0.0141162507632999" calcext:value-type="float">
            <text:p>0.0141162508</text:p>
          </table:table-cell>
          <table:table-cell table:number-columns-repeated="1023"/>
        </table:table-row>
        <table:table-row table:style-name="ro1">
          <table:table-cell office:value-type="float" office:value="0.0140815321110456" calcext:value-type="float">
            <text:p>0.0140815321</text:p>
          </table:table-cell>
          <table:table-cell table:number-columns-repeated="1023"/>
        </table:table-row>
        <table:table-row table:style-name="ro1">
          <table:table-cell office:value-type="float" office:value="0.0121562040816786" calcext:value-type="float">
            <text:p>0.0121562041</text:p>
          </table:table-cell>
          <table:table-cell table:number-columns-repeated="1023"/>
        </table:table-row>
        <table:table-row table:style-name="ro1">
          <table:table-cell office:value-type="float" office:value="0.0127476263482931" calcext:value-type="float">
            <text:p>0.0127476263</text:p>
          </table:table-cell>
          <table:table-cell table:number-columns-repeated="1023"/>
        </table:table-row>
        <table:table-row table:style-name="ro1">
          <table:table-cell office:value-type="float" office:value="0.00917973491922117" calcext:value-type="float">
            <text:p>0.0091797349</text:p>
          </table:table-cell>
          <table:table-cell table:number-columns-repeated="1023"/>
        </table:table-row>
        <table:table-row table:style-name="ro1">
          <table:table-cell office:value-type="float" office:value="0.0089005803787059" calcext:value-type="float">
            <text:p>0.0089005804</text:p>
          </table:table-cell>
          <table:table-cell table:number-columns-repeated="1023"/>
        </table:table-row>
        <table:table-row table:style-name="ro1">
          <table:table-cell office:value-type="float" office:value="0.00901650127521871" calcext:value-type="float">
            <text:p>0.0090165013</text:p>
          </table:table-cell>
          <table:table-cell table:number-columns-repeated="1023"/>
        </table:table-row>
        <table:table-row table:style-name="ro1">
          <table:table-cell office:value-type="float" office:value="0.00920826069572501" calcext:value-type="float">
            <text:p>0.0092082607</text:p>
          </table:table-cell>
          <table:table-cell table:number-columns-repeated="1023"/>
        </table:table-row>
        <table:table-row table:style-name="ro1">
          <table:table-cell office:value-type="float" office:value="0.00835894659258304" calcext:value-type="float">
            <text:p>0.0083589466</text:p>
          </table:table-cell>
          <table:table-cell table:number-columns-repeated="1023"/>
        </table:table-row>
        <table:table-row table:style-name="ro1">
          <table:table-cell office:value-type="float" office:value="0.00856952084374617" calcext:value-type="float">
            <text:p>0.0085695208</text:p>
          </table:table-cell>
          <table:table-cell table:number-columns-repeated="1023"/>
        </table:table-row>
        <table:table-row table:style-name="ro1">
          <table:table-cell office:value-type="float" office:value="0.00685810433394517" calcext:value-type="float">
            <text:p>0.0068581043</text:p>
          </table:table-cell>
          <table:table-cell table:number-columns-repeated="1023"/>
        </table:table-row>
        <table:table-row table:style-name="ro1">
          <table:table-cell office:value-type="float" office:value="0.0075198916675566" calcext:value-type="float">
            <text:p>0.0075198917</text:p>
          </table:table-cell>
          <table:table-cell table:number-columns-repeated="1023"/>
        </table:table-row>
        <table:table-row table:style-name="ro1">
          <table:table-cell office:value-type="float" office:value="0.00705363268788154" calcext:value-type="float">
            <text:p>0.0070536327</text:p>
          </table:table-cell>
          <table:table-cell table:number-columns-repeated="1023"/>
        </table:table-row>
        <table:table-row table:style-name="ro1">
          <table:table-cell office:value-type="float" office:value="0.00715535759933671" calcext:value-type="float">
            <text:p>0.0071553576</text:p>
          </table:table-cell>
          <table:table-cell table:number-columns-repeated="1023"/>
        </table:table-row>
        <table:table-row table:style-name="ro1">
          <table:table-cell office:value-type="float" office:value="0.00639829205439577" calcext:value-type="float">
            <text:p>0.0063982921</text:p>
          </table:table-cell>
          <table:table-cell table:number-columns-repeated="1023"/>
        </table:table-row>
        <table:table-row table:style-name="ro1">
          <table:table-cell office:value-type="float" office:value="0.00661028506812046" calcext:value-type="float">
            <text:p>0.0066102851</text:p>
          </table:table-cell>
          <table:table-cell table:number-columns-repeated="1023"/>
        </table:table-row>
        <table:table-row table:style-name="ro1">
          <table:table-cell office:value-type="float" office:value="0.00636356898498023" calcext:value-type="float">
            <text:p>0.006363569</text:p>
          </table:table-cell>
          <table:table-cell table:number-columns-repeated="1023"/>
        </table:table-row>
        <table:table-row table:style-name="ro1">
          <table:table-cell office:value-type="float" office:value="0.00629917746487571" calcext:value-type="float">
            <text:p>0.0062991775</text:p>
          </table:table-cell>
          <table:table-cell table:number-columns-repeated="1023"/>
        </table:table-row>
        <table:table-row table:style-name="ro1">
          <table:table-cell office:value-type="float" office:value="0.0063894013975272" calcext:value-type="float">
            <text:p>0.0063894014</text:p>
          </table:table-cell>
          <table:table-cell table:number-columns-repeated="1023"/>
        </table:table-row>
        <table:table-row table:style-name="ro1">
          <table:table-cell office:value-type="float" office:value="0.00700958399040843" calcext:value-type="float">
            <text:p>0.007009584</text:p>
          </table:table-cell>
          <table:table-cell table:number-columns-repeated="1023"/>
        </table:table-row>
        <table:table-row table:style-name="ro1">
          <table:table-cell office:value-type="float" office:value="0.00755029772153725" calcext:value-type="float">
            <text:p>0.0075502977</text:p>
          </table:table-cell>
          <table:table-cell table:number-columns-repeated="1023"/>
        </table:table-row>
        <table:table-row table:style-name="ro1">
          <table:table-cell office:value-type="float" office:value="0.00696909791300321" calcext:value-type="float">
            <text:p>0.0069690979</text:p>
          </table:table-cell>
          <table:table-cell table:number-columns-repeated="1023"/>
        </table:table-row>
        <table:table-row table:style-name="ro1">
          <table:table-cell office:value-type="float" office:value="0.00661573711703932" calcext:value-type="float">
            <text:p>0.0066157371</text:p>
          </table:table-cell>
          <table:table-cell table:number-columns-repeated="1023"/>
        </table:table-row>
        <table:table-row table:style-name="ro1">
          <table:table-cell office:value-type="float" office:value="0.00776800685484766" calcext:value-type="float">
            <text:p>0.0077680069</text:p>
          </table:table-cell>
          <table:table-cell table:number-columns-repeated="1023"/>
        </table:table-row>
        <table:table-row table:style-name="ro1">
          <table:table-cell office:value-type="float" office:value="0.0068583443872675" calcext:value-type="float">
            <text:p>0.0068583444</text:p>
          </table:table-cell>
          <table:table-cell table:number-columns-repeated="1023"/>
        </table:table-row>
        <table:table-row table:style-name="ro1">
          <table:table-cell office:value-type="float" office:value="0.00665656985287478" calcext:value-type="float">
            <text:p>0.0066565699</text:p>
          </table:table-cell>
          <table:table-cell table:number-columns-repeated="1023"/>
        </table:table-row>
        <table:table-row table:style-name="ro1">
          <table:table-cell office:value-type="float" office:value="0.00646394880080393" calcext:value-type="float">
            <text:p>0.0064639488</text:p>
          </table:table-cell>
          <table:table-cell table:number-columns-repeated="1023"/>
        </table:table-row>
        <table:table-row table:style-name="ro1">
          <table:table-cell office:value-type="float" office:value="0.0061931776754907" calcext:value-type="float">
            <text:p>0.0061931777</text:p>
          </table:table-cell>
          <table:table-cell table:number-columns-repeated="1023"/>
        </table:table-row>
        <table:table-row table:style-name="ro1">
          <table:table-cell office:value-type="float" office:value="0.00571284237253486" calcext:value-type="float">
            <text:p>0.0057128424</text:p>
          </table:table-cell>
          <table:table-cell table:number-columns-repeated="1023"/>
        </table:table-row>
        <table:table-row table:style-name="ro1">
          <table:table-cell office:value-type="float" office:value="0.00648674302302433" calcext:value-type="float">
            <text:p>0.006486743</text:p>
          </table:table-cell>
          <table:table-cell table:number-columns-repeated="1023"/>
        </table:table-row>
        <table:table-row table:style-name="ro1">
          <table:table-cell office:value-type="float" office:value="0.0065648036039891" calcext:value-type="float">
            <text:p>0.0065648036</text:p>
          </table:table-cell>
          <table:table-cell table:number-columns-repeated="1023"/>
        </table:table-row>
        <table:table-row table:style-name="ro1">
          <table:table-cell office:value-type="float" office:value="0.00573767233531945" calcext:value-type="float">
            <text:p>0.0057376723</text:p>
          </table:table-cell>
          <table:table-cell table:number-columns-repeated="1023"/>
        </table:table-row>
        <table:table-row table:style-name="ro1">
          <table:table-cell office:value-type="float" office:value="0.00592314103094933" calcext:value-type="float">
            <text:p>0.005923141</text:p>
          </table:table-cell>
          <table:table-cell table:number-columns-repeated="1023"/>
        </table:table-row>
        <table:table-row table:style-name="ro1">
          <table:table-cell office:value-type="float" office:value="0.00547062253674552" calcext:value-type="float">
            <text:p>0.0054706225</text:p>
          </table:table-cell>
          <table:table-cell table:number-columns-repeated="1023"/>
        </table:table-row>
        <table:table-row table:style-name="ro1">
          <table:table-cell office:value-type="float" office:value="0.00584977725494958" calcext:value-type="float">
            <text:p>0.0058497773</text:p>
          </table:table-cell>
          <table:table-cell table:number-columns-repeated="1023"/>
        </table:table-row>
        <table:table-row table:style-name="ro1">
          <table:table-cell office:value-type="float" office:value="0.00685644927902524" calcext:value-type="float">
            <text:p>0.0068564493</text:p>
          </table:table-cell>
          <table:table-cell table:number-columns-repeated="1023"/>
        </table:table-row>
        <table:table-row table:style-name="ro1">
          <table:table-cell office:value-type="float" office:value="0.00596041976186755" calcext:value-type="float">
            <text:p>0.0059604198</text:p>
          </table:table-cell>
          <table:table-cell table:number-columns-repeated="1023"/>
        </table:table-row>
        <table:table-row table:style-name="ro1">
          <table:table-cell office:value-type="float" office:value="0.00656876807236409" calcext:value-type="float">
            <text:p>0.0065687681</text:p>
          </table:table-cell>
          <table:table-cell table:number-columns-repeated="1023"/>
        </table:table-row>
        <table:table-row table:style-name="ro1">
          <table:table-cell office:value-type="float" office:value="0.00632087281435196" calcext:value-type="float">
            <text:p>0.0063208728</text:p>
          </table:table-cell>
          <table:table-cell table:number-columns-repeated="1023"/>
        </table:table-row>
        <table:table-row table:style-name="ro1">
          <table:table-cell office:value-type="float" office:value="0.00605746761225635" calcext:value-type="float">
            <text:p>0.0060574676</text:p>
          </table:table-cell>
          <table:table-cell table:number-columns-repeated="1023"/>
        </table:table-row>
        <table:table-row table:style-name="ro1">
          <table:table-cell office:value-type="float" office:value="0.00619871683498613" calcext:value-type="float">
            <text:p>0.0061987168</text:p>
          </table:table-cell>
          <table:table-cell table:number-columns-repeated="1023"/>
        </table:table-row>
        <table:table-row table:style-name="ro1">
          <table:table-cell office:value-type="float" office:value="0.00578985004610879" calcext:value-type="float">
            <text:p>0.00578985</text:p>
          </table:table-cell>
          <table:table-cell table:number-columns-repeated="1023"/>
        </table:table-row>
        <table:table-row table:style-name="ro1">
          <table:table-cell office:value-type="float" office:value="0.00541738054803911" calcext:value-type="float">
            <text:p>0.0054173805</text:p>
          </table:table-cell>
          <table:table-cell table:number-columns-repeated="1023"/>
        </table:table-row>
        <table:table-row table:style-name="ro1">
          <table:table-cell office:value-type="float" office:value="0.0050204162302434" calcext:value-type="float">
            <text:p>0.00502041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74" calcext:value-type="float">
            <text:p>27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0768870311552563" calcext:value-type="float">
            <text:p>0.0768870312</text:p>
          </table:table-cell>
          <table:table-cell table:number-columns-repeated="1023"/>
        </table:table-row>
        <table:table-row table:style-name="ro1">
          <table:table-cell office:value-type="float" office:value="0.0757214570347215" calcext:value-type="float">
            <text:p>0.075721457</text:p>
          </table:table-cell>
          <table:table-cell table:number-columns-repeated="1023"/>
        </table:table-row>
        <table:table-row table:style-name="ro1">
          <table:table-cell office:value-type="float" office:value="0.0556608003698448" calcext:value-type="float">
            <text:p>0.0556608004</text:p>
          </table:table-cell>
          <table:table-cell table:number-columns-repeated="1023"/>
        </table:table-row>
        <table:table-row table:style-name="ro1">
          <table:table-cell office:value-type="float" office:value="0.0576952272740215" calcext:value-type="float">
            <text:p>0.0576952273</text:p>
          </table:table-cell>
          <table:table-cell table:number-columns-repeated="1023"/>
        </table:table-row>
        <table:table-row table:style-name="ro1">
          <table:table-cell office:value-type="float" office:value="0.049872732512341" calcext:value-type="float">
            <text:p>0.0498727325</text:p>
          </table:table-cell>
          <table:table-cell table:number-columns-repeated="1023"/>
        </table:table-row>
        <table:table-row table:style-name="ro1">
          <table:table-cell office:value-type="float" office:value="0.0413535548624886" calcext:value-type="float">
            <text:p>0.0413535549</text:p>
          </table:table-cell>
          <table:table-cell table:number-columns-repeated="1023"/>
        </table:table-row>
        <table:table-row table:style-name="ro1">
          <table:table-cell office:value-type="float" office:value="0.042252975829889" calcext:value-type="float">
            <text:p>0.0422529758</text:p>
          </table:table-cell>
          <table:table-cell table:number-columns-repeated="1023"/>
        </table:table-row>
        <table:table-row table:style-name="ro1">
          <table:table-cell office:value-type="float" office:value="0.0421491886200443" calcext:value-type="float">
            <text:p>0.0421491886</text:p>
          </table:table-cell>
          <table:table-cell table:number-columns-repeated="1023"/>
        </table:table-row>
        <table:table-row table:style-name="ro1">
          <table:table-cell office:value-type="float" office:value="0.0311819714540712" calcext:value-type="float">
            <text:p>0.0311819715</text:p>
          </table:table-cell>
          <table:table-cell table:number-columns-repeated="1023"/>
        </table:table-row>
        <table:table-row table:style-name="ro1">
          <table:table-cell office:value-type="float" office:value="0.0294559322810526" calcext:value-type="float">
            <text:p>0.0294559323</text:p>
          </table:table-cell>
          <table:table-cell table:number-columns-repeated="1023"/>
        </table:table-row>
        <table:table-row table:style-name="ro1">
          <table:table-cell office:value-type="float" office:value="0.0268760726865865" calcext:value-type="float">
            <text:p>0.0268760727</text:p>
          </table:table-cell>
          <table:table-cell table:number-columns-repeated="1023"/>
        </table:table-row>
        <table:table-row table:style-name="ro1">
          <table:table-cell office:value-type="float" office:value="0.0218533558768256" calcext:value-type="float">
            <text:p>0.0218533559</text:p>
          </table:table-cell>
          <table:table-cell table:number-columns-repeated="1023"/>
        </table:table-row>
        <table:table-row table:style-name="ro1">
          <table:table-cell office:value-type="float" office:value="0.0161997331620447" calcext:value-type="float">
            <text:p>0.0161997332</text:p>
          </table:table-cell>
          <table:table-cell table:number-columns-repeated="1023"/>
        </table:table-row>
        <table:table-row table:style-name="ro1">
          <table:table-cell office:value-type="float" office:value="0.0138365327932989" calcext:value-type="float">
            <text:p>0.0138365328</text:p>
          </table:table-cell>
          <table:table-cell table:number-columns-repeated="1023"/>
        </table:table-row>
        <table:table-row table:style-name="ro1">
          <table:table-cell office:value-type="float" office:value="0.0127462145523917" calcext:value-type="float">
            <text:p>0.0127462146</text:p>
          </table:table-cell>
          <table:table-cell table:number-columns-repeated="1023"/>
        </table:table-row>
        <table:table-row table:style-name="ro1">
          <table:table-cell office:value-type="float" office:value="0.0116816888391329" calcext:value-type="float">
            <text:p>0.0116816888</text:p>
          </table:table-cell>
          <table:table-cell table:number-columns-repeated="1023"/>
        </table:table-row>
        <table:table-row table:style-name="ro1">
          <table:table-cell office:value-type="float" office:value="0.010064473876305" calcext:value-type="float">
            <text:p>0.0100644739</text:p>
          </table:table-cell>
          <table:table-cell table:number-columns-repeated="1023"/>
        </table:table-row>
        <table:table-row table:style-name="ro1">
          <table:table-cell office:value-type="float" office:value="0.0100439146307026" calcext:value-type="float">
            <text:p>0.0100439146</text:p>
          </table:table-cell>
          <table:table-cell table:number-columns-repeated="1023"/>
        </table:table-row>
        <table:table-row table:style-name="ro1">
          <table:table-cell office:value-type="float" office:value="0.00814775200809137" calcext:value-type="float">
            <text:p>0.008147752</text:p>
          </table:table-cell>
          <table:table-cell table:number-columns-repeated="1023"/>
        </table:table-row>
        <table:table-row table:style-name="ro1">
          <table:table-cell office:value-type="float" office:value="0.0069483385426298" calcext:value-type="float">
            <text:p>0.0069483385</text:p>
          </table:table-cell>
          <table:table-cell table:number-columns-repeated="1023"/>
        </table:table-row>
        <table:table-row table:style-name="ro1">
          <table:table-cell office:value-type="float" office:value="0.00808014820863852" calcext:value-type="float">
            <text:p>0.0080801482</text:p>
          </table:table-cell>
          <table:table-cell table:number-columns-repeated="1023"/>
        </table:table-row>
        <table:table-row table:style-name="ro1">
          <table:table-cell office:value-type="float" office:value="0.00734728747551787" calcext:value-type="float">
            <text:p>0.0073472875</text:p>
          </table:table-cell>
          <table:table-cell table:number-columns-repeated="1023"/>
        </table:table-row>
        <table:table-row table:style-name="ro1">
          <table:table-cell office:value-type="float" office:value="0.00698615244000007" calcext:value-type="float">
            <text:p>0.0069861524</text:p>
          </table:table-cell>
          <table:table-cell table:number-columns-repeated="1023"/>
        </table:table-row>
        <table:table-row table:style-name="ro1">
          <table:table-cell office:value-type="float" office:value="0.00721220458595471" calcext:value-type="float">
            <text:p>0.0072122046</text:p>
          </table:table-cell>
          <table:table-cell table:number-columns-repeated="1023"/>
        </table:table-row>
        <table:table-row table:style-name="ro1">
          <table:table-cell office:value-type="float" office:value="0.00663369756103641" calcext:value-type="float">
            <text:p>0.0066336976</text:p>
          </table:table-cell>
          <table:table-cell table:number-columns-repeated="1023"/>
        </table:table-row>
        <table:table-row table:style-name="ro1">
          <table:table-cell office:value-type="float" office:value="0.00582115199612062" calcext:value-type="float">
            <text:p>0.005821152</text:p>
          </table:table-cell>
          <table:table-cell table:number-columns-repeated="1023"/>
        </table:table-row>
        <table:table-row table:style-name="ro1">
          <table:table-cell office:value-type="float" office:value="0.00679246943053579" calcext:value-type="float">
            <text:p>0.0067924694</text:p>
          </table:table-cell>
          <table:table-cell table:number-columns-repeated="1023"/>
        </table:table-row>
        <table:table-row table:style-name="ro1">
          <table:table-cell office:value-type="float" office:value="0.00634302320295868" calcext:value-type="float">
            <text:p>0.0063430232</text:p>
          </table:table-cell>
          <table:table-cell table:number-columns-repeated="1023"/>
        </table:table-row>
        <table:table-row table:style-name="ro1">
          <table:table-cell office:value-type="float" office:value="0.00594563131438817" calcext:value-type="float">
            <text:p>0.0059456313</text:p>
          </table:table-cell>
          <table:table-cell table:number-columns-repeated="1023"/>
        </table:table-row>
        <table:table-row table:style-name="ro1">
          <table:table-cell office:value-type="float" office:value="0.00621271586025291" calcext:value-type="float">
            <text:p>0.0062127159</text:p>
          </table:table-cell>
          <table:table-cell table:number-columns-repeated="1023"/>
        </table:table-row>
        <table:table-row table:style-name="ro1">
          <table:table-cell office:value-type="float" office:value="0.00562200774099047" calcext:value-type="float">
            <text:p>0.0056220077</text:p>
          </table:table-cell>
          <table:table-cell table:number-columns-repeated="1023"/>
        </table:table-row>
        <table:table-row table:style-name="ro1">
          <table:table-cell office:value-type="float" office:value="0.00500685826026748" calcext:value-type="float">
            <text:p>0.0050068583</text:p>
          </table:table-cell>
          <table:table-cell table:number-columns-repeated="1023"/>
        </table:table-row>
        <table:table-row table:style-name="ro1">
          <table:table-cell office:value-type="float" office:value="0.00611933924921823" calcext:value-type="float">
            <text:p>0.0061193392</text:p>
          </table:table-cell>
          <table:table-cell table:number-columns-repeated="1023"/>
        </table:table-row>
        <table:table-row table:style-name="ro1">
          <table:table-cell office:value-type="float" office:value="0.00592288277094794" calcext:value-type="float">
            <text:p>0.0059228828</text:p>
          </table:table-cell>
          <table:table-cell table:number-columns-repeated="1023"/>
        </table:table-row>
        <table:table-row table:style-name="ro1">
          <table:table-cell office:value-type="float" office:value="0.00625655181081279" calcext:value-type="float">
            <text:p>0.0062565518</text:p>
          </table:table-cell>
          <table:table-cell table:number-columns-repeated="1023"/>
        </table:table-row>
        <table:table-row table:style-name="ro1">
          <table:table-cell office:value-type="float" office:value="0.00607500959363133" calcext:value-type="float">
            <text:p>0.0060750096</text:p>
          </table:table-cell>
          <table:table-cell table:number-columns-repeated="1023"/>
        </table:table-row>
        <table:table-row table:style-name="ro1">
          <table:table-cell office:value-type="float" office:value="0.00554689837850279" calcext:value-type="float">
            <text:p>0.0055468984</text:p>
          </table:table-cell>
          <table:table-cell table:number-columns-repeated="1023"/>
        </table:table-row>
        <table:table-row table:style-name="ro1">
          <table:table-cell office:value-type="float" office:value="0.00547143039683824" calcext:value-type="float">
            <text:p>0.0054714304</text:p>
          </table:table-cell>
          <table:table-cell table:number-columns-repeated="1023"/>
        </table:table-row>
        <table:table-row table:style-name="ro1">
          <table:table-cell office:value-type="float" office:value="0.00590573738395132" calcext:value-type="float">
            <text:p>0.0059057374</text:p>
          </table:table-cell>
          <table:table-cell table:number-columns-repeated="1023"/>
        </table:table-row>
        <table:table-row table:style-name="ro1">
          <table:table-cell office:value-type="float" office:value="0.00505852033385926" calcext:value-type="float">
            <text:p>0.0050585203</text:p>
          </table:table-cell>
          <table:table-cell table:number-columns-repeated="1023"/>
        </table:table-row>
        <table:table-row table:style-name="ro1">
          <table:table-cell office:value-type="float" office:value="0.0048173734744065" calcext:value-type="float">
            <text:p>0.0048173735</text:p>
          </table:table-cell>
          <table:table-cell table:number-columns-repeated="1023"/>
        </table:table-row>
        <table:table-row table:style-name="ro1">
          <table:table-cell office:value-type="float" office:value="0.00543228694380039" calcext:value-type="float">
            <text:p>0.0054322869</text:p>
          </table:table-cell>
          <table:table-cell table:number-columns-repeated="1023"/>
        </table:table-row>
        <table:table-row table:style-name="ro1">
          <table:table-cell office:value-type="float" office:value="0.00564906646244721" calcext:value-type="float">
            <text:p>0.0056490665</text:p>
          </table:table-cell>
          <table:table-cell table:number-columns-repeated="1023"/>
        </table:table-row>
        <table:table-row table:style-name="ro1">
          <table:table-cell office:value-type="float" office:value="0.00514889835795984" calcext:value-type="float">
            <text:p>0.0051488984</text:p>
          </table:table-cell>
          <table:table-cell table:number-columns-repeated="1023"/>
        </table:table-row>
        <table:table-row table:style-name="ro1">
          <table:table-cell office:value-type="float" office:value="0.0048749970949909" calcext:value-type="float">
            <text:p>0.0048749971</text:p>
          </table:table-cell>
          <table:table-cell table:number-columns-repeated="1023"/>
        </table:table-row>
        <table:table-row table:style-name="ro1">
          <table:table-cell office:value-type="float" office:value="0.00533570188601673" calcext:value-type="float">
            <text:p>0.0053357019</text:p>
          </table:table-cell>
          <table:table-cell table:number-columns-repeated="1023"/>
        </table:table-row>
        <table:table-row table:style-name="ro1">
          <table:table-cell office:value-type="float" office:value="0.00613234523811549" calcext:value-type="float">
            <text:p>0.0061323452</text:p>
          </table:table-cell>
          <table:table-cell table:number-columns-repeated="1023"/>
        </table:table-row>
        <table:table-row table:style-name="ro1">
          <table:table-cell office:value-type="float" office:value="0.0054515605941903" calcext:value-type="float">
            <text:p>0.0054515606</text:p>
          </table:table-cell>
          <table:table-cell table:number-columns-repeated="1023"/>
        </table:table-row>
        <table:table-row table:style-name="ro1">
          <table:table-cell office:value-type="float" office:value="0.00434907497156833" calcext:value-type="float">
            <text:p>0.004349075</text:p>
          </table:table-cell>
          <table:table-cell table:number-columns-repeated="1023"/>
        </table:table-row>
        <table:table-row table:style-name="ro1">
          <table:table-cell office:value-type="float" office:value="0.0048062479822843" calcext:value-type="float">
            <text:p>0.004806248</text:p>
          </table:table-cell>
          <table:table-cell table:number-columns-repeated="1023"/>
        </table:table-row>
        <table:table-row table:style-name="ro1">
          <table:table-cell office:value-type="float" office:value="0.00492783758882015" calcext:value-type="float">
            <text:p>0.0049278376</text:p>
          </table:table-cell>
          <table:table-cell table:number-columns-repeated="1023"/>
        </table:table-row>
        <table:table-row table:style-name="ro1">
          <table:table-cell office:value-type="float" office:value="0.00568233109423679" calcext:value-type="float">
            <text:p>0.0056823311</text:p>
          </table:table-cell>
          <table:table-cell table:number-columns-repeated="1023"/>
        </table:table-row>
        <table:table-row table:style-name="ro1">
          <table:table-cell office:value-type="float" office:value="0.00519688391017758" calcext:value-type="float">
            <text:p>0.0051968839</text:p>
          </table:table-cell>
          <table:table-cell table:number-columns-repeated="1023"/>
        </table:table-row>
        <table:table-row table:style-name="ro1">
          <table:table-cell office:value-type="float" office:value="0.00480563391398328" calcext:value-type="float">
            <text:p>0.0048056339</text:p>
          </table:table-cell>
          <table:table-cell table:number-columns-repeated="1023"/>
        </table:table-row>
        <table:table-row table:style-name="ro1">
          <table:table-cell office:value-type="float" office:value="0.00548426223750316" calcext:value-type="float">
            <text:p>0.0054842622</text:p>
          </table:table-cell>
          <table:table-cell table:number-columns-repeated="1023"/>
        </table:table-row>
        <table:table-row table:style-name="ro1">
          <table:table-cell office:value-type="float" office:value="0.00531628647838769" calcext:value-type="float">
            <text:p>0.0053162865</text:p>
          </table:table-cell>
          <table:table-cell table:number-columns-repeated="1023"/>
        </table:table-row>
        <table:table-row table:style-name="ro1">
          <table:table-cell office:value-type="float" office:value="0.00564701735620093" calcext:value-type="float">
            <text:p>0.0056470174</text:p>
          </table:table-cell>
          <table:table-cell table:number-columns-repeated="1023"/>
        </table:table-row>
        <table:table-row table:style-name="ro1">
          <table:table-cell office:value-type="float" office:value="0.00703140475120088" calcext:value-type="float">
            <text:p>0.0070314048</text:p>
          </table:table-cell>
          <table:table-cell table:number-columns-repeated="1023"/>
        </table:table-row>
        <table:table-row table:style-name="ro1">
          <table:table-cell office:value-type="float" office:value="0.00594062236132034" calcext:value-type="float">
            <text:p>0.0059406224</text:p>
          </table:table-cell>
          <table:table-cell table:number-columns-repeated="1023"/>
        </table:table-row>
        <table:table-row table:style-name="ro1">
          <table:table-cell office:value-type="float" office:value="0.0057962189420424" calcext:value-type="float">
            <text:p>0.00579621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75" calcext:value-type="float">
            <text:p>27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0884165127644204" calcext:value-type="float">
            <text:p>0.0884165128</text:p>
          </table:table-cell>
          <table:table-cell table:number-columns-repeated="1023"/>
        </table:table-row>
        <table:table-row table:style-name="ro1">
          <table:table-cell office:value-type="float" office:value="0.0660117507719551" calcext:value-type="float">
            <text:p>0.0660117508</text:p>
          </table:table-cell>
          <table:table-cell table:number-columns-repeated="1023"/>
        </table:table-row>
        <table:table-row table:style-name="ro1">
          <table:table-cell office:value-type="float" office:value="0.0541864689313042" calcext:value-type="float">
            <text:p>0.0541864689</text:p>
          </table:table-cell>
          <table:table-cell table:number-columns-repeated="1023"/>
        </table:table-row>
        <table:table-row table:style-name="ro1">
          <table:table-cell office:value-type="float" office:value="0.051435076690931" calcext:value-type="float">
            <text:p>0.0514350767</text:p>
          </table:table-cell>
          <table:table-cell table:number-columns-repeated="1023"/>
        </table:table-row>
        <table:table-row table:style-name="ro1">
          <table:table-cell office:value-type="float" office:value="0.0447864789281179" calcext:value-type="float">
            <text:p>0.0447864789</text:p>
          </table:table-cell>
          <table:table-cell table:number-columns-repeated="1023"/>
        </table:table-row>
        <table:table-row table:style-name="ro1">
          <table:table-cell office:value-type="float" office:value="0.0432665052106964" calcext:value-type="float">
            <text:p>0.0432665052</text:p>
          </table:table-cell>
          <table:table-cell table:number-columns-repeated="1023"/>
        </table:table-row>
        <table:table-row table:style-name="ro1">
          <table:table-cell office:value-type="float" office:value="0.0411880199504165" calcext:value-type="float">
            <text:p>0.04118802</text:p>
          </table:table-cell>
          <table:table-cell table:number-columns-repeated="1023"/>
        </table:table-row>
        <table:table-row table:style-name="ro1">
          <table:table-cell office:value-type="float" office:value="0.0425552387034555" calcext:value-type="float">
            <text:p>0.0425552387</text:p>
          </table:table-cell>
          <table:table-cell table:number-columns-repeated="1023"/>
        </table:table-row>
        <table:table-row table:style-name="ro1">
          <table:table-cell office:value-type="float" office:value="0.0349325316175029" calcext:value-type="float">
            <text:p>0.0349325316</text:p>
          </table:table-cell>
          <table:table-cell table:number-columns-repeated="1023"/>
        </table:table-row>
        <table:table-row table:style-name="ro1">
          <table:table-cell office:value-type="float" office:value="0.030708612655175" calcext:value-type="float">
            <text:p>0.0307086127</text:p>
          </table:table-cell>
          <table:table-cell table:number-columns-repeated="1023"/>
        </table:table-row>
        <table:table-row table:style-name="ro1">
          <table:table-cell office:value-type="float" office:value="0.0273239212973331" calcext:value-type="float">
            <text:p>0.0273239213</text:p>
          </table:table-cell>
          <table:table-cell table:number-columns-repeated="1023"/>
        </table:table-row>
        <table:table-row table:style-name="ro1">
          <table:table-cell office:value-type="float" office:value="0.0238732767861382" calcext:value-type="float">
            <text:p>0.0238732768</text:p>
          </table:table-cell>
          <table:table-cell table:number-columns-repeated="1023"/>
        </table:table-row>
        <table:table-row table:style-name="ro1">
          <table:table-cell office:value-type="float" office:value="0.0202913425895215" calcext:value-type="float">
            <text:p>0.0202913426</text:p>
          </table:table-cell>
          <table:table-cell table:number-columns-repeated="1023"/>
        </table:table-row>
        <table:table-row table:style-name="ro1">
          <table:table-cell office:value-type="float" office:value="0.0167090543465672" calcext:value-type="float">
            <text:p>0.0167090543</text:p>
          </table:table-cell>
          <table:table-cell table:number-columns-repeated="1023"/>
        </table:table-row>
        <table:table-row table:style-name="ro1">
          <table:table-cell office:value-type="float" office:value="0.0149675371471226" calcext:value-type="float">
            <text:p>0.0149675371</text:p>
          </table:table-cell>
          <table:table-cell table:number-columns-repeated="1023"/>
        </table:table-row>
        <table:table-row table:style-name="ro1">
          <table:table-cell office:value-type="float" office:value="0.0126466937846636" calcext:value-type="float">
            <text:p>0.0126466938</text:p>
          </table:table-cell>
          <table:table-cell table:number-columns-repeated="1023"/>
        </table:table-row>
        <table:table-row table:style-name="ro1">
          <table:table-cell office:value-type="float" office:value="0.0097178294567014" calcext:value-type="float">
            <text:p>0.0097178295</text:p>
          </table:table-cell>
          <table:table-cell table:number-columns-repeated="1023"/>
        </table:table-row>
        <table:table-row table:style-name="ro1">
          <table:table-cell office:value-type="float" office:value="0.00964663113656605" calcext:value-type="float">
            <text:p>0.0096466311</text:p>
          </table:table-cell>
          <table:table-cell table:number-columns-repeated="1023"/>
        </table:table-row>
        <table:table-row table:style-name="ro1">
          <table:table-cell office:value-type="float" office:value="0.00964899904031939" calcext:value-type="float">
            <text:p>0.009648999</text:p>
          </table:table-cell>
          <table:table-cell table:number-columns-repeated="1023"/>
        </table:table-row>
        <table:table-row table:style-name="ro1">
          <table:table-cell office:value-type="float" office:value="0.00948173645152898" calcext:value-type="float">
            <text:p>0.0094817365</text:p>
          </table:table-cell>
          <table:table-cell table:number-columns-repeated="1023"/>
        </table:table-row>
        <table:table-row table:style-name="ro1">
          <table:table-cell office:value-type="float" office:value="0.00900976043361988" calcext:value-type="float">
            <text:p>0.0090097604</text:p>
          </table:table-cell>
          <table:table-cell table:number-columns-repeated="1023"/>
        </table:table-row>
        <table:table-row table:style-name="ro1">
          <table:table-cell office:value-type="float" office:value="0.00812211747942458" calcext:value-type="float">
            <text:p>0.0081221175</text:p>
          </table:table-cell>
          <table:table-cell table:number-columns-repeated="1023"/>
        </table:table-row>
        <table:table-row table:style-name="ro1">
          <table:table-cell office:value-type="float" office:value="0.00792283017517849" calcext:value-type="float">
            <text:p>0.0079228302</text:p>
          </table:table-cell>
          <table:table-cell table:number-columns-repeated="1023"/>
        </table:table-row>
        <table:table-row table:style-name="ro1">
          <table:table-cell office:value-type="float" office:value="0.00667567658143186" calcext:value-type="float">
            <text:p>0.0066756766</text:p>
          </table:table-cell>
          <table:table-cell table:number-columns-repeated="1023"/>
        </table:table-row>
        <table:table-row table:style-name="ro1">
          <table:table-cell office:value-type="float" office:value="0.00610348952226785" calcext:value-type="float">
            <text:p>0.0061034895</text:p>
          </table:table-cell>
          <table:table-cell table:number-columns-repeated="1023"/>
        </table:table-row>
        <table:table-row table:style-name="ro1">
          <table:table-cell office:value-type="float" office:value="0.00648564768260461" calcext:value-type="float">
            <text:p>0.0064856477</text:p>
          </table:table-cell>
          <table:table-cell table:number-columns-repeated="1023"/>
        </table:table-row>
        <table:table-row table:style-name="ro1">
          <table:table-cell office:value-type="float" office:value="0.00660533168007394" calcext:value-type="float">
            <text:p>0.0066053317</text:p>
          </table:table-cell>
          <table:table-cell table:number-columns-repeated="1023"/>
        </table:table-row>
        <table:table-row table:style-name="ro1">
          <table:table-cell office:value-type="float" office:value="0.00673644415922689" calcext:value-type="float">
            <text:p>0.0067364442</text:p>
          </table:table-cell>
          <table:table-cell table:number-columns-repeated="1023"/>
        </table:table-row>
        <table:table-row table:style-name="ro1">
          <table:table-cell office:value-type="float" office:value="0.00636059031340377" calcext:value-type="float">
            <text:p>0.0063605903</text:p>
          </table:table-cell>
          <table:table-cell table:number-columns-repeated="1023"/>
        </table:table-row>
        <table:table-row table:style-name="ro1">
          <table:table-cell office:value-type="float" office:value="0.00663661438760546" calcext:value-type="float">
            <text:p>0.0066366144</text:p>
          </table:table-cell>
          <table:table-cell table:number-columns-repeated="1023"/>
        </table:table-row>
        <table:table-row table:style-name="ro1">
          <table:table-cell office:value-type="float" office:value="0.00541353999495644" calcext:value-type="float">
            <text:p>0.00541354</text:p>
          </table:table-cell>
          <table:table-cell table:number-columns-repeated="1023"/>
        </table:table-row>
        <table:table-row table:style-name="ro1">
          <table:table-cell office:value-type="float" office:value="0.00563085538110337" calcext:value-type="float">
            <text:p>0.0056308554</text:p>
          </table:table-cell>
          <table:table-cell table:number-columns-repeated="1023"/>
        </table:table-row>
        <table:table-row table:style-name="ro1">
          <table:table-cell office:value-type="float" office:value="0.00525884327797768" calcext:value-type="float">
            <text:p>0.0052588433</text:p>
          </table:table-cell>
          <table:table-cell table:number-columns-repeated="1023"/>
        </table:table-row>
        <table:table-row table:style-name="ro1">
          <table:table-cell office:value-type="float" office:value="0.0060551838771859" calcext:value-type="float">
            <text:p>0.0060551839</text:p>
          </table:table-cell>
          <table:table-cell table:number-columns-repeated="1023"/>
        </table:table-row>
        <table:table-row table:style-name="ro1">
          <table:table-cell office:value-type="float" office:value="0.00538391137877917" calcext:value-type="float">
            <text:p>0.0053839114</text:p>
          </table:table-cell>
          <table:table-cell table:number-columns-repeated="1023"/>
        </table:table-row>
        <table:table-row table:style-name="ro1">
          <table:table-cell office:value-type="float" office:value="0.00496566791244551" calcext:value-type="float">
            <text:p>0.0049656679</text:p>
          </table:table-cell>
          <table:table-cell table:number-columns-repeated="1023"/>
        </table:table-row>
        <table:table-row table:style-name="ro1">
          <table:table-cell office:value-type="float" office:value="0.00539417840520179" calcext:value-type="float">
            <text:p>0.0053941784</text:p>
          </table:table-cell>
          <table:table-cell table:number-columns-repeated="1023"/>
        </table:table-row>
        <table:table-row table:style-name="ro1">
          <table:table-cell office:value-type="float" office:value="0.00492702291395363" calcext:value-type="float">
            <text:p>0.0049270229</text:p>
          </table:table-cell>
          <table:table-cell table:number-columns-repeated="1023"/>
        </table:table-row>
        <table:table-row table:style-name="ro1">
          <table:table-cell office:value-type="float" office:value="0.00471514029039018" calcext:value-type="float">
            <text:p>0.0047151403</text:p>
          </table:table-cell>
          <table:table-cell table:number-columns-repeated="1023"/>
        </table:table-row>
        <table:table-row table:style-name="ro1">
          <table:table-cell office:value-type="float" office:value="0.00467702825592799" calcext:value-type="float">
            <text:p>0.0046770283</text:p>
          </table:table-cell>
          <table:table-cell table:number-columns-repeated="1023"/>
        </table:table-row>
        <table:table-row table:style-name="ro1">
          <table:table-cell office:value-type="float" office:value="0.00519787838330879" calcext:value-type="float">
            <text:p>0.0051978784</text:p>
          </table:table-cell>
          <table:table-cell table:number-columns-repeated="1023"/>
        </table:table-row>
        <table:table-row table:style-name="ro1">
          <table:table-cell office:value-type="float" office:value="0.00473291909343646" calcext:value-type="float">
            <text:p>0.0047329191</text:p>
          </table:table-cell>
          <table:table-cell table:number-columns-repeated="1023"/>
        </table:table-row>
        <table:table-row table:style-name="ro1">
          <table:table-cell office:value-type="float" office:value="0.00463214844858451" calcext:value-type="float">
            <text:p>0.0046321484</text:p>
          </table:table-cell>
          <table:table-cell table:number-columns-repeated="1023"/>
        </table:table-row>
        <table:table-row table:style-name="ro1">
          <table:table-cell office:value-type="float" office:value="0.00512853231188287" calcext:value-type="float">
            <text:p>0.0051285323</text:p>
          </table:table-cell>
          <table:table-cell table:number-columns-repeated="1023"/>
        </table:table-row>
        <table:table-row table:style-name="ro1">
          <table:table-cell office:value-type="float" office:value="0.00514731469805231" calcext:value-type="float">
            <text:p>0.0051473147</text:p>
          </table:table-cell>
          <table:table-cell table:number-columns-repeated="1023"/>
        </table:table-row>
        <table:table-row table:style-name="ro1">
          <table:table-cell office:value-type="float" office:value="0.00527846526744108" calcext:value-type="float">
            <text:p>0.0052784653</text:p>
          </table:table-cell>
          <table:table-cell table:number-columns-repeated="1023"/>
        </table:table-row>
        <table:table-row table:style-name="ro1">
          <table:table-cell office:value-type="float" office:value="0.00506067351122031" calcext:value-type="float">
            <text:p>0.0050606735</text:p>
          </table:table-cell>
          <table:table-cell table:number-columns-repeated="1023"/>
        </table:table-row>
        <table:table-row table:style-name="ro1">
          <table:table-cell office:value-type="float" office:value="0.00548666652415846" calcext:value-type="float">
            <text:p>0.0054866665</text:p>
          </table:table-cell>
          <table:table-cell table:number-columns-repeated="1023"/>
        </table:table-row>
        <table:table-row table:style-name="ro1">
          <table:table-cell office:value-type="float" office:value="0.00476343933155727" calcext:value-type="float">
            <text:p>0.0047634393</text:p>
          </table:table-cell>
          <table:table-cell table:number-columns-repeated="1023"/>
        </table:table-row>
        <table:table-row table:style-name="ro1">
          <table:table-cell office:value-type="float" office:value="0.004794978931063" calcext:value-type="float">
            <text:p>0.0047949789</text:p>
          </table:table-cell>
          <table:table-cell table:number-columns-repeated="1023"/>
        </table:table-row>
        <table:table-row table:style-name="ro1">
          <table:table-cell office:value-type="float" office:value="0.00432111498035504" calcext:value-type="float">
            <text:p>0.004321115</text:p>
          </table:table-cell>
          <table:table-cell table:number-columns-repeated="1023"/>
        </table:table-row>
        <table:table-row table:style-name="ro1">
          <table:table-cell office:value-type="float" office:value="0.0045305558529312" calcext:value-type="float">
            <text:p>0.0045305559</text:p>
          </table:table-cell>
          <table:table-cell table:number-columns-repeated="1023"/>
        </table:table-row>
        <table:table-row table:style-name="ro1">
          <table:table-cell office:value-type="float" office:value="0.00444354658311114" calcext:value-type="float">
            <text:p>0.0044435466</text:p>
          </table:table-cell>
          <table:table-cell table:number-columns-repeated="1023"/>
        </table:table-row>
        <table:table-row table:style-name="ro1">
          <table:table-cell office:value-type="float" office:value="0.00415260849835325" calcext:value-type="float">
            <text:p>0.0041526085</text:p>
          </table:table-cell>
          <table:table-cell table:number-columns-repeated="1023"/>
        </table:table-row>
        <table:table-row table:style-name="ro1">
          <table:table-cell office:value-type="float" office:value="0.00406504442177924" calcext:value-type="float">
            <text:p>0.0040650444</text:p>
          </table:table-cell>
          <table:table-cell table:number-columns-repeated="1023"/>
        </table:table-row>
        <table:table-row table:style-name="ro1">
          <table:table-cell office:value-type="float" office:value="0.00466659293195848" calcext:value-type="float">
            <text:p>0.0046665929</text:p>
          </table:table-cell>
          <table:table-cell table:number-columns-repeated="1023"/>
        </table:table-row>
        <table:table-row table:style-name="ro1">
          <table:table-cell office:value-type="float" office:value="0.0042146991824809" calcext:value-type="float">
            <text:p>0.0042146992</text:p>
          </table:table-cell>
          <table:table-cell table:number-columns-repeated="1023"/>
        </table:table-row>
        <table:table-row table:style-name="ro1">
          <table:table-cell office:value-type="float" office:value="0.00420253090269925" calcext:value-type="float">
            <text:p>0.0042025309</text:p>
          </table:table-cell>
          <table:table-cell table:number-columns-repeated="1023"/>
        </table:table-row>
        <table:table-row table:style-name="ro1">
          <table:table-cell office:value-type="float" office:value="0.00422061990670526" calcext:value-type="float">
            <text:p>0.0042206199</text:p>
          </table:table-cell>
          <table:table-cell table:number-columns-repeated="1023"/>
        </table:table-row>
        <table:table-row table:style-name="ro1">
          <table:table-cell office:value-type="float" office:value="0.00423602192123097" calcext:value-type="float">
            <text:p>0.0042360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90" calcext:value-type="float">
            <text:p>279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0962930737158024" calcext:value-type="float">
            <text:p>0.0962930737</text:p>
          </table:table-cell>
          <table:table-cell table:number-columns-repeated="1023"/>
        </table:table-row>
        <table:table-row table:style-name="ro1">
          <table:table-cell office:value-type="float" office:value="0.0619910767118118" calcext:value-type="float">
            <text:p>0.0619910767</text:p>
          </table:table-cell>
          <table:table-cell table:number-columns-repeated="1023"/>
        </table:table-row>
        <table:table-row table:style-name="ro1">
          <table:table-cell office:value-type="float" office:value="0.0527904410296322" calcext:value-type="float">
            <text:p>0.052790441</text:p>
          </table:table-cell>
          <table:table-cell table:number-columns-repeated="1023"/>
        </table:table-row>
        <table:table-row table:style-name="ro1">
          <table:table-cell office:value-type="float" office:value="0.0454259441045594" calcext:value-type="float">
            <text:p>0.0454259441</text:p>
          </table:table-cell>
          <table:table-cell table:number-columns-repeated="1023"/>
        </table:table-row>
        <table:table-row table:style-name="ro1">
          <table:table-cell office:value-type="float" office:value="0.0574601061310218" calcext:value-type="float">
            <text:p>0.0574601061</text:p>
          </table:table-cell>
          <table:table-cell table:number-columns-repeated="1023"/>
        </table:table-row>
        <table:table-row table:style-name="ro1">
          <table:table-cell office:value-type="float" office:value="0.0457629740544715" calcext:value-type="float">
            <text:p>0.0457629741</text:p>
          </table:table-cell>
          <table:table-cell table:number-columns-repeated="1023"/>
        </table:table-row>
        <table:table-row table:style-name="ro1">
          <table:table-cell office:value-type="float" office:value="0.0439136108640835" calcext:value-type="float">
            <text:p>0.0439136109</text:p>
          </table:table-cell>
          <table:table-cell table:number-columns-repeated="1023"/>
        </table:table-row>
        <table:table-row table:style-name="ro1">
          <table:table-cell office:value-type="float" office:value="0.0399696680777694" calcext:value-type="float">
            <text:p>0.0399696681</text:p>
          </table:table-cell>
          <table:table-cell table:number-columns-repeated="1023"/>
        </table:table-row>
        <table:table-row table:style-name="ro1">
          <table:table-cell office:value-type="float" office:value="0.0345038363249772" calcext:value-type="float">
            <text:p>0.0345038363</text:p>
          </table:table-cell>
          <table:table-cell table:number-columns-repeated="1023"/>
        </table:table-row>
        <table:table-row table:style-name="ro1">
          <table:table-cell office:value-type="float" office:value="0.0383781707092766" calcext:value-type="float">
            <text:p>0.0383781707</text:p>
          </table:table-cell>
          <table:table-cell table:number-columns-repeated="1023"/>
        </table:table-row>
        <table:table-row table:style-name="ro1">
          <table:table-cell office:value-type="float" office:value="0.030504278069195" calcext:value-type="float">
            <text:p>0.0305042781</text:p>
          </table:table-cell>
          <table:table-cell table:number-columns-repeated="1023"/>
        </table:table-row>
        <table:table-row table:style-name="ro1">
          <table:table-cell office:value-type="float" office:value="0.0227913808598293" calcext:value-type="float">
            <text:p>0.0227913809</text:p>
          </table:table-cell>
          <table:table-cell table:number-columns-repeated="1023"/>
        </table:table-row>
        <table:table-row table:style-name="ro1">
          <table:table-cell office:value-type="float" office:value="0.0184510469384281" calcext:value-type="float">
            <text:p>0.0184510469</text:p>
          </table:table-cell>
          <table:table-cell table:number-columns-repeated="1023"/>
        </table:table-row>
        <table:table-row table:style-name="ro1">
          <table:table-cell office:value-type="float" office:value="0.0185287059327498" calcext:value-type="float">
            <text:p>0.0185287059</text:p>
          </table:table-cell>
          <table:table-cell table:number-columns-repeated="1023"/>
        </table:table-row>
        <table:table-row table:style-name="ro1">
          <table:table-cell office:value-type="float" office:value="0.0184900196136352" calcext:value-type="float">
            <text:p>0.0184900196</text:p>
          </table:table-cell>
          <table:table-cell table:number-columns-repeated="1023"/>
        </table:table-row>
        <table:table-row table:style-name="ro1">
          <table:table-cell office:value-type="float" office:value="0.013998168001616" calcext:value-type="float">
            <text:p>0.013998168</text:p>
          </table:table-cell>
          <table:table-cell table:number-columns-repeated="1023"/>
        </table:table-row>
        <table:table-row table:style-name="ro1">
          <table:table-cell office:value-type="float" office:value="0.0114418216601803" calcext:value-type="float">
            <text:p>0.0114418217</text:p>
          </table:table-cell>
          <table:table-cell table:number-columns-repeated="1023"/>
        </table:table-row>
        <table:table-row table:style-name="ro1">
          <table:table-cell office:value-type="float" office:value="0.0111284678698752" calcext:value-type="float">
            <text:p>0.0111284679</text:p>
          </table:table-cell>
          <table:table-cell table:number-columns-repeated="1023"/>
        </table:table-row>
        <table:table-row table:style-name="ro1">
          <table:table-cell office:value-type="float" office:value="0.00981724374029168" calcext:value-type="float">
            <text:p>0.0098172437</text:p>
          </table:table-cell>
          <table:table-cell table:number-columns-repeated="1023"/>
        </table:table-row>
        <table:table-row table:style-name="ro1">
          <table:table-cell office:value-type="float" office:value="0.00932397702109978" calcext:value-type="float">
            <text:p>0.009323977</text:p>
          </table:table-cell>
          <table:table-cell table:number-columns-repeated="1023"/>
        </table:table-row>
        <table:table-row table:style-name="ro1">
          <table:table-cell office:value-type="float" office:value="0.00808895222420497" calcext:value-type="float">
            <text:p>0.0080889522</text:p>
          </table:table-cell>
          <table:table-cell table:number-columns-repeated="1023"/>
        </table:table-row>
        <table:table-row table:style-name="ro1">
          <table:table-cell office:value-type="float" office:value="0.00790406048566126" calcext:value-type="float">
            <text:p>0.0079040605</text:p>
          </table:table-cell>
          <table:table-cell table:number-columns-repeated="1023"/>
        </table:table-row>
        <table:table-row table:style-name="ro1">
          <table:table-cell office:value-type="float" office:value="0.00733581583255606" calcext:value-type="float">
            <text:p>0.0073358158</text:p>
          </table:table-cell>
          <table:table-cell table:number-columns-repeated="1023"/>
        </table:table-row>
        <table:table-row table:style-name="ro1">
          <table:table-cell office:value-type="float" office:value="0.00675958817942431" calcext:value-type="float">
            <text:p>0.0067595882</text:p>
          </table:table-cell>
          <table:table-cell table:number-columns-repeated="1023"/>
        </table:table-row>
        <table:table-row table:style-name="ro1">
          <table:table-cell office:value-type="float" office:value="0.00698095088894312" calcext:value-type="float">
            <text:p>0.0069809509</text:p>
          </table:table-cell>
          <table:table-cell table:number-columns-repeated="1023"/>
        </table:table-row>
        <table:table-row table:style-name="ro1">
          <table:table-cell office:value-type="float" office:value="0.00743547360644299" calcext:value-type="float">
            <text:p>0.0074354736</text:p>
          </table:table-cell>
          <table:table-cell table:number-columns-repeated="1023"/>
        </table:table-row>
        <table:table-row table:style-name="ro1">
          <table:table-cell office:value-type="float" office:value="0.00760424955264594" calcext:value-type="float">
            <text:p>0.0076042496</text:p>
          </table:table-cell>
          <table:table-cell table:number-columns-repeated="1023"/>
        </table:table-row>
        <table:table-row table:style-name="ro1">
          <table:table-cell office:value-type="float" office:value="0.00643966470387086" calcext:value-type="float">
            <text:p>0.0064396647</text:p>
          </table:table-cell>
          <table:table-cell table:number-columns-repeated="1023"/>
        </table:table-row>
        <table:table-row table:style-name="ro1">
          <table:table-cell office:value-type="float" office:value="0.00613353341371585" calcext:value-type="float">
            <text:p>0.0061335334</text:p>
          </table:table-cell>
          <table:table-cell table:number-columns-repeated="1023"/>
        </table:table-row>
        <table:table-row table:style-name="ro1">
          <table:table-cell office:value-type="float" office:value="0.00525019414280864" calcext:value-type="float">
            <text:p>0.0052501941</text:p>
          </table:table-cell>
          <table:table-cell table:number-columns-repeated="1023"/>
        </table:table-row>
        <table:table-row table:style-name="ro1">
          <table:table-cell office:value-type="float" office:value="0.00482666702954975" calcext:value-type="float">
            <text:p>0.004826667</text:p>
          </table:table-cell>
          <table:table-cell table:number-columns-repeated="1023"/>
        </table:table-row>
        <table:table-row table:style-name="ro1">
          <table:table-cell office:value-type="float" office:value="0.00464241505353103" calcext:value-type="float">
            <text:p>0.0046424151</text:p>
          </table:table-cell>
          <table:table-cell table:number-columns-repeated="1023"/>
        </table:table-row>
        <table:table-row table:style-name="ro1">
          <table:table-cell office:value-type="float" office:value="0.00599139320220396" calcext:value-type="float">
            <text:p>0.0059913932</text:p>
          </table:table-cell>
          <table:table-cell table:number-columns-repeated="1023"/>
        </table:table-row>
        <table:table-row table:style-name="ro1">
          <table:table-cell office:value-type="float" office:value="0.00494714955902309" calcext:value-type="float">
            <text:p>0.0049471496</text:p>
          </table:table-cell>
          <table:table-cell table:number-columns-repeated="1023"/>
        </table:table-row>
        <table:table-row table:style-name="ro1">
          <table:table-cell office:value-type="float" office:value="0.00486023092131718" calcext:value-type="float">
            <text:p>0.0048602309</text:p>
          </table:table-cell>
          <table:table-cell table:number-columns-repeated="1023"/>
        </table:table-row>
        <table:table-row table:style-name="ro1">
          <table:table-cell office:value-type="float" office:value="0.00474026825201738" calcext:value-type="float">
            <text:p>0.0047402683</text:p>
          </table:table-cell>
          <table:table-cell table:number-columns-repeated="1023"/>
        </table:table-row>
        <table:table-row table:style-name="ro1">
          <table:table-cell office:value-type="float" office:value="0.00457978877058572" calcext:value-type="float">
            <text:p>0.0045797888</text:p>
          </table:table-cell>
          <table:table-cell table:number-columns-repeated="1023"/>
        </table:table-row>
        <table:table-row table:style-name="ro1">
          <table:table-cell office:value-type="float" office:value="0.00414024644338249" calcext:value-type="float">
            <text:p>0.0041402464</text:p>
          </table:table-cell>
          <table:table-cell table:number-columns-repeated="1023"/>
        </table:table-row>
        <table:table-row table:style-name="ro1">
          <table:table-cell office:value-type="float" office:value="0.00406649209200683" calcext:value-type="float">
            <text:p>0.0040664921</text:p>
          </table:table-cell>
          <table:table-cell table:number-columns-repeated="1023"/>
        </table:table-row>
        <table:table-row table:style-name="ro1">
          <table:table-cell office:value-type="float" office:value="0.00392675458548077" calcext:value-type="float">
            <text:p>0.0039267546</text:p>
          </table:table-cell>
          <table:table-cell table:number-columns-repeated="1023"/>
        </table:table-row>
        <table:table-row table:style-name="ro1">
          <table:table-cell office:value-type="float" office:value="0.00376614542512752" calcext:value-type="float">
            <text:p>0.0037661454</text:p>
          </table:table-cell>
          <table:table-cell table:number-columns-repeated="1023"/>
        </table:table-row>
        <table:table-row table:style-name="ro1">
          <table:table-cell office:value-type="float" office:value="0.0037626265421711" calcext:value-type="float">
            <text:p>0.0037626265</text:p>
          </table:table-cell>
          <table:table-cell table:number-columns-repeated="1023"/>
        </table:table-row>
        <table:table-row table:style-name="ro1">
          <table:table-cell office:value-type="float" office:value="0.00451690682482112" calcext:value-type="float">
            <text:p>0.0045169068</text:p>
          </table:table-cell>
          <table:table-cell table:number-columns-repeated="1023"/>
        </table:table-row>
        <table:table-row table:style-name="ro1">
          <table:table-cell office:value-type="float" office:value="0.0043488074277485" calcext:value-type="float">
            <text:p>0.0043488074</text:p>
          </table:table-cell>
          <table:table-cell table:number-columns-repeated="1023"/>
        </table:table-row>
        <table:table-row table:style-name="ro1">
          <table:table-cell office:value-type="float" office:value="0.00496622749772848" calcext:value-type="float">
            <text:p>0.0049662275</text:p>
          </table:table-cell>
          <table:table-cell table:number-columns-repeated="1023"/>
        </table:table-row>
        <table:table-row table:style-name="ro1">
          <table:table-cell office:value-type="float" office:value="0.00528947591075882" calcext:value-type="float">
            <text:p>0.0052894759</text:p>
          </table:table-cell>
          <table:table-cell table:number-columns-repeated="1023"/>
        </table:table-row>
        <table:table-row table:style-name="ro1">
          <table:table-cell office:value-type="float" office:value="0.00467866379651445" calcext:value-type="float">
            <text:p>0.0046786638</text:p>
          </table:table-cell>
          <table:table-cell table:number-columns-repeated="1023"/>
        </table:table-row>
        <table:table-row table:style-name="ro1">
          <table:table-cell office:value-type="float" office:value="0.00479026755518025" calcext:value-type="float">
            <text:p>0.0047902676</text:p>
          </table:table-cell>
          <table:table-cell table:number-columns-repeated="1023"/>
        </table:table-row>
        <table:table-row table:style-name="ro1">
          <table:table-cell office:value-type="float" office:value="0.00476079817987991" calcext:value-type="float">
            <text:p>0.0047607982</text:p>
          </table:table-cell>
          <table:table-cell table:number-columns-repeated="1023"/>
        </table:table-row>
        <table:table-row table:style-name="ro1">
          <table:table-cell office:value-type="float" office:value="0.00495134865954394" calcext:value-type="float">
            <text:p>0.0049513487</text:p>
          </table:table-cell>
          <table:table-cell table:number-columns-repeated="1023"/>
        </table:table-row>
        <table:table-row table:style-name="ro1">
          <table:table-cell office:value-type="float" office:value="0.00466472805895462" calcext:value-type="float">
            <text:p>0.0046647281</text:p>
          </table:table-cell>
          <table:table-cell table:number-columns-repeated="1023"/>
        </table:table-row>
        <table:table-row table:style-name="ro1">
          <table:table-cell office:value-type="float" office:value="0.00416516361751065" calcext:value-type="float">
            <text:p>0.0041651636</text:p>
          </table:table-cell>
          <table:table-cell table:number-columns-repeated="1023"/>
        </table:table-row>
        <table:table-row table:style-name="ro1">
          <table:table-cell office:value-type="float" office:value="0.00491328459849519" calcext:value-type="float">
            <text:p>0.0049132846</text:p>
          </table:table-cell>
          <table:table-cell table:number-columns-repeated="1023"/>
        </table:table-row>
        <table:table-row table:style-name="ro1">
          <table:table-cell office:value-type="float" office:value="0.00495894278201596" calcext:value-type="float">
            <text:p>0.0049589428</text:p>
          </table:table-cell>
          <table:table-cell table:number-columns-repeated="1023"/>
        </table:table-row>
        <table:table-row table:style-name="ro1">
          <table:table-cell office:value-type="float" office:value="0.00406223536028159" calcext:value-type="float">
            <text:p>0.0040622354</text:p>
          </table:table-cell>
          <table:table-cell table:number-columns-repeated="1023"/>
        </table:table-row>
        <table:table-row table:style-name="ro1">
          <table:table-cell office:value-type="float" office:value="0.00386264762475707" calcext:value-type="float">
            <text:p>0.0038626476</text:p>
          </table:table-cell>
          <table:table-cell table:number-columns-repeated="1023"/>
        </table:table-row>
        <table:table-row table:style-name="ro1">
          <table:table-cell office:value-type="float" office:value="0.00383717463394208" calcext:value-type="float">
            <text:p>0.0038371746</text:p>
          </table:table-cell>
          <table:table-cell table:number-columns-repeated="1023"/>
        </table:table-row>
        <table:table-row table:style-name="ro1">
          <table:table-cell office:value-type="float" office:value="0.00397243276653106" calcext:value-type="float">
            <text:p>0.0039724328</text:p>
          </table:table-cell>
          <table:table-cell table:number-columns-repeated="1023"/>
        </table:table-row>
        <table:table-row table:style-name="ro1">
          <table:table-cell office:value-type="float" office:value="0.00370381920196635" calcext:value-type="float">
            <text:p>0.0037038192</text:p>
          </table:table-cell>
          <table:table-cell table:number-columns-repeated="1023"/>
        </table:table-row>
        <table:table-row table:style-name="ro1">
          <table:table-cell office:value-type="float" office:value="0.00449525783328743" calcext:value-type="float">
            <text:p>0.00449525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75" calcext:value-type="float">
            <text:p>27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104779374475294" calcext:value-type="float">
            <text:p>0.1047793745</text:p>
          </table:table-cell>
          <table:table-cell table:number-columns-repeated="1023"/>
        </table:table-row>
        <table:table-row table:style-name="ro1">
          <table:table-cell office:value-type="float" office:value="0.0737329586022561" calcext:value-type="float">
            <text:p>0.0737329586</text:p>
          </table:table-cell>
          <table:table-cell table:number-columns-repeated="1023"/>
        </table:table-row>
        <table:table-row table:style-name="ro1">
          <table:table-cell office:value-type="float" office:value="0.0610328871952855" calcext:value-type="float">
            <text:p>0.0610328872</text:p>
          </table:table-cell>
          <table:table-cell table:number-columns-repeated="1023"/>
        </table:table-row>
        <table:table-row table:style-name="ro1">
          <table:table-cell office:value-type="float" office:value="0.0505613876798557" calcext:value-type="float">
            <text:p>0.0505613877</text:p>
          </table:table-cell>
          <table:table-cell table:number-columns-repeated="1023"/>
        </table:table-row>
        <table:table-row table:style-name="ro1">
          <table:table-cell office:value-type="float" office:value="0.049227925776797" calcext:value-type="float">
            <text:p>0.0492279258</text:p>
          </table:table-cell>
          <table:table-cell table:number-columns-repeated="1023"/>
        </table:table-row>
        <table:table-row table:style-name="ro1">
          <table:table-cell office:value-type="float" office:value="0.0450228078418622" calcext:value-type="float">
            <text:p>0.0450228078</text:p>
          </table:table-cell>
          <table:table-cell table:number-columns-repeated="1023"/>
        </table:table-row>
        <table:table-row table:style-name="ro1">
          <table:table-cell office:value-type="float" office:value="0.0407812438762304" calcext:value-type="float">
            <text:p>0.0407812439</text:p>
          </table:table-cell>
          <table:table-cell table:number-columns-repeated="1023"/>
        </table:table-row>
        <table:table-row table:style-name="ro1">
          <table:table-cell office:value-type="float" office:value="0.042206782209532" calcext:value-type="float">
            <text:p>0.0422067822</text:p>
          </table:table-cell>
          <table:table-cell table:number-columns-repeated="1023"/>
        </table:table-row>
        <table:table-row table:style-name="ro1">
          <table:table-cell office:value-type="float" office:value="0.0417958889810504" calcext:value-type="float">
            <text:p>0.041795889</text:p>
          </table:table-cell>
          <table:table-cell table:number-columns-repeated="1023"/>
        </table:table-row>
        <table:table-row table:style-name="ro1">
          <table:table-cell office:value-type="float" office:value="0.0331798473714996" calcext:value-type="float">
            <text:p>0.0331798474</text:p>
          </table:table-cell>
          <table:table-cell table:number-columns-repeated="1023"/>
        </table:table-row>
        <table:table-row table:style-name="ro1">
          <table:table-cell office:value-type="float" office:value="0.0268896076600049" calcext:value-type="float">
            <text:p>0.0268896077</text:p>
          </table:table-cell>
          <table:table-cell table:number-columns-repeated="1023"/>
        </table:table-row>
        <table:table-row table:style-name="ro1">
          <table:table-cell office:value-type="float" office:value="0.0235957872844108" calcext:value-type="float">
            <text:p>0.0235957873</text:p>
          </table:table-cell>
          <table:table-cell table:number-columns-repeated="1023"/>
        </table:table-row>
        <table:table-row table:style-name="ro1">
          <table:table-cell office:value-type="float" office:value="0.02133070874945" calcext:value-type="float">
            <text:p>0.0213307087</text:p>
          </table:table-cell>
          <table:table-cell table:number-columns-repeated="1023"/>
        </table:table-row>
        <table:table-row table:style-name="ro1">
          <table:table-cell office:value-type="float" office:value="0.019931065472816" calcext:value-type="float">
            <text:p>0.0199310655</text:p>
          </table:table-cell>
          <table:table-cell table:number-columns-repeated="1023"/>
        </table:table-row>
        <table:table-row table:style-name="ro1">
          <table:table-cell office:value-type="float" office:value="0.0173724415835991" calcext:value-type="float">
            <text:p>0.0173724416</text:p>
          </table:table-cell>
          <table:table-cell table:number-columns-repeated="1023"/>
        </table:table-row>
        <table:table-row table:style-name="ro1">
          <table:table-cell office:value-type="float" office:value="0.0127443943384756" calcext:value-type="float">
            <text:p>0.0127443943</text:p>
          </table:table-cell>
          <table:table-cell table:number-columns-repeated="1023"/>
        </table:table-row>
        <table:table-row table:style-name="ro1">
          <table:table-cell office:value-type="float" office:value="0.0119487263754739" calcext:value-type="float">
            <text:p>0.0119487264</text:p>
          </table:table-cell>
          <table:table-cell table:number-columns-repeated="1023"/>
        </table:table-row>
        <table:table-row table:style-name="ro1">
          <table:table-cell office:value-type="float" office:value="0.0106020618637114" calcext:value-type="float">
            <text:p>0.0106020619</text:p>
          </table:table-cell>
          <table:table-cell table:number-columns-repeated="1023"/>
        </table:table-row>
        <table:table-row table:style-name="ro1">
          <table:table-cell office:value-type="float" office:value="0.00857100209087088" calcext:value-type="float">
            <text:p>0.0085710021</text:p>
          </table:table-cell>
          <table:table-cell table:number-columns-repeated="1023"/>
        </table:table-row>
        <table:table-row table:style-name="ro1">
          <table:table-cell office:value-type="float" office:value="0.00768139217885601" calcext:value-type="float">
            <text:p>0.0076813922</text:p>
          </table:table-cell>
          <table:table-cell table:number-columns-repeated="1023"/>
        </table:table-row>
        <table:table-row table:style-name="ro1">
          <table:table-cell office:value-type="float" office:value="0.00694517724112365" calcext:value-type="float">
            <text:p>0.0069451772</text:p>
          </table:table-cell>
          <table:table-cell table:number-columns-repeated="1023"/>
        </table:table-row>
        <table:table-row table:style-name="ro1">
          <table:table-cell office:value-type="float" office:value="0.006769026746304" calcext:value-type="float">
            <text:p>0.0067690267</text:p>
          </table:table-cell>
          <table:table-cell table:number-columns-repeated="1023"/>
        </table:table-row>
        <table:table-row table:style-name="ro1">
          <table:table-cell office:value-type="float" office:value="0.00797630953198694" calcext:value-type="float">
            <text:p>0.0079763095</text:p>
          </table:table-cell>
          <table:table-cell table:number-columns-repeated="1023"/>
        </table:table-row>
        <table:table-row table:style-name="ro1">
          <table:table-cell office:value-type="float" office:value="0.00614598621369983" calcext:value-type="float">
            <text:p>0.0061459862</text:p>
          </table:table-cell>
          <table:table-cell table:number-columns-repeated="1023"/>
        </table:table-row>
        <table:table-row table:style-name="ro1">
          <table:table-cell office:value-type="float" office:value="0.00653579651764199" calcext:value-type="float">
            <text:p>0.0065357965</text:p>
          </table:table-cell>
          <table:table-cell table:number-columns-repeated="1023"/>
        </table:table-row>
        <table:table-row table:style-name="ro1">
          <table:table-cell office:value-type="float" office:value="0.00759590187225942" calcext:value-type="float">
            <text:p>0.0075959019</text:p>
          </table:table-cell>
          <table:table-cell table:number-columns-repeated="1023"/>
        </table:table-row>
        <table:table-row table:style-name="ro1">
          <table:table-cell office:value-type="float" office:value="0.00757564562133927" calcext:value-type="float">
            <text:p>0.0075756456</text:p>
          </table:table-cell>
          <table:table-cell table:number-columns-repeated="1023"/>
        </table:table-row>
        <table:table-row table:style-name="ro1">
          <table:table-cell office:value-type="float" office:value="0.00604627968668803" calcext:value-type="float">
            <text:p>0.0060462797</text:p>
          </table:table-cell>
          <table:table-cell table:number-columns-repeated="1023"/>
        </table:table-row>
        <table:table-row table:style-name="ro1">
          <table:table-cell office:value-type="float" office:value="0.0057397975268224" calcext:value-type="float">
            <text:p>0.0057397975</text:p>
          </table:table-cell>
          <table:table-cell table:number-columns-repeated="1023"/>
        </table:table-row>
        <table:table-row table:style-name="ro1">
          <table:table-cell office:value-type="float" office:value="0.00544664385171228" calcext:value-type="float">
            <text:p>0.0054466439</text:p>
          </table:table-cell>
          <table:table-cell table:number-columns-repeated="1023"/>
        </table:table-row>
        <table:table-row table:style-name="ro1">
          <table:table-cell office:value-type="float" office:value="0.00689226019727717" calcext:value-type="float">
            <text:p>0.0068922602</text:p>
          </table:table-cell>
          <table:table-cell table:number-columns-repeated="1023"/>
        </table:table-row>
        <table:table-row table:style-name="ro1">
          <table:table-cell office:value-type="float" office:value="0.00588941870615244" calcext:value-type="float">
            <text:p>0.0058894187</text:p>
          </table:table-cell>
          <table:table-cell table:number-columns-repeated="1023"/>
        </table:table-row>
        <table:table-row table:style-name="ro1">
          <table:table-cell office:value-type="float" office:value="0.00573417389336162" calcext:value-type="float">
            <text:p>0.0057341739</text:p>
          </table:table-cell>
          <table:table-cell table:number-columns-repeated="1023"/>
        </table:table-row>
        <table:table-row table:style-name="ro1">
          <table:table-cell office:value-type="float" office:value="0.00536376330292499" calcext:value-type="float">
            <text:p>0.0053637633</text:p>
          </table:table-cell>
          <table:table-cell table:number-columns-repeated="1023"/>
        </table:table-row>
        <table:table-row table:style-name="ro1">
          <table:table-cell office:value-type="float" office:value="0.00595984595203146" calcext:value-type="float">
            <text:p>0.005959846</text:p>
          </table:table-cell>
          <table:table-cell table:number-columns-repeated="1023"/>
        </table:table-row>
        <table:table-row table:style-name="ro1">
          <table:table-cell office:value-type="float" office:value="0.00507585218091198" calcext:value-type="float">
            <text:p>0.0050758522</text:p>
          </table:table-cell>
          <table:table-cell table:number-columns-repeated="1023"/>
        </table:table-row>
        <table:table-row table:style-name="ro1">
          <table:table-cell office:value-type="float" office:value="0.00553184171917291" calcext:value-type="float">
            <text:p>0.0055318417</text:p>
          </table:table-cell>
          <table:table-cell table:number-columns-repeated="1023"/>
        </table:table-row>
        <table:table-row table:style-name="ro1">
          <table:table-cell office:value-type="float" office:value="0.00547799010301707" calcext:value-type="float">
            <text:p>0.0054779901</text:p>
          </table:table-cell>
          <table:table-cell table:number-columns-repeated="1023"/>
        </table:table-row>
        <table:table-row table:style-name="ro1">
          <table:table-cell office:value-type="float" office:value="0.00545084704574791" calcext:value-type="float">
            <text:p>0.005450847</text:p>
          </table:table-cell>
          <table:table-cell table:number-columns-repeated="1023"/>
        </table:table-row>
        <table:table-row table:style-name="ro1">
          <table:table-cell office:value-type="float" office:value="0.00483515401085056" calcext:value-type="float">
            <text:p>0.004835154</text:p>
          </table:table-cell>
          <table:table-cell table:number-columns-repeated="1023"/>
        </table:table-row>
        <table:table-row table:style-name="ro1">
          <table:table-cell office:value-type="float" office:value="0.00508787128778199" calcext:value-type="float">
            <text:p>0.0050878713</text:p>
          </table:table-cell>
          <table:table-cell table:number-columns-repeated="1023"/>
        </table:table-row>
        <table:table-row table:style-name="ro1">
          <table:table-cell office:value-type="float" office:value="0.00575896600010605" calcext:value-type="float">
            <text:p>0.005758966</text:p>
          </table:table-cell>
          <table:table-cell table:number-columns-repeated="1023"/>
        </table:table-row>
        <table:table-row table:style-name="ro1">
          <table:table-cell office:value-type="float" office:value="0.00539771864585658" calcext:value-type="float">
            <text:p>0.0053977186</text:p>
          </table:table-cell>
          <table:table-cell table:number-columns-repeated="1023"/>
        </table:table-row>
        <table:table-row table:style-name="ro1">
          <table:table-cell office:value-type="float" office:value="0.00499134476764466" calcext:value-type="float">
            <text:p>0.0049913448</text:p>
          </table:table-cell>
          <table:table-cell table:number-columns-repeated="1023"/>
        </table:table-row>
        <table:table-row table:style-name="ro1">
          <table:table-cell office:value-type="float" office:value="0.00470781899172238" calcext:value-type="float">
            <text:p>0.004707819</text:p>
          </table:table-cell>
          <table:table-cell table:number-columns-repeated="1023"/>
        </table:table-row>
        <table:table-row table:style-name="ro1">
          <table:table-cell office:value-type="float" office:value="0.00482645448212166" calcext:value-type="float">
            <text:p>0.0048264545</text:p>
          </table:table-cell>
          <table:table-cell table:number-columns-repeated="1023"/>
        </table:table-row>
        <table:table-row table:style-name="ro1">
          <table:table-cell office:value-type="float" office:value="0.00516851609017333" calcext:value-type="float">
            <text:p>0.0051685161</text:p>
          </table:table-cell>
          <table:table-cell table:number-columns-repeated="1023"/>
        </table:table-row>
        <table:table-row table:style-name="ro1">
          <table:table-cell office:value-type="float" office:value="0.00551114405539971" calcext:value-type="float">
            <text:p>0.0055111441</text:p>
          </table:table-cell>
          <table:table-cell table:number-columns-repeated="1023"/>
        </table:table-row>
        <table:table-row table:style-name="ro1">
          <table:table-cell office:value-type="float" office:value="0.00583044849929742" calcext:value-type="float">
            <text:p>0.0058304485</text:p>
          </table:table-cell>
          <table:table-cell table:number-columns-repeated="1023"/>
        </table:table-row>
        <table:table-row table:style-name="ro1">
          <table:table-cell office:value-type="float" office:value="0.0049242399172966" calcext:value-type="float">
            <text:p>0.0049242399</text:p>
          </table:table-cell>
          <table:table-cell table:number-columns-repeated="1023"/>
        </table:table-row>
        <table:table-row table:style-name="ro1">
          <table:table-cell office:value-type="float" office:value="0.00471618914165741" calcext:value-type="float">
            <text:p>0.0047161891</text:p>
          </table:table-cell>
          <table:table-cell table:number-columns-repeated="1023"/>
        </table:table-row>
        <table:table-row table:style-name="ro1">
          <table:table-cell office:value-type="float" office:value="0.0047282298140409" calcext:value-type="float">
            <text:p>0.0047282298</text:p>
          </table:table-cell>
          <table:table-cell table:number-columns-repeated="1023"/>
        </table:table-row>
        <table:table-row table:style-name="ro1">
          <table:table-cell office:value-type="float" office:value="0.00425402058793303" calcext:value-type="float">
            <text:p>0.0042540206</text:p>
          </table:table-cell>
          <table:table-cell table:number-columns-repeated="1023"/>
        </table:table-row>
        <table:table-row table:style-name="ro1">
          <table:table-cell office:value-type="float" office:value="0.00468658877898686" calcext:value-type="float">
            <text:p>0.0046865888</text:p>
          </table:table-cell>
          <table:table-cell table:number-columns-repeated="1023"/>
        </table:table-row>
        <table:table-row table:style-name="ro1">
          <table:table-cell office:value-type="float" office:value="0.00445398344870897" calcext:value-type="float">
            <text:p>0.0044539834</text:p>
          </table:table-cell>
          <table:table-cell table:number-columns-repeated="1023"/>
        </table:table-row>
        <table:table-row table:style-name="ro1">
          <table:table-cell office:value-type="float" office:value="0.00454020740502392" calcext:value-type="float">
            <text:p>0.0045402074</text:p>
          </table:table-cell>
          <table:table-cell table:number-columns-repeated="1023"/>
        </table:table-row>
        <table:table-row table:style-name="ro1">
          <table:table-cell office:value-type="float" office:value="0.00439080861528643" calcext:value-type="float">
            <text:p>0.0043908086</text:p>
          </table:table-cell>
          <table:table-cell table:number-columns-repeated="1023"/>
        </table:table-row>
        <table:table-row table:style-name="ro1">
          <table:table-cell office:value-type="float" office:value="0.00460358992648566" calcext:value-type="float">
            <text:p>0.0046035899</text:p>
          </table:table-cell>
          <table:table-cell table:number-columns-repeated="1023"/>
        </table:table-row>
        <table:table-row table:style-name="ro1">
          <table:table-cell office:value-type="float" office:value="0.00455509997944734" calcext:value-type="float">
            <text:p>0.0045551</text:p>
          </table:table-cell>
          <table:table-cell table:number-columns-repeated="1023"/>
        </table:table-row>
        <table:table-row table:style-name="ro1">
          <table:table-cell office:value-type="float" office:value="0.00394569005914167" calcext:value-type="float">
            <text:p>0.00394569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01" calcext:value-type="float">
            <text:p>27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0865871685893257" calcext:value-type="float">
            <text:p>0.0865871686</text:p>
          </table:table-cell>
          <table:table-cell table:number-columns-repeated="1023"/>
        </table:table-row>
        <table:table-row table:style-name="ro1">
          <table:table-cell office:value-type="float" office:value="0.0651980846937819" calcext:value-type="float">
            <text:p>0.0651980847</text:p>
          </table:table-cell>
          <table:table-cell table:number-columns-repeated="1023"/>
        </table:table-row>
        <table:table-row table:style-name="ro1">
          <table:table-cell office:value-type="float" office:value="0.0589420366739239" calcext:value-type="float">
            <text:p>0.0589420367</text:p>
          </table:table-cell>
          <table:table-cell table:number-columns-repeated="1023"/>
        </table:table-row>
        <table:table-row table:style-name="ro1">
          <table:table-cell office:value-type="float" office:value="0.0527489811086403" calcext:value-type="float">
            <text:p>0.0527489811</text:p>
          </table:table-cell>
          <table:table-cell table:number-columns-repeated="1023"/>
        </table:table-row>
        <table:table-row table:style-name="ro1">
          <table:table-cell office:value-type="float" office:value="0.0492085592572763" calcext:value-type="float">
            <text:p>0.0492085593</text:p>
          </table:table-cell>
          <table:table-cell table:number-columns-repeated="1023"/>
        </table:table-row>
        <table:table-row table:style-name="ro1">
          <table:table-cell office:value-type="float" office:value="0.0472319615953156" calcext:value-type="float">
            <text:p>0.0472319616</text:p>
          </table:table-cell>
          <table:table-cell table:number-columns-repeated="1023"/>
        </table:table-row>
        <table:table-row table:style-name="ro1">
          <table:table-cell office:value-type="float" office:value="0.0434443652365902" calcext:value-type="float">
            <text:p>0.0434443652</text:p>
          </table:table-cell>
          <table:table-cell table:number-columns-repeated="1023"/>
        </table:table-row>
        <table:table-row table:style-name="ro1">
          <table:table-cell office:value-type="float" office:value="0.0444335565758765" calcext:value-type="float">
            <text:p>0.0444335566</text:p>
          </table:table-cell>
          <table:table-cell table:number-columns-repeated="1023"/>
        </table:table-row>
        <table:table-row table:style-name="ro1">
          <table:table-cell office:value-type="float" office:value="0.0408255373148344" calcext:value-type="float">
            <text:p>0.0408255373</text:p>
          </table:table-cell>
          <table:table-cell table:number-columns-repeated="1023"/>
        </table:table-row>
        <table:table-row table:style-name="ro1">
          <table:table-cell office:value-type="float" office:value="0.0370565684897553" calcext:value-type="float">
            <text:p>0.0370565685</text:p>
          </table:table-cell>
          <table:table-cell table:number-columns-repeated="1023"/>
        </table:table-row>
        <table:table-row table:style-name="ro1">
          <table:table-cell office:value-type="float" office:value="0.0378018901585523" calcext:value-type="float">
            <text:p>0.0378018902</text:p>
          </table:table-cell>
          <table:table-cell table:number-columns-repeated="1023"/>
        </table:table-row>
        <table:table-row table:style-name="ro1">
          <table:table-cell office:value-type="float" office:value="0.0366538035687821" calcext:value-type="float">
            <text:p>0.0366538036</text:p>
          </table:table-cell>
          <table:table-cell table:number-columns-repeated="1023"/>
        </table:table-row>
        <table:table-row table:style-name="ro1">
          <table:table-cell office:value-type="float" office:value="0.0371193165346296" calcext:value-type="float">
            <text:p>0.0371193165</text:p>
          </table:table-cell>
          <table:table-cell table:number-columns-repeated="1023"/>
        </table:table-row>
        <table:table-row table:style-name="ro1">
          <table:table-cell office:value-type="float" office:value="0.0289993832727574" calcext:value-type="float">
            <text:p>0.0289993833</text:p>
          </table:table-cell>
          <table:table-cell table:number-columns-repeated="1023"/>
        </table:table-row>
        <table:table-row table:style-name="ro1">
          <table:table-cell office:value-type="float" office:value="0.0212384371502746" calcext:value-type="float">
            <text:p>0.0212384372</text:p>
          </table:table-cell>
          <table:table-cell table:number-columns-repeated="1023"/>
        </table:table-row>
        <table:table-row table:style-name="ro1">
          <table:table-cell office:value-type="float" office:value="0.0189970076224999" calcext:value-type="float">
            <text:p>0.0189970076</text:p>
          </table:table-cell>
          <table:table-cell table:number-columns-repeated="1023"/>
        </table:table-row>
        <table:table-row table:style-name="ro1">
          <table:table-cell office:value-type="float" office:value="0.0158533767459736" calcext:value-type="float">
            <text:p>0.0158533767</text:p>
          </table:table-cell>
          <table:table-cell table:number-columns-repeated="1023"/>
        </table:table-row>
        <table:table-row table:style-name="ro1">
          <table:table-cell office:value-type="float" office:value="0.0176631858571239" calcext:value-type="float">
            <text:p>0.0176631859</text:p>
          </table:table-cell>
          <table:table-cell table:number-columns-repeated="1023"/>
        </table:table-row>
        <table:table-row table:style-name="ro1">
          <table:table-cell office:value-type="float" office:value="0.0122565005653221" calcext:value-type="float">
            <text:p>0.0122565006</text:p>
          </table:table-cell>
          <table:table-cell table:number-columns-repeated="1023"/>
        </table:table-row>
        <table:table-row table:style-name="ro1">
          <table:table-cell office:value-type="float" office:value="0.0111205817628831" calcext:value-type="float">
            <text:p>0.0111205818</text:p>
          </table:table-cell>
          <table:table-cell table:number-columns-repeated="1023"/>
        </table:table-row>
        <table:table-row table:style-name="ro1">
          <table:table-cell office:value-type="float" office:value="0.0101674901662019" calcext:value-type="float">
            <text:p>0.0101674902</text:p>
          </table:table-cell>
          <table:table-cell table:number-columns-repeated="1023"/>
        </table:table-row>
        <table:table-row table:style-name="ro1">
          <table:table-cell office:value-type="float" office:value="0.0107133200445289" calcext:value-type="float">
            <text:p>0.01071332</text:p>
          </table:table-cell>
          <table:table-cell table:number-columns-repeated="1023"/>
        </table:table-row>
        <table:table-row table:style-name="ro1">
          <table:table-cell office:value-type="float" office:value="0.00904310553038861" calcext:value-type="float">
            <text:p>0.0090431055</text:p>
          </table:table-cell>
          <table:table-cell table:number-columns-repeated="1023"/>
        </table:table-row>
        <table:table-row table:style-name="ro1">
          <table:table-cell office:value-type="float" office:value="0.00900231971849581" calcext:value-type="float">
            <text:p>0.0090023197</text:p>
          </table:table-cell>
          <table:table-cell table:number-columns-repeated="1023"/>
        </table:table-row>
        <table:table-row table:style-name="ro1">
          <table:table-cell office:value-type="float" office:value="0.00859547217744678" calcext:value-type="float">
            <text:p>0.0085954722</text:p>
          </table:table-cell>
          <table:table-cell table:number-columns-repeated="1023"/>
        </table:table-row>
        <table:table-row table:style-name="ro1">
          <table:table-cell office:value-type="float" office:value="0.00812067601355602" calcext:value-type="float">
            <text:p>0.008120676</text:p>
          </table:table-cell>
          <table:table-cell table:number-columns-repeated="1023"/>
        </table:table-row>
        <table:table-row table:style-name="ro1">
          <table:table-cell office:value-type="float" office:value="0.00782828734918296" calcext:value-type="float">
            <text:p>0.0078282873</text:p>
          </table:table-cell>
          <table:table-cell table:number-columns-repeated="1023"/>
        </table:table-row>
        <table:table-row table:style-name="ro1">
          <table:table-cell office:value-type="float" office:value="0.00714284448919973" calcext:value-type="float">
            <text:p>0.0071428445</text:p>
          </table:table-cell>
          <table:table-cell table:number-columns-repeated="1023"/>
        </table:table-row>
        <table:table-row table:style-name="ro1">
          <table:table-cell office:value-type="float" office:value="0.00771480885291335" calcext:value-type="float">
            <text:p>0.0077148089</text:p>
          </table:table-cell>
          <table:table-cell table:number-columns-repeated="1023"/>
        </table:table-row>
        <table:table-row table:style-name="ro1">
          <table:table-cell office:value-type="float" office:value="0.00749289852569851" calcext:value-type="float">
            <text:p>0.0074928985</text:p>
          </table:table-cell>
          <table:table-cell table:number-columns-repeated="1023"/>
        </table:table-row>
        <table:table-row table:style-name="ro1">
          <table:table-cell office:value-type="float" office:value="0.00765497170277008" calcext:value-type="float">
            <text:p>0.0076549717</text:p>
          </table:table-cell>
          <table:table-cell table:number-columns-repeated="1023"/>
        </table:table-row>
        <table:table-row table:style-name="ro1">
          <table:table-cell office:value-type="float" office:value="0.00661428648506784" calcext:value-type="float">
            <text:p>0.0066142865</text:p>
          </table:table-cell>
          <table:table-cell table:number-columns-repeated="1023"/>
        </table:table-row>
        <table:table-row table:style-name="ro1">
          <table:table-cell office:value-type="float" office:value="0.00602459143162834" calcext:value-type="float">
            <text:p>0.0060245914</text:p>
          </table:table-cell>
          <table:table-cell table:number-columns-repeated="1023"/>
        </table:table-row>
        <table:table-row table:style-name="ro1">
          <table:table-cell office:value-type="float" office:value="0.00617202268625818" calcext:value-type="float">
            <text:p>0.0061720227</text:p>
          </table:table-cell>
          <table:table-cell table:number-columns-repeated="1023"/>
        </table:table-row>
        <table:table-row table:style-name="ro1">
          <table:table-cell office:value-type="float" office:value="0.00608351799277474" calcext:value-type="float">
            <text:p>0.006083518</text:p>
          </table:table-cell>
          <table:table-cell table:number-columns-repeated="1023"/>
        </table:table-row>
        <table:table-row table:style-name="ro1">
          <table:table-cell office:value-type="float" office:value="0.00542184998047461" calcext:value-type="float">
            <text:p>0.00542185</text:p>
          </table:table-cell>
          <table:table-cell table:number-columns-repeated="1023"/>
        </table:table-row>
        <table:table-row table:style-name="ro1">
          <table:table-cell office:value-type="float" office:value="0.00595084855471498" calcext:value-type="float">
            <text:p>0.0059508486</text:p>
          </table:table-cell>
          <table:table-cell table:number-columns-repeated="1023"/>
        </table:table-row>
        <table:table-row table:style-name="ro1">
          <table:table-cell office:value-type="float" office:value="0.00526552713429233" calcext:value-type="float">
            <text:p>0.0052655271</text:p>
          </table:table-cell>
          <table:table-cell table:number-columns-repeated="1023"/>
        </table:table-row>
        <table:table-row table:style-name="ro1">
          <table:table-cell office:value-type="float" office:value="0.00529798529904189" calcext:value-type="float">
            <text:p>0.0052979853</text:p>
          </table:table-cell>
          <table:table-cell table:number-columns-repeated="1023"/>
        </table:table-row>
        <table:table-row table:style-name="ro1">
          <table:table-cell office:value-type="float" office:value="0.00577073481325133" calcext:value-type="float">
            <text:p>0.0057707348</text:p>
          </table:table-cell>
          <table:table-cell table:number-columns-repeated="1023"/>
        </table:table-row>
        <table:table-row table:style-name="ro1">
          <table:table-cell office:value-type="float" office:value="0.00573889819965473" calcext:value-type="float">
            <text:p>0.0057388982</text:p>
          </table:table-cell>
          <table:table-cell table:number-columns-repeated="1023"/>
        </table:table-row>
        <table:table-row table:style-name="ro1">
          <table:table-cell office:value-type="float" office:value="0.00489691562533441" calcext:value-type="float">
            <text:p>0.0048969156</text:p>
          </table:table-cell>
          <table:table-cell table:number-columns-repeated="1023"/>
        </table:table-row>
        <table:table-row table:style-name="ro1">
          <table:table-cell office:value-type="float" office:value="0.00537274409101269" calcext:value-type="float">
            <text:p>0.0053727441</text:p>
          </table:table-cell>
          <table:table-cell table:number-columns-repeated="1023"/>
        </table:table-row>
        <table:table-row table:style-name="ro1">
          <table:table-cell office:value-type="float" office:value="0.00466761434373578" calcext:value-type="float">
            <text:p>0.0046676143</text:p>
          </table:table-cell>
          <table:table-cell table:number-columns-repeated="1023"/>
        </table:table-row>
        <table:table-row table:style-name="ro1">
          <table:table-cell office:value-type="float" office:value="0.00515822583451822" calcext:value-type="float">
            <text:p>0.0051582258</text:p>
          </table:table-cell>
          <table:table-cell table:number-columns-repeated="1023"/>
        </table:table-row>
        <table:table-row table:style-name="ro1">
          <table:table-cell office:value-type="float" office:value="0.00453466578429695" calcext:value-type="float">
            <text:p>0.0045346658</text:p>
          </table:table-cell>
          <table:table-cell table:number-columns-repeated="1023"/>
        </table:table-row>
        <table:table-row table:style-name="ro1">
          <table:table-cell office:value-type="float" office:value="0.00476867489794532" calcext:value-type="float">
            <text:p>0.0047686749</text:p>
          </table:table-cell>
          <table:table-cell table:number-columns-repeated="1023"/>
        </table:table-row>
        <table:table-row table:style-name="ro1">
          <table:table-cell office:value-type="float" office:value="0.0047614321074966" calcext:value-type="float">
            <text:p>0.0047614321</text:p>
          </table:table-cell>
          <table:table-cell table:number-columns-repeated="1023"/>
        </table:table-row>
        <table:table-row table:style-name="ro1">
          <table:table-cell office:value-type="float" office:value="0.00473542350795323" calcext:value-type="float">
            <text:p>0.0047354235</text:p>
          </table:table-cell>
          <table:table-cell table:number-columns-repeated="1023"/>
        </table:table-row>
        <table:table-row table:style-name="ro1">
          <table:table-cell office:value-type="float" office:value="0.00502947937310142" calcext:value-type="float">
            <text:p>0.0050294794</text:p>
          </table:table-cell>
          <table:table-cell table:number-columns-repeated="1023"/>
        </table:table-row>
        <table:table-row table:style-name="ro1">
          <table:table-cell office:value-type="float" office:value="0.00485780334103276" calcext:value-type="float">
            <text:p>0.0048578033</text:p>
          </table:table-cell>
          <table:table-cell table:number-columns-repeated="1023"/>
        </table:table-row>
        <table:table-row table:style-name="ro1">
          <table:table-cell office:value-type="float" office:value="0.0057694137168372" calcext:value-type="float">
            <text:p>0.0057694137</text:p>
          </table:table-cell>
          <table:table-cell table:number-columns-repeated="1023"/>
        </table:table-row>
        <table:table-row table:style-name="ro1">
          <table:table-cell office:value-type="float" office:value="0.00573848971698768" calcext:value-type="float">
            <text:p>0.0057384897</text:p>
          </table:table-cell>
          <table:table-cell table:number-columns-repeated="1023"/>
        </table:table-row>
        <table:table-row table:style-name="ro1">
          <table:table-cell office:value-type="float" office:value="0.00606531099421291" calcext:value-type="float">
            <text:p>0.006065311</text:p>
          </table:table-cell>
          <table:table-cell table:number-columns-repeated="1023"/>
        </table:table-row>
        <table:table-row table:style-name="ro1">
          <table:table-cell office:value-type="float" office:value="0.00575502743547299" calcext:value-type="float">
            <text:p>0.0057550274</text:p>
          </table:table-cell>
          <table:table-cell table:number-columns-repeated="1023"/>
        </table:table-row>
        <table:table-row table:style-name="ro1">
          <table:table-cell office:value-type="float" office:value="0.00557077564366027" calcext:value-type="float">
            <text:p>0.0055707756</text:p>
          </table:table-cell>
          <table:table-cell table:number-columns-repeated="1023"/>
        </table:table-row>
        <table:table-row table:style-name="ro1">
          <table:table-cell office:value-type="float" office:value="0.00576519728354448" calcext:value-type="float">
            <text:p>0.0057651973</text:p>
          </table:table-cell>
          <table:table-cell table:number-columns-repeated="1023"/>
        </table:table-row>
        <table:table-row table:style-name="ro1">
          <table:table-cell office:value-type="float" office:value="0.00563803785276915" calcext:value-type="float">
            <text:p>0.0056380379</text:p>
          </table:table-cell>
          <table:table-cell table:number-columns-repeated="1023"/>
        </table:table-row>
        <table:table-row table:style-name="ro1">
          <table:table-cell office:value-type="float" office:value="0.0058180591794234" calcext:value-type="float">
            <text:p>0.0058180592</text:p>
          </table:table-cell>
          <table:table-cell table:number-columns-repeated="1023"/>
        </table:table-row>
        <table:table-row table:style-name="ro1">
          <table:table-cell office:value-type="float" office:value="0.0058337889792817" calcext:value-type="float">
            <text:p>0.0058337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0937675648922386" calcext:value-type="float">
            <text:p>0.0937675649</text:p>
          </table:table-cell>
          <table:table-cell table:number-columns-repeated="1023"/>
        </table:table-row>
        <table:table-row table:style-name="ro1">
          <table:table-cell office:value-type="float" office:value="0.0833927388114402" calcext:value-type="float">
            <text:p>0.0833927388</text:p>
          </table:table-cell>
          <table:table-cell table:number-columns-repeated="1023"/>
        </table:table-row>
        <table:table-row table:style-name="ro1">
          <table:table-cell office:value-type="float" office:value="0.069050653555451" calcext:value-type="float">
            <text:p>0.0690506536</text:p>
          </table:table-cell>
          <table:table-cell table:number-columns-repeated="1023"/>
        </table:table-row>
        <table:table-row table:style-name="ro1">
          <table:table-cell office:value-type="float" office:value="0.0544275330956766" calcext:value-type="float">
            <text:p>0.0544275331</text:p>
          </table:table-cell>
          <table:table-cell table:number-columns-repeated="1023"/>
        </table:table-row>
        <table:table-row table:style-name="ro1">
          <table:table-cell office:value-type="float" office:value="0.0488204338673919" calcext:value-type="float">
            <text:p>0.0488204339</text:p>
          </table:table-cell>
          <table:table-cell table:number-columns-repeated="1023"/>
        </table:table-row>
        <table:table-row table:style-name="ro1">
          <table:table-cell office:value-type="float" office:value="0.0497387778113577" calcext:value-type="float">
            <text:p>0.0497387778</text:p>
          </table:table-cell>
          <table:table-cell table:number-columns-repeated="1023"/>
        </table:table-row>
        <table:table-row table:style-name="ro1">
          <table:table-cell office:value-type="float" office:value="0.038438423908686" calcext:value-type="float">
            <text:p>0.0384384239</text:p>
          </table:table-cell>
          <table:table-cell table:number-columns-repeated="1023"/>
        </table:table-row>
        <table:table-row table:style-name="ro1">
          <table:table-cell office:value-type="float" office:value="0.044294704139821" calcext:value-type="float">
            <text:p>0.0442947041</text:p>
          </table:table-cell>
          <table:table-cell table:number-columns-repeated="1023"/>
        </table:table-row>
        <table:table-row table:style-name="ro1">
          <table:table-cell office:value-type="float" office:value="0.0468355334629267" calcext:value-type="float">
            <text:p>0.0468355335</text:p>
          </table:table-cell>
          <table:table-cell table:number-columns-repeated="1023"/>
        </table:table-row>
        <table:table-row table:style-name="ro1">
          <table:table-cell office:value-type="float" office:value="0.0439850622641189" calcext:value-type="float">
            <text:p>0.0439850623</text:p>
          </table:table-cell>
          <table:table-cell table:number-columns-repeated="1023"/>
        </table:table-row>
        <table:table-row table:style-name="ro1">
          <table:table-cell office:value-type="float" office:value="0.0403215531351363" calcext:value-type="float">
            <text:p>0.0403215531</text:p>
          </table:table-cell>
          <table:table-cell table:number-columns-repeated="1023"/>
        </table:table-row>
        <table:table-row table:style-name="ro1">
          <table:table-cell office:value-type="float" office:value="0.0305466629142527" calcext:value-type="float">
            <text:p>0.0305466629</text:p>
          </table:table-cell>
          <table:table-cell table:number-columns-repeated="1023"/>
        </table:table-row>
        <table:table-row table:style-name="ro1">
          <table:table-cell office:value-type="float" office:value="0.0285428537184892" calcext:value-type="float">
            <text:p>0.0285428537</text:p>
          </table:table-cell>
          <table:table-cell table:number-columns-repeated="1023"/>
        </table:table-row>
        <table:table-row table:style-name="ro1">
          <table:table-cell office:value-type="float" office:value="0.0276276294310355" calcext:value-type="float">
            <text:p>0.0276276294</text:p>
          </table:table-cell>
          <table:table-cell table:number-columns-repeated="1023"/>
        </table:table-row>
        <table:table-row table:style-name="ro1">
          <table:table-cell office:value-type="float" office:value="0.0220589015243278" calcext:value-type="float">
            <text:p>0.0220589015</text:p>
          </table:table-cell>
          <table:table-cell table:number-columns-repeated="1023"/>
        </table:table-row>
        <table:table-row table:style-name="ro1">
          <table:table-cell office:value-type="float" office:value="0.0183394226079077" calcext:value-type="float">
            <text:p>0.0183394226</text:p>
          </table:table-cell>
          <table:table-cell table:number-columns-repeated="1023"/>
        </table:table-row>
        <table:table-row table:style-name="ro1">
          <table:table-cell office:value-type="float" office:value="0.0163820545401489" calcext:value-type="float">
            <text:p>0.0163820545</text:p>
          </table:table-cell>
          <table:table-cell table:number-columns-repeated="1023"/>
        </table:table-row>
        <table:table-row table:style-name="ro1">
          <table:table-cell office:value-type="float" office:value="0.0134785584622083" calcext:value-type="float">
            <text:p>0.0134785585</text:p>
          </table:table-cell>
          <table:table-cell table:number-columns-repeated="1023"/>
        </table:table-row>
        <table:table-row table:style-name="ro1">
          <table:table-cell office:value-type="float" office:value="0.012218815468847" calcext:value-type="float">
            <text:p>0.0122188155</text:p>
          </table:table-cell>
          <table:table-cell table:number-columns-repeated="1023"/>
        </table:table-row>
        <table:table-row table:style-name="ro1">
          <table:table-cell office:value-type="float" office:value="0.011947076717659" calcext:value-type="float">
            <text:p>0.0119470767</text:p>
          </table:table-cell>
          <table:table-cell table:number-columns-repeated="1023"/>
        </table:table-row>
        <table:table-row table:style-name="ro1">
          <table:table-cell office:value-type="float" office:value="0.0103846429323739" calcext:value-type="float">
            <text:p>0.0103846429</text:p>
          </table:table-cell>
          <table:table-cell table:number-columns-repeated="1023"/>
        </table:table-row>
        <table:table-row table:style-name="ro1">
          <table:table-cell office:value-type="float" office:value="0.00848676337387775" calcext:value-type="float">
            <text:p>0.0084867634</text:p>
          </table:table-cell>
          <table:table-cell table:number-columns-repeated="1023"/>
        </table:table-row>
        <table:table-row table:style-name="ro1">
          <table:table-cell office:value-type="float" office:value="0.00885137457247126" calcext:value-type="float">
            <text:p>0.0088513746</text:p>
          </table:table-cell>
          <table:table-cell table:number-columns-repeated="1023"/>
        </table:table-row>
        <table:table-row table:style-name="ro1">
          <table:table-cell office:value-type="float" office:value="0.00912472371089849" calcext:value-type="float">
            <text:p>0.0091247237</text:p>
          </table:table-cell>
          <table:table-cell table:number-columns-repeated="1023"/>
        </table:table-row>
        <table:table-row table:style-name="ro1">
          <table:table-cell office:value-type="float" office:value="0.00788682710569957" calcext:value-type="float">
            <text:p>0.0078868271</text:p>
          </table:table-cell>
          <table:table-cell table:number-columns-repeated="1023"/>
        </table:table-row>
        <table:table-row table:style-name="ro1">
          <table:table-cell office:value-type="float" office:value="0.00767292659407356" calcext:value-type="float">
            <text:p>0.0076729266</text:p>
          </table:table-cell>
          <table:table-cell table:number-columns-repeated="1023"/>
        </table:table-row>
        <table:table-row table:style-name="ro1">
          <table:table-cell office:value-type="float" office:value="0.00751682165551915" calcext:value-type="float">
            <text:p>0.0075168217</text:p>
          </table:table-cell>
          <table:table-cell table:number-columns-repeated="1023"/>
        </table:table-row>
        <table:table-row table:style-name="ro1">
          <table:table-cell office:value-type="float" office:value="0.00665615587951235" calcext:value-type="float">
            <text:p>0.0066561559</text:p>
          </table:table-cell>
          <table:table-cell table:number-columns-repeated="1023"/>
        </table:table-row>
        <table:table-row table:style-name="ro1">
          <table:table-cell office:value-type="float" office:value="0.00667773612869877" calcext:value-type="float">
            <text:p>0.0066777361</text:p>
          </table:table-cell>
          <table:table-cell table:number-columns-repeated="1023"/>
        </table:table-row>
        <table:table-row table:style-name="ro1">
          <table:table-cell office:value-type="float" office:value="0.0067170077713069" calcext:value-type="float">
            <text:p>0.0067170078</text:p>
          </table:table-cell>
          <table:table-cell table:number-columns-repeated="1023"/>
        </table:table-row>
        <table:table-row table:style-name="ro1">
          <table:table-cell office:value-type="float" office:value="0.00625297681934511" calcext:value-type="float">
            <text:p>0.0062529768</text:p>
          </table:table-cell>
          <table:table-cell table:number-columns-repeated="1023"/>
        </table:table-row>
        <table:table-row table:style-name="ro1">
          <table:table-cell office:value-type="float" office:value="0.0052249797587465" calcext:value-type="float">
            <text:p>0.0052249798</text:p>
          </table:table-cell>
          <table:table-cell table:number-columns-repeated="1023"/>
        </table:table-row>
        <table:table-row table:style-name="ro1">
          <table:table-cell office:value-type="float" office:value="0.00531206547654279" calcext:value-type="float">
            <text:p>0.0053120655</text:p>
          </table:table-cell>
          <table:table-cell table:number-columns-repeated="1023"/>
        </table:table-row>
        <table:table-row table:style-name="ro1">
          <table:table-cell office:value-type="float" office:value="0.00520013972054814" calcext:value-type="float">
            <text:p>0.0052001397</text:p>
          </table:table-cell>
          <table:table-cell table:number-columns-repeated="1023"/>
        </table:table-row>
        <table:table-row table:style-name="ro1">
          <table:table-cell office:value-type="float" office:value="0.00606074204317007" calcext:value-type="float">
            <text:p>0.006060742</text:p>
          </table:table-cell>
          <table:table-cell table:number-columns-repeated="1023"/>
        </table:table-row>
        <table:table-row table:style-name="ro1">
          <table:table-cell office:value-type="float" office:value="0.00558200055946326" calcext:value-type="float">
            <text:p>0.0055820006</text:p>
          </table:table-cell>
          <table:table-cell table:number-columns-repeated="1023"/>
        </table:table-row>
        <table:table-row table:style-name="ro1">
          <table:table-cell office:value-type="float" office:value="0.00538887357448331" calcext:value-type="float">
            <text:p>0.0053888736</text:p>
          </table:table-cell>
          <table:table-cell table:number-columns-repeated="1023"/>
        </table:table-row>
        <table:table-row table:style-name="ro1">
          <table:table-cell office:value-type="float" office:value="0.00519558698632281" calcext:value-type="float">
            <text:p>0.005195587</text:p>
          </table:table-cell>
          <table:table-cell table:number-columns-repeated="1023"/>
        </table:table-row>
        <table:table-row table:style-name="ro1">
          <table:table-cell office:value-type="float" office:value="0.00526201970872717" calcext:value-type="float">
            <text:p>0.0052620197</text:p>
          </table:table-cell>
          <table:table-cell table:number-columns-repeated="1023"/>
        </table:table-row>
        <table:table-row table:style-name="ro1">
          <table:table-cell office:value-type="float" office:value="0.00493812387826619" calcext:value-type="float">
            <text:p>0.0049381239</text:p>
          </table:table-cell>
          <table:table-cell table:number-columns-repeated="1023"/>
        </table:table-row>
        <table:table-row table:style-name="ro1">
          <table:table-cell office:value-type="float" office:value="0.00488891627579419" calcext:value-type="float">
            <text:p>0.0048889163</text:p>
          </table:table-cell>
          <table:table-cell table:number-columns-repeated="1023"/>
        </table:table-row>
        <table:table-row table:style-name="ro1">
          <table:table-cell office:value-type="float" office:value="0.00521919457320829" calcext:value-type="float">
            <text:p>0.0052191946</text:p>
          </table:table-cell>
          <table:table-cell table:number-columns-repeated="1023"/>
        </table:table-row>
        <table:table-row table:style-name="ro1">
          <table:table-cell office:value-type="float" office:value="0.00540161993793763" calcext:value-type="float">
            <text:p>0.0054016199</text:p>
          </table:table-cell>
          <table:table-cell table:number-columns-repeated="1023"/>
        </table:table-row>
        <table:table-row table:style-name="ro1">
          <table:table-cell office:value-type="float" office:value="0.00547297583964092" calcext:value-type="float">
            <text:p>0.0054729758</text:p>
          </table:table-cell>
          <table:table-cell table:number-columns-repeated="1023"/>
        </table:table-row>
        <table:table-row table:style-name="ro1">
          <table:table-cell office:value-type="float" office:value="0.00555866382977702" calcext:value-type="float">
            <text:p>0.0055586638</text:p>
          </table:table-cell>
          <table:table-cell table:number-columns-repeated="1023"/>
        </table:table-row>
        <table:table-row table:style-name="ro1">
          <table:table-cell office:value-type="float" office:value="0.00596318552835327" calcext:value-type="float">
            <text:p>0.0059631855</text:p>
          </table:table-cell>
          <table:table-cell table:number-columns-repeated="1023"/>
        </table:table-row>
        <table:table-row table:style-name="ro1">
          <table:table-cell office:value-type="float" office:value="0.0052165773035489" calcext:value-type="float">
            <text:p>0.0052165773</text:p>
          </table:table-cell>
          <table:table-cell table:number-columns-repeated="1023"/>
        </table:table-row>
        <table:table-row table:style-name="ro1">
          <table:table-cell office:value-type="float" office:value="0.00471384966244461" calcext:value-type="float">
            <text:p>0.0047138497</text:p>
          </table:table-cell>
          <table:table-cell table:number-columns-repeated="1023"/>
        </table:table-row>
        <table:table-row table:style-name="ro1">
          <table:table-cell office:value-type="float" office:value="0.00524095298573143" calcext:value-type="float">
            <text:p>0.005240953</text:p>
          </table:table-cell>
          <table:table-cell table:number-columns-repeated="1023"/>
        </table:table-row>
        <table:table-row table:style-name="ro1">
          <table:table-cell office:value-type="float" office:value="0.00580358409081491" calcext:value-type="float">
            <text:p>0.0058035841</text:p>
          </table:table-cell>
          <table:table-cell table:number-columns-repeated="1023"/>
        </table:table-row>
        <table:table-row table:style-name="ro1">
          <table:table-cell office:value-type="float" office:value="0.00569309856946332" calcext:value-type="float">
            <text:p>0.0056930986</text:p>
          </table:table-cell>
          <table:table-cell table:number-columns-repeated="1023"/>
        </table:table-row>
        <table:table-row table:style-name="ro1">
          <table:table-cell office:value-type="float" office:value="0.00526137584802534" calcext:value-type="float">
            <text:p>0.0052613758</text:p>
          </table:table-cell>
          <table:table-cell table:number-columns-repeated="1023"/>
        </table:table-row>
        <table:table-row table:style-name="ro1">
          <table:table-cell office:value-type="float" office:value="0.00506772526483548" calcext:value-type="float">
            <text:p>0.0050677253</text:p>
          </table:table-cell>
          <table:table-cell table:number-columns-repeated="1023"/>
        </table:table-row>
        <table:table-row table:style-name="ro1">
          <table:table-cell office:value-type="float" office:value="0.0056188298502278" calcext:value-type="float">
            <text:p>0.0056188299</text:p>
          </table:table-cell>
          <table:table-cell table:number-columns-repeated="1023"/>
        </table:table-row>
        <table:table-row table:style-name="ro1">
          <table:table-cell office:value-type="float" office:value="0.00483222421508323" calcext:value-type="float">
            <text:p>0.0048322242</text:p>
          </table:table-cell>
          <table:table-cell table:number-columns-repeated="1023"/>
        </table:table-row>
        <table:table-row table:style-name="ro1">
          <table:table-cell office:value-type="float" office:value="0.00479580228106208" calcext:value-type="float">
            <text:p>0.0047958023</text:p>
          </table:table-cell>
          <table:table-cell table:number-columns-repeated="1023"/>
        </table:table-row>
        <table:table-row table:style-name="ro1">
          <table:table-cell office:value-type="float" office:value="0.00426448304292706" calcext:value-type="float">
            <text:p>0.004264483</text:p>
          </table:table-cell>
          <table:table-cell table:number-columns-repeated="1023"/>
        </table:table-row>
        <table:table-row table:style-name="ro1">
          <table:table-cell office:value-type="float" office:value="0.00493946235889407" calcext:value-type="float">
            <text:p>0.0049394624</text:p>
          </table:table-cell>
          <table:table-cell table:number-columns-repeated="1023"/>
        </table:table-row>
        <table:table-row table:style-name="ro1">
          <table:table-cell office:value-type="float" office:value="0.00436808876028826" calcext:value-type="float">
            <text:p>0.0043680888</text:p>
          </table:table-cell>
          <table:table-cell table:number-columns-repeated="1023"/>
        </table:table-row>
        <table:table-row table:style-name="ro1">
          <table:table-cell office:value-type="float" office:value="0.00359999634736445" calcext:value-type="float">
            <text:p>0.00359999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10" calcext:value-type="float">
            <text:p>23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429010019228035" calcext:value-type="float">
            <text:p>0.4290100192</text:p>
          </table:table-cell>
          <table:table-cell table:number-columns-repeated="1023"/>
        </table:table-row>
        <table:table-row table:style-name="ro1">
          <table:table-cell office:value-type="float" office:value="0.220846675134345" calcext:value-type="float">
            <text:p>0.2208466751</text:p>
          </table:table-cell>
          <table:table-cell table:number-columns-repeated="1023"/>
        </table:table-row>
        <table:table-row table:style-name="ro1">
          <table:table-cell office:value-type="float" office:value="0.14554942831336" calcext:value-type="float">
            <text:p>0.1455494283</text:p>
          </table:table-cell>
          <table:table-cell table:number-columns-repeated="1023"/>
        </table:table-row>
        <table:table-row table:style-name="ro1">
          <table:table-cell office:value-type="float" office:value="0.105354586243965" calcext:value-type="float">
            <text:p>0.1053545862</text:p>
          </table:table-cell>
          <table:table-cell table:number-columns-repeated="1023"/>
        </table:table-row>
        <table:table-row table:style-name="ro1">
          <table:table-cell office:value-type="float" office:value="0.0808664500762393" calcext:value-type="float">
            <text:p>0.0808664501</text:p>
          </table:table-cell>
          <table:table-cell table:number-columns-repeated="1023"/>
        </table:table-row>
        <table:table-row table:style-name="ro1">
          <table:table-cell office:value-type="float" office:value="0.0656372179040846" calcext:value-type="float">
            <text:p>0.0656372179</text:p>
          </table:table-cell>
          <table:table-cell table:number-columns-repeated="1023"/>
        </table:table-row>
        <table:table-row table:style-name="ro1">
          <table:table-cell table:style-name="ce2" office:value-type="float" office:value="0.0549353918914448" calcext:value-type="float">
            <text:p>5.4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4360026627893" calcext:value-type="float">
            <text:p>4.7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19742816183487" calcext:value-type="float">
            <text:p>4.2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5759636422024" calcext:value-type="float">
            <text:p>3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42284190685642" calcext:value-type="float">
            <text:p>3.4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14570128538818" calcext:value-type="float">
            <text:p>3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91087968145723" calcext:value-type="float">
            <text:p>2.9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1957662345153" calcext:value-type="float">
            <text:p>2.7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5498681235321" calcext:value-type="float">
            <text:p>2.5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41132312702091" calcext:value-type="float">
            <text:p>2.4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28188196620288" calcext:value-type="float">
            <text:p>2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618806582839" calcext:value-type="float">
            <text:p>2.1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500124458495" calcext:value-type="float">
            <text:p>2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3653575002396" calcext:value-type="float">
            <text:p>1.9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4678903261177" calcext:value-type="float">
            <text:p>1.8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6286827896605" calcext:value-type="float">
            <text:p>1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7932680525242" calcext:value-type="float">
            <text:p>1.6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0794665606803" calcext:value-type="float">
            <text:p>1.6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4544129307339" calcext:value-type="float">
            <text:p>1.5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8549464057901" calcext:value-type="float">
            <text:p>1.4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3175411668454" calcext:value-type="float">
            <text:p>1.4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839115343378" calcext:value-type="float">
            <text:p>1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3676620502421" calcext:value-type="float">
            <text:p>1.3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9426267976933" calcext:value-type="float">
            <text:p>1.2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5330651754718" calcext:value-type="float">
            <text:p>1.2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519212671671" calcext:value-type="float">
            <text:p>1.2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8044867047193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730707842835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1449346905926" calcext:value-type="float">
            <text:p>1.1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8585995634187" calcext:value-type="float">
            <text:p>1.0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778197060806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099855656439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555401541267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79117681190266" calcext:value-type="float">
            <text:p>9.7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5667636898917" calcext:value-type="float">
            <text:p>9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35127935370058" calcext:value-type="float">
            <text:p>9.3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13600193828964" calcext:value-type="float">
            <text:p>9.1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92788257107036" calcext:value-type="float">
            <text:p>8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5132974569404" calcext:value-type="float">
            <text:p>8.7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6019542471472" calcext:value-type="float">
            <text:p>8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8585913730951" calcext:value-type="float">
            <text:p>8.3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21029842926598" calcext:value-type="float">
            <text:p>8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5664850304722" calcext:value-type="float">
            <text:p>8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0601744991425" calcext:value-type="float">
            <text:p>7.9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6719111209878" calcext:value-type="float">
            <text:p>7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2423529658874" calcext:value-type="float">
            <text:p>7.6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829862507926" calcext:value-type="float">
            <text:p>7.4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4712092220761" calcext:value-type="float">
            <text:p>7.3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1908925715149" calcext:value-type="float">
            <text:p>7.2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99886686573" calcext:value-type="float">
            <text:p>7.1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8410626300495" calcext:value-type="float">
            <text:p>6.9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7331018373578" calcext:value-type="float">
            <text:p>6.8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5762399065619" calcext:value-type="float">
            <text:p>6.7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65007092266167" calcext:value-type="float">
            <text:p>6.65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26" calcext:value-type="float">
            <text:p>30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327424358024685" calcext:value-type="float">
            <text:p>0.327424358</text:p>
          </table:table-cell>
          <table:table-cell table:number-columns-repeated="1023"/>
        </table:table-row>
        <table:table-row table:style-name="ro1">
          <table:table-cell office:value-type="float" office:value="0.161040203380783" calcext:value-type="float">
            <text:p>0.1610402034</text:p>
          </table:table-cell>
          <table:table-cell table:number-columns-repeated="1023"/>
        </table:table-row>
        <table:table-row table:style-name="ro1">
          <table:table-cell office:value-type="float" office:value="0.103228677415984" calcext:value-type="float">
            <text:p>0.1032286774</text:p>
          </table:table-cell>
          <table:table-cell table:number-columns-repeated="1023"/>
        </table:table-row>
        <table:table-row table:style-name="ro1">
          <table:table-cell office:value-type="float" office:value="0.0737171287499976" calcext:value-type="float">
            <text:p>0.0737171287</text:p>
          </table:table-cell>
          <table:table-cell table:number-columns-repeated="1023"/>
        </table:table-row>
        <table:table-row table:style-name="ro1">
          <table:table-cell office:value-type="float" office:value="0.0573644487027409" calcext:value-type="float">
            <text:p>0.0573644487</text:p>
          </table:table-cell>
          <table:table-cell table:number-columns-repeated="1023"/>
        </table:table-row>
        <table:table-row table:style-name="ro1">
          <table:table-cell table:style-name="ce2" office:value-type="float" office:value="0.0468776281003315" calcext:value-type="float">
            <text:p>4.6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9800325186415" calcext:value-type="float">
            <text:p>3.9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45091511532689" calcext:value-type="float">
            <text:p>3.4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05410534778973" calcext:value-type="float">
            <text:p>3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4628106298756" calcext:value-type="float">
            <text:p>2.7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4997255421138" calcext:value-type="float">
            <text:p>2.5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0812896177003" calcext:value-type="float">
            <text:p>2.3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3505846533127" calcext:value-type="float">
            <text:p>2.1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9962239086104" calcext:value-type="float">
            <text:p>2.0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8088380051536" calcext:value-type="float">
            <text:p>1.8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7275112349448" calcext:value-type="float">
            <text:p>1.7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8258733257394" calcext:value-type="float">
            <text:p>1.6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0523437545818" calcext:value-type="float">
            <text:p>1.6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3343559474338" calcext:value-type="float">
            <text:p>1.5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6544405593922" calcext:value-type="float">
            <text:p>1.4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0627659845743" calcext:value-type="float">
            <text:p>1.4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5143592467119" calcext:value-type="float">
            <text:p>1.3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0267532846789" calcext:value-type="float">
            <text:p>1.3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5784779631131" calcext:value-type="float">
            <text:p>1.2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648666008083" calcext:value-type="float">
            <text:p>1.2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7909595307603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314665399005" calcext:value-type="float">
            <text:p>1.1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0806846804138" calcext:value-type="float">
            <text:p>1.1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7716072442991" calcext:value-type="float">
            <text:p>1.0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4701822940493" calcext:value-type="float">
            <text:p>1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1966989208587" calcext:value-type="float">
            <text:p>1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94160161729268" calcext:value-type="float">
            <text:p>9.9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8010067149125" calcext:value-type="float">
            <text:p>9.6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2369193129115" calcext:value-type="float">
            <text:p>9.4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21578701588158" calcext:value-type="float">
            <text:p>9.2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00242787477352" calcext:value-type="float">
            <text:p>9.0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9493817106982" calcext:value-type="float">
            <text:p>8.7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0593562294822" calcext:value-type="float">
            <text:p>8.6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1046671488202" calcext:value-type="float">
            <text:p>8.4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24132771995984" calcext:value-type="float">
            <text:p>8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722510467588" calcext:value-type="float">
            <text:p>8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9684642261158" calcext:value-type="float">
            <text:p>7.9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4379431096773" calcext:value-type="float">
            <text:p>7.7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8912314073781" calcext:value-type="float">
            <text:p>7.5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4657415284981" calcext:value-type="float">
            <text:p>7.4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0922809002157" calcext:value-type="float">
            <text:p>7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7974665309764" calcext:value-type="float">
            <text:p>7.1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5539294469674" calcext:value-type="float">
            <text:p>7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3451014311008" calcext:value-type="float">
            <text:p>6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1515656570504" calcext:value-type="float">
            <text:p>6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0807164050484" calcext:value-type="float">
            <text:p>6.7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9846793860285" calcext:value-type="float">
            <text:p>6.6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4926680625178" calcext:value-type="float">
            <text:p>6.4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9754117797848" calcext:value-type="float">
            <text:p>6.4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9184316006289" calcext:value-type="float">
            <text:p>6.2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19982706052888" calcext:value-type="float">
            <text:p>6.2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11166101633449" calcext:value-type="float">
            <text:p>6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1530081576364" calcext:value-type="float">
            <text:p>6.0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92503794185316" calcext:value-type="float">
            <text:p>5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4365816216225" calcext:value-type="float">
            <text:p>5.84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06" calcext:value-type="float">
            <text:p>31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31013311910243" calcext:value-type="float">
            <text:p>0.3101331191</text:p>
          </table:table-cell>
          <table:table-cell table:number-columns-repeated="1023"/>
        </table:table-row>
        <table:table-row table:style-name="ro1">
          <table:table-cell office:value-type="float" office:value="0.161714250534584" calcext:value-type="float">
            <text:p>0.1617142505</text:p>
          </table:table-cell>
          <table:table-cell table:number-columns-repeated="1023"/>
        </table:table-row>
        <table:table-row table:style-name="ro1">
          <table:table-cell office:value-type="float" office:value="0.107382750902817" calcext:value-type="float">
            <text:p>0.1073827509</text:p>
          </table:table-cell>
          <table:table-cell table:number-columns-repeated="1023"/>
        </table:table-row>
        <table:table-row table:style-name="ro1">
          <table:table-cell office:value-type="float" office:value="0.079236091746679" calcext:value-type="float">
            <text:p>0.0792360917</text:p>
          </table:table-cell>
          <table:table-cell table:number-columns-repeated="1023"/>
        </table:table-row>
        <table:table-row table:style-name="ro1">
          <table:table-cell office:value-type="float" office:value="0.0620667687800897" calcext:value-type="float">
            <text:p>0.0620667688</text:p>
          </table:table-cell>
          <table:table-cell table:number-columns-repeated="1023"/>
        </table:table-row>
        <table:table-row table:style-name="ro1">
          <table:table-cell office:value-type="float" office:value="0.0507417380637272" calcext:value-type="float">
            <text:p>0.0507417381</text:p>
          </table:table-cell>
          <table:table-cell table:number-columns-repeated="1023"/>
        </table:table-row>
        <table:table-row table:style-name="ro1">
          <table:table-cell table:style-name="ce2" office:value-type="float" office:value="0.0430702799545404" calcext:value-type="float">
            <text:p>4.3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6544068225321" calcext:value-type="float">
            <text:p>3.7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34900116665565" calcext:value-type="float">
            <text:p>3.3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01688999946758" calcext:value-type="float">
            <text:p>3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4468716145224" calcext:value-type="float">
            <text:p>2.7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2496313609327" calcext:value-type="float">
            <text:p>2.5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342813611285" calcext:value-type="float">
            <text:p>2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8418183111006" calcext:value-type="float">
            <text:p>2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467681373709" calcext:value-type="float">
            <text:p>2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3625110932095" calcext:value-type="float">
            <text:p>1.9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3677009065919" calcext:value-type="float">
            <text:p>1.8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4549488763378" calcext:value-type="float">
            <text:p>1.7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6509954504833" calcext:value-type="float">
            <text:p>1.6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9333465712008" calcext:value-type="float">
            <text:p>1.5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2660320628381" calcext:value-type="float">
            <text:p>1.5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6574260087175" calcext:value-type="float">
            <text:p>1.4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1632678033084" calcext:value-type="float">
            <text:p>1.4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6764874858768" calcext:value-type="float">
            <text:p>1.3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2249117471321" calcext:value-type="float">
            <text:p>1.3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7926656754807" calcext:value-type="float">
            <text:p>1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4132754609411" calcext:value-type="float">
            <text:p>1.2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0167227147398" calcext:value-type="float">
            <text:p>1.2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6868372694715" calcext:value-type="float">
            <text:p>1.1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3585071592069" calcext:value-type="float">
            <text:p>1.1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0677168616221" calcext:value-type="float">
            <text:p>1.1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7868686514982" calcext:value-type="float">
            <text:p>1.0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225101255947" calcext:value-type="float">
            <text:p>1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2856516790961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477334572422" calcext:value-type="float">
            <text:p>1.0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81745122407948" calcext:value-type="float">
            <text:p>9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0222429632342" calcext:value-type="float">
            <text:p>9.6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0218384965719" calcext:value-type="float">
            <text:p>9.4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19824756433651" calcext:value-type="float">
            <text:p>9.2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00601322819434" calcext:value-type="float">
            <text:p>9.0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82032947594128" calcext:value-type="float">
            <text:p>8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468813063436" calcext:value-type="float">
            <text:p>8.6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8041880900258" calcext:value-type="float">
            <text:p>8.4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2494104572612" calcext:value-type="float">
            <text:p>8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16408590198031" calcext:value-type="float">
            <text:p>8.1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2320242553619" calcext:value-type="float">
            <text:p>8.0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8339381645643" calcext:value-type="float">
            <text:p>7.8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4738774361455" calcext:value-type="float">
            <text:p>7.7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1758111517132" calcext:value-type="float">
            <text:p>7.6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9691996466494" calcext:value-type="float">
            <text:p>7.5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7147905554782" calcext:value-type="float">
            <text:p>7.3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573582728732" calcext:value-type="float">
            <text:p>7.2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4117145266483" calcext:value-type="float">
            <text:p>7.1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2776106656634" calcext:value-type="float">
            <text:p>7.0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3218084504611" calcext:value-type="float">
            <text:p>6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2995858785161" calcext:value-type="float">
            <text:p>6.8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3479541150516" calcext:value-type="float">
            <text:p>6.7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63760117420198" calcext:value-type="float">
            <text:p>6.6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4769233883078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45472718804644" calcext:value-type="float">
            <text:p>6.45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28" calcext:value-type="float">
            <text:p>31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372540082773987" calcext:value-type="float">
            <text:p>0.3725400828</text:p>
          </table:table-cell>
          <table:table-cell table:number-columns-repeated="1023"/>
        </table:table-row>
        <table:table-row table:style-name="ro1">
          <table:table-cell office:value-type="float" office:value="0.191011399069234" calcext:value-type="float">
            <text:p>0.1910113991</text:p>
          </table:table-cell>
          <table:table-cell table:number-columns-repeated="1023"/>
        </table:table-row>
        <table:table-row table:style-name="ro1">
          <table:table-cell office:value-type="float" office:value="0.125135414506584" calcext:value-type="float">
            <text:p>0.1251354145</text:p>
          </table:table-cell>
          <table:table-cell table:number-columns-repeated="1023"/>
        </table:table-row>
        <table:table-row table:style-name="ro1">
          <table:table-cell office:value-type="float" office:value="0.0898461191787838" calcext:value-type="float">
            <text:p>0.0898461192</text:p>
          </table:table-cell>
          <table:table-cell table:number-columns-repeated="1023"/>
        </table:table-row>
        <table:table-row table:style-name="ro1">
          <table:table-cell office:value-type="float" office:value="0.0700015243552187" calcext:value-type="float">
            <text:p>0.0700015244</text:p>
          </table:table-cell>
          <table:table-cell table:number-columns-repeated="1023"/>
        </table:table-row>
        <table:table-row table:style-name="ro1">
          <table:table-cell office:value-type="float" office:value="0.0568123669090474" calcext:value-type="float">
            <text:p>0.0568123669</text:p>
          </table:table-cell>
          <table:table-cell table:number-columns-repeated="1023"/>
        </table:table-row>
        <table:table-row table:style-name="ro1">
          <table:table-cell table:style-name="ce2" office:value-type="float" office:value="0.0479762385655048" calcext:value-type="float">
            <text:p>4.8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15345966017047" calcext:value-type="float">
            <text:p>4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68601623667316" calcext:value-type="float">
            <text:p>3.6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29717957053977" calcext:value-type="float">
            <text:p>3.3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98706401355279" calcext:value-type="float">
            <text:p>2.9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3051484654488" calcext:value-type="float">
            <text:p>2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2299033360335" calcext:value-type="float">
            <text:p>2.5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4410976805449" calcext:value-type="float">
            <text:p>2.3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8993515495608" calcext:value-type="float">
            <text:p>2.1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6215787844504" calcext:value-type="float">
            <text:p>2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44263806749" calcext:value-type="float">
            <text:p>1.9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4178613974395" calcext:value-type="float">
            <text:p>1.8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5672197244738" calcext:value-type="float">
            <text:p>1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7330418825922" calcext:value-type="float">
            <text:p>1.6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0184765122501" calcext:value-type="float">
            <text:p>1.6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3648987173877" calcext:value-type="float">
            <text:p>1.5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7819107182906" calcext:value-type="float">
            <text:p>1.4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2565843095808" calcext:value-type="float">
            <text:p>1.4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7893239071686" calcext:value-type="float">
            <text:p>1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3203684210606" calcext:value-type="float">
            <text:p>1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9036449618863" calcext:value-type="float">
            <text:p>1.2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4925690788328" calcext:value-type="float">
            <text:p>1.2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264704865159" calcext:value-type="float">
            <text:p>1.2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7747790043259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663052671699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1549741460279" calcext:value-type="float">
            <text:p>1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865481325068" calcext:value-type="float">
            <text:p>1.0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971828991696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445860606976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980358022541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86522553658914" calcext:value-type="float">
            <text:p>9.8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5564352281044" calcext:value-type="float">
            <text:p>9.6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4159274961577" calcext:value-type="float">
            <text:p>9.4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24332567594278" calcext:value-type="float">
            <text:p>9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04923545188055" calcext:value-type="float">
            <text:p>9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85701514268734" calcext:value-type="float">
            <text:p>8.8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8973767054383" calcext:value-type="float">
            <text:p>8.6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3827201561151" calcext:value-type="float">
            <text:p>8.5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8818755006089" calcext:value-type="float">
            <text:p>8.3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2409367323828" calcext:value-type="float">
            <text:p>8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9353071405141" calcext:value-type="float">
            <text:p>8.0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6504606774319" calcext:value-type="float">
            <text:p>7.9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2474806649348" calcext:value-type="float">
            <text:p>7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0238781409385" calcext:value-type="float">
            <text:p>7.7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7256953624048" calcext:value-type="float">
            <text:p>7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6069756579753" calcext:value-type="float">
            <text:p>7.4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485293467788" calcext:value-type="float">
            <text:p>7.3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4628623184163" calcext:value-type="float">
            <text:p>7.2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4203684567381" calcext:value-type="float">
            <text:p>7.1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4429535373389" calcext:value-type="float">
            <text:p>7.0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4159586667197" calcext:value-type="float">
            <text:p>6.9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4804725574025" calcext:value-type="float">
            <text:p>6.8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5825512236305" calcext:value-type="float">
            <text:p>6.7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67048444804266" calcext:value-type="float">
            <text:p>6.67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87" calcext:value-type="float">
            <text:p>298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338703893499684" calcext:value-type="float">
            <text:p>0.3387038935</text:p>
          </table:table-cell>
          <table:table-cell table:number-columns-repeated="1023"/>
        </table:table-row>
        <table:table-row table:style-name="ro1">
          <table:table-cell office:value-type="float" office:value="0.172635261903282" calcext:value-type="float">
            <text:p>0.1726352619</text:p>
          </table:table-cell>
          <table:table-cell table:number-columns-repeated="1023"/>
        </table:table-row>
        <table:table-row table:style-name="ro1">
          <table:table-cell office:value-type="float" office:value="0.110336212512131" calcext:value-type="float">
            <text:p>0.1103362125</text:p>
          </table:table-cell>
          <table:table-cell table:number-columns-repeated="1023"/>
        </table:table-row>
        <table:table-row table:style-name="ro1">
          <table:table-cell office:value-type="float" office:value="0.0796151630732207" calcext:value-type="float">
            <text:p>0.0796151631</text:p>
          </table:table-cell>
          <table:table-cell table:number-columns-repeated="1023"/>
        </table:table-row>
        <table:table-row table:style-name="ro1">
          <table:table-cell office:value-type="float" office:value="0.061275301523505" calcext:value-type="float">
            <text:p>0.0612753015</text:p>
          </table:table-cell>
          <table:table-cell table:number-columns-repeated="1023"/>
        </table:table-row>
        <table:table-row table:style-name="ro1">
          <table:table-cell office:value-type="float" office:value="0.0505359271369839" calcext:value-type="float">
            <text:p>0.0505359271</text:p>
          </table:table-cell>
          <table:table-cell table:number-columns-repeated="1023"/>
        </table:table-row>
        <table:table-row table:style-name="ro1">
          <table:table-cell table:style-name="ce2" office:value-type="float" office:value="0.0427513460531563" calcext:value-type="float">
            <text:p>4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3213962113339" calcext:value-type="float">
            <text:p>3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33856790307413" calcext:value-type="float">
            <text:p>3.3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0023910186981" calcext:value-type="float">
            <text:p>3.0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4002333477017" calcext:value-type="float">
            <text:p>2.7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2850049020969" calcext:value-type="float">
            <text:p>2.5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4254981379483" calcext:value-type="float">
            <text:p>2.3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9708769976932" calcext:value-type="float">
            <text:p>2.2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6876356809692" calcext:value-type="float">
            <text:p>2.0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5572935428337" calcext:value-type="float">
            <text:p>1.9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5529678464548" calcext:value-type="float">
            <text:p>1.8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6318393762743" calcext:value-type="float">
            <text:p>1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8895959097359" calcext:value-type="float">
            <text:p>1.6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2191568345214" calcext:value-type="float">
            <text:p>1.6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5834822131463" calcext:value-type="float">
            <text:p>1.5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0290592318569" calcext:value-type="float">
            <text:p>1.5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5201057234943" calcext:value-type="float">
            <text:p>1.4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0522415901099" calcext:value-type="float">
            <text:p>1.4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6163253568497" calcext:value-type="float">
            <text:p>1.3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2086858085999" calcext:value-type="float">
            <text:p>1.3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8229757068836" calcext:value-type="float">
            <text:p>1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4784308411672" calcext:value-type="float">
            <text:p>1.2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415954288352" calcext:value-type="float">
            <text:p>1.2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8181247022577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539491299022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2586527806558" calcext:value-type="float">
            <text:p>1.1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9937924720117" calcext:value-type="float">
            <text:p>1.1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735504418086" calcext:value-type="float">
            <text:p>1.0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052076061022" calcext:value-type="float">
            <text:p>1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2843330715611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660712610056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85880325143014" calcext:value-type="float">
            <text:p>9.8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6361568839183" calcext:value-type="float">
            <text:p>9.6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7488978103263" calcext:value-type="float">
            <text:p>9.4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30430595902621" calcext:value-type="float">
            <text:p>9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1375368762442" calcext:value-type="float">
            <text:p>9.1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97281788239287" calcext:value-type="float">
            <text:p>8.9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9822690640758" calcext:value-type="float">
            <text:p>8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3208781671731" calcext:value-type="float">
            <text:p>8.6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9215853247698" calcext:value-type="float">
            <text:p>8.4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4910720253879" calcext:value-type="float">
            <text:p>8.3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20795600136136" calcext:value-type="float">
            <text:p>8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6650522658874" calcext:value-type="float">
            <text:p>8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2995334857379" calcext:value-type="float">
            <text:p>7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0347098081605" calcext:value-type="float">
            <text:p>7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7681865453397" calcext:value-type="float">
            <text:p>7.6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6498103537932" calcext:value-type="float">
            <text:p>7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5087087329772" calcext:value-type="float">
            <text:p>7.4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3383881704748" calcext:value-type="float">
            <text:p>7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206959543843" calcext:value-type="float">
            <text:p>7.2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1396500460378" calcext:value-type="float">
            <text:p>7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0923823653032" calcext:value-type="float">
            <text:p>7.0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0996823261878" calcext:value-type="float">
            <text:p>6.9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1429727523053" calcext:value-type="float">
            <text:p>6.81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29" calcext:value-type="float">
            <text:p>30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348643880085099" calcext:value-type="float">
            <text:p>0.3486438801</text:p>
          </table:table-cell>
          <table:table-cell table:number-columns-repeated="1023"/>
        </table:table-row>
        <table:table-row table:style-name="ro1">
          <table:table-cell office:value-type="float" office:value="0.176434823445814" calcext:value-type="float">
            <text:p>0.1764348234</text:p>
          </table:table-cell>
          <table:table-cell table:number-columns-repeated="1023"/>
        </table:table-row>
        <table:table-row table:style-name="ro1">
          <table:table-cell office:value-type="float" office:value="0.115631490486782" calcext:value-type="float">
            <text:p>0.1156314905</text:p>
          </table:table-cell>
          <table:table-cell table:number-columns-repeated="1023"/>
        </table:table-row>
        <table:table-row table:style-name="ro1">
          <table:table-cell office:value-type="float" office:value="0.0826210001802875" calcext:value-type="float">
            <text:p>0.0826210002</text:p>
          </table:table-cell>
          <table:table-cell table:number-columns-repeated="1023"/>
        </table:table-row>
        <table:table-row table:style-name="ro1">
          <table:table-cell office:value-type="float" office:value="0.0650957642564002" calcext:value-type="float">
            <text:p>0.0650957643</text:p>
          </table:table-cell>
          <table:table-cell table:number-columns-repeated="1023"/>
        </table:table-row>
        <table:table-row table:style-name="ro1">
          <table:table-cell table:style-name="ce2" office:value-type="float" office:value="0.0537531649098844" calcext:value-type="float">
            <text:p>5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61566565889777" calcext:value-type="float">
            <text:p>4.6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02333396291274" calcext:value-type="float">
            <text:p>4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60268358508169" calcext:value-type="float">
            <text:p>3.6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27925162815709" calcext:value-type="float">
            <text:p>3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99704279262521" calcext:value-type="float">
            <text:p>3.0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8452238303008" calcext:value-type="float">
            <text:p>2.7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99724191922" calcext:value-type="float">
            <text:p>2.6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4377015459932" calcext:value-type="float">
            <text:p>2.4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0744085184154" calcext:value-type="float">
            <text:p>2.3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8818924906824" calcext:value-type="float">
            <text:p>2.1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8475889346713" calcext:value-type="float">
            <text:p>2.0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9226661711786" calcext:value-type="float">
            <text:p>1.9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1024222608948" calcext:value-type="float">
            <text:p>1.9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3099533934887" calcext:value-type="float">
            <text:p>1.8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6240213680699" calcext:value-type="float">
            <text:p>1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9644958942547" calcext:value-type="float">
            <text:p>1.7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3847545503164" calcext:value-type="float">
            <text:p>1.6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8307771963568" calcext:value-type="float">
            <text:p>1.5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3274076268038" calcext:value-type="float">
            <text:p>1.5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877445997923" calcext:value-type="float">
            <text:p>1.4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4610937769324" calcext:value-type="float">
            <text:p>1.4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0773949385696" calcext:value-type="float">
            <text:p>1.4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6837503421457" calcext:value-type="float">
            <text:p>1.3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3344926254935" calcext:value-type="float">
            <text:p>1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0106576839662" calcext:value-type="float">
            <text:p>1.3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67809157345" calcext:value-type="float">
            <text:p>1.2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3862471817799" calcext:value-type="float">
            <text:p>1.2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206584046616" calcext:value-type="float">
            <text:p>1.2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8622404114569" calcext:value-type="float">
            <text:p>1.1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6198159618814" calcext:value-type="float">
            <text:p>1.1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3799025154695" calcext:value-type="float">
            <text:p>1.1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163044785939" calcext:value-type="float">
            <text:p>1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9510356630505" calcext:value-type="float">
            <text:p>1.1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7680308730154" calcext:value-type="float">
            <text:p>1.0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829157949301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910165512259" calcext:value-type="float">
            <text:p>1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2153892561817" calcext:value-type="float">
            <text:p>1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488186987394" calcext:value-type="float">
            <text:p>1.0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89186647510696" calcext:value-type="float">
            <text:p>9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7392025810865" calcext:value-type="float">
            <text:p>9.7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57453663062257" calcext:value-type="float">
            <text:p>9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3427263253228" calcext:value-type="float">
            <text:p>9.4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29187633758747" calcext:value-type="float">
            <text:p>9.2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16087012029659" calcext:value-type="float">
            <text:p>9.1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02315444674716" calcext:value-type="float">
            <text:p>9.0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89423966496417" calcext:value-type="float">
            <text:p>8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7120987904268" calcext:value-type="float">
            <text:p>8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5431751710814" calcext:value-type="float">
            <text:p>8.6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242631186553" calcext:value-type="float">
            <text:p>8.5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1028244664141" calcext:value-type="float">
            <text:p>8.4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0166235124697" calcext:value-type="float">
            <text:p>8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18628489239448" calcext:value-type="float">
            <text:p>8.1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7796020751916" calcext:value-type="float">
            <text:p>8.0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7087112544856" calcext:value-type="float">
            <text:p>7.97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40" calcext:value-type="float">
            <text:p>30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292347011459814" calcext:value-type="float">
            <text:p>0.2923470115</text:p>
          </table:table-cell>
          <table:table-cell table:number-columns-repeated="1023"/>
        </table:table-row>
        <table:table-row table:style-name="ro1">
          <table:table-cell office:value-type="float" office:value="0.142766750202155" calcext:value-type="float">
            <text:p>0.1427667502</text:p>
          </table:table-cell>
          <table:table-cell table:number-columns-repeated="1023"/>
        </table:table-row>
        <table:table-row table:style-name="ro1">
          <table:table-cell office:value-type="float" office:value="0.0905537644767294" calcext:value-type="float">
            <text:p>0.0905537645</text:p>
          </table:table-cell>
          <table:table-cell table:number-columns-repeated="1023"/>
        </table:table-row>
        <table:table-row table:style-name="ro1">
          <table:table-cell office:value-type="float" office:value="0.0655651152970978" calcext:value-type="float">
            <text:p>0.0655651153</text:p>
          </table:table-cell>
          <table:table-cell table:number-columns-repeated="1023"/>
        </table:table-row>
        <table:table-row table:style-name="ro1">
          <table:table-cell office:value-type="float" office:value="0.05148487822224" calcext:value-type="float">
            <text:p>0.0514848782</text:p>
          </table:table-cell>
          <table:table-cell table:number-columns-repeated="1023"/>
        </table:table-row>
        <table:table-row table:style-name="ro1">
          <table:table-cell office:value-type="float" office:value="0.0429421597252742" calcext:value-type="float">
            <text:p>0.0429421597</text:p>
          </table:table-cell>
          <table:table-cell table:number-columns-repeated="1023"/>
        </table:table-row>
        <table:table-row table:style-name="ro1">
          <table:table-cell table:style-name="ce2" office:value-type="float" office:value="0.0368537300445822" calcext:value-type="float">
            <text:p>3.6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24090161261424" calcext:value-type="float">
            <text:p>3.2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88895637559683" calcext:value-type="float">
            <text:p>2.8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62936019317558" calcext:value-type="float">
            <text:p>2.6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41829812216007" calcext:value-type="float">
            <text:p>2.4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24707649726469" calcext:value-type="float">
            <text:p>2.2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0331386427264" calcext:value-type="float">
            <text:p>2.1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754495850566" calcext:value-type="float">
            <text:p>1.9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7280525073472" calcext:value-type="float">
            <text:p>1.8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7772183567113" calcext:value-type="float">
            <text:p>1.7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9116311022111" calcext:value-type="float">
            <text:p>1.6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1849906993641" calcext:value-type="float">
            <text:p>1.6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5466597989564" calcext:value-type="float">
            <text:p>1.5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9057214808151" calcext:value-type="float">
            <text:p>1.4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3317040417464" calcext:value-type="float">
            <text:p>1.4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8149509222203" calcext:value-type="float">
            <text:p>1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3411831284446" calcext:value-type="float">
            <text:p>1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9132389107386" calcext:value-type="float">
            <text:p>1.2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5186644082254" calcext:value-type="float">
            <text:p>1.2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353920508909" calcext:value-type="float">
            <text:p>1.2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7923480218119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656919986775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152597191723" calcext:value-type="float">
            <text:p>1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854774307419" calcext:value-type="float">
            <text:p>1.0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858543972016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310915697097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894265624421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84978485538411" calcext:value-type="float">
            <text:p>9.8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3839926198111" calcext:value-type="float">
            <text:p>9.6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3077903456657" calcext:value-type="float">
            <text:p>9.4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24198374815999" calcext:value-type="float">
            <text:p>9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05164479602924" calcext:value-type="float">
            <text:p>9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86675869772982" calcext:value-type="float">
            <text:p>8.8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9366514984989" calcext:value-type="float">
            <text:p>8.6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4066520102071" calcext:value-type="float">
            <text:p>8.5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849428405215" calcext:value-type="float">
            <text:p>8.3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23879520040395" calcext:value-type="float">
            <text:p>8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9705758053599" calcext:value-type="float">
            <text:p>8.1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5339733120869" calcext:value-type="float">
            <text:p>7.9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2092723372081" calcext:value-type="float">
            <text:p>7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8762921131056" calcext:value-type="float">
            <text:p>7.6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6235462935465" calcext:value-type="float">
            <text:p>7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4543080437938" calcext:value-type="float">
            <text:p>7.4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2684773473764" calcext:value-type="float">
            <text:p>7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1196723944396" calcext:value-type="float">
            <text:p>7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0530071337309" calcext:value-type="float">
            <text:p>7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868683755028" calcext:value-type="float">
            <text:p>6.9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8214388574153" calcext:value-type="float">
            <text:p>6.8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7709241546283" calcext:value-type="float">
            <text:p>6.7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67634778859055" calcext:value-type="float">
            <text:p>6.6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8628635972209" calcext:value-type="float">
            <text:p>6.5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48731082000135" calcext:value-type="float">
            <text:p>6.4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9774584142301" calcext:value-type="float">
            <text:p>6.4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1347035215463" calcext:value-type="float">
            <text:p>6.31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84" calcext:value-type="float">
            <text:p>31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2853804758802" calcext:value-type="float">
            <text:p>0.2853804759</text:p>
          </table:table-cell>
          <table:table-cell table:number-columns-repeated="1023"/>
        </table:table-row>
        <table:table-row table:style-name="ro1">
          <table:table-cell office:value-type="float" office:value="0.135486550293849" calcext:value-type="float">
            <text:p>0.1354865503</text:p>
          </table:table-cell>
          <table:table-cell table:number-columns-repeated="1023"/>
        </table:table-row>
        <table:table-row table:style-name="ro1">
          <table:table-cell office:value-type="float" office:value="0.0851711179122888" calcext:value-type="float">
            <text:p>0.0851711179</text:p>
          </table:table-cell>
          <table:table-cell table:number-columns-repeated="1023"/>
        </table:table-row>
        <table:table-row table:style-name="ro1">
          <table:table-cell office:value-type="float" office:value="0.0623013298077023" calcext:value-type="float">
            <text:p>0.0623013298</text:p>
          </table:table-cell>
          <table:table-cell table:number-columns-repeated="1023"/>
        </table:table-row>
        <table:table-row table:style-name="ro1">
          <table:table-cell office:value-type="float" office:value="0.0481645954128813" calcext:value-type="float">
            <text:p>0.0481645954</text:p>
          </table:table-cell>
          <table:table-cell table:number-columns-repeated="1023"/>
        </table:table-row>
        <table:table-row table:style-name="ro1">
          <table:table-cell table:style-name="ce2" office:value-type="float" office:value="0.0397595185372886" calcext:value-type="float">
            <text:p>3.9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39278118223495" calcext:value-type="float">
            <text:p>3.3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96423607401758" calcext:value-type="float">
            <text:p>2.9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64182570637503" calcext:value-type="float">
            <text:p>2.6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8730822576342" calcext:value-type="float">
            <text:p>2.3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8525101504248" calcext:value-type="float">
            <text:p>2.1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1679238932577" calcext:value-type="float">
            <text:p>2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7986797768415" calcext:value-type="float">
            <text:p>1.8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5908845910342" calcext:value-type="float">
            <text:p>1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5264594566507" calcext:value-type="float">
            <text:p>1.6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6415607542914" calcext:value-type="float">
            <text:p>1.5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8028805500611" calcext:value-type="float">
            <text:p>1.4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0915990574408" calcext:value-type="float">
            <text:p>1.4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4553005575951" calcext:value-type="float">
            <text:p>1.3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9071474054471" calcext:value-type="float">
            <text:p>1.2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3843892400273" calcext:value-type="float">
            <text:p>1.2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9282614501734" calcext:value-type="float">
            <text:p>1.1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785783936339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0948366458684" calcext:value-type="float">
            <text:p>1.1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7482430127368" calcext:value-type="float">
            <text:p>1.0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4029868013988" calcext:value-type="float">
            <text:p>1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0772661455428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75913695938901" calcext:value-type="float">
            <text:p>9.7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50366605980394" calcext:value-type="float">
            <text:p>9.5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24369645989142" calcext:value-type="float">
            <text:p>9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99828972521521" calcext:value-type="float">
            <text:p>9.0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6194794688061" calcext:value-type="float">
            <text:p>8.7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4802694352079" calcext:value-type="float">
            <text:p>8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2936940981439" calcext:value-type="float">
            <text:p>8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12375474623863" calcext:value-type="float">
            <text:p>8.1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4698302158901" calcext:value-type="float">
            <text:p>7.9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7397644111416" calcext:value-type="float">
            <text:p>7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1078124095738" calcext:value-type="float">
            <text:p>7.6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6542964209437" calcext:value-type="float">
            <text:p>7.4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06112085417" calcext:value-type="float">
            <text:p>7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7924861131144" calcext:value-type="float">
            <text:p>7.1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3997230817194" calcext:value-type="float">
            <text:p>7.0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0474605519659" calcext:value-type="float">
            <text:p>6.9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7711136058907" calcext:value-type="float">
            <text:p>6.7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65402764460151" calcext:value-type="float">
            <text:p>6.6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3480170532455" calcext:value-type="float">
            <text:p>6.5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43172336224442" calcext:value-type="float">
            <text:p>6.4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2185477202587" calcext:value-type="float">
            <text:p>6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2041582469929" calcext:value-type="float">
            <text:p>6.2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12284932424842" calcext:value-type="float">
            <text:p>6.1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2728177131765" calcext:value-type="float">
            <text:p>6.0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93971635719385" calcext:value-type="float">
            <text:p>5.9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542453549616" calcext:value-type="float">
            <text:p>5.8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6832215895116" calcext:value-type="float">
            <text:p>5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69145935431456" calcext:value-type="float">
            <text:p>5.6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61482099409901" calcext:value-type="float">
            <text:p>5.6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3525139309091" calcext:value-type="float">
            <text:p>5.5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45674890844887" calcext:value-type="float">
            <text:p>5.4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8588898984112" calcext:value-type="float">
            <text:p>5.3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1140618283633" calcext:value-type="float">
            <text:p>5.31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49" calcext:value-type="float">
            <text:p>314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349015708286668" calcext:value-type="float">
            <text:p>0.3490157083</text:p>
          </table:table-cell>
          <table:table-cell table:number-columns-repeated="1023"/>
        </table:table-row>
        <table:table-row table:style-name="ro1">
          <table:table-cell office:value-type="float" office:value="0.178345004839027" calcext:value-type="float">
            <text:p>0.1783450048</text:p>
          </table:table-cell>
          <table:table-cell table:number-columns-repeated="1023"/>
        </table:table-row>
        <table:table-row table:style-name="ro1">
          <table:table-cell office:value-type="float" office:value="0.11615756536747" calcext:value-type="float">
            <text:p>0.1161575654</text:p>
          </table:table-cell>
          <table:table-cell table:number-columns-repeated="1023"/>
        </table:table-row>
        <table:table-row table:style-name="ro1">
          <table:table-cell office:value-type="float" office:value="0.0839423624129886" calcext:value-type="float">
            <text:p>0.0839423624</text:p>
          </table:table-cell>
          <table:table-cell table:number-columns-repeated="1023"/>
        </table:table-row>
        <table:table-row table:style-name="ro1">
          <table:table-cell table:style-name="ce2" office:value-type="float" office:value="0.0651775146966912" calcext:value-type="float">
            <text:p>6.5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537163520256067" calcext:value-type="float">
            <text:p>5.3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57139851773125" calcext:value-type="float">
            <text:p>4.5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97946755769704" calcext:value-type="float">
            <text:p>3.9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52441032746594" calcext:value-type="float">
            <text:p>3.5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16671619234925" calcext:value-type="float">
            <text:p>3.1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87914862453798" calcext:value-type="float">
            <text:p>2.8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65161882599676" calcext:value-type="float">
            <text:p>2.6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45262720201307" calcext:value-type="float">
            <text:p>2.4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29196547479228" calcext:value-type="float">
            <text:p>2.2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4929540072183" calcext:value-type="float">
            <text:p>2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2220640428157" calcext:value-type="float">
            <text:p>2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124119176313" calcext:value-type="float">
            <text:p>1.9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1963641848071" calcext:value-type="float">
            <text:p>1.8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3553374716392" calcext:value-type="float">
            <text:p>1.7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6173047653946" calcext:value-type="float">
            <text:p>1.6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9207510414222" calcext:value-type="float">
            <text:p>1.5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284557675931" calcext:value-type="float">
            <text:p>1.5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7445015613439" calcext:value-type="float">
            <text:p>1.4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2335459758974" calcext:value-type="float">
            <text:p>1.4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7615463654351" calcext:value-type="float">
            <text:p>1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3286253795818" calcext:value-type="float">
            <text:p>1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9104042534236" calcext:value-type="float">
            <text:p>1.2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5405389900812" calcext:value-type="float">
            <text:p>1.2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1748410941558" calcext:value-type="float">
            <text:p>1.2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8458148672492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857632435841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1673950981151" calcext:value-type="float">
            <text:p>1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8805991306961" calcext:value-type="float">
            <text:p>1.0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614537418162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507958374531" calcext:value-type="float">
            <text:p>1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1055848533392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89412087468403" calcext:value-type="float">
            <text:p>9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7368620072607" calcext:value-type="float">
            <text:p>9.6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48366097430011" calcext:value-type="float">
            <text:p>9.4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29205441265357" calcext:value-type="float">
            <text:p>9.2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1196026660193" calcext:value-type="float">
            <text:p>9.1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94414737293653" calcext:value-type="float">
            <text:p>8.9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8159557814754" calcext:value-type="float">
            <text:p>8.7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2837126530326" calcext:value-type="float">
            <text:p>8.6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6896266205653" calcext:value-type="float">
            <text:p>8.4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209692974345" calcext:value-type="float">
            <text:p>8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18261171403005" calcext:value-type="float">
            <text:p>8.1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4339031228171" calcext:value-type="float">
            <text:p>8.0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2656612294312" calcext:value-type="float">
            <text:p>7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0437587686241" calcext:value-type="float">
            <text:p>7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9008198219079" calcext:value-type="float">
            <text:p>7.6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7555747303823" calcext:value-type="float">
            <text:p>7.5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7352276289913" calcext:value-type="float">
            <text:p>7.4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7174301840402" calcext:value-type="float">
            <text:p>7.3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6917396660079" calcext:value-type="float">
            <text:p>7.2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16407634048063" calcext:value-type="float">
            <text:p>7.1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6919330486906" calcext:value-type="float">
            <text:p>7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7815496949339" calcext:value-type="float">
            <text:p>6.9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7809325821823" calcext:value-type="float">
            <text:p>6.8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9127424393849" calcext:value-type="float">
            <text:p>6.79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00" calcext:value-type="float">
            <text:p>3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332146707902016" calcext:value-type="float">
            <text:p>0.3321467079</text:p>
          </table:table-cell>
          <table:table-cell table:number-columns-repeated="1023"/>
        </table:table-row>
        <table:table-row table:style-name="ro1">
          <table:table-cell office:value-type="float" office:value="0.16430333360994" calcext:value-type="float">
            <text:p>0.1643033336</text:p>
          </table:table-cell>
          <table:table-cell table:number-columns-repeated="1023"/>
        </table:table-row>
        <table:table-row table:style-name="ro1">
          <table:table-cell office:value-type="float" office:value="0.103454087207189" calcext:value-type="float">
            <text:p>0.1034540872</text:p>
          </table:table-cell>
          <table:table-cell table:number-columns-repeated="1023"/>
        </table:table-row>
        <table:table-row table:style-name="ro1">
          <table:table-cell table:style-name="ce2" office:value-type="float" office:value="0.0727837419384926" calcext:value-type="float">
            <text:p>7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563852327466837" calcext:value-type="float">
            <text:p>5.6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58592696011588" calcext:value-type="float">
            <text:p>4.5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89637306591897" calcext:value-type="float">
            <text:p>3.9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40218355274418" calcext:value-type="float">
            <text:p>3.4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0418678176401" calcext:value-type="float">
            <text:p>3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6839663051539" calcext:value-type="float">
            <text:p>2.7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3238109424659" calcext:value-type="float">
            <text:p>2.5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34127876477417" calcext:value-type="float">
            <text:p>2.3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6825468447031" calcext:value-type="float">
            <text:p>2.1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3429676980488" calcext:value-type="float">
            <text:p>2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1577699007536" calcext:value-type="float">
            <text:p>1.9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1099060566595" calcext:value-type="float">
            <text:p>1.8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230397657868" calcext:value-type="float">
            <text:p>1.7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425623267688" calcext:value-type="float">
            <text:p>1.6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709642762098" calcext:value-type="float">
            <text:p>1.5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0241231349705" calcext:value-type="float">
            <text:p>1.5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4611610596731" calcext:value-type="float">
            <text:p>1.4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9131124780325" calcext:value-type="float">
            <text:p>1.3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4364840274759" calcext:value-type="float">
            <text:p>1.3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9942177478101" calcext:value-type="float">
            <text:p>1.3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5704840737935" calcext:value-type="float">
            <text:p>1.2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2067113702274" calcext:value-type="float">
            <text:p>1.2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8490458067819" calcext:value-type="float">
            <text:p>1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5275250255862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2164418905671" calcext:value-type="float">
            <text:p>1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9369108406541" calcext:value-type="float">
            <text:p>1.0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6519105911604" calcext:value-type="float">
            <text:p>1.0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96086550001" calcext:value-type="float">
            <text:p>1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1551416658879" calcext:value-type="float">
            <text:p>1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92893245146172" calcext:value-type="float">
            <text:p>9.9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72749310149041" calcext:value-type="float">
            <text:p>9.7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51978820046581" calcext:value-type="float">
            <text:p>9.5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32400644319603" calcext:value-type="float">
            <text:p>9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913842244422217" calcext:value-type="float">
            <text:p>9.1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9584551010324" calcext:value-type="float">
            <text:p>8.9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8582959889483" calcext:value-type="float">
            <text:p>8.7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62748493204899" calcext:value-type="float">
            <text:p>8.6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7736767433041" calcext:value-type="float">
            <text:p>8.4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2576338735354" calcext:value-type="float">
            <text:p>8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17369198457375" calcext:value-type="float">
            <text:p>8.1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3433539841948" calcext:value-type="float">
            <text:p>8.0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0580039796012" calcext:value-type="float">
            <text:p>7.9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744426929462" calcext:value-type="float">
            <text:p>7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65787188647286" calcext:value-type="float">
            <text:p>7.6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4110354482948" calcext:value-type="float">
            <text:p>7.5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42597202733713" calcext:value-type="float">
            <text:p>7.4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1252232380902" calcext:value-type="float">
            <text:p>7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0010075137944" calcext:value-type="float">
            <text:p>7.2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9933452505702" calcext:value-type="float">
            <text:p>7.1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9444814145664" calcext:value-type="float">
            <text:p>6.9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9556881385315" calcext:value-type="float">
            <text:p>6.9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9907224523392" calcext:value-type="float">
            <text:p>6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0522981713543" calcext:value-type="float">
            <text:p>6.7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6122089284286" calcext:value-type="float">
            <text:p>6.6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2175769886214" calcext:value-type="float">
            <text:p>6.5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4414583106639" calcext:value-type="float">
            <text:p>6.44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64" calcext:value-type="float">
            <text:p>306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110678685617552" calcext:value-type="float">
            <text:p>0.1106786856</text:p>
          </table:table-cell>
          <table:table-cell table:number-columns-repeated="1023"/>
        </table:table-row>
        <table:table-row table:style-name="ro1">
          <table:table-cell office:value-type="float" office:value="0.0930227780934217" calcext:value-type="float">
            <text:p>0.0930227781</text:p>
          </table:table-cell>
          <table:table-cell table:number-columns-repeated="1023"/>
        </table:table-row>
        <table:table-row table:style-name="ro1">
          <table:table-cell office:value-type="float" office:value="0.0639139947442261" calcext:value-type="float">
            <text:p>0.0639139947</text:p>
          </table:table-cell>
          <table:table-cell table:number-columns-repeated="1023"/>
        </table:table-row>
        <table:table-row table:style-name="ro1">
          <table:table-cell office:value-type="float" office:value="0.0546531738432222" calcext:value-type="float">
            <text:p>0.0546531738</text:p>
          </table:table-cell>
          <table:table-cell table:number-columns-repeated="1023"/>
        </table:table-row>
        <table:table-row table:style-name="ro1">
          <table:table-cell office:value-type="float" office:value="0.0510404622320874" calcext:value-type="float">
            <text:p>0.0510404622</text:p>
          </table:table-cell>
          <table:table-cell table:number-columns-repeated="1023"/>
        </table:table-row>
        <table:table-row table:style-name="ro1">
          <table:table-cell office:value-type="float" office:value="0.0495112985686498" calcext:value-type="float">
            <text:p>0.0495112986</text:p>
          </table:table-cell>
          <table:table-cell table:number-columns-repeated="1023"/>
        </table:table-row>
        <table:table-row table:style-name="ro1">
          <table:table-cell office:value-type="float" office:value="0.0477981697836346" calcext:value-type="float">
            <text:p>0.0477981698</text:p>
          </table:table-cell>
          <table:table-cell table:number-columns-repeated="1023"/>
        </table:table-row>
        <table:table-row table:style-name="ro1">
          <table:table-cell office:value-type="float" office:value="0.0465615305729802" calcext:value-type="float">
            <text:p>0.0465615306</text:p>
          </table:table-cell>
          <table:table-cell table:number-columns-repeated="1023"/>
        </table:table-row>
        <table:table-row table:style-name="ro1">
          <table:table-cell office:value-type="float" office:value="0.0400346096056218" calcext:value-type="float">
            <text:p>0.0400346096</text:p>
          </table:table-cell>
          <table:table-cell table:number-columns-repeated="1023"/>
        </table:table-row>
        <table:table-row table:style-name="ro1">
          <table:table-cell office:value-type="float" office:value="0.0190036404607296" calcext:value-type="float">
            <text:p>0.0190036405</text:p>
          </table:table-cell>
          <table:table-cell table:number-columns-repeated="1023"/>
        </table:table-row>
        <table:table-row table:style-name="ro1">
          <table:table-cell table:style-name="ce2" office:value-type="float" office:value="0.0123277117439438" calcext:value-type="float">
            <text:p>1.2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71373504038945" calcext:value-type="float">
            <text:p>9.7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95717358981661" calcext:value-type="float">
            <text:p>7.9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890160747583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508950285465" calcext:value-type="float">
            <text:p>6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6023386503967" calcext:value-type="float">
            <text:p>6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327605548186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232317685232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15587565457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096141845526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021553212553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278182485257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396375637391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324334514935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272458036658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230776320777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193909128686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15052801968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4259656558891" calcext:value-type="float">
            <text:p>5.3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261815595614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202232797387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167698838364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140551090987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111569472308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085646552495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06561948635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042850666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020564147889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98380203921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74633650692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50643241932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28303955545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06300896804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84451225003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67578541857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51907155654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35281505413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1418358512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192753628552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999433450826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952779818206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92604659889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90456622535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86048680639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6946732889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5428333321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40107942508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26943562338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125267298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99535772053" calcext:value-type="float">
            <text:p>5.05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76" calcext:value-type="float">
            <text:p>297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138173401213975" calcext:value-type="float">
            <text:p>0.1381734012</text:p>
          </table:table-cell>
          <table:table-cell table:number-columns-repeated="1023"/>
        </table:table-row>
        <table:table-row table:style-name="ro1">
          <table:table-cell office:value-type="float" office:value="0.10037661247234" calcext:value-type="float">
            <text:p>0.1003766125</text:p>
          </table:table-cell>
          <table:table-cell table:number-columns-repeated="1023"/>
        </table:table-row>
        <table:table-row table:style-name="ro1">
          <table:table-cell office:value-type="float" office:value="0.0857527254818876" calcext:value-type="float">
            <text:p>0.0857527255</text:p>
          </table:table-cell>
          <table:table-cell table:number-columns-repeated="1023"/>
        </table:table-row>
        <table:table-row table:style-name="ro1">
          <table:table-cell office:value-type="float" office:value="0.0657629954172107" calcext:value-type="float">
            <text:p>0.0657629954</text:p>
          </table:table-cell>
          <table:table-cell table:number-columns-repeated="1023"/>
        </table:table-row>
        <table:table-row table:style-name="ro1">
          <table:table-cell office:value-type="float" office:value="0.0545766585442418" calcext:value-type="float">
            <text:p>0.0545766585</text:p>
          </table:table-cell>
          <table:table-cell table:number-columns-repeated="1023"/>
        </table:table-row>
        <table:table-row table:style-name="ro1">
          <table:table-cell office:value-type="float" office:value="0.052563600284454" calcext:value-type="float">
            <text:p>0.0525636003</text:p>
          </table:table-cell>
          <table:table-cell table:number-columns-repeated="1023"/>
        </table:table-row>
        <table:table-row table:style-name="ro1">
          <table:table-cell office:value-type="float" office:value="0.0511439608511751" calcext:value-type="float">
            <text:p>0.0511439609</text:p>
          </table:table-cell>
          <table:table-cell table:number-columns-repeated="1023"/>
        </table:table-row>
        <table:table-row table:style-name="ro1">
          <table:table-cell office:value-type="float" office:value="0.0508322427250835" calcext:value-type="float">
            <text:p>0.0508322427</text:p>
          </table:table-cell>
          <table:table-cell table:number-columns-repeated="1023"/>
        </table:table-row>
        <table:table-row table:style-name="ro1">
          <table:table-cell office:value-type="float" office:value="0.0503311898819316" calcext:value-type="float">
            <text:p>0.0503311899</text:p>
          </table:table-cell>
          <table:table-cell table:number-columns-repeated="1023"/>
        </table:table-row>
        <table:table-row table:style-name="ro1">
          <table:table-cell office:value-type="float" office:value="0.049839966111204" calcext:value-type="float">
            <text:p>0.0498399661</text:p>
          </table:table-cell>
          <table:table-cell table:number-columns-repeated="1023"/>
        </table:table-row>
        <table:table-row table:style-name="ro1">
          <table:table-cell office:value-type="float" office:value="0.0495880177937837" calcext:value-type="float">
            <text:p>0.0495880178</text:p>
          </table:table-cell>
          <table:table-cell table:number-columns-repeated="1023"/>
        </table:table-row>
        <table:table-row table:style-name="ro1">
          <table:table-cell office:value-type="float" office:value="0.0493282374444409" calcext:value-type="float">
            <text:p>0.0493282374</text:p>
          </table:table-cell>
          <table:table-cell table:number-columns-repeated="1023"/>
        </table:table-row>
        <table:table-row table:style-name="ro1">
          <table:table-cell table:style-name="ce2" office:value-type="float" office:value="0.0490167411008598" calcext:value-type="float">
            <text:p>4.9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85885853556725" calcext:value-type="float">
            <text:p>4.8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85858538447066" calcext:value-type="float">
            <text:p>4.8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80913907055998" calcext:value-type="float">
            <text:p>4.8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80887683207818" calcext:value-type="float">
            <text:p>4.8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9936709449425" calcext:value-type="float">
            <text:p>4.8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8400291418539" calcext:value-type="float">
            <text:p>4.7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8387518586867" calcext:value-type="float">
            <text:p>4.7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453353850178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411364953808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404276147368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398824531325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394721092111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390574342311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386935260197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3383843094329" calcext:value-type="float">
            <text:p>4.7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70844016613163" calcext:value-type="float">
            <text:p>4.7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27319855984455" calcext:value-type="float">
            <text:p>3.2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8777769638707" calcext:value-type="float">
            <text:p>1.1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8416463192905" calcext:value-type="float">
            <text:p>8.3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31729262224292" calcext:value-type="float">
            <text:p>7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895062193239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698367533313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583889549487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500282307524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4621894210703" calcext:value-type="float">
            <text:p>7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04519756540845" calcext:value-type="float">
            <text:p>7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9672156322986" calcext:value-type="float">
            <text:p>6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5071957152244" calcext:value-type="float">
            <text:p>6.7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4818445199098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4758419244999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4713709629623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4671465980607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034547593351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982710286513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9752981090885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028664813826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877866614113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821101747155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776015941665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6379159852575" calcext:value-type="float">
            <text:p>5.8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046405076321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903024725063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845298196459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806937276441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773621581529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742859579559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072096949396" calcext:value-type="float">
            <text:p>5.55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72" calcext:value-type="float">
            <text:p>297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0720766874459134" calcext:value-type="float">
            <text:p>0.0720766874</text:p>
          </table:table-cell>
          <table:table-cell table:number-columns-repeated="1023"/>
        </table:table-row>
        <table:table-row table:style-name="ro1">
          <table:table-cell office:value-type="float" office:value="0.0502487365180527" calcext:value-type="float">
            <text:p>0.0502487365</text:p>
          </table:table-cell>
          <table:table-cell table:number-columns-repeated="1023"/>
        </table:table-row>
        <table:table-row table:style-name="ro1">
          <table:table-cell office:value-type="float" office:value="0.0265430794254618" calcext:value-type="float">
            <text:p>0.0265430794</text:p>
          </table:table-cell>
          <table:table-cell table:number-columns-repeated="1023"/>
        </table:table-row>
        <table:table-row table:style-name="ro1">
          <table:table-cell office:value-type="float" office:value="0.0186348445356552" calcext:value-type="float">
            <text:p>0.0186348445</text:p>
          </table:table-cell>
          <table:table-cell table:number-columns-repeated="1023"/>
        </table:table-row>
        <table:table-row table:style-name="ro1">
          <table:table-cell office:value-type="float" office:value="0.013823709222087" calcext:value-type="float">
            <text:p>0.0138237092</text:p>
          </table:table-cell>
          <table:table-cell table:number-columns-repeated="1023"/>
        </table:table-row>
        <table:table-row table:style-name="ro1">
          <table:table-cell office:value-type="float" office:value="0.0108837295200981" calcext:value-type="float">
            <text:p>0.0108837295</text:p>
          </table:table-cell>
          <table:table-cell table:number-columns-repeated="1023"/>
        </table:table-row>
        <table:table-row table:style-name="ro1">
          <table:table-cell office:value-type="float" office:value="0.00804788495006198" calcext:value-type="float">
            <text:p>0.008047885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4712897715323" calcext:value-type="float">
            <text:p>7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606611265604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3982747988943" calcext:value-type="float">
            <text:p>6.3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212121638346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060114825706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9965810039267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9895953345052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26679142059085" calcext:value-type="float">
            <text:p>6.2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955227921719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882331009378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831837571402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789217204875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74683463744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4709619462783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818861553438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778383470206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9745829034432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8009009656054" calcext:value-type="float">
            <text:p>5.7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028859172933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62950943143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929112683481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97351710356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66519988946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38601123246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815927306819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791489484893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9765532154744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9168047479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64146701078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38443380439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8130905601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9099422371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70772083396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5229762760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34386415198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1763187397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701546963314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683176051861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664149046775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647624461603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63224269429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616814793013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598795899169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580007969448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561886962376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544331519073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528133561256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513111682896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4497807999505" calcext:value-type="float">
            <text:p>5.0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79638423807952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79610462526103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795942515077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79579456073238" calcext:value-type="float">
            <text:p>4.80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47" calcext:value-type="float">
            <text:p>29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103578297284884" calcext:value-type="float">
            <text:p>0.1035782973</text:p>
          </table:table-cell>
          <table:table-cell table:number-columns-repeated="1023"/>
        </table:table-row>
        <table:table-row table:style-name="ro1">
          <table:table-cell office:value-type="float" office:value="0.0691691504762949" calcext:value-type="float">
            <text:p>0.0691691505</text:p>
          </table:table-cell>
          <table:table-cell table:number-columns-repeated="1023"/>
        </table:table-row>
        <table:table-row table:style-name="ro1">
          <table:table-cell office:value-type="float" office:value="0.0589604701646599" calcext:value-type="float">
            <text:p>0.0589604702</text:p>
          </table:table-cell>
          <table:table-cell table:number-columns-repeated="1023"/>
        </table:table-row>
        <table:table-row table:style-name="ro1">
          <table:table-cell office:value-type="float" office:value="0.0533334406954612" calcext:value-type="float">
            <text:p>0.0533334407</text:p>
          </table:table-cell>
          <table:table-cell table:number-columns-repeated="1023"/>
        </table:table-row>
        <table:table-row table:style-name="ro1">
          <table:table-cell office:value-type="float" office:value="0.0501477465151824" calcext:value-type="float">
            <text:p>0.0501477465</text:p>
          </table:table-cell>
          <table:table-cell table:number-columns-repeated="1023"/>
        </table:table-row>
        <table:table-row table:style-name="ro1">
          <table:table-cell office:value-type="float" office:value="0.0476003969353593" calcext:value-type="float">
            <text:p>0.0476003969</text:p>
          </table:table-cell>
          <table:table-cell table:number-columns-repeated="1023"/>
        </table:table-row>
        <table:table-row table:style-name="ro1">
          <table:table-cell office:value-type="float" office:value="0.0470503568578575" calcext:value-type="float">
            <text:p>0.0470503569</text:p>
          </table:table-cell>
          <table:table-cell table:number-columns-repeated="1023"/>
        </table:table-row>
        <table:table-row table:style-name="ro1">
          <table:table-cell office:value-type="float" office:value="0.0460605475919567" calcext:value-type="float">
            <text:p>0.0460605476</text:p>
          </table:table-cell>
          <table:table-cell table:number-columns-repeated="1023"/>
        </table:table-row>
        <table:table-row table:style-name="ro1">
          <table:table-cell office:value-type="float" office:value="0.0453100394367006" calcext:value-type="float">
            <text:p>0.0453100394</text:p>
          </table:table-cell>
          <table:table-cell table:number-columns-repeated="1023"/>
        </table:table-row>
        <table:table-row table:style-name="ro1">
          <table:table-cell office:value-type="float" office:value="0.0450519966945332" calcext:value-type="float">
            <text:p>0.0450519967</text:p>
          </table:table-cell>
          <table:table-cell table:number-columns-repeated="1023"/>
        </table:table-row>
        <table:table-row table:style-name="ro1">
          <table:table-cell office:value-type="float" office:value="0.0445633996719082" calcext:value-type="float">
            <text:p>0.0445633997</text:p>
          </table:table-cell>
          <table:table-cell table:number-columns-repeated="1023"/>
        </table:table-row>
        <table:table-row table:style-name="ro1">
          <table:table-cell office:value-type="float" office:value="0.044312908348933" calcext:value-type="float">
            <text:p>0.0443129083</text:p>
          </table:table-cell>
          <table:table-cell table:number-columns-repeated="1023"/>
        </table:table-row>
        <table:table-row table:style-name="ro1">
          <table:table-cell office:value-type="float" office:value="0.0443115350438935" calcext:value-type="float">
            <text:p>0.044311535</text:p>
          </table:table-cell>
          <table:table-cell table:number-columns-repeated="1023"/>
        </table:table-row>
        <table:table-row table:style-name="ro1">
          <table:table-cell office:value-type="float" office:value="0.0443106998407129" calcext:value-type="float">
            <text:p>0.0443106998</text:p>
          </table:table-cell>
          <table:table-cell table:number-columns-repeated="1023"/>
        </table:table-row>
        <table:table-row table:style-name="ro1">
          <table:table-cell office:value-type="float" office:value="0.044309993310858" calcext:value-type="float">
            <text:p>0.0443099933</text:p>
          </table:table-cell>
          <table:table-cell table:number-columns-repeated="1023"/>
        </table:table-row>
        <table:table-row table:style-name="ro1">
          <table:table-cell office:value-type="float" office:value="0.0438611973537431" calcext:value-type="float">
            <text:p>0.0438611974</text:p>
          </table:table-cell>
          <table:table-cell table:number-columns-repeated="1023"/>
        </table:table-row>
        <table:table-row table:style-name="ro1">
          <table:table-cell office:value-type="float" office:value="0.0435668356970677" calcext:value-type="float">
            <text:p>0.0435668357</text:p>
          </table:table-cell>
          <table:table-cell table:number-columns-repeated="1023"/>
        </table:table-row>
        <table:table-row table:style-name="ro1">
          <table:table-cell table:style-name="ce2" office:value-type="float" office:value="0.0423602226796495" calcext:value-type="float">
            <text:p>4.2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4271046801318" calcext:value-type="float">
            <text:p>1.9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6433700224836" calcext:value-type="float">
            <text:p>6.9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6772305468272" calcext:value-type="float">
            <text:p>5.3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3006102999347" calcext:value-type="float">
            <text:p>4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7000460105423" calcext:value-type="float">
            <text:p>4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820845986246" calcext:value-type="float">
            <text:p>4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707022270338" calcext:value-type="float">
            <text:p>4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616102451281" calcext:value-type="float">
            <text:p>4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545570800493" calcext:value-type="float">
            <text:p>4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48968452455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440510820974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398231238784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351672317429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47101778385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419087370926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379702316125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34935894207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316891068029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286702125297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2565165806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23145446495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207405015031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184947682946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16146022042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137625207623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11359901598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091336337199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0703061750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048333751674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02491382993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00466080487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0982876489231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6790978139923" calcext:value-type="float">
            <text:p>3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1377887643083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1266901606097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1216891664679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118229938727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1152165902999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434454556261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277895482597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237521154906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211064389234" calcext:value-type="float">
            <text:p>3.06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58" calcext:value-type="float">
            <text:p>29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0723698636501106" calcext:value-type="float">
            <text:p>0.0723698637</text:p>
          </table:table-cell>
          <table:table-cell table:number-columns-repeated="1023"/>
        </table:table-row>
        <table:table-row table:style-name="ro1">
          <table:table-cell office:value-type="float" office:value="0.0544988237084481" calcext:value-type="float">
            <text:p>0.0544988237</text:p>
          </table:table-cell>
          <table:table-cell table:number-columns-repeated="1023"/>
        </table:table-row>
        <table:table-row table:style-name="ro1">
          <table:table-cell office:value-type="float" office:value="0.0391636117677047" calcext:value-type="float">
            <text:p>0.0391636118</text:p>
          </table:table-cell>
          <table:table-cell table:number-columns-repeated="1023"/>
        </table:table-row>
        <table:table-row table:style-name="ro1">
          <table:table-cell office:value-type="float" office:value="0.0196347706171473" calcext:value-type="float">
            <text:p>0.0196347706</text:p>
          </table:table-cell>
          <table:table-cell table:number-columns-repeated="1023"/>
        </table:table-row>
        <table:table-row table:style-name="ro1">
          <table:table-cell office:value-type="float" office:value="0.0136961162962274" calcext:value-type="float">
            <text:p>0.0136961163</text:p>
          </table:table-cell>
          <table:table-cell table:number-columns-repeated="1023"/>
        </table:table-row>
        <table:table-row table:style-name="ro1">
          <table:table-cell office:value-type="float" office:value="0.0105997802045576" calcext:value-type="float">
            <text:p>0.0105997802</text:p>
          </table:table-cell>
          <table:table-cell table:number-columns-repeated="1023"/>
        </table:table-row>
        <table:table-row table:style-name="ro1">
          <table:table-cell office:value-type="float" office:value="0.00854954282885439" calcext:value-type="float">
            <text:p>0.0085495428</text:p>
          </table:table-cell>
          <table:table-cell table:number-columns-repeated="1023"/>
        </table:table-row>
        <table:table-row table:style-name="ro1">
          <table:table-cell table:style-name="ce2" office:value-type="float" office:value="0.00757095444696007" calcext:value-type="float">
            <text:p>7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4214148663074" calcext:value-type="float">
            <text:p>6.3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862278647173" calcext:value-type="float">
            <text:p>5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862597532823" calcext:value-type="float">
            <text:p>5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948588791548" calcext:value-type="float">
            <text:p>5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5530589862029" calcext:value-type="float">
            <text:p>4.8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1047296734714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342466037918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17740933008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102270490829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049490978504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002063177316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96507656846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931236463832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899771671854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872302702721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84341134071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816521786728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791998686803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768858869803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747029827194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722266265311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70266173072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79654692801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58788394235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38241311103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1855164154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01025680321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8540746142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704844126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5404678603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37517096813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23023960106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06661557381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93573838245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78460143365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64205578562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51089971114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3867423948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2589515435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13414161268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401345591065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88929860918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75843541453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6282971104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489358837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36261965772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24785366703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13929765838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303003684368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292317554227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280447153313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268190921145" calcext:value-type="float">
            <text:p>4.30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74" calcext:value-type="float">
            <text:p>29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0706104295677597" calcext:value-type="float">
            <text:p>0.0706104296</text:p>
          </table:table-cell>
          <table:table-cell table:number-columns-repeated="1023"/>
        </table:table-row>
        <table:table-row table:style-name="ro1">
          <table:table-cell office:value-type="float" office:value="0.0409970614953847" calcext:value-type="float">
            <text:p>0.0409970615</text:p>
          </table:table-cell>
          <table:table-cell table:number-columns-repeated="1023"/>
        </table:table-row>
        <table:table-row table:style-name="ro1">
          <table:table-cell office:value-type="float" office:value="0.0188220137254239" calcext:value-type="float">
            <text:p>0.0188220137</text:p>
          </table:table-cell>
          <table:table-cell table:number-columns-repeated="1023"/>
        </table:table-row>
        <table:table-row table:style-name="ro1">
          <table:table-cell office:value-type="float" office:value="0.0149952685181358" calcext:value-type="float">
            <text:p>0.0149952685</text:p>
          </table:table-cell>
          <table:table-cell table:number-columns-repeated="1023"/>
        </table:table-row>
        <table:table-row table:style-name="ro1">
          <table:table-cell office:value-type="float" office:value="0.0120330200713752" calcext:value-type="float">
            <text:p>0.0120330201</text:p>
          </table:table-cell>
          <table:table-cell table:number-columns-repeated="1023"/>
        </table:table-row>
        <table:table-row table:style-name="ro1">
          <table:table-cell office:value-type="float" office:value="0.0107764325687996" calcext:value-type="float">
            <text:p>0.0107764326</text:p>
          </table:table-cell>
          <table:table-cell table:number-columns-repeated="1023"/>
        </table:table-row>
        <table:table-row table:style-name="ro1">
          <table:table-cell office:value-type="float" office:value="0.0095568133325724" calcext:value-type="float">
            <text:p>0.0095568133</text:p>
          </table:table-cell>
          <table:table-cell table:number-columns-repeated="1023"/>
        </table:table-row>
        <table:table-row table:style-name="ro1">
          <table:table-cell office:value-type="float" office:value="0.00903553659969112" calcext:value-type="float">
            <text:p>0.0090355366</text:p>
          </table:table-cell>
          <table:table-cell table:number-columns-repeated="1023"/>
        </table:table-row>
        <table:table-row table:style-name="ro1">
          <table:table-cell office:value-type="float" office:value="0.00824248606196483" calcext:value-type="float">
            <text:p>0.0082424861</text:p>
          </table:table-cell>
          <table:table-cell table:number-columns-repeated="1023"/>
        </table:table-row>
        <table:table-row table:style-name="ro1">
          <table:table-cell office:value-type="float" office:value="0.00754770583260359" calcext:value-type="float">
            <text:p>0.0075477058</text:p>
          </table:table-cell>
          <table:table-cell table:number-columns-repeated="1023"/>
        </table:table-row>
        <table:table-row table:style-name="ro1">
          <table:table-cell office:value-type="float" office:value="0.00705142301100634" calcext:value-type="float">
            <text:p>0.007051423</text:p>
          </table:table-cell>
          <table:table-cell table:number-columns-repeated="1023"/>
        </table:table-row>
        <table:table-row table:style-name="ro1">
          <table:table-cell office:value-type="float" office:value="0.00704748279027878" calcext:value-type="float">
            <text:p>0.0070474828</text:p>
          </table:table-cell>
          <table:table-cell table:number-columns-repeated="1023"/>
        </table:table-row>
        <table:table-row table:style-name="ro1">
          <table:table-cell office:value-type="float" office:value="0.0070447816005059" calcext:value-type="float">
            <text:p>0.0070447816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5132940080781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416066799123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245475290674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601799789504" calcext:value-type="float">
            <text:p>6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435213468046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609335422056" calcext:value-type="float">
            <text:p>5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513013593977" calcext:value-type="float">
            <text:p>5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6215476685802" calcext:value-type="float">
            <text:p>5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586539171425" calcext:value-type="float">
            <text:p>5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535346400837" calcext:value-type="float">
            <text:p>5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496793403237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460838208981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426296037679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5394853924257" calcext:value-type="float">
            <text:p>5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897500470078" calcext:value-type="float">
            <text:p>5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478179467263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0436949644399" calcext:value-type="float">
            <text:p>5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630556970712" calcext:value-type="float">
            <text:p>5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541001605813" calcext:value-type="float">
            <text:p>5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504725527057" calcext:value-type="float">
            <text:p>5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476642527619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447976654722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422654328603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399304391365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376348271374" calcext:value-type="float">
            <text:p>5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540320295461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478685818408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45121355246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430201516491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408930294018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375860416597" calcext:value-type="float">
            <text:p>4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780709306437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57817687037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528443566082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497494575901" calcext:value-type="float">
            <text:p>4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473926448652" calcext:value-type="float">
            <text:p>4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370393250086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85026320671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612585881645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567687335842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748101676367" calcext:value-type="float">
            <text:p>4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7351427789534" calcext:value-type="float">
            <text:p>3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6149265917746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6027452419209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5968730802772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5926335455917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5893736033062" calcext:value-type="float">
            <text:p>3.56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10" calcext:value-type="float">
            <text:p>29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0957660479308728" calcext:value-type="float">
            <text:p>0.0957660479</text:p>
          </table:table-cell>
          <table:table-cell table:number-columns-repeated="1023"/>
        </table:table-row>
        <table:table-row table:style-name="ro1">
          <table:table-cell office:value-type="float" office:value="0.084163133076811" calcext:value-type="float">
            <text:p>0.0841631331</text:p>
          </table:table-cell>
          <table:table-cell table:number-columns-repeated="1023"/>
        </table:table-row>
        <table:table-row table:style-name="ro1">
          <table:table-cell office:value-type="float" office:value="0.0546124143089851" calcext:value-type="float">
            <text:p>0.0546124143</text:p>
          </table:table-cell>
          <table:table-cell table:number-columns-repeated="1023"/>
        </table:table-row>
        <table:table-row table:style-name="ro1">
          <table:table-cell office:value-type="float" office:value="0.0444305870365674" calcext:value-type="float">
            <text:p>0.044430587</text:p>
          </table:table-cell>
          <table:table-cell table:number-columns-repeated="1023"/>
        </table:table-row>
        <table:table-row table:style-name="ro1">
          <table:table-cell office:value-type="float" office:value="0.0187952039191618" calcext:value-type="float">
            <text:p>0.0187952039</text:p>
          </table:table-cell>
          <table:table-cell table:number-columns-repeated="1023"/>
        </table:table-row>
        <table:table-row table:style-name="ro1">
          <table:table-cell office:value-type="float" office:value="0.0113786868501233" calcext:value-type="float">
            <text:p>0.0113786869</text:p>
          </table:table-cell>
          <table:table-cell table:number-columns-repeated="1023"/>
        </table:table-row>
        <table:table-row table:style-name="ro1">
          <table:table-cell office:value-type="float" office:value="0.00904864414808129" calcext:value-type="float">
            <text:p>0.0090486441</text:p>
          </table:table-cell>
          <table:table-cell table:number-columns-repeated="1023"/>
        </table:table-row>
        <table:table-row table:style-name="ro1">
          <table:table-cell office:value-type="float" office:value="0.0073174736944664" calcext:value-type="float">
            <text:p>0.0073174737</text:p>
          </table:table-cell>
          <table:table-cell table:number-columns-repeated="1023"/>
        </table:table-row>
        <table:table-row table:style-name="ro1">
          <table:table-cell office:value-type="float" office:value="0.00658398305209844" calcext:value-type="float">
            <text:p>0.0065839831</text:p>
          </table:table-cell>
          <table:table-cell table:number-columns-repeated="1023"/>
        </table:table-row>
        <table:table-row table:style-name="ro1">
          <table:table-cell office:value-type="float" office:value="0.00605507671985905" calcext:value-type="float">
            <text:p>0.0060550767</text:p>
          </table:table-cell>
          <table:table-cell table:number-columns-repeated="1023"/>
        </table:table-row>
        <table:table-row table:style-name="ro1">
          <table:table-cell office:value-type="float" office:value="0.00580301666709328" calcext:value-type="float">
            <text:p>0.0058030167</text:p>
          </table:table-cell>
          <table:table-cell table:number-columns-repeated="1023"/>
        </table:table-row>
        <table:table-row table:style-name="ro1">
          <table:table-cell office:value-type="float" office:value="0.00555385683557954" calcext:value-type="float">
            <text:p>0.0055538568</text:p>
          </table:table-cell>
          <table:table-cell table:number-columns-repeated="1023"/>
        </table:table-row>
        <table:table-row table:style-name="ro1">
          <table:table-cell office:value-type="float" office:value="0.00497513578705905" calcext:value-type="float">
            <text:p>0.0049751358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392214218494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12492842947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963375882538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6534979820899" calcext:value-type="float">
            <text:p>3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704714214912" calcext:value-type="float">
            <text:p>3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539433297134" calcext:value-type="float">
            <text:p>3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743921183738" calcext:value-type="float">
            <text:p>2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650400680251" calcext:value-type="float">
            <text:p>2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592694962313" calcext:value-type="float">
            <text:p>2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542367716963" calcext:value-type="float">
            <text:p>2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49899367768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460705870515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427737133745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397722944358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368337031418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34183147328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314859647647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286581987004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555741576326" calcext:value-type="float">
            <text:p>2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98544489787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71471519579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4511408632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22842080696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03140988321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82616864438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64376651316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4265177776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20154896052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0003869405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80816236412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775203983056" calcext:value-type="float">
            <text:p>2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382757626833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362086069452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346098049053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330341055893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316568453124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305177557185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293727397237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279764606877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266747306478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253397674375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1237988086529" calcext:value-type="float">
            <text:p>2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06606025002191" calcext:value-type="float">
            <text:p>2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245708286371" calcext:value-type="float">
            <text:p>1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1866369870415" calcext:value-type="float">
            <text:p>1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1785632244603" calcext:value-type="float">
            <text:p>1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1741962668253" calcext:value-type="float">
            <text:p>1.82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0998083549212807" calcext:value-type="float">
            <text:p>0.0998083549</text:p>
          </table:table-cell>
          <table:table-cell table:number-columns-repeated="1023"/>
        </table:table-row>
        <table:table-row table:style-name="ro1">
          <table:table-cell office:value-type="float" office:value="0.0902680512457998" calcext:value-type="float">
            <text:p>0.0902680512</text:p>
          </table:table-cell>
          <table:table-cell table:number-columns-repeated="1023"/>
        </table:table-row>
        <table:table-row table:style-name="ro1">
          <table:table-cell office:value-type="float" office:value="0.0868696560623538" calcext:value-type="float">
            <text:p>0.0868696561</text:p>
          </table:table-cell>
          <table:table-cell table:number-columns-repeated="1023"/>
        </table:table-row>
        <table:table-row table:style-name="ro1">
          <table:table-cell office:value-type="float" office:value="0.0853556829064464" calcext:value-type="float">
            <text:p>0.0853556829</text:p>
          </table:table-cell>
          <table:table-cell table:number-columns-repeated="1023"/>
        </table:table-row>
        <table:table-row table:style-name="ro1">
          <table:table-cell office:value-type="float" office:value="0.0850078631597459" calcext:value-type="float">
            <text:p>0.0850078632</text:p>
          </table:table-cell>
          <table:table-cell table:number-columns-repeated="1023"/>
        </table:table-row>
        <table:table-row table:style-name="ro1">
          <table:table-cell office:value-type="float" office:value="0.0838856176759983" calcext:value-type="float">
            <text:p>0.0838856177</text:p>
          </table:table-cell>
          <table:table-cell table:number-columns-repeated="1023"/>
        </table:table-row>
        <table:table-row table:style-name="ro1">
          <table:table-cell office:value-type="float" office:value="0.0543459149610504" calcext:value-type="float">
            <text:p>0.054345915</text:p>
          </table:table-cell>
          <table:table-cell table:number-columns-repeated="1023"/>
        </table:table-row>
        <table:table-row table:style-name="ro1">
          <table:table-cell office:value-type="float" office:value="0.047093435457066" calcext:value-type="float">
            <text:p>0.0470934355</text:p>
          </table:table-cell>
          <table:table-cell table:number-columns-repeated="1023"/>
        </table:table-row>
        <table:table-row table:style-name="ro1">
          <table:table-cell table:style-name="ce2" office:value-type="float" office:value="0.0455785400466473" calcext:value-type="float">
            <text:p>4.5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47940719903158" calcext:value-type="float">
            <text:p>4.4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8194291097415" calcext:value-type="float">
            <text:p>4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8148546960906" calcext:value-type="float">
            <text:p>4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7058397868662" calcext:value-type="float">
            <text:p>4.3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5637480540998" calcext:value-type="float">
            <text:p>4.3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3263954131501" calcext:value-type="float">
            <text:p>4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3150343040052" calcext:value-type="float">
            <text:p>4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27403291212101" calcext:value-type="float">
            <text:p>4.2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65574461173917" calcext:value-type="float">
            <text:p>2.6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1215995003742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9888064310967" calcext:value-type="float">
            <text:p>6.9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1852559291686" calcext:value-type="float">
            <text:p>5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6591950197105" calcext:value-type="float">
            <text:p>4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3329607892027" calcext:value-type="float">
            <text:p>4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161012361494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11935901394044" calcext:value-type="float">
            <text:p>4.1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9577556941695" calcext:value-type="float">
            <text:p>3.6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6472871299206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7519503574585" calcext:value-type="float">
            <text:p>3.0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727129635172" calcext:value-type="float">
            <text:p>3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635459138017" calcext:value-type="float">
            <text:p>3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573450846126" calcext:value-type="float">
            <text:p>3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526169963022" calcext:value-type="float">
            <text:p>3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486141232834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443215509229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401719197494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6366338188261" calcext:value-type="float">
            <text:p>3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7262204911638" calcext:value-type="float">
            <text:p>2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66426314083" calcext:value-type="float">
            <text:p>2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588381876436" calcext:value-type="float">
            <text:p>2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546274277562" calcext:value-type="float">
            <text:p>2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509971586472" calcext:value-type="float">
            <text:p>2.5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8056048049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5173079792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422938258114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9583851435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71974022812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48882351211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27249266256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0657461039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87108883232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6845271846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4910230873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30037635009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10991816769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94702219338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7843144171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59473418478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44205726384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2935093730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14118868378" calcext:value-type="float">
            <text:p>2.56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78" calcext:value-type="float">
            <text:p>29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10538789298593" calcext:value-type="float">
            <text:p>0.105387893</text:p>
          </table:table-cell>
          <table:table-cell table:number-columns-repeated="1023"/>
        </table:table-row>
        <table:table-row table:style-name="ro1">
          <table:table-cell office:value-type="float" office:value="0.0907081501793577" calcext:value-type="float">
            <text:p>0.0907081502</text:p>
          </table:table-cell>
          <table:table-cell table:number-columns-repeated="1023"/>
        </table:table-row>
        <table:table-row table:style-name="ro1">
          <table:table-cell office:value-type="float" office:value="0.0870750419217885" calcext:value-type="float">
            <text:p>0.0870750419</text:p>
          </table:table-cell>
          <table:table-cell table:number-columns-repeated="1023"/>
        </table:table-row>
        <table:table-row table:style-name="ro1">
          <table:table-cell office:value-type="float" office:value="0.0845548645623808" calcext:value-type="float">
            <text:p>0.0845548646</text:p>
          </table:table-cell>
          <table:table-cell table:number-columns-repeated="1023"/>
        </table:table-row>
        <table:table-row table:style-name="ro1">
          <table:table-cell office:value-type="float" office:value="0.0747076152042484" calcext:value-type="float">
            <text:p>0.0747076152</text:p>
          </table:table-cell>
          <table:table-cell table:number-columns-repeated="1023"/>
        </table:table-row>
        <table:table-row table:style-name="ro1">
          <table:table-cell office:value-type="float" office:value="0.0489838347536716" calcext:value-type="float">
            <text:p>0.0489838348</text:p>
          </table:table-cell>
          <table:table-cell table:number-columns-repeated="1023"/>
        </table:table-row>
        <table:table-row table:style-name="ro1">
          <table:table-cell office:value-type="float" office:value="0.0235910607695764" calcext:value-type="float">
            <text:p>0.0235910608</text:p>
          </table:table-cell>
          <table:table-cell table:number-columns-repeated="1023"/>
        </table:table-row>
        <table:table-row table:style-name="ro1">
          <table:table-cell office:value-type="float" office:value="0.0146579958290492" calcext:value-type="float">
            <text:p>0.0146579958</text:p>
          </table:table-cell>
          <table:table-cell table:number-columns-repeated="1023"/>
        </table:table-row>
        <table:table-row table:style-name="ro1">
          <table:table-cell office:value-type="float" office:value="0.0115330245068005" calcext:value-type="float">
            <text:p>0.0115330245</text:p>
          </table:table-cell>
          <table:table-cell table:number-columns-repeated="1023"/>
        </table:table-row>
        <table:table-row table:style-name="ro1">
          <table:table-cell office:value-type="float" office:value="0.00929982599145001" calcext:value-type="float">
            <text:p>0.009299826</text:p>
          </table:table-cell>
          <table:table-cell table:number-columns-repeated="1023"/>
        </table:table-row>
        <table:table-row table:style-name="ro1">
          <table:table-cell office:value-type="float" office:value="0.00787006579769216" calcext:value-type="float">
            <text:p>0.0078700658</text:p>
          </table:table-cell>
          <table:table-cell table:number-columns-repeated="1023"/>
        </table:table-row>
        <table:table-row table:style-name="ro1">
          <table:table-cell office:value-type="float" office:value="0.00730389306018693" calcext:value-type="float">
            <text:p>0.0073038931</text:p>
          </table:table-cell>
          <table:table-cell table:number-columns-repeated="1023"/>
        </table:table-row>
        <table:table-row table:style-name="ro1">
          <table:table-cell office:value-type="float" office:value="0.00631081916422197" calcext:value-type="float">
            <text:p>0.0063108192</text:p>
          </table:table-cell>
          <table:table-cell table:number-columns-repeated="1023"/>
        </table:table-row>
        <table:table-row table:style-name="ro1">
          <table:table-cell office:value-type="float" office:value="0.00600411090894424" calcext:value-type="float">
            <text:p>0.0060041109</text:p>
          </table:table-cell>
          <table:table-cell table:number-columns-repeated="1023"/>
        </table:table-row>
        <table:table-row table:style-name="ro1">
          <table:table-cell office:value-type="float" office:value="0.00556150795079659" calcext:value-type="float">
            <text:p>0.005561508</text:p>
          </table:table-cell>
          <table:table-cell table:number-columns-repeated="1023"/>
        </table:table-row>
        <table:table-row table:style-name="ro1">
          <table:table-cell office:value-type="float" office:value="0.00555885400987461" calcext:value-type="float">
            <text:p>0.005558854</text:p>
          </table:table-cell>
          <table:table-cell table:number-columns-repeated="1023"/>
        </table:table-row>
        <table:table-row table:style-name="ro1">
          <table:table-cell office:value-type="float" office:value="0.00530961088434056" calcext:value-type="float">
            <text:p>0.0053096109</text:p>
          </table:table-cell>
          <table:table-cell table:number-columns-repeated="1023"/>
        </table:table-row>
        <table:table-row table:style-name="ro1">
          <table:table-cell office:value-type="float" office:value="0.00530869178744072" calcext:value-type="float">
            <text:p>0.0053086918</text:p>
          </table:table-cell>
          <table:table-cell table:number-columns-repeated="1023"/>
        </table:table-row>
        <table:table-row table:style-name="ro1">
          <table:table-cell office:value-type="float" office:value="0.00530807275443472" calcext:value-type="float">
            <text:p>0.0053080728</text:p>
          </table:table-cell>
          <table:table-cell table:number-columns-repeated="1023"/>
        </table:table-row>
        <table:table-row table:style-name="ro1">
          <table:table-cell office:value-type="float" office:value="0.00530753047307392" calcext:value-type="float">
            <text:p>0.0053075305</text:p>
          </table:table-cell>
          <table:table-cell table:number-columns-repeated="1023"/>
        </table:table-row>
        <table:table-row table:style-name="ro1">
          <table:table-cell office:value-type="float" office:value="0.00530706736599876" calcext:value-type="float">
            <text:p>0.0053070674</text:p>
          </table:table-cell>
          <table:table-cell table:number-columns-repeated="1023"/>
        </table:table-row>
        <table:table-row table:style-name="ro1">
          <table:table-cell office:value-type="float" office:value="0.00530524901529918" calcext:value-type="float">
            <text:p>0.005305249</text:p>
          </table:table-cell>
          <table:table-cell table:number-columns-repeated="1023"/>
        </table:table-row>
        <table:table-row table:style-name="ro1">
          <table:table-cell office:value-type="float" office:value="0.00505775056156819" calcext:value-type="float">
            <text:p>0.0050577506</text:p>
          </table:table-cell>
          <table:table-cell table:number-columns-repeated="1023"/>
        </table:table-row>
        <table:table-row table:style-name="ro1">
          <table:table-cell office:value-type="float" office:value="0.00505725673838603" calcext:value-type="float">
            <text:p>0.0050572567</text:p>
          </table:table-cell>
          <table:table-cell table:number-columns-repeated="1023"/>
        </table:table-row>
        <table:table-row table:style-name="ro1">
          <table:table-cell office:value-type="float" office:value="0.00505688453644225" calcext:value-type="float">
            <text:p>0.0050568845</text:p>
          </table:table-cell>
          <table:table-cell table:number-columns-repeated="1023"/>
        </table:table-row>
        <table:table-row table:style-name="ro1">
          <table:table-cell office:value-type="float" office:value="0.0050565464029632" calcext:value-type="float">
            <text:p>0.0050565464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916427074955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799610432084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7499384167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712542075316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681526573868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654992107983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630701032566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607695962721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584941893656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567011026198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548848123839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80527852394081" calcext:value-type="float">
            <text:p>4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882374473138" calcext:value-type="float">
            <text:p>4.5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835193207841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694378071305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63423406051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597053196524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567054909048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5535466641213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067384342711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825879219578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775653637252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74602043634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721374718279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97856748165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76465511366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5736873411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40241599325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22519317422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05583959663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89415384435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7441636358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57762721652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43450035278" calcext:value-type="float">
            <text:p>4.06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64" calcext:value-type="float">
            <text:p>296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0837957490882529" calcext:value-type="float">
            <text:p>0.0837957491</text:p>
          </table:table-cell>
          <table:table-cell table:number-columns-repeated="1023"/>
        </table:table-row>
        <table:table-row table:style-name="ro1">
          <table:table-cell office:value-type="float" office:value="0.0559267938047455" calcext:value-type="float">
            <text:p>0.0559267938</text:p>
          </table:table-cell>
          <table:table-cell table:number-columns-repeated="1023"/>
        </table:table-row>
        <table:table-row table:style-name="ro1">
          <table:table-cell office:value-type="float" office:value="0.0519639745663123" calcext:value-type="float">
            <text:p>0.0519639746</text:p>
          </table:table-cell>
          <table:table-cell table:number-columns-repeated="1023"/>
        </table:table-row>
        <table:table-row table:style-name="ro1">
          <table:table-cell office:value-type="float" office:value="0.0475250617562757" calcext:value-type="float">
            <text:p>0.0475250618</text:p>
          </table:table-cell>
          <table:table-cell table:number-columns-repeated="1023"/>
        </table:table-row>
        <table:table-row table:style-name="ro1">
          <table:table-cell office:value-type="float" office:value="0.0152395744076499" calcext:value-type="float">
            <text:p>0.0152395744</text:p>
          </table:table-cell>
          <table:table-cell table:number-columns-repeated="1023"/>
        </table:table-row>
        <table:table-row table:style-name="ro1">
          <table:table-cell office:value-type="float" office:value="0.00964395493697886" calcext:value-type="float">
            <text:p>0.0096439549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1349893969052" calcext:value-type="float">
            <text:p>8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79530845887275" calcext:value-type="float">
            <text:p>7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29733602445964" calcext:value-type="float">
            <text:p>7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5147285112206" calcext:value-type="float">
            <text:p>6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0174172485906" calcext:value-type="float">
            <text:p>6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05327187687596" calcext:value-type="float">
            <text:p>6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51421058152" calcext:value-type="float">
            <text:p>5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401717496211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322960135097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80260583838858" calcext:value-type="float">
            <text:p>5.8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873557395363" calcext:value-type="float">
            <text:p>5.3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691642171206" calcext:value-type="float">
            <text:p>5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05563579103553" calcext:value-type="float">
            <text:p>5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56222868810819" calcext:value-type="float">
            <text:p>4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1133968144169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904479032647" calcext:value-type="float">
            <text:p>4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606470903546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955172373704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890997468104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83970841431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799607343961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76247524597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727914899876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94597691713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63087410659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3366917775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60804215685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81003793084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5740546127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36489953585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517045147517" calcext:value-type="float">
            <text:p>4.0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497748910138" calcext:value-type="float">
            <text:p>4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479146629014" calcext:value-type="float">
            <text:p>4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46121096432" calcext:value-type="float">
            <text:p>4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441939532595" calcext:value-type="float">
            <text:p>4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05423935280905" calcext:value-type="float">
            <text:p>4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1150971335801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5799820777593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55685205721162" calcext:value-type="float">
            <text:p>3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0965286737648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30871186136079" calcext:value-type="float">
            <text:p>3.3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2180580978591" calcext:value-type="float">
            <text:p>2.8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32071049419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24359725853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20683023543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177923285153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153469691613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13307806885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1024466105574" calcext:value-type="float">
            <text:p>2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369579255666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71415673412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31725285624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205802341656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6185364189298" calcext:value-type="float">
            <text:p>2.56E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3" calcext:value-type="float">
            <text:p>30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0.00909656727594815" calcext:value-type="float">
            <text:p>9.1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06915343440932" calcext:value-type="float">
            <text:p>2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20025844924384" calcext:value-type="float">
            <text:p>2.2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26041524477608" calcext:value-type="float">
            <text:p>9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6926965458331" calcext:value-type="float">
            <text:p>5.8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0173921283579" calcext:value-type="float">
            <text:p>4.5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6491632082449" calcext:value-type="float">
            <text:p>3.6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11664624083761" calcext:value-type="float">
            <text:p>3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74302243898382" calcext:value-type="float">
            <text:p>2.7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6228662680438" calcext:value-type="float">
            <text:p>2.4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25319738856436" calcext:value-type="float">
            <text:p>2.2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8977261930907" calcext:value-type="float">
            <text:p>2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7133481752421" calcext:value-type="float">
            <text:p>1.9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569170526257" calcext:value-type="float">
            <text:p>1.8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5261738110842" calcext:value-type="float">
            <text:p>1.7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6484672772839" calcext:value-type="float">
            <text:p>1.6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851025398432" calcext:value-type="float">
            <text:p>1.5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188383230142" calcext:value-type="float">
            <text:p>1.5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5266563933626" calcext:value-type="float">
            <text:p>1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9267243118639" calcext:value-type="float">
            <text:p>1.3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3245429546515" calcext:value-type="float">
            <text:p>1.3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758323509451" calcext:value-type="float">
            <text:p>1.2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2315845976958" calcext:value-type="float">
            <text:p>1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7457196026533" calcext:value-type="float">
            <text:p>1.1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2727073382136" calcext:value-type="float">
            <text:p>1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8977536593899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5568892559626" calcext:value-type="float">
            <text:p>1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2080096101298" calcext:value-type="float">
            <text:p>1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8824198637792" calcext:value-type="float">
            <text:p>9.8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7247841469915" calcext:value-type="float">
            <text:p>9.5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23306424346006" calcext:value-type="float">
            <text:p>9.2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97676516943116" calcext:value-type="float">
            <text:p>8.9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73100029111008" calcext:value-type="float">
            <text:p>8.7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51365507839026" calcext:value-type="float">
            <text:p>8.5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7333627992568" calcext:value-type="float">
            <text:p>8.2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5311308795812" calcext:value-type="float">
            <text:p>8.0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85770371444048" calcext:value-type="float">
            <text:p>7.8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0190631328306" calcext:value-type="float">
            <text:p>7.6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2147409630786" calcext:value-type="float">
            <text:p>7.4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1536295077156" calcext:value-type="float">
            <text:p>7.2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90063415478244" calcext:value-type="float">
            <text:p>6.9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9011831596302" calcext:value-type="float">
            <text:p>6.6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0106577864043" calcext:value-type="float">
            <text:p>6.5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2750464573387" calcext:value-type="float">
            <text:p>6.3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6526627598066" calcext:value-type="float">
            <text:p>6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02411151076148" calcext:value-type="float">
            <text:p>6.0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8920228426493" calcext:value-type="float">
            <text:p>5.8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76296157253956" calcext:value-type="float">
            <text:p>5.7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61079353242216" calcext:value-type="float">
            <text:p>5.6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0595696899827" calcext:value-type="float">
            <text:p>5.5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39988229040048" calcext:value-type="float">
            <text:p>5.4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29708592361265" calcext:value-type="float">
            <text:p>5.3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19428990200633" calcext:value-type="float">
            <text:p>5.1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08275444537439" calcext:value-type="float">
            <text:p>5.0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97635786350994" calcext:value-type="float">
            <text:p>4.9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88996128230008" calcext:value-type="float">
            <text:p>4.8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79889304067654" calcext:value-type="float">
            <text:p>4.8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72310099988205" calcext:value-type="float">
            <text:p>4.7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64401039283824" calcext:value-type="float">
            <text:p>4.6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57075411512288" calcext:value-type="float">
            <text:p>4.57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67" calcext:value-type="float">
            <text:p>31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float" office:value="0.00805345730926976" calcext:value-type="float">
            <text:p>8.0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06687847382174" calcext:value-type="float">
            <text:p>1.0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568289455354" calcext:value-type="float">
            <text:p>1.3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49049820722214" calcext:value-type="float">
            <text:p>7.4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8283482030151" calcext:value-type="float">
            <text:p>5.2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5317192920075" calcext:value-type="float">
            <text:p>4.1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47648721662505" calcext:value-type="float">
            <text:p>3.4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02876705090207" calcext:value-type="float">
            <text:p>3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71170316155583" calcext:value-type="float">
            <text:p>2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5051854877339" calcext:value-type="float">
            <text:p>2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25363915797714" calcext:value-type="float">
            <text:p>2.2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1080779459893" calcext:value-type="float">
            <text:p>2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7934921077745" calcext:value-type="float">
            <text:p>1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7422700447507" calcext:value-type="float">
            <text:p>1.8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7676645234265" calcext:value-type="float">
            <text:p>1.7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9842965231681" calcext:value-type="float">
            <text:p>1.7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2574637435725" calcext:value-type="float">
            <text:p>1.6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6049029117036" calcext:value-type="float">
            <text:p>1.5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0346789670435" calcext:value-type="float">
            <text:p>1.5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4758986100076" calcext:value-type="float">
            <text:p>1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9681921516809" calcext:value-type="float">
            <text:p>1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449836620393" calcext:value-type="float">
            <text:p>1.3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9113413642201" calcext:value-type="float">
            <text:p>1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4656274121465" calcext:value-type="float">
            <text:p>1.2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0835722972084" calcext:value-type="float">
            <text:p>1.2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6210903108713" calcext:value-type="float">
            <text:p>1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2568825826258" calcext:value-type="float">
            <text:p>1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8814998427668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5097782140753" calcext:value-type="float">
            <text:p>1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1215052724164" calcext:value-type="float">
            <text:p>1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78967623088511" calcext:value-type="float">
            <text:p>9.7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47196998241456" calcext:value-type="float">
            <text:p>9.4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22109843883791" calcext:value-type="float">
            <text:p>9.2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94809508502152" calcext:value-type="float">
            <text:p>8.9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65890265422001" calcext:value-type="float">
            <text:p>8.6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4299643584494" calcext:value-type="float">
            <text:p>8.4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0968468763427" calcext:value-type="float">
            <text:p>8.2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1919558217629" calcext:value-type="float">
            <text:p>8.0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85087328249341" calcext:value-type="float">
            <text:p>7.8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70538892455755" calcext:value-type="float">
            <text:p>7.7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563974740934" calcext:value-type="float">
            <text:p>7.5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2981902642029" calcext:value-type="float">
            <text:p>7.4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30279943392107" calcext:value-type="float">
            <text:p>7.3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072211062202" calcext:value-type="float">
            <text:p>7.1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97097728300838" calcext:value-type="float">
            <text:p>6.9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3160535089556" calcext:value-type="float">
            <text:p>6.8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70307000424279" calcext:value-type="float">
            <text:p>6.7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849720076564" calcext:value-type="float">
            <text:p>6.5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8176997771582" calcext:value-type="float">
            <text:p>6.4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6621024269136" calcext:value-type="float">
            <text:p>6.3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5683618073961" calcext:value-type="float">
            <text:p>6.2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4767516275174" calcext:value-type="float">
            <text:p>6.1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06331322181447" calcext:value-type="float">
            <text:p>6.0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98624206244197" calcext:value-type="float">
            <text:p>5.9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90387724047909" calcext:value-type="float">
            <text:p>5.9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82646119152571" calcext:value-type="float">
            <text:p>5.8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75346749813566" calcext:value-type="float">
            <text:p>5.7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67335162777652" calcext:value-type="float">
            <text:p>5.6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9603588592984" calcext:value-type="float">
            <text:p>5.6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1889954313239" calcext:value-type="float">
            <text:p>5.52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241" calcext:value-type="float">
            <text:p>32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0.0100611927866515" calcext:value-type="float">
            <text:p>1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135127404288077" calcext:value-type="float">
            <text:p>1.3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60585294780537" calcext:value-type="float">
            <text:p>1.6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33392087682063" calcext:value-type="float">
            <text:p>8.3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33295646782892" calcext:value-type="float">
            <text:p>5.3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2521652980008" calcext:value-type="float">
            <text:p>4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3512054877272" calcext:value-type="float">
            <text:p>3.3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92954798374008" calcext:value-type="float">
            <text:p>2.9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62127050676333" calcext:value-type="float">
            <text:p>2.6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36625766586937" calcext:value-type="float">
            <text:p>2.3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6778869230295" calcext:value-type="float">
            <text:p>2.1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2428555121385" calcext:value-type="float">
            <text:p>2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0119312390414" calcext:value-type="float">
            <text:p>1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9844804276359" calcext:value-type="float">
            <text:p>1.8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0117791649772" calcext:value-type="float">
            <text:p>1.7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1736680918777" calcext:value-type="float">
            <text:p>1.6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390013016493" calcext:value-type="float">
            <text:p>1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6794886071754" calcext:value-type="float">
            <text:p>1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1081765073759" calcext:value-type="float">
            <text:p>1.4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5577276290284" calcext:value-type="float">
            <text:p>1.3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0680094385847" calcext:value-type="float">
            <text:p>1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6079891087652" calcext:value-type="float">
            <text:p>1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1747713789795" calcext:value-type="float">
            <text:p>1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77632592622" calcext:value-type="float">
            <text:p>1.1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412979995306" calcext:value-type="float">
            <text:p>1.1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072505836305" calcext:value-type="float">
            <text:p>1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7874306236987" calcext:value-type="float">
            <text:p>1.0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5053384342011" calcext:value-type="float">
            <text:p>1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2409190718952" calcext:value-type="float">
            <text:p>1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99699793384597" calcext:value-type="float">
            <text:p>1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79011061985455" calcext:value-type="float">
            <text:p>9.7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8653215841628" calcext:value-type="float">
            <text:p>9.5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39895517233487" calcext:value-type="float">
            <text:p>9.4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20352515660614" calcext:value-type="float">
            <text:p>9.2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03181077822368" calcext:value-type="float">
            <text:p>9.0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87772339988334" calcext:value-type="float">
            <text:p>8.8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72137652045018" calcext:value-type="float">
            <text:p>8.7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56535999856622" calcext:value-type="float">
            <text:p>8.5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41283816584596" calcext:value-type="float">
            <text:p>8.4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60765824688" calcext:value-type="float">
            <text:p>8.2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10510128418873" calcext:value-type="float">
            <text:p>8.1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92067019208408" calcext:value-type="float">
            <text:p>7.9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78735512010229" calcext:value-type="float">
            <text:p>7.7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5197887014727" calcext:value-type="float">
            <text:p>7.6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52685336708458" calcext:value-type="float">
            <text:p>7.5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0463330295053" calcext:value-type="float">
            <text:p>7.4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9586208335966" calcext:value-type="float">
            <text:p>7.3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974230192718" calcext:value-type="float">
            <text:p>7.2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09942888912003" calcext:value-type="float">
            <text:p>7.1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99548559909772" calcext:value-type="float">
            <text:p>7.0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9470223464905" calcext:value-type="float">
            <text:p>6.8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77820268783201" calcext:value-type="float">
            <text:p>6.7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798683943734" calcext:value-type="float">
            <text:p>6.6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8194417954477" calcext:value-type="float">
            <text:p>6.5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848011025511" calcext:value-type="float">
            <text:p>6.4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9092995941301" calcext:value-type="float">
            <text:p>6.3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9589285602877" calcext:value-type="float">
            <text:p>6.3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9601509323017" calcext:value-type="float">
            <text:p>6.2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210591079861" calcext:value-type="float">
            <text:p>6.1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03840364934346" calcext:value-type="float">
            <text:p>6.04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70" calcext:value-type="float">
            <text:p>317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0.0131104813250156" calcext:value-type="float">
            <text:p>1.3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232929736811897" calcext:value-type="float">
            <text:p>2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3801863213856" calcext:value-type="float">
            <text:p>2.7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2178436517993" calcext:value-type="float">
            <text:p>1.1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96847749346266" calcext:value-type="float">
            <text:p>6.9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6687614828599" calcext:value-type="float">
            <text:p>5.0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2594274053478" calcext:value-type="float">
            <text:p>4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41188773578208" calcext:value-type="float">
            <text:p>3.4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99211656294841" calcext:value-type="float">
            <text:p>2.9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69006772720677" calcext:value-type="float">
            <text:p>2.6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3703638782187" calcext:value-type="float">
            <text:p>2.4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25560886102793" calcext:value-type="float">
            <text:p>2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0995225364637" calcext:value-type="float">
            <text:p>2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7757957690252" calcext:value-type="float">
            <text:p>1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7242888952471" calcext:value-type="float">
            <text:p>1.8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7913493004214" calcext:value-type="float">
            <text:p>1.7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8678566847577" calcext:value-type="float">
            <text:p>1.6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0589681842041" calcext:value-type="float">
            <text:p>1.6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3221128323356" calcext:value-type="float">
            <text:p>1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6163691361377" calcext:value-type="float">
            <text:p>1.4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998159907381" calcext:value-type="float">
            <text:p>1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4361589223377" calcext:value-type="float">
            <text:p>1.3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927583960097" calcext:value-type="float">
            <text:p>1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4464980781443" calcext:value-type="float">
            <text:p>1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9811739765867" calcext:value-type="float">
            <text:p>1.2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5964161028146" calcext:value-type="float">
            <text:p>1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2279465209367" calcext:value-type="float">
            <text:p>1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9075831233947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6191628708264" calcext:value-type="float">
            <text:p>1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3536281545714" calcext:value-type="float">
            <text:p>1.0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0744965668229" calcext:value-type="float">
            <text:p>1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79660852292738" calcext:value-type="float">
            <text:p>9.8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4344582656891" calcext:value-type="float">
            <text:p>9.5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3131296635825" calcext:value-type="float">
            <text:p>9.3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0545475833788" calcext:value-type="float">
            <text:p>9.0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79019136797742" calcext:value-type="float">
            <text:p>8.7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50859772776435" calcext:value-type="float">
            <text:p>8.5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4812808263806" calcext:value-type="float">
            <text:p>8.2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4374498128331" calcext:value-type="float">
            <text:p>8.0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84154849637712" calcext:value-type="float">
            <text:p>7.8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7707939223403" calcext:value-type="float">
            <text:p>7.6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9034933319227" calcext:value-type="float">
            <text:p>7.4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3277210850201" calcext:value-type="float">
            <text:p>7.3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6915789639415" calcext:value-type="float">
            <text:p>7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97785359319183" calcext:value-type="float">
            <text:p>6.9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1431561901894" calcext:value-type="float">
            <text:p>6.8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8550793037858" calcext:value-type="float">
            <text:p>6.6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6427389277406" calcext:value-type="float">
            <text:p>6.5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5610477071548" calcext:value-type="float">
            <text:p>6.4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3905554324568" calcext:value-type="float">
            <text:p>6.3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4260825612972" calcext:value-type="float">
            <text:p>6.2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408070115752" calcext:value-type="float">
            <text:p>6.1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02881457901004" calcext:value-type="float">
            <text:p>6.0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93562401064104" calcext:value-type="float">
            <text:p>5.9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84965909037374" calcext:value-type="float">
            <text:p>5.8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76658059364053" calcext:value-type="float">
            <text:p>5.7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67899256636273" calcext:value-type="float">
            <text:p>5.6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8392908802908" calcext:value-type="float">
            <text:p>5.5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0277486892273" calcext:value-type="float">
            <text:p>5.5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42128862845658" calcext:value-type="float">
            <text:p>5.42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89" calcext:value-type="float">
            <text:p>29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0.0106264149203668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14918467567272" calcext:value-type="float">
            <text:p>1.4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63049970880724" calcext:value-type="float">
            <text:p>2.6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90022753104058" calcext:value-type="float">
            <text:p>9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54624904269644" calcext:value-type="float">
            <text:p>6.5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0394020404125" calcext:value-type="float">
            <text:p>5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6040038486881" calcext:value-type="float">
            <text:p>4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0175773106822" calcext:value-type="float">
            <text:p>3.6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22137927225" calcext:value-type="float">
            <text:p>3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94024711147882" calcext:value-type="float">
            <text:p>2.9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71128962117725" calcext:value-type="float">
            <text:p>2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9819605390415" calcext:value-type="float">
            <text:p>2.5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32430589863038" calcext:value-type="float">
            <text:p>2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7770629514801" calcext:value-type="float">
            <text:p>2.1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5476508845077" calcext:value-type="float">
            <text:p>2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5491421449551" calcext:value-type="float">
            <text:p>1.9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6667684191398" calcext:value-type="float">
            <text:p>1.8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8220166718502" calcext:value-type="float">
            <text:p>1.7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039967930831" calcext:value-type="float">
            <text:p>1.7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3331011412627" calcext:value-type="float">
            <text:p>1.6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6930393975568" calcext:value-type="float">
            <text:p>1.5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1085098487213" calcext:value-type="float">
            <text:p>1.5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5891909207548" calcext:value-type="float">
            <text:p>1.4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1388807731767" calcext:value-type="float">
            <text:p>1.4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6763673423795" calcext:value-type="float">
            <text:p>1.3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2525673668875" calcext:value-type="float">
            <text:p>1.3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8927427361769" calcext:value-type="float">
            <text:p>1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5649520131853" calcext:value-type="float">
            <text:p>1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1853066899121" calcext:value-type="float">
            <text:p>1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8831864201053" calcext:value-type="float">
            <text:p>1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5963992480425" calcext:value-type="float">
            <text:p>1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3315708913233" calcext:value-type="float">
            <text:p>1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0926075855361" calcext:value-type="float">
            <text:p>1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857132878974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6265491726383" calcext:value-type="float">
            <text:p>1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4122251313182" calcext:value-type="float">
            <text:p>1.0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2359831038506" calcext:value-type="float">
            <text:p>1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0733504497695" calcext:value-type="float">
            <text:p>1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89929001726733" calcext:value-type="float">
            <text:p>9.9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73401597125107" calcext:value-type="float">
            <text:p>9.7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7434391153658" calcext:value-type="float">
            <text:p>9.5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42394588008723" calcext:value-type="float">
            <text:p>9.4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26923743606298" calcext:value-type="float">
            <text:p>9.2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10151647646412" calcext:value-type="float">
            <text:p>9.1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94785348390597" calcext:value-type="float">
            <text:p>8.9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8146076977757" calcext:value-type="float">
            <text:p>8.8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68412968711345" calcext:value-type="float">
            <text:p>8.6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53879703801378" calcext:value-type="float">
            <text:p>8.5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40351897221716" calcext:value-type="float">
            <text:p>8.4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7998904649458" calcext:value-type="float">
            <text:p>8.2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1692123610847" calcext:value-type="float">
            <text:p>8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6821013108651" calcext:value-type="float">
            <text:p>8.0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94724297388278" calcext:value-type="float">
            <text:p>7.9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83814251633409" calcext:value-type="float">
            <text:p>7.8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73377779093306" calcext:value-type="float">
            <text:p>7.7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3112321028905" calcext:value-type="float">
            <text:p>7.6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9147061680525" calcext:value-type="float">
            <text:p>7.4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37420627990069" calcext:value-type="float">
            <text:p>7.3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7174135889025" calcext:value-type="float">
            <text:p>7.2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8010893313816" calcext:value-type="float">
            <text:p>7.18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22" calcext:value-type="float">
            <text:p>31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float" office:value="0.0104417179093751" calcext:value-type="float">
            <text:p>1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40669554726268" calcext:value-type="float">
            <text:p>3.4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5049732115607" calcext:value-type="float">
            <text:p>1.3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91653794378069" calcext:value-type="float">
            <text:p>7.9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57687574954805" calcext:value-type="float">
            <text:p>5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587723560584" calcext:value-type="float">
            <text:p>4.3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57854872089436" calcext:value-type="float">
            <text:p>3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08224609756437" calcext:value-type="float">
            <text:p>3.0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74316700971547" calcext:value-type="float">
            <text:p>2.7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50116477070594" calcext:value-type="float">
            <text:p>2.5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28980894590443" calcext:value-type="float">
            <text:p>2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0207737005845" calcext:value-type="float">
            <text:p>2.1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5738180782647" calcext:value-type="float">
            <text:p>1.9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3387271823652" calcext:value-type="float">
            <text:p>1.8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2749435377641" calcext:value-type="float">
            <text:p>1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3113862575379" calcext:value-type="float">
            <text:p>1.6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2950459801292" calcext:value-type="float">
            <text:p>1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3268323735967" calcext:value-type="float">
            <text:p>1.4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4614507317031" calcext:value-type="float">
            <text:p>1.3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8305358906902" calcext:value-type="float">
            <text:p>1.2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3021950177626" calcext:value-type="float">
            <text:p>1.2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8478535232678" calcext:value-type="float">
            <text:p>1.1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4148271820202" calcext:value-type="float">
            <text:p>1.1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9832279233266" calcext:value-type="float">
            <text:p>1.1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6285660015089" calcext:value-type="float">
            <text:p>1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2358092402399" calcext:value-type="float">
            <text:p>1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91312296707455" calcext:value-type="float">
            <text:p>9.9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9358286203759" calcext:value-type="float">
            <text:p>9.5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16989207556077" calcext:value-type="float">
            <text:p>9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88495413687925" calcext:value-type="float">
            <text:p>8.8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63338122645259" calcext:value-type="float">
            <text:p>8.6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40617359367261" calcext:value-type="float">
            <text:p>8.4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1761016802959" calcext:value-type="float">
            <text:p>8.1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97970080261607" calcext:value-type="float">
            <text:p>7.9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78161808492302" calcext:value-type="float">
            <text:p>7.7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5946729783953" calcext:value-type="float">
            <text:p>7.5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1773302529106" calcext:value-type="float">
            <text:p>7.4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3426681178593" calcext:value-type="float">
            <text:p>7.2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06273974621725" calcext:value-type="float">
            <text:p>7.0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886691436115" calcext:value-type="float">
            <text:p>6.8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75564714533179" calcext:value-type="float">
            <text:p>6.7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0858012564528" calcext:value-type="float">
            <text:p>6.6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7741230688746" calcext:value-type="float">
            <text:p>6.4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63528826638" calcext:value-type="float">
            <text:p>6.3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4494704356172" calcext:value-type="float">
            <text:p>6.2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0632889515208" calcext:value-type="float">
            <text:p>6.1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96502547059086" calcext:value-type="float">
            <text:p>5.9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86203521409105" calcext:value-type="float">
            <text:p>5.8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74741610455134" calcext:value-type="float">
            <text:p>5.7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61509900811669" calcext:value-type="float">
            <text:p>5.6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1351874910011" calcext:value-type="float">
            <text:p>5.5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41487204523309" calcext:value-type="float">
            <text:p>5.4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31541960777639" calcext:value-type="float">
            <text:p>5.3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23103841410294" calcext:value-type="float">
            <text:p>5.2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13652958062938" calcext:value-type="float">
            <text:p>5.1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04327290783429" calcext:value-type="float">
            <text:p>5.0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89731713706434" calcext:value-type="float">
            <text:p>4.9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77120297089853" calcext:value-type="float">
            <text:p>4.7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67283856219756" calcext:value-type="float">
            <text:p>4.6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457294686129727" calcext:value-type="float">
            <text:p>4.57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72" calcext:value-type="float">
            <text:p>317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float" office:value="0.00840997962657675" calcext:value-type="float">
            <text:p>8.4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71176434689264" calcext:value-type="float">
            <text:p>8.7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4500085321518" calcext:value-type="float">
            <text:p>2.6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85244342199045" calcext:value-type="float">
            <text:p>8.8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7422304608263" calcext:value-type="float">
            <text:p>5.8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2849521815167" calcext:value-type="float">
            <text:p>4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3074879140104" calcext:value-type="float">
            <text:p>3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18478108096727" calcext:value-type="float">
            <text:p>3.1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84464754209964" calcext:value-type="float">
            <text:p>2.8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57643613049559" calcext:value-type="float">
            <text:p>2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36581260147766" calcext:value-type="float">
            <text:p>2.3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9137982662367" calcext:value-type="float">
            <text:p>2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2978073956872" calcext:value-type="float">
            <text:p>2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8960703522069" calcext:value-type="float">
            <text:p>1.8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7301347052099" calcext:value-type="float">
            <text:p>1.7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8704499920199" calcext:value-type="float">
            <text:p>1.6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0699884301575" calcext:value-type="float">
            <text:p>1.6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1600401400832" calcext:value-type="float">
            <text:p>1.5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3750256410076" calcext:value-type="float">
            <text:p>1.4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7114185969721" calcext:value-type="float">
            <text:p>1.3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1479116973391" calcext:value-type="float">
            <text:p>1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6342517105242" calcext:value-type="float">
            <text:p>1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0827432761386" calcext:value-type="float">
            <text:p>1.2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5905141074353" calcext:value-type="float">
            <text:p>1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1938052960644" calcext:value-type="float">
            <text:p>1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7813816482745" calcext:value-type="float">
            <text:p>1.0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410113527834" calcext:value-type="float">
            <text:p>1.0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1286416346347" calcext:value-type="float">
            <text:p>1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85664959486513" calcext:value-type="float">
            <text:p>9.8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9725488560972" calcext:value-type="float">
            <text:p>9.6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34299595559827" calcext:value-type="float">
            <text:p>9.3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11127746594327" calcext:value-type="float">
            <text:p>9.1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7628183674508" calcext:value-type="float">
            <text:p>8.7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50996140258118" calcext:value-type="float">
            <text:p>8.5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3104585862858" calcext:value-type="float">
            <text:p>8.3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5778034282763" calcext:value-type="float">
            <text:p>8.0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84734968974832" calcext:value-type="float">
            <text:p>7.8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5561026602853" calcext:value-type="float">
            <text:p>7.6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778234877735" calcext:value-type="float">
            <text:p>7.4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32570893749679" calcext:value-type="float">
            <text:p>7.3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661606449332" calcext:value-type="float">
            <text:p>7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02692119383518" calcext:value-type="float">
            <text:p>7.0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9354461607548" calcext:value-type="float">
            <text:p>6.8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76537653242878" calcext:value-type="float">
            <text:p>6.7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5589795393247" calcext:value-type="float">
            <text:p>6.6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4783192942026" calcext:value-type="float">
            <text:p>6.5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3704016491031" calcext:value-type="float">
            <text:p>6.4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1943409512964" calcext:value-type="float">
            <text:p>6.3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0499647038752" calcext:value-type="float">
            <text:p>6.2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0058135432115" calcext:value-type="float">
            <text:p>6.1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96235088447611" calcext:value-type="float">
            <text:p>5.9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84391237217534" calcext:value-type="float">
            <text:p>5.8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73592682362054" calcext:value-type="float">
            <text:p>5.7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64700498057173" calcext:value-type="float">
            <text:p>5.6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55969700635669" calcext:value-type="float">
            <text:p>5.5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47163486155541" calcext:value-type="float">
            <text:p>5.4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38006620527892" calcext:value-type="float">
            <text:p>5.3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27608539515828" calcext:value-type="float">
            <text:p>5.2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19709223016415" calcext:value-type="float">
            <text:p>5.2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119264693949" calcext:value-type="float">
            <text:p>5.12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48" calcext:value-type="float">
            <text:p>31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float" office:value="0.01032049674811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58418163427383" calcext:value-type="float">
            <text:p>9.5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48499971942333" calcext:value-type="float">
            <text:p>1.4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54332847411131" calcext:value-type="float">
            <text:p>8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7642762764245" calcext:value-type="float">
            <text:p>5.7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1182007002325" calcext:value-type="float">
            <text:p>4.5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6743271559952" calcext:value-type="float">
            <text:p>3.7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28944485039368" calcext:value-type="float">
            <text:p>3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96753625648329" calcext:value-type="float">
            <text:p>2.9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71082037739534" calcext:value-type="float">
            <text:p>2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8554808291145" calcext:value-type="float">
            <text:p>2.4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31656224687895" calcext:value-type="float">
            <text:p>2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6979262292519" calcext:value-type="float">
            <text:p>2.1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2362016828919" calcext:value-type="float">
            <text:p>2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2072538194705" calcext:value-type="float">
            <text:p>1.9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2710785428095" calcext:value-type="float">
            <text:p>1.8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3785003684235" calcext:value-type="float">
            <text:p>1.7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5227944943357" calcext:value-type="float">
            <text:p>1.6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8826347348469" calcext:value-type="float">
            <text:p>1.5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3067569409006" calcext:value-type="float">
            <text:p>1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7353485558255" calcext:value-type="float">
            <text:p>1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1909327340779" calcext:value-type="float">
            <text:p>1.4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7123515974722" calcext:value-type="float">
            <text:p>1.3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3078913843494" calcext:value-type="float">
            <text:p>1.3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9335334023433" calcext:value-type="float">
            <text:p>1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5707348101806" calcext:value-type="float">
            <text:p>1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2392462741063" calcext:value-type="float">
            <text:p>1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9419353215294" calcext:value-type="float">
            <text:p>1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6498367088704" calcext:value-type="float">
            <text:p>1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3647046643409" calcext:value-type="float">
            <text:p>1.1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1115938169636" calcext:value-type="float">
            <text:p>1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8523751350336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5941355992612" calcext:value-type="float">
            <text:p>1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3314349148813" calcext:value-type="float">
            <text:p>1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0469285096237" calcext:value-type="float">
            <text:p>1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81188690025934" calcext:value-type="float">
            <text:p>9.8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6006207610901" calcext:value-type="float">
            <text:p>9.6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3343312143613" calcext:value-type="float">
            <text:p>9.3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97412905788872" calcext:value-type="float">
            <text:p>8.9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71036902421282" calcext:value-type="float">
            <text:p>8.7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44009082486549" calcext:value-type="float">
            <text:p>8.4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19740253600888" calcext:value-type="float">
            <text:p>8.2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99986150183814" calcext:value-type="float">
            <text:p>8.0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83994100090116" calcext:value-type="float">
            <text:p>7.8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6771181376624" calcext:value-type="float">
            <text:p>7.6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53183191511944" calcext:value-type="float">
            <text:p>7.5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39879987730465" calcext:value-type="float">
            <text:p>7.4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7656141865127" calcext:value-type="float">
            <text:p>7.2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4028659507355" calcext:value-type="float">
            <text:p>7.1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01332663441719" calcext:value-type="float">
            <text:p>7.0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8288408221466" calcext:value-type="float">
            <text:p>6.8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77796397539348" calcext:value-type="float">
            <text:p>6.7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8146630834965" calcext:value-type="float">
            <text:p>6.6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8774800417881" calcext:value-type="float">
            <text:p>6.5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9171679381494" calcext:value-type="float">
            <text:p>6.4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31686192801" calcext:value-type="float">
            <text:p>6.3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1335881618701" calcext:value-type="float">
            <text:p>6.2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1007811318068" calcext:value-type="float">
            <text:p>6.1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02618555162175" calcext:value-type="float">
            <text:p>6.0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593672577619021" calcext:value-type="float">
            <text:p>5.94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229" calcext:value-type="float">
            <text:p>32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float" office:value="0.0122958118036401" calcext:value-type="float">
            <text:p>1.2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150927596955907" calcext:value-type="float">
            <text:p>1.5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11337616931608" calcext:value-type="float">
            <text:p>3.1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2950369271224" calcext:value-type="float">
            <text:p>9.3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20125153449715" calcext:value-type="float">
            <text:p>6.2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3687962983158" calcext:value-type="float">
            <text:p>4.8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2582570578412" calcext:value-type="float">
            <text:p>4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51065874019625" calcext:value-type="float">
            <text:p>3.5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05105320892042" calcext:value-type="float">
            <text:p>3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72897627374438" calcext:value-type="float">
            <text:p>2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9837932670484" calcext:value-type="float">
            <text:p>2.5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31377045536137" calcext:value-type="float">
            <text:p>2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5484281843472" calcext:value-type="float">
            <text:p>2.1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2912712939996" calcext:value-type="float">
            <text:p>2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3298451493451" calcext:value-type="float">
            <text:p>1.9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3497687780255" calcext:value-type="float">
            <text:p>1.8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5251038861729" calcext:value-type="float">
            <text:p>1.7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8101781750524" calcext:value-type="float">
            <text:p>1.6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1561932364485" calcext:value-type="float">
            <text:p>1.6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5181369579404" calcext:value-type="float">
            <text:p>1.5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9158481661866" calcext:value-type="float">
            <text:p>1.4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4203816291237" calcext:value-type="float">
            <text:p>1.4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9658486125262" calcext:value-type="float">
            <text:p>1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5238664723225" calcext:value-type="float">
            <text:p>1.3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1043082973345" calcext:value-type="float">
            <text:p>1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7494851872473" calcext:value-type="float">
            <text:p>1.2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4361478613703" calcext:value-type="float">
            <text:p>1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1464875386721" calcext:value-type="float">
            <text:p>1.2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8733707660113" calcext:value-type="float">
            <text:p>1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6208583659191" calcext:value-type="float">
            <text:p>1.1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3401599716553" calcext:value-type="float">
            <text:p>1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1142744364326" calcext:value-type="float">
            <text:p>1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9014495640162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6772622449414" calcext:value-type="float">
            <text:p>1.0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4556405506429" calcext:value-type="float">
            <text:p>1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238712369985" calcext:value-type="float">
            <text:p>1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0397269743518" calcext:value-type="float">
            <text:p>1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8535747401095" calcext:value-type="float">
            <text:p>9.8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67173581510691" calcext:value-type="float">
            <text:p>9.6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49963057051092" calcext:value-type="float">
            <text:p>9.5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34834991776959" calcext:value-type="float">
            <text:p>9.3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18033576549469" calcext:value-type="float">
            <text:p>9.1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0227647902584" calcext:value-type="float">
            <text:p>9.0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85557532137928" calcext:value-type="float">
            <text:p>8.8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67306454196207" calcext:value-type="float">
            <text:p>8.6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54181990976956" calcext:value-type="float">
            <text:p>8.5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39594685879847" calcext:value-type="float">
            <text:p>8.4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1745084805973" calcext:value-type="float">
            <text:p>8.2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7788883605951" calcext:value-type="float">
            <text:p>8.0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94083485738247" calcext:value-type="float">
            <text:p>7.9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77912660123049" calcext:value-type="float">
            <text:p>7.7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65715478208412" calcext:value-type="float">
            <text:p>7.6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53466770171484" calcext:value-type="float">
            <text:p>7.5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280887541882" calcext:value-type="float">
            <text:p>7.4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33915615274409" calcext:value-type="float">
            <text:p>7.3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51442893474" calcext:value-type="float">
            <text:p>7.2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6763562881389" calcext:value-type="float">
            <text:p>7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07319308165978" calcext:value-type="float">
            <text:p>7.0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9748190569319" calcext:value-type="float">
            <text:p>6.9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8581146454572" calcext:value-type="float">
            <text:p>6.89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59" calcext:value-type="float">
            <text:p>3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office:value-type="float" office:value="0.0116774451627241" calcext:value-type="float">
            <text:p>1.1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5360064266069" calcext:value-type="float">
            <text:p>1.8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86973301160788" calcext:value-type="float">
            <text:p>1.8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6432541341942" calcext:value-type="float">
            <text:p>9.6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35568291764486" calcext:value-type="float">
            <text:p>6.3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68185314415" calcext:value-type="float">
            <text:p>4.7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9205722398351" calcext:value-type="float">
            <text:p>3.9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40120247113291" calcext:value-type="float">
            <text:p>3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00347795172182" calcext:value-type="float">
            <text:p>3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69564986661038" calcext:value-type="float">
            <text:p>2.7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4534085575084" calcext:value-type="float">
            <text:p>2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28205330700841" calcext:value-type="float">
            <text:p>2.2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13257073296854" calcext:value-type="float">
            <text:p>2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201682848749176" calcext:value-type="float">
            <text:p>2.0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91224208524629" calcext:value-type="float">
            <text:p>1.9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81768515707198" calcext:value-type="float">
            <text:p>1.8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73174109378901" calcext:value-type="float">
            <text:p>1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65675134472235" calcext:value-type="float">
            <text:p>1.6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9074047912929" calcext:value-type="float">
            <text:p>1.5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53564454074384" calcext:value-type="float">
            <text:p>1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8310294679011" calcext:value-type="float">
            <text:p>1.4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43635483686181" calcext:value-type="float">
            <text:p>1.4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944564216642" calcext:value-type="float">
            <text:p>1.3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5678055152749" calcext:value-type="float">
            <text:p>1.3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32011298580987" calcext:value-type="float">
            <text:p>1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8295955931458" calcext:value-type="float">
            <text:p>1.2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499825864692" calcext:value-type="float">
            <text:p>1.2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21643020118129" calcext:value-type="float">
            <text:p>1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8350796006059" calcext:value-type="float">
            <text:p>1.1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5233167444706" calcext:value-type="float">
            <text:p>1.1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11784919100352" calcext:value-type="float">
            <text:p>1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8729622372626" calcext:value-type="float">
            <text:p>1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6015546805019" calcext:value-type="float">
            <text:p>1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3206694445777" calcext:value-type="float">
            <text:p>1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100745866530437" calcext:value-type="float">
            <text:p>1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8066370411174" calcext:value-type="float">
            <text:p>9.8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57492621388412" calcext:value-type="float">
            <text:p>9.5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35075479180546" calcext:value-type="float">
            <text:p>9.3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91108247196978" calcext:value-type="float">
            <text:p>9.11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90198022152225" calcext:value-type="float">
            <text:p>8.9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67027414655498" calcext:value-type="float">
            <text:p>8.6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46616190348695" calcext:value-type="float">
            <text:p>8.4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2618048601733" calcext:value-type="float">
            <text:p>8.2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809538501017509" calcext:value-type="float">
            <text:p>8.10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92385423317334" calcext:value-type="float">
            <text:p>7.92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73829181353047" calcext:value-type="float">
            <text:p>7.7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57600439604966" calcext:value-type="float">
            <text:p>7.58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42709101364974" calcext:value-type="float">
            <text:p>7.4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2924470358249" calcext:value-type="float">
            <text:p>7.29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16808062969833" calcext:value-type="float">
            <text:p>7.17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705713256435825" calcext:value-type="float">
            <text:p>7.06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94367048143918" calcext:value-type="float">
            <text:p>6.9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84250559508363" calcext:value-type="float">
            <text:p>6.8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74098349464256" calcext:value-type="float">
            <text:p>6.7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63240489411208" calcext:value-type="float">
            <text:p>6.63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53612571821746" calcext:value-type="float">
            <text:p>6.5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44550055548988" calcext:value-type="float">
            <text:p>6.4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33608624149463" calcext:value-type="float">
            <text:p>6.34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24679239165102" calcext:value-type="float">
            <text:p>6.25E-07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0616228807884639" calcext:value-type="float">
            <text:p>6.16E-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83" calcext:value-type="float">
            <text:p>3183</text:p>
          </table:table-cell>
          <table:table-cell table:number-columns-repeated="1022"/>
        </table:table-row>
        <table:table-row table:style-name="ro1" table:number-rows-repeated="10441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MacOSX_X86_64 LibreOffice_project/07ac168c60a517dba0f0d7bc7540f5afa45f0909</meta:generator>
    <meta:creation-date>2017-02-13T14:20:18Z</meta:creation-date>
    <dc:date>2017-02-17T18:10:55.157090000</dc:date>
    <meta:editing-cycles>23</meta:editing-cycles>
    <meta:editing-duration>PT40M8S</meta:editing-duration>
    <meta:document-statistic meta:table-count="1" meta:cell-count="49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7.172cm" svg:height="18.882cm" xlink:href=".." xlink:type="simple" chart:class="chart:line" chart:style-name="ch1">
        <chart:title svg:x="9.904cm" svg:y="0.512cm" chart:style-name="ch2">
          <text:p>Activation functions training efficiency.</text:p>
        </chart:title>
        <chart:legend chart:legend-position="bottom" svg:x="6.515cm" svg:y="17.707cm" style:legend-expansion="wide" chart:style-name="ch3"/>
        <chart:plot-area chart:style-name="ch4" table:cell-range-address="Sheet1.D1:Sheet1.J61" chart:data-source-has-labels="row" svg:x="1.502cm" svg:y="1.616cm" svg:width="25.127cm" svg:height="14.785cm">
          <chartooo:coordinate-region svg:x="2.212cm" svg:y="1.789cm" svg:width="24.243cm" svg:height="14.018cm"/>
          <chart:axis chart:dimension="x" chart:name="primary-x" chart:style-name="ch5">
            <chart:title svg:x="13.002cm" svg:y="16.778cm" chart:style-name="ch6">
              <text:p>Time (minutes).</text:p>
            </chart:title>
          </chart:axis>
          <chart:axis chart:dimension="y" chart:name="primary-y" chart:style-name="ch7">
            <chart:title svg:x="0.451cm" svg:y="10.296cm" chart:style-name="ch8">
              <text:p>Average ANN error.</text:p>
            </chart:title>
            <chart:grid chart:style-name="ch9" chart:class="major"/>
          </chart:axis>
          <chart:series chart:style-name="ch10" chart:values-cell-range-address="Sheet1.D2:Sheet1.D61" chart:label-cell-address="Sheet1.D1:Sheet1.D1" chart:class="chart:line">
            <chart:data-point chart:repeated="60"/>
          </chart:series>
          <chart:series chart:style-name="ch11" chart:values-cell-range-address="Sheet1.E2:Sheet1.E61" chart:label-cell-address="Sheet1.E1:Sheet1.E1" chart:class="chart:line">
            <chart:data-point chart:repeated="60"/>
          </chart:series>
          <chart:series chart:style-name="ch12" chart:values-cell-range-address="Sheet1.F2:Sheet1.F61" chart:label-cell-address="Sheet1.F1:Sheet1.F1" chart:class="chart:line">
            <chart:data-point chart:repeated="60"/>
          </chart:series>
          <chart:series chart:style-name="ch13" chart:values-cell-range-address="Sheet1.G2:Sheet1.G61" chart:label-cell-address="Sheet1.G1:Sheet1.G1" chart:class="chart:line">
            <chart:data-point chart:repeated="60"/>
          </chart:series>
          <chart:series chart:style-name="ch14" chart:values-cell-range-address="Sheet1.H2:Sheet1.H61" chart:label-cell-address="Sheet1.H1:Sheet1.H1" chart:class="chart:line">
            <chart:data-point chart:repeated="60"/>
          </chart:series>
          <chart:series chart:style-name="ch15" chart:values-cell-range-address="Sheet1.I2:Sheet1.I61" chart:label-cell-address="Sheet1.I1:Sheet1.I1" chart:class="chart:line">
            <chart:data-point chart:repeated="60"/>
          </chart:series>
          <chart:series chart:style-name="ch16" chart:values-cell-range-address="Sheet1.J2:Sheet1.J61" chart:label-cell-address="Sheet1.J1:Sheet1.J1" chart:class="chart:line">
            <chart:data-point chart:repeated="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1.D1:Sheet1.D1</svg:desc>
                </draw:g>
              </table:table-cell>
              <table:table-cell office:value-type="string">
                <text:p>Exponent Regulated Sin</text:p>
                <draw:g>
                  <svg:desc>Sheet1.E1:Sheet1.E1</svg:desc>
                </draw:g>
              </table:table-cell>
              <table:table-cell office:value-type="string">
                <text:p>Sigmoid</text:p>
                <draw:g>
                  <svg:desc>Sheet1.F1:Sheet1.F1</svg:desc>
                </draw:g>
              </table:table-cell>
              <table:table-cell office:value-type="string">
                <text:p>Bipolar Sigmoid</text:p>
                <draw:g>
                  <svg:desc>Sheet1.G1:Sheet1.G1</svg:desc>
                </draw:g>
              </table:table-cell>
              <table:table-cell office:value-type="string">
                <text:p>Logarithm</text:p>
                <draw:g>
                  <svg:desc>Sheet1.H1:Sheet1.H1</svg:desc>
                </draw:g>
              </table:table-cell>
              <table:table-cell office:value-type="string">
                <text:p>Hyperbolic Tangent</text:p>
                <draw:g>
                  <svg:desc>Sheet1.I1:Sheet1.I1</svg:desc>
                </draw:g>
              </table:table-cell>
              <table:table-cell office:value-type="string">
                <text:p>Elliott Symmetri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25781656905">
                <text:p>0.1925781656905</text:p>
                <draw:g>
                  <svg:desc>Sheet1.D2:Sheet1.D61</svg:desc>
                </draw:g>
              </table:table-cell>
              <table:table-cell office:value-type="float" office:value="0.25069981867172">
                <text:p>0.25069981867172</text:p>
                <draw:g>
                  <svg:desc>Sheet1.E2:Sheet1.E61</svg:desc>
                </draw:g>
              </table:table-cell>
              <table:table-cell office:value-type="float" office:value="0.00688693517954453">
                <text:p>0.00688693517954453</text:p>
                <draw:g>
                  <svg:desc>Sheet1.F2:Sheet1.F61</svg:desc>
                </draw:g>
              </table:table-cell>
              <table:table-cell office:value-type="float" office:value="0.0947491448518417">
                <text:p>0.0947491448518417</text:p>
                <draw:g>
                  <svg:desc>Sheet1.G2:Sheet1.G61</svg:desc>
                </draw:g>
              </table:table-cell>
              <table:table-cell office:value-type="float" office:value="0.338534525624262">
                <text:p>0.338534525624262</text:p>
                <draw:g>
                  <svg:desc>Sheet1.H2:Sheet1.H61</svg:desc>
                </draw:g>
              </table:table-cell>
              <table:table-cell office:value-type="float" office:value="0.0952245409706531">
                <text:p>0.0952245409706531</text:p>
                <draw:g>
                  <svg:desc>Sheet1.I2:Sheet1.I61</svg:desc>
                </draw:g>
              </table:table-cell>
              <table:table-cell office:value-type="float" office:value="0.0104093564867678">
                <text:p>0.0104093564867678</text:p>
                <draw:g>
                  <svg:desc>Sheet1.J2:Sheet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86990721885">
                <text:p>0.117786990721885</text:p>
              </table:table-cell>
              <table:table-cell office:value-type="float" office:value="0.198364300871037">
                <text:p>0.198364300871037</text:p>
              </table:table-cell>
              <table:table-cell office:value-type="float" office:value="0.00455842297500983">
                <text:p>0.00455842297500983</text:p>
              </table:table-cell>
              <table:table-cell office:value-type="float" office:value="0.0697427472992753">
                <text:p>0.0697427472992753</text:p>
              </table:table-cell>
              <table:table-cell office:value-type="float" office:value="0.170458425241301">
                <text:p>0.170458425241301</text:p>
              </table:table-cell>
              <table:table-cell office:value-type="float" office:value="0.0729379291070656">
                <text:p>0.0729379291070656</text:p>
              </table:table-cell>
              <table:table-cell office:value-type="float" office:value="0.00138415908410207">
                <text:p>0.00138415908410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9220051620025">
                <text:p>0.0949220051620025</text:p>
              </table:table-cell>
              <table:table-cell office:value-type="float" office:value="0.17918392711175">
                <text:p>0.17918392711175</text:p>
              </table:table-cell>
              <table:table-cell office:value-type="float" office:value="0.00378255939300861">
                <text:p>0.00378255939300861</text:p>
              </table:table-cell>
              <table:table-cell office:value-type="float" office:value="0.0574374643595631">
                <text:p>0.0574374643595631</text:p>
              </table:table-cell>
              <table:table-cell office:value-type="float" office:value="0.110260050910134">
                <text:p>0.110260050910134</text:p>
              </table:table-cell>
              <table:table-cell office:value-type="float" office:value="0.0573676982168804">
                <text:p>0.0573676982168804</text:p>
              </table:table-cell>
              <table:table-cell office:value-type="float" office:value="0.0000694422411264326">
                <text:p>0.0000694422411264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087703498571">
                <text:p>0.0828087703498571</text:p>
              </table:table-cell>
              <table:table-cell office:value-type="float" office:value="0.168017847890913">
                <text:p>0.168017847890913</text:p>
              </table:table-cell>
              <table:table-cell office:value-type="float" office:value="0.00339476494618713">
                <text:p>0.00339476494618713</text:p>
              </table:table-cell>
              <table:table-cell office:value-type="float" office:value="0.0529358036998607">
                <text:p>0.0529358036998607</text:p>
              </table:table-cell>
              <table:table-cell office:value-type="float" office:value="0.0794982638629215">
                <text:p>0.0794982638629215</text:p>
              </table:table-cell>
              <table:table-cell office:value-type="float" office:value="0.0488880689888503">
                <text:p>0.0488880689888503</text:p>
              </table:table-cell>
              <table:table-cell office:value-type="float" office:value="0.00000904535064128578">
                <text:p>0.00000904535064128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49215269385917">
                <text:p>0.0749215269385917</text:p>
              </table:table-cell>
              <table:table-cell office:value-type="float" office:value="0.160228822147791">
                <text:p>0.160228822147791</text:p>
              </table:table-cell>
              <table:table-cell office:value-type="float" office:value="0.00318736237255204">
                <text:p>0.00318736237255204</text:p>
              </table:table-cell>
              <table:table-cell office:value-type="float" office:value="0.0511131565102833">
                <text:p>0.0511131565102833</text:p>
              </table:table-cell>
              <table:table-cell office:value-type="float" office:value="0.061788247877269">
                <text:p>0.061788247877269</text:p>
              </table:table-cell>
              <table:table-cell office:value-type="float" office:value="0.0389067969572007">
                <text:p>0.0389067969572007</text:p>
              </table:table-cell>
              <table:table-cell office:value-type="float" office:value="0.0000059784248354288">
                <text:p>0.0000059784248354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887032637831">
                <text:p>0.0694887032637831</text:p>
              </table:table-cell>
              <table:table-cell office:value-type="float" office:value="0.154622765674084">
                <text:p>0.154622765674084</text:p>
              </table:table-cell>
              <table:table-cell office:value-type="float" office:value="0.00282530189980248">
                <text:p>0.00282530189980248</text:p>
              </table:table-cell>
              <table:table-cell office:value-type="float" office:value="0.047626986692168">
                <text:p>0.047626986692168</text:p>
              </table:table-cell>
              <table:table-cell office:value-type="float" office:value="0.0506635342913387">
                <text:p>0.0506635342913387</text:p>
              </table:table-cell>
              <table:table-cell office:value-type="float" office:value="0.033582733229869">
                <text:p>0.033582733229869</text:p>
              </table:table-cell>
              <table:table-cell office:value-type="float" office:value="0.00000457550966126438">
                <text:p>0.0000045755096612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6349251720383">
                <text:p>0.0656349251720383</text:p>
              </table:table-cell>
              <table:table-cell office:value-type="float" office:value="0.150414181801265">
                <text:p>0.150414181801265</text:p>
              </table:table-cell>
              <table:table-cell office:value-type="float" office:value="0.00269737152557806">
                <text:p>0.00269737152557806</text:p>
              </table:table-cell>
              <table:table-cell office:value-type="float" office:value="0.0446300400608695">
                <text:p>0.0446300400608695</text:p>
              </table:table-cell>
              <table:table-cell office:value-type="float" office:value="0.0430149495943473">
                <text:p>0.0430149495943473</text:p>
              </table:table-cell>
              <table:table-cell office:value-type="float" office:value="0.0267445847422555">
                <text:p>0.0267445847422555</text:p>
              </table:table-cell>
              <table:table-cell office:value-type="float" office:value="0.00000377020803240945">
                <text:p>0.00000377020803240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852435760888">
                <text:p>0.062852435760888</text:p>
              </table:table-cell>
              <table:table-cell office:value-type="float" office:value="0.147108236099726">
                <text:p>0.147108236099726</text:p>
              </table:table-cell>
              <table:table-cell office:value-type="float" office:value="0.00253204274748226">
                <text:p>0.00253204274748226</text:p>
              </table:table-cell>
              <table:table-cell office:value-type="float" office:value="0.0420395156752589">
                <text:p>0.0420395156752589</text:p>
              </table:table-cell>
              <table:table-cell office:value-type="float" office:value="0.0374556781051487">
                <text:p>0.0374556781051487</text:p>
              </table:table-cell>
              <table:table-cell office:value-type="float" office:value="0.0244472154353279">
                <text:p>0.0244472154353279</text:p>
              </table:table-cell>
              <table:table-cell office:value-type="float" office:value="0.00000325569399825845">
                <text:p>0.00000325569399825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7459424120384">
                <text:p>0.0607459424120384</text:p>
              </table:table-cell>
              <table:table-cell office:value-type="float" office:value="0.144332630063861">
                <text:p>0.144332630063861</text:p>
              </table:table-cell>
              <table:table-cell office:value-type="float" office:value="0.00241060434171548">
                <text:p>0.00241060434171548</text:p>
              </table:table-cell>
              <table:table-cell office:value-type="float" office:value="0.0371379662092732">
                <text:p>0.0371379662092732</text:p>
              </table:table-cell>
              <table:table-cell office:value-type="float" office:value="0.0333248626281871">
                <text:p>0.0333248626281871</text:p>
              </table:table-cell>
              <table:table-cell office:value-type="float" office:value="0.0228549416215511">
                <text:p>0.0228549416215511</text:p>
              </table:table-cell>
              <table:table-cell office:value-type="float" office:value="0.0000028899373911442">
                <text:p>0.0000028899373911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0981385175963">
                <text:p>0.0590981385175963</text:p>
              </table:table-cell>
              <table:table-cell office:value-type="float" office:value="0.142008926497402">
                <text:p>0.142008926497402</text:p>
              </table:table-cell>
              <table:table-cell office:value-type="float" office:value="0.00252161789083107">
                <text:p>0.00252161789083107</text:p>
              </table:table-cell>
              <table:table-cell office:value-type="float" office:value="0.0345337621130826">
                <text:p>0.0345337621130826</text:p>
              </table:table-cell>
              <table:table-cell office:value-type="float" office:value="0.030051370885874">
                <text:p>0.030051370885874</text:p>
              </table:table-cell>
              <table:table-cell office:value-type="float" office:value="0.0200292206918178">
                <text:p>0.0200292206918178</text:p>
              </table:table-cell>
              <table:table-cell office:value-type="float" office:value="0.00000261224250990844">
                <text:p>0.00000261224250990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77338897007881">
                <text:p>0.0577338897007881</text:p>
              </table:table-cell>
              <table:table-cell office:value-type="float" office:value="0.140000810186269">
                <text:p>0.140000810186269</text:p>
              </table:table-cell>
              <table:table-cell office:value-type="float" office:value="0.00227985049492838">
                <text:p>0.00227985049492838</text:p>
              </table:table-cell>
              <table:table-cell office:value-type="float" office:value="0.0298204750593262">
                <text:p>0.0298204750593262</text:p>
              </table:table-cell>
              <table:table-cell office:value-type="float" office:value="0.0274064636073577">
                <text:p>0.0274064636073577</text:p>
              </table:table-cell>
              <table:table-cell office:value-type="float" office:value="0.018918555271174">
                <text:p>0.018918555271174</text:p>
              </table:table-cell>
              <table:table-cell office:value-type="float" office:value="0.00000239159087623503">
                <text:p>0.00000239159087623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6061141049998">
                <text:p>0.0566061141049998</text:p>
              </table:table-cell>
              <table:table-cell office:value-type="float" office:value="0.138273015296767">
                <text:p>0.138273015296767</text:p>
              </table:table-cell>
              <table:table-cell office:value-type="float" office:value="0.00247044077495687">
                <text:p>0.00247044077495687</text:p>
              </table:table-cell>
              <table:table-cell office:value-type="float" office:value="0.0242899675449766">
                <text:p>0.0242899675449766</text:p>
              </table:table-cell>
              <table:table-cell office:value-type="float" office:value="0.0252790975803975">
                <text:p>0.0252790975803975</text:p>
              </table:table-cell>
              <table:table-cell office:value-type="float" office:value="0.0184738327128948">
                <text:p>0.0184738327128948</text:p>
              </table:table-cell>
              <table:table-cell office:value-type="float" office:value="0.00000221845140859848">
                <text:p>0.00000221845140859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56583369648352">
                <text:p>0.0556583369648352</text:p>
              </table:table-cell>
              <table:table-cell office:value-type="float" office:value="0.136735551874329">
                <text:p>0.136735551874329</text:p>
              </table:table-cell>
              <table:table-cell office:value-type="float" office:value="0.00241043842831569">
                <text:p>0.00241043842831569</text:p>
              </table:table-cell>
              <table:table-cell office:value-type="float" office:value="0.0219536394789952">
                <text:p>0.0219536394789952</text:p>
              </table:table-cell>
              <table:table-cell office:value-type="float" office:value="0.0234495475756774">
                <text:p>0.0234495475756774</text:p>
              </table:table-cell>
              <table:table-cell office:value-type="float" office:value="0.0180282132178051">
                <text:p>0.0180282132178051</text:p>
              </table:table-cell>
              <table:table-cell office:value-type="float" office:value="0.00000207305040262062">
                <text:p>0.00000207305040262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48188970058965">
                <text:p>0.0548188970058965</text:p>
              </table:table-cell>
              <table:table-cell office:value-type="float" office:value="0.135388723480919">
                <text:p>0.135388723480919</text:p>
              </table:table-cell>
              <table:table-cell office:value-type="float" office:value="0.00244551808819706">
                <text:p>0.00244551808819706</text:p>
              </table:table-cell>
              <table:table-cell office:value-type="float" office:value="0.0188211162544612">
                <text:p>0.0188211162544612</text:p>
              </table:table-cell>
              <table:table-cell office:value-type="float" office:value="0.0219430801479968">
                <text:p>0.0219430801479968</text:p>
              </table:table-cell>
              <table:table-cell office:value-type="float" office:value="0.0177544746985658">
                <text:p>0.0177544746985658</text:p>
              </table:table-cell>
              <table:table-cell office:value-type="float" office:value="0.0000019477933510553">
                <text:p>0.0000019477933510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0855580580216">
                <text:p>0.0540855580580216</text:p>
              </table:table-cell>
              <table:table-cell office:value-type="float" office:value="0.134117608737119">
                <text:p>0.134117608737119</text:p>
              </table:table-cell>
              <table:table-cell office:value-type="float" office:value="0.00239797910769832">
                <text:p>0.00239797910769832</text:p>
              </table:table-cell>
              <table:table-cell office:value-type="float" office:value="0.0162668727888329">
                <text:p>0.0162668727888329</text:p>
              </table:table-cell>
              <table:table-cell office:value-type="float" office:value="0.020639301912331">
                <text:p>0.020639301912331</text:p>
              </table:table-cell>
              <table:table-cell office:value-type="float" office:value="0.0174837695656973">
                <text:p>0.0174837695656973</text:p>
              </table:table-cell>
              <table:table-cell office:value-type="float" office:value="0.00000184242155343495">
                <text:p>0.00000184242155343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4551268046245">
                <text:p>0.0534551268046245</text:p>
              </table:table-cell>
              <table:table-cell office:value-type="float" office:value="0.132989944028506">
                <text:p>0.132989944028506</text:p>
              </table:table-cell>
              <table:table-cell office:value-type="float" office:value="0.0023468262109314">
                <text:p>0.0023468262109314</text:p>
              </table:table-cell>
              <table:table-cell office:value-type="float" office:value="0.0137342523341611">
                <text:p>0.0137342523341611</text:p>
              </table:table-cell>
              <table:table-cell office:value-type="float" office:value="0.0195014767626808">
                <text:p>0.0195014767626808</text:p>
              </table:table-cell>
              <table:table-cell office:value-type="float" office:value="0.0173412730960901">
                <text:p>0.0173412730960901</text:p>
              </table:table-cell>
              <table:table-cell office:value-type="float" office:value="0.00000175126458478819">
                <text:p>0.00000175126458478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29122131013764">
                <text:p>0.0529122131013764</text:p>
              </table:table-cell>
              <table:table-cell office:value-type="float" office:value="0.131948290671324">
                <text:p>0.131948290671324</text:p>
              </table:table-cell>
              <table:table-cell office:value-type="float" office:value="0.00232621552339011">
                <text:p>0.00232621552339011</text:p>
              </table:table-cell>
              <table:table-cell office:value-type="float" office:value="0.0125717168416594">
                <text:p>0.0125717168416594</text:p>
              </table:table-cell>
              <table:table-cell office:value-type="float" office:value="0.0184924617229429">
                <text:p>0.0184924617229429</text:p>
              </table:table-cell>
              <table:table-cell office:value-type="float" office:value="0.0171127389629524">
                <text:p>0.0171127389629524</text:p>
              </table:table-cell>
              <table:table-cell office:value-type="float" office:value="0.00000166619176865168">
                <text:p>0.00000166619176865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4500618615625">
                <text:p>0.0524500618615625</text:p>
              </table:table-cell>
              <table:table-cell office:value-type="float" office:value="0.13100829420776">
                <text:p>0.13100829420776</text:p>
              </table:table-cell>
              <table:table-cell office:value-type="float" office:value="0.00216718265707523">
                <text:p>0.00216718265707523</text:p>
              </table:table-cell>
              <table:table-cell office:value-type="float" office:value="0.0121235300050276">
                <text:p>0.0121235300050276</text:p>
              </table:table-cell>
              <table:table-cell office:value-type="float" office:value="0.0175997043367951">
                <text:p>0.0175997043367951</text:p>
              </table:table-cell>
              <table:table-cell office:value-type="float" office:value="0.0152809483690317">
                <text:p>0.0152809483690317</text:p>
              </table:table-cell>
              <table:table-cell office:value-type="float" office:value="0.00000158741118235367">
                <text:p>0.00000158741118235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036068175162">
                <text:p>0.052036068175162</text:p>
              </table:table-cell>
              <table:table-cell office:value-type="float" office:value="0.130141139124359">
                <text:p>0.130141139124359</text:p>
              </table:table-cell>
              <table:table-cell office:value-type="float" office:value="0.00193719515949675">
                <text:p>0.00193719515949675</text:p>
              </table:table-cell>
              <table:table-cell office:value-type="float" office:value="0.010387938935954">
                <text:p>0.010387938935954</text:p>
              </table:table-cell>
              <table:table-cell office:value-type="float" office:value="0.0168111654341805">
                <text:p>0.0168111654341805</text:p>
              </table:table-cell>
              <table:table-cell office:value-type="float" office:value="0.011303340111539">
                <text:p>0.011303340111539</text:p>
              </table:table-cell>
              <table:table-cell office:value-type="float" office:value="0.00000151814301766248">
                <text:p>0.00000151814301766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1663579413868">
                <text:p>0.051663579413868</text:p>
              </table:table-cell>
              <table:table-cell office:value-type="float" office:value="0.129341296069087">
                <text:p>0.129341296069087</text:p>
              </table:table-cell>
              <table:table-cell office:value-type="float" office:value="0.00181811730656128">
                <text:p>0.00181811730656128</text:p>
              </table:table-cell>
              <table:table-cell office:value-type="float" office:value="0.00968794724790968">
                <text:p>0.00968794724790968</text:p>
              </table:table-cell>
              <table:table-cell office:value-type="float" office:value="0.0160669593528062">
                <text:p>0.0160669593528062</text:p>
              </table:table-cell>
              <table:table-cell office:value-type="float" office:value="0.00966023785435183">
                <text:p>0.00966023785435183</text:p>
              </table:table-cell>
              <table:table-cell office:value-type="float" office:value="0.00000145633114622242">
                <text:p>0.0000014563311462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13381678284011">
                <text:p>0.0513381678284011</text:p>
              </table:table-cell>
              <table:table-cell office:value-type="float" office:value="0.128581846755078">
                <text:p>0.128581846755078</text:p>
              </table:table-cell>
              <table:table-cell office:value-type="float" office:value="0.00174482405826899">
                <text:p>0.00174482405826899</text:p>
              </table:table-cell>
              <table:table-cell office:value-type="float" office:value="0.0087328878014079">
                <text:p>0.0087328878014079</text:p>
              </table:table-cell>
              <table:table-cell office:value-type="float" office:value="0.0154120673849865">
                <text:p>0.0154120673849865</text:p>
              </table:table-cell>
              <table:table-cell office:value-type="float" office:value="0.009243527394511">
                <text:p>0.009243527394511</text:p>
              </table:table-cell>
              <table:table-cell office:value-type="float" office:value="0.0000013998427675487">
                <text:p>0.0000013998427675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10415752103689">
                <text:p>0.0510415752103689</text:p>
              </table:table-cell>
              <table:table-cell office:value-type="float" office:value="0.127897465242732">
                <text:p>0.127897465242732</text:p>
              </table:table-cell>
              <table:table-cell office:value-type="float" office:value="0.00193847960938137">
                <text:p>0.00193847960938137</text:p>
              </table:table-cell>
              <table:table-cell office:value-type="float" office:value="0.00814949576734579">
                <text:p>0.00814949576734579</text:p>
              </table:table-cell>
              <table:table-cell office:value-type="float" office:value="0.0148099804414946">
                <text:p>0.0148099804414946</text:p>
              </table:table-cell>
              <table:table-cell office:value-type="float" office:value="0.00901331713314138">
                <text:p>0.00901331713314138</text:p>
              </table:table-cell>
              <table:table-cell office:value-type="float" office:value="0.0000013481778597528">
                <text:p>0.0000013481778597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07855806514084">
                <text:p>0.0507855806514084</text:p>
              </table:table-cell>
              <table:table-cell office:value-type="float" office:value="0.127237423238517">
                <text:p>0.127237423238517</text:p>
              </table:table-cell>
              <table:table-cell office:value-type="float" office:value="0.00190206099139611">
                <text:p>0.00190206099139611</text:p>
              </table:table-cell>
              <table:table-cell office:value-type="float" office:value="0.00783736570530724">
                <text:p>0.00783736570530724</text:p>
              </table:table-cell>
              <table:table-cell office:value-type="float" office:value="0.0142670807243511">
                <text:p>0.0142670807243511</text:p>
              </table:table-cell>
              <table:table-cell office:value-type="float" office:value="0.00888933737059153">
                <text:p>0.00888933737059153</text:p>
              </table:table-cell>
              <table:table-cell office:value-type="float" office:value="0.00000129954807106546">
                <text:p>0.00000129954807106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05531220325741">
                <text:p>0.0505531220325741</text:p>
              </table:table-cell>
              <table:table-cell office:value-type="float" office:value="0.126627118721883">
                <text:p>0.126627118721883</text:p>
              </table:table-cell>
              <table:table-cell office:value-type="float" office:value="0.00200359225993709">
                <text:p>0.00200359225993709</text:p>
              </table:table-cell>
              <table:table-cell office:value-type="float" office:value="0.00751444037071436">
                <text:p>0.00751444037071436</text:p>
              </table:table-cell>
              <table:table-cell office:value-type="float" office:value="0.0137709874386032">
                <text:p>0.0137709874386032</text:p>
              </table:table-cell>
              <table:table-cell office:value-type="float" office:value="0.0088865603118443">
                <text:p>0.0088865603118443</text:p>
              </table:table-cell>
              <table:table-cell office:value-type="float" office:value="0.0000012554635719505">
                <text:p>0.000001255463571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03462264506497">
                <text:p>0.0503462264506497</text:p>
              </table:table-cell>
              <table:table-cell office:value-type="float" office:value="0.126047496914091">
                <text:p>0.126047496914091</text:p>
              </table:table-cell>
              <table:table-cell office:value-type="float" office:value="0.00205663412493129">
                <text:p>0.00205663412493129</text:p>
              </table:table-cell>
              <table:table-cell office:value-type="float" office:value="0.00707666209448553">
                <text:p>0.00707666209448553</text:p>
              </table:table-cell>
              <table:table-cell office:value-type="float" office:value="0.0133176186029687">
                <text:p>0.0133176186029687</text:p>
              </table:table-cell>
              <table:table-cell office:value-type="float" office:value="0.00886518911925676">
                <text:p>0.00886518911925676</text:p>
              </table:table-cell>
              <table:table-cell office:value-type="float" office:value="0.00000121488143805044">
                <text:p>0.00000121488143805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0174472190066">
                <text:p>0.050174472190066</text:p>
              </table:table-cell>
              <table:table-cell office:value-type="float" office:value="0.125518947087435">
                <text:p>0.125518947087435</text:p>
              </table:table-cell>
              <table:table-cell office:value-type="float" office:value="0.00208001494839058">
                <text:p>0.00208001494839058</text:p>
              </table:table-cell>
              <table:table-cell office:value-type="float" office:value="0.00724546930256306">
                <text:p>0.00724546930256306</text:p>
              </table:table-cell>
              <table:table-cell office:value-type="float" office:value="0.0128918787441713">
                <text:p>0.0128918787441713</text:p>
              </table:table-cell>
              <table:table-cell office:value-type="float" office:value="0.00876449941887866">
                <text:p>0.00876449941887866</text:p>
              </table:table-cell>
              <table:table-cell office:value-type="float" office:value="0.00000117607339755356">
                <text:p>0.00000117607339755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0111272928983">
                <text:p>0.0500111272928983</text:p>
              </table:table-cell>
              <table:table-cell office:value-type="float" office:value="0.125001871554176">
                <text:p>0.125001871554176</text:p>
              </table:table-cell>
              <table:table-cell office:value-type="float" office:value="0.00191261513464878">
                <text:p>0.00191261513464878</text:p>
              </table:table-cell>
              <table:table-cell office:value-type="float" office:value="0.007354204614174">
                <text:p>0.007354204614174</text:p>
              </table:table-cell>
              <table:table-cell office:value-type="float" office:value="0.012497906184095">
                <text:p>0.012497906184095</text:p>
              </table:table-cell>
              <table:table-cell office:value-type="float" office:value="0.00873632212493083">
                <text:p>0.00873632212493083</text:p>
              </table:table-cell>
              <table:table-cell office:value-type="float" office:value="0.00000114220348214478">
                <text:p>0.000001142203482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98562554540863">
                <text:p>0.0498562554540863</text:p>
              </table:table-cell>
              <table:table-cell office:value-type="float" office:value="0.124508778111547">
                <text:p>0.124508778111547</text:p>
              </table:table-cell>
              <table:table-cell office:value-type="float" office:value="0.00185229997936987">
                <text:p>0.00185229997936987</text:p>
              </table:table-cell>
              <table:table-cell office:value-type="float" office:value="0.00661491675768199">
                <text:p>0.00661491675768199</text:p>
              </table:table-cell>
              <table:table-cell office:value-type="float" office:value="0.0121277810570835">
                <text:p>0.0121277810570835</text:p>
              </table:table-cell>
              <table:table-cell office:value-type="float" office:value="0.00866250221275234">
                <text:p>0.00866250221275234</text:p>
              </table:table-cell>
              <table:table-cell office:value-type="float" office:value="0.00000111042332392364">
                <text:p>0.00000111042332392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7053699218469">
                <text:p>0.0497053699218469</text:p>
              </table:table-cell>
              <table:table-cell office:value-type="float" office:value="0.124058949229717">
                <text:p>0.124058949229717</text:p>
              </table:table-cell>
              <table:table-cell office:value-type="float" office:value="0.00184836825517157">
                <text:p>0.00184836825517157</text:p>
              </table:table-cell>
              <table:table-cell office:value-type="float" office:value="0.006591125901412">
                <text:p>0.006591125901412</text:p>
              </table:table-cell>
              <table:table-cell office:value-type="float" office:value="0.0117825469057759">
                <text:p>0.0117825469057759</text:p>
              </table:table-cell>
              <table:table-cell office:value-type="float" office:value="0.00861478494537945">
                <text:p>0.00861478494537945</text:p>
              </table:table-cell>
              <table:table-cell office:value-type="float" office:value="0.00000107822415456402">
                <text:p>0.00000107822415456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95633810317636">
                <text:p>0.0495633810317636</text:p>
              </table:table-cell>
              <table:table-cell office:value-type="float" office:value="0.123623142313019">
                <text:p>0.123623142313019</text:p>
              </table:table-cell>
              <table:table-cell office:value-type="float" office:value="0.00204298523685085">
                <text:p>0.00204298523685085</text:p>
              </table:table-cell>
              <table:table-cell office:value-type="float" office:value="0.00651629023797575">
                <text:p>0.00651629023797575</text:p>
              </table:table-cell>
              <table:table-cell office:value-type="float" office:value="0.011457990905824">
                <text:p>0.011457990905824</text:p>
              </table:table-cell>
              <table:table-cell office:value-type="float" office:value="0.00717522219659571">
                <text:p>0.00717522219659571</text:p>
              </table:table-cell>
              <table:table-cell office:value-type="float" office:value="0.00000104918884992858">
                <text:p>0.00000104918884992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94333941628977">
                <text:p>0.0494333941628977</text:p>
              </table:table-cell>
              <table:table-cell office:value-type="float" office:value="0.123206096463175">
                <text:p>0.123206096463175</text:p>
              </table:table-cell>
              <table:table-cell office:value-type="float" office:value="0.00198506108950035">
                <text:p>0.00198506108950035</text:p>
              </table:table-cell>
              <table:table-cell office:value-type="float" office:value="0.00640288958398057">
                <text:p>0.00640288958398057</text:p>
              </table:table-cell>
              <table:table-cell office:value-type="float" office:value="0.0111535753165272">
                <text:p>0.0111535753165272</text:p>
              </table:table-cell>
              <table:table-cell office:value-type="float" office:value="0.0050646850611063">
                <text:p>0.0050646850611063</text:p>
              </table:table-cell>
              <table:table-cell office:value-type="float" office:value="0.0000010209036978977">
                <text:p>0.0000010209036978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3153239404579">
                <text:p>0.0493153239404579</text:p>
              </table:table-cell>
              <table:table-cell office:value-type="float" office:value="0.122815442624566">
                <text:p>0.122815442624566</text:p>
              </table:table-cell>
              <table:table-cell office:value-type="float" office:value="0.00197357766679363">
                <text:p>0.00197357766679363</text:p>
              </table:table-cell>
              <table:table-cell office:value-type="float" office:value="0.00593549960694433">
                <text:p>0.00593549960694433</text:p>
              </table:table-cell>
              <table:table-cell office:value-type="float" office:value="0.0108628631200798">
                <text:p>0.0108628631200798</text:p>
              </table:table-cell>
              <table:table-cell office:value-type="float" office:value="0.00466544146994708">
                <text:p>0.00466544146994708</text:p>
              </table:table-cell>
              <table:table-cell office:value-type="float" office:value="0.000000995205095928574">
                <text:p>0.000000995205095928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92072387836612">
                <text:p>0.0492072387836612</text:p>
              </table:table-cell>
              <table:table-cell office:value-type="float" office:value="0.122433901124814">
                <text:p>0.122433901124814</text:p>
              </table:table-cell>
              <table:table-cell office:value-type="float" office:value="0.0019979006986495">
                <text:p>0.0019979006986495</text:p>
              </table:table-cell>
              <table:table-cell office:value-type="float" office:value="0.00577773033529446">
                <text:p>0.00577773033529446</text:p>
              </table:table-cell>
              <table:table-cell office:value-type="float" office:value="0.0105925812783212">
                <text:p>0.0105925812783212</text:p>
              </table:table-cell>
              <table:table-cell office:value-type="float" office:value="0.0045584467859213">
                <text:p>0.0045584467859213</text:p>
              </table:table-cell>
              <table:table-cell office:value-type="float" office:value="0.000000970231672059139">
                <text:p>0.000000970231672059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91072970054483">
                <text:p>0.0491072970054483</text:p>
              </table:table-cell>
              <table:table-cell office:value-type="float" office:value="0.1220770025752">
                <text:p>0.1220770025752</text:p>
              </table:table-cell>
              <table:table-cell office:value-type="float" office:value="0.00193201225052649">
                <text:p>0.00193201225052649</text:p>
              </table:table-cell>
              <table:table-cell office:value-type="float" office:value="0.00581702414683422">
                <text:p>0.00581702414683422</text:p>
              </table:table-cell>
              <table:table-cell office:value-type="float" office:value="0.010335838425141">
                <text:p>0.010335838425141</text:p>
              </table:table-cell>
              <table:table-cell office:value-type="float" office:value="0.00455635044709019">
                <text:p>0.00455635044709019</text:p>
              </table:table-cell>
              <table:table-cell office:value-type="float" office:value="0.000000946545666721721">
                <text:p>0.000000946545666721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0120440058424">
                <text:p>0.0490120440058424</text:p>
              </table:table-cell>
              <table:table-cell office:value-type="float" office:value="0.12173657098321">
                <text:p>0.12173657098321</text:p>
              </table:table-cell>
              <table:table-cell office:value-type="float" office:value="0.00220574707635525">
                <text:p>0.00220574707635525</text:p>
              </table:table-cell>
              <table:table-cell office:value-type="float" office:value="0.00594400144820534">
                <text:p>0.00594400144820534</text:p>
              </table:table-cell>
              <table:table-cell office:value-type="float" office:value="0.0100960932189136">
                <text:p>0.0100960932189136</text:p>
              </table:table-cell>
              <table:table-cell office:value-type="float" office:value="0.00453108836074965">
                <text:p>0.00453108836074965</text:p>
              </table:table-cell>
              <table:table-cell office:value-type="float" office:value="0.000000923143788529056">
                <text:p>0.000000923143788529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9232645968944">
                <text:p>0.0489232645968944</text:p>
              </table:table-cell>
              <table:table-cell office:value-type="float" office:value="0.121403542651839">
                <text:p>0.121403542651839</text:p>
              </table:table-cell>
              <table:table-cell office:value-type="float" office:value="0.00205163069730255">
                <text:p>0.00205163069730255</text:p>
              </table:table-cell>
              <table:table-cell office:value-type="float" office:value="0.00555833376532679">
                <text:p>0.00555833376532679</text:p>
              </table:table-cell>
              <table:table-cell office:value-type="float" office:value="0.00986837986079289">
                <text:p>0.00986837986079289</text:p>
              </table:table-cell>
              <table:table-cell office:value-type="float" office:value="0.00453073128984371">
                <text:p>0.00453073128984371</text:p>
              </table:table-cell>
              <table:table-cell office:value-type="float" office:value="0.000000900729069781712">
                <text:p>0.000000900729069781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8838882711076">
                <text:p>0.048838882711076</text:p>
              </table:table-cell>
              <table:table-cell office:value-type="float" office:value="0.121081396941425">
                <text:p>0.121081396941425</text:p>
              </table:table-cell>
              <table:table-cell office:value-type="float" office:value="0.0020675751421753">
                <text:p>0.0020675751421753</text:p>
              </table:table-cell>
              <table:table-cell office:value-type="float" office:value="0.00574283285863608">
                <text:p>0.00574283285863608</text:p>
              </table:table-cell>
              <table:table-cell office:value-type="float" office:value="0.00965202689936923">
                <text:p>0.00965202689936923</text:p>
              </table:table-cell>
              <table:table-cell office:value-type="float" office:value="0.00448136930645461">
                <text:p>0.00448136930645461</text:p>
              </table:table-cell>
              <table:table-cell office:value-type="float" office:value="0.000000880137024185053">
                <text:p>0.000000880137024185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87590119795834">
                <text:p>0.0487590119795834</text:p>
              </table:table-cell>
              <table:table-cell office:value-type="float" office:value="0.120788012937434">
                <text:p>0.120788012937434</text:p>
              </table:table-cell>
              <table:table-cell office:value-type="float" office:value="0.00202572046892805">
                <text:p>0.00202572046892805</text:p>
              </table:table-cell>
              <table:table-cell office:value-type="float" office:value="0.00549292593287123">
                <text:p>0.00549292593287123</text:p>
              </table:table-cell>
              <table:table-cell office:value-type="float" office:value="0.00944701312803637">
                <text:p>0.00944701312803637</text:p>
              </table:table-cell>
              <table:table-cell office:value-type="float" office:value="0.00445571494186626">
                <text:p>0.00445571494186626</text:p>
              </table:table-cell>
              <table:table-cell office:value-type="float" office:value="0.000000859364782505238">
                <text:p>0.000000859364782505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6835480752498">
                <text:p>0.0486835480752498</text:p>
              </table:table-cell>
              <table:table-cell office:value-type="float" office:value="0.120492063913831">
                <text:p>0.120492063913831</text:p>
              </table:table-cell>
              <table:table-cell office:value-type="float" office:value="0.0018723522519745">
                <text:p>0.0018723522519745</text:p>
              </table:table-cell>
              <table:table-cell office:value-type="float" office:value="0.0055073654258971">
                <text:p>0.0055073654258971</text:p>
              </table:table-cell>
              <table:table-cell office:value-type="float" office:value="0.009249480294956">
                <text:p>0.009249480294956</text:p>
              </table:table-cell>
              <table:table-cell office:value-type="float" office:value="0.00440887407271385">
                <text:p>0.00440887407271385</text:p>
              </table:table-cell>
              <table:table-cell office:value-type="float" office:value="0.000000839254733698821">
                <text:p>0.000000839254733698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86116603582451">
                <text:p>0.0486116603582451</text:p>
              </table:table-cell>
              <table:table-cell office:value-type="float" office:value="0.120187556453247">
                <text:p>0.120187556453247</text:p>
              </table:table-cell>
              <table:table-cell office:value-type="float" office:value="0.00186884035220208">
                <text:p>0.00186884035220208</text:p>
              </table:table-cell>
              <table:table-cell office:value-type="float" office:value="0.00524331347714684">
                <text:p>0.00524331347714684</text:p>
              </table:table-cell>
              <table:table-cell office:value-type="float" office:value="0.00906024253368629">
                <text:p>0.00906024253368629</text:p>
              </table:table-cell>
              <table:table-cell office:value-type="float" office:value="0.0043808120070781">
                <text:p>0.0043808120070781</text:p>
              </table:table-cell>
              <table:table-cell office:value-type="float" office:value="0.000000820834400649996">
                <text:p>0.000000820834400649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85434122683048">
                <text:p>0.0485434122683048</text:p>
              </table:table-cell>
              <table:table-cell office:value-type="float" office:value="0.119894103442897">
                <text:p>0.119894103442897</text:p>
              </table:table-cell>
              <table:table-cell office:value-type="float" office:value="0.00180357430760071">
                <text:p>0.00180357430760071</text:p>
              </table:table-cell>
              <table:table-cell office:value-type="float" office:value="0.00517492288506977">
                <text:p>0.00517492288506977</text:p>
              </table:table-cell>
              <table:table-cell office:value-type="float" office:value="0.00888628028288291">
                <text:p>0.00888628028288291</text:p>
              </table:table-cell>
              <table:table-cell office:value-type="float" office:value="0.00437588416490099">
                <text:p>0.00437588416490099</text:p>
              </table:table-cell>
              <table:table-cell office:value-type="float" office:value="0.000000802016561631308">
                <text:p>0.000000802016561631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4805256992594">
                <text:p>0.0484805256992594</text:p>
              </table:table-cell>
              <table:table-cell office:value-type="float" office:value="0.119622013981982">
                <text:p>0.119622013981982</text:p>
              </table:table-cell>
              <table:table-cell office:value-type="float" office:value="0.00178886866863176">
                <text:p>0.00178886866863176</text:p>
              </table:table-cell>
              <table:table-cell office:value-type="float" office:value="0.00519163502182975">
                <text:p>0.00519163502182975</text:p>
              </table:table-cell>
              <table:table-cell office:value-type="float" office:value="0.00871270058487736">
                <text:p>0.00871270058487736</text:p>
              </table:table-cell>
              <table:table-cell office:value-type="float" office:value="0.00435540513966096">
                <text:p>0.00435540513966096</text:p>
              </table:table-cell>
              <table:table-cell office:value-type="float" office:value="0.000000784343042722179">
                <text:p>0.000000784343042722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8419932639547">
                <text:p>0.048419932639547</text:p>
              </table:table-cell>
              <table:table-cell office:value-type="float" office:value="0.11935433817839">
                <text:p>0.11935433817839</text:p>
              </table:table-cell>
              <table:table-cell office:value-type="float" office:value="0.00184230339848911">
                <text:p>0.00184230339848911</text:p>
              </table:table-cell>
              <table:table-cell office:value-type="float" office:value="0.00538700597516631">
                <text:p>0.00538700597516631</text:p>
              </table:table-cell>
              <table:table-cell office:value-type="float" office:value="0.008548906008848">
                <text:p>0.008548906008848</text:p>
              </table:table-cell>
              <table:table-cell office:value-type="float" office:value="0.00433088793922744">
                <text:p>0.00433088793922744</text:p>
              </table:table-cell>
              <table:table-cell office:value-type="float" office:value="0.000000768435669289797">
                <text:p>0.000000768435669289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83640897610637">
                <text:p>0.0483640897610637</text:p>
              </table:table-cell>
              <table:table-cell office:value-type="float" office:value="0.119091832076889">
                <text:p>0.119091832076889</text:p>
              </table:table-cell>
              <table:table-cell office:value-type="float" office:value="0.00204016036498127">
                <text:p>0.00204016036498127</text:p>
              </table:table-cell>
              <table:table-cell office:value-type="float" office:value="0.00519006083703772">
                <text:p>0.00519006083703772</text:p>
              </table:table-cell>
              <table:table-cell office:value-type="float" office:value="0.00839034965692949">
                <text:p>0.00839034965692949</text:p>
              </table:table-cell>
              <table:table-cell office:value-type="float" office:value="0.0042808183907569">
                <text:p>0.0042808183907569</text:p>
              </table:table-cell>
              <table:table-cell office:value-type="float" office:value="0.000000752771856864819">
                <text:p>0.000000752771856864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83113816696244">
                <text:p>0.0483113816696244</text:p>
              </table:table-cell>
              <table:table-cell office:value-type="float" office:value="0.118838525843625">
                <text:p>0.118838525843625</text:p>
              </table:table-cell>
              <table:table-cell office:value-type="float" office:value="0.00219360582205016">
                <text:p>0.00219360582205016</text:p>
              </table:table-cell>
              <table:table-cell office:value-type="float" office:value="0.00532742208632288">
                <text:p>0.00532742208632288</text:p>
              </table:table-cell>
              <table:table-cell office:value-type="float" office:value="0.00823848546786955">
                <text:p>0.00823848546786955</text:p>
              </table:table-cell>
              <table:table-cell office:value-type="float" office:value="0.00425554462469263">
                <text:p>0.00425554462469263</text:p>
              </table:table-cell>
              <table:table-cell office:value-type="float" office:value="0.000000737542795895673">
                <text:p>0.000000737542795895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2603671621353">
                <text:p>0.0482603671621353</text:p>
              </table:table-cell>
              <table:table-cell office:value-type="float" office:value="0.118593288859198">
                <text:p>0.118593288859198</text:p>
              </table:table-cell>
              <table:table-cell office:value-type="float" office:value="0.00225708166711256">
                <text:p>0.00225708166711256</text:p>
              </table:table-cell>
              <table:table-cell office:value-type="float" office:value="0.0055730810172884">
                <text:p>0.0055730810172884</text:p>
              </table:table-cell>
              <table:table-cell office:value-type="float" office:value="0.00809474224206588">
                <text:p>0.00809474224206588</text:p>
              </table:table-cell>
              <table:table-cell office:value-type="float" office:value="0.00415640449225333">
                <text:p>0.00415640449225333</text:p>
              </table:table-cell>
              <table:table-cell office:value-type="float" office:value="0.00000072355377944394">
                <text:p>0.00000072355377944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8211876534045">
                <text:p>0.048211876534045</text:p>
              </table:table-cell>
              <table:table-cell office:value-type="float" office:value="0.118354420791385">
                <text:p>0.118354420791385</text:p>
              </table:table-cell>
              <table:table-cell office:value-type="float" office:value="0.00256733914029977">
                <text:p>0.00256733914029977</text:p>
              </table:table-cell>
              <table:table-cell office:value-type="float" office:value="0.00545701994006695">
                <text:p>0.00545701994006695</text:p>
              </table:table-cell>
              <table:table-cell office:value-type="float" office:value="0.00795425811346076">
                <text:p>0.00795425811346076</text:p>
              </table:table-cell>
              <table:table-cell office:value-type="float" office:value="0.00415570472706017">
                <text:p>0.00415570472706017</text:p>
              </table:table-cell>
              <table:table-cell office:value-type="float" office:value="0.000000710334093153977">
                <text:p>0.000000710334093153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1661938567281">
                <text:p>0.0481661938567281</text:p>
              </table:table-cell>
              <table:table-cell office:value-type="float" office:value="0.118128552606839">
                <text:p>0.118128552606839</text:p>
              </table:table-cell>
              <table:table-cell office:value-type="float" office:value="0.00259944018197244">
                <text:p>0.00259944018197244</text:p>
              </table:table-cell>
              <table:table-cell office:value-type="float" office:value="0.005350844566866">
                <text:p>0.005350844566866</text:p>
              </table:table-cell>
              <table:table-cell office:value-type="float" office:value="0.00782058254193492">
                <text:p>0.00782058254193492</text:p>
              </table:table-cell>
              <table:table-cell office:value-type="float" office:value="0.00410674905487539">
                <text:p>0.00410674905487539</text:p>
              </table:table-cell>
              <table:table-cell office:value-type="float" office:value="0.00000069751000119837">
                <text:p>0.000000697510001198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1234340177628">
                <text:p>0.0481234340177628</text:p>
              </table:table-cell>
              <table:table-cell office:value-type="float" office:value="0.117909788630136">
                <text:p>0.117909788630136</text:p>
              </table:table-cell>
              <table:table-cell office:value-type="float" office:value="0.00271846852956012">
                <text:p>0.00271846852956012</text:p>
              </table:table-cell>
              <table:table-cell office:value-type="float" office:value="0.00539406440596274">
                <text:p>0.00539406440596274</text:p>
              </table:table-cell>
              <table:table-cell office:value-type="float" office:value="0.00769253856888496">
                <text:p>0.00769253856888496</text:p>
              </table:table-cell>
              <table:table-cell office:value-type="float" office:value="0.00405640804007403">
                <text:p>0.00405640804007403</text:p>
              </table:table-cell>
              <table:table-cell office:value-type="float" office:value="0.000000685146511840875">
                <text:p>0.000000685146511840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0823068143498">
                <text:p>0.0480823068143498</text:p>
              </table:table-cell>
              <table:table-cell office:value-type="float" office:value="0.117692295304269">
                <text:p>0.117692295304269</text:p>
              </table:table-cell>
              <table:table-cell office:value-type="float" office:value="0.00300532758767632">
                <text:p>0.00300532758767632</text:p>
              </table:table-cell>
              <table:table-cell office:value-type="float" office:value="0.00526458169272588">
                <text:p>0.00526458169272588</text:p>
              </table:table-cell>
              <table:table-cell office:value-type="float" office:value="0.00756913502264341">
                <text:p>0.00756913502264341</text:p>
              </table:table-cell>
              <table:table-cell office:value-type="float" office:value="0.00403177555398157">
                <text:p>0.00403177555398157</text:p>
              </table:table-cell>
              <table:table-cell office:value-type="float" office:value="0.000000673246198844634">
                <text:p>0.000000673246198844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80430728822573">
                <text:p>0.0480430728822573</text:p>
              </table:table-cell>
              <table:table-cell office:value-type="float" office:value="0.117472000886272">
                <text:p>0.117472000886272</text:p>
              </table:table-cell>
              <table:table-cell office:value-type="float" office:value="0.00299128259144713">
                <text:p>0.00299128259144713</text:p>
              </table:table-cell>
              <table:table-cell office:value-type="float" office:value="0.00530068150598088">
                <text:p>0.00530068150598088</text:p>
              </table:table-cell>
              <table:table-cell office:value-type="float" office:value="0.00744877900887165">
                <text:p>0.00744877900887165</text:p>
              </table:table-cell>
              <table:table-cell office:value-type="float" office:value="0.00400667260463615">
                <text:p>0.00400667260463615</text:p>
              </table:table-cell>
              <table:table-cell office:value-type="float" office:value="0.000000661582542043832">
                <text:p>0.0000006615825420438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0054999185735">
                <text:p>0.0480054999185735</text:p>
              </table:table-cell>
              <table:table-cell office:value-type="float" office:value="0.117260731097271">
                <text:p>0.117260731097271</text:p>
              </table:table-cell>
              <table:table-cell office:value-type="float" office:value="0.00301424529812797">
                <text:p>0.00301424529812797</text:p>
              </table:table-cell>
              <table:table-cell office:value-type="float" office:value="0.00532607526917261">
                <text:p>0.00532607526917261</text:p>
              </table:table-cell>
              <table:table-cell office:value-type="float" office:value="0.00733324926883451">
                <text:p>0.00733324926883451</text:p>
              </table:table-cell>
              <table:table-cell office:value-type="float" office:value="0.00398100050845083">
                <text:p>0.00398100050845083</text:p>
              </table:table-cell>
              <table:table-cell office:value-type="float" office:value="0.000000650695545731833">
                <text:p>0.000000650695545731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79699111180763">
                <text:p>0.0479699111180763</text:p>
              </table:table-cell>
              <table:table-cell office:value-type="float" office:value="0.117050193196392">
                <text:p>0.117050193196392</text:p>
              </table:table-cell>
              <table:table-cell office:value-type="float" office:value="0.00301096869685789">
                <text:p>0.00301096869685789</text:p>
              </table:table-cell>
              <table:table-cell office:value-type="float" office:value="0.00516676107794662">
                <text:p>0.00516676107794662</text:p>
              </table:table-cell>
              <table:table-cell office:value-type="float" office:value="0.00722155170455966">
                <text:p>0.00722155170455966</text:p>
              </table:table-cell>
              <table:table-cell office:value-type="float" office:value="0.00396231920578985">
                <text:p>0.00396231920578985</text:p>
              </table:table-cell>
              <table:table-cell office:value-type="float" office:value="0.000000640235151076321">
                <text:p>0.000000640235151076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79358794834904">
                <text:p>0.0479358794834904</text:p>
              </table:table-cell>
              <table:table-cell office:value-type="float" office:value="0.11684890075498">
                <text:p>0.11684890075498</text:p>
              </table:table-cell>
              <table:table-cell office:value-type="float" office:value="0.0032282913612272">
                <text:p>0.0032282913612272</text:p>
              </table:table-cell>
              <table:table-cell office:value-type="float" office:value="0.00533268062215743">
                <text:p>0.00533268062215743</text:p>
              </table:table-cell>
              <table:table-cell office:value-type="float" office:value="0.00711405549935533">
                <text:p>0.00711405549935533</text:p>
              </table:table-cell>
              <table:table-cell office:value-type="float" office:value="0.00393273246687166">
                <text:p>0.00393273246687166</text:p>
              </table:table-cell>
              <table:table-cell office:value-type="float" office:value="0.000000630595708620205">
                <text:p>0.000000630595708620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79032374142364">
                <text:p>0.0479032374142364</text:p>
              </table:table-cell>
              <table:table-cell office:value-type="float" office:value="0.116653678671942">
                <text:p>0.116653678671942</text:p>
              </table:table-cell>
              <table:table-cell office:value-type="float" office:value="0.00343814477147578">
                <text:p>0.00343814477147578</text:p>
              </table:table-cell>
              <table:table-cell office:value-type="float" office:value="0.00507927842626528">
                <text:p>0.00507927842626528</text:p>
              </table:table-cell>
              <table:table-cell office:value-type="float" office:value="0.00700765465938684">
                <text:p>0.00700765465938684</text:p>
              </table:table-cell>
              <table:table-cell office:value-type="float" office:value="0.00388222379200923">
                <text:p>0.00388222379200923</text:p>
              </table:table-cell>
              <table:table-cell office:value-type="float" office:value="0.000000621079775155041">
                <text:p>0.000000621079775155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78722512661242">
                <text:p>0.0478722512661242</text:p>
              </table:table-cell>
              <table:table-cell office:value-type="float" office:value="0.116468403463424">
                <text:p>0.116468403463424</text:p>
              </table:table-cell>
              <table:table-cell office:value-type="float" office:value="0.00360647515930629">
                <text:p>0.00360647515930629</text:p>
              </table:table-cell>
              <table:table-cell office:value-type="float" office:value="0.00498862788050176">
                <text:p>0.00498862788050176</text:p>
              </table:table-cell>
              <table:table-cell office:value-type="float" office:value="0.00690592634581172">
                <text:p>0.00690592634581172</text:p>
              </table:table-cell>
              <table:table-cell office:value-type="float" office:value="0.003831572370775">
                <text:p>0.003831572370775</text:p>
              </table:table-cell>
              <table:table-cell office:value-type="float" office:value="0.000000611392188110505">
                <text:p>0.000000611392188110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78424769716904">
                <text:p>0.0478424769716904</text:p>
              </table:table-cell>
              <table:table-cell office:value-type="float" office:value="0.116286640850202">
                <text:p>0.116286640850202</text:p>
              </table:table-cell>
              <table:table-cell office:value-type="float" office:value="0.00354513124548364">
                <text:p>0.00354513124548364</text:p>
              </table:table-cell>
              <table:table-cell office:value-type="float" office:value="0.00498960382080661">
                <text:p>0.00498960382080661</text:p>
              </table:table-cell>
              <table:table-cell office:value-type="float" office:value="0.00680837467881848">
                <text:p>0.00680837467881848</text:p>
              </table:table-cell>
              <table:table-cell office:value-type="float" office:value="0.00375752776702677">
                <text:p>0.00375752776702677</text:p>
              </table:table-cell>
              <table:table-cell office:value-type="float" office:value="0.00000060122594920843">
                <text:p>0.00000060122594920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78136405873598">
                <text:p>0.0478136405873598</text:p>
              </table:table-cell>
              <table:table-cell office:value-type="float" office:value="0.116116817068302">
                <text:p>0.116116817068302</text:p>
              </table:table-cell>
              <table:table-cell office:value-type="float" office:value="0.00355938010768198">
                <text:p>0.00355938010768198</text:p>
              </table:table-cell>
              <table:table-cell office:value-type="float" office:value="0.00509414600973586">
                <text:p>0.00509414600973586</text:p>
              </table:table-cell>
              <table:table-cell office:value-type="float" office:value="0.00671042061847387">
                <text:p>0.00671042061847387</text:p>
              </table:table-cell>
              <table:table-cell office:value-type="float" office:value="0.00375656668875557">
                <text:p>0.00375656668875557</text:p>
              </table:table-cell>
              <table:table-cell office:value-type="float" office:value="0.000000591172488912104">
                <text:p>0.000000591172488912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7785182482771">
                <text:p>0.047785182482771</text:p>
              </table:table-cell>
              <table:table-cell office:value-type="float" office:value="0.115950046490844">
                <text:p>0.115950046490844</text:p>
              </table:table-cell>
              <table:table-cell office:value-type="float" office:value="0.00367958818683272">
                <text:p>0.00367958818683272</text:p>
              </table:table-cell>
              <table:table-cell office:value-type="float" office:value="0.00492671059343397">
                <text:p>0.00492671059343397</text:p>
              </table:table-cell>
              <table:table-cell office:value-type="float" office:value="0.00661600236221856">
                <text:p>0.00661600236221856</text:p>
              </table:table-cell>
              <table:table-cell office:value-type="float" office:value="0.00375627248982648">
                <text:p>0.00375627248982648</text:p>
              </table:table-cell>
              <table:table-cell office:value-type="float" office:value="0.000000582533494071335">
                <text:p>0.000000582533494071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77578458536813">
                <text:p>0.0477578458536813</text:p>
              </table:table-cell>
              <table:table-cell office:value-type="float" office:value="0.115784359847506">
                <text:p>0.115784359847506</text:p>
              </table:table-cell>
              <table:table-cell office:value-type="float" office:value="0.00381966962655128">
                <text:p>0.00381966962655128</text:p>
              </table:table-cell>
              <table:table-cell office:value-type="float" office:value="0.00480163661122481">
                <text:p>0.00480163661122481</text:p>
              </table:table-cell>
              <table:table-cell office:value-type="float" office:value="0.00652617182111854">
                <text:p>0.00652617182111854</text:p>
              </table:table-cell>
              <table:table-cell office:value-type="float" office:value="0.00373140897589933">
                <text:p>0.00373140897589933</text:p>
              </table:table-cell>
              <table:table-cell office:value-type="float" office:value="0.00000057406491744022">
                <text:p>0.0000005740649174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